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7" style:family="table-cell" style:parent-style-name="Normal_32_2" style:data-style-name="N28">
      <style:table-cell-properties style:vertical-align="automatic" fo:background-color="transparent" style:cell-protect="protected"/>
      <style:text-properties fo:color="#000000"/>
    </style:style>
    <style:style style:name="ce8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5.37104166666667cm"/>
    </style:style>
    <style:style style:name="co9" style:family="table-column">
      <style:table-column-properties fo:break-before="auto" style:column-width="4.60375cm"/>
    </style:style>
    <style:style style:name="co10" style:family="table-column">
      <style:table-column-properties fo:break-before="auto" style:column-width="6.13833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5.715cm"/>
    </style:style>
    <style:style style:name="co13" style:family="table-column">
      <style:table-column-properties fo:break-before="auto" style:column-width="6.852708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5.76791666666667cm"/>
    </style:style>
    <style:style style:name="co16" style:family="table-column">
      <style:table-column-properties fo:break-before="auto" style:column-width="4.63020833333333cm"/>
    </style:style>
    <style:style style:name="co17" style:family="table-column">
      <style:table-column-properties fo:break-before="auto" style:column-width="5.08cm"/>
    </style:style>
    <style:style style:name="co18" style:family="table-column">
      <style:table-column-properties fo:break-before="auto" style:column-width="5.953125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3.96875cm"/>
    </style:style>
    <style:style style:name="co21" style:family="table-column">
      <style:table-column-properties fo:break-before="auto" style:column-width="4.524375cm"/>
    </style:style>
    <style:style style:name="co22" style:family="table-column">
      <style:table-column-properties fo:break-before="auto" style:column-width="6.16479166666667cm"/>
    </style:style>
    <style:style style:name="co23" style:family="table-column">
      <style:table-column-properties fo:break-before="auto" style:column-width="3.81cm"/>
    </style:style>
    <style:style style:name="co24" style:family="table-column">
      <style:table-column-properties fo:break-before="auto" style:column-width="7.80520833333333cm"/>
    </style:style>
    <style:style style:name="co25" style:family="table-column">
      <style:table-column-properties fo:break-before="auto" style:column-width="5.318125cm"/>
    </style:style>
    <style:style style:name="co26" style:family="table-column">
      <style:table-column-properties fo:break-before="auto" style:column-width="6.37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-Reggae_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Intérpret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Duración</text:p>
          </table:table-cell>
          <table:table-cell office:value-type="string" table:style-name="ce2">
            <text:p>Album</text:p>
          </table:table-cell>
          <table:table-cell office:value-type="string" table:style-name="ce2">
            <text:p>Género</text:p>
          </table:table-cell>
          <table:table-cell office:value-type="string" table:style-name="ce2">
            <text:p>Bitrate</text:p>
          </table:table-cell>
          <table:table-cell table:number-columns-repeated="16377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ndido</text:p>
          </table:table-cell>
          <table:table-cell office:value-type="string" table:style-name="ce1">
            <text:p>LaTragedia</text:p>
          </table:table-cell>
          <table:table-cell office:value-type="time" office:time-value="PT0H3M53S" table:style-name="ce3">
            <text:p>03:53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formula="of:=[.A2]+1" table:style-name="ce1">
            <text:p>2</text:p>
          </table:table-cell>
          <table:table-cell office:value-type="string" table:style-name="ce1">
            <text:p>Banton &amp; Ghetto</text:p>
          </table:table-cell>
          <table:table-cell office:value-type="string" table:style-name="ce1">
            <text:p>Tu arca</text:p>
          </table:table-cell>
          <table:table-cell office:value-type="time" office:time-value="PT0H4M21S" table:style-name="ce3">
            <text:p>04:21</text:p>
          </table:table-cell>
          <table:table-cell office:value-type="string" table:style-name="ce1">
            <text:p>Contradicciones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string" table:style-name="ce1">
            <text:p>Banton &amp; Ghetto</text:p>
          </table:table-cell>
          <table:table-cell office:value-type="string" table:style-name="ce1">
            <text:p>Manzana prohibida</text:p>
          </table:table-cell>
          <table:table-cell office:value-type="time" office:time-value="PT0H4M19S" table:style-name="ce3">
            <text:p>04:19</text:p>
          </table:table-cell>
          <table:table-cell office:value-type="string" table:style-name="ce1">
            <text:p>Contradicciones</text:p>
          </table:table-cell>
          <table:table-cell office:value-type="string" table:style-name="ce1">
            <text:p>Reggae</text:p>
          </table:table-cell>
          <table:table-cell office:value-type="float" office:value="189" table:style-name="ce1">
            <text:p>189</text:p>
          </table:table-cell>
          <table:table-cell table:number-columns-repeated="16377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Big Boy</text:p>
          </table:table-cell>
          <table:table-cell office:value-type="string" table:style-name="ce1">
            <text:p>Sin tu amor</text:p>
          </table:table-cell>
          <table:table-cell office:value-type="time" office:time-value="PT0H4M55S" table:style-name="ce3">
            <text:p>04:55</text:p>
          </table:table-cell>
          <table:table-cell office:value-type="string" table:style-name="ce1">
            <text:p>Mis Ojos Lloran Por Ti</text:p>
          </table:table-cell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Dile</text:p>
          </table:table-cell>
          <table:table-cell office:value-type="time" office:time-value="PT0H3M25S" table:style-name="ce3">
            <text:p>03:25</text:p>
          </table:table-cell>
          <table:table-cell office:value-type="string" table:style-name="ce1">
            <text:p>Dead Match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string" table:style-name="ce1">
            <text:p>Don Omar ft. Tego Calderon</text:p>
          </table:table-cell>
          <table:table-cell office:value-type="string" table:style-name="ce1">
            <text:p>Los Bandoleros</text:p>
          </table:table-cell>
          <table:table-cell office:value-type="time" office:time-value="PT0H5M5S" table:style-name="ce3">
            <text:p>05:05</text:p>
          </table:table-cell>
          <table:table-cell office:value-type="string" table:style-name="ce1">
            <text:p>no title</text:p>
          </table:table-cell>
          <table:table-cell office:value-type="string" table:style-name="ce1">
            <text:p>Unknow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string" table:style-name="ce1">
            <text:p>Dread Mar I</text:p>
          </table:table-cell>
          <table:table-cell office:value-type="string" table:style-name="ce1">
            <text:p>mi bendicion</text:p>
          </table:table-cell>
          <table:table-cell office:value-type="time" office:time-value="PT0H2M57S" table:style-name="ce3">
            <text:p>02:57</text:p>
          </table:table-cell>
          <table:table-cell office:value-type="string" table:style-name="ce1">
            <text:p>Hermanos (2006)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string" table:style-name="ce1">
            <text:p>Dread Mar I</text:p>
          </table:table-cell>
          <table:table-cell office:value-type="string" table:style-name="ce1">
            <text:p>Tu sin mi</text:p>
          </table:table-cell>
          <table:table-cell office:value-type="time" office:time-value="PT0H4M5S" table:style-name="ce3">
            <text:p>04:05</text:p>
          </table:table-cell>
          <table:table-cell office:value-type="string" table:style-name="ce1">
            <text:p>Vivi En Do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string" table:style-name="ce1">
            <text:p>Gondwana</text:p>
          </table:table-cell>
          <table:table-cell office:value-type="string" table:style-name="ce1">
            <text:p>Verde, amarillo y rojo</text:p>
          </table:table-cell>
          <table:table-cell office:value-type="time" office:time-value="PT0H4M7S" table:style-name="ce3">
            <text:p>04:07</text:p>
          </table:table-cell>
          <table:table-cell office:value-type="string" table:style-name="ce1">
            <text:p>Alabanza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string" table:style-name="ce1">
            <text:p>Gondwana</text:p>
          </table:table-cell>
          <table:table-cell office:value-type="string" table:style-name="ce1">
            <text:p>Sentimiento original</text:p>
          </table:table-cell>
          <table:table-cell office:value-type="time" office:time-value="PT0H4M54S" table:style-name="ce3">
            <text:p>04:54</text:p>
          </table:table-cell>
          <table:table-cell office:value-type="string" table:style-name="ce1">
            <text:p>Gondwana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string" table:style-name="ce1">
            <text:p>Gondwana</text:p>
          </table:table-cell>
          <table:table-cell office:value-type="string" table:style-name="ce1">
            <text:p>Aire de Jah</text:p>
          </table:table-cell>
          <table:table-cell office:value-type="time" office:time-value="PT0H4M3S" table:style-name="ce3">
            <text:p>04:03</text:p>
          </table:table-cell>
          <table:table-cell office:value-type="string" table:style-name="ce1">
            <text:p>Resiliente</text:p>
          </table:table-cell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1">
            <text:p>Kafu Banton</text:p>
          </table:table-cell>
          <table:table-cell office:value-type="string" table:style-name="ce1">
            <text:p>Vamos Pa La Playa</text:p>
          </table:table-cell>
          <table:table-cell office:value-type="time" office:time-value="PT0H2M43S" table:style-name="ce3">
            <text:p>02:43</text:p>
          </table:table-cell>
          <table:table-cell office:value-type="string" table:style-name="ce1">
            <text:p>Vivo En El Ghetto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1">
            <text:p>Latin Fresh</text:p>
          </table:table-cell>
          <table:table-cell office:value-type="string" table:style-name="ce1">
            <text:p>Pelao Tranquilo</text:p>
          </table:table-cell>
          <table:table-cell office:value-type="time" office:time-value="PT0H3M37S" table:style-name="ce3">
            <text:p>03:37</text:p>
          </table:table-cell>
          <table:table-cell office:value-type="string" table:style-name="ce1">
            <text:p>Álbum desconocido (21-03-2005 11:23:29)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string" table:style-name="ce1">
            <text:p>Los Cafres</text:p>
          </table:table-cell>
          <table:table-cell office:value-type="string" table:style-name="ce1">
            <text:p>Aire</text:p>
          </table:table-cell>
          <table:table-cell office:value-type="time" office:time-value="PT0H4M18S" table:style-name="ce3">
            <text:p>04:18</text:p>
          </table:table-cell>
          <table:table-cell office:value-type="string" table:style-name="ce1">
            <text:p>Espejitos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string" table:style-name="ce1">
            <text:p>Los Cafres</text:p>
          </table:table-cell>
          <table:table-cell office:value-type="string" table:style-name="ce1">
            <text:p>Si el Amor se Cae</text:p>
          </table:table-cell>
          <table:table-cell office:value-type="time" office:time-value="PT0H4M31S" table:style-name="ce3">
            <text:p>04:31</text:p>
          </table:table-cell>
          <table:table-cell office:value-type="string" table:style-name="ce1">
            <text:p>Quien Da Mas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6" table:formula="of:=[.A16]+1" table:style-name="ce1">
            <text:p>16</text:p>
          </table:table-cell>
          <table:table-cell office:value-type="string" table:style-name="ce1">
            <text:p>Lumumba</text:p>
          </table:table-cell>
          <table:table-cell office:value-type="string" table:style-name="ce1">
            <text:p>Aca Estamos</text:p>
          </table:table-cell>
          <table:table-cell office:value-type="time" office:time-value="PT0H3M46S" table:style-name="ce3">
            <text:p>03:46</text:p>
          </table:table-cell>
          <table:table-cell office:value-type="string" table:style-name="ce1">
            <text:p>Raices y culturas</text:p>
          </table:table-cell>
          <table:table-cell office:value-type="string" table:style-name="ce1">
            <text:p>Roots</text:p>
          </table:table-cell>
          <table:table-cell office:value-type="float" office:value="224" table:style-name="ce1">
            <text:p>224</text:p>
          </table:table-cell>
          <table:table-cell table:number-columns-repeated="16377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string" table:style-name="ce1">
            <text:p>Mekatelyu</text:p>
          </table:table-cell>
          <table:table-cell office:value-type="string" table:style-name="ce1">
            <text:p>Amarily Love Reggae</text:p>
          </table:table-cell>
          <table:table-cell office:value-type="time" office:time-value="PT0H3M36S" table:style-name="ce3">
            <text:p>03:3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string" table:style-name="ce1">
            <text:p>Mekatelyu</text:p>
          </table:table-cell>
          <table:table-cell office:value-type="string" table:style-name="ce1">
            <text:p><text:s/>Paren la Violencia</text:p>
          </table:table-cell>
          <table:table-cell office:value-type="time" office:time-value="PT0H5M12S" table:style-name="ce3">
            <text:p>05:12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string" table:style-name="ce1">
            <text:p>Mekatelyu</text:p>
          </table:table-cell>
          <table:table-cell office:value-type="string" table:style-name="ce1">
            <text:p>Paseme la vibra</text:p>
          </table:table-cell>
          <table:table-cell office:value-type="time" office:time-value="PT0H3M56S" table:style-name="ce3">
            <text:p>03:56</text:p>
          </table:table-cell>
          <table:table-cell office:value-type="string" table:style-name="ce1">
            <text:p>Pasemela Vibra</text:p>
          </table:table-cell>
          <table:table-cell office:value-type="string" table:style-name="ce1">
            <text:p>Blues</text:p>
          </table:table-cell>
          <table:table-cell office:value-type="float" office:value="64" table:style-name="ce1">
            <text:p>64</text:p>
          </table:table-cell>
          <table:table-cell table:number-columns-repeated="16377"/>
        </table:table-row>
        <table:table-row table:style-name="ro1">
          <table:table-cell office:value-type="float" office:value="20" table:formula="of:=[.A20]+1" table:style-name="ce1">
            <text:p>20</text:p>
          </table:table-cell>
          <table:table-cell office:value-type="string" table:style-name="ce1">
            <text:p>Mekatelyu</text:p>
          </table:table-cell>
          <table:table-cell office:value-type="string" table:style-name="ce1">
            <text:p>Sensi sensi</text:p>
          </table:table-cell>
          <table:table-cell office:value-type="time" office:time-value="PT0H4M47S" table:style-name="ce3">
            <text:p>04:47</text:p>
          </table:table-cell>
          <table:table-cell office:value-type="string" table:style-name="ce1">
            <text:p>Sensi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1" table:formula="of:=[.A21]+1" table:style-name="ce1">
            <text:p>21</text:p>
          </table:table-cell>
          <table:table-cell office:value-type="string" table:style-name="ce1">
            <text:p>Morrish ft. Noro-M</text:p>
          </table:table-cell>
          <table:table-cell office:value-type="string" table:style-name="ce1">
            <text:p>Fluye En Mís Venas</text:p>
          </table:table-cell>
          <table:table-cell office:value-type="time" office:time-value="PT0H3M45S" table:style-name="ce3">
            <text:p>03: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Other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22" table:formula="of:=[.A22]+1" table:style-name="ce1">
            <text:p>22</text:p>
          </table:table-cell>
          <table:table-cell office:value-type="string" table:style-name="ce1">
            <text:p>Morrish y Tapon</text:p>
          </table:table-cell>
          <table:table-cell office:value-type="string" table:style-name="ce1">
            <text:p>De ghetto a ghetto</text:p>
          </table:table-cell>
          <table:table-cell office:value-type="time" office:time-value="PT0H2M49S" table:style-name="ce3">
            <text:p>02:49</text:p>
          </table:table-cell>
          <table:table-cell office:value-type="string" table:style-name="ce1">
            <text:p>Reggae FEELING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3" table:formula="of:=[.A23]+1" table:style-name="ce1">
            <text:p>23</text:p>
          </table:table-cell>
          <table:table-cell office:value-type="string" table:style-name="ce1">
            <text:p>Nando Bomm</text:p>
          </table:table-cell>
          <table:table-cell office:value-type="string" table:style-name="ce1">
            <text:p>Enfermo de Amor</text:p>
          </table:table-cell>
          <table:table-cell office:value-type="time" office:time-value="PT0H3M43S" table:style-name="ce3">
            <text:p>03:43</text:p>
          </table:table-cell>
          <table:table-cell table:style-name="ce1"/>
          <table:table-cell office:value-type="string" table:style-name="ce1">
            <text:p>Reggaeto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4" table:formula="of:=[.A24]+1" table:style-name="ce1">
            <text:p>24</text:p>
          </table:table-cell>
          <table:table-cell office:value-type="string" table:style-name="ce1">
            <text:p>Ojo de Buey</text:p>
          </table:table-cell>
          <table:table-cell office:value-type="string" table:style-name="ce1">
            <text:p>Dime la verdad</text:p>
          </table:table-cell>
          <table:table-cell office:value-type="time" office:time-value="PT0H4M21S" table:style-name="ce3">
            <text:p>04:21</text:p>
          </table:table-cell>
          <table:table-cell office:value-type="string" table:style-name="ce1">
            <text:p>Sabor en un tiempo cruel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25" table:formula="of:=[.A25]+1" table:style-name="ce1">
            <text:p>25</text:p>
          </table:table-cell>
          <table:table-cell office:value-type="string" table:style-name="ce1">
            <text:p>Roockie</text:p>
          </table:table-cell>
          <table:table-cell office:value-type="string" table:style-name="ce1">
            <text:p>La Isla</text:p>
          </table:table-cell>
          <table:table-cell office:value-type="time" office:time-value="PT0H3M17S" table:style-name="ce3">
            <text:p>03:1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6" table:formula="of:=[.A26]+1" table:style-name="ce1">
            <text:p>26</text:p>
          </table:table-cell>
          <table:table-cell office:value-type="string" table:style-name="ce1">
            <text:p>Roockie</text:p>
          </table:table-cell>
          <table:table-cell office:value-type="string" table:style-name="ce1">
            <text:p>Mi Lado Malo</text:p>
          </table:table-cell>
          <table:table-cell office:value-type="time" office:time-value="PT0H2M12S" table:style-name="ce3">
            <text:p>02:12</text:p>
          </table:table-cell>
          <table:table-cell table:style-name="ce1"/>
          <table:table-cell office:value-type="string" table:style-name="ce1">
            <text:p>Plena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27" table:formula="of:=[.A27]+1" table:style-name="ce1">
            <text:p>27</text:p>
          </table:table-cell>
          <table:table-cell office:value-type="string" table:style-name="ce1">
            <text:p>Roockie</text:p>
          </table:table-cell>
          <table:table-cell office:value-type="string" table:style-name="ce1">
            <text:p>Sigue Bailando Mi Amor</text:p>
          </table:table-cell>
          <table:table-cell office:value-type="time" office:time-value="PT0H3M19S" table:style-name="ce3">
            <text:p>03:19</text:p>
          </table:table-cell>
          <table:table-cell table:style-name="ce1"/>
          <table:table-cell office:value-type="string" table:style-name="ce1">
            <text:p>Champet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8" table:formula="of:=[.A28]+1" table:style-name="ce1">
            <text:p>28</text:p>
          </table:table-cell>
          <table:table-cell office:value-type="string" table:style-name="ce1">
            <text:p>Roockie</text:p>
          </table:table-cell>
          <table:table-cell office:value-type="string" table:style-name="ce1">
            <text:p>Niño de mi Alma</text:p>
          </table:table-cell>
          <table:table-cell office:value-type="time" office:time-value="PT0H4M43S" table:style-name="ce3">
            <text:p>04:43</text:p>
          </table:table-cell>
          <table:table-cell office:value-type="string" table:style-name="ce1">
            <text:p>Compilado del Roockie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9" table:formula="of:=[.A29]+1" table:style-name="ce1">
            <text:p>29</text:p>
          </table:table-cell>
          <table:table-cell office:value-type="string" table:style-name="ce1">
            <text:p>Roockie</text:p>
          </table:table-cell>
          <table:table-cell office:value-type="string" table:style-name="ce1">
            <text:p>Barrio De Chacales</text:p>
          </table:table-cell>
          <table:table-cell office:value-type="time" office:time-value="PT0H3M33S" table:style-name="ce3">
            <text:p>03:33</text:p>
          </table:table-cell>
          <table:table-cell office:value-type="string" table:style-name="ce1">
            <text:p>El Rookie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0" table:formula="of:=[.A30]+1" table:style-name="ce1">
            <text:p>30</text:p>
          </table:table-cell>
          <table:table-cell office:value-type="string" table:style-name="ce1">
            <text:p>Roockie</text:p>
          </table:table-cell>
          <table:table-cell office:value-type="string" table:style-name="ce1">
            <text:p>Falta otro en el barrio</text:p>
          </table:table-cell>
          <table:table-cell office:value-type="time" office:time-value="PT0H5M3S" table:style-name="ce3">
            <text:p>05:03</text:p>
          </table:table-cell>
          <table:table-cell office:value-type="string" table:style-name="ce1">
            <text:p>Formula Cruda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1" table:formula="of:=[.A31]+1" table:style-name="ce1">
            <text:p>31</text:p>
          </table:table-cell>
          <table:table-cell office:value-type="string" table:style-name="ce1">
            <text:p>Roockie</text:p>
          </table:table-cell>
          <table:table-cell office:value-type="string" table:style-name="ce1">
            <text:p>No Deberias</text:p>
          </table:table-cell>
          <table:table-cell office:value-type="time" office:time-value="PT0H3M49S" table:style-name="ce3">
            <text:p>03:49</text:p>
          </table:table-cell>
          <table:table-cell office:value-type="string" table:style-name="ce1">
            <text:p>La Pasion CDS</text:p>
          </table:table-cell>
          <table:table-cell office:value-type="string" table:style-name="ce1">
            <text:p>Reggae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32" table:formula="of:=[.A32]+1" table:style-name="ce1">
            <text:p>32</text:p>
          </table:table-cell>
          <table:table-cell office:value-type="string" table:style-name="ce1">
            <text:p>Roockie</text:p>
          </table:table-cell>
          <table:table-cell office:value-type="string" table:style-name="ce1">
            <text:p>Buay del barrio</text:p>
          </table:table-cell>
          <table:table-cell office:value-type="time" office:time-value="PT0H2M7S" table:style-name="ce3">
            <text:p>02:07</text:p>
          </table:table-cell>
          <table:table-cell office:value-type="string" table:style-name="ce1">
            <text:p>Revelation Lyric's</text:p>
          </table:table-cell>
          <table:table-cell office:value-type="string" table:style-name="ce1">
            <text:p>Plen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3" table:formula="of:=[.A33]+1" table:style-name="ce1">
            <text:p>33</text:p>
          </table:table-cell>
          <table:table-cell office:value-type="string" table:style-name="ce1">
            <text:p>Roockie</text:p>
          </table:table-cell>
          <table:table-cell office:value-type="string" table:style-name="ce1">
            <text:p>Niños de la calle</text:p>
          </table:table-cell>
          <table:table-cell office:value-type="time" office:time-value="PT0H3M12S" table:style-name="ce3">
            <text:p>03:12</text:p>
          </table:table-cell>
          <table:table-cell office:value-type="string" table:style-name="ce1">
            <text:p>Semblante Urbano</text:p>
          </table:table-cell>
          <table:table-cell office:value-type="string" table:style-name="ce1">
            <text:p>Reaggaeto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4" table:formula="of:=[.A34]+1" table:style-name="ce1">
            <text:p>34</text:p>
          </table:table-cell>
          <table:table-cell office:value-type="string" table:style-name="ce1">
            <text:p>Roockie ft Anthony B</text:p>
          </table:table-cell>
          <table:table-cell office:value-type="string" table:style-name="ce1">
            <text:p>Nos Ama Tanto</text:p>
          </table:table-cell>
          <table:table-cell office:value-type="time" office:time-value="PT0H6M17S" table:style-name="ce3">
            <text:p>06:17</text:p>
          </table:table-cell>
          <table:table-cell office:value-type="string" table:style-name="ce1">
            <text:p>Humanidad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5" table:formula="of:=[.A35]+1" table:style-name="ce1">
            <text:p>35</text:p>
          </table:table-cell>
          <table:table-cell office:value-type="string" table:style-name="ce1">
            <text:p>Shel</text:p>
          </table:table-cell>
          <table:table-cell office:value-type="string" table:style-name="ce1">
            <text:p>Como Quisiera</text:p>
          </table:table-cell>
          <table:table-cell office:value-type="time" office:time-value="PT0H3M12S" table:style-name="ce3">
            <text:p>03:1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36" table:formula="of:=[.A36]+1" table:style-name="ce1">
            <text:p>36</text:p>
          </table:table-cell>
          <table:table-cell office:value-type="string" table:style-name="ce1">
            <text:p>Tapon</text:p>
          </table:table-cell>
          <table:table-cell office:value-type="string" table:style-name="ce1">
            <text:p>Vete</text:p>
          </table:table-cell>
          <table:table-cell office:value-type="time" office:time-value="PT0H3M45S" table:style-name="ce3">
            <text:p>03:4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7" table:formula="of:=[.A37]+1" table:style-name="ce1">
            <text:p>37</text:p>
          </table:table-cell>
          <table:table-cell office:value-type="string" table:style-name="ce1">
            <text:p>Tapon</text:p>
          </table:table-cell>
          <table:table-cell office:value-type="string" table:style-name="ce1">
            <text:p>Quiero Un Amor</text:p>
          </table:table-cell>
          <table:table-cell office:value-type="time" office:time-value="PT0H3M43S" table:style-name="ce3">
            <text:p>03:43</text:p>
          </table:table-cell>
          <table:table-cell office:value-type="string" table:style-name="ce1">
            <text:p>Ahora Si</text:p>
          </table:table-cell>
          <table:table-cell office:value-type="string" table:style-name="ce1">
            <text:p>Reggae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38" table:formula="of:=[.A38]+1" table:style-name="ce1">
            <text:p>38</text:p>
          </table:table-cell>
          <table:table-cell office:value-type="string" table:style-name="ce1">
            <text:p>Tapon</text:p>
          </table:table-cell>
          <table:table-cell office:value-type="string" table:style-name="ce1">
            <text:p>Creada A Mi Manera</text:p>
          </table:table-cell>
          <table:table-cell office:value-type="time" office:time-value="PT0H3M55S" table:style-name="ce3">
            <text:p>03:55</text:p>
          </table:table-cell>
          <table:table-cell office:value-type="string" table:style-name="ce1">
            <text:p>Ahora Si</text:p>
          </table:table-cell>
          <table:table-cell office:value-type="string" table:style-name="ce1">
            <text:p>Reggae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39" table:formula="of:=[.A39]+1" table:style-name="ce1">
            <text:p>39</text:p>
          </table:table-cell>
          <table:table-cell office:value-type="string" table:style-name="ce1">
            <text:p>Tapon</text:p>
          </table:table-cell>
          <table:table-cell office:value-type="string" table:style-name="ce1">
            <text:p>Pongo mi mirada en El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DJ ALLAN...HOT DISCOMOVIL(LOS BUU-YAKA)</text:p>
          </table:table-cell>
          <table:table-cell office:value-type="string" table:style-name="ce1">
            <text:p>Dance Hall</text:p>
          </table:table-cell>
          <table:table-cell office:value-type="float" office:value="112" table:style-name="ce1">
            <text:p>112</text:p>
          </table:table-cell>
          <table:table-cell table:number-columns-repeated="16377"/>
        </table:table-row>
        <table:table-row table:style-name="ro1">
          <table:table-cell office:value-type="float" office:value="40" table:formula="of:=[.A40]+1" table:style-name="ce1">
            <text:p>40</text:p>
          </table:table-cell>
          <table:table-cell office:value-type="string" table:style-name="ce1">
            <text:p>Toledo</text:p>
          </table:table-cell>
          <table:table-cell office:value-type="string" table:style-name="ce1">
            <text:p>Believe in Jah</text:p>
          </table:table-cell>
          <table:table-cell office:value-type="time" office:time-value="PT0H3M19S" table:style-name="ce3">
            <text:p>03:19</text:p>
          </table:table-cell>
          <table:table-cell office:value-type="string" table:style-name="ce1">
            <text:p>www.culturaroots.com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41" table:formula="of:=[.A41]+1" table:style-name="ce1">
            <text:p>41</text:p>
          </table:table-cell>
          <table:table-cell office:value-type="string" table:style-name="ce1">
            <text:p>Vico C</text:p>
          </table:table-cell>
          <table:table-cell office:value-type="string" table:style-name="ce1">
            <text:p>Desahogo</text:p>
          </table:table-cell>
          <table:table-cell office:value-type="time" office:time-value="PT0H4M5S" table:style-name="ce3">
            <text:p>04:0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2" table:formula="of:=[.A42]+1" table:style-name="ce1">
            <text:p>42</text:p>
          </table:table-cell>
          <table:table-cell office:value-type="string" table:style-name="ce1">
            <text:p>Vico C</text:p>
          </table:table-cell>
          <table:table-cell office:value-type="string" table:style-name="ce1">
            <text:p>Me acuerdo</text:p>
          </table:table-cell>
          <table:table-cell office:value-type="time" office:time-value="PT0H5M45S" table:style-name="ce3">
            <text:p>05:45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43" table:formula="of:=[.A43]+1" table:style-name="ce1">
            <text:p>43</text:p>
          </table:table-cell>
          <table:table-cell office:value-type="string" table:style-name="ce1">
            <text:p>Vico C y Tego Calderon</text:p>
          </table:table-cell>
          <table:table-cell office:value-type="string" table:style-name="ce1">
            <text:p><text:s/>5 De Septiembre</text:p>
          </table:table-cell>
          <table:table-cell office:value-type="time" office:time-value="PT0H3M15S" table:style-name="ce3">
            <text:p>03:1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4" table:formula="of:=[.A44]+1" table:style-name="ce1">
            <text:p>44</text:p>
          </table:table-cell>
          <table:table-cell office:value-type="string" table:style-name="ce1">
            <text:p>Zona Ganjah</text:p>
          </table:table-cell>
          <table:table-cell office:value-type="string" table:style-name="ce1">
            <text:p>Un nuevo dia</text:p>
          </table:table-cell>
          <table:table-cell office:value-type="time" office:time-value="PT0H6M10S" table:style-name="ce3">
            <text:p>06:10</text:p>
          </table:table-cell>
          <table:table-cell office:value-type="string" table:style-name="ce1">
            <text:p>Promo "Poder"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number-rows-repeated="1048531" table:style-name="ro1">
          <table:table-cell table:number-columns-repeated="16384"/>
        </table:table-row>
      </table:table>
      <table:table table:name="2-Roots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Intérpret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Duración</text:p>
          </table:table-cell>
          <table:table-cell office:value-type="string" table:style-name="ce2">
            <text:p>Album</text:p>
          </table:table-cell>
          <table:table-cell office:value-type="string" table:style-name="ce2">
            <text:p>Género</text:p>
          </table:table-cell>
          <table:table-cell office:value-type="string" table:style-name="ce2">
            <text:p>Bitrate</text:p>
          </table:table-cell>
          <table:table-cell table:number-columns-repeated="16377" table:style-name="ce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nthony B</text:p>
          </table:table-cell>
          <table:table-cell office:value-type="string" table:style-name="ce1">
            <text:p>Raid The Barn</text:p>
          </table:table-cell>
          <table:table-cell office:value-type="time" office:time-value="PT0H3M33S" table:style-name="ce3">
            <text:p>03:3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6" table:formula="of:=[.A2]+1" table:style-name="ce1">
            <text:p>46</text:p>
          </table:table-cell>
          <table:table-cell office:value-type="string" table:style-name="ce1">
            <text:p>Anthony B</text:p>
          </table:table-cell>
          <table:table-cell office:value-type="string" table:style-name="ce1">
            <text:p>Freedom Fighter</text:p>
          </table:table-cell>
          <table:table-cell office:value-type="time" office:time-value="PT0H4M0S" table:style-name="ce3">
            <text:p>04:00</text:p>
          </table:table-cell>
          <table:table-cell office:value-type="string" table:style-name="ce1">
            <text:p>Freedom Fighter</text:p>
          </table:table-cell>
          <table:table-cell office:value-type="string" table:style-name="ce1">
            <text:p>Reggae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47" table:formula="of:=[.A3]+1" table:style-name="ce1">
            <text:p>47</text:p>
          </table:table-cell>
          <table:table-cell office:value-type="string" table:style-name="ce1">
            <text:p>Bugle</text:p>
          </table:table-cell>
          <table:table-cell office:value-type="string" table:style-name="ce1">
            <text:p>Nuh_Compatible</text:p>
          </table:table-cell>
          <table:table-cell office:value-type="time" office:time-value="PT0H3M20S" table:style-name="ce3">
            <text:p>03:20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table:number-columns-repeated="16377"/>
        </table:table-row>
        <table:table-row table:style-name="ro1">
          <table:table-cell office:value-type="float" office:value="48" table:formula="of:=[.A4]+1" table:style-name="ce1">
            <text:p>48</text:p>
          </table:table-cell>
          <table:table-cell office:value-type="string" table:style-name="ce1">
            <text:p>Busy Signal &amp; Excolevi</text:p>
          </table:table-cell>
          <table:table-cell office:value-type="string" table:style-name="ce1">
            <text:p>Wicked Evil Man</text:p>
          </table:table-cell>
          <table:table-cell office:value-type="time" office:time-value="PT0H3M28S" table:style-name="ce3">
            <text:p>03:28</text:p>
          </table:table-cell>
          <table:table-cell office:value-type="string" table:style-name="ce1">
            <text:p>youtube.com/watch?v=kwzb3FzM7uo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9" table:formula="of:=[.A5]+1" table:style-name="ce1">
            <text:p>49</text:p>
          </table:table-cell>
          <table:table-cell office:value-type="string" table:style-name="ce1">
            <text:p>Christopher Martin</text:p>
          </table:table-cell>
          <table:table-cell office:value-type="string" table:style-name="ce1">
            <text:p>Mama</text:p>
          </table:table-cell>
          <table:table-cell office:value-type="time" office:time-value="PT0H4M25S" table:style-name="ce3">
            <text:p>04:2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0" table:formula="of:=[.A6]+1" table:style-name="ce1">
            <text:p>50</text:p>
          </table:table-cell>
          <table:table-cell office:value-type="string" table:style-name="ce1">
            <text:p>Christopher Martin</text:p>
          </table:table-cell>
          <table:table-cell office:value-type="string" table:style-name="ce1">
            <text:p>Baby I love you</text:p>
          </table:table-cell>
          <table:table-cell office:value-type="time" office:time-value="PT0H3M14S" table:style-name="ce3">
            <text:p>03:14</text:p>
          </table:table-cell>
          <table:table-cell office:value-type="string" table:style-name="ce1">
            <text:p>DIAMONDS AND GOLD RIDDIM [WWW.COKE.WEN9.COM] - DJ FRASS RECORDS</text:p>
          </table:table-cell>
          <table:table-cell office:value-type="string" table:style-name="ce1">
            <text:p>Reggae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51" table:formula="of:=[.A7]+1" table:style-name="ce1">
            <text:p>51</text:p>
          </table:table-cell>
          <table:table-cell office:value-type="string" table:style-name="ce1">
            <text:p>Christopher Martin</text:p>
          </table:table-cell>
          <table:table-cell office:value-type="string" table:style-name="ce1">
            <text:p>You hold me</text:p>
          </table:table-cell>
          <table:table-cell office:value-type="time" office:time-value="PT0H2M20S" table:style-name="ce3">
            <text:p>02:20</text:p>
          </table:table-cell>
          <table:table-cell office:value-type="string" table:style-name="ce1">
            <text:p>Love Salute Riddim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52" table:formula="of:=[.A8]+1" table:style-name="ce1">
            <text:p>52</text:p>
          </table:table-cell>
          <table:table-cell office:value-type="string" table:style-name="ce1">
            <text:p>Chronixx</text:p>
          </table:table-cell>
          <table:table-cell office:value-type="string" table:style-name="ce1">
            <text:p>Here Comes Trouble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The Dread &amp; Terrible Project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3" table:formula="of:=[.A9]+1" table:style-name="ce1">
            <text:p>53</text:p>
          </table:table-cell>
          <table:table-cell office:value-type="string" table:style-name="ce1">
            <text:p>Chuck Fenda</text:p>
          </table:table-cell>
          <table:table-cell office:value-type="string" table:style-name="ce1">
            <text:p>All About Da Weed</text:p>
          </table:table-cell>
          <table:table-cell office:value-type="time" office:time-value="PT0H3M30S" table:style-name="ce3">
            <text:p>03:30</text:p>
          </table:table-cell>
          <table:table-cell office:value-type="string" table:style-name="ce1">
            <text:p>Live in San Francisco Disc 1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4" table:formula="of:=[.A10]+1" table:style-name="ce1">
            <text:p>54</text:p>
          </table:table-cell>
          <table:table-cell office:value-type="string" table:style-name="ce1">
            <text:p>Demarco</text:p>
          </table:table-cell>
          <table:table-cell office:value-type="string" table:style-name="ce1">
            <text:p>Fallen Soldiers</text:p>
          </table:table-cell>
          <table:table-cell office:value-type="time" office:time-value="PT0H2M47S" table:style-name="ce3">
            <text:p>02:47</text:p>
          </table:table-cell>
          <table:table-cell office:value-type="string" table:style-name="ce1">
            <text:p>I Wonder CDS</text:p>
          </table:table-cell>
          <table:table-cell office:value-type="string" table:style-name="ce1">
            <text:p>Reggae</text:p>
          </table:table-cell>
          <table:table-cell office:value-type="float" office:value="144" table:style-name="ce1">
            <text:p>144</text:p>
          </table:table-cell>
          <table:table-cell table:number-columns-repeated="16377"/>
        </table:table-row>
        <table:table-row table:style-name="ro1">
          <table:table-cell office:value-type="float" office:value="55" table:formula="of:=[.A11]+1" table:style-name="ce1">
            <text:p>55</text:p>
          </table:table-cell>
          <table:table-cell office:value-type="string" table:style-name="ce1">
            <text:p>Dj Acon</text:p>
          </table:table-cell>
          <table:table-cell office:value-type="string" table:style-name="ce1">
            <text:p>Roots_Session_Mix</text:p>
          </table:table-cell>
          <table:table-cell office:value-type="time" office:time-value="PT0H29M12S" table:style-name="ce3">
            <text:p>29:12</text:p>
          </table:table-cell>
          <table:table-cell office:value-type="string" table:style-name="ce1">
            <text:p>Roots_Session_Mix_3k10_BY_Dj_Acon_-_The_Veteran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6" table:formula="of:=[.A12]+1" table:style-name="ce1">
            <text:p>56</text:p>
          </table:table-cell>
          <table:table-cell office:value-type="string" table:style-name="ce1">
            <text:p>DJ Snake &amp; Lil Jon</text:p>
          </table:table-cell>
          <table:table-cell office:value-type="string" table:style-name="ce1">
            <text:p>Turn Down For What</text:p>
          </table:table-cell>
          <table:table-cell office:value-type="time" office:time-value="PT0H3M36S" table:style-name="ce3">
            <text:p>03:36</text:p>
          </table:table-cell>
          <table:table-cell office:value-type="string" table:style-name="ce1">
            <text:p>Turn Down For What - Single</text:p>
          </table:table-cell>
          <table:table-cell office:value-type="string" table:style-name="ce1">
            <text:p>Danc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7" table:formula="of:=[.A13]+1" table:style-name="ce1">
            <text:p>57</text:p>
          </table:table-cell>
          <table:table-cell office:value-type="string" table:style-name="ce1">
            <text:p>DMajor</text:p>
          </table:table-cell>
          <table:table-cell office:value-type="string" table:style-name="ce1">
            <text:p>Real Know Real</text:p>
          </table:table-cell>
          <table:table-cell office:value-type="time" office:time-value="PT0H3M38S" table:style-name="ce3">
            <text:p>03:38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58" table:formula="of:=[.A14]+1" table:style-name="ce1">
            <text:p>58</text:p>
          </table:table-cell>
          <table:table-cell office:value-type="string" table:style-name="ce1">
            <text:p>Eshconinco Ft Kalado</text:p>
          </table:table-cell>
          <table:table-cell office:value-type="string" table:style-name="ce1">
            <text:p>Whe You Dance</text:p>
          </table:table-cell>
          <table:table-cell office:value-type="time" office:time-value="PT0H2M15S" table:style-name="ce3">
            <text:p>02:15</text:p>
          </table:table-cell>
          <table:table-cell office:value-type="string" table:style-name="ce1">
            <text:p>youtube.com/watch?v=3p7FUn0VYvQ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9" table:formula="of:=[.A15]+1" table:style-name="ce1">
            <text:p>59</text:p>
          </table:table-cell>
          <table:table-cell office:value-type="string" table:style-name="ce1">
            <text:p>Fantan Mojah</text:p>
          </table:table-cell>
          <table:table-cell office:value-type="string" table:style-name="ce1">
            <text:p>Stronger</text:p>
          </table:table-cell>
          <table:table-cell office:value-type="time" office:time-value="PT0H4M4S" table:style-name="ce3">
            <text:p>04:04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60" table:formula="of:=[.A16]+1" table:style-name="ce1">
            <text:p>60</text:p>
          </table:table-cell>
          <table:table-cell office:value-type="string" table:style-name="ce1">
            <text:p>Fantan Mojah</text:p>
          </table:table-cell>
          <table:table-cell office:value-type="string" table:style-name="ce1">
            <text:p>Rasta Got Soul</text:p>
          </table:table-cell>
          <table:table-cell office:value-type="time" office:time-value="PT0H4M29S" table:style-name="ce3">
            <text:p>04:29</text:p>
          </table:table-cell>
          <table:table-cell office:value-type="string" table:style-name="ce1">
            <text:p>Think Twice Riddim WEB</text:p>
          </table:table-cell>
          <table:table-cell office:value-type="string" table:style-name="ce1">
            <text:p>Reggae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61" table:formula="of:=[.A17]+1" table:style-name="ce1">
            <text:p>61</text:p>
          </table:table-cell>
          <table:table-cell office:value-type="string" table:style-name="ce1">
            <text:p>Fat Joe &amp; Remy Ma</text:p>
          </table:table-cell>
          <table:table-cell office:value-type="string" table:style-name="ce1">
            <text:p>All the Way Up</text:p>
          </table:table-cell>
          <table:table-cell office:value-type="time" office:time-value="PT0H3M46S" table:style-name="ce3">
            <text:p>03:46</text:p>
          </table:table-cell>
          <table:table-cell office:value-type="string" table:style-name="ce1">
            <text:p>All the Way Up (feat. French Montana &amp; Infared) - Single</text:p>
          </table:table-cell>
          <table:table-cell office:value-type="string" table:style-name="ce1">
            <text:p>Hip-Hop/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2" table:formula="of:=[.A18]+1" table:style-name="ce1">
            <text:p>62</text:p>
          </table:table-cell>
          <table:table-cell office:value-type="string" table:style-name="ce1">
            <text:p>Flo Rida</text:p>
          </table:table-cell>
          <table:table-cell office:value-type="string" table:style-name="ce1">
            <text:p>My House</text:p>
          </table:table-cell>
          <table:table-cell office:value-type="time" office:time-value="PT0H3M16S" table:style-name="ce3">
            <text:p>03:1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3" table:formula="of:=[.A19]+1" table:style-name="ce1">
            <text:p>63</text:p>
          </table:table-cell>
          <table:table-cell office:value-type="string" table:style-name="ce1">
            <text:p>Gentleman</text:p>
          </table:table-cell>
          <table:table-cell office:value-type="string" table:style-name="ce1">
            <text:p>Dem Gone</text:p>
          </table:table-cell>
          <table:table-cell office:value-type="time" office:time-value="PT0H4M1S" table:style-name="ce3">
            <text:p>04:01</text:p>
          </table:table-cell>
          <table:table-cell office:value-type="string" table:style-name="ce1">
            <text:p>Journey To Jah</text:p>
          </table:table-cell>
          <table:table-cell office:value-type="string" table:style-name="ce1">
            <text:p>Reggae</text:p>
          </table:table-cell>
          <table:table-cell office:value-type="float" office:value="136" table:style-name="ce1">
            <text:p>136</text:p>
          </table:table-cell>
          <table:table-cell table:number-columns-repeated="16377"/>
        </table:table-row>
        <table:table-row table:style-name="ro1">
          <table:table-cell office:value-type="float" office:value="64" table:formula="of:=[.A20]+1" table:style-name="ce1">
            <text:p>64</text:p>
          </table:table-cell>
          <table:table-cell office:value-type="string" table:style-name="ce1">
            <text:p>Gentleman</text:p>
          </table:table-cell>
          <table:table-cell office:value-type="string" table:style-name="ce1">
            <text:p>Runaway</text:p>
          </table:table-cell>
          <table:table-cell office:value-type="time" office:time-value="PT0H3M39S" table:style-name="ce3">
            <text:p>03:39</text:p>
          </table:table-cell>
          <table:table-cell office:value-type="string" table:style-name="ce1">
            <text:p>Journey to Jah</text:p>
          </table:table-cell>
          <table:table-cell office:value-type="string" table:style-name="ce1">
            <text:p>Unbekannt</text:p>
          </table:table-cell>
          <table:table-cell office:value-type="float" office:value="208" table:style-name="ce1">
            <text:p>208</text:p>
          </table:table-cell>
          <table:table-cell table:number-columns-repeated="16377"/>
        </table:table-row>
        <table:table-row table:style-name="ro1">
          <table:table-cell office:value-type="float" office:value="65" table:formula="of:=[.A21]+1" table:style-name="ce1">
            <text:p>65</text:p>
          </table:table-cell>
          <table:table-cell office:value-type="string" table:style-name="ce1">
            <text:p>Jah Cure</text:p>
          </table:table-cell>
          <table:table-cell office:value-type="string" table:style-name="ce1">
            <text:p>Rasta</text:p>
          </table:table-cell>
          <table:table-cell office:value-type="time" office:time-value="PT0H4M24S" table:style-name="ce3">
            <text:p>04:24</text:p>
          </table:table-cell>
          <table:table-cell office:value-type="string" table:style-name="ce1">
            <text:p>youtube.com/watch?v=JRP7RmrJl8Y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6" table:formula="of:=[.A22]+1" table:style-name="ce1">
            <text:p>66</text:p>
          </table:table-cell>
          <table:table-cell office:value-type="string" table:style-name="ce1">
            <text:p>Jesse Royal</text:p>
          </table:table-cell>
          <table:table-cell office:value-type="string" table:style-name="ce1">
            <text:p>Modern Day Judas</text:p>
          </table:table-cell>
          <table:table-cell office:value-type="time" office:time-value="PT0H4M12S" table:style-name="ce3">
            <text:p>04:1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7" table:formula="of:=[.A23]+1" table:style-name="ce1">
            <text:p>67</text:p>
          </table:table-cell>
          <table:table-cell office:value-type="string" table:style-name="ce1">
            <text:p>Konshens</text:p>
          </table:table-cell>
          <table:table-cell office:value-type="string" table:style-name="ce1">
            <text:p>Bruk Off Mi Cock</text:p>
          </table:table-cell>
          <table:table-cell office:value-type="time" office:time-value="PT0H2M53S" table:style-name="ce3">
            <text:p>02:53</text:p>
          </table:table-cell>
          <table:table-cell office:value-type="string" table:style-name="ce1">
            <text:p>youtube.com/watch?v=E3b83erSG4Y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8" table:formula="of:=[.A24]+1" table:style-name="ce1">
            <text:p>68</text:p>
          </table:table-cell>
          <table:table-cell office:value-type="string" table:style-name="ce1">
            <text:p>Ky-Mani Marley</text:p>
          </table:table-cell>
          <table:table-cell office:value-type="string" table:style-name="ce1">
            <text:p>New Heights</text:p>
          </table:table-cell>
          <table:table-cell office:value-type="time" office:time-value="PT0H3M0S" table:style-name="ce3">
            <text:p>03:00</text:p>
          </table:table-cell>
          <table:table-cell office:value-type="string" table:style-name="ce1">
            <text:p>New Heights - Single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9" table:formula="of:=[.A25]+1" table:style-name="ce1">
            <text:p>69</text:p>
          </table:table-cell>
          <table:table-cell office:value-type="string" table:style-name="ce1">
            <text:p>Maxi Priest</text:p>
          </table:table-cell>
          <table:table-cell office:value-type="string" table:style-name="ce1">
            <text:p>Holiday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youtube.com/watch?v=kMjRdLE6PrY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0" table:formula="of:=[.A26]+1" table:style-name="ce1">
            <text:p>70</text:p>
          </table:table-cell>
          <table:table-cell office:value-type="string" table:style-name="ce1">
            <text:p>Morgan Heritage</text:p>
          </table:table-cell>
          <table:table-cell office:value-type="string" table:style-name="ce1">
            <text:p>Tell Me How Come</text:p>
          </table:table-cell>
          <table:table-cell office:value-type="time" office:time-value="PT0H3M39S" table:style-name="ce3">
            <text:p>03:39</text:p>
          </table:table-cell>
          <table:table-cell office:value-type="string" table:style-name="ce1">
            <text:p>Álbum desconocido (13/12/2008 10:00:43 p.m.)</text:p>
          </table:table-cell>
          <table:table-cell office:value-type="string" table:style-name="ce1">
            <text:p>Desconocido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1" table:formula="of:=[.A27]+1" table:style-name="ce1">
            <text:p>71</text:p>
          </table:table-cell>
          <table:table-cell office:value-type="string" table:style-name="ce1">
            <text:p>Nesbeth</text:p>
          </table:table-cell>
          <table:table-cell office:value-type="string" table:style-name="ce1">
            <text:p>My Dream</text:p>
          </table:table-cell>
          <table:table-cell office:value-type="time" office:time-value="PT0H3M42S" table:style-name="ce3">
            <text:p>03:4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2" table:formula="of:=[.A28]+1" table:style-name="ce1">
            <text:p>72</text:p>
          </table:table-cell>
          <table:table-cell office:value-type="string" table:style-name="ce1">
            <text:p>NiyoRah</text:p>
          </table:table-cell>
          <table:table-cell office:value-type="string" table:style-name="ce1">
            <text:p>Workday</text:p>
          </table:table-cell>
          <table:table-cell office:value-type="time" office:time-value="PT0H4M19S" table:style-name="ce3">
            <text:p>04:19</text:p>
          </table:table-cell>
          <table:table-cell office:value-type="string" table:style-name="ce1">
            <text:p>youtube.com/watch?v=vGCQpC63eJw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3" table:formula="of:=[.A29]+1" table:style-name="ce1">
            <text:p>73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Love And Affection</text:p>
          </table:table-cell>
          <table:table-cell office:value-type="time" office:time-value="PT0H4M18S" table:style-name="ce3">
            <text:p>04:18</text:p>
          </table:table-cell>
          <table:table-cell office:value-type="string" table:style-name="ce1">
            <text:p>Reggae Gold 2007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4" table:formula="of:=[.A30]+1" table:style-name="ce1">
            <text:p>74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Jah Love</text:p>
          </table:table-cell>
          <table:table-cell office:value-type="time" office:time-value="PT0H3M38S" table:style-name="ce3">
            <text:p>03:38</text:p>
          </table:table-cell>
          <table:table-cell office:value-type="string" table:style-name="ce1">
            <text:p>youtube.com/watch?v=xWhZtBCoe0Y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5" table:formula="of:=[.A31]+1" table:style-name="ce1">
            <text:p>75</text:p>
          </table:table-cell>
          <table:table-cell office:value-type="string" table:style-name="ce1">
            <text:p>Protoje</text:p>
          </table:table-cell>
          <table:table-cell office:value-type="string" table:style-name="ce1">
            <text:p>Take Control</text:p>
          </table:table-cell>
          <table:table-cell office:value-type="time" office:time-value="PT0H3M46S" table:style-name="ce3">
            <text:p>03:46</text:p>
          </table:table-cell>
          <table:table-cell office:value-type="string" table:style-name="ce1">
            <text:p>TAKE CONTROL ( THE MESSAGE RIDDIM )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6" table:formula="of:=[.A32]+1" table:style-name="ce1">
            <text:p>76</text:p>
          </table:table-cell>
          <table:table-cell office:value-type="string" table:style-name="ce1">
            <text:p>Protoje ft. Chronixx</text:p>
          </table:table-cell>
          <table:table-cell office:value-type="string" table:style-name="ce1">
            <text:p>Who Knows</text:p>
          </table:table-cell>
          <table:table-cell office:value-type="time" office:time-value="PT0H3M44S" table:style-name="ce3">
            <text:p>03:4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7" table:formula="of:=[.A33]+1" table:style-name="ce1">
            <text:p>77</text:p>
          </table:table-cell>
          <table:table-cell office:value-type="string" table:style-name="ce1">
            <text:p>Protoje ft. Kymani Marley</text:p>
          </table:table-cell>
          <table:table-cell office:value-type="string" table:style-name="ce1">
            <text:p>rasta love</text:p>
          </table:table-cell>
          <table:table-cell office:value-type="time" office:time-value="PT0H3M5S" table:style-name="ce3">
            <text:p>03:05</text:p>
          </table:table-cell>
          <table:table-cell office:value-type="string" table:style-name="ce1">
            <text:p>7 year itch - <text:s/>don corleon - [www.dancehallzone.net]</text:p>
          </table:table-cell>
          <table:table-cell office:value-type="string" table:style-name="ce1">
            <text:p>Reggae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78" table:formula="of:=[.A34]+1" table:style-name="ce1">
            <text:p>78</text:p>
          </table:table-cell>
          <table:table-cell office:value-type="string" table:style-name="ce1">
            <text:p>Richie Spice</text:p>
          </table:table-cell>
          <table:table-cell office:value-type="string" table:style-name="ce1">
            <text:p>Ghetto Girl</text:p>
          </table:table-cell>
          <table:table-cell office:value-type="time" office:time-value="PT0H3M37S" table:style-name="ce3">
            <text:p>03:3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9" table:formula="of:=[.A35]+1" table:style-name="ce1">
            <text:p>79</text:p>
          </table:table-cell>
          <table:table-cell office:value-type="string" table:style-name="ce1">
            <text:p>Richie Spice</text:p>
          </table:table-cell>
          <table:table-cell office:value-type="string" table:style-name="ce1">
            <text:p>Brown Skin</text:p>
          </table:table-cell>
          <table:table-cell office:value-type="time" office:time-value="PT0H3M35S" table:style-name="ce3">
            <text:p>03:35</text:p>
          </table:table-cell>
          <table:table-cell office:value-type="string" table:style-name="ce1">
            <text:p>DJ Rondon-The Best Of 2006 Reggae Part 2</text:p>
          </table:table-cell>
          <table:table-cell office:value-type="string" table:style-name="ce1">
            <text:p>Reggae</text:p>
          </table:table-cell>
          <table:table-cell office:value-type="float" office:value="64" table:style-name="ce1">
            <text:p>64</text:p>
          </table:table-cell>
          <table:table-cell table:number-columns-repeated="16377"/>
        </table:table-row>
        <table:table-row table:style-name="ro1">
          <table:table-cell office:value-type="float" office:value="80" table:formula="of:=[.A36]+1" table:style-name="ce1">
            <text:p>80</text:p>
          </table:table-cell>
          <table:table-cell office:value-type="string" table:style-name="ce1">
            <text:p>Richie Spice &amp; Alison Hinds</text:p>
          </table:table-cell>
          <table:table-cell office:value-type="string" table:style-name="ce1">
            <text:p>King &amp; Queen<text:s/></text:p>
          </table:table-cell>
          <table:table-cell office:value-type="time" office:time-value="PT0H4M26S" table:style-name="ce3">
            <text:p>04:26</text:p>
          </table:table-cell>
          <table:table-cell office:value-type="string" table:style-name="ce1">
            <text:p>UNIVERSE OF LOVE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81" table:formula="of:=[.A37]+1" table:style-name="ce1">
            <text:p>81</text:p>
          </table:table-cell>
          <table:table-cell office:value-type="string" table:style-name="ce1">
            <text:p>Sara Lugo feat. Protoje</text:p>
          </table:table-cell>
          <table:table-cell office:value-type="string" table:style-name="ce1">
            <text:p>Really Like You</text:p>
          </table:table-cell>
          <table:table-cell office:value-type="time" office:time-value="PT0H4M12S" table:style-name="ce3">
            <text:p>04:12</text:p>
          </table:table-cell>
          <table:table-cell office:value-type="string" table:style-name="ce1">
            <text:p>Really Like You (feat. Protoje) - Single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82" table:formula="of:=[.A38]+1" table:style-name="ce1">
            <text:p>82</text:p>
          </table:table-cell>
          <table:table-cell office:value-type="string" table:style-name="ce1">
            <text:p>Sean Paul ft. Tory Lanez</text:p>
          </table:table-cell>
          <table:table-cell office:value-type="string" table:style-name="ce1">
            <text:p>Tek Weh Yuh Heart</text:p>
          </table:table-cell>
          <table:table-cell office:value-type="time" office:time-value="PT0H3M47S" table:style-name="ce3">
            <text:p>03:4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3" table:formula="of:=[.A39]+1" table:style-name="ce1">
            <text:p>83</text:p>
          </table:table-cell>
          <table:table-cell office:value-type="string" table:style-name="ce1">
            <text:p>Tarrus Riley</text:p>
          </table:table-cell>
          <table:table-cell office:value-type="string" table:style-name="ce1">
            <text:p>Love Up Me Woman</text:p>
          </table:table-cell>
          <table:table-cell office:value-type="time" office:time-value="PT0H3M15S" table:style-name="ce3">
            <text:p>03:15</text:p>
          </table:table-cell>
          <table:table-cell office:value-type="string" table:style-name="ce1">
            <text:p>youtube.com/watch?v=dEvnn-pm-60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4" table:formula="of:=[.A40]+1" table:style-name="ce1">
            <text:p>84</text:p>
          </table:table-cell>
          <table:table-cell office:value-type="string" table:style-name="ce1">
            <text:p>Vybz Kartel</text:p>
          </table:table-cell>
          <table:table-cell office:value-type="string" table:style-name="ce1">
            <text:p>Poor People Land</text:p>
          </table:table-cell>
          <table:table-cell office:value-type="time" office:time-value="PT0H3M49S" table:style-name="ce3">
            <text:p>03:49</text:p>
          </table:table-cell>
          <table:table-cell office:value-type="string" table:style-name="ce1">
            <text:p>youtube.com/watch?v=nVNMNDNg7ps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table table:name="3-Salsa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Intérpret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Duración</text:p>
          </table:table-cell>
          <table:table-cell office:value-type="string" table:style-name="ce2">
            <text:p>Album</text:p>
          </table:table-cell>
          <table:table-cell office:value-type="string" table:style-name="ce2">
            <text:p>Género</text:p>
          </table:table-cell>
          <table:table-cell office:value-type="string" table:style-name="ce2">
            <text:p>Bitrate</text:p>
          </table:table-cell>
          <table:table-cell table:number-columns-repeated="16377" table:style-name="ce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marfis &amp; La Banda De Atakke</text:p>
          </table:table-cell>
          <table:table-cell office:value-type="string" table:style-name="ce1">
            <text:p>La Masoquista</text:p>
          </table:table-cell>
          <table:table-cell office:value-type="time" office:time-value="PT0H3M34S" table:style-name="ce3">
            <text:p>03:34</text:p>
          </table:table-cell>
          <table:table-cell office:value-type="string" table:style-name="ce1">
            <text:p>Merengue</text:p>
          </table:table-cell>
          <table:table-cell office:value-type="string" table:style-name="ce1">
            <text:p>Tropica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6" table:formula="of:=[.A2]+1" table:style-name="ce1">
            <text:p>86</text:p>
          </table:table-cell>
          <table:table-cell office:value-type="string" table:style-name="ce1">
            <text:p>Edy Herrera</text:p>
          </table:table-cell>
          <table:table-cell office:value-type="string" table:style-name="ce1">
            <text:p>Vicio de tus labios</text:p>
          </table:table-cell>
          <table:table-cell office:value-type="time" office:time-value="PT0H5M1S" table:style-name="ce3">
            <text:p>05:0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12" table:style-name="ce1">
            <text:p>112</text:p>
          </table:table-cell>
          <table:table-cell table:number-columns-repeated="16377"/>
        </table:table-row>
        <table:table-row table:style-name="ro1">
          <table:table-cell office:value-type="float" office:value="87" table:formula="of:=[.A3]+1" table:style-name="ce1">
            <text:p>87</text:p>
          </table:table-cell>
          <table:table-cell office:value-type="string" table:style-name="ce1">
            <text:p>Edy Herrera</text:p>
          </table:table-cell>
          <table:table-cell office:value-type="string" table:style-name="ce1">
            <text:p>Me Gusta</text:p>
          </table:table-cell>
          <table:table-cell office:value-type="time" office:time-value="PT0H4M27S" table:style-name="ce3">
            <text:p>04:2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8" table:formula="of:=[.A4]+1" table:style-name="ce1">
            <text:p>88</text:p>
          </table:table-cell>
          <table:table-cell office:value-type="string" table:style-name="ce1">
            <text:p>Edy Herrera</text:p>
          </table:table-cell>
          <table:table-cell office:value-type="string" table:style-name="ce1">
            <text:p>Niña Bonita</text:p>
          </table:table-cell>
          <table:table-cell office:value-type="time" office:time-value="PT0H3M46S" table:style-name="ce3">
            <text:p>03:46</text:p>
          </table:table-cell>
          <table:table-cell table:style-name="ce1"/>
          <table:table-cell office:value-type="string" table:style-name="ce1">
            <text:p>ALTERNATIVA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9" table:formula="of:=[.A5]+1" table:style-name="ce1">
            <text:p>89</text:p>
          </table:table-cell>
          <table:table-cell office:value-type="string" table:style-name="ce1">
            <text:p>Edy Herrera</text:p>
          </table:table-cell>
          <table:table-cell office:value-type="string" table:style-name="ce1">
            <text:p>Tu eres ajena</text:p>
          </table:table-cell>
          <table:table-cell office:value-type="time" office:time-value="PT0H4M52S" table:style-name="ce3">
            <text:p>04:5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0" table:formula="of:=[.A6]+1" table:style-name="ce1">
            <text:p>90</text:p>
          </table:table-cell>
          <table:table-cell office:value-type="string" table:style-name="ce1">
            <text:p>Edy Herrera</text:p>
          </table:table-cell>
          <table:table-cell office:value-type="string" table:style-name="ce1">
            <text:p>No Se Olvidar</text:p>
          </table:table-cell>
          <table:table-cell office:value-type="time" office:time-value="PT0H4M33S" table:style-name="ce3">
            <text:p>04:33</text:p>
          </table:table-cell>
          <table:table-cell office:value-type="string" table:style-name="ce1">
            <text:p>Alma Gemela</text:p>
          </table:table-cell>
          <table:table-cell office:value-type="string" table:style-name="ce1">
            <text:p>MERENGUE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1">
          <table:table-cell office:value-type="float" office:value="91" table:formula="of:=[.A7]+1" table:style-name="ce1">
            <text:p>91</text:p>
          </table:table-cell>
          <table:table-cell office:value-type="string" table:style-name="ce1">
            <text:p>Edy Herrera</text:p>
          </table:table-cell>
          <table:table-cell office:value-type="string" table:style-name="ce1">
            <text:p>Culpables</text:p>
          </table:table-cell>
          <table:table-cell office:value-type="time" office:time-value="PT0H4M23S" table:style-name="ce3">
            <text:p>04:23</text:p>
          </table:table-cell>
          <table:table-cell office:value-type="string" table:style-name="ce1">
            <text:p>Merengue Hits 2004</text:p>
          </table:table-cell>
          <table:table-cell office:value-type="string" table:style-name="ce1">
            <text:p>meregue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2" table:formula="of:=[.A8]+1" table:style-name="ce1">
            <text:p>92</text:p>
          </table:table-cell>
          <table:table-cell office:value-type="string" table:style-name="ce1">
            <text:p>Edy Herrera</text:p>
          </table:table-cell>
          <table:table-cell office:value-type="string" table:style-name="ce1">
            <text:p>El Idiota</text:p>
          </table:table-cell>
          <table:table-cell office:value-type="time" office:time-value="PT0H3M53S" table:style-name="ce3">
            <text:p>03:53</text:p>
          </table:table-cell>
          <table:table-cell office:value-type="string" table:style-name="ce1">
            <text:p>Para Siempre</text:p>
          </table:table-cell>
          <table:table-cell office:value-type="string" table:style-name="ce1">
            <text:p>Merengu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3" table:formula="of:=[.A9]+1" table:style-name="ce1">
            <text:p>93</text:p>
          </table:table-cell>
          <table:table-cell office:value-type="string" table:style-name="ce1">
            <text:p>Edy Herrera</text:p>
          </table:table-cell>
          <table:table-cell office:value-type="string" table:style-name="ce1">
            <text:p>Me sabe a poco</text:p>
          </table:table-cell>
          <table:table-cell office:value-type="time" office:time-value="PT0H4M37S" table:style-name="ce3">
            <text:p>04:37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4" table:formula="of:=[.A10]+1" table:style-name="ce1">
            <text:p>94</text:p>
          </table:table-cell>
          <table:table-cell office:value-type="string" table:style-name="ce1">
            <text:p>Edy Herrera ft. Liz</text:p>
          </table:table-cell>
          <table:table-cell office:value-type="string" table:style-name="ce1">
            <text:p>A dormir juntitos</text:p>
          </table:table-cell>
          <table:table-cell office:value-type="time" office:time-value="PT0H4M39S" table:style-name="ce3">
            <text:p>04:3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5" table:formula="of:=[.A11]+1" table:style-name="ce1">
            <text:p>95</text:p>
          </table:table-cell>
          <table:table-cell office:value-type="string" table:style-name="ce1">
            <text:p>Edy Herrera ft. Magic Juan</text:p>
          </table:table-cell>
          <table:table-cell office:value-type="string" table:style-name="ce1">
            <text:p>Hoy sera la ultima vez</text:p>
          </table:table-cell>
          <table:table-cell office:value-type="time" office:time-value="PT0H4M22S" table:style-name="ce3">
            <text:p>04:22</text:p>
          </table:table-cell>
          <table:table-cell office:value-type="string" table:style-name="ce1">
            <text:p>album</text:p>
          </table:table-cell>
          <table:table-cell office:value-type="string" table:style-name="ce1">
            <text:p>espano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6" table:formula="of:=[.A12]+1" table:style-name="ce1">
            <text:p>96</text:p>
          </table:table-cell>
          <table:table-cell office:value-type="string" table:style-name="ce1">
            <text:p>El Gran Combo</text:p>
          </table:table-cell>
          <table:table-cell office:value-type="string" table:style-name="ce1">
            <text:p>Salsa Con Coco</text:p>
          </table:table-cell>
          <table:table-cell office:value-type="time" office:time-value="PT0H3M33S" table:style-name="ce3">
            <text:p>03:33</text:p>
          </table:table-cell>
          <table:table-cell table:style-name="ce1"/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7" table:formula="of:=[.A13]+1" table:style-name="ce1">
            <text:p>97</text:p>
          </table:table-cell>
          <table:table-cell office:value-type="string" table:style-name="ce1">
            <text:p>El Gran Combo</text:p>
          </table:table-cell>
          <table:table-cell office:value-type="string" table:style-name="ce1">
            <text:p>Brujeria</text:p>
          </table:table-cell>
          <table:table-cell office:value-type="time" office:time-value="PT0H3M24S" table:style-name="ce3">
            <text:p>03:24</text:p>
          </table:table-cell>
          <table:table-cell table:style-name="ce1"/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8" table:formula="of:=[.A14]+1" table:style-name="ce1">
            <text:p>98</text:p>
          </table:table-cell>
          <table:table-cell office:value-type="string" table:style-name="ce1">
            <text:p>Elvis Crespo</text:p>
          </table:table-cell>
          <table:table-cell office:value-type="string" table:style-name="ce1">
            <text:p>Luna llena</text:p>
          </table:table-cell>
          <table:table-cell office:value-type="time" office:time-value="PT0H4M23S" table:style-name="ce3">
            <text:p>04:2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9" table:formula="of:=[.A15]+1" table:style-name="ce1">
            <text:p>99</text:p>
          </table:table-cell>
          <table:table-cell office:value-type="string" table:style-name="ce1">
            <text:p>Elvis Crespo</text:p>
          </table:table-cell>
          <table:table-cell office:value-type="string" table:style-name="ce1">
            <text:p>Nuestra Cancion</text:p>
          </table:table-cell>
          <table:table-cell office:value-type="time" office:time-value="PT0H3M30S" table:style-name="ce3">
            <text:p>03:30</text:p>
          </table:table-cell>
          <table:table-cell office:value-type="string" table:style-name="ce1">
            <text:p>SUAVEMENTE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0" table:formula="of:=[.A16]+1" table:style-name="ce1">
            <text:p>100</text:p>
          </table:table-cell>
          <table:table-cell office:value-type="string" table:style-name="ce1">
            <text:p>Fito Olivares</text:p>
          </table:table-cell>
          <table:table-cell office:value-type="string" table:style-name="ce1">
            <text:p>El Colesterol</text:p>
          </table:table-cell>
          <table:table-cell office:value-type="time" office:time-value="PT0H3M17S" table:style-name="ce3">
            <text:p>03:17</text:p>
          </table:table-cell>
          <table:table-cell office:value-type="string" table:style-name="ce1">
            <text:p>PRAISE JESUS</text:p>
          </table:table-cell>
          <table:table-cell office:value-type="string" table:style-name="ce1">
            <text:p>cumbia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1" table:formula="of:=[.A17]+1" table:style-name="ce1">
            <text:p>101</text:p>
          </table:table-cell>
          <table:table-cell office:value-type="string" table:style-name="ce1">
            <text:p>Giberto Santa Rosa</text:p>
          </table:table-cell>
          <table:table-cell office:value-type="string" table:style-name="ce1">
            <text:p>Pero no me Ames</text:p>
          </table:table-cell>
          <table:table-cell office:value-type="time" office:time-value="PT0H3M52S" table:style-name="ce3">
            <text:p>03:5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2" table:formula="of:=[.A18]+1" table:style-name="ce1">
            <text:p>102</text:p>
          </table:table-cell>
          <table:table-cell office:value-type="string" table:style-name="ce1">
            <text:p>Gilberto Santa Rosa</text:p>
          </table:table-cell>
          <table:table-cell office:value-type="string" table:style-name="ce1">
            <text:p>Que Alguien me Diga</text:p>
          </table:table-cell>
          <table:table-cell office:value-type="time" office:time-value="PT0H4M49S" table:style-name="ce3">
            <text:p>04:4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3" table:formula="of:=[.A19]+1" table:style-name="ce1">
            <text:p>103</text:p>
          </table:table-cell>
          <table:table-cell office:value-type="string" table:style-name="ce1">
            <text:p>Grupo Niche</text:p>
          </table:table-cell>
          <table:table-cell office:value-type="string" table:style-name="ce1">
            <text:p>Niche Mix</text:p>
          </table:table-cell>
          <table:table-cell office:value-type="time" office:time-value="PT0H5M2S" table:style-name="ce3">
            <text:p>05:0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4" table:formula="of:=[.A20]+1" table:style-name="ce1">
            <text:p>104</text:p>
          </table:table-cell>
          <table:table-cell office:value-type="string" table:style-name="ce1">
            <text:p>Grupo Niche</text:p>
          </table:table-cell>
          <table:table-cell office:value-type="string" table:style-name="ce1">
            <text:p>Gotas de lluvia</text:p>
          </table:table-cell>
          <table:table-cell office:value-type="time" office:time-value="PT0H5M57S" table:style-name="ce3">
            <text:p>05:57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5" table:formula="of:=[.A21]+1" table:style-name="ce1">
            <text:p>105</text:p>
          </table:table-cell>
          <table:table-cell office:value-type="string" table:style-name="ce1">
            <text:p>Grupo Niche</text:p>
          </table:table-cell>
          <table:table-cell office:value-type="string" table:style-name="ce1">
            <text:p>No me pidas perdón</text:p>
          </table:table-cell>
          <table:table-cell office:value-type="time" office:time-value="PT0H5M13S" table:style-name="ce3">
            <text:p>05:1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6" table:formula="of:=[.A22]+1" table:style-name="ce1">
            <text:p>106</text:p>
          </table:table-cell>
          <table:table-cell office:value-type="string" table:style-name="ce1">
            <text:p>Grupo Niche</text:p>
          </table:table-cell>
          <table:table-cell office:value-type="string" table:style-name="ce1">
            <text:p>Hagamos lo que diga el corazón</text:p>
          </table:table-cell>
          <table:table-cell office:value-type="time" office:time-value="PT0H5M4S" table:style-name="ce3">
            <text:p>05:04</text:p>
          </table:table-cell>
          <table:table-cell office:value-type="string" table:style-name="ce1">
            <text:p>Nuestros éxitos</text:p>
          </table:table-cell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07" table:formula="of:=[.A23]+1" table:style-name="ce1">
            <text:p>107</text:p>
          </table:table-cell>
          <table:table-cell office:value-type="string" table:style-name="ce1">
            <text:p>Grupo Niche</text:p>
          </table:table-cell>
          <table:table-cell office:value-type="string" table:style-name="ce1">
            <text:p>La negra no quiere</text:p>
          </table:table-cell>
          <table:table-cell office:value-type="time" office:time-value="PT0H5M47S" table:style-name="ce3">
            <text:p>05:47</text:p>
          </table:table-cell>
          <table:table-cell office:value-type="string" table:style-name="ce1">
            <text:p>Nuestros éxitos</text:p>
          </table:table-cell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08" table:formula="of:=[.A24]+1" table:style-name="ce1">
            <text:p>108</text:p>
          </table:table-cell>
          <table:table-cell office:value-type="string" table:style-name="ce1">
            <text:p>Jerry Rivera</text:p>
          </table:table-cell>
          <table:table-cell office:value-type="string" table:style-name="ce1">
            <text:p>Cuenta Conmigo</text:p>
          </table:table-cell>
          <table:table-cell office:value-type="time" office:time-value="PT0H5M6S" table:style-name="ce3">
            <text:p>05:0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9" table:formula="of:=[.A25]+1" table:style-name="ce1">
            <text:p>109</text:p>
          </table:table-cell>
          <table:table-cell office:value-type="string" table:style-name="ce1">
            <text:p>Jerry Rivera</text:p>
          </table:table-cell>
          <table:table-cell office:value-type="string" table:style-name="ce1">
            <text:p>Amores Como El Nuestro</text:p>
          </table:table-cell>
          <table:table-cell office:value-type="time" office:time-value="PT0H5M1S" table:style-name="ce3">
            <text:p>05:01</text:p>
          </table:table-cell>
          <table:table-cell office:value-type="string" table:style-name="ce1">
            <text:p>Cuenta Conmigo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0" table:formula="of:=[.A26]+1" table:style-name="ce1">
            <text:p>110</text:p>
          </table:table-cell>
          <table:table-cell office:value-type="string" table:style-name="ce1">
            <text:p>Jerry Rivera</text:p>
          </table:table-cell>
          <table:table-cell office:value-type="string" table:style-name="ce1">
            <text:p>Que hay de malo</text:p>
          </table:table-cell>
          <table:table-cell office:value-type="time" office:time-value="PT0H4M58S" table:style-name="ce3">
            <text:p>04:58</text:p>
          </table:table-cell>
          <table:table-cell office:value-type="string" table:style-name="ce1">
            <text:p>Latin Music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1" table:formula="of:=[.A27]+1" table:style-name="ce1">
            <text:p>111</text:p>
          </table:table-cell>
          <table:table-cell office:value-type="string" table:style-name="ce1">
            <text:p>Jerry Rivera</text:p>
          </table:table-cell>
          <table:table-cell office:value-type="string" table:style-name="ce1">
            <text:p>Vuela muy alto</text:p>
          </table:table-cell>
          <table:table-cell office:value-type="time" office:time-value="PT0H4M12S" table:style-name="ce3">
            <text:p>04:12</text:p>
          </table:table-cell>
          <table:table-cell office:value-type="string" table:style-name="ce1">
            <text:p>vuela muy alto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2" table:formula="of:=[.A28]+1" table:style-name="ce1">
            <text:p>112</text:p>
          </table:table-cell>
          <table:table-cell office:value-type="string" table:style-name="ce1">
            <text:p>Jerry Rivera &amp; Rey Sepúlveda</text:p>
          </table:table-cell>
          <table:table-cell office:value-type="string" table:style-name="ce1">
            <text:p>No vale la pena enamorarse</text:p>
          </table:table-cell>
          <table:table-cell office:value-type="time" office:time-value="PT0H5M46S" table:style-name="ce3">
            <text:p>05:46</text:p>
          </table:table-cell>
          <table:table-cell table:style-name="ce1"/>
          <table:table-cell office:value-type="string" table:style-name="ce1">
            <text:p>Sals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3" table:formula="of:=[.A29]+1" table:style-name="ce1">
            <text:p>113</text:p>
          </table:table-cell>
          <table:table-cell office:value-type="string" table:style-name="ce1">
            <text:p>Jerry Riverra</text:p>
          </table:table-cell>
          <table:table-cell office:value-type="string" table:style-name="ce1">
            <text:p>Cara de Niño</text:p>
          </table:table-cell>
          <table:table-cell office:value-type="time" office:time-value="PT0H4M57S" table:style-name="ce3">
            <text:p>04:5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4" table:formula="of:=[.A30]+1" table:style-name="ce1">
            <text:p>114</text:p>
          </table:table-cell>
          <table:table-cell office:value-type="string" table:style-name="ce1">
            <text:p>Joan Sebastian</text:p>
          </table:table-cell>
          <table:table-cell office:value-type="string" table:style-name="ce1">
            <text:p>Todo Me Gusta De Ti</text:p>
          </table:table-cell>
          <table:table-cell office:value-type="time" office:time-value="PT0H3M35S" table:style-name="ce3">
            <text:p>03:35</text:p>
          </table:table-cell>
          <table:table-cell office:value-type="string" table:style-name="ce1">
            <text:p>album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5" table:formula="of:=[.A31]+1" table:style-name="ce1">
            <text:p>115</text:p>
          </table:table-cell>
          <table:table-cell office:value-type="string" table:style-name="ce1">
            <text:p>Joan Sebastian</text:p>
          </table:table-cell>
          <table:table-cell office:value-type="string" table:style-name="ce1">
            <text:p>Secreto de Amor</text:p>
          </table:table-cell>
          <table:table-cell office:value-type="time" office:time-value="PT0H4M33S" table:style-name="ce3">
            <text:p>04:33</text:p>
          </table:table-cell>
          <table:table-cell office:value-type="string" table:style-name="ce1">
            <text:p>Joan Sebastian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6" table:formula="of:=[.A32]+1" table:style-name="ce1">
            <text:p>116</text:p>
          </table:table-cell>
          <table:table-cell office:value-type="string" table:style-name="ce1">
            <text:p>Joan Sebastian</text:p>
          </table:table-cell>
          <table:table-cell office:value-type="string" table:style-name="ce1">
            <text:p>Tatuajes</text:p>
          </table:table-cell>
          <table:table-cell office:value-type="time" office:time-value="PT0H3M34S" table:style-name="ce3">
            <text:p>03:34</text:p>
          </table:table-cell>
          <table:table-cell office:value-type="string" table:style-name="ce1">
            <text:p>Tatuaje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7" table:formula="of:=[.A33]+1" table:style-name="ce1">
            <text:p>117</text:p>
          </table:table-cell>
          <table:table-cell office:value-type="string" table:style-name="ce1">
            <text:p>Joan Sebastian</text:p>
          </table:table-cell>
          <table:table-cell office:value-type="string" table:style-name="ce1">
            <text:p>Una Noche Mas</text:p>
          </table:table-cell>
          <table:table-cell office:value-type="time" office:time-value="PT0H3M52S" table:style-name="ce3">
            <text:p>03:52</text:p>
          </table:table-cell>
          <table:table-cell office:value-type="string" table:style-name="ce1">
            <text:p>www.arremulahp.blogspot.com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8" table:formula="of:=[.A34]+1" table:style-name="ce1">
            <text:p>118</text:p>
          </table:table-cell>
          <table:table-cell office:value-type="string" table:style-name="ce1">
            <text:p>Jonny Rivera</text:p>
          </table:table-cell>
          <table:table-cell office:value-type="string" table:style-name="ce1">
            <text:p>Cuando parara la lluvia</text:p>
          </table:table-cell>
          <table:table-cell office:value-type="time" office:time-value="PT0H4M44S" table:style-name="ce3">
            <text:p>04:44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9" table:formula="of:=[.A35]+1" table:style-name="ce1">
            <text:p>119</text:p>
          </table:table-cell>
          <table:table-cell office:value-type="string" table:style-name="ce1">
            <text:p>Jonny Rivera</text:p>
          </table:table-cell>
          <table:table-cell office:value-type="string" table:style-name="ce1">
            <text:p>Por Eso esta Conmigo</text:p>
          </table:table-cell>
          <table:table-cell office:value-type="time" office:time-value="PT0H4M38S" table:style-name="ce3">
            <text:p>04:3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0" table:formula="of:=[.A36]+1" table:style-name="ce1">
            <text:p>120</text:p>
          </table:table-cell>
          <table:table-cell office:value-type="string" table:style-name="ce1">
            <text:p>Joseph Fonseca</text:p>
          </table:table-cell>
          <table:table-cell office:value-type="string" table:style-name="ce1">
            <text:p>Que levante la mano</text:p>
          </table:table-cell>
          <table:table-cell office:value-type="time" office:time-value="PT0H3M56S" table:style-name="ce3">
            <text:p>03:5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1" table:formula="of:=[.A37]+1" table:style-name="ce1">
            <text:p>121</text:p>
          </table:table-cell>
          <table:table-cell office:value-type="string" table:style-name="ce1">
            <text:p>Joseph Fonseca</text:p>
          </table:table-cell>
          <table:table-cell office:value-type="string" table:style-name="ce1">
            <text:p>Noches De Fantasia</text:p>
          </table:table-cell>
          <table:table-cell office:value-type="time" office:time-value="PT0H4M27S" table:style-name="ce3">
            <text:p>04:27</text:p>
          </table:table-cell>
          <table:table-cell office:value-type="string" table:style-name="ce1">
            <text:p>Joseph Fonseca</text:p>
          </table:table-cell>
          <table:table-cell office:value-type="string" table:style-name="ce1">
            <text:p>Merengu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2" table:formula="of:=[.A38]+1" table:style-name="ce1">
            <text:p>122</text:p>
          </table:table-cell>
          <table:table-cell office:value-type="string" table:style-name="ce1">
            <text:p>Juan Luis Guerra</text:p>
          </table:table-cell>
          <table:table-cell office:value-type="string" table:style-name="ce1">
            <text:p>a pedir su mano</text:p>
          </table:table-cell>
          <table:table-cell office:value-type="time" office:time-value="PT0H4M56S" table:style-name="ce3">
            <text:p>04:5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3" table:formula="of:=[.A39]+1" table:style-name="ce1">
            <text:p>123</text:p>
          </table:table-cell>
          <table:table-cell office:value-type="string" table:style-name="ce1">
            <text:p>Juan Luis Guerra</text:p>
          </table:table-cell>
          <table:table-cell office:value-type="string" table:style-name="ce1">
            <text:p>Bachata en Fukuoka<text:s/></text:p>
          </table:table-cell>
          <table:table-cell office:value-type="time" office:time-value="PT0H3M10S" table:style-name="ce3">
            <text:p>03:1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124" table:formula="of:=[.A40]+1" table:style-name="ce1">
            <text:p>124</text:p>
          </table:table-cell>
          <table:table-cell office:value-type="string" table:style-name="ce1">
            <text:p>Juan Luis Guerra</text:p>
          </table:table-cell>
          <table:table-cell office:value-type="string" table:style-name="ce1">
            <text:p>La Bilirrubina</text:p>
          </table:table-cell>
          <table:table-cell office:value-type="time" office:time-value="PT0H4M3S" table:style-name="ce3">
            <text:p>04:0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5" table:formula="of:=[.A41]+1" table:style-name="ce1">
            <text:p>125</text:p>
          </table:table-cell>
          <table:table-cell office:value-type="string" table:style-name="ce1">
            <text:p>Juan Luis Guerra</text:p>
          </table:table-cell>
          <table:table-cell office:value-type="string" table:style-name="ce1">
            <text:p>mil razones para amarte</text:p>
          </table:table-cell>
          <table:table-cell office:value-type="time" office:time-value="PT0H4M18S" table:style-name="ce3">
            <text:p>04:18</text:p>
          </table:table-cell>
          <table:table-cell table:style-name="ce1"/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" table:formula="of:=[.A42]+1" table:style-name="ce1">
            <text:p>126</text:p>
          </table:table-cell>
          <table:table-cell office:value-type="string" table:style-name="ce1">
            <text:p>Juan Luis Guerra</text:p>
          </table:table-cell>
          <table:table-cell office:value-type="string" table:style-name="ce1">
            <text:p>Si Tu te vas</text:p>
          </table:table-cell>
          <table:table-cell office:value-type="time" office:time-value="PT0H3M57S" table:style-name="ce3">
            <text:p>03:57</text:p>
          </table:table-cell>
          <table:table-cell table:style-name="ce1"/>
          <table:table-cell office:value-type="string" table:style-name="ce1">
            <text:p>Samb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7" table:formula="of:=[.A43]+1" table:style-name="ce1">
            <text:p>127</text:p>
          </table:table-cell>
          <table:table-cell office:value-type="string" table:style-name="ce1">
            <text:p>Juan Luis Guerra</text:p>
          </table:table-cell>
          <table:table-cell office:value-type="string" table:style-name="ce1">
            <text:p>Ay Mujer</text:p>
          </table:table-cell>
          <table:table-cell office:value-type="time" office:time-value="PT0H4M9S" table:style-name="ce3">
            <text:p>04:0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8" table:formula="of:=[.A44]+1" table:style-name="ce1">
            <text:p>128</text:p>
          </table:table-cell>
          <table:table-cell office:value-type="string" table:style-name="ce1">
            <text:p>Juan Luis Guerra</text:p>
          </table:table-cell>
          <table:table-cell office:value-type="string" table:style-name="ce1">
            <text:p>Me enamoro de ella</text:p>
          </table:table-cell>
          <table:table-cell office:value-type="time" office:time-value="PT0H4M17S" table:style-name="ce3">
            <text:p>04:1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9" table:formula="of:=[.A45]+1" table:style-name="ce1">
            <text:p>129</text:p>
          </table:table-cell>
          <table:table-cell office:value-type="string" table:style-name="ce1">
            <text:p>Juan Luis Guerra</text:p>
          </table:table-cell>
          <table:table-cell office:value-type="string" table:style-name="ce1">
            <text:p>Visa para un sueno</text:p>
          </table:table-cell>
          <table:table-cell office:value-type="time" office:time-value="PT0H3M24S" table:style-name="ce3">
            <text:p>03:2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0" table:formula="of:=[.A46]+1" table:style-name="ce1">
            <text:p>130</text:p>
          </table:table-cell>
          <table:table-cell office:value-type="string" table:style-name="ce1">
            <text:p>Juan Luis Guerra</text:p>
          </table:table-cell>
          <table:table-cell office:value-type="string" table:style-name="ce1">
            <text:p>Las Avispas</text:p>
          </table:table-cell>
          <table:table-cell office:value-type="time" office:time-value="PT0H3M17S" table:style-name="ce3">
            <text:p>03:1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1" table:formula="of:=[.A47]+1" table:style-name="ce1">
            <text:p>131</text:p>
          </table:table-cell>
          <table:table-cell office:value-type="string" table:style-name="ce1">
            <text:p>Juan Luis Guerra</text:p>
          </table:table-cell>
          <table:table-cell office:value-type="string" table:style-name="ce1">
            <text:p>Rosa</text:p>
          </table:table-cell>
          <table:table-cell office:value-type="time" office:time-value="PT0H4M20S" table:style-name="ce3">
            <text:p>04:20</text:p>
          </table:table-cell>
          <table:table-cell office:value-type="string" table:style-name="ce1">
            <text:p>Bachata Rosa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2" table:formula="of:=[.A48]+1" table:style-name="ce1">
            <text:p>132</text:p>
          </table:table-cell>
          <table:table-cell office:value-type="string" table:style-name="ce1">
            <text:p>Juan Luis Guerra</text:p>
          </table:table-cell>
          <table:table-cell office:value-type="string" table:style-name="ce1">
            <text:p>La Hormiguita</text:p>
          </table:table-cell>
          <table:table-cell office:value-type="time" office:time-value="PT0H3M3S" table:style-name="ce3">
            <text:p>03:03</text:p>
          </table:table-cell>
          <table:table-cell office:value-type="string" table:style-name="ce1">
            <text:p>Ni es lo mismo ni es igual</text:p>
          </table:table-cell>
          <table:table-cell office:value-type="string" table:style-name="ce1">
            <text:p>Merengu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3" table:formula="of:=[.A49]+1" table:style-name="ce1">
            <text:p>133</text:p>
          </table:table-cell>
          <table:table-cell office:value-type="string" table:style-name="ce1">
            <text:p>Kaoma</text:p>
          </table:table-cell>
          <table:table-cell office:value-type="string" table:style-name="ce1">
            <text:p>La Lambada</text:p>
          </table:table-cell>
          <table:table-cell office:value-type="time" office:time-value="PT0H3M18S" table:style-name="ce3">
            <text:p>03:1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4" table:formula="of:=[.A50]+1" table:style-name="ce1">
            <text:p>134</text:p>
          </table:table-cell>
          <table:table-cell office:value-type="string" table:style-name="ce1">
            <text:p>La India</text:p>
          </table:table-cell>
          <table:table-cell office:value-type="string" table:style-name="ce1">
            <text:p>Mi Mayor Venganza</text:p>
          </table:table-cell>
          <table:table-cell office:value-type="time" office:time-value="PT0H5M16S" table:style-name="ce3">
            <text:p>05:1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5" table:formula="of:=[.A51]+1" table:style-name="ce1">
            <text:p>135</text:p>
          </table:table-cell>
          <table:table-cell office:value-type="string" table:style-name="ce1">
            <text:p>La India</text:p>
          </table:table-cell>
          <table:table-cell office:value-type="string" table:style-name="ce1">
            <text:p>Me canse de ser la otra</text:p>
          </table:table-cell>
          <table:table-cell office:value-type="time" office:time-value="PT0H5M14S" table:style-name="ce3">
            <text:p>05:1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6" table:formula="of:=[.A52]+1" table:style-name="ce1">
            <text:p>136</text:p>
          </table:table-cell>
          <table:table-cell office:value-type="string" table:style-name="ce1">
            <text:p>La Maquina</text:p>
          </table:table-cell>
          <table:table-cell office:value-type="string" table:style-name="ce1">
            <text:p>Yo No Me Muero por Nadie</text:p>
          </table:table-cell>
          <table:table-cell office:value-type="time" office:time-value="PT0H4M20S" table:style-name="ce3">
            <text:p>04:20</text:p>
          </table:table-cell>
          <table:table-cell table:style-name="ce1"/>
          <table:table-cell office:value-type="string" table:style-name="ce1">
            <text:p>Merengu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7" table:formula="of:=[.A53]+1" table:style-name="ce1">
            <text:p>137</text:p>
          </table:table-cell>
          <table:table-cell office:value-type="string" table:style-name="ce1">
            <text:p>La Maquina</text:p>
          </table:table-cell>
          <table:table-cell office:value-type="string" table:style-name="ce1">
            <text:p>Nadie se muere</text:p>
          </table:table-cell>
          <table:table-cell office:value-type="time" office:time-value="PT0H3M47S" table:style-name="ce3">
            <text:p>03:47</text:p>
          </table:table-cell>
          <table:table-cell office:value-type="string" table:style-name="ce1">
            <text:p>Los Reyes del Pueblo</text:p>
          </table:table-cell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8" table:formula="of:=[.A54]+1" table:style-name="ce1">
            <text:p>138</text:p>
          </table:table-cell>
          <table:table-cell office:value-type="string" table:style-name="ce1">
            <text:p>La Sonora Margarita</text:p>
          </table:table-cell>
          <table:table-cell office:value-type="string" table:style-name="ce1">
            <text:p>Amor de mis amores</text:p>
          </table:table-cell>
          <table:table-cell office:value-type="time" office:time-value="PT0H4M6S" table:style-name="ce3">
            <text:p>04:0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9" table:formula="of:=[.A55]+1" table:style-name="ce1">
            <text:p>139</text:p>
          </table:table-cell>
          <table:table-cell office:value-type="string" table:style-name="ce1">
            <text:p>La Sonora Santanera</text:p>
          </table:table-cell>
          <table:table-cell office:value-type="string" table:style-name="ce1">
            <text:p>Luces de Nueva York</text:p>
          </table:table-cell>
          <table:table-cell office:value-type="time" office:time-value="PT0H3M8S" table:style-name="ce3">
            <text:p>03:08</text:p>
          </table:table-cell>
          <table:table-cell office:value-type="string" table:style-name="ce1">
            <text:p>Nuestro Aniversario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0" table:formula="of:=[.A56]+1" table:style-name="ce1">
            <text:p>140</text:p>
          </table:table-cell>
          <table:table-cell office:value-type="string" table:style-name="ce1">
            <text:p>La Sonora Santanera</text:p>
          </table:table-cell>
          <table:table-cell office:value-type="string" table:style-name="ce1">
            <text:p>Perfume de Gardenia</text:p>
          </table:table-cell>
          <table:table-cell office:value-type="time" office:time-value="PT0H3M30S" table:style-name="ce3">
            <text:p>03:30</text:p>
          </table:table-cell>
          <table:table-cell office:value-type="string" table:style-name="ce1">
            <text:p>Romanticas 2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1" table:formula="of:=[.A57]+1" table:style-name="ce1">
            <text:p>141</text:p>
          </table:table-cell>
          <table:table-cell office:value-type="string" table:style-name="ce1">
            <text:p>Los Adolescentes</text:p>
          </table:table-cell>
          <table:table-cell office:value-type="string" table:style-name="ce1">
            <text:p>Anhelo</text:p>
          </table:table-cell>
          <table:table-cell office:value-type="time" office:time-value="PT0H4M2S" table:style-name="ce3">
            <text:p>04:0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2" table:formula="of:=[.A58]+1" table:style-name="ce1">
            <text:p>142</text:p>
          </table:table-cell>
          <table:table-cell office:value-type="string" table:style-name="ce1">
            <text:p>Los Adolescentes</text:p>
          </table:table-cell>
          <table:table-cell office:value-type="string" table:style-name="ce1">
            <text:p>Me tengo que ir</text:p>
          </table:table-cell>
          <table:table-cell office:value-type="time" office:time-value="PT0H4M51S" table:style-name="ce3">
            <text:p>04:5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3" table:formula="of:=[.A59]+1" table:style-name="ce1">
            <text:p>143</text:p>
          </table:table-cell>
          <table:table-cell office:value-type="string" table:style-name="ce1">
            <text:p>Los Hermanos Rosario</text:p>
          </table:table-cell>
          <table:table-cell office:value-type="string" table:style-name="ce1">
            <text:p>Me Tiene Loco</text:p>
          </table:table-cell>
          <table:table-cell office:value-type="time" office:time-value="PT0H4M4S" table:style-name="ce3">
            <text:p>04:04</text:p>
          </table:table-cell>
          <table:table-cell office:value-type="string" table:style-name="ce1">
            <text:p>Bomba 2000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44" table:formula="of:=[.A60]+1" table:style-name="ce1">
            <text:p>144</text:p>
          </table:table-cell>
          <table:table-cell office:value-type="string" table:style-name="ce1">
            <text:p>Los Hermanos Rosario</text:p>
          </table:table-cell>
          <table:table-cell office:value-type="string" table:style-name="ce1">
            <text:p>Esa Morena</text:p>
          </table:table-cell>
          <table:table-cell office:value-type="time" office:time-value="PT0H4M11S" table:style-name="ce3">
            <text:p>04:11</text:p>
          </table:table-cell>
          <table:table-cell office:value-type="string" table:style-name="ce1">
            <text:p>MERENGUES CLASICOS DOMINICANOS</text:p>
          </table:table-cell>
          <table:table-cell office:value-type="string" table:style-name="ce1">
            <text:p>merengu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5" table:formula="of:=[.A61]+1" table:style-name="ce1">
            <text:p>145</text:p>
          </table:table-cell>
          <table:table-cell office:value-type="string" table:style-name="ce1">
            <text:p>Los Hermanos Rosario</text:p>
          </table:table-cell>
          <table:table-cell office:value-type="string" table:style-name="ce1">
            <text:p>Esa Muchacha</text:p>
          </table:table-cell>
          <table:table-cell office:value-type="time" office:time-value="PT0H3M57S" table:style-name="ce3">
            <text:p>03:57</text:p>
          </table:table-cell>
          <table:table-cell office:value-type="string" table:style-name="ce1">
            <text:p>WwW.Mambo809.Net</text:p>
          </table:table-cell>
          <table:table-cell office:value-type="string" table:style-name="ce1">
            <text:p>Merengu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6" table:formula="of:=[.A62]+1" table:style-name="ce1">
            <text:p>146</text:p>
          </table:table-cell>
          <table:table-cell office:value-type="string" table:style-name="ce1">
            <text:p>Los Hicsos</text:p>
          </table:table-cell>
          <table:table-cell office:value-type="string" table:style-name="ce1">
            <text:p>La parranda</text:p>
          </table:table-cell>
          <table:table-cell office:value-type="time" office:time-value="PT0H4M20S" table:style-name="ce3">
            <text:p>04:2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7" table:formula="of:=[.A63]+1" table:style-name="ce1">
            <text:p>147</text:p>
          </table:table-cell>
          <table:table-cell office:value-type="string" table:style-name="ce1">
            <text:p>Los Hicsos</text:p>
          </table:table-cell>
          <table:table-cell office:value-type="string" table:style-name="ce1">
            <text:p>Si supieras</text:p>
          </table:table-cell>
          <table:table-cell office:value-type="time" office:time-value="PT0H3M17S" table:style-name="ce3">
            <text:p>03:1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8" table:formula="of:=[.A64]+1" table:style-name="ce1">
            <text:p>148</text:p>
          </table:table-cell>
          <table:table-cell office:value-type="string" table:style-name="ce1">
            <text:p>Los Hicsos</text:p>
          </table:table-cell>
          <table:table-cell office:value-type="string" table:style-name="ce1">
            <text:p>La Avispa</text:p>
          </table:table-cell>
          <table:table-cell office:value-type="time" office:time-value="PT0H4M4S" table:style-name="ce3">
            <text:p>04:04</text:p>
          </table:table-cell>
          <table:table-cell office:value-type="string" table:style-name="ce1">
            <text:p>Exitos Bailables</text:p>
          </table:table-cell>
          <table:table-cell office:value-type="string" table:style-name="ce1">
            <text:p>COSTA RIC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9" table:formula="of:=[.A65]+1" table:style-name="ce1">
            <text:p>149</text:p>
          </table:table-cell>
          <table:table-cell office:value-type="string" table:style-name="ce1">
            <text:p>Los Hicsos</text:p>
          </table:table-cell>
          <table:table-cell office:value-type="string" table:style-name="ce1">
            <text:p>Si Te Vas</text:p>
          </table:table-cell>
          <table:table-cell office:value-type="time" office:time-value="PT0H2M54S" table:style-name="ce3">
            <text:p>02:54</text:p>
          </table:table-cell>
          <table:table-cell office:value-type="string" table:style-name="ce1">
            <text:p>Nuestra Música</text:p>
          </table:table-cell>
          <table:table-cell office:value-type="string" table:style-name="ce1">
            <text:p>Costa Ric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50" table:formula="of:=[.A66]+1" table:style-name="ce1">
            <text:p>150</text:p>
          </table:table-cell>
          <table:table-cell office:value-type="string" table:style-name="ce1">
            <text:p>Los Hicsos</text:p>
          </table:table-cell>
          <table:table-cell office:value-type="string" table:style-name="ce1">
            <text:p>Violencia</text:p>
          </table:table-cell>
          <table:table-cell office:value-type="time" office:time-value="PT0H2M59S" table:style-name="ce3">
            <text:p>02:59</text:p>
          </table:table-cell>
          <table:table-cell office:value-type="string" table:style-name="ce1">
            <text:p>Nuestra Música Vol.2</text:p>
          </table:table-cell>
          <table:table-cell office:value-type="string" table:style-name="ce1">
            <text:p>Romantico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51" table:formula="of:=[.A67]+1" table:style-name="ce1">
            <text:p>151</text:p>
          </table:table-cell>
          <table:table-cell office:value-type="string" table:style-name="ce1">
            <text:p>Luis Enrique</text:p>
          </table:table-cell>
          <table:table-cell office:value-type="string" table:style-name="ce1">
            <text:p>Yo No Se Manaña</text:p>
          </table:table-cell>
          <table:table-cell office:value-type="time" office:time-value="PT0H4M24S" table:style-name="ce3">
            <text:p>04:24</text:p>
          </table:table-cell>
          <table:table-cell office:value-type="string" table:style-name="ce1">
            <text:p>CICLOS</text:p>
          </table:table-cell>
          <table:table-cell office:value-type="string" table:style-name="ce1">
            <text:p>Sals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52" table:formula="of:=[.A68]+1" table:style-name="ce1">
            <text:p>152</text:p>
          </table:table-cell>
          <table:table-cell office:value-type="string" table:style-name="ce1">
            <text:p>Luis Enrique y Eddy Santiago</text:p>
          </table:table-cell>
          <table:table-cell office:value-type="string" table:style-name="ce1">
            <text:p>Amiga</text:p>
          </table:table-cell>
          <table:table-cell office:value-type="time" office:time-value="PT0H4M36S" table:style-name="ce3">
            <text:p>04:36</text:p>
          </table:table-cell>
          <table:table-cell office:value-type="string" table:style-name="ce1">
            <text:p>Los Principes de la Salsa</text:p>
          </table:table-cell>
          <table:table-cell office:value-type="string" table:style-name="ce1">
            <text:p>Sals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53" table:formula="of:=[.A69]+1" table:style-name="ce1">
            <text:p>153</text:p>
          </table:table-cell>
          <table:table-cell office:value-type="string" table:style-name="ce1">
            <text:p>Magic Juan</text:p>
          </table:table-cell>
          <table:table-cell office:value-type="string" table:style-name="ce1">
            <text:p>Meneando La Pera</text:p>
          </table:table-cell>
          <table:table-cell office:value-type="time" office:time-value="PT0H3M34S" table:style-name="ce3">
            <text:p>03:34</text:p>
          </table:table-cell>
          <table:table-cell table:number-columns-repeated="2" table:style-name="ce1"/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54" table:formula="of:=[.A70]+1" table:style-name="ce1">
            <text:p>154</text:p>
          </table:table-cell>
          <table:table-cell office:value-type="string" table:style-name="ce1">
            <text:p>Magic Juan</text:p>
          </table:table-cell>
          <table:table-cell office:value-type="string" table:style-name="ce1">
            <text:p>Ta Buena</text:p>
          </table:table-cell>
          <table:table-cell office:value-type="time" office:time-value="PT0H3M36S" table:style-name="ce3">
            <text:p>03:36</text:p>
          </table:table-cell>
          <table:table-cell office:value-type="string" table:style-name="ce1">
            <text:p>www.djloquy.tk</text:p>
          </table:table-cell>
          <table:table-cell office:value-type="string" table:style-name="ce1">
            <text:p>merengue mamb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55" table:formula="of:=[.A71]+1" table:style-name="ce1">
            <text:p>155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No me conoces</text:p>
          </table:table-cell>
          <table:table-cell office:value-type="time" office:time-value="PT0H5M27S" table:style-name="ce3">
            <text:p>05:27</text:p>
          </table:table-cell>
          <table:table-cell table:style-name="ce1"/>
          <table:table-cell office:value-type="string" table:style-name="ce1">
            <text:p>Latino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56" table:formula="of:=[.A72]+1" table:style-name="ce1">
            <text:p>156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Valio la pena (version salsa)</text:p>
          </table:table-cell>
          <table:table-cell office:value-type="time" office:time-value="PT0H4M52S" table:style-name="ce3">
            <text:p>04:5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57" table:formula="of:=[.A73]+1" table:style-name="ce1">
            <text:p>157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A Quien Quiero Mentirle</text:p>
          </table:table-cell>
          <table:table-cell office:value-type="time" office:time-value="PT0H4M13S" table:style-name="ce3">
            <text:p>04:13</text:p>
          </table:table-cell>
          <table:table-cell table:style-name="ce1"/>
          <table:table-cell office:value-type="string" table:style-name="ce1">
            <text:p>Balada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58" table:formula="of:=[.A74]+1" table:style-name="ce1">
            <text:p>158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Este loco que te mira</text:p>
          </table:table-cell>
          <table:table-cell office:value-type="time" office:time-value="PT0H4M51S" table:style-name="ce3">
            <text:p>04:51</text:p>
          </table:table-cell>
          <table:table-cell table:style-name="ce1"/>
          <table:table-cell office:value-type="string" table:style-name="ce1">
            <text:p>Sals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59" table:formula="of:=[.A75]+1" table:style-name="ce1">
            <text:p>159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Se me sigue olvidando</text:p>
          </table:table-cell>
          <table:table-cell office:value-type="time" office:time-value="PT0H4M49S" table:style-name="ce3">
            <text:p>04:4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60" table:formula="of:=[.A76]+1" table:style-name="ce1">
            <text:p>160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Te Conozco Bien</text:p>
          </table:table-cell>
          <table:table-cell office:value-type="time" office:time-value="PT0H5M5S" table:style-name="ce3">
            <text:p>05:0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61" table:formula="of:=[.A77]+1" table:style-name="ce1">
            <text:p>161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Valio la pena</text:p>
          </table:table-cell>
          <table:table-cell office:value-type="time" office:time-value="PT0H4M52S" table:style-name="ce3">
            <text:p>04:5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62" table:formula="of:=[.A78]+1" table:style-name="ce1">
            <text:p>162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Y ahora quien</text:p>
          </table:table-cell>
          <table:table-cell office:value-type="time" office:time-value="PT0H5M9S" table:style-name="ce3">
            <text:p>05:0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63" table:formula="of:=[.A79]+1" table:style-name="ce1">
            <text:p>163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Y como es el</text:p>
          </table:table-cell>
          <table:table-cell office:value-type="time" office:time-value="PT0H3M59S" table:style-name="ce3">
            <text:p>03:59</text:p>
          </table:table-cell>
          <table:table-cell office:value-type="string" table:style-name="ce1">
            <text:p>(lokito_123_22@hotmail.com)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64" table:formula="of:=[.A80]+1" table:style-name="ce1">
            <text:p>164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Y Hubo Alguien</text:p>
          </table:table-cell>
          <table:table-cell office:value-type="time" office:time-value="PT0H6M9S" table:style-name="ce3">
            <text:p>06:09</text:p>
          </table:table-cell>
          <table:table-cell office:value-type="string" table:style-name="ce1">
            <text:p>Desde Un Principio: From the Beginning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65" table:formula="of:=[.A81]+1" table:style-name="ce1">
            <text:p>165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No me ames</text:p>
          </table:table-cell>
          <table:table-cell office:value-type="time" office:time-value="PT0H5M6S" table:style-name="ce3">
            <text:p>05:06</text:p>
          </table:table-cell>
          <table:table-cell office:value-type="string" table:style-name="ce1">
            <text:p>Desde un Principio: From the Beginning [Sony International]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66" table:formula="of:=[.A82]+1" table:style-name="ce1">
            <text:p>166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Nadie como ella</text:p>
          </table:table-cell>
          <table:table-cell office:value-type="time" office:time-value="PT0H4M45S" table:style-name="ce3">
            <text:p>04:45</text:p>
          </table:table-cell>
          <table:table-cell office:value-type="string" table:style-name="ce1">
            <text:p>Desde un Principio: From the Beginning [Sony International]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67" table:formula="of:=[.A83]+1" table:style-name="ce1">
            <text:p>167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Contra la corriente</text:p>
          </table:table-cell>
          <table:table-cell office:value-type="time" office:time-value="PT0H4M57S" table:style-name="ce3">
            <text:p>04:57</text:p>
          </table:table-cell>
          <table:table-cell office:value-type="string" table:style-name="ce1">
            <text:p>Desde un Principio: From the Beginning [Sony International]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68" table:formula="of:=[.A84]+1" table:style-name="ce1">
            <text:p>168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No sabes como duele</text:p>
          </table:table-cell>
          <table:table-cell office:value-type="time" office:time-value="PT0H4M52S" table:style-name="ce3">
            <text:p>04:52</text:p>
          </table:table-cell>
          <table:table-cell office:value-type="string" table:style-name="ce1">
            <text:p>Desde un Principio: From the Beginning [Sony International]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69" table:formula="of:=[.A85]+1" table:style-name="ce1">
            <text:p>169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Vivir lo nuestro</text:p>
          </table:table-cell>
          <table:table-cell office:value-type="time" office:time-value="PT0H6M8S" table:style-name="ce3">
            <text:p>06:08</text:p>
          </table:table-cell>
          <table:table-cell office:value-type="string" table:style-name="ce1">
            <text:p>Desde un Principio: From the Beginning [Sony International]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70" table:formula="of:=[.A86]+1" table:style-name="ce1">
            <text:p>170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Hasta Ayer</text:p>
          </table:table-cell>
          <table:table-cell office:value-type="time" office:time-value="PT0H4M38S" table:style-name="ce3">
            <text:p>04:38</text:p>
          </table:table-cell>
          <table:table-cell office:value-type="string" table:style-name="ce1">
            <text:p>Marc Antonhy</text:p>
          </table:table-cell>
          <table:table-cell office:value-type="string" table:style-name="ce1">
            <text:p>Sals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71" table:formula="of:=[.A87]+1" table:style-name="ce1">
            <text:p>171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Que Ciego Fui<text:s/></text:p>
          </table:table-cell>
          <table:table-cell office:value-type="time" office:time-value="PT0H3M47S" table:style-name="ce3">
            <text:p>03:47</text:p>
          </table:table-cell>
          <table:table-cell office:value-type="string" table:style-name="ce1">
            <text:p>Mark Anthony</text:p>
          </table:table-cell>
          <table:table-cell office:value-type="string" table:style-name="ce1">
            <text:p>Suav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72" table:formula="of:=[.A88]+1" table:style-name="ce1">
            <text:p>172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Celos</text:p>
          </table:table-cell>
          <table:table-cell office:value-type="time" office:time-value="PT0H4M49S" table:style-name="ce3">
            <text:p>04:49</text:p>
          </table:table-cell>
          <table:table-cell office:value-type="string" table:style-name="ce1">
            <text:p>Salsa ICHIBAN</text:p>
          </table:table-cell>
          <table:table-cell office:value-type="string" table:style-name="ce1">
            <text:p>Salsa</text:p>
          </table:table-cell>
          <table:table-cell office:value-type="float" office:value="129" table:style-name="ce1">
            <text:p>129</text:p>
          </table:table-cell>
          <table:table-cell table:number-columns-repeated="16377"/>
        </table:table-row>
        <table:table-row table:style-name="ro1">
          <table:table-cell office:value-type="float" office:value="173" table:formula="of:=[.A89]+1" table:style-name="ce1">
            <text:p>173</text:p>
          </table:table-cell>
          <table:table-cell office:value-type="string" table:style-name="ce1">
            <text:p>Marck Anthony</text:p>
          </table:table-cell>
          <table:table-cell office:value-type="string" table:style-name="ce1">
            <text:p>Que Precio Tiene El Cielo</text:p>
          </table:table-cell>
          <table:table-cell office:value-type="time" office:time-value="PT0H4M58S" table:style-name="ce3">
            <text:p>04:58</text:p>
          </table:table-cell>
          <table:table-cell office:value-type="string" table:style-name="ce1">
            <text:p>Viakura.webcindario.com</text:p>
          </table:table-cell>
          <table:table-cell office:value-type="string" table:style-name="ce1">
            <text:p>Salsa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74" table:formula="of:=[.A90]+1" table:style-name="ce1">
            <text:p>174</text:p>
          </table:table-cell>
          <table:table-cell office:value-type="string" table:style-name="ce1">
            <text:p>Mickey Taberas</text:p>
          </table:table-cell>
          <table:table-cell office:value-type="string" table:style-name="ce1">
            <text:p>A Pesar del Tiempo</text:p>
          </table:table-cell>
          <table:table-cell office:value-type="time" office:time-value="PT0H4M55S" table:style-name="ce3">
            <text:p>04:5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75" table:formula="of:=[.A91]+1" table:style-name="ce1">
            <text:p>175</text:p>
          </table:table-cell>
          <table:table-cell office:value-type="string" table:style-name="ce1">
            <text:p>Mickey Taberas</text:p>
          </table:table-cell>
          <table:table-cell office:value-type="string" table:style-name="ce1">
            <text:p>Cuando el amor se acaba</text:p>
          </table:table-cell>
          <table:table-cell office:value-type="time" office:time-value="PT0H4M41S" table:style-name="ce3">
            <text:p>04:41</text:p>
          </table:table-cell>
          <table:table-cell table:style-name="ce1"/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76" table:formula="of:=[.A92]+1" table:style-name="ce1">
            <text:p>176</text:p>
          </table:table-cell>
          <table:table-cell office:value-type="string" table:style-name="ce1">
            <text:p>Mickey Taberas</text:p>
          </table:table-cell>
          <table:table-cell office:value-type="string" table:style-name="ce1">
            <text:p>Mar de dudas</text:p>
          </table:table-cell>
          <table:table-cell office:value-type="time" office:time-value="PT0H5M34S" table:style-name="ce3">
            <text:p>05:34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77" table:formula="of:=[.A93]+1" table:style-name="ce1">
            <text:p>177</text:p>
          </table:table-cell>
          <table:table-cell office:value-type="string" table:style-name="ce1">
            <text:p>Mickey Taveras</text:p>
          </table:table-cell>
          <table:table-cell office:value-type="string" table:style-name="ce1">
            <text:p>Quiereme</text:p>
          </table:table-cell>
          <table:table-cell office:value-type="time" office:time-value="PT0H5M0S" table:style-name="ce3">
            <text:p>05:0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78" table:formula="of:=[.A94]+1" table:style-name="ce1">
            <text:p>178</text:p>
          </table:table-cell>
          <table:table-cell office:value-type="string" table:style-name="ce1">
            <text:p>Mickye Taberas</text:p>
          </table:table-cell>
          <table:table-cell office:value-type="string" table:style-name="ce1">
            <text:p>Y Que me Pasa</text:p>
          </table:table-cell>
          <table:table-cell office:value-type="time" office:time-value="PT0H5M3S" table:style-name="ce3">
            <text:p>05:0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79" table:formula="of:=[.A95]+1" table:style-name="ce1">
            <text:p>179</text:p>
          </table:table-cell>
          <table:table-cell office:value-type="string" table:style-name="ce1">
            <text:p>Oro Solido</text:p>
          </table:table-cell>
          <table:table-cell office:value-type="string" table:style-name="ce1">
            <text:p>Maria Se Fue</text:p>
          </table:table-cell>
          <table:table-cell office:value-type="time" office:time-value="PT0H4M39S" table:style-name="ce3">
            <text:p>04:39</text:p>
          </table:table-cell>
          <table:table-cell office:value-type="string" table:style-name="ce1">
            <text:p>Salsas y merengue</text:p>
          </table:table-cell>
          <table:table-cell office:value-type="string" table:style-name="ce1">
            <text:p>Salsa</text:p>
          </table:table-cell>
          <table:table-cell office:value-type="float" office:value="112" table:style-name="ce1">
            <text:p>112</text:p>
          </table:table-cell>
          <table:table-cell table:number-columns-repeated="16377"/>
        </table:table-row>
        <table:table-row table:style-name="ro1">
          <table:table-cell office:value-type="float" office:value="180" table:formula="of:=[.A96]+1" table:style-name="ce1">
            <text:p>180</text:p>
          </table:table-cell>
          <table:table-cell office:value-type="string" table:style-name="ce1">
            <text:p>Oscar De León</text:p>
          </table:table-cell>
          <table:table-cell office:value-type="string" table:style-name="ce1">
            <text:p>Lloraras</text:p>
          </table:table-cell>
          <table:table-cell office:value-type="time" office:time-value="PT0H3M41S" table:style-name="ce3">
            <text:p>03:4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81" table:formula="of:=[.A97]+1" table:style-name="ce1">
            <text:p>181</text:p>
          </table:table-cell>
          <table:table-cell office:value-type="string" table:style-name="ce1">
            <text:p>Pedro Conga</text:p>
          </table:table-cell>
          <table:table-cell office:value-type="string" table:style-name="ce1">
            <text:p>Me niegas tanto amor</text:p>
          </table:table-cell>
          <table:table-cell office:value-type="time" office:time-value="PT0H4M42S" table:style-name="ce3">
            <text:p>04:42</text:p>
          </table:table-cell>
          <table:table-cell table:style-name="ce1"/>
          <table:table-cell office:value-type="string" table:style-name="ce1">
            <text:p>sals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82" table:formula="of:=[.A98]+1" table:style-name="ce1">
            <text:p>182</text:p>
          </table:table-cell>
          <table:table-cell office:value-type="string" table:style-name="ce1">
            <text:p>Pedro Conga</text:p>
          </table:table-cell>
          <table:table-cell office:value-type="string" table:style-name="ce1">
            <text:p>No te quites la ropa</text:p>
          </table:table-cell>
          <table:table-cell office:value-type="time" office:time-value="PT0H5M40S" table:style-name="ce3">
            <text:p>05:4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83" table:formula="of:=[.A99]+1" table:style-name="ce1">
            <text:p>183</text:p>
          </table:table-cell>
          <table:table-cell office:value-type="string" table:style-name="ce1">
            <text:p>Pedro Conga</text:p>
          </table:table-cell>
          <table:table-cell office:value-type="string" table:style-name="ce1">
            <text:p>Si supieras</text:p>
          </table:table-cell>
          <table:table-cell office:value-type="time" office:time-value="PT0H5M7S" table:style-name="ce3">
            <text:p>05:07</text:p>
          </table:table-cell>
          <table:table-cell table:style-name="ce1"/>
          <table:table-cell office:value-type="string" table:style-name="ce1">
            <text:p>Sals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84" table:formula="of:=[.A100]+1" table:style-name="ce1">
            <text:p>184</text:p>
          </table:table-cell>
          <table:table-cell office:value-type="string" table:style-name="ce1">
            <text:p>Raul Fuentes</text:p>
          </table:table-cell>
          <table:table-cell office:value-type="string" table:style-name="ce1">
            <text:p>Sueño su Boca</text:p>
          </table:table-cell>
          <table:table-cell office:value-type="time" office:time-value="PT0H3M40S" table:style-name="ce3">
            <text:p>03:4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85" table:formula="of:=[.A101]+1" table:style-name="ce1">
            <text:p>185</text:p>
          </table:table-cell>
          <table:table-cell office:value-type="string" table:style-name="ce1">
            <text:p>Rey Ruiz</text:p>
          </table:table-cell>
          <table:table-cell office:value-type="string" table:style-name="ce1">
            <text:p>Luna Negra</text:p>
          </table:table-cell>
          <table:table-cell office:value-type="time" office:time-value="PT0H4M43S" table:style-name="ce3">
            <text:p>04:4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86" table:formula="of:=[.A102]+1" table:style-name="ce1">
            <text:p>186</text:p>
          </table:table-cell>
          <table:table-cell office:value-type="string" table:style-name="ce1">
            <text:p>Rey Ruiz</text:p>
          </table:table-cell>
          <table:table-cell office:value-type="string" table:style-name="ce1">
            <text:p>Mi Media Mitad</text:p>
          </table:table-cell>
          <table:table-cell office:value-type="time" office:time-value="PT0H4M52S" table:style-name="ce3">
            <text:p>04:5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87" table:formula="of:=[.A103]+1" table:style-name="ce1">
            <text:p>187</text:p>
          </table:table-cell>
          <table:table-cell office:value-type="string" table:style-name="ce1">
            <text:p>Rey Ruiz</text:p>
          </table:table-cell>
          <table:table-cell office:value-type="string" table:style-name="ce1">
            <text:p>Tu me Vuelves Loco</text:p>
          </table:table-cell>
          <table:table-cell office:value-type="time" office:time-value="PT0H4M55S" table:style-name="ce3">
            <text:p>04:5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88" table:formula="of:=[.A104]+1" table:style-name="ce1">
            <text:p>188</text:p>
          </table:table-cell>
          <table:table-cell office:value-type="string" table:style-name="ce1">
            <text:p>Rey Ruiz</text:p>
          </table:table-cell>
          <table:table-cell office:value-type="string" table:style-name="ce1">
            <text:p>Hasta el sol de hoy</text:p>
          </table:table-cell>
          <table:table-cell office:value-type="time" office:time-value="PT0H2M33S" table:style-name="ce3">
            <text:p>02:33</text:p>
          </table:table-cell>
          <table:table-cell table:style-name="ce1"/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89" table:formula="of:=[.A105]+1" table:style-name="ce1">
            <text:p>189</text:p>
          </table:table-cell>
          <table:table-cell office:value-type="string" table:style-name="ce1">
            <text:p>Rey Ruiz</text:p>
          </table:table-cell>
          <table:table-cell office:value-type="string" table:style-name="ce1">
            <text:p>Amiga</text:p>
          </table:table-cell>
          <table:table-cell office:value-type="time" office:time-value="PT0H4M42S" table:style-name="ce3">
            <text:p>04:42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90" table:formula="of:=[.A106]+1" table:style-name="ce1">
            <text:p>190</text:p>
          </table:table-cell>
          <table:table-cell office:value-type="string" table:style-name="ce1">
            <text:p>Rey Ruiz</text:p>
          </table:table-cell>
          <table:table-cell office:value-type="string" table:style-name="ce1">
            <text:p>No me acostumbro</text:p>
          </table:table-cell>
          <table:table-cell office:value-type="time" office:time-value="PT0H4M52S" table:style-name="ce3">
            <text:p>04:5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91" table:formula="of:=[.A107]+1" table:style-name="ce1">
            <text:p>191</text:p>
          </table:table-cell>
          <table:table-cell office:value-type="string" table:style-name="ce1">
            <text:p>Rey Ruiz</text:p>
          </table:table-cell>
          <table:table-cell office:value-type="string" table:style-name="ce1">
            <text:p>Perdoname</text:p>
          </table:table-cell>
          <table:table-cell office:value-type="time" office:time-value="PT0H4M9S" table:style-name="ce3">
            <text:p>04:0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92" table:formula="of:=[.A108]+1" table:style-name="ce1">
            <text:p>192</text:p>
          </table:table-cell>
          <table:table-cell office:value-type="string" table:style-name="ce1">
            <text:p>Rey Ruíz</text:p>
          </table:table-cell>
          <table:table-cell office:value-type="string" table:style-name="ce1">
            <text:p>Vuelve de nuevo conmigo</text:p>
          </table:table-cell>
          <table:table-cell office:value-type="time" office:time-value="PT0H4M49S" table:style-name="ce3">
            <text:p>04:49</text:p>
          </table:table-cell>
          <table:table-cell office:value-type="string" table:style-name="ce1">
            <text:p>Tropical</text:p>
          </table:table-cell>
          <table:table-cell office:value-type="string" table:style-name="ce1">
            <text:p>Sals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93" table:formula="of:=[.A109]+1" table:style-name="ce1">
            <text:p>193</text:p>
          </table:table-cell>
          <table:table-cell office:value-type="string" table:style-name="ce1">
            <text:p>Salsa Kids</text:p>
          </table:table-cell>
          <table:table-cell office:value-type="string" table:style-name="ce1">
            <text:p>Dejame un beso</text:p>
          </table:table-cell>
          <table:table-cell office:value-type="time" office:time-value="PT0H4M0S" table:style-name="ce3">
            <text:p>04:0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94" table:formula="of:=[.A110]+1" table:style-name="ce1">
            <text:p>194</text:p>
          </table:table-cell>
          <table:table-cell office:value-type="string" table:style-name="ce1">
            <text:p>Salserin</text:p>
          </table:table-cell>
          <table:table-cell office:value-type="string" table:style-name="ce1">
            <text:p>De sol a sol</text:p>
          </table:table-cell>
          <table:table-cell office:value-type="time" office:time-value="PT0H4M58S" table:style-name="ce3">
            <text:p>04:5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95" table:formula="of:=[.A111]+1" table:style-name="ce1">
            <text:p>195</text:p>
          </table:table-cell>
          <table:table-cell office:value-type="string" table:style-name="ce1">
            <text:p>Sonora Dinamita</text:p>
          </table:table-cell>
          <table:table-cell office:value-type="string" table:style-name="ce1">
            <text:p>Oye mi lola</text:p>
          </table:table-cell>
          <table:table-cell office:value-type="time" office:time-value="PT0H3M55S" table:style-name="ce3">
            <text:p>03:55</text:p>
          </table:table-cell>
          <table:table-cell office:value-type="string" table:style-name="ce1">
            <text:p>coleccion de oro</text:p>
          </table:table-cell>
          <table:table-cell office:value-type="string" table:style-name="ce1">
            <text:p>sals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96" table:formula="of:=[.A112]+1" table:style-name="ce1">
            <text:p>196</text:p>
          </table:table-cell>
          <table:table-cell office:value-type="string" table:style-name="ce1">
            <text:p>Tito Nieves</text:p>
          </table:table-cell>
          <table:table-cell office:value-type="string" table:style-name="ce1">
            <text:p>Màs que tu amigo</text:p>
          </table:table-cell>
          <table:table-cell office:value-type="time" office:time-value="PT0H4M14S" table:style-name="ce3">
            <text:p>04:14</text:p>
          </table:table-cell>
          <table:table-cell office:value-type="string" table:style-name="ce1">
            <text:p>Salsa ICHIBAN</text:p>
          </table:table-cell>
          <table:table-cell office:value-type="string" table:style-name="ce1">
            <text:p>Salsa</text:p>
          </table:table-cell>
          <table:table-cell office:value-type="float" office:value="129" table:style-name="ce1">
            <text:p>129</text:p>
          </table:table-cell>
          <table:table-cell table:number-columns-repeated="16377"/>
        </table:table-row>
        <table:table-row table:style-name="ro1">
          <table:table-cell office:value-type="float" office:value="197" table:formula="of:=[.A113]+1" table:style-name="ce1">
            <text:p>197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Dile a Ella</text:p>
          </table:table-cell>
          <table:table-cell office:value-type="time" office:time-value="PT0H5M13S" table:style-name="ce3">
            <text:p>05:1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98" table:formula="of:=[.A114]+1" table:style-name="ce1">
            <text:p>198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Me lo Mismo</text:p>
          </table:table-cell>
          <table:table-cell office:value-type="time" office:time-value="PT0H4M25S" table:style-name="ce3">
            <text:p>04:2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99" table:formula="of:=[.A115]+1" table:style-name="ce1">
            <text:p>199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Mix</text:p>
          </table:table-cell>
          <table:table-cell office:value-type="time" office:time-value="PT0H7M51S" table:style-name="ce3">
            <text:p>07:5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00" table:formula="of:=[.A116]+1" table:style-name="ce1">
            <text:p>200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Pero Dile</text:p>
          </table:table-cell>
          <table:table-cell office:value-type="time" office:time-value="PT0H4M59S" table:style-name="ce3">
            <text:p>04:5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01" table:formula="of:=[.A117]+1" table:style-name="ce1">
            <text:p>201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Que Habra Sido de Mi</text:p>
          </table:table-cell>
          <table:table-cell office:value-type="time" office:time-value="PT0H4M54S" table:style-name="ce3">
            <text:p>04:5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02" table:formula="of:=[.A118]+1" table:style-name="ce1">
            <text:p>202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El tonto que no te olivido</text:p>
          </table:table-cell>
          <table:table-cell office:value-type="time" office:time-value="PT0H4M27S" table:style-name="ce3">
            <text:p>04:27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203" table:formula="of:=[.A119]+1" table:style-name="ce1">
            <text:p>203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Apiadate de mi</text:p>
          </table:table-cell>
          <table:table-cell office:value-type="time" office:time-value="PT0H5M3S" table:style-name="ce3">
            <text:p>05:0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04" table:formula="of:=[.A120]+1" table:style-name="ce1">
            <text:p>204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Como una estrella</text:p>
          </table:table-cell>
          <table:table-cell office:value-type="time" office:time-value="PT0H4M48S" table:style-name="ce3">
            <text:p>04:4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05" table:formula="of:=[.A121]+1" table:style-name="ce1">
            <text:p>205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He tratado</text:p>
          </table:table-cell>
          <table:table-cell office:value-type="time" office:time-value="PT0H11M16S" table:style-name="ce3">
            <text:p>11:1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06" table:formula="of:=[.A122]+1" table:style-name="ce1">
            <text:p>206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Tengo Ganas</text:p>
          </table:table-cell>
          <table:table-cell office:value-type="time" office:time-value="PT0H4M24S" table:style-name="ce3">
            <text:p>04:24</text:p>
          </table:table-cell>
          <table:table-cell office:value-type="string" table:style-name="ce1">
            <text:p>Raldall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07" table:formula="of:=[.A123]+1" table:style-name="ce1">
            <text:p>207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Si la Vez</text:p>
          </table:table-cell>
          <table:table-cell office:value-type="time" office:time-value="PT0H4M42S" table:style-name="ce3">
            <text:p>04:42</text:p>
          </table:table-cell>
          <table:table-cell office:value-type="string" table:style-name="ce1">
            <text:p>VARIOUS HITS</text:p>
          </table:table-cell>
          <table:table-cell office:value-type="string" table:style-name="ce1">
            <text:p>Latin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08" table:formula="of:=[.A124]+1" table:style-name="ce1">
            <text:p>208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Voy a prometerte</text:p>
          </table:table-cell>
          <table:table-cell office:value-type="time" office:time-value="PT0H5M4S" table:style-name="ce3">
            <text:p>05:04</text:p>
          </table:table-cell>
          <table:table-cell office:value-type="string" table:style-name="ce1">
            <text:p>Victor Manuelle en Vivo: Desde el Carnegie Hall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209" table:formula="of:=[.A125]+1" table:style-name="ce1">
            <text:p>209</text:p>
          </table:table-cell>
          <table:table-cell office:value-type="string" table:style-name="ce1">
            <text:p>Victor Manuel</text:p>
          </table:table-cell>
          <table:table-cell office:value-type="string" table:style-name="ce1">
            <text:p>Mentiras</text:p>
          </table:table-cell>
          <table:table-cell office:value-type="time" office:time-value="PT0H4M55S" table:style-name="ce3">
            <text:p>04:55</text:p>
          </table:table-cell>
          <table:table-cell office:value-type="string" table:style-name="ce1">
            <text:p>WAVE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10" table:formula="of:=[.A126]+1" table:style-name="ce1">
            <text:p>210</text:p>
          </table:table-cell>
          <table:table-cell office:value-type="string" table:style-name="ce1">
            <text:p>Wilfrido Vargas</text:p>
          </table:table-cell>
          <table:table-cell office:value-type="string" table:style-name="ce1">
            <text:p>Abusadora</text:p>
          </table:table-cell>
          <table:table-cell office:value-type="time" office:time-value="PT0H4M8S" table:style-name="ce3">
            <text:p>04:0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11" table:formula="of:=[.A127]+1" table:style-name="ce1">
            <text:p>211</text:p>
          </table:table-cell>
          <table:table-cell office:value-type="string" table:style-name="ce1">
            <text:p>Willie Gongalez</text:p>
          </table:table-cell>
          <table:table-cell office:value-type="string" table:style-name="ce1">
            <text:p>Pequeñas Cosas</text:p>
          </table:table-cell>
          <table:table-cell office:value-type="time" office:time-value="PT0H5M15S" table:style-name="ce3">
            <text:p>05:1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12" table:formula="of:=[.A128]+1" table:style-name="ce1">
            <text:p>212</text:p>
          </table:table-cell>
          <table:table-cell office:value-type="string" table:style-name="ce1">
            <text:p>Willy Chirino</text:p>
          </table:table-cell>
          <table:table-cell office:value-type="string" table:style-name="ce1">
            <text:p>Maquina</text:p>
          </table:table-cell>
          <table:table-cell office:value-type="time" office:time-value="PT0H4M59S" table:style-name="ce3">
            <text:p>04:59</text:p>
          </table:table-cell>
          <table:table-cell office:value-type="string" table:style-name="ce1">
            <text:p>Salsa ICHIBAN</text:p>
          </table:table-cell>
          <table:table-cell office:value-type="string" table:style-name="ce1">
            <text:p>Salsa</text:p>
          </table:table-cell>
          <table:table-cell office:value-type="float" office:value="129" table:style-name="ce1">
            <text:p>129</text:p>
          </table:table-cell>
          <table:table-cell table:number-columns-repeated="16377"/>
        </table:table-row>
        <table:table-row table:style-name="ro1">
          <table:table-cell office:value-type="float" office:value="213" table:formula="of:=[.A129]+1" table:style-name="ce1">
            <text:p>213</text:p>
          </table:table-cell>
          <table:table-cell office:value-type="string" table:style-name="ce1">
            <text:p>Wlillie Colon</text:p>
          </table:table-cell>
          <table:table-cell office:value-type="string" table:style-name="ce1">
            <text:p>Idilio</text:p>
          </table:table-cell>
          <table:table-cell office:value-type="time" office:time-value="PT0H5M14S" table:style-name="ce3">
            <text:p>05:14</text:p>
          </table:table-cell>
          <table:table-cell office:value-type="string" table:style-name="ce1">
            <text:p>Salsa ICHIBAN</text:p>
          </table:table-cell>
          <table:table-cell office:value-type="string" table:style-name="ce1">
            <text:p>Salsa</text:p>
          </table:table-cell>
          <table:table-cell office:value-type="float" office:value="129" table:style-name="ce1">
            <text:p>129</text:p>
          </table:table-cell>
          <table:table-cell table:number-columns-repeated="16377"/>
        </table:table-row>
        <table:table-row table:number-rows-repeated="1048446" table:style-name="ro1">
          <table:table-cell table:number-columns-repeated="16384"/>
        </table:table-row>
      </table:table>
      <table:table table:name="4-Cristiana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Intérpret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Duración</text:p>
          </table:table-cell>
          <table:table-cell office:value-type="string" table:style-name="ce2">
            <text:p>Album</text:p>
          </table:table-cell>
          <table:table-cell office:value-type="string" table:style-name="ce2">
            <text:p>Género</text:p>
          </table:table-cell>
          <table:table-cell office:value-type="string" table:style-name="ce2">
            <text:p>Bitrate</text:p>
          </table:table-cell>
          <table:table-cell office:value-type="string" table:style-name="ce2">
            <text:p>Medio</text:p>
          </table:table-cell>
          <table:table-cell table:number-columns-repeated="16376" table:style-name="ce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Alex Campos</text:p>
          </table:table-cell>
          <table:table-cell office:value-type="string" table:style-name="ce1">
            <text:p>Al taller del maestro</text:p>
          </table:table-cell>
          <table:table-cell office:value-type="time" office:time-value="PT0H5M14S" table:style-name="ce3">
            <text:p>05:14</text:p>
          </table:table-cell>
          <table:table-cell office:value-type="string" table:style-name="ce1">
            <text:p>Al Ta Ller del Maestro</text:p>
          </table:table-cell>
          <table:table-cell office:value-type="string" table:style-name="ce1">
            <text:p>Blues</text:p>
          </table:table-cell>
          <table:table-cell office:value-type="float" office:value="110" table:style-name="ce1">
            <text:p>110</text:p>
          </table:table-cell>
          <table:table-cell table:number-columns-repeated="16377" table:style-name="ce1"/>
        </table:table-row>
        <table:table-row table:style-name="ro1">
          <table:table-cell office:value-type="float" office:value="215" table:formula="of:=[.A2]+1" table:style-name="ce1">
            <text:p>215</text:p>
          </table:table-cell>
          <table:table-cell office:value-type="string" table:style-name="ce1">
            <text:p>Alex Campos</text:p>
          </table:table-cell>
          <table:table-cell office:value-type="string" table:style-name="ce1">
            <text:p>El Sonido del Silencio</text:p>
          </table:table-cell>
          <table:table-cell office:value-type="time" office:time-value="PT0H5M21S" table:style-name="ce3">
            <text:p>05:21</text:p>
          </table:table-cell>
          <table:table-cell office:value-type="string" table:style-name="ce1">
            <text:p>YAWAR INKA</text:p>
          </table:table-cell>
          <table:table-cell office:value-type="string" table:style-name="ce1">
            <text:p>Other</text:p>
          </table:table-cell>
          <table:table-cell office:value-type="float" office:value="256" table:style-name="ce1">
            <text:p>256</text:p>
          </table:table-cell>
          <table:table-cell table:number-columns-repeated="16377" table:style-name="ce1"/>
        </table:table-row>
        <table:table-row table:style-name="ro1">
          <table:table-cell office:value-type="float" office:value="216" table:formula="of:=[.A3]+1" table:style-name="ce1">
            <text:p>216</text:p>
          </table:table-cell>
          <table:table-cell office:value-type="string" table:style-name="ce1">
            <text:p>Alex Campos</text:p>
          </table:table-cell>
          <table:table-cell office:value-type="string" table:style-name="ce1">
            <text:p>Me robaste el corazon</text:p>
          </table:table-cell>
          <table:table-cell office:value-type="time" office:time-value="PT0H9M44S" table:style-name="ce3">
            <text:p>09:44</text:p>
          </table:table-cell>
          <table:table-cell office:value-type="string" table:style-name="ce1">
            <text:p>Misión Vida</text:p>
          </table:table-cell>
          <table:table-cell office:value-type="string" table:style-name="ce1">
            <text:p>Blues</text:p>
          </table:table-cell>
          <table:table-cell office:value-type="float" office:value="107" table:style-name="ce1">
            <text:p>107</text:p>
          </table:table-cell>
          <table:table-cell table:number-columns-repeated="16377" table:style-name="ce1"/>
        </table:table-row>
        <table:table-row table:style-name="ro1">
          <table:table-cell office:value-type="float" office:value="217" table:formula="of:=[.A4]+1" table:style-name="ce1">
            <text:p>217</text:p>
          </table:table-cell>
          <table:table-cell office:value-type="string" table:style-name="ce1">
            <text:p>Alex Campos</text:p>
          </table:table-cell>
          <table:table-cell office:value-type="string" table:style-name="ce1">
            <text:p>Sueño de morir</text:p>
          </table:table-cell>
          <table:table-cell office:value-type="time" office:time-value="PT0H5M39S" table:style-name="ce3">
            <text:p>05:39</text:p>
          </table:table-cell>
          <table:table-cell office:value-type="string" table:style-name="ce1">
            <text:p>Missionvida + Comoun Niño Disc 1</text:p>
          </table:table-cell>
          <table:table-cell office:value-type="string" table:style-name="ce1">
            <text:p>Blues</text:p>
          </table:table-cell>
          <table:table-cell office:value-type="float" office:value="101" table:style-name="ce1">
            <text:p>101</text:p>
          </table:table-cell>
          <table:table-cell table:number-columns-repeated="16377" table:style-name="ce1"/>
        </table:table-row>
        <table:table-row table:style-name="ro1">
          <table:table-cell office:value-type="float" office:value="218" table:formula="of:=[.A5]+1" table:style-name="ce1">
            <text:p>218</text:p>
          </table:table-cell>
          <table:table-cell office:value-type="string" table:style-name="ce1">
            <text:p>Alex Campos</text:p>
          </table:table-cell>
          <table:table-cell office:value-type="string" table:style-name="ce1">
            <text:p>Tan Lejos Tan Cerca</text:p>
          </table:table-cell>
          <table:table-cell office:value-type="time" office:time-value="PT0H3M55S" table:style-name="ce3">
            <text:p>03:55</text:p>
          </table:table-cell>
          <table:table-cell office:value-type="string" table:style-name="ce1">
            <text:p>Al Taller Del Maestro</text:p>
          </table:table-cell>
          <table:table-cell office:value-type="string" table:style-name="ce1">
            <text:p>Rock cristiano</text:p>
          </table:table-cell>
          <table:table-cell office:value-type="float" office:value="96" table:style-name="ce1">
            <text:p>96</text:p>
          </table:table-cell>
          <table:table-cell table:number-columns-repeated="16377" table:style-name="ce1"/>
        </table:table-row>
        <table:table-row table:style-name="ro1">
          <table:table-cell office:value-type="float" office:value="219" table:formula="of:=[.A6]+1" table:style-name="ce1">
            <text:p>219</text:p>
          </table:table-cell>
          <table:table-cell office:value-type="string" table:style-name="ce1">
            <text:p>Alex Campos</text:p>
          </table:table-cell>
          <table:table-cell office:value-type="string" table:style-name="ce1">
            <text:p>Tu poeta</text:p>
          </table:table-cell>
          <table:table-cell office:value-type="time" office:time-value="PT0H4M20S" table:style-name="ce3">
            <text:p>04:20</text:p>
          </table:table-cell>
          <table:table-cell office:value-type="string" table:style-name="ce1">
            <text:p>Cuidare de Ti</text:p>
          </table:table-cell>
          <table:table-cell office:value-type="string" table:style-name="ce1">
            <text:p>Alternativa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20" table:formula="of:=[.A7]+1" table:style-name="ce1">
            <text:p>220</text:p>
          </table:table-cell>
          <table:table-cell office:value-type="string" table:style-name="ce1">
            <text:p>Alex Campos ft. Marcos Witt</text:p>
          </table:table-cell>
          <table:table-cell office:value-type="string" table:style-name="ce1">
            <text:p>Mesias mi salvador</text:p>
          </table:table-cell>
          <table:table-cell office:value-type="time" office:time-value="PT0H3M48S" table:style-name="ce3">
            <text:p>03:4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21" table:formula="of:=[.A8]+1" table:style-name="ce1">
            <text:p>221</text:p>
          </table:table-cell>
          <table:table-cell office:value-type="string" table:style-name="ce1">
            <text:p>Hector "El Father"</text:p>
          </table:table-cell>
          <table:table-cell office:value-type="string" table:style-name="ce1">
            <text:p>Entre El Bien Y El Mal (Feat. Cosculluela)</text:p>
          </table:table-cell>
          <table:table-cell office:value-type="time" office:time-value="PT0H4M58S" table:style-name="ce3">
            <text:p>04:58</text:p>
          </table:table-cell>
          <table:table-cell office:value-type="string" table:style-name="ce1">
            <text:p>Juicio Final</text:p>
          </table:table-cell>
          <table:table-cell office:value-type="string" table:style-name="ce1">
            <text:p>Christian Rap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22" table:formula="of:=[.A9]+1" table:style-name="ce1">
            <text:p>222</text:p>
          </table:table-cell>
          <table:table-cell office:value-type="string" table:style-name="ce1">
            <text:p>Hector "El Father"</text:p>
          </table:table-cell>
          <table:table-cell office:value-type="string" table:style-name="ce1">
            <text:p>Intro</text:p>
          </table:table-cell>
          <table:table-cell office:value-type="time" office:time-value="PT0H5M47S" table:style-name="ce3">
            <text:p>05:47</text:p>
          </table:table-cell>
          <table:table-cell office:value-type="string" table:style-name="ce1">
            <text:p>Juicio Final</text:p>
          </table:table-cell>
          <table:table-cell office:value-type="string" table:style-name="ce1">
            <text:p>Christian Rap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23" table:formula="of:=[.A10]+1" table:style-name="ce1">
            <text:p>223</text:p>
          </table:table-cell>
          <table:table-cell office:value-type="string" table:style-name="ce1">
            <text:p>Hector "El Father"</text:p>
          </table:table-cell>
          <table:table-cell office:value-type="string" table:style-name="ce1">
            <text:p>Juicio Final</text:p>
          </table:table-cell>
          <table:table-cell office:value-type="time" office:time-value="PT0H6M9S" table:style-name="ce3">
            <text:p>06:09</text:p>
          </table:table-cell>
          <table:table-cell office:value-type="string" table:style-name="ce1">
            <text:p>Juicio Final</text:p>
          </table:table-cell>
          <table:table-cell office:value-type="string" table:style-name="ce1">
            <text:p>Christian Rap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24" table:formula="of:=[.A11]+1" table:style-name="ce1">
            <text:p>224</text:p>
          </table:table-cell>
          <table:table-cell office:value-type="string" table:style-name="ce1">
            <text:p>Hector "El Father"</text:p>
          </table:table-cell>
          <table:table-cell office:value-type="string" table:style-name="ce1">
            <text:p>La Boda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Juicio Final</text:p>
          </table:table-cell>
          <table:table-cell office:value-type="string" table:style-name="ce1">
            <text:p>Christian Rap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25" table:formula="of:=[.A12]+1" table:style-name="ce1">
            <text:p>225</text:p>
          </table:table-cell>
          <table:table-cell office:value-type="string" table:style-name="ce1">
            <text:p>Hector "El Father"</text:p>
          </table:table-cell>
          <table:table-cell office:value-type="string" table:style-name="ce1">
            <text:p>Mendigo (Feat. Vico C)</text:p>
          </table:table-cell>
          <table:table-cell office:value-type="time" office:time-value="PT0H3M29S" table:style-name="ce3">
            <text:p>03:29</text:p>
          </table:table-cell>
          <table:table-cell office:value-type="string" table:style-name="ce1">
            <text:p>Juicio Final</text:p>
          </table:table-cell>
          <table:table-cell office:value-type="string" table:style-name="ce1">
            <text:p>Christian Rap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26" table:formula="of:=[.A13]+1" table:style-name="ce1">
            <text:p>226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Con nostalgia de Ti</text:p>
          </table:table-cell>
          <table:table-cell office:value-type="time" office:time-value="PT0H4M43S" table:style-name="ce3">
            <text:p>04:43</text:p>
          </table:table-cell>
          <table:table-cell office:value-type="string" table:style-name="ce1">
            <text:p>Con Nostalgia de Ti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27" table:formula="of:=[.A14]+1" table:style-name="ce1">
            <text:p>227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Confiaré en Ti</text:p>
          </table:table-cell>
          <table:table-cell office:value-type="time" office:time-value="PT0H2M46S" table:style-name="ce3">
            <text:p>02:46</text:p>
          </table:table-cell>
          <table:table-cell office:value-type="string" table:style-name="ce1">
            <text:p>Con Nostalgia de Ti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28" table:formula="of:=[.A15]+1" table:style-name="ce1">
            <text:p>228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El auxilio me viene del Señor</text:p>
          </table:table-cell>
          <table:table-cell office:value-type="time" office:time-value="PT0H2M47S" table:style-name="ce3">
            <text:p>02:47</text:p>
          </table:table-cell>
          <table:table-cell office:value-type="string" table:style-name="ce1">
            <text:p>Con Nostalgia de Ti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29" table:formula="of:=[.A16]+1" table:style-name="ce1">
            <text:p>229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Espíritu de Dios</text:p>
          </table:table-cell>
          <table:table-cell office:value-type="time" office:time-value="PT0H3M6S" table:style-name="ce3">
            <text:p>03:06</text:p>
          </table:table-cell>
          <table:table-cell table:style-name="ce1"/>
          <table:table-cell office:value-type="string" table:style-name="ce1">
            <text:p>Cristian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30" table:formula="of:=[.A17]+1" table:style-name="ce1">
            <text:p>230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Gloria</text:p>
          </table:table-cell>
          <table:table-cell office:value-type="time" office:time-value="PT0H4M55S" table:style-name="ce3">
            <text:p>04:55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table:number-columns-repeated="16377"/>
        </table:table-row>
        <table:table-row table:style-name="ro1">
          <table:table-cell office:value-type="float" office:value="231" table:formula="of:=[.A18]+1" table:style-name="ce1">
            <text:p>231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Grande es tu amor</text:p>
          </table:table-cell>
          <table:table-cell office:value-type="time" office:time-value="PT0H4M34S" table:style-name="ce3">
            <text:p>04:34</text:p>
          </table:table-cell>
          <table:table-cell office:value-type="string" table:style-name="ce1">
            <text:p>Con Nostalgia de Ti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32" table:formula="of:=[.A19]+1" table:style-name="ce1">
            <text:p>232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Hazme volver</text:p>
          </table:table-cell>
          <table:table-cell office:value-type="time" office:time-value="PT0H3M15S" table:style-name="ce3">
            <text:p>03:15</text:p>
          </table:table-cell>
          <table:table-cell office:value-type="string" table:style-name="ce1">
            <text:p>Con Nostalgia de Ti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33" table:formula="of:=[.A20]+1" table:style-name="ce1">
            <text:p>233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Nada es imposible para Ti</text:p>
          </table:table-cell>
          <table:table-cell office:value-type="time" office:time-value="PT0H4M22S" table:style-name="ce3">
            <text:p>04:22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musica catolica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234" table:formula="of:=[.A21]+1" table:style-name="ce1">
            <text:p>234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No te sientas sola</text:p>
          </table:table-cell>
          <table:table-cell office:value-type="time" office:time-value="PT0H3M37S" table:style-name="ce3">
            <text:p>03:37</text:p>
          </table:table-cell>
          <table:table-cell office:value-type="string" table:style-name="ce1">
            <text:p>Consolad a mi Pueblo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35" table:formula="of:=[.A22]+1" table:style-name="ce1">
            <text:p>235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Sé que no me dejarás</text:p>
          </table:table-cell>
          <table:table-cell office:value-type="time" office:time-value="PT0H3M26S" table:style-name="ce3">
            <text:p>03:26</text:p>
          </table:table-cell>
          <table:table-cell office:value-type="string" table:style-name="ce1">
            <text:p>Con Nostalgia de Ti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36" table:formula="of:=[.A23]+1" table:style-name="ce1">
            <text:p>236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Tengo sed de Ti</text:p>
          </table:table-cell>
          <table:table-cell office:value-type="time" office:time-value="PT0H4M43S" table:style-name="ce3">
            <text:p>04:43</text:p>
          </table:table-cell>
          <table:table-cell office:value-type="string" table:style-name="ce1">
            <text:p>Con Nostalgia de Ti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37" table:formula="of:=[.A24]+1" table:style-name="ce1">
            <text:p>237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Tú eres mi descanso</text:p>
          </table:table-cell>
          <table:table-cell office:value-type="time" office:time-value="PT0H3M26S" table:style-name="ce3">
            <text:p>03:26</text:p>
          </table:table-cell>
          <table:table-cell office:value-type="string" table:style-name="ce1">
            <text:p>Con Nostalgia de Ti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38" table:formula="of:=[.A25]+1" table:style-name="ce1">
            <text:p>238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Tú eres mi roca</text:p>
          </table:table-cell>
          <table:table-cell office:value-type="time" office:time-value="PT0H3M1S" table:style-name="ce3">
            <text:p>03:01</text:p>
          </table:table-cell>
          <table:table-cell office:value-type="string" table:style-name="ce1">
            <text:p>Con Nostalgia de Ti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39" table:formula="of:=[.A26]+1" table:style-name="ce1">
            <text:p>239</text:p>
          </table:table-cell>
          <table:table-cell office:value-type="string" table:style-name="ce1">
            <text:p>Hermana Glenda</text:p>
          </table:table-cell>
          <table:table-cell office:value-type="string" table:style-name="ce1">
            <text:p>Tú me conoces</text:p>
          </table:table-cell>
          <table:table-cell office:value-type="time" office:time-value="PT0H3M5S" table:style-name="ce3">
            <text:p>03:05</text:p>
          </table:table-cell>
          <table:table-cell office:value-type="string" table:style-name="ce1">
            <text:p>Con Nostalgia de Ti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40" table:formula="of:=[.A27]+1" table:style-name="ce1">
            <text:p>240</text:p>
          </table:table-cell>
          <table:table-cell office:value-type="string" table:style-name="ce1">
            <text:p>Jesus Adrian Romero</text:p>
          </table:table-cell>
          <table:table-cell office:value-type="string" table:style-name="ce1">
            <text:p>A sus pies</text:p>
          </table:table-cell>
          <table:table-cell office:value-type="time" office:time-value="PT0H6M33S" table:style-name="ce3">
            <text:p>06:3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241" table:formula="of:=[.A28]+1" table:style-name="ce1">
            <text:p>241</text:p>
          </table:table-cell>
          <table:table-cell office:value-type="string" table:style-name="ce1">
            <text:p>Jesus Adrian Romero</text:p>
          </table:table-cell>
          <table:table-cell office:value-type="string" table:style-name="ce1">
            <text:p>Abre los cielos</text:p>
          </table:table-cell>
          <table:table-cell office:value-type="time" office:time-value="PT0H6M31S" table:style-name="ce3">
            <text:p>06:31</text:p>
          </table:table-cell>
          <table:table-cell office:value-type="string" table:style-name="ce1">
            <text:p>Te Dare Lo Mejor (En Vivo)</text:p>
          </table:table-cell>
          <table:table-cell office:value-type="string" table:style-name="ce1">
            <text:p>Cristian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42" table:formula="of:=[.A29]+1" table:style-name="ce1">
            <text:p>242</text:p>
          </table:table-cell>
          <table:table-cell office:value-type="string" table:style-name="ce1">
            <text:p>Jesus Adrian Romero</text:p>
          </table:table-cell>
          <table:table-cell office:value-type="string" table:style-name="ce1">
            <text:p>Ayer Te Vi</text:p>
          </table:table-cell>
          <table:table-cell office:value-type="time" office:time-value="PT0H3M52S" table:style-name="ce3">
            <text:p>03:5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243" table:formula="of:=[.A30]+1" table:style-name="ce1">
            <text:p>243</text:p>
          </table:table-cell>
          <table:table-cell office:value-type="string" table:style-name="ce1">
            <text:p>Jesús Adrián Romero</text:p>
          </table:table-cell>
          <table:table-cell office:value-type="string" table:style-name="ce1">
            <text:p>Con manos vacias</text:p>
          </table:table-cell>
          <table:table-cell office:value-type="time" office:time-value="PT0H7M6S" table:style-name="ce3">
            <text:p>07:06</text:p>
          </table:table-cell>
          <table:table-cell office:value-type="string" table:style-name="ce1">
            <text:p>Con manos vacias</text:p>
          </table:table-cell>
          <table:table-cell office:value-type="string" table:style-name="ce1">
            <text:p>Alabanza &amp; Adoració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44" table:formula="of:=[.A31]+1" table:style-name="ce1">
            <text:p>244</text:p>
          </table:table-cell>
          <table:table-cell office:value-type="string" table:style-name="ce1">
            <text:p>Jesus Adrian Romero</text:p>
          </table:table-cell>
          <table:table-cell office:value-type="string" table:style-name="ce1">
            <text:p>Cristo Yo Te Amo</text:p>
          </table:table-cell>
          <table:table-cell office:value-type="time" office:time-value="PT0H4M46S" table:style-name="ce3">
            <text:p>04:46</text:p>
          </table:table-cell>
          <table:table-cell office:value-type="string" table:style-name="ce1">
            <text:p>Abre El Cielo</text:p>
          </table:table-cell>
          <table:table-cell office:value-type="string" table:style-name="ce1">
            <text:p>Adoracion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45" table:formula="of:=[.A32]+1" table:style-name="ce1">
            <text:p>245</text:p>
          </table:table-cell>
          <table:table-cell office:value-type="string" table:style-name="ce1">
            <text:p>Jesus Adrian Romero</text:p>
          </table:table-cell>
          <table:table-cell office:value-type="string" table:style-name="ce1">
            <text:p>Espiritu Santo Llename</text:p>
          </table:table-cell>
          <table:table-cell office:value-type="time" office:time-value="PT0H2M2S" table:style-name="ce3">
            <text:p>02:0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46" table:formula="of:=[.A33]+1" table:style-name="ce1">
            <text:p>246</text:p>
          </table:table-cell>
          <table:table-cell office:value-type="string" table:style-name="ce1">
            <text:p>Jesús Adrián Romero</text:p>
          </table:table-cell>
          <table:table-cell office:value-type="string" table:style-name="ce1">
            <text:p>llevame al lugar santisimo</text:p>
          </table:table-cell>
          <table:table-cell office:value-type="time" office:time-value="PT0H5M13S" table:style-name="ce3">
            <text:p>05:1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47" table:formula="of:=[.A34]+1" table:style-name="ce1">
            <text:p>247</text:p>
          </table:table-cell>
          <table:table-cell office:value-type="string" table:style-name="ce1">
            <text:p>Jesús Adrián Romero</text:p>
          </table:table-cell>
          <table:table-cell office:value-type="string" table:style-name="ce1">
            <text:p>Mi Universo</text:p>
          </table:table-cell>
          <table:table-cell office:value-type="time" office:time-value="PT0H4M13S" table:style-name="ce3">
            <text:p>04:13</text:p>
          </table:table-cell>
          <table:table-cell office:value-type="string" table:style-name="ce1">
            <text:p>El Aire De Tu Casa</text:p>
          </table:table-cell>
          <table:table-cell office:value-type="string" table:style-name="ce1">
            <text:p>Gospel &amp; Religious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48" table:formula="of:=[.A35]+1" table:style-name="ce1">
            <text:p>248</text:p>
          </table:table-cell>
          <table:table-cell office:value-type="string" table:style-name="ce1">
            <text:p>Jesús Adrián Romero</text:p>
          </table:table-cell>
          <table:table-cell office:value-type="string" table:style-name="ce1">
            <text:p>No es como yo</text:p>
          </table:table-cell>
          <table:table-cell office:value-type="time" office:time-value="PT0H4M59S" table:style-name="ce3">
            <text:p>04:5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49" table:formula="of:=[.A36]+1" table:style-name="ce1">
            <text:p>249</text:p>
          </table:table-cell>
          <table:table-cell office:value-type="string" table:style-name="ce1">
            <text:p>Jesús Adrián Romero</text:p>
          </table:table-cell>
          <table:table-cell office:value-type="string" table:style-name="ce1">
            <text:p>No Hay Paredes</text:p>
          </table:table-cell>
          <table:table-cell office:value-type="time" office:time-value="PT0H4M6S" table:style-name="ce3">
            <text:p>04:06</text:p>
          </table:table-cell>
          <table:table-cell office:value-type="string" table:style-name="ce1">
            <text:p>Ayer Te Vi... Fue Mas Claro que la Luna</text:p>
          </table:table-cell>
          <table:table-cell office:value-type="string" table:style-name="ce1">
            <text:p>Gospel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50" table:formula="of:=[.A37]+1" table:style-name="ce1">
            <text:p>250</text:p>
          </table:table-cell>
          <table:table-cell office:value-type="string" table:style-name="ce1">
            <text:p>Jesus Adrian Romero</text:p>
          </table:table-cell>
          <table:table-cell office:value-type="string" table:style-name="ce1">
            <text:p>No merecia tanto amor</text:p>
          </table:table-cell>
          <table:table-cell office:value-type="time" office:time-value="PT0H5M18S" table:style-name="ce3">
            <text:p>05:18</text:p>
          </table:table-cell>
          <table:table-cell office:value-type="string" table:style-name="ce1">
            <text:p>Unplugged</text:p>
          </table:table-cell>
          <table:table-cell office:value-type="string" table:style-name="ce1">
            <text:p>Desconocido</text:p>
          </table:table-cell>
          <table:table-cell office:value-type="float" office:value="225" table:style-name="ce1">
            <text:p>225</text:p>
          </table:table-cell>
          <table:table-cell table:number-columns-repeated="16377"/>
        </table:table-row>
        <table:table-row table:style-name="ro1">
          <table:table-cell office:value-type="float" office:value="251" table:formula="of:=[.A38]+1" table:style-name="ce1">
            <text:p>251</text:p>
          </table:table-cell>
          <table:table-cell office:value-type="string" table:style-name="ce1">
            <text:p>Jesus Adrian Romero</text:p>
          </table:table-cell>
          <table:table-cell office:value-type="string" table:style-name="ce1">
            <text:p>princesas magicas</text:p>
          </table:table-cell>
          <table:table-cell office:value-type="time" office:time-value="PT0H4M26S" table:style-name="ce3">
            <text:p>04:26</text:p>
          </table:table-cell>
          <table:table-cell office:value-type="string" table:style-name="ce1">
            <text:p>Sencillos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52" table:formula="of:=[.A39]+1" table:style-name="ce1">
            <text:p>252</text:p>
          </table:table-cell>
          <table:table-cell office:value-type="string" table:style-name="ce1">
            <text:p>Jesús Adrián Romero</text:p>
          </table:table-cell>
          <table:table-cell office:value-type="string" table:style-name="ce1">
            <text:p>Sumergeme</text:p>
          </table:table-cell>
          <table:table-cell office:value-type="time" office:time-value="PT0H5M9S" table:style-name="ce3">
            <text:p>05:09</text:p>
          </table:table-cell>
          <table:table-cell office:value-type="string" table:style-name="ce1">
            <text:p>De Hombre A Hombre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53" table:formula="of:=[.A40]+1" table:style-name="ce1">
            <text:p>253</text:p>
          </table:table-cell>
          <table:table-cell office:value-type="string" table:style-name="ce1">
            <text:p>Jesus Adrian Romero</text:p>
          </table:table-cell>
          <table:table-cell office:value-type="string" table:style-name="ce1">
            <text:p>Tengo hambre de ti</text:p>
          </table:table-cell>
          <table:table-cell office:value-type="time" office:time-value="PT0H5M33S" table:style-name="ce3">
            <text:p>05:33</text:p>
          </table:table-cell>
          <table:table-cell office:value-type="string" table:style-name="ce1">
            <text:p>Te Dare Lo Mejor (En Vivo)</text:p>
          </table:table-cell>
          <table:table-cell office:value-type="string" table:style-name="ce1">
            <text:p>Cristian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54" table:formula="of:=[.A41]+1" table:style-name="ce1">
            <text:p>254</text:p>
          </table:table-cell>
          <table:table-cell office:value-type="string" table:style-name="ce1">
            <text:p>Jesus Adrian Romero y Lilly Goodman</text:p>
          </table:table-cell>
          <table:table-cell office:value-type="string" table:style-name="ce1">
            <text:p>Ven, Te Necesito</text:p>
          </table:table-cell>
          <table:table-cell office:value-type="time" office:time-value="PT0H5M44S" table:style-name="ce3">
            <text:p>05:44</text:p>
          </table:table-cell>
          <table:table-cell office:value-type="string" table:style-name="ce1">
            <text:p>VEN TE NEcesito</text:p>
          </table:table-cell>
          <table:table-cell office:value-type="string" table:style-name="ce1">
            <text:p>Gospel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255" table:formula="of:=[.A42]+1" table:style-name="ce1">
            <text:p>255</text:p>
          </table:table-cell>
          <table:table-cell office:value-type="string" table:style-name="ce1">
            <text:p>Jose Luis Reyes</text:p>
          </table:table-cell>
          <table:table-cell office:value-type="string" table:style-name="ce1">
            <text:p>Alza Tus Ojos</text:p>
          </table:table-cell>
          <table:table-cell office:value-type="time" office:time-value="PT0H4M26S" table:style-name="ce3">
            <text:p>04:26</text:p>
          </table:table-cell>
          <table:table-cell office:value-type="string" table:style-name="ce1">
            <text:p>Alza Tus Ojos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56" table:formula="of:=[.A43]+1" table:style-name="ce1">
            <text:p>256</text:p>
          </table:table-cell>
          <table:table-cell office:value-type="string" table:style-name="ce1">
            <text:p>Marcela Gandara y Jesus Adrian Romero</text:p>
          </table:table-cell>
          <table:table-cell office:value-type="string" table:style-name="ce1">
            <text:p>Dame tus ojos</text:p>
          </table:table-cell>
          <table:table-cell office:value-type="time" office:time-value="PT0H3M34S" table:style-name="ce3">
            <text:p>03:34</text:p>
          </table:table-cell>
          <table:table-cell office:value-type="string" table:style-name="ce1">
            <text:p>Mas que un anhelo</text:p>
          </table:table-cell>
          <table:table-cell office:value-type="string" table:style-name="ce1">
            <text:p>Religious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57" table:formula="of:=[.A44]+1" table:style-name="ce1">
            <text:p>257</text:p>
          </table:table-cell>
          <table:table-cell office:value-type="string" table:style-name="ce1">
            <text:p>Marcela Gandara, Lilly Goodman, Jesus Adrian Romero</text:p>
          </table:table-cell>
          <table:table-cell office:value-type="string" table:style-name="ce1">
            <text:p>mas allá de todo</text:p>
          </table:table-cell>
          <table:table-cell office:value-type="time" office:time-value="PT0H4M4S" table:style-name="ce3">
            <text:p>04:04</text:p>
          </table:table-cell>
          <table:table-cell office:value-type="string" table:style-name="ce1">
            <text:p>Mas Que Un Anhelo</text:p>
          </table:table-cell>
          <table:table-cell office:value-type="string" table:style-name="ce1">
            <text:p>Other</text:p>
          </table:table-cell>
          <table:table-cell office:value-type="float" office:value="112" table:style-name="ce1">
            <text:p>112</text:p>
          </table:table-cell>
          <table:table-cell table:number-columns-repeated="16377"/>
        </table:table-row>
        <table:table-row table:number-rows-repeated="1048531" table:style-name="ro1">
          <table:table-cell table:number-columns-repeated="16384"/>
        </table:table-row>
      </table:table>
      <table:table table:name="5-Pop_EN" table:style-name="ta1"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#</text:p>
          </table:table-cell>
          <table:table-cell office:value-type="string" table:style-name="ce2">
            <text:p>Intérpret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Duración</text:p>
          </table:table-cell>
          <table:table-cell office:value-type="string" table:style-name="ce2">
            <text:p>Album</text:p>
          </table:table-cell>
          <table:table-cell office:value-type="string" table:style-name="ce2">
            <text:p>Género</text:p>
          </table:table-cell>
          <table:table-cell office:value-type="string" table:style-name="ce2">
            <text:p>Bitrate</text:p>
          </table:table-cell>
          <table:table-cell office:value-type="string" table:style-name="ce2">
            <text:p>Medio</text:p>
          </table:table-cell>
          <table:table-cell table:number-columns-repeated="16376" table:style-name="ce2"/>
        </table:table-row>
        <table:table-row table:style-name="ro1">
          <table:table-cell office:value-type="float" office:value="258" table:style-name="ce5">
            <text:p>258</text:p>
          </table:table-cell>
          <table:table-cell office:value-type="string" table:style-name="ce1">
            <text:p>Ace Of Base</text:p>
          </table:table-cell>
          <table:table-cell office:value-type="string" table:style-name="ce1">
            <text:p>All that she wants</text:p>
          </table:table-cell>
          <table:table-cell office:value-type="time" office:time-value="PT0H3M30S" table:style-name="ce3">
            <text:p>03:3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59" table:formula="of:=[.A2]+1" table:style-name="ce5">
            <text:p>259</text:p>
          </table:table-cell>
          <table:table-cell office:value-type="string" table:style-name="ce1">
            <text:p>Ace Of Base</text:p>
          </table:table-cell>
          <table:table-cell office:value-type="string" table:style-name="ce1">
            <text:p>Beautiful life</text:p>
          </table:table-cell>
          <table:table-cell office:value-type="time" office:time-value="PT0H3M39S" table:style-name="ce3">
            <text:p>03:3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60" table:formula="of:=[.A3]+1" table:style-name="ce5">
            <text:p>260</text:p>
          </table:table-cell>
          <table:table-cell office:value-type="string" table:style-name="ce1">
            <text:p>Ace Of Base</text:p>
          </table:table-cell>
          <table:table-cell office:value-type="string" table:style-name="ce1">
            <text:p>Dont Turn Around</text:p>
          </table:table-cell>
          <table:table-cell office:value-type="time" office:time-value="PT0H3M51S" table:style-name="ce3">
            <text:p>03:51</text:p>
          </table:table-cell>
          <table:table-cell table:style-name="ce1"/>
          <table:table-cell office:value-type="string" table:style-name="ce1">
            <text:p>Classical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61" table:formula="of:=[.A4]+1" table:style-name="ce5">
            <text:p>261</text:p>
          </table:table-cell>
          <table:table-cell office:value-type="string" table:style-name="ce1">
            <text:p>Ace Of Base</text:p>
          </table:table-cell>
          <table:table-cell office:value-type="string" table:style-name="ce1">
            <text:p>Happy Nation</text:p>
          </table:table-cell>
          <table:table-cell office:value-type="time" office:time-value="PT0H4M13S" table:style-name="ce3">
            <text:p>04:13</text:p>
          </table:table-cell>
          <table:table-cell office:value-type="string" table:style-name="ce1">
            <text:p>The Sign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62" table:formula="of:=[.A5]+1" table:style-name="ce5">
            <text:p>262</text:p>
          </table:table-cell>
          <table:table-cell office:value-type="string" table:style-name="ce1">
            <text:p>Adele</text:p>
          </table:table-cell>
          <table:table-cell office:value-type="string" table:style-name="ce1">
            <text:p>Rolling In The Deep</text:p>
          </table:table-cell>
          <table:table-cell office:value-type="time" office:time-value="PT0H3M56S" table:style-name="ce3">
            <text:p>03:5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op/Soul/Jazz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263" table:formula="of:=[.A6]+1" table:style-name="ce5">
            <text:p>263</text:p>
          </table:table-cell>
          <table:table-cell office:value-type="string" table:style-name="ce1">
            <text:p>Adele</text:p>
          </table:table-cell>
          <table:table-cell office:value-type="string" table:style-name="ce1">
            <text:p>Someone Like You</text:p>
          </table:table-cell>
          <table:table-cell office:value-type="time" office:time-value="PT0H4M47S" table:style-name="ce3">
            <text:p>04:4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OP</text:p>
          </table:table-cell>
          <table:table-cell office:value-type="float" office:value="147" table:style-name="ce1">
            <text:p>147</text:p>
          </table:table-cell>
          <table:table-cell table:number-columns-repeated="16377" table:style-name="ce1"/>
        </table:table-row>
        <table:table-row table:style-name="ro1">
          <table:table-cell office:value-type="float" office:value="264" table:formula="of:=[.A7]+1" table:style-name="ce5">
            <text:p>264</text:p>
          </table:table-cell>
          <table:table-cell office:value-type="string" table:style-name="ce1">
            <text:p>Aerosmith</text:p>
          </table:table-cell>
          <table:table-cell office:value-type="string" table:style-name="ce1">
            <text:p>Crazy</text:p>
          </table:table-cell>
          <table:table-cell office:value-type="time" office:time-value="PT0H5M13S" table:style-name="ce3">
            <text:p>05:1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65" table:formula="of:=[.A8]+1" table:style-name="ce5">
            <text:p>265</text:p>
          </table:table-cell>
          <table:table-cell office:value-type="string" table:style-name="ce1">
            <text:p>Aerosmith</text:p>
          </table:table-cell>
          <table:table-cell office:value-type="string" table:style-name="ce1">
            <text:p>Dream on</text:p>
          </table:table-cell>
          <table:table-cell office:value-type="time" office:time-value="PT0H4M27S" table:style-name="ce3">
            <text:p>04:2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66" table:formula="of:=[.A9]+1" table:style-name="ce5">
            <text:p>266</text:p>
          </table:table-cell>
          <table:table-cell office:value-type="string" table:style-name="ce1">
            <text:p>Aerosmith</text:p>
          </table:table-cell>
          <table:table-cell office:value-type="string" table:style-name="ce1">
            <text:p>Fly Away From Here</text:p>
          </table:table-cell>
          <table:table-cell office:value-type="time" office:time-value="PT0H4M58S" table:style-name="ce3">
            <text:p>04:58</text:p>
          </table:table-cell>
          <table:table-cell office:value-type="string" table:style-name="ce1">
            <text:p>Just Push Play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67" table:formula="of:=[.A10]+1" table:style-name="ce5">
            <text:p>267</text:p>
          </table:table-cell>
          <table:table-cell office:value-type="string" table:style-name="ce1">
            <text:p>Aerosmith</text:p>
          </table:table-cell>
          <table:table-cell office:value-type="string" table:style-name="ce1">
            <text:p>I dont wanna miss a thing</text:p>
          </table:table-cell>
          <table:table-cell office:value-type="time" office:time-value="PT0H4M57S" table:style-name="ce3">
            <text:p>04:5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68" table:formula="of:=[.A11]+1" table:style-name="ce5">
            <text:p>268</text:p>
          </table:table-cell>
          <table:table-cell office:value-type="string" table:style-name="ce1">
            <text:p>Aha</text:p>
          </table:table-cell>
          <table:table-cell office:value-type="string" table:style-name="ce1">
            <text:p>Take on me</text:p>
          </table:table-cell>
          <table:table-cell office:value-type="time" office:time-value="PT0H3M50S" table:style-name="ce3">
            <text:p>03:5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69" table:formula="of:=[.A12]+1" table:style-name="ce5">
            <text:p>269</text:p>
          </table:table-cell>
          <table:table-cell office:value-type="string" table:style-name="ce1">
            <text:p>Air Supply</text:p>
          </table:table-cell>
          <table:table-cell office:value-type="string" table:style-name="ce1">
            <text:p>All out of love</text:p>
          </table:table-cell>
          <table:table-cell office:value-type="time" office:time-value="PT0H4M3S" table:style-name="ce3">
            <text:p>04:03</text:p>
          </table:table-cell>
          <table:table-cell table:style-name="ce1"/>
          <table:table-cell office:value-type="string" table:style-name="ce1">
            <text:p>baladas en <text:s/>ingles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70" table:formula="of:=[.A13]+1" table:style-name="ce5">
            <text:p>270</text:p>
          </table:table-cell>
          <table:table-cell office:value-type="string" table:style-name="ce1">
            <text:p>Air Supply</text:p>
          </table:table-cell>
          <table:table-cell office:value-type="string" table:style-name="ce1">
            <text:p>Making love out of nothing at all</text:p>
          </table:table-cell>
          <table:table-cell office:value-type="time" office:time-value="PT0H5M40S" table:style-name="ce3">
            <text:p>05:4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71" table:formula="of:=[.A14]+1" table:style-name="ce5">
            <text:p>271</text:p>
          </table:table-cell>
          <table:table-cell office:value-type="string" table:style-name="ce1">
            <text:p>Air Supply</text:p>
          </table:table-cell>
          <table:table-cell office:value-type="string" table:style-name="ce1">
            <text:p>Sweet dreams</text:p>
          </table:table-cell>
          <table:table-cell office:value-type="time" office:time-value="PT0H5M20S" table:style-name="ce3">
            <text:p>05:2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72" table:formula="of:=[.A15]+1" table:style-name="ce5">
            <text:p>272</text:p>
          </table:table-cell>
          <table:table-cell office:value-type="string" table:style-name="ce1">
            <text:p>Alex Gaudino</text:p>
          </table:table-cell>
          <table:table-cell office:value-type="string" table:style-name="ce1">
            <text:p>Destination calabria</text:p>
          </table:table-cell>
          <table:table-cell office:value-type="time" office:time-value="PT0H3M42S" table:style-name="ce3">
            <text:p>03:42</text:p>
          </table:table-cell>
          <table:table-cell office:value-type="string" table:style-name="ce1">
            <text:p>MOS - Clubbers Guide 2007</text:p>
          </table:table-cell>
          <table:table-cell office:value-type="string" table:style-name="ce1">
            <text:p>House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273" table:formula="of:=[.A16]+1" table:style-name="ce5">
            <text:p>273</text:p>
          </table:table-cell>
          <table:table-cell office:value-type="string" table:style-name="ce1">
            <text:p>Alexandra Stan</text:p>
          </table:table-cell>
          <table:table-cell office:value-type="string" table:style-name="ce1">
            <text:p>Mr. Saxobeat</text:p>
          </table:table-cell>
          <table:table-cell office:value-type="time" office:time-value="PT0H3M14S" table:style-name="ce3">
            <text:p>03:14</text:p>
          </table:table-cell>
          <table:table-cell office:value-type="string" table:style-name="ce1">
            <text:p>Flaix FM Winter 2011 CD1</text:p>
          </table:table-cell>
          <table:table-cell office:value-type="string" table:style-name="ce1">
            <text:p>Dance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274" table:formula="of:=[.A17]+1" table:style-name="ce5">
            <text:p>274</text:p>
          </table:table-cell>
          <table:table-cell office:value-type="string" table:style-name="ce1">
            <text:p>Amy Winehouse</text:p>
          </table:table-cell>
          <table:table-cell office:value-type="string" table:style-name="ce1">
            <text:p>Rehab</text:p>
          </table:table-cell>
          <table:table-cell office:value-type="time" office:time-value="PT0H3M30S" table:style-name="ce3">
            <text:p>03:30</text:p>
          </table:table-cell>
          <table:table-cell office:value-type="string" table:style-name="ce1">
            <text:p>Now That's What I Call Music! Vol 65 <text:s/>(CD1)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75" table:formula="of:=[.A18]+1" table:style-name="ce5">
            <text:p>275</text:p>
          </table:table-cell>
          <table:table-cell office:value-type="string" table:style-name="ce1">
            <text:p>Amy Winehouse</text:p>
          </table:table-cell>
          <table:table-cell office:value-type="string" table:style-name="ce1">
            <text:p>You know i'm no good</text:p>
          </table:table-cell>
          <table:table-cell office:value-type="time" office:time-value="PT0H4M17S" table:style-name="ce3">
            <text:p>04:17</text:p>
          </table:table-cell>
          <table:table-cell office:value-type="string" table:style-name="ce1">
            <text:p>Back To Black</text:p>
          </table:table-cell>
          <table:table-cell office:value-type="string" table:style-name="ce1">
            <text:p>Jazz</text:p>
          </table:table-cell>
          <table:table-cell office:value-type="float" office:value="205" table:style-name="ce1">
            <text:p>205</text:p>
          </table:table-cell>
          <table:table-cell table:number-columns-repeated="16377"/>
        </table:table-row>
        <table:table-row table:style-name="ro1">
          <table:table-cell office:value-type="float" office:value="276" table:formula="of:=[.A19]+1" table:style-name="ce5">
            <text:p>276</text:p>
          </table:table-cell>
          <table:table-cell office:value-type="string" table:style-name="ce1">
            <text:p>Audioslave</text:p>
          </table:table-cell>
          <table:table-cell office:value-type="string" table:style-name="ce1">
            <text:p>Like a Stone</text:p>
          </table:table-cell>
          <table:table-cell office:value-type="time" office:time-value="PT0H4M50S" table:style-name="ce3">
            <text:p>04:50</text:p>
          </table:table-cell>
          <table:table-cell office:value-type="string" table:style-name="ce1">
            <text:p>Audioslave</text:p>
          </table:table-cell>
          <table:table-cell office:value-type="string" table:style-name="ce1">
            <text:p>Alternativ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77" table:formula="of:=[.A20]+1" table:style-name="ce5">
            <text:p>277</text:p>
          </table:table-cell>
          <table:table-cell office:value-type="string" table:style-name="ce1">
            <text:p>Avril Lavinge</text:p>
          </table:table-cell>
          <table:table-cell office:value-type="string" table:style-name="ce1">
            <text:p>Complicated</text:p>
          </table:table-cell>
          <table:table-cell office:value-type="time" office:time-value="PT0H4M5S" table:style-name="ce3">
            <text:p>04:0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78" table:formula="of:=[.A21]+1" table:style-name="ce5">
            <text:p>278</text:p>
          </table:table-cell>
          <table:table-cell office:value-type="string" table:style-name="ce1">
            <text:p>Barbara Streisand</text:p>
          </table:table-cell>
          <table:table-cell office:value-type="string" table:style-name="ce1">
            <text:p>Woman In Love</text:p>
          </table:table-cell>
          <table:table-cell office:value-type="time" office:time-value="PT0H3M50S" table:style-name="ce3">
            <text:p>03:50</text:p>
          </table:table-cell>
          <table:table-cell office:value-type="string" table:style-name="ce1">
            <text:p>Greatest Hits... And More</text:p>
          </table:table-cell>
          <table:table-cell office:value-type="string" table:style-name="ce1">
            <text:p>Vocal</text:p>
          </table:table-cell>
          <table:table-cell office:value-type="float" office:value="207" table:style-name="ce1">
            <text:p>207</text:p>
          </table:table-cell>
          <table:table-cell table:number-columns-repeated="16377"/>
        </table:table-row>
        <table:table-row table:style-name="ro1">
          <table:table-cell office:value-type="float" office:value="279" table:formula="of:=[.A22]+1" table:style-name="ce5">
            <text:p>279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Take my breath away</text:p>
          </table:table-cell>
          <table:table-cell office:value-type="time" office:time-value="PT0H4M12S" table:style-name="ce3">
            <text:p>04:1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80" table:formula="of:=[.A23]+1" table:style-name="ce5">
            <text:p>280</text:p>
          </table:table-cell>
          <table:table-cell office:value-type="string" table:style-name="ce1">
            <text:p>Big Mountain</text:p>
          </table:table-cell>
          <table:table-cell office:value-type="string" table:style-name="ce1">
            <text:p>Baby I Love Your Way</text:p>
          </table:table-cell>
          <table:table-cell office:value-type="time" office:time-value="PT0H4M33S" table:style-name="ce3">
            <text:p>04:33</text:p>
          </table:table-cell>
          <table:table-cell office:value-type="string" table:style-name="ce1">
            <text:p>Billboard Top Hits Of The 90s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81" table:formula="of:=[.A24]+1" table:style-name="ce5">
            <text:p>281</text:p>
          </table:table-cell>
          <table:table-cell office:value-type="string" table:style-name="ce1">
            <text:p>Blink 182</text:p>
          </table:table-cell>
          <table:table-cell office:value-type="string" table:style-name="ce1">
            <text:p>Adam's Song</text:p>
          </table:table-cell>
          <table:table-cell office:value-type="time" office:time-value="PT0H4M9S" table:style-name="ce3">
            <text:p>04:09</text:p>
          </table:table-cell>
          <table:table-cell office:value-type="string" table:style-name="ce1">
            <text:p>Enema Of The State</text:p>
          </table:table-cell>
          <table:table-cell office:value-type="string" table:style-name="ce1">
            <text:p>Pun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82" table:formula="of:=[.A25]+1" table:style-name="ce5">
            <text:p>282</text:p>
          </table:table-cell>
          <table:table-cell office:value-type="string" table:style-name="ce1">
            <text:p>Blink 182</text:p>
          </table:table-cell>
          <table:table-cell office:value-type="string" table:style-name="ce1">
            <text:p>All The Small Thing</text:p>
          </table:table-cell>
          <table:table-cell office:value-type="time" office:time-value="PT0H2M48S" table:style-name="ce3">
            <text:p>02:4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83" table:formula="of:=[.A26]+1" table:style-name="ce5">
            <text:p>283</text:p>
          </table:table-cell>
          <table:table-cell office:value-type="string" table:style-name="ce1">
            <text:p>Blondie</text:p>
          </table:table-cell>
          <table:table-cell office:value-type="string" table:style-name="ce1">
            <text:p>Call Me</text:p>
          </table:table-cell>
          <table:table-cell office:value-type="time" office:time-value="PT0H3M32S" table:style-name="ce3">
            <text:p>03:32</text:p>
          </table:table-cell>
          <table:table-cell office:value-type="string" table:style-name="ce1">
            <text:p>The Best of Blondie [Chrysalis]</text:p>
          </table:table-cell>
          <table:table-cell office:value-type="string" table:style-name="ce1">
            <text:p>80s Rock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284" table:formula="of:=[.A27]+1" table:style-name="ce5">
            <text:p>284</text:p>
          </table:table-cell>
          <table:table-cell office:value-type="string" table:style-name="ce1">
            <text:p>Blondie</text:p>
          </table:table-cell>
          <table:table-cell office:value-type="string" table:style-name="ce1">
            <text:p>One Way or Another</text:p>
          </table:table-cell>
          <table:table-cell office:value-type="time" office:time-value="PT0H3M36S" table:style-name="ce3">
            <text:p>03:36</text:p>
          </table:table-cell>
          <table:table-cell office:value-type="string" table:style-name="ce1">
            <text:p>Cool songs of the 90's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85" table:formula="of:=[.A28]+1" table:style-name="ce5">
            <text:p>285</text:p>
          </table:table-cell>
          <table:table-cell office:value-type="string" table:style-name="ce1">
            <text:p>Blue feat. Elton John and Kenny G</text:p>
          </table:table-cell>
          <table:table-cell office:value-type="string" table:style-name="ce1">
            <text:p>Sorry Seems To Be The Hardest Word</text:p>
          </table:table-cell>
          <table:table-cell office:value-type="time" office:time-value="PT0H3M41S" table:style-name="ce3">
            <text:p>03:41</text:p>
          </table:table-cell>
          <table:table-cell office:value-type="string" table:style-name="ce1">
            <text:p>One Love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86" table:formula="of:=[.A29]+1" table:style-name="ce5">
            <text:p>286</text:p>
          </table:table-cell>
          <table:table-cell office:value-type="string" table:style-name="ce1">
            <text:p>Bob Sinclair</text:p>
          </table:table-cell>
          <table:table-cell office:value-type="string" table:style-name="ce1">
            <text:p>World, Hold On</text:p>
          </table:table-cell>
          <table:table-cell office:value-type="time" office:time-value="PT0H3M18S" table:style-name="ce3">
            <text:p>03:18</text:p>
          </table:table-cell>
          <table:table-cell office:value-type="string" table:style-name="ce1">
            <text:p>Disco Rojo Vol.3</text:p>
          </table:table-cell>
          <table:table-cell office:value-type="string" table:style-name="ce1">
            <text:p>Dance</text:p>
          </table:table-cell>
          <table:table-cell office:value-type="float" office:value="202" table:style-name="ce1">
            <text:p>202</text:p>
          </table:table-cell>
          <table:table-cell table:number-columns-repeated="16377"/>
        </table:table-row>
        <table:table-row table:style-name="ro1">
          <table:table-cell office:value-type="float" office:value="287" table:formula="of:=[.A30]+1" table:style-name="ce5">
            <text:p>287</text:p>
          </table:table-cell>
          <table:table-cell office:value-type="string" table:style-name="ce1">
            <text:p>Bob Sinclair ft. Fireball</text:p>
          </table:table-cell>
          <table:table-cell office:value-type="string" table:style-name="ce1">
            <text:p>What I Want</text:p>
          </table:table-cell>
          <table:table-cell office:value-type="time" office:time-value="PT0H3M53S" table:style-name="ce3">
            <text:p>03:53</text:p>
          </table:table-cell>
          <table:table-cell office:value-type="string" table:style-name="ce1">
            <text:p>Soundz Of Freedom</text:p>
          </table:table-cell>
          <table:table-cell office:value-type="string" table:style-name="ce1">
            <text:p>House</text:p>
          </table:table-cell>
          <table:table-cell office:value-type="float" office:value="215" table:style-name="ce1">
            <text:p>215</text:p>
          </table:table-cell>
          <table:table-cell table:number-columns-repeated="16377"/>
        </table:table-row>
        <table:table-row table:style-name="ro1">
          <table:table-cell office:value-type="float" office:value="288" table:formula="of:=[.A31]+1" table:style-name="ce5">
            <text:p>288</text:p>
          </table:table-cell>
          <table:table-cell office:value-type="string" table:style-name="ce1">
            <text:p>Boy George And Culture Club</text:p>
          </table:table-cell>
          <table:table-cell office:value-type="string" table:style-name="ce1">
            <text:p>Do You Really Want To Hurt Me</text:p>
          </table:table-cell>
          <table:table-cell office:value-type="time" office:time-value="PT0H4M29S" table:style-name="ce3">
            <text:p>04:29</text:p>
          </table:table-cell>
          <table:table-cell office:value-type="string" table:style-name="ce1">
            <text:p>At Worst... The Best Of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89" table:formula="of:=[.A32]+1" table:style-name="ce5">
            <text:p>289</text:p>
          </table:table-cell>
          <table:table-cell office:value-type="string" table:style-name="ce1">
            <text:p>Britney Spears</text:p>
          </table:table-cell>
          <table:table-cell office:value-type="string" table:style-name="ce1">
            <text:p>Circus</text:p>
          </table:table-cell>
          <table:table-cell office:value-type="time" office:time-value="PT0H3M12S" table:style-name="ce3">
            <text:p>03:12</text:p>
          </table:table-cell>
          <table:table-cell office:value-type="string" table:style-name="ce1">
            <text:p>Circus</text:p>
          </table:table-cell>
          <table:table-cell office:value-type="string" table:style-name="ce1">
            <text:p>Other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1">
          <table:table-cell office:value-type="float" office:value="290" table:formula="of:=[.A33]+1" table:style-name="ce5">
            <text:p>290</text:p>
          </table:table-cell>
          <table:table-cell office:value-type="string" table:style-name="ce1">
            <text:p>Britney Spears</text:p>
          </table:table-cell>
          <table:table-cell office:value-type="string" table:style-name="ce1">
            <text:p>I Love Rock N Roll</text:p>
          </table:table-cell>
          <table:table-cell office:value-type="time" office:time-value="PT0H3M6S" table:style-name="ce3">
            <text:p>03:0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91" table:formula="of:=[.A34]+1" table:style-name="ce5">
            <text:p>291</text:p>
          </table:table-cell>
          <table:table-cell office:value-type="string" table:style-name="ce1">
            <text:p>Britney Spears</text:p>
          </table:table-cell>
          <table:table-cell office:value-type="string" table:style-name="ce1">
            <text:p>Ooh baby Ooh baby</text:p>
          </table:table-cell>
          <table:table-cell office:value-type="time" office:time-value="PT0H3M43S" table:style-name="ce3">
            <text:p>03:43</text:p>
          </table:table-cell>
          <table:table-cell office:value-type="string" table:style-name="ce1">
            <text:p>Blackout (Promo)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92" table:formula="of:=[.A35]+1" table:style-name="ce5">
            <text:p>292</text:p>
          </table:table-cell>
          <table:table-cell office:value-type="string" table:style-name="ce1">
            <text:p>Britney Spears</text:p>
          </table:table-cell>
          <table:table-cell office:value-type="string" table:style-name="ce1">
            <text:p>Womanizer</text:p>
          </table:table-cell>
          <table:table-cell office:value-type="time" office:time-value="PT0H3M42S" table:style-name="ce3">
            <text:p>03:42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293" table:formula="of:=[.A36]+1" table:style-name="ce5">
            <text:p>293</text:p>
          </table:table-cell>
          <table:table-cell office:value-type="string" table:style-name="ce1">
            <text:p>Britney Spears</text:p>
          </table:table-cell>
          <table:table-cell office:value-type="string" table:style-name="ce1">
            <text:p>You Got It All</text:p>
          </table:table-cell>
          <table:table-cell office:value-type="time" office:time-value="PT0H4M10S" table:style-name="ce3">
            <text:p>04:10</text:p>
          </table:table-cell>
          <table:table-cell table:style-name="ce1"/>
          <table:table-cell office:value-type="string" table:style-name="ce1">
            <text:p>Top 40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94" table:formula="of:=[.A37]+1" table:style-name="ce5">
            <text:p>294</text:p>
          </table:table-cell>
          <table:table-cell office:value-type="string" table:style-name="ce1">
            <text:p>Britney Spears ft Madonna</text:p>
          </table:table-cell>
          <table:table-cell office:value-type="string" table:style-name="ce1">
            <text:p>Me Against The Music</text:p>
          </table:table-cell>
          <table:table-cell office:value-type="time" office:time-value="PT0H3M44S" table:style-name="ce3">
            <text:p>03:44</text:p>
          </table:table-cell>
          <table:table-cell office:value-type="string" table:style-name="ce1">
            <text:p>In The Zone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95" table:formula="of:=[.A38]+1" table:style-name="ce5">
            <text:p>295</text:p>
          </table:table-cell>
          <table:table-cell office:value-type="string" table:style-name="ce1">
            <text:p>Bruno Mars</text:p>
          </table:table-cell>
          <table:table-cell office:value-type="string" table:style-name="ce1">
            <text:p>Just The Way You Are</text:p>
          </table:table-cell>
          <table:table-cell office:value-type="time" office:time-value="PT0H3M37S" table:style-name="ce3">
            <text:p>03:37</text:p>
          </table:table-cell>
          <table:table-cell office:value-type="string" table:style-name="ce1">
            <text:p>TBA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296" table:formula="of:=[.A39]+1" table:style-name="ce5">
            <text:p>296</text:p>
          </table:table-cell>
          <table:table-cell office:value-type="string" table:style-name="ce1">
            <text:p>Chris Isaack</text:p>
          </table:table-cell>
          <table:table-cell office:value-type="string" table:style-name="ce1">
            <text:p>Wicked games</text:p>
          </table:table-cell>
          <table:table-cell office:value-type="time" office:time-value="PT0H4M5S" table:style-name="ce3">
            <text:p>04:0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97" table:formula="of:=[.A40]+1" table:style-name="ce5">
            <text:p>297</text:p>
          </table:table-cell>
          <table:table-cell office:value-type="string" table:style-name="ce1">
            <text:p>Coldplay</text:p>
          </table:table-cell>
          <table:table-cell office:value-type="string" table:style-name="ce1">
            <text:p>Clocks</text:p>
          </table:table-cell>
          <table:table-cell office:value-type="time" office:time-value="PT0H5M7S" table:style-name="ce3">
            <text:p>05:0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98" table:formula="of:=[.A41]+1" table:style-name="ce5">
            <text:p>298</text:p>
          </table:table-cell>
          <table:table-cell office:value-type="string" table:style-name="ce1">
            <text:p>Coldplay</text:p>
          </table:table-cell>
          <table:table-cell office:value-type="string" table:style-name="ce1">
            <text:p>The scientist</text:p>
          </table:table-cell>
          <table:table-cell office:value-type="time" office:time-value="PT0H5M9S" table:style-name="ce3">
            <text:p>05:0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299" table:formula="of:=[.A42]+1" table:style-name="ce5">
            <text:p>299</text:p>
          </table:table-cell>
          <table:table-cell office:value-type="string" table:style-name="ce1">
            <text:p>Colton Dixon</text:p>
          </table:table-cell>
          <table:table-cell office:value-type="string" table:style-name="ce1">
            <text:p>Love the Way You Lie</text:p>
          </table:table-cell>
          <table:table-cell office:value-type="time" office:time-value="PT0H4M14S" table:style-name="ce3">
            <text:p>04:1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00" table:formula="of:=[.A43]+1" table:style-name="ce5">
            <text:p>300</text:p>
          </table:table-cell>
          <table:table-cell office:value-type="string" table:style-name="ce1">
            <text:p>Crazy Town</text:p>
          </table:table-cell>
          <table:table-cell office:value-type="string" table:style-name="ce1">
            <text:p>Butterfly</text:p>
          </table:table-cell>
          <table:table-cell office:value-type="time" office:time-value="PT0H3M36S" table:style-name="ce3">
            <text:p>03:3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01" table:formula="of:=[.A44]+1" table:style-name="ce5">
            <text:p>301</text:p>
          </table:table-cell>
          <table:table-cell office:value-type="string" table:style-name="ce1">
            <text:p>Creed</text:p>
          </table:table-cell>
          <table:table-cell office:value-type="string" table:style-name="ce1">
            <text:p>My Sacrifice</text:p>
          </table:table-cell>
          <table:table-cell office:value-type="time" office:time-value="PT0H4M59S" table:style-name="ce3">
            <text:p>04:59</text:p>
          </table:table-cell>
          <table:table-cell office:value-type="string" table:style-name="ce1">
            <text:p>Weathered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02" table:formula="of:=[.A45]+1" table:style-name="ce5">
            <text:p>302</text:p>
          </table:table-cell>
          <table:table-cell office:value-type="string" table:style-name="ce1">
            <text:p>Creed</text:p>
          </table:table-cell>
          <table:table-cell office:value-type="string" table:style-name="ce1">
            <text:p>With Arms Wide Open</text:p>
          </table:table-cell>
          <table:table-cell office:value-type="time" office:time-value="PT0H4M36S" table:style-name="ce3">
            <text:p>04:36</text:p>
          </table:table-cell>
          <table:table-cell office:value-type="string" table:style-name="ce1">
            <text:p>Human Clay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03" table:formula="of:=[.A46]+1" table:style-name="ce5">
            <text:p>303</text:p>
          </table:table-cell>
          <table:table-cell office:value-type="string" table:style-name="ce1">
            <text:p>Daryl Hall and John Oates</text:p>
          </table:table-cell>
          <table:table-cell office:value-type="string" table:style-name="ce1">
            <text:p>Maneater</text:p>
          </table:table-cell>
          <table:table-cell office:value-type="time" office:time-value="PT0H4M34S" table:style-name="ce3">
            <text:p>04:34</text:p>
          </table:table-cell>
          <table:table-cell office:value-type="string" table:style-name="ce1">
            <text:p>Musica Disco De Los 80</text:p>
          </table:table-cell>
          <table:table-cell office:value-type="string" table:style-name="ce1">
            <text:p>Disc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04" table:formula="of:=[.A47]+1" table:style-name="ce5">
            <text:p>304</text:p>
          </table:table-cell>
          <table:table-cell office:value-type="string" table:style-name="ce1">
            <text:p>David Guetta</text:p>
          </table:table-cell>
          <table:table-cell office:value-type="string" table:style-name="ce1">
            <text:p>Memories (Featuring Kid Cudi)</text:p>
          </table:table-cell>
          <table:table-cell office:value-type="time" office:time-value="PT0H3M29S" table:style-name="ce3">
            <text:p>03:29</text:p>
          </table:table-cell>
          <table:table-cell office:value-type="string" table:style-name="ce1">
            <text:p>One Love</text:p>
          </table:table-cell>
          <table:table-cell office:value-type="string" table:style-name="ce1">
            <text:p>House</text:p>
          </table:table-cell>
          <table:table-cell office:value-type="float" office:value="193" table:style-name="ce1">
            <text:p>193</text:p>
          </table:table-cell>
          <table:table-cell table:number-columns-repeated="16377"/>
        </table:table-row>
        <table:table-row table:style-name="ro1">
          <table:table-cell office:value-type="float" office:value="305" table:formula="of:=[.A48]+1" table:style-name="ce5">
            <text:p>305</text:p>
          </table:table-cell>
          <table:table-cell office:value-type="string" table:style-name="ce1">
            <text:p>Debbie Boone</text:p>
          </table:table-cell>
          <table:table-cell office:value-type="string" table:style-name="ce1">
            <text:p>You light up my life</text:p>
          </table:table-cell>
          <table:table-cell office:value-type="time" office:time-value="PT0H3M37S" table:style-name="ce3">
            <text:p>03:3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06" table:formula="of:=[.A49]+1" table:style-name="ce5">
            <text:p>306</text:p>
          </table:table-cell>
          <table:table-cell office:value-type="string" table:style-name="ce1">
            <text:p>Der Kommissar</text:p>
          </table:table-cell>
          <table:table-cell office:value-type="string" table:style-name="ce1">
            <text:p>After The Fire</text:p>
          </table:table-cell>
          <table:table-cell office:value-type="time" office:time-value="PT0H5M46S" table:style-name="ce3">
            <text:p>05:4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12" table:style-name="ce1">
            <text:p>112</text:p>
          </table:table-cell>
          <table:table-cell table:number-columns-repeated="16377"/>
        </table:table-row>
        <table:table-row table:style-name="ro1">
          <table:table-cell office:value-type="float" office:value="307" table:formula="of:=[.A50]+1" table:style-name="ce5">
            <text:p>307</text:p>
          </table:table-cell>
          <table:table-cell office:value-type="string" table:style-name="ce1">
            <text:p>Dev</text:p>
          </table:table-cell>
          <table:table-cell office:value-type="string" table:style-name="ce1">
            <text:p>Dancing In The Dark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Dancing In The Dark <text:s/>- Single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08" table:formula="of:=[.A51]+1" table:style-name="ce5">
            <text:p>308</text:p>
          </table:table-cell>
          <table:table-cell office:value-type="string" table:style-name="ce1">
            <text:p>Dht</text:p>
          </table:table-cell>
          <table:table-cell office:value-type="string" table:style-name="ce1">
            <text:p>So happy together (hardcore remix)</text:p>
          </table:table-cell>
          <table:table-cell office:value-type="time" office:time-value="PT0H2M21S" table:style-name="ce3">
            <text:p>02:2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09" table:formula="of:=[.A52]+1" table:style-name="ce5">
            <text:p>309</text:p>
          </table:table-cell>
          <table:table-cell office:value-type="string" table:style-name="ce1">
            <text:p>Dido</text:p>
          </table:table-cell>
          <table:table-cell office:value-type="string" table:style-name="ce1">
            <text:p>Here with Me</text:p>
          </table:table-cell>
          <table:table-cell office:value-type="time" office:time-value="PT0H4M12S" table:style-name="ce3">
            <text:p>04:12</text:p>
          </table:table-cell>
          <table:table-cell office:value-type="string" table:style-name="ce1">
            <text:p>CMJ New Music, volume 70, June</text:p>
          </table:table-cell>
          <table:table-cell office:value-type="string" table:style-name="ce1">
            <text:p>Industria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10" table:formula="of:=[.A53]+1" table:style-name="ce5">
            <text:p>310</text:p>
          </table:table-cell>
          <table:table-cell office:value-type="string" table:style-name="ce1">
            <text:p>Dido</text:p>
          </table:table-cell>
          <table:table-cell office:value-type="string" table:style-name="ce1">
            <text:p>My lover gone</text:p>
          </table:table-cell>
          <table:table-cell office:value-type="time" office:time-value="PT0H4M30S" table:style-name="ce3">
            <text:p>04:30</text:p>
          </table:table-cell>
          <table:table-cell office:value-type="string" table:style-name="ce1">
            <text:p>Valentine's Day Album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11" table:formula="of:=[.A54]+1" table:style-name="ce5">
            <text:p>311</text:p>
          </table:table-cell>
          <table:table-cell office:value-type="string" table:style-name="ce1">
            <text:p>Dido</text:p>
          </table:table-cell>
          <table:table-cell office:value-type="string" table:style-name="ce1">
            <text:p>Thank You</text:p>
          </table:table-cell>
          <table:table-cell office:value-type="time" office:time-value="PT0H3M45S" table:style-name="ce3">
            <text:p>03:45</text:p>
          </table:table-cell>
          <table:table-cell office:value-type="string" table:style-name="ce1">
            <text:p>Sliding Doors</text:p>
          </table:table-cell>
          <table:table-cell office:value-type="string" table:style-name="ce1">
            <text:p>Soundtra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12" table:formula="of:=[.A55]+1" table:style-name="ce5">
            <text:p>312</text:p>
          </table:table-cell>
          <table:table-cell office:value-type="string" table:style-name="ce1">
            <text:p>Dishwalla</text:p>
          </table:table-cell>
          <table:table-cell office:value-type="string" table:style-name="ce1">
            <text:p>Angels and Devils</text:p>
          </table:table-cell>
          <table:table-cell office:value-type="time" office:time-value="PT0H3M50S" table:style-name="ce3">
            <text:p>03:50</text:p>
          </table:table-cell>
          <table:table-cell office:value-type="string" table:style-name="ce1">
            <text:p>Smallville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13" table:formula="of:=[.A56]+1" table:style-name="ce5">
            <text:p>313</text:p>
          </table:table-cell>
          <table:table-cell office:value-type="string" table:style-name="ce1">
            <text:p>Dj Tiesto</text:p>
          </table:table-cell>
          <table:table-cell office:value-type="string" table:style-name="ce1">
            <text:p>Extacy</text:p>
          </table:table-cell>
          <table:table-cell office:value-type="time" office:time-value="PT0H5M55S" table:style-name="ce3">
            <text:p>05:5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14" table:formula="of:=[.A57]+1" table:style-name="ce5">
            <text:p>314</text:p>
          </table:table-cell>
          <table:table-cell office:value-type="string" table:style-name="ce1">
            <text:p>Dj Tiesto</text:p>
          </table:table-cell>
          <table:table-cell office:value-type="string" table:style-name="ce1">
            <text:p>In The Dark</text:p>
          </table:table-cell>
          <table:table-cell office:value-type="time" office:time-value="PT0H4M36S" table:style-name="ce3">
            <text:p>04:36</text:p>
          </table:table-cell>
          <table:table-cell office:value-type="string" table:style-name="ce1">
            <text:p>Elements Of Life (2OO7)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15" table:formula="of:=[.A58]+1" table:style-name="ce5">
            <text:p>315</text:p>
          </table:table-cell>
          <table:table-cell office:value-type="string" table:style-name="ce1">
            <text:p>Elthon Jhon</text:p>
          </table:table-cell>
          <table:table-cell office:value-type="string" table:style-name="ce1">
            <text:p>Sacrifice</text:p>
          </table:table-cell>
          <table:table-cell office:value-type="time" office:time-value="PT0H5M6S" table:style-name="ce3">
            <text:p>05:06</text:p>
          </table:table-cell>
          <table:table-cell table:style-name="ce1"/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16" table:formula="of:=[.A59]+1" table:style-name="ce5">
            <text:p>316</text:p>
          </table:table-cell>
          <table:table-cell office:value-type="string" table:style-name="ce1">
            <text:p>Elthon Jhon</text:p>
          </table:table-cell>
          <table:table-cell office:value-type="string" table:style-name="ce1">
            <text:p>Sorry seems to be the hardest word</text:p>
          </table:table-cell>
          <table:table-cell office:value-type="time" office:time-value="PT0H3M50S" table:style-name="ce3">
            <text:p>03:5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17" table:formula="of:=[.A60]+1" table:style-name="ce5">
            <text:p>317</text:p>
          </table:table-cell>
          <table:table-cell office:value-type="string" table:style-name="ce1">
            <text:p>Enur feat Natasja</text:p>
          </table:table-cell>
          <table:table-cell office:value-type="string" table:style-name="ce1">
            <text:p>Calabria</text:p>
          </table:table-cell>
          <table:table-cell office:value-type="time" office:time-value="PT0H3M52S" table:style-name="ce3">
            <text:p>03:52</text:p>
          </table:table-cell>
          <table:table-cell office:value-type="string" table:style-name="ce1">
            <text:p>Tecno Mix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18" table:formula="of:=[.A61]+1" table:style-name="ce5">
            <text:p>318</text:p>
          </table:table-cell>
          <table:table-cell office:value-type="string" table:style-name="ce1">
            <text:p>Erause</text:p>
          </table:table-cell>
          <table:table-cell office:value-type="string" table:style-name="ce1">
            <text:p>A litle respect</text:p>
          </table:table-cell>
          <table:table-cell office:value-type="time" office:time-value="PT0H3M9S" table:style-name="ce3">
            <text:p>03:0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19" table:formula="of:=[.A62]+1" table:style-name="ce5">
            <text:p>319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The final countdown</text:p>
          </table:table-cell>
          <table:table-cell office:value-type="time" office:time-value="PT0H7M49S" table:style-name="ce3">
            <text:p>07:49</text:p>
          </table:table-cell>
          <table:table-cell office:value-type="string" table:style-name="ce1">
            <text:p>Best Of 80's Metal Volume Two-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20" table:formula="of:=[.A63]+1" table:style-name="ce5">
            <text:p>320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Bleed</text:p>
          </table:table-cell>
          <table:table-cell office:value-type="time" office:time-value="PT0H4M18S" table:style-name="ce3">
            <text:p>04:18</text:p>
          </table:table-cell>
          <table:table-cell office:value-type="string" table:style-name="ce1">
            <text:p>The Open Door</text:p>
          </table:table-cell>
          <table:table-cell office:value-type="string" table:style-name="ce1">
            <text:p>Gothic Rock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1">
          <table:table-cell office:value-type="float" office:value="321" table:formula="of:=[.A64]+1" table:style-name="ce5">
            <text:p>321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Bring me to life</text:p>
          </table:table-cell>
          <table:table-cell office:value-type="time" office:time-value="PT0H3M58S" table:style-name="ce3">
            <text:p>03:58</text:p>
          </table:table-cell>
          <table:table-cell office:value-type="string" table:style-name="ce1">
            <text:p>Daredevil Soundtrack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322" table:formula="of:=[.A65]+1" table:style-name="ce5">
            <text:p>322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Call Me When You Are Sober</text:p>
          </table:table-cell>
          <table:table-cell office:value-type="time" office:time-value="PT0H3M32S" table:style-name="ce3">
            <text:p>03:3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42" table:style-name="ce1">
            <text:p>142</text:p>
          </table:table-cell>
          <table:table-cell table:number-columns-repeated="16377"/>
        </table:table-row>
        <table:table-row table:style-name="ro1">
          <table:table-cell office:value-type="float" office:value="323" table:formula="of:=[.A66]+1" table:style-name="ce5">
            <text:p>323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Forever Gone Forever You</text:p>
          </table:table-cell>
          <table:table-cell office:value-type="time" office:time-value="PT0H3M23S" table:style-name="ce3">
            <text:p>03:2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324" table:formula="of:=[.A67]+1" table:style-name="ce5">
            <text:p>324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further away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Fallen (#)</text:p>
          </table:table-cell>
          <table:table-cell office:value-type="string" table:style-name="ce1">
            <text:p>Alternative Metal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325" table:formula="of:=[.A68]+1" table:style-name="ce5">
            <text:p>325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Going Under</text:p>
          </table:table-cell>
          <table:table-cell office:value-type="time" office:time-value="PT0H3M35S" table:style-name="ce3">
            <text:p>03:35</text:p>
          </table:table-cell>
          <table:table-cell office:value-type="string" table:style-name="ce1">
            <text:p>Fallen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26" table:formula="of:=[.A69]+1" table:style-name="ce5">
            <text:p>326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Hello</text:p>
          </table:table-cell>
          <table:table-cell office:value-type="time" office:time-value="PT0H3M36S" table:style-name="ce3">
            <text:p>03:3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27" table:formula="of:=[.A70]+1" table:style-name="ce5">
            <text:p>327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I Must Be Dreaming</text:p>
          </table:table-cell>
          <table:table-cell office:value-type="time" office:time-value="PT0H4M18S" table:style-name="ce3">
            <text:p>04:18</text:p>
          </table:table-cell>
          <table:table-cell table:style-name="ce1"/>
          <table:table-cell office:value-type="string" table:style-name="ce1">
            <text:p>Gothic Rock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1">
          <table:table-cell office:value-type="float" office:value="328" table:formula="of:=[.A71]+1" table:style-name="ce5">
            <text:p>328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Lies</text:p>
          </table:table-cell>
          <table:table-cell office:value-type="time" office:time-value="PT0H3M49S" table:style-name="ce3">
            <text:p>03:4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29" table:formula="of:=[.A72]+1" table:style-name="ce5">
            <text:p>329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Lithium</text:p>
          </table:table-cell>
          <table:table-cell office:value-type="time" office:time-value="PT0H3M44S" table:style-name="ce3">
            <text:p>03:44</text:p>
          </table:table-cell>
          <table:table-cell office:value-type="string" table:style-name="ce1">
            <text:p>The Open Door</text:p>
          </table:table-cell>
          <table:table-cell office:value-type="string" table:style-name="ce1">
            <text:p>Roc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30" table:formula="of:=[.A73]+1" table:style-name="ce5">
            <text:p>330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My Heart Is Broken</text:p>
          </table:table-cell>
          <table:table-cell office:value-type="time" office:time-value="PT0H4M18S" table:style-name="ce3">
            <text:p>04:18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31" table:formula="of:=[.A74]+1" table:style-name="ce5">
            <text:p>331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My inmortal</text:p>
          </table:table-cell>
          <table:table-cell office:value-type="time" office:time-value="PT0H4M26S" table:style-name="ce3">
            <text:p>04:2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32" table:formula="of:=[.A75]+1" table:style-name="ce5">
            <text:p>332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Sweet Sacrifice</text:p>
          </table:table-cell>
          <table:table-cell office:value-type="time" office:time-value="PT0H3M5S" table:style-name="ce3">
            <text:p>03:05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64" table:style-name="ce1">
            <text:p>64</text:p>
          </table:table-cell>
          <table:table-cell table:number-columns-repeated="16377"/>
        </table:table-row>
        <table:table-row table:style-name="ro1">
          <table:table-cell office:value-type="float" office:value="333" table:formula="of:=[.A76]+1" table:style-name="ce5">
            <text:p>333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Taking Over Me</text:p>
          </table:table-cell>
          <table:table-cell office:value-type="time" office:time-value="PT0H3M50S" table:style-name="ce3">
            <text:p>03:50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64" table:style-name="ce1">
            <text:p>64</text:p>
          </table:table-cell>
          <table:table-cell table:number-columns-repeated="16377"/>
        </table:table-row>
        <table:table-row table:style-name="ro1">
          <table:table-cell office:value-type="float" office:value="334" table:formula="of:=[.A77]+1" table:style-name="ce5">
            <text:p>334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The Only One</text:p>
          </table:table-cell>
          <table:table-cell office:value-type="time" office:time-value="PT0H4M40S" table:style-name="ce3">
            <text:p>04:40</text:p>
          </table:table-cell>
          <table:table-cell office:value-type="string" table:style-name="ce1">
            <text:p>The Open Door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35" table:formula="of:=[.A78]+1" table:style-name="ce5">
            <text:p>335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What You Want</text:p>
          </table:table-cell>
          <table:table-cell office:value-type="time" office:time-value="PT0H3M41S" table:style-name="ce3">
            <text:p>03:41</text:p>
          </table:table-cell>
          <table:table-cell office:value-type="string" table:style-name="ce1">
            <text:p>Evanescence</text:p>
          </table:table-cell>
          <table:table-cell office:value-type="string" table:style-name="ce1">
            <text:p>Alternativ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36" table:formula="of:=[.A79]+1" table:style-name="ce5">
            <text:p>336</text:p>
          </table:table-cell>
          <table:table-cell office:value-type="string" table:style-name="ce1">
            <text:p>Everything but the Girl</text:p>
          </table:table-cell>
          <table:table-cell office:value-type="string" table:style-name="ce1">
            <text:p>Missing</text:p>
          </table:table-cell>
          <table:table-cell office:value-type="time" office:time-value="PT0H4M58S" table:style-name="ce3">
            <text:p>04:58</text:p>
          </table:table-cell>
          <table:table-cell table:style-name="ce1"/>
          <table:table-cell office:value-type="string" table:style-name="ce1">
            <text:p>Danc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37" table:formula="of:=[.A80]+1" table:style-name="ce5">
            <text:p>337</text:p>
          </table:table-cell>
          <table:table-cell office:value-type="string" table:style-name="ce1">
            <text:p>Extreme</text:p>
          </table:table-cell>
          <table:table-cell office:value-type="string" table:style-name="ce1">
            <text:p>More than words</text:p>
          </table:table-cell>
          <table:table-cell office:value-type="time" office:time-value="PT0H5M33S" table:style-name="ce3">
            <text:p>05:3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38" table:formula="of:=[.A81]+1" table:style-name="ce5">
            <text:p>338</text:p>
          </table:table-cell>
          <table:table-cell office:value-type="string" table:style-name="ce1">
            <text:p>Fat Boy Slim</text:p>
          </table:table-cell>
          <table:table-cell office:value-type="string" table:style-name="ce1">
            <text:p>The Rockafeller Skank</text:p>
          </table:table-cell>
          <table:table-cell office:value-type="time" office:time-value="PT0H6M52S" table:style-name="ce3">
            <text:p>06:52</text:p>
          </table:table-cell>
          <table:table-cell office:value-type="string" table:style-name="ce1">
            <text:p>She's All That</text:p>
          </table:table-cell>
          <table:table-cell office:value-type="string" table:style-name="ce1">
            <text:p>Techno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39" table:formula="of:=[.A82]+1" table:style-name="ce5">
            <text:p>339</text:p>
          </table:table-cell>
          <table:table-cell office:value-type="string" table:style-name="ce1">
            <text:p>Foreinger</text:p>
          </table:table-cell>
          <table:table-cell office:value-type="string" table:style-name="ce1">
            <text:p>I wanna know what love is</text:p>
          </table:table-cell>
          <table:table-cell office:value-type="time" office:time-value="PT0H5M4S" table:style-name="ce3">
            <text:p>05:0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40" table:formula="of:=[.A83]+1" table:style-name="ce5">
            <text:p>340</text:p>
          </table:table-cell>
          <table:table-cell office:value-type="string" table:style-name="ce1">
            <text:p>Four non blondes</text:p>
          </table:table-cell>
          <table:table-cell office:value-type="string" table:style-name="ce1">
            <text:p>Whats up</text:p>
          </table:table-cell>
          <table:table-cell office:value-type="time" office:time-value="PT0H4M54S" table:style-name="ce3">
            <text:p>04:54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41" table:formula="of:=[.A84]+1" table:style-name="ce5">
            <text:p>341</text:p>
          </table:table-cell>
          <table:table-cell office:value-type="string" table:style-name="ce1">
            <text:p>Fugees</text:p>
          </table:table-cell>
          <table:table-cell office:value-type="string" table:style-name="ce1">
            <text:p>Killing me softly</text:p>
          </table:table-cell>
          <table:table-cell office:value-type="time" office:time-value="PT0H4M58S" table:style-name="ce3">
            <text:p>04:58</text:p>
          </table:table-cell>
          <table:table-cell office:value-type="string" table:style-name="ce1">
            <text:p>KILLIN MY SOFLY</text:p>
          </table:table-cell>
          <table:table-cell office:value-type="string" table:style-name="ce1">
            <text:p>JAMAICA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342" table:formula="of:=[.A85]+1" table:style-name="ce5">
            <text:p>342</text:p>
          </table:table-cell>
          <table:table-cell office:value-type="string" table:style-name="ce1">
            <text:p>Fugees</text:p>
          </table:table-cell>
          <table:table-cell office:value-type="string" table:style-name="ce1">
            <text:p>Ready or not</text:p>
          </table:table-cell>
          <table:table-cell office:value-type="time" office:time-value="PT0H3M47S" table:style-name="ce3">
            <text:p>03:4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43" table:formula="of:=[.A86]+1" table:style-name="ce5">
            <text:p>343</text:p>
          </table:table-cell>
          <table:table-cell office:value-type="string" table:style-name="ce1">
            <text:p>Fugees</text:p>
          </table:table-cell>
          <table:table-cell office:value-type="string" table:style-name="ce1">
            <text:p>Stand by me</text:p>
          </table:table-cell>
          <table:table-cell office:value-type="time" office:time-value="PT0H3M43S" table:style-name="ce3">
            <text:p>03:43</text:p>
          </table:table-cell>
          <table:table-cell office:value-type="string" table:style-name="ce1">
            <text:p>Wade in the Water, Vol. 3: African American Gospel - The Pioneering Composers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44" table:formula="of:=[.A87]+1" table:style-name="ce5">
            <text:p>344</text:p>
          </table:table-cell>
          <table:table-cell office:value-type="string" table:style-name="ce1">
            <text:p>George Michael</text:p>
          </table:table-cell>
          <table:table-cell office:value-type="string" table:style-name="ce1">
            <text:p>Carless Whispers</text:p>
          </table:table-cell>
          <table:table-cell office:value-type="time" office:time-value="PT0H5M1S" table:style-name="ce3">
            <text:p>05:0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45" table:formula="of:=[.A88]+1" table:style-name="ce5">
            <text:p>345</text:p>
          </table:table-cell>
          <table:table-cell office:value-type="string" table:style-name="ce1">
            <text:p>Goo Goo Dolls</text:p>
          </table:table-cell>
          <table:table-cell office:value-type="string" table:style-name="ce1">
            <text:p>Iris</text:p>
          </table:table-cell>
          <table:table-cell office:value-type="time" office:time-value="PT0H4M51S" table:style-name="ce3">
            <text:p>04:51</text:p>
          </table:table-cell>
          <table:table-cell office:value-type="string" table:style-name="ce1">
            <text:p>City Of Angels</text:p>
          </table:table-cell>
          <table:table-cell office:value-type="string" table:style-name="ce1">
            <text:p>Soundtra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46" table:formula="of:=[.A89]+1" table:style-name="ce5">
            <text:p>346</text:p>
          </table:table-cell>
          <table:table-cell office:value-type="string" table:style-name="ce1">
            <text:p>Gorilaz</text:p>
          </table:table-cell>
          <table:table-cell office:value-type="string" table:style-name="ce1">
            <text:p>Stylo</text:p>
          </table:table-cell>
          <table:table-cell office:value-type="time" office:time-value="PT0H3M50S" table:style-name="ce3">
            <text:p>03:50</text:p>
          </table:table-cell>
          <table:table-cell office:value-type="string" table:style-name="ce1">
            <text:p>Demon Days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47" table:formula="of:=[.A90]+1" table:style-name="ce5">
            <text:p>347</text:p>
          </table:table-cell>
          <table:table-cell office:value-type="string" table:style-name="ce1">
            <text:p>Gorillaz</text:p>
          </table:table-cell>
          <table:table-cell office:value-type="string" table:style-name="ce1">
            <text:p>Feel good</text:p>
          </table:table-cell>
          <table:table-cell office:value-type="time" office:time-value="PT0H3M43S" table:style-name="ce3">
            <text:p>03:43</text:p>
          </table:table-cell>
          <table:table-cell office:value-type="string" table:style-name="ce1">
            <text:p>Gorillaz Collection</text:p>
          </table:table-cell>
          <table:table-cell office:value-type="string" table:style-name="ce1">
            <text:p>Trip-H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48" table:formula="of:=[.A91]+1" table:style-name="ce5">
            <text:p>348</text:p>
          </table:table-cell>
          <table:table-cell office:value-type="string" table:style-name="ce1">
            <text:p>Gotye</text:p>
          </table:table-cell>
          <table:table-cell office:value-type="string" table:style-name="ce1">
            <text:p>Somebody That I Used To Know</text:p>
          </table:table-cell>
          <table:table-cell office:value-type="time" office:time-value="PT0H4M4S" table:style-name="ce3">
            <text:p>04:04</text:p>
          </table:table-cell>
          <table:table-cell office:value-type="string" table:style-name="ce1">
            <text:p>Making Mirrors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49" table:formula="of:=[.A92]+1" table:style-name="ce5">
            <text:p>349</text:p>
          </table:table-cell>
          <table:table-cell office:value-type="string" table:style-name="ce1">
            <text:p>Green Day</text:p>
          </table:table-cell>
          <table:table-cell office:value-type="string" table:style-name="ce1">
            <text:p>Basket Case</text:p>
          </table:table-cell>
          <table:table-cell office:value-type="time" office:time-value="PT0H3M3S" table:style-name="ce3">
            <text:p>03:03</text:p>
          </table:table-cell>
          <table:table-cell office:value-type="string" table:style-name="ce1">
            <text:p>Dookie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50" table:formula="of:=[.A93]+1" table:style-name="ce5">
            <text:p>350</text:p>
          </table:table-cell>
          <table:table-cell office:value-type="string" table:style-name="ce1">
            <text:p>Guns And Roses</text:p>
          </table:table-cell>
          <table:table-cell office:value-type="string" table:style-name="ce1">
            <text:p>Dont Cry</text:p>
          </table:table-cell>
          <table:table-cell office:value-type="time" office:time-value="PT0H4M42S" table:style-name="ce3">
            <text:p>04:42</text:p>
          </table:table-cell>
          <table:table-cell table:style-name="ce1"/>
          <table:table-cell office:value-type="string" table:style-name="ce1">
            <text:p>Meta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51" table:formula="of:=[.A94]+1" table:style-name="ce5">
            <text:p>351</text:p>
          </table:table-cell>
          <table:table-cell office:value-type="string" table:style-name="ce1">
            <text:p>Guns And Roses</text:p>
          </table:table-cell>
          <table:table-cell office:value-type="string" table:style-name="ce1">
            <text:p>November rain</text:p>
          </table:table-cell>
          <table:table-cell office:value-type="time" office:time-value="PT0H8M55S" table:style-name="ce3">
            <text:p>08:5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52" table:formula="of:=[.A95]+1" table:style-name="ce5">
            <text:p>352</text:p>
          </table:table-cell>
          <table:table-cell office:value-type="string" table:style-name="ce1">
            <text:p>Gwen Stefani</text:p>
          </table:table-cell>
          <table:table-cell office:value-type="string" table:style-name="ce1">
            <text:p>Dont speak</text:p>
          </table:table-cell>
          <table:table-cell office:value-type="time" office:time-value="PT0H4M23S" table:style-name="ce3">
            <text:p>04:23</text:p>
          </table:table-cell>
          <table:table-cell office:value-type="string" table:style-name="ce1">
            <text:p>No Doubt</text:p>
          </table:table-cell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353" table:formula="of:=[.A96]+1" table:style-name="ce5">
            <text:p>353</text:p>
          </table:table-cell>
          <table:table-cell office:value-type="string" table:style-name="ce1">
            <text:p>Gwen Stefani &amp; Britney Spears</text:p>
          </table:table-cell>
          <table:table-cell office:value-type="string" table:style-name="ce1">
            <text:p>Tick-Toxic</text:p>
          </table:table-cell>
          <table:table-cell office:value-type="time" office:time-value="PT0H3M34S" table:style-name="ce3">
            <text:p>03:34</text:p>
          </table:table-cell>
          <table:table-cell office:value-type="string" table:style-name="ce1">
            <text:p>TRL Mash-Up</text:p>
          </table:table-cell>
          <table:table-cell office:value-type="string" table:style-name="ce1">
            <text:p>Techno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54" table:formula="of:=[.A97]+1" table:style-name="ce5">
            <text:p>354</text:p>
          </table:table-cell>
          <table:table-cell office:value-type="string" table:style-name="ce1">
            <text:p>Gwen Stefany &amp; Eve</text:p>
          </table:table-cell>
          <table:table-cell office:value-type="string" table:style-name="ce1">
            <text:p>Let me blow ya mind</text:p>
          </table:table-cell>
          <table:table-cell office:value-type="time" office:time-value="PT0H3M49S" table:style-name="ce3">
            <text:p>03:49</text:p>
          </table:table-cell>
          <table:table-cell office:value-type="string" table:style-name="ce1">
            <text:p>Scorpion</text:p>
          </table:table-cell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55" table:formula="of:=[.A98]+1" table:style-name="ce5">
            <text:p>355</text:p>
          </table:table-cell>
          <table:table-cell office:value-type="string" table:style-name="ce1">
            <text:p>Gym Class Heroes</text:p>
          </table:table-cell>
          <table:table-cell office:value-type="string" table:style-name="ce1">
            <text:p>Take A Look At My Girlfriend</text:p>
          </table:table-cell>
          <table:table-cell office:value-type="time" office:time-value="PT0H4M3S" table:style-name="ce3">
            <text:p>04:03</text:p>
          </table:table-cell>
          <table:table-cell office:value-type="string" table:style-name="ce1">
            <text:p>The Papercut Chronicles</text:p>
          </table:table-cell>
          <table:table-cell office:value-type="string" table:style-name="ce1">
            <text:p>Other</text:p>
          </table:table-cell>
          <table:table-cell office:value-type="float" office:value="198" table:style-name="ce1">
            <text:p>198</text:p>
          </table:table-cell>
          <table:table-cell table:number-columns-repeated="16377"/>
        </table:table-row>
        <table:table-row table:style-name="ro1">
          <table:table-cell office:value-type="float" office:value="356" table:formula="of:=[.A99]+1" table:style-name="ce5">
            <text:p>356</text:p>
          </table:table-cell>
          <table:table-cell office:value-type="string" table:style-name="ce1">
            <text:p>Hoobastank</text:p>
          </table:table-cell>
          <table:table-cell office:value-type="string" table:style-name="ce1">
            <text:p>The Reason</text:p>
          </table:table-cell>
          <table:table-cell office:value-type="time" office:time-value="PT0H3M52S" table:style-name="ce3">
            <text:p>03:52</text:p>
          </table:table-cell>
          <table:table-cell office:value-type="string" table:style-name="ce1">
            <text:p>The Reason</text:p>
          </table:table-cell>
          <table:table-cell office:value-type="string" table:style-name="ce1">
            <text:p>AlternRoc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57" table:formula="of:=[.A100]+1" table:style-name="ce5">
            <text:p>357</text:p>
          </table:table-cell>
          <table:table-cell office:value-type="string" table:style-name="ce1">
            <text:p>Incubus</text:p>
          </table:table-cell>
          <table:table-cell office:value-type="string" table:style-name="ce1">
            <text:p>Are You In</text:p>
          </table:table-cell>
          <table:table-cell office:value-type="time" office:time-value="PT0H4M26S" table:style-name="ce3">
            <text:p>04:26</text:p>
          </table:table-cell>
          <table:table-cell office:value-type="string" table:style-name="ce1">
            <text:p>Morning View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58" table:formula="of:=[.A101]+1" table:style-name="ce5">
            <text:p>358</text:p>
          </table:table-cell>
          <table:table-cell office:value-type="string" table:style-name="ce1">
            <text:p>Incubus</text:p>
          </table:table-cell>
          <table:table-cell office:value-type="string" table:style-name="ce1">
            <text:p>Drive</text:p>
          </table:table-cell>
          <table:table-cell office:value-type="time" office:time-value="PT0H3M51S" table:style-name="ce3">
            <text:p>03:5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59" table:formula="of:=[.A102]+1" table:style-name="ce5">
            <text:p>359</text:p>
          </table:table-cell>
          <table:table-cell office:value-type="string" table:style-name="ce1">
            <text:p>Incubus</text:p>
          </table:table-cell>
          <table:table-cell office:value-type="string" table:style-name="ce1">
            <text:p>Nice To Know You</text:p>
          </table:table-cell>
          <table:table-cell office:value-type="time" office:time-value="PT0H4M45S" table:style-name="ce3">
            <text:p>04:45</text:p>
          </table:table-cell>
          <table:table-cell office:value-type="string" table:style-name="ce1">
            <text:p>Morning View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60" table:formula="of:=[.A103]+1" table:style-name="ce5">
            <text:p>360</text:p>
          </table:table-cell>
          <table:table-cell office:value-type="string" table:style-name="ce1">
            <text:p>Infected Mushroom</text:p>
          </table:table-cell>
          <table:table-cell office:value-type="string" table:style-name="ce1">
            <text:p>Becoming Insane</text:p>
          </table:table-cell>
          <table:table-cell office:value-type="time" office:time-value="PT0H7M20S" table:style-name="ce3">
            <text:p>07:20</text:p>
          </table:table-cell>
          <table:table-cell office:value-type="string" table:style-name="ce1">
            <text:p>Vicious Delicious</text:p>
          </table:table-cell>
          <table:table-cell office:value-type="string" table:style-name="ce1">
            <text:p>Electronic</text:p>
          </table:table-cell>
          <table:table-cell office:value-type="float" office:value="213" table:style-name="ce1">
            <text:p>213</text:p>
          </table:table-cell>
          <table:table-cell table:number-columns-repeated="16377"/>
        </table:table-row>
        <table:table-row table:style-name="ro1">
          <table:table-cell office:value-type="float" office:value="361" table:formula="of:=[.A104]+1" table:style-name="ce5">
            <text:p>361</text:p>
          </table:table-cell>
          <table:table-cell office:value-type="string" table:style-name="ce1">
            <text:p>Isreal Kamamawiwo'ole</text:p>
          </table:table-cell>
          <table:table-cell office:value-type="string" table:style-name="ce1">
            <text:p>Somewhere over the Rainbow</text:p>
          </table:table-cell>
          <table:table-cell office:value-type="time" office:time-value="PT0H5M7S" table:style-name="ce3">
            <text:p>05:07</text:p>
          </table:table-cell>
          <table:table-cell office:value-type="string" table:style-name="ce1">
            <text:p>Meet Joe BlacK</text:p>
          </table:table-cell>
          <table:table-cell office:value-type="string" table:style-name="ce1">
            <text:p>Soundtra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62" table:formula="of:=[.A105]+1" table:style-name="ce5">
            <text:p>362</text:p>
          </table:table-cell>
          <table:table-cell office:value-type="string" table:style-name="ce1">
            <text:p>Jason Marz</text:p>
          </table:table-cell>
          <table:table-cell office:value-type="string" table:style-name="ce1">
            <text:p>I´m yours</text:p>
          </table:table-cell>
          <table:table-cell office:value-type="time" office:time-value="PT0H4M19S" table:style-name="ce3">
            <text:p>04:19</text:p>
          </table:table-cell>
          <table:table-cell office:value-type="string" table:style-name="ce1">
            <text:p>Album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63" table:formula="of:=[.A106]+1" table:style-name="ce5">
            <text:p>363</text:p>
          </table:table-cell>
          <table:table-cell office:value-type="string" table:style-name="ce1">
            <text:p>Jason Mraz</text:p>
          </table:table-cell>
          <table:table-cell office:value-type="string" table:style-name="ce1">
            <text:p>I Won't Give Up</text:p>
          </table:table-cell>
          <table:table-cell office:value-type="time" office:time-value="PT0H4M6S" table:style-name="ce3">
            <text:p>04:06</text:p>
          </table:table-cell>
          <table:table-cell office:value-type="string" table:style-name="ce1">
            <text:p>Jason Mraz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64" table:formula="of:=[.A107]+1" table:style-name="ce5">
            <text:p>364</text:p>
          </table:table-cell>
          <table:table-cell office:value-type="string" table:style-name="ce1">
            <text:p>Jay</text:p>
          </table:table-cell>
          <table:table-cell office:value-type="string" table:style-name="ce1">
            <text:p>Z feat Beyoncé - Bonny and Clyde</text:p>
          </table:table-cell>
          <table:table-cell office:value-type="time" office:time-value="PT0H3M26S" table:style-name="ce3">
            <text:p>03:26</text:p>
          </table:table-cell>
          <table:table-cell office:value-type="string" table:style-name="ce1">
            <text:p>Z feat Beyoncé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65" table:formula="of:=[.A108]+1" table:style-name="ce5">
            <text:p>365</text:p>
          </table:table-cell>
          <table:table-cell office:value-type="string" table:style-name="ce1">
            <text:p>Jennifer Lopes</text:p>
          </table:table-cell>
          <table:table-cell office:value-type="string" table:style-name="ce1">
            <text:p>If you had my love</text:p>
          </table:table-cell>
          <table:table-cell office:value-type="time" office:time-value="PT0H4M28S" table:style-name="ce3">
            <text:p>04:2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66" table:formula="of:=[.A109]+1" table:style-name="ce5">
            <text:p>366</text:p>
          </table:table-cell>
          <table:table-cell office:value-type="string" table:style-name="ce1">
            <text:p>Jermaine Jackson &amp; Pia Zadora</text:p>
          </table:table-cell>
          <table:table-cell office:value-type="string" table:style-name="ce1">
            <text:p>When the rain begins to fall</text:p>
          </table:table-cell>
          <table:table-cell office:value-type="time" office:time-value="PT0H4M7S" table:style-name="ce3">
            <text:p>04:07</text:p>
          </table:table-cell>
          <table:table-cell office:value-type="string" table:style-name="ce1">
            <text:p>When the Rain Begins to Fall</text:p>
          </table:table-cell>
          <table:table-cell office:value-type="string" table:style-name="ce1">
            <text:p>Blues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367" table:formula="of:=[.A110]+1" table:style-name="ce5">
            <text:p>367</text:p>
          </table:table-cell>
          <table:table-cell office:value-type="string" table:style-name="ce1">
            <text:p>Jet</text:p>
          </table:table-cell>
          <table:table-cell office:value-type="string" table:style-name="ce1">
            <text:p>Are You Gonna Be My Girl</text:p>
          </table:table-cell>
          <table:table-cell office:value-type="time" office:time-value="PT0H3M38S" table:style-name="ce3">
            <text:p>03:3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68" table:formula="of:=[.A111]+1" table:style-name="ce5">
            <text:p>368</text:p>
          </table:table-cell>
          <table:table-cell office:value-type="string" table:style-name="ce1">
            <text:p>Johnny Dread</text:p>
          </table:table-cell>
          <table:table-cell office:value-type="string" table:style-name="ce1">
            <text:p>King And His Character</text:p>
          </table:table-cell>
          <table:table-cell office:value-type="time" office:time-value="PT0H4M54S" table:style-name="ce3">
            <text:p>04:54</text:p>
          </table:table-cell>
          <table:table-cell office:value-type="string" table:style-name="ce1">
            <text:p>The Book of Revelations Chapter 1: Vision</text:p>
          </table:table-cell>
          <table:table-cell office:value-type="string" table:style-name="ce1">
            <text:p>Ragg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69" table:formula="of:=[.A112]+1" table:style-name="ce5">
            <text:p>369</text:p>
          </table:table-cell>
          <table:table-cell office:value-type="string" table:style-name="ce1">
            <text:p>Jon Bon Jovi</text:p>
          </table:table-cell>
          <table:table-cell office:value-type="string" table:style-name="ce1">
            <text:p>Always</text:p>
          </table:table-cell>
          <table:table-cell office:value-type="time" office:time-value="PT0H5M53S" table:style-name="ce3">
            <text:p>05:53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70" table:formula="of:=[.A113]+1" table:style-name="ce5">
            <text:p>370</text:p>
          </table:table-cell>
          <table:table-cell office:value-type="string" table:style-name="ce1">
            <text:p>Kansas</text:p>
          </table:table-cell>
          <table:table-cell office:value-type="string" table:style-name="ce1">
            <text:p>Dust In The Wind</text:p>
          </table:table-cell>
          <table:table-cell office:value-type="time" office:time-value="PT0H3M19S" table:style-name="ce3">
            <text:p>03:1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71" table:formula="of:=[.A114]+1" table:style-name="ce5">
            <text:p>371</text:p>
          </table:table-cell>
          <table:table-cell office:value-type="string" table:style-name="ce1">
            <text:p>Katy Perry</text:p>
          </table:table-cell>
          <table:table-cell office:value-type="string" table:style-name="ce1">
            <text:p>I Kissed A Girl</text:p>
          </table:table-cell>
          <table:table-cell office:value-type="time" office:time-value="PT0H2M58S" table:style-name="ce3">
            <text:p>02:58</text:p>
          </table:table-cell>
          <table:table-cell office:value-type="string" table:style-name="ce1">
            <text:p>June Hits 2008 Cd 2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72" table:formula="of:=[.A115]+1" table:style-name="ce5">
            <text:p>372</text:p>
          </table:table-cell>
          <table:table-cell office:value-type="string" table:style-name="ce1">
            <text:p>Katy Perry</text:p>
          </table:table-cell>
          <table:table-cell office:value-type="string" table:style-name="ce1">
            <text:p>Thinking Of You</text:p>
          </table:table-cell>
          <table:table-cell office:value-type="time" office:time-value="PT0H3M48S" table:style-name="ce3">
            <text:p>03:48</text:p>
          </table:table-cell>
          <table:table-cell office:value-type="string" table:style-name="ce1">
            <text:p>Planet Pop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73" table:formula="of:=[.A116]+1" table:style-name="ce5">
            <text:p>373</text:p>
          </table:table-cell>
          <table:table-cell office:value-type="string" table:style-name="ce1">
            <text:p>Keane</text:p>
          </table:table-cell>
          <table:table-cell office:value-type="string" table:style-name="ce1">
            <text:p>Stop for a minute</text:p>
          </table:table-cell>
          <table:table-cell office:value-type="time" office:time-value="PT0H3M40S" table:style-name="ce3">
            <text:p>03:40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374" table:formula="of:=[.A117]+1" table:style-name="ce5">
            <text:p>374</text:p>
          </table:table-cell>
          <table:table-cell office:value-type="string" table:style-name="ce1">
            <text:p>Kelly Clarkson</text:p>
          </table:table-cell>
          <table:table-cell office:value-type="string" table:style-name="ce1">
            <text:p>Because of you</text:p>
          </table:table-cell>
          <table:table-cell office:value-type="time" office:time-value="PT0H3M41S" table:style-name="ce3">
            <text:p>03:41</text:p>
          </table:table-cell>
          <table:table-cell office:value-type="string" table:style-name="ce1">
            <text:p>Breakaway</text:p>
          </table:table-cell>
          <table:table-cell office:value-type="string" table:style-name="ce1">
            <text:p>Rock/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75" table:formula="of:=[.A118]+1" table:style-name="ce5">
            <text:p>375</text:p>
          </table:table-cell>
          <table:table-cell office:value-type="string" table:style-name="ce1">
            <text:p>Kid Rock</text:p>
          </table:table-cell>
          <table:table-cell office:value-type="string" table:style-name="ce1">
            <text:p>American Bad Ass</text:p>
          </table:table-cell>
          <table:table-cell office:value-type="time" office:time-value="PT0H4M31S" table:style-name="ce3">
            <text:p>04:31</text:p>
          </table:table-cell>
          <table:table-cell office:value-type="string" table:style-name="ce1">
            <text:p>The History of Rock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76" table:formula="of:=[.A119]+1" table:style-name="ce5">
            <text:p>376</text:p>
          </table:table-cell>
          <table:table-cell office:value-type="string" table:style-name="ce1">
            <text:p>Kilie Minogue</text:p>
          </table:table-cell>
          <table:table-cell office:value-type="string" table:style-name="ce1">
            <text:p>Can't Get You Out Of my Head</text:p>
          </table:table-cell>
          <table:table-cell office:value-type="time" office:time-value="PT0H3M50S" table:style-name="ce3">
            <text:p>03:50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77" table:formula="of:=[.A120]+1" table:style-name="ce5">
            <text:p>377</text:p>
          </table:table-cell>
          <table:table-cell office:value-type="string" table:style-name="ce1">
            <text:p>Kings Of Leon</text:p>
          </table:table-cell>
          <table:table-cell office:value-type="string" table:style-name="ce1">
            <text:p>Sex On Fire</text:p>
          </table:table-cell>
          <table:table-cell office:value-type="time" office:time-value="PT0H3M23S" table:style-name="ce3">
            <text:p>03:2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78" table:formula="of:=[.A121]+1" table:style-name="ce5">
            <text:p>378</text:p>
          </table:table-cell>
          <table:table-cell office:value-type="string" table:style-name="ce1">
            <text:p>Lady Antebellum</text:p>
          </table:table-cell>
          <table:table-cell office:value-type="string" table:style-name="ce1">
            <text:p>Just A Kiss</text:p>
          </table:table-cell>
          <table:table-cell office:value-type="time" office:time-value="PT0H3M36S" table:style-name="ce3">
            <text:p>03:3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79" table:formula="of:=[.A122]+1" table:style-name="ce5">
            <text:p>379</text:p>
          </table:table-cell>
          <table:table-cell office:value-type="string" table:style-name="ce1">
            <text:p>Lady Antebellum</text:p>
          </table:table-cell>
          <table:table-cell office:value-type="string" table:style-name="ce1">
            <text:p>Learning to Fly</text:p>
          </table:table-cell>
          <table:table-cell office:value-type="time" office:time-value="PT0H4M30S" table:style-name="ce3">
            <text:p>04:30</text:p>
          </table:table-cell>
          <table:table-cell office:value-type="string" table:style-name="ce1">
            <text:p>iTunes Session</text:p>
          </table:table-cell>
          <table:table-cell office:value-type="string" table:style-name="ce1">
            <text:p>Country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380" table:formula="of:=[.A123]+1" table:style-name="ce5">
            <text:p>380</text:p>
          </table:table-cell>
          <table:table-cell office:value-type="string" table:style-name="ce1">
            <text:p>Lady Antebellum</text:p>
          </table:table-cell>
          <table:table-cell office:value-type="string" table:style-name="ce1">
            <text:p>Need You Now</text:p>
          </table:table-cell>
          <table:table-cell office:value-type="time" office:time-value="PT0H3M57S" table:style-name="ce3">
            <text:p>03:57</text:p>
          </table:table-cell>
          <table:table-cell office:value-type="string" table:style-name="ce1">
            <text:p>Need You Now - Single</text:p>
          </table:table-cell>
          <table:table-cell office:value-type="string" table:style-name="ce1">
            <text:p>Country</text:p>
          </table:table-cell>
          <table:table-cell office:value-type="float" office:value="111" table:style-name="ce1">
            <text:p>111</text:p>
          </table:table-cell>
          <table:table-cell table:number-columns-repeated="16377"/>
        </table:table-row>
        <table:table-row table:style-name="ro1">
          <table:table-cell office:value-type="float" office:value="381" table:formula="of:=[.A124]+1" table:style-name="ce5">
            <text:p>381</text:p>
          </table:table-cell>
          <table:table-cell office:value-type="string" table:style-name="ce1">
            <text:p>Lady GaGa</text:p>
          </table:table-cell>
          <table:table-cell office:value-type="string" table:style-name="ce1">
            <text:p>Monster</text:p>
          </table:table-cell>
          <table:table-cell office:value-type="time" office:time-value="PT0H4M9S" table:style-name="ce3">
            <text:p>04:09</text:p>
          </table:table-cell>
          <table:table-cell office:value-type="string" table:style-name="ce1">
            <text:p>The Fame Monster</text:p>
          </table:table-cell>
          <table:table-cell office:value-type="string" table:style-name="ce1">
            <text:p>Pop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382" table:formula="of:=[.A125]+1" table:style-name="ce5">
            <text:p>382</text:p>
          </table:table-cell>
          <table:table-cell office:value-type="string" table:style-name="ce1">
            <text:p>Lady Gaga</text:p>
          </table:table-cell>
          <table:table-cell office:value-type="string" table:style-name="ce1">
            <text:p>paparazzi</text:p>
          </table:table-cell>
          <table:table-cell office:value-type="time" office:time-value="PT0H3M28S" table:style-name="ce3">
            <text:p>03:28</text:p>
          </table:table-cell>
          <table:table-cell office:value-type="string" table:style-name="ce1">
            <text:p>The Fame</text:p>
          </table:table-cell>
          <table:table-cell office:value-type="float" office:value="13" table:style-name="ce1">
            <text:p>13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83" table:formula="of:=[.A126]+1" table:style-name="ce5">
            <text:p>383</text:p>
          </table:table-cell>
          <table:table-cell office:value-type="string" table:style-name="ce1">
            <text:p>Lady GaGa</text:p>
          </table:table-cell>
          <table:table-cell office:value-type="string" table:style-name="ce1">
            <text:p>Poker Face</text:p>
          </table:table-cell>
          <table:table-cell office:value-type="time" office:time-value="PT0H3M58S" table:style-name="ce3">
            <text:p>03:58</text:p>
          </table:table-cell>
          <table:table-cell office:value-type="string" table:style-name="ce1">
            <text:p>The Fame</text:p>
          </table:table-cell>
          <table:table-cell office:value-type="string" table:style-name="ce1">
            <text:p>Po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384" table:formula="of:=[.A127]+1" table:style-name="ce5">
            <text:p>384</text:p>
          </table:table-cell>
          <table:table-cell office:value-type="string" table:style-name="ce1">
            <text:p>Lana Del Rey</text:p>
          </table:table-cell>
          <table:table-cell office:value-type="string" table:style-name="ce1">
            <text:p>Blue Jeans</text:p>
          </table:table-cell>
          <table:table-cell office:value-type="time" office:time-value="PT0H3M57S" table:style-name="ce3">
            <text:p>03:57</text:p>
          </table:table-cell>
          <table:table-cell office:value-type="string" table:style-name="ce1">
            <text:p>Video Games/Blue Jeans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85" table:formula="of:=[.A128]+1" table:style-name="ce5">
            <text:p>385</text:p>
          </table:table-cell>
          <table:table-cell office:value-type="string" table:style-name="ce1">
            <text:p>Leny Kravits</text:p>
          </table:table-cell>
          <table:table-cell office:value-type="string" table:style-name="ce1">
            <text:p>Again</text:p>
          </table:table-cell>
          <table:table-cell office:value-type="time" office:time-value="PT0H4M22S" table:style-name="ce3">
            <text:p>04:22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86" table:formula="of:=[.A129]+1" table:style-name="ce5">
            <text:p>386</text:p>
          </table:table-cell>
          <table:table-cell office:value-type="string" table:style-name="ce1">
            <text:p>Leny Kravits</text:p>
          </table:table-cell>
          <table:table-cell office:value-type="string" table:style-name="ce1">
            <text:p>Are you gonna go my way</text:p>
          </table:table-cell>
          <table:table-cell office:value-type="time" office:time-value="PT0H3M31S" table:style-name="ce3">
            <text:p>03:31</text:p>
          </table:table-cell>
          <table:table-cell office:value-type="string" table:style-name="ce1">
            <text:p>"""LENNY KRAVITZ"""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87" table:formula="of:=[.A130]+1" table:style-name="ce5">
            <text:p>387</text:p>
          </table:table-cell>
          <table:table-cell office:value-type="string" table:style-name="ce1">
            <text:p>Life House</text:p>
          </table:table-cell>
          <table:table-cell office:value-type="string" table:style-name="ce1">
            <text:p>Everything</text:p>
          </table:table-cell>
          <table:table-cell office:value-type="time" office:time-value="PT0H6M7S" table:style-name="ce3">
            <text:p>06:0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88" table:formula="of:=[.A131]+1" table:style-name="ce5">
            <text:p>388</text:p>
          </table:table-cell>
          <table:table-cell office:value-type="string" table:style-name="ce1">
            <text:p>Lil bow wow feat Snoop dogg</text:p>
          </table:table-cell>
          <table:table-cell office:value-type="string" table:style-name="ce1">
            <text:p>Whats my name</text:p>
          </table:table-cell>
          <table:table-cell office:value-type="time" office:time-value="PT0H3M44S" table:style-name="ce3">
            <text:p>03:4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89" table:formula="of:=[.A132]+1" table:style-name="ce5">
            <text:p>389</text:p>
          </table:table-cell>
          <table:table-cell office:value-type="string" table:style-name="ce1">
            <text:p>Linkin Park</text:p>
          </table:table-cell>
          <table:table-cell office:value-type="string" table:style-name="ce1">
            <text:p>Breaking The Habit</text:p>
          </table:table-cell>
          <table:table-cell office:value-type="time" office:time-value="PT0H3M18S" table:style-name="ce3">
            <text:p>03:1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90" table:formula="of:=[.A133]+1" table:style-name="ce5">
            <text:p>390</text:p>
          </table:table-cell>
          <table:table-cell office:value-type="string" table:style-name="ce1">
            <text:p>Linkin Park</text:p>
          </table:table-cell>
          <table:table-cell office:value-type="string" table:style-name="ce1">
            <text:p>Crawling</text:p>
          </table:table-cell>
          <table:table-cell office:value-type="time" office:time-value="PT0H3M28S" table:style-name="ce3">
            <text:p>03:28</text:p>
          </table:table-cell>
          <table:table-cell office:value-type="string" table:style-name="ce1">
            <text:p>Hybrid Theory</text:p>
          </table:table-cell>
          <table:table-cell office:value-type="string" table:style-name="ce1">
            <text:p>Hardco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91" table:formula="of:=[.A134]+1" table:style-name="ce5">
            <text:p>391</text:p>
          </table:table-cell>
          <table:table-cell office:value-type="string" table:style-name="ce1">
            <text:p>Linkin Park</text:p>
          </table:table-cell>
          <table:table-cell office:value-type="string" table:style-name="ce1">
            <text:p>Faint</text:p>
          </table:table-cell>
          <table:table-cell office:value-type="time" office:time-value="PT0H2M44S" table:style-name="ce3">
            <text:p>02:4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92" table:formula="of:=[.A135]+1" table:style-name="ce5">
            <text:p>392</text:p>
          </table:table-cell>
          <table:table-cell office:value-type="string" table:style-name="ce1">
            <text:p>Linkin Park</text:p>
          </table:table-cell>
          <table:table-cell office:value-type="string" table:style-name="ce1">
            <text:p>From The Inside</text:p>
          </table:table-cell>
          <table:table-cell office:value-type="time" office:time-value="PT0H2M57S" table:style-name="ce3">
            <text:p>02:5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93" table:formula="of:=[.A136]+1" table:style-name="ce5">
            <text:p>393</text:p>
          </table:table-cell>
          <table:table-cell office:value-type="string" table:style-name="ce1">
            <text:p>Linkin Park</text:p>
          </table:table-cell>
          <table:table-cell office:value-type="string" table:style-name="ce1">
            <text:p>Hit The Floor</text:p>
          </table:table-cell>
          <table:table-cell office:value-type="time" office:time-value="PT0H2M46S" table:style-name="ce3">
            <text:p>02:4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94" table:formula="of:=[.A137]+1" table:style-name="ce5">
            <text:p>394</text:p>
          </table:table-cell>
          <table:table-cell office:value-type="string" table:style-name="ce1">
            <text:p>Linkin Park</text:p>
          </table:table-cell>
          <table:table-cell office:value-type="string" table:style-name="ce1">
            <text:p>In The End</text:p>
          </table:table-cell>
          <table:table-cell office:value-type="time" office:time-value="PT0H3M36S" table:style-name="ce3">
            <text:p>03:36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95" table:formula="of:=[.A138]+1" table:style-name="ce5">
            <text:p>395</text:p>
          </table:table-cell>
          <table:table-cell office:value-type="string" table:style-name="ce1">
            <text:p>Maxi Priest</text:p>
          </table:table-cell>
          <table:table-cell office:value-type="string" table:style-name="ce1">
            <text:p>Wild world</text:p>
          </table:table-cell>
          <table:table-cell office:value-type="time" office:time-value="PT0H3M35S" table:style-name="ce3">
            <text:p>03:35</text:p>
          </table:table-cell>
          <table:table-cell office:value-type="string" table:style-name="ce1">
            <text:p>Absolute Reggae Classics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396" table:formula="of:=[.A139]+1" table:style-name="ce5">
            <text:p>396</text:p>
          </table:table-cell>
          <table:table-cell office:value-type="string" table:style-name="ce1">
            <text:p>Maxi Priest &amp; Shaggy</text:p>
          </table:table-cell>
          <table:table-cell office:value-type="string" table:style-name="ce1">
            <text:p>That Girl</text:p>
          </table:table-cell>
          <table:table-cell office:value-type="time" office:time-value="PT0H3M53S" table:style-name="ce3">
            <text:p>03:53</text:p>
          </table:table-cell>
          <table:table-cell office:value-type="string" table:style-name="ce1">
            <text:p>Strictly The Best Vol. 18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97" table:formula="of:=[.A140]+1" table:style-name="ce5">
            <text:p>397</text:p>
          </table:table-cell>
          <table:table-cell office:value-type="string" table:style-name="ce1">
            <text:p>Men at Work</text:p>
          </table:table-cell>
          <table:table-cell office:value-type="string" table:style-name="ce1">
            <text:p>Land Downunder</text:p>
          </table:table-cell>
          <table:table-cell office:value-type="time" office:time-value="PT0H3M45S" table:style-name="ce3">
            <text:p>03:45</text:p>
          </table:table-cell>
          <table:table-cell office:value-type="string" table:style-name="ce1">
            <text:p>80's Greatest Hits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98" table:formula="of:=[.A141]+1" table:style-name="ce5">
            <text:p>398</text:p>
          </table:table-cell>
          <table:table-cell office:value-type="string" table:style-name="ce1">
            <text:p>Michael Jackson</text:p>
          </table:table-cell>
          <table:table-cell office:value-type="string" table:style-name="ce1">
            <text:p>Earth Song</text:p>
          </table:table-cell>
          <table:table-cell office:value-type="time" office:time-value="PT0H6M46S" table:style-name="ce3">
            <text:p>06:46</text:p>
          </table:table-cell>
          <table:table-cell office:value-type="string" table:style-name="ce1">
            <text:p>Kuschelrock, Vol. 12 Disc 1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399" table:formula="of:=[.A142]+1" table:style-name="ce5">
            <text:p>399</text:p>
          </table:table-cell>
          <table:table-cell office:value-type="string" table:style-name="ce1">
            <text:p>Michael Jackson</text:p>
          </table:table-cell>
          <table:table-cell office:value-type="string" table:style-name="ce1">
            <text:p>They Don't Care About Us</text:p>
          </table:table-cell>
          <table:table-cell office:value-type="time" office:time-value="PT0H4M45S" table:style-name="ce3">
            <text:p>04:45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00" table:formula="of:=[.A143]+1" table:style-name="ce5">
            <text:p>400</text:p>
          </table:table-cell>
          <table:table-cell office:value-type="string" table:style-name="ce1">
            <text:p>Michael Jackson</text:p>
          </table:table-cell>
          <table:table-cell office:value-type="string" table:style-name="ce1">
            <text:p>Thiller</text:p>
          </table:table-cell>
          <table:table-cell office:value-type="time" office:time-value="PT0H5M57S" table:style-name="ce3">
            <text:p>05:57</text:p>
          </table:table-cell>
          <table:table-cell office:value-type="string" table:style-name="ce1">
            <text:p>THE BEST OF MICHAEL JACKSON</text:p>
          </table:table-cell>
          <table:table-cell office:value-type="string" table:style-name="ce1">
            <text:p>genre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401" table:formula="of:=[.A144]+1" table:style-name="ce5">
            <text:p>401</text:p>
          </table:table-cell>
          <table:table-cell office:value-type="string" table:style-name="ce1">
            <text:p>Miley Cyrus</text:p>
          </table:table-cell>
          <table:table-cell office:value-type="string" table:style-name="ce1">
            <text:p>Wrecking Ball</text:p>
          </table:table-cell>
          <table:table-cell office:value-type="time" office:time-value="PT0H3M41S" table:style-name="ce3">
            <text:p>03:4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02" table:formula="of:=[.A145]+1" table:style-name="ce5">
            <text:p>402</text:p>
          </table:table-cell>
          <table:table-cell office:value-type="string" table:style-name="ce1">
            <text:p>Modjo</text:p>
          </table:table-cell>
          <table:table-cell office:value-type="string" table:style-name="ce1">
            <text:p>Lady</text:p>
          </table:table-cell>
          <table:table-cell office:value-type="time" office:time-value="PT0H5M4S" table:style-name="ce3">
            <text:p>05:0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03" table:formula="of:=[.A146]+1" table:style-name="ce5">
            <text:p>403</text:p>
          </table:table-cell>
          <table:table-cell office:value-type="string" table:style-name="ce1">
            <text:p>Molotov</text:p>
          </table:table-cell>
          <table:table-cell office:value-type="string" table:style-name="ce1">
            <text:p>Gimme The Power</text:p>
          </table:table-cell>
          <table:table-cell office:value-type="time" office:time-value="PT0H4M10S" table:style-name="ce3">
            <text:p>04:1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04" table:formula="of:=[.A147]+1" table:style-name="ce5">
            <text:p>404</text:p>
          </table:table-cell>
          <table:table-cell office:value-type="string" table:style-name="ce1">
            <text:p>Molotov</text:p>
          </table:table-cell>
          <table:table-cell office:value-type="string" table:style-name="ce1">
            <text:p>Here we kum</text:p>
          </table:table-cell>
          <table:table-cell office:value-type="time" office:time-value="PT0H4M14S" table:style-name="ce3">
            <text:p>04:14</text:p>
          </table:table-cell>
          <table:table-cell office:value-type="string" table:style-name="ce1">
            <text:p>dance and dense denso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05" table:formula="of:=[.A148]+1" table:style-name="ce5">
            <text:p>405</text:p>
          </table:table-cell>
          <table:table-cell office:value-type="string" table:style-name="ce1">
            <text:p>Mr. President</text:p>
          </table:table-cell>
          <table:table-cell office:value-type="string" table:style-name="ce1">
            <text:p>Coco Jambo</text:p>
          </table:table-cell>
          <table:table-cell office:value-type="time" office:time-value="PT0H3M39S" table:style-name="ce3">
            <text:p>03:3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06" table:formula="of:=[.A149]+1" table:style-name="ce5">
            <text:p>406</text:p>
          </table:table-cell>
          <table:table-cell office:value-type="string" table:style-name="ce1">
            <text:p>Muse</text:p>
          </table:table-cell>
          <table:table-cell office:value-type="string" table:style-name="ce1">
            <text:p>Knights Of Cydonia</text:p>
          </table:table-cell>
          <table:table-cell office:value-type="time" office:time-value="PT0H6M1S" table:style-name="ce3">
            <text:p>06:01</text:p>
          </table:table-cell>
          <table:table-cell office:value-type="string" table:style-name="ce1">
            <text:p>Black Holes And Revelations</text:p>
          </table:table-cell>
          <table:table-cell office:value-type="string" table:style-name="ce1">
            <text:p>Rock</text:p>
          </table:table-cell>
          <table:table-cell office:value-type="float" office:value="178" table:style-name="ce1">
            <text:p>178</text:p>
          </table:table-cell>
          <table:table-cell table:number-columns-repeated="16377"/>
        </table:table-row>
        <table:table-row table:style-name="ro1">
          <table:table-cell office:value-type="float" office:value="407" table:formula="of:=[.A150]+1" table:style-name="ce5">
            <text:p>407</text:p>
          </table:table-cell>
          <table:table-cell office:value-type="string" table:style-name="ce1">
            <text:p>Natalie Imbruglia</text:p>
          </table:table-cell>
          <table:table-cell office:value-type="string" table:style-name="ce1">
            <text:p>Torn</text:p>
          </table:table-cell>
          <table:table-cell office:value-type="time" office:time-value="PT0H4M7S" table:style-name="ce3">
            <text:p>04:07</text:p>
          </table:table-cell>
          <table:table-cell table:style-name="ce1"/>
          <table:table-cell office:value-type="string" table:style-name="ce1">
            <text:p>Pop-Fol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08" table:formula="of:=[.A151]+1" table:style-name="ce5">
            <text:p>408</text:p>
          </table:table-cell>
          <table:table-cell office:value-type="string" table:style-name="ce1">
            <text:p>Nikelback</text:p>
          </table:table-cell>
          <table:table-cell office:value-type="string" table:style-name="ce1">
            <text:p>How You Remind Me</text:p>
          </table:table-cell>
          <table:table-cell office:value-type="time" office:time-value="PT0H3M47S" table:style-name="ce3">
            <text:p>03:4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09" table:formula="of:=[.A152]+1" table:style-name="ce5">
            <text:p>409</text:p>
          </table:table-cell>
          <table:table-cell office:value-type="string" table:style-name="ce1">
            <text:p>Nirvana</text:p>
          </table:table-cell>
          <table:table-cell office:value-type="string" table:style-name="ce1">
            <text:p>All apologies</text:p>
          </table:table-cell>
          <table:table-cell office:value-type="time" office:time-value="PT0H3M47S" table:style-name="ce3">
            <text:p>03:47</text:p>
          </table:table-cell>
          <table:table-cell office:value-type="string" table:style-name="ce1">
            <text:p>In Utero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10" table:formula="of:=[.A153]+1" table:style-name="ce5">
            <text:p>410</text:p>
          </table:table-cell>
          <table:table-cell office:value-type="string" table:style-name="ce1">
            <text:p>Nirvana</text:p>
          </table:table-cell>
          <table:table-cell office:value-type="string" table:style-name="ce1">
            <text:p>Come as you are</text:p>
          </table:table-cell>
          <table:table-cell office:value-type="time" office:time-value="PT0H3M39S" table:style-name="ce3">
            <text:p>03:3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11" table:formula="of:=[.A154]+1" table:style-name="ce5">
            <text:p>411</text:p>
          </table:table-cell>
          <table:table-cell office:value-type="string" table:style-name="ce1">
            <text:p>Nirvana</text:p>
          </table:table-cell>
          <table:table-cell office:value-type="string" table:style-name="ce1">
            <text:p>Lithium</text:p>
          </table:table-cell>
          <table:table-cell office:value-type="time" office:time-value="PT0H4M15S" table:style-name="ce3">
            <text:p>04:1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12" table:formula="of:=[.A155]+1" table:style-name="ce5">
            <text:p>412</text:p>
          </table:table-cell>
          <table:table-cell office:value-type="string" table:style-name="ce1">
            <text:p>Nirvana</text:p>
          </table:table-cell>
          <table:table-cell office:value-type="string" table:style-name="ce1">
            <text:p>Smells like teen spirit</text:p>
          </table:table-cell>
          <table:table-cell office:value-type="time" office:time-value="PT0H4M57S" table:style-name="ce3">
            <text:p>04:57</text:p>
          </table:table-cell>
          <table:table-cell office:value-type="string" table:style-name="ce1">
            <text:p>Never Mind</text:p>
          </table:table-cell>
          <table:table-cell office:value-type="string" table:style-name="ce1">
            <text:p>Alternativ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13" table:formula="of:=[.A156]+1" table:style-name="ce5">
            <text:p>413</text:p>
          </table:table-cell>
          <table:table-cell office:value-type="string" table:style-name="ce1">
            <text:p>Nirvana</text:p>
          </table:table-cell>
          <table:table-cell office:value-type="string" table:style-name="ce1">
            <text:p>Something in the way</text:p>
          </table:table-cell>
          <table:table-cell office:value-type="time" office:time-value="PT0H4M1S" table:style-name="ce3">
            <text:p>04:01</text:p>
          </table:table-cell>
          <table:table-cell office:value-type="string" table:style-name="ce1">
            <text:p>Unplugged In New York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14" table:formula="of:=[.A157]+1" table:style-name="ce5">
            <text:p>414</text:p>
          </table:table-cell>
          <table:table-cell office:value-type="string" table:style-name="ce1">
            <text:p>Nirvana</text:p>
          </table:table-cell>
          <table:table-cell office:value-type="string" table:style-name="ce1">
            <text:p>The man who sold the world</text:p>
          </table:table-cell>
          <table:table-cell office:value-type="time" office:time-value="PT0H4M20S" table:style-name="ce3">
            <text:p>04:20</text:p>
          </table:table-cell>
          <table:table-cell office:value-type="string" table:style-name="ce1">
            <text:p>Unplugged in New York</text:p>
          </table:table-cell>
          <table:table-cell office:value-type="string" table:style-name="ce1">
            <text:p>Meta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15" table:formula="of:=[.A158]+1" table:style-name="ce5">
            <text:p>415</text:p>
          </table:table-cell>
          <table:table-cell office:value-type="string" table:style-name="ce1">
            <text:p>Nirvana</text:p>
          </table:table-cell>
          <table:table-cell office:value-type="string" table:style-name="ce1">
            <text:p>You know you're right</text:p>
          </table:table-cell>
          <table:table-cell office:value-type="time" office:time-value="PT0H3M35S" table:style-name="ce3">
            <text:p>03:35</text:p>
          </table:table-cell>
          <table:table-cell office:value-type="string" table:style-name="ce1">
            <text:p>Unreleased</text:p>
          </table:table-cell>
          <table:table-cell office:value-type="string" table:style-name="ce1">
            <text:p>AlternRoc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416" table:formula="of:=[.A159]+1" table:style-name="ce5">
            <text:p>416</text:p>
          </table:table-cell>
          <table:table-cell office:value-type="string" table:style-name="ce1">
            <text:p>No Dount</text:p>
          </table:table-cell>
          <table:table-cell office:value-type="string" table:style-name="ce1">
            <text:p>Underneath it all</text:p>
          </table:table-cell>
          <table:table-cell office:value-type="time" office:time-value="PT0H5M2S" table:style-name="ce3">
            <text:p>05:0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17" table:formula="of:=[.A160]+1" table:style-name="ce5">
            <text:p>417</text:p>
          </table:table-cell>
          <table:table-cell office:value-type="string" table:style-name="ce1">
            <text:p>No Mercy</text:p>
          </table:table-cell>
          <table:table-cell office:value-type="string" table:style-name="ce1">
            <text:p>Missing</text:p>
          </table:table-cell>
          <table:table-cell office:value-type="time" office:time-value="PT0H7M1S" table:style-name="ce3">
            <text:p>07:01</text:p>
          </table:table-cell>
          <table:table-cell office:value-type="string" table:style-name="ce1">
            <text:p>Superdance 90's 2 CD1</text:p>
          </table:table-cell>
          <table:table-cell office:value-type="string" table:style-name="ce1">
            <text:p>Danc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418" table:formula="of:=[.A161]+1" table:style-name="ce5">
            <text:p>418</text:p>
          </table:table-cell>
          <table:table-cell office:value-type="string" table:style-name="ce1">
            <text:p>No Mercy</text:p>
          </table:table-cell>
          <table:table-cell office:value-type="string" table:style-name="ce1">
            <text:p>Where do you go</text:p>
          </table:table-cell>
          <table:table-cell office:value-type="time" office:time-value="PT0H4M18S" table:style-name="ce3">
            <text:p>04:1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19" table:formula="of:=[.A162]+1" table:style-name="ce5">
            <text:p>419</text:p>
          </table:table-cell>
          <table:table-cell office:value-type="string" table:style-name="ce1">
            <text:p>Oasis</text:p>
          </table:table-cell>
          <table:table-cell office:value-type="string" table:style-name="ce1">
            <text:p>Wonderwall</text:p>
          </table:table-cell>
          <table:table-cell office:value-type="time" office:time-value="PT0H4M18S" table:style-name="ce3">
            <text:p>04:18</text:p>
          </table:table-cell>
          <table:table-cell office:value-type="string" table:style-name="ce1">
            <text:p>What's the Story Morning Glory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20" table:formula="of:=[.A163]+1" table:style-name="ce5">
            <text:p>420</text:p>
          </table:table-cell>
          <table:table-cell office:value-type="string" table:style-name="ce1">
            <text:p>Outkast</text:p>
          </table:table-cell>
          <table:table-cell office:value-type="string" table:style-name="ce1">
            <text:p>Hey ya</text:p>
          </table:table-cell>
          <table:table-cell office:value-type="time" office:time-value="PT0H4M10S" table:style-name="ce3">
            <text:p>04:10</text:p>
          </table:table-cell>
          <table:table-cell office:value-type="string" table:style-name="ce1">
            <text:p>Speakerboxx/The Love Below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421" table:formula="of:=[.A164]+1" table:style-name="ce5">
            <text:p>421</text:p>
          </table:table-cell>
          <table:table-cell office:value-type="string" table:style-name="ce1">
            <text:p>Outwork feat Mr Gee</text:p>
          </table:table-cell>
          <table:table-cell office:value-type="string" table:style-name="ce1">
            <text:p>Elektro (electro mix)</text:p>
          </table:table-cell>
          <table:table-cell office:value-type="time" office:time-value="PT0H6M59S" table:style-name="ce3">
            <text:p>06:59</text:p>
          </table:table-cell>
          <table:table-cell office:value-type="string" table:style-name="ce1">
            <text:p>Changa 2007</text:p>
          </table:table-cell>
          <table:table-cell office:value-type="string" table:style-name="ce1">
            <text:p>House</text:p>
          </table:table-cell>
          <table:table-cell office:value-type="float" office:value="145" table:style-name="ce1">
            <text:p>145</text:p>
          </table:table-cell>
          <table:table-cell table:number-columns-repeated="16377"/>
        </table:table-row>
        <table:table-row table:style-name="ro1">
          <table:table-cell office:value-type="float" office:value="422" table:formula="of:=[.A165]+1" table:style-name="ce5">
            <text:p>422</text:p>
          </table:table-cell>
          <table:table-cell office:value-type="string" table:style-name="ce1">
            <text:p>Ozzy Osbourne</text:p>
          </table:table-cell>
          <table:table-cell office:value-type="string" table:style-name="ce1">
            <text:p>Dreamer</text:p>
          </table:table-cell>
          <table:table-cell office:value-type="time" office:time-value="PT0H4M44S" table:style-name="ce3">
            <text:p>04:44</text:p>
          </table:table-cell>
          <table:table-cell office:value-type="string" table:style-name="ce1">
            <text:p>Down To Earth</text:p>
          </table:table-cell>
          <table:table-cell office:value-type="string" table:style-name="ce1">
            <text:p>Meta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23" table:formula="of:=[.A166]+1" table:style-name="ce5">
            <text:p>423</text:p>
          </table:table-cell>
          <table:table-cell office:value-type="string" table:style-name="ce1">
            <text:p>Papa Roach</text:p>
          </table:table-cell>
          <table:table-cell office:value-type="string" table:style-name="ce1">
            <text:p>Last resort</text:p>
          </table:table-cell>
          <table:table-cell office:value-type="time" office:time-value="PT0H3M22S" table:style-name="ce3">
            <text:p>03:22</text:p>
          </table:table-cell>
          <table:table-cell table:style-name="ce1"/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24" table:formula="of:=[.A167]+1" table:style-name="ce5">
            <text:p>424</text:p>
          </table:table-cell>
          <table:table-cell office:value-type="string" table:style-name="ce1">
            <text:p>Pearl Jam</text:p>
          </table:table-cell>
          <table:table-cell office:value-type="string" table:style-name="ce1">
            <text:p>Even Flow</text:p>
          </table:table-cell>
          <table:table-cell office:value-type="time" office:time-value="PT0H4M53S" table:style-name="ce3">
            <text:p>04:53</text:p>
          </table:table-cell>
          <table:table-cell office:value-type="string" table:style-name="ce1">
            <text:p>Ten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25" table:formula="of:=[.A168]+1" table:style-name="ce5">
            <text:p>425</text:p>
          </table:table-cell>
          <table:table-cell office:value-type="string" table:style-name="ce1">
            <text:p>Pet Shop Boys</text:p>
          </table:table-cell>
          <table:table-cell office:value-type="string" table:style-name="ce1">
            <text:p>Domino Dancing</text:p>
          </table:table-cell>
          <table:table-cell office:value-type="time" office:time-value="PT0H7M44S" table:style-name="ce3">
            <text:p>07:4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26" table:formula="of:=[.A169]+1" table:style-name="ce5">
            <text:p>426</text:p>
          </table:table-cell>
          <table:table-cell office:value-type="string" table:style-name="ce1">
            <text:p>Pet Shop Boys</text:p>
          </table:table-cell>
          <table:table-cell office:value-type="string" table:style-name="ce1">
            <text:p>It's a sin</text:p>
          </table:table-cell>
          <table:table-cell office:value-type="time" office:time-value="PT0H5M0S" table:style-name="ce3">
            <text:p>05:00</text:p>
          </table:table-cell>
          <table:table-cell office:value-type="string" table:style-name="ce1">
            <text:p>??? - Unbekannte CD #E12041262AF9047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27" table:formula="of:=[.A170]+1" table:style-name="ce5">
            <text:p>427</text:p>
          </table:table-cell>
          <table:table-cell office:value-type="string" table:style-name="ce1">
            <text:p>Peter Schilling</text:p>
          </table:table-cell>
          <table:table-cell office:value-type="string" table:style-name="ce1">
            <text:p>Mayor tom</text:p>
          </table:table-cell>
          <table:table-cell office:value-type="time" office:time-value="PT0H5M2S" table:style-name="ce3">
            <text:p>05:0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28" table:formula="of:=[.A171]+1" table:style-name="ce5">
            <text:p>428</text:p>
          </table:table-cell>
          <table:table-cell office:value-type="string" table:style-name="ce1">
            <text:p>Pitbull Ft Marc Anthony</text:p>
          </table:table-cell>
          <table:table-cell office:value-type="string" table:style-name="ce1">
            <text:p>Rain Over Me</text:p>
          </table:table-cell>
          <table:table-cell office:value-type="time" office:time-value="PT0H3M38S" table:style-name="ce3">
            <text:p>03:38</text:p>
          </table:table-cell>
          <table:table-cell office:value-type="string" table:style-name="ce1">
            <text:p>Fans.Ge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429" table:formula="of:=[.A172]+1" table:style-name="ce5">
            <text:p>429</text:p>
          </table:table-cell>
          <table:table-cell office:value-type="string" table:style-name="ce1">
            <text:p>Puff Dady</text:p>
          </table:table-cell>
          <table:table-cell office:value-type="string" table:style-name="ce1">
            <text:p>Come whit me</text:p>
          </table:table-cell>
          <table:table-cell office:value-type="time" office:time-value="PT0H6M6S" table:style-name="ce3">
            <text:p>06:06</text:p>
          </table:table-cell>
          <table:table-cell office:value-type="string" table:style-name="ce1">
            <text:p>Godzilla OST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30" table:formula="of:=[.A173]+1" table:style-name="ce5">
            <text:p>430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Another one bites the dust</text:p>
          </table:table-cell>
          <table:table-cell office:value-type="time" office:time-value="PT0H3M36S" table:style-name="ce3">
            <text:p>03:3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31" table:formula="of:=[.A174]+1" table:style-name="ce5">
            <text:p>431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Crazy little thing called love</text:p>
          </table:table-cell>
          <table:table-cell office:value-type="time" office:time-value="PT0H2M42S" table:style-name="ce3">
            <text:p>02:42</text:p>
          </table:table-cell>
          <table:table-cell office:value-type="string" table:style-name="ce1">
            <text:p>Greatest Hits I.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32" table:formula="of:=[.A175]+1" table:style-name="ce5">
            <text:p>432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I want to break free</text:p>
          </table:table-cell>
          <table:table-cell office:value-type="time" office:time-value="PT0H4M23S" table:style-name="ce3">
            <text:p>04:23</text:p>
          </table:table-cell>
          <table:table-cell office:value-type="string" table:style-name="ce1">
            <text:p>Greatest Hits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33" table:formula="of:=[.A176]+1" table:style-name="ce5">
            <text:p>433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We will rock you</text:p>
          </table:table-cell>
          <table:table-cell office:value-type="time" office:time-value="PT0H5M3S" table:style-name="ce3">
            <text:p>05:0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34" table:formula="of:=[.A177]+1" table:style-name="ce5">
            <text:p>434</text:p>
          </table:table-cell>
          <table:table-cell office:value-type="string" table:style-name="ce1">
            <text:p>Queens of the stone age</text:p>
          </table:table-cell>
          <table:table-cell office:value-type="string" table:style-name="ce1">
            <text:p>3s and 7s</text:p>
          </table:table-cell>
          <table:table-cell office:value-type="time" office:time-value="PT0H3M37S" table:style-name="ce3">
            <text:p>03:37</text:p>
          </table:table-cell>
          <table:table-cell office:value-type="string" table:style-name="ce1">
            <text:p>Euro Express 724U</text:p>
          </table:table-cell>
          <table:table-cell office:value-type="string" table:style-name="ce1">
            <text:p>Top 40</text:p>
          </table:table-cell>
          <table:table-cell office:value-type="float" office:value="215" table:style-name="ce1">
            <text:p>215</text:p>
          </table:table-cell>
          <table:table-cell table:number-columns-repeated="16377"/>
        </table:table-row>
        <table:table-row table:style-name="ro1">
          <table:table-cell office:value-type="float" office:value="435" table:formula="of:=[.A178]+1" table:style-name="ce5">
            <text:p>435</text:p>
          </table:table-cell>
          <table:table-cell office:value-type="string" table:style-name="ce1">
            <text:p>Queens of the stone age</text:p>
          </table:table-cell>
          <table:table-cell office:value-type="string" table:style-name="ce1">
            <text:p>Feel good</text:p>
          </table:table-cell>
          <table:table-cell office:value-type="time" office:time-value="PT0H2M43S" table:style-name="ce3">
            <text:p>02:43</text:p>
          </table:table-cell>
          <table:table-cell table:style-name="ce1"/>
          <table:table-cell office:value-type="string" table:style-name="ce1">
            <text:p>Alternativ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36" table:formula="of:=[.A179]+1" table:style-name="ce5">
            <text:p>436</text:p>
          </table:table-cell>
          <table:table-cell office:value-type="string" table:style-name="ce1">
            <text:p>Queens of the stone age</text:p>
          </table:table-cell>
          <table:table-cell office:value-type="string" table:style-name="ce1">
            <text:p>No one knows</text:p>
          </table:table-cell>
          <table:table-cell office:value-type="time" office:time-value="PT0H4M15S" table:style-name="ce3">
            <text:p>04:15</text:p>
          </table:table-cell>
          <table:table-cell office:value-type="string" table:style-name="ce1">
            <text:p>Songs For The Deaf</text:p>
          </table:table-cell>
          <table:table-cell office:value-type="string" table:style-name="ce1">
            <text:p>Rock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437" table:formula="of:=[.A180]+1" table:style-name="ce5">
            <text:p>437</text:p>
          </table:table-cell>
          <table:table-cell office:value-type="string" table:style-name="ce1">
            <text:p>Ram Jam</text:p>
          </table:table-cell>
          <table:table-cell office:value-type="string" table:style-name="ce1">
            <text:p>Black betty</text:p>
          </table:table-cell>
          <table:table-cell office:value-type="time" office:time-value="PT0H4M1S" table:style-name="ce3">
            <text:p>04:0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38" table:formula="of:=[.A181]+1" table:style-name="ce5">
            <text:p>438</text:p>
          </table:table-cell>
          <table:table-cell office:value-type="string" table:style-name="ce1">
            <text:p>Rammstein</text:p>
          </table:table-cell>
          <table:table-cell office:value-type="string" table:style-name="ce1">
            <text:p>Du hast</text:p>
          </table:table-cell>
          <table:table-cell office:value-type="time" office:time-value="PT0H3M55S" table:style-name="ce3">
            <text:p>03:5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39" table:formula="of:=[.A182]+1" table:style-name="ce5">
            <text:p>439</text:p>
          </table:table-cell>
          <table:table-cell office:value-type="string" table:style-name="ce1">
            <text:p>Rammstein</text:p>
          </table:table-cell>
          <table:table-cell office:value-type="string" table:style-name="ce1">
            <text:p>Engel</text:p>
          </table:table-cell>
          <table:table-cell office:value-type="time" office:time-value="PT0H4M24S" table:style-name="ce3">
            <text:p>04:2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40" table:formula="of:=[.A183]+1" table:style-name="ce5">
            <text:p>440</text:p>
          </table:table-cell>
          <table:table-cell office:value-type="string" table:style-name="ce1">
            <text:p>Ray Charles</text:p>
          </table:table-cell>
          <table:table-cell office:value-type="string" table:style-name="ce1">
            <text:p>Hit the road jack 2011 Dance Remake</text:p>
          </table:table-cell>
          <table:table-cell office:value-type="time" office:time-value="PT0H3M56S" table:style-name="ce3">
            <text:p>03:5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41" table:formula="of:=[.A184]+1" table:style-name="ce5">
            <text:p>441</text:p>
          </table:table-cell>
          <table:table-cell office:value-type="string" table:style-name="ce1">
            <text:p>Real Life</text:p>
          </table:table-cell>
          <table:table-cell office:value-type="string" table:style-name="ce1">
            <text:p>Send Me An Angel (Extended)</text:p>
          </table:table-cell>
          <table:table-cell office:value-type="time" office:time-value="PT0H6M14S" table:style-name="ce3">
            <text:p>06:14</text:p>
          </table:table-cell>
          <table:table-cell table:style-name="ce1"/>
          <table:table-cell office:value-type="string" table:style-name="ce1">
            <text:p>Retro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42" table:formula="of:=[.A185]+1" table:style-name="ce5">
            <text:p>442</text:p>
          </table:table-cell>
          <table:table-cell office:value-type="string" table:style-name="ce1">
            <text:p>Red Hot Chili Peppers</text:p>
          </table:table-cell>
          <table:table-cell office:value-type="string" table:style-name="ce1">
            <text:p>Around The World</text:p>
          </table:table-cell>
          <table:table-cell office:value-type="time" office:time-value="PT0H3M58S" table:style-name="ce3">
            <text:p>03:58</text:p>
          </table:table-cell>
          <table:table-cell office:value-type="string" table:style-name="ce1">
            <text:p>Californication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43" table:formula="of:=[.A186]+1" table:style-name="ce5">
            <text:p>443</text:p>
          </table:table-cell>
          <table:table-cell office:value-type="string" table:style-name="ce1">
            <text:p>Red Hot Chili Peppers</text:p>
          </table:table-cell>
          <table:table-cell office:value-type="string" table:style-name="ce1">
            <text:p>Californication</text:p>
          </table:table-cell>
          <table:table-cell office:value-type="time" office:time-value="PT0H5M21S" table:style-name="ce3">
            <text:p>05:21</text:p>
          </table:table-cell>
          <table:table-cell office:value-type="string" table:style-name="ce1">
            <text:p>Californication</text:p>
          </table:table-cell>
          <table:table-cell office:value-type="string" table:style-name="ce1">
            <text:p>Alternativ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44" table:formula="of:=[.A187]+1" table:style-name="ce5">
            <text:p>444</text:p>
          </table:table-cell>
          <table:table-cell office:value-type="string" table:style-name="ce1">
            <text:p>Red Hot Chili Peppers</text:p>
          </table:table-cell>
          <table:table-cell office:value-type="string" table:style-name="ce1">
            <text:p>Give It Away</text:p>
          </table:table-cell>
          <table:table-cell office:value-type="time" office:time-value="PT0H4M48S" table:style-name="ce3">
            <text:p>04:48</text:p>
          </table:table-cell>
          <table:table-cell office:value-type="string" table:style-name="ce1">
            <text:p>Jam Tracks - Drumless</text:p>
          </table:table-cell>
          <table:table-cell office:value-type="string" table:style-name="ce1">
            <text:p>Instrumenta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45" table:formula="of:=[.A188]+1" table:style-name="ce5">
            <text:p>445</text:p>
          </table:table-cell>
          <table:table-cell office:value-type="string" table:style-name="ce1">
            <text:p>Red Hot Chili Peppers</text:p>
          </table:table-cell>
          <table:table-cell office:value-type="string" table:style-name="ce1">
            <text:p>Love Rollercoaster</text:p>
          </table:table-cell>
          <table:table-cell office:value-type="time" office:time-value="PT0H3M45S" table:style-name="ce3">
            <text:p>03:4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46" table:formula="of:=[.A189]+1" table:style-name="ce5">
            <text:p>446</text:p>
          </table:table-cell>
          <table:table-cell office:value-type="string" table:style-name="ce1">
            <text:p>Red Hot Chili Peppers</text:p>
          </table:table-cell>
          <table:table-cell office:value-type="string" table:style-name="ce1">
            <text:p>Otherside</text:p>
          </table:table-cell>
          <table:table-cell office:value-type="time" office:time-value="PT0H4M15S" table:style-name="ce3">
            <text:p>04:1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47" table:formula="of:=[.A190]+1" table:style-name="ce5">
            <text:p>447</text:p>
          </table:table-cell>
          <table:table-cell office:value-type="string" table:style-name="ce1">
            <text:p>Red Hot Chili Peppers</text:p>
          </table:table-cell>
          <table:table-cell office:value-type="string" table:style-name="ce1">
            <text:p>Road Trip</text:p>
          </table:table-cell>
          <table:table-cell office:value-type="time" office:time-value="PT0H3M26S" table:style-name="ce3">
            <text:p>03:26</text:p>
          </table:table-cell>
          <table:table-cell office:value-type="string" table:style-name="ce1">
            <text:p>red hot chilli pepers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48" table:formula="of:=[.A191]+1" table:style-name="ce5">
            <text:p>448</text:p>
          </table:table-cell>
          <table:table-cell office:value-type="string" table:style-name="ce1">
            <text:p>Red Hot Chili Peppers</text:p>
          </table:table-cell>
          <table:table-cell office:value-type="string" table:style-name="ce1">
            <text:p>Snow(Hey ho)</text:p>
          </table:table-cell>
          <table:table-cell office:value-type="time" office:time-value="PT0H5M34S" table:style-name="ce3">
            <text:p>05:34</text:p>
          </table:table-cell>
          <table:table-cell office:value-type="string" table:style-name="ce1">
            <text:p>Unknown Album (3/5/2550 13:44:50)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49" table:formula="of:=[.A192]+1" table:style-name="ce5">
            <text:p>449</text:p>
          </table:table-cell>
          <table:table-cell office:value-type="string" table:style-name="ce1">
            <text:p>Red Hot Chili Peppers</text:p>
          </table:table-cell>
          <table:table-cell office:value-type="string" table:style-name="ce1">
            <text:p>The Adventures Of Rain Dance</text:p>
          </table:table-cell>
          <table:table-cell office:value-type="time" office:time-value="PT0H3M58S" table:style-name="ce3">
            <text:p>03:5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50" table:formula="of:=[.A193]+1" table:style-name="ce5">
            <text:p>450</text:p>
          </table:table-cell>
          <table:table-cell office:value-type="string" table:style-name="ce1">
            <text:p>Red Hot Chilli Peppers</text:p>
          </table:table-cell>
          <table:table-cell office:value-type="string" table:style-name="ce1">
            <text:p>Zephyr song</text:p>
          </table:table-cell>
          <table:table-cell office:value-type="time" office:time-value="PT0H3M56S" table:style-name="ce3">
            <text:p>03:56</text:p>
          </table:table-cell>
          <table:table-cell office:value-type="string" table:style-name="ce1">
            <text:p>Red Hot Chili Papers</text:p>
          </table:table-cell>
          <table:table-cell office:value-type="string" table:style-name="ce1">
            <text:p>genre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451" table:formula="of:=[.A194]+1" table:style-name="ce5">
            <text:p>451</text:p>
          </table:table-cell>
          <table:table-cell office:value-type="string" table:style-name="ce1">
            <text:p>REM</text:p>
          </table:table-cell>
          <table:table-cell office:value-type="string" table:style-name="ce1">
            <text:p>Losing my religion</text:p>
          </table:table-cell>
          <table:table-cell office:value-type="time" office:time-value="PT0H4M28S" table:style-name="ce3">
            <text:p>04:2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52" table:formula="of:=[.A195]+1" table:style-name="ce5">
            <text:p>452</text:p>
          </table:table-cell>
          <table:table-cell office:value-type="string" table:style-name="ce1">
            <text:p>Richard Marx</text:p>
          </table:table-cell>
          <table:table-cell office:value-type="string" table:style-name="ce1">
            <text:p>Nothing is gonna change my love for you</text:p>
          </table:table-cell>
          <table:table-cell office:value-type="time" office:time-value="PT0H3M48S" table:style-name="ce3">
            <text:p>03:4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53" table:formula="of:=[.A196]+1" table:style-name="ce5">
            <text:p>453</text:p>
          </table:table-cell>
          <table:table-cell office:value-type="string" table:style-name="ce1">
            <text:p>Richard Marx</text:p>
          </table:table-cell>
          <table:table-cell office:value-type="string" table:style-name="ce1">
            <text:p>Right here waiting for you</text:p>
          </table:table-cell>
          <table:table-cell office:value-type="time" office:time-value="PT0H4M24S" table:style-name="ce3">
            <text:p>04:2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54" table:formula="of:=[.A197]+1" table:style-name="ce5">
            <text:p>454</text:p>
          </table:table-cell>
          <table:table-cell office:value-type="string" table:style-name="ce1">
            <text:p>Robie Williams</text:p>
          </table:table-cell>
          <table:table-cell office:value-type="string" table:style-name="ce1">
            <text:p>Feel</text:p>
          </table:table-cell>
          <table:table-cell office:value-type="time" office:time-value="PT0H3M32S" table:style-name="ce3">
            <text:p>03:3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455" table:formula="of:=[.A198]+1" table:style-name="ce5">
            <text:p>455</text:p>
          </table:table-cell>
          <table:table-cell office:value-type="string" table:style-name="ce1">
            <text:p>Robie Williams</text:p>
          </table:table-cell>
          <table:table-cell office:value-type="string" table:style-name="ce1">
            <text:p>Supreme</text:p>
          </table:table-cell>
          <table:table-cell office:value-type="time" office:time-value="PT0H4M20S" table:style-name="ce3">
            <text:p>04:20</text:p>
          </table:table-cell>
          <table:table-cell office:value-type="string" table:style-name="ce1">
            <text:p>Robin William</text:p>
          </table:table-cell>
          <table:table-cell office:value-type="string" table:style-name="ce1">
            <text:p>Rock &amp; 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56" table:formula="of:=[.A199]+1" table:style-name="ce5">
            <text:p>456</text:p>
          </table:table-cell>
          <table:table-cell office:value-type="string" table:style-name="ce1">
            <text:p>Sak Noel</text:p>
          </table:table-cell>
          <table:table-cell office:value-type="string" table:style-name="ce1">
            <text:p>Loca people</text:p>
          </table:table-cell>
          <table:table-cell office:value-type="time" office:time-value="PT0H3M37S" table:style-name="ce3">
            <text:p>03:37</text:p>
          </table:table-cell>
          <table:table-cell office:value-type="string" table:style-name="ce1">
            <text:p>Anual 2011</text:p>
          </table:table-cell>
          <table:table-cell office:value-type="string" table:style-name="ce1">
            <text:p>Dance</text:p>
          </table:table-cell>
          <table:table-cell office:value-type="float" office:value="201" table:style-name="ce1">
            <text:p>201</text:p>
          </table:table-cell>
          <table:table-cell table:number-columns-repeated="16377"/>
        </table:table-row>
        <table:table-row table:style-name="ro1">
          <table:table-cell office:value-type="float" office:value="457" table:formula="of:=[.A200]+1" table:style-name="ce5">
            <text:p>457</text:p>
          </table:table-cell>
          <table:table-cell office:value-type="string" table:style-name="ce1">
            <text:p>Savage Garden</text:p>
          </table:table-cell>
          <table:table-cell office:value-type="string" table:style-name="ce1">
            <text:p>Truly madly deeply</text:p>
          </table:table-cell>
          <table:table-cell office:value-type="time" office:time-value="PT0H4M37S" table:style-name="ce3">
            <text:p>04:3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58" table:formula="of:=[.A201]+1" table:style-name="ce5">
            <text:p>458</text:p>
          </table:table-cell>
          <table:table-cell office:value-type="string" table:style-name="ce1">
            <text:p>Sean Kingston</text:p>
          </table:table-cell>
          <table:table-cell office:value-type="string" table:style-name="ce1">
            <text:p>Beautiful girls</text:p>
          </table:table-cell>
          <table:table-cell office:value-type="time" office:time-value="PT0H3M47S" table:style-name="ce3">
            <text:p>03:4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459" table:formula="of:=[.A202]+1" table:style-name="ce5">
            <text:p>459</text:p>
          </table:table-cell>
          <table:table-cell office:value-type="string" table:style-name="ce1">
            <text:p>Sinead O´Connor</text:p>
          </table:table-cell>
          <table:table-cell office:value-type="string" table:style-name="ce1">
            <text:p>Nothing compares to you</text:p>
          </table:table-cell>
          <table:table-cell office:value-type="time" office:time-value="PT0H5M7S" table:style-name="ce3">
            <text:p>05:07</text:p>
          </table:table-cell>
          <table:table-cell office:value-type="string" table:style-name="ce1">
            <text:p>Baladas Rock En Ingles</text:p>
          </table:table-cell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460" table:formula="of:=[.A203]+1" table:style-name="ce5">
            <text:p>460</text:p>
          </table:table-cell>
          <table:table-cell office:value-type="string" table:style-name="ce1">
            <text:p>Sixpence none the riched</text:p>
          </table:table-cell>
          <table:table-cell office:value-type="string" table:style-name="ce1">
            <text:p>Dont dream is over</text:p>
          </table:table-cell>
          <table:table-cell office:value-type="time" office:time-value="PT0H4M1S" table:style-name="ce3">
            <text:p>04:01</text:p>
          </table:table-cell>
          <table:table-cell office:value-type="string" table:style-name="ce1">
            <text:p>SMALLVILLE</text:p>
          </table:table-cell>
          <table:table-cell office:value-type="string" table:style-name="ce1">
            <text:p>Soundtrac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461" table:formula="of:=[.A204]+1" table:style-name="ce5">
            <text:p>461</text:p>
          </table:table-cell>
          <table:table-cell office:value-type="string" table:style-name="ce1">
            <text:p>Skrillex</text:p>
          </table:table-cell>
          <table:table-cell office:value-type="string" table:style-name="ce1">
            <text:p>Equinox (skrillex remix)</text:p>
          </table:table-cell>
          <table:table-cell office:value-type="time" office:time-value="PT0H3M42S" table:style-name="ce3">
            <text:p>03:42</text:p>
          </table:table-cell>
          <table:table-cell office:value-type="string" table:style-name="ce1">
            <text:p>ThisSongIsSick.com</text:p>
          </table:table-cell>
          <table:table-cell office:value-type="string" table:style-name="ce1">
            <text:p>Dubste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462" table:formula="of:=[.A205]+1" table:style-name="ce5">
            <text:p>462</text:p>
          </table:table-cell>
          <table:table-cell office:value-type="string" table:style-name="ce1">
            <text:p>Skrillex &amp; Damian Marley</text:p>
          </table:table-cell>
          <table:table-cell office:value-type="string" table:style-name="ce1">
            <text:p>Make it bun dem [audio]</text:p>
          </table:table-cell>
          <table:table-cell office:value-type="time" office:time-value="PT0H3M34S" table:style-name="ce3">
            <text:p>03:3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63" table:formula="of:=[.A206]+1" table:style-name="ce5">
            <text:p>463</text:p>
          </table:table-cell>
          <table:table-cell office:value-type="string" table:style-name="ce1">
            <text:p>Skrillex Feat. Sirah</text:p>
          </table:table-cell>
          <table:table-cell office:value-type="string" table:style-name="ce1">
            <text:p>Bangaran</text:p>
          </table:table-cell>
          <table:table-cell office:value-type="time" office:time-value="PT0H3M35S" table:style-name="ce3">
            <text:p>03:35</text:p>
          </table:table-cell>
          <table:table-cell office:value-type="string" table:style-name="ce1">
            <text:p>Bangarang EP</text:p>
          </table:table-cell>
          <table:table-cell office:value-type="string" table:style-name="ce1">
            <text:p>Dubste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464" table:formula="of:=[.A207]+1" table:style-name="ce5">
            <text:p>464</text:p>
          </table:table-cell>
          <table:table-cell office:value-type="string" table:style-name="ce1">
            <text:p>Snoop doggy dog ft Pharrel</text:p>
          </table:table-cell>
          <table:table-cell office:value-type="string" table:style-name="ce1">
            <text:p>Beautiful</text:p>
          </table:table-cell>
          <table:table-cell office:value-type="time" office:time-value="PT0H4M58S" table:style-name="ce3">
            <text:p>04:58</text:p>
          </table:table-cell>
          <table:table-cell office:value-type="string" table:style-name="ce1">
            <text:p>Paid Tha Cost To Be Da Boss</text:p>
          </table:table-cell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65" table:formula="of:=[.A208]+1" table:style-name="ce5">
            <text:p>465</text:p>
          </table:table-cell>
          <table:table-cell office:value-type="string" table:style-name="ce1">
            <text:p>Stone Temple Pilots</text:p>
          </table:table-cell>
          <table:table-cell office:value-type="string" table:style-name="ce1">
            <text:p>Creep</text:p>
          </table:table-cell>
          <table:table-cell office:value-type="time" office:time-value="PT0H5M33S" table:style-name="ce3">
            <text:p>05:33</text:p>
          </table:table-cell>
          <table:table-cell office:value-type="string" table:style-name="ce1">
            <text:p>Core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66" table:formula="of:=[.A209]+1" table:style-name="ce5">
            <text:p>466</text:p>
          </table:table-cell>
          <table:table-cell office:value-type="string" table:style-name="ce1">
            <text:p>Super Heavy &amp; Damian Marley</text:p>
          </table:table-cell>
          <table:table-cell office:value-type="string" table:style-name="ce1">
            <text:p>Miracle Worker</text:p>
          </table:table-cell>
          <table:table-cell office:value-type="time" office:time-value="PT0H4M4S" table:style-name="ce3">
            <text:p>04:04</text:p>
          </table:table-cell>
          <table:table-cell office:value-type="string" table:style-name="ce1">
            <text:p>Super Heavy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67" table:formula="of:=[.A210]+1" table:style-name="ce5">
            <text:p>467</text:p>
          </table:table-cell>
          <table:table-cell office:value-type="string" table:style-name="ce1">
            <text:p>System Of A Dowm</text:p>
          </table:table-cell>
          <table:table-cell office:value-type="string" table:style-name="ce1">
            <text:p>Aerials</text:p>
          </table:table-cell>
          <table:table-cell office:value-type="time" office:time-value="PT0H4M1S" table:style-name="ce3">
            <text:p>04:01</text:p>
          </table:table-cell>
          <table:table-cell office:value-type="string" table:style-name="ce1">
            <text:p>Toxicity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68" table:formula="of:=[.A211]+1" table:style-name="ce5">
            <text:p>468</text:p>
          </table:table-cell>
          <table:table-cell office:value-type="string" table:style-name="ce1">
            <text:p>Take That</text:p>
          </table:table-cell>
          <table:table-cell office:value-type="string" table:style-name="ce1">
            <text:p>Back For Good</text:p>
          </table:table-cell>
          <table:table-cell office:value-type="time" office:time-value="PT0H4M4S" table:style-name="ce3">
            <text:p>04:04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69" table:formula="of:=[.A212]+1" table:style-name="ce5">
            <text:p>469</text:p>
          </table:table-cell>
          <table:table-cell office:value-type="string" table:style-name="ce1">
            <text:p>Tatu</text:p>
          </table:table-cell>
          <table:table-cell office:value-type="string" table:style-name="ce1">
            <text:p>All The Things She Said</text:p>
          </table:table-cell>
          <table:table-cell office:value-type="time" office:time-value="PT0H3M34S" table:style-name="ce3">
            <text:p>03:34</text:p>
          </table:table-cell>
          <table:table-cell office:value-type="string" table:style-name="ce1">
            <text:p>Ripped by RaptorX30</text:p>
          </table:table-cell>
          <table:table-cell office:value-type="string" table:style-name="ce1">
            <text:p>Acid Jazz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70" table:formula="of:=[.A213]+1" table:style-name="ce5">
            <text:p>470</text:p>
          </table:table-cell>
          <table:table-cell office:value-type="string" table:style-name="ce1">
            <text:p>Ten Sharp</text:p>
          </table:table-cell>
          <table:table-cell office:value-type="string" table:style-name="ce1">
            <text:p>You</text:p>
          </table:table-cell>
          <table:table-cell office:value-type="time" office:time-value="PT0H4M33S" table:style-name="ce3">
            <text:p>04:33</text:p>
          </table:table-cell>
          <table:table-cell office:value-type="string" table:style-name="ce1">
            <text:p>Lentos 80´s</text:p>
          </table:table-cell>
          <table:table-cell office:value-type="string" table:style-name="ce1">
            <text:p>Ballad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471" table:formula="of:=[.A214]+1" table:style-name="ce5">
            <text:p>471</text:p>
          </table:table-cell>
          <table:table-cell office:value-type="string" table:style-name="ce1">
            <text:p>The Black Eyes Peas</text:p>
          </table:table-cell>
          <table:table-cell office:value-type="string" table:style-name="ce1">
            <text:p>Meet me halfway</text:p>
          </table:table-cell>
          <table:table-cell office:value-type="time" office:time-value="PT0H4M42S" table:style-name="ce3">
            <text:p>04:42</text:p>
          </table:table-cell>
          <table:table-cell office:value-type="string" table:style-name="ce1">
            <text:p>The E.N.D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72" table:formula="of:=[.A215]+1" table:style-name="ce5">
            <text:p>472</text:p>
          </table:table-cell>
          <table:table-cell office:value-type="string" table:style-name="ce1">
            <text:p>The Black Eyes Peas</text:p>
          </table:table-cell>
          <table:table-cell office:value-type="string" table:style-name="ce1">
            <text:p>Shut Up</text:p>
          </table:table-cell>
          <table:table-cell office:value-type="time" office:time-value="PT0H4M56S" table:style-name="ce3">
            <text:p>04:56</text:p>
          </table:table-cell>
          <table:table-cell office:value-type="string" table:style-name="ce1">
            <text:p>BLAK EYES PEACE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473" table:formula="of:=[.A216]+1" table:style-name="ce5">
            <text:p>473</text:p>
          </table:table-cell>
          <table:table-cell office:value-type="string" table:style-name="ce1">
            <text:p>The Black Keys</text:p>
          </table:table-cell>
          <table:table-cell office:value-type="string" table:style-name="ce1">
            <text:p>Lonely Boy</text:p>
          </table:table-cell>
          <table:table-cell office:value-type="time" office:time-value="PT0H3M13S" table:style-name="ce3">
            <text:p>03:13</text:p>
          </table:table-cell>
          <table:table-cell office:value-type="string" table:style-name="ce1">
            <text:p>Lonely Boy</text:p>
          </table:table-cell>
          <table:table-cell office:value-type="string" table:style-name="ce1">
            <text:p>Alternative Rock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474" table:formula="of:=[.A217]+1" table:style-name="ce5">
            <text:p>474</text:p>
          </table:table-cell>
          <table:table-cell office:value-type="string" table:style-name="ce1">
            <text:p>The Cardigans</text:p>
          </table:table-cell>
          <table:table-cell office:value-type="string" table:style-name="ce1">
            <text:p>Lovefool</text:p>
          </table:table-cell>
          <table:table-cell office:value-type="time" office:time-value="PT0H3M18S" table:style-name="ce3">
            <text:p>03:18</text:p>
          </table:table-cell>
          <table:table-cell office:value-type="string" table:style-name="ce1">
            <text:p>Lovefool single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75" table:formula="of:=[.A218]+1" table:style-name="ce5">
            <text:p>475</text:p>
          </table:table-cell>
          <table:table-cell office:value-type="string" table:style-name="ce1">
            <text:p>The Carpenters</text:p>
          </table:table-cell>
          <table:table-cell office:value-type="string" table:style-name="ce1">
            <text:p>Close to you</text:p>
          </table:table-cell>
          <table:table-cell office:value-type="time" office:time-value="PT0H3M40S" table:style-name="ce3">
            <text:p>03:40</text:p>
          </table:table-cell>
          <table:table-cell office:value-type="string" table:style-name="ce1">
            <text:p>The Singles</text:p>
          </table:table-cell>
          <table:table-cell office:value-type="string" table:style-name="ce1">
            <text:p>Voca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76" table:formula="of:=[.A219]+1" table:style-name="ce5">
            <text:p>476</text:p>
          </table:table-cell>
          <table:table-cell office:value-type="string" table:style-name="ce1">
            <text:p>The Cramberries</text:p>
          </table:table-cell>
          <table:table-cell office:value-type="string" table:style-name="ce1">
            <text:p>Dreams</text:p>
          </table:table-cell>
          <table:table-cell office:value-type="time" office:time-value="PT0H4M32S" table:style-name="ce3">
            <text:p>04:3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77" table:formula="of:=[.A220]+1" table:style-name="ce5">
            <text:p>477</text:p>
          </table:table-cell>
          <table:table-cell office:value-type="string" table:style-name="ce1">
            <text:p>The Cramberries</text:p>
          </table:table-cell>
          <table:table-cell office:value-type="string" table:style-name="ce1">
            <text:p>Just my imagination</text:p>
          </table:table-cell>
          <table:table-cell office:value-type="time" office:time-value="PT0H3M12S" table:style-name="ce3">
            <text:p>03:1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78" table:formula="of:=[.A221]+1" table:style-name="ce5">
            <text:p>478</text:p>
          </table:table-cell>
          <table:table-cell office:value-type="string" table:style-name="ce1">
            <text:p>The Cramberries</text:p>
          </table:table-cell>
          <table:table-cell office:value-type="string" table:style-name="ce1">
            <text:p>Linger</text:p>
          </table:table-cell>
          <table:table-cell office:value-type="time" office:time-value="PT0H4M33S" table:style-name="ce3">
            <text:p>04:3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79" table:formula="of:=[.A222]+1" table:style-name="ce5">
            <text:p>479</text:p>
          </table:table-cell>
          <table:table-cell office:value-type="string" table:style-name="ce1">
            <text:p>The Cramberries</text:p>
          </table:table-cell>
          <table:table-cell office:value-type="string" table:style-name="ce1">
            <text:p>Salvation</text:p>
          </table:table-cell>
          <table:table-cell office:value-type="time" office:time-value="PT0H2M24S" table:style-name="ce3">
            <text:p>02:24</text:p>
          </table:table-cell>
          <table:table-cell office:value-type="string" table:style-name="ce1">
            <text:p>To The Faithful Departed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80" table:formula="of:=[.A223]+1" table:style-name="ce5">
            <text:p>480</text:p>
          </table:table-cell>
          <table:table-cell office:value-type="string" table:style-name="ce1">
            <text:p>The Cramberries</text:p>
          </table:table-cell>
          <table:table-cell office:value-type="string" table:style-name="ce1">
            <text:p>Zombie</text:p>
          </table:table-cell>
          <table:table-cell office:value-type="time" office:time-value="PT0H4M49S" table:style-name="ce3">
            <text:p>04:49</text:p>
          </table:table-cell>
          <table:table-cell table:style-name="ce1"/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81" table:formula="of:=[.A224]+1" table:style-name="ce5">
            <text:p>481</text:p>
          </table:table-cell>
          <table:table-cell office:value-type="string" table:style-name="ce1">
            <text:p>The Cube Guys &amp; Luciana</text:p>
          </table:table-cell>
          <table:table-cell office:value-type="string" table:style-name="ce1">
            <text:p>Jump</text:p>
          </table:table-cell>
          <table:table-cell office:value-type="time" office:time-value="PT0H2M44S" table:style-name="ce3">
            <text:p>02:4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82" table:formula="of:=[.A225]+1" table:style-name="ce5">
            <text:p>482</text:p>
          </table:table-cell>
          <table:table-cell office:value-type="string" table:style-name="ce1">
            <text:p>The Doors</text:p>
          </table:table-cell>
          <table:table-cell office:value-type="string" table:style-name="ce1">
            <text:p>Riders on the storm</text:p>
          </table:table-cell>
          <table:table-cell office:value-type="time" office:time-value="PT0H7M11S" table:style-name="ce3">
            <text:p>07:1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83" table:formula="of:=[.A226]+1" table:style-name="ce5">
            <text:p>483</text:p>
          </table:table-cell>
          <table:table-cell office:value-type="string" table:style-name="ce1">
            <text:p>The Gossip</text:p>
          </table:table-cell>
          <table:table-cell office:value-type="string" table:style-name="ce1">
            <text:p>Heavy cross</text:p>
          </table:table-cell>
          <table:table-cell office:value-type="time" office:time-value="PT0H4M2S" table:style-name="ce3">
            <text:p>04:02</text:p>
          </table:table-cell>
          <table:table-cell office:value-type="string" table:style-name="ce1">
            <text:p>Music For Men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484" table:formula="of:=[.A227]+1" table:style-name="ce5">
            <text:p>484</text:p>
          </table:table-cell>
          <table:table-cell office:value-type="string" table:style-name="ce1">
            <text:p>The Killers</text:p>
          </table:table-cell>
          <table:table-cell office:value-type="string" table:style-name="ce1">
            <text:p>When you were young</text:p>
          </table:table-cell>
          <table:table-cell office:value-type="time" office:time-value="PT0H3M34S" table:style-name="ce3">
            <text:p>03:34</text:p>
          </table:table-cell>
          <table:table-cell office:value-type="string" table:style-name="ce1">
            <text:p>Sam's Town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485" table:formula="of:=[.A228]+1" table:style-name="ce5">
            <text:p>485</text:p>
          </table:table-cell>
          <table:table-cell office:value-type="string" table:style-name="ce1">
            <text:p>The Neaked Brothers Band</text:p>
          </table:table-cell>
          <table:table-cell office:value-type="string" table:style-name="ce1">
            <text:p>Crazy Car</text:p>
          </table:table-cell>
          <table:table-cell office:value-type="time" office:time-value="PT0H2M49S" table:style-name="ce3">
            <text:p>02:4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86" table:formula="of:=[.A229]+1" table:style-name="ce5">
            <text:p>486</text:p>
          </table:table-cell>
          <table:table-cell office:value-type="string" table:style-name="ce1">
            <text:p>The Neaked Brothers Band</text:p>
          </table:table-cell>
          <table:table-cell office:value-type="string" table:style-name="ce1">
            <text:p>If Thats Not Love</text:p>
          </table:table-cell>
          <table:table-cell office:value-type="time" office:time-value="PT0H2M28S" table:style-name="ce3">
            <text:p>02:28</text:p>
          </table:table-cell>
          <table:table-cell office:value-type="string" table:style-name="ce1">
            <text:p>naked brother band</text:p>
          </table:table-cell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487" table:formula="of:=[.A230]+1" table:style-name="ce5">
            <text:p>487</text:p>
          </table:table-cell>
          <table:table-cell office:value-type="string" table:style-name="ce1">
            <text:p>The Offspring</text:p>
          </table:table-cell>
          <table:table-cell office:value-type="string" table:style-name="ce1">
            <text:p>Pretty fly</text:p>
          </table:table-cell>
          <table:table-cell office:value-type="time" office:time-value="PT0H3M9S" table:style-name="ce3">
            <text:p>03:09</text:p>
          </table:table-cell>
          <table:table-cell office:value-type="string" table:style-name="ce1">
            <text:p>Americana</text:p>
          </table:table-cell>
          <table:table-cell office:value-type="string" table:style-name="ce1">
            <text:p>Punk 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88" table:formula="of:=[.A231]+1" table:style-name="ce5">
            <text:p>488</text:p>
          </table:table-cell>
          <table:table-cell office:value-type="string" table:style-name="ce1">
            <text:p>The Offspring</text:p>
          </table:table-cell>
          <table:table-cell office:value-type="string" table:style-name="ce1">
            <text:p>The kids aren't alright</text:p>
          </table:table-cell>
          <table:table-cell office:value-type="time" office:time-value="PT0H3M0S" table:style-name="ce3">
            <text:p>03:00</text:p>
          </table:table-cell>
          <table:table-cell office:value-type="string" table:style-name="ce1">
            <text:p>Americana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89" table:formula="of:=[.A232]+1" table:style-name="ce5">
            <text:p>489</text:p>
          </table:table-cell>
          <table:table-cell office:value-type="string" table:style-name="ce1">
            <text:p>The Offspring</text:p>
          </table:table-cell>
          <table:table-cell office:value-type="string" table:style-name="ce1">
            <text:p>Want you bad</text:p>
          </table:table-cell>
          <table:table-cell office:value-type="time" office:time-value="PT0H3M25S" table:style-name="ce3">
            <text:p>03:25</text:p>
          </table:table-cell>
          <table:table-cell office:value-type="string" table:style-name="ce1">
            <text:p>Conspiracy Of One</text:p>
          </table:table-cell>
          <table:table-cell office:value-type="string" table:style-name="ce1">
            <text:p>Punk Roc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490" table:formula="of:=[.A233]+1" table:style-name="ce5">
            <text:p>490</text:p>
          </table:table-cell>
          <table:table-cell office:value-type="string" table:style-name="ce1">
            <text:p>The Offsprings</text:p>
          </table:table-cell>
          <table:table-cell office:value-type="string" table:style-name="ce1">
            <text:p>Why dont you get a job</text:p>
          </table:table-cell>
          <table:table-cell office:value-type="time" office:time-value="PT0H2M51S" table:style-name="ce3">
            <text:p>02:5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91" table:formula="of:=[.A234]+1" table:style-name="ce5">
            <text:p>491</text:p>
          </table:table-cell>
          <table:table-cell office:value-type="string" table:style-name="ce1">
            <text:p>The Police</text:p>
          </table:table-cell>
          <table:table-cell office:value-type="string" table:style-name="ce1">
            <text:p>Do do do de da da da</text:p>
          </table:table-cell>
          <table:table-cell office:value-type="time" office:time-value="PT0H4M4S" table:style-name="ce3">
            <text:p>04:04</text:p>
          </table:table-cell>
          <table:table-cell table:style-name="ce1"/>
          <table:table-cell office:value-type="string" table:style-name="ce1">
            <text:p>Classic 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92" table:formula="of:=[.A235]+1" table:style-name="ce5">
            <text:p>492</text:p>
          </table:table-cell>
          <table:table-cell office:value-type="string" table:style-name="ce1">
            <text:p>The Police</text:p>
          </table:table-cell>
          <table:table-cell office:value-type="string" table:style-name="ce1">
            <text:p>Englishman in new york</text:p>
          </table:table-cell>
          <table:table-cell office:value-type="time" office:time-value="PT0H4M28S" table:style-name="ce3">
            <text:p>04:28</text:p>
          </table:table-cell>
          <table:table-cell office:value-type="string" table:style-name="ce1">
            <text:p>The Very Best of Sting &amp; The P</text:p>
          </table:table-cell>
          <table:table-cell office:value-type="string" table:style-name="ce1">
            <text:p>Po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493" table:formula="of:=[.A236]+1" table:style-name="ce5">
            <text:p>493</text:p>
          </table:table-cell>
          <table:table-cell office:value-type="string" table:style-name="ce1">
            <text:p>The Police</text:p>
          </table:table-cell>
          <table:table-cell office:value-type="string" table:style-name="ce1">
            <text:p>Every breath you take</text:p>
          </table:table-cell>
          <table:table-cell office:value-type="time" office:time-value="PT0H4M13S" table:style-name="ce3">
            <text:p>04:1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94" table:formula="of:=[.A237]+1" table:style-name="ce5">
            <text:p>494</text:p>
          </table:table-cell>
          <table:table-cell office:value-type="string" table:style-name="ce1">
            <text:p>The Prodigy</text:p>
          </table:table-cell>
          <table:table-cell office:value-type="string" table:style-name="ce1">
            <text:p>Breathe</text:p>
          </table:table-cell>
          <table:table-cell office:value-type="time" office:time-value="PT0H5M34S" table:style-name="ce3">
            <text:p>05:3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95" table:formula="of:=[.A238]+1" table:style-name="ce5">
            <text:p>495</text:p>
          </table:table-cell>
          <table:table-cell office:value-type="string" table:style-name="ce1">
            <text:p>The Rolling Stones</text:p>
          </table:table-cell>
          <table:table-cell office:value-type="string" table:style-name="ce1">
            <text:p>Paint It Black</text:p>
          </table:table-cell>
          <table:table-cell office:value-type="time" office:time-value="PT0H3M46S" table:style-name="ce3">
            <text:p>03:46</text:p>
          </table:table-cell>
          <table:table-cell office:value-type="string" table:style-name="ce1">
            <text:p>Singles Collection: The London Years (disc 2)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96" table:formula="of:=[.A239]+1" table:style-name="ce5">
            <text:p>496</text:p>
          </table:table-cell>
          <table:table-cell office:value-type="string" table:style-name="ce1">
            <text:p>The Thing Things</text:p>
          </table:table-cell>
          <table:table-cell office:value-type="string" table:style-name="ce1">
            <text:p>Hands</text:p>
          </table:table-cell>
          <table:table-cell office:value-type="time" office:time-value="PT0H3M20S" table:style-name="ce3">
            <text:p>03:20</text:p>
          </table:table-cell>
          <table:table-cell office:value-type="string" table:style-name="ce1">
            <text:p>Hands (Single)</text:p>
          </table:table-cell>
          <table:table-cell office:value-type="string" table:style-name="ce1">
            <text:p>Alternativ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497" table:formula="of:=[.A240]+1" table:style-name="ce5">
            <text:p>497</text:p>
          </table:table-cell>
          <table:table-cell office:value-type="string" table:style-name="ce1">
            <text:p>The Thing Things</text:p>
          </table:table-cell>
          <table:table-cell office:value-type="string" table:style-name="ce1">
            <text:p>Shut up and let me go</text:p>
          </table:table-cell>
          <table:table-cell office:value-type="time" office:time-value="PT0H2M55S" table:style-name="ce3">
            <text:p>02:5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98" table:formula="of:=[.A241]+1" table:style-name="ce5">
            <text:p>498</text:p>
          </table:table-cell>
          <table:table-cell office:value-type="string" table:style-name="ce1">
            <text:p>The Trashmen</text:p>
          </table:table-cell>
          <table:table-cell office:value-type="string" table:style-name="ce1">
            <text:p>Surfin bird</text:p>
          </table:table-cell>
          <table:table-cell office:value-type="time" office:time-value="PT0H2M20S" table:style-name="ce3">
            <text:p>02:20</text:p>
          </table:table-cell>
          <table:table-cell office:value-type="string" table:style-name="ce1">
            <text:p>Battlefield Vietnam OST</text:p>
          </table:table-cell>
          <table:table-cell office:value-type="string" table:style-name="ce1">
            <text:p>Vietnam Music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499" table:formula="of:=[.A242]+1" table:style-name="ce5">
            <text:p>499</text:p>
          </table:table-cell>
          <table:table-cell office:value-type="string" table:style-name="ce1">
            <text:p>The Turtles</text:p>
          </table:table-cell>
          <table:table-cell office:value-type="string" table:style-name="ce1">
            <text:p>So happy together</text:p>
          </table:table-cell>
          <table:table-cell office:value-type="time" office:time-value="PT0H2M55S" table:style-name="ce3">
            <text:p>02:55</text:p>
          </table:table-cell>
          <table:table-cell table:style-name="ce1"/>
          <table:table-cell office:value-type="string" table:style-name="ce1">
            <text:p>Oldi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00" table:formula="of:=[.A243]+1" table:style-name="ce5">
            <text:p>500</text:p>
          </table:table-cell>
          <table:table-cell office:value-type="string" table:style-name="ce1">
            <text:p>The Verve</text:p>
          </table:table-cell>
          <table:table-cell office:value-type="string" table:style-name="ce1">
            <text:p>Bittersweet symphony</text:p>
          </table:table-cell>
          <table:table-cell office:value-type="time" office:time-value="PT0H5M56S" table:style-name="ce3">
            <text:p>05:5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01" table:formula="of:=[.A244]+1" table:style-name="ce5">
            <text:p>501</text:p>
          </table:table-cell>
          <table:table-cell office:value-type="string" table:style-name="ce1">
            <text:p>Three doors down</text:p>
          </table:table-cell>
          <table:table-cell office:value-type="string" table:style-name="ce1">
            <text:p>Kryptonite</text:p>
          </table:table-cell>
          <table:table-cell office:value-type="time" office:time-value="PT0H3M54S" table:style-name="ce3">
            <text:p>03:54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02" table:formula="of:=[.A245]+1" table:style-name="ce5">
            <text:p>502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One</text:p>
          </table:table-cell>
          <table:table-cell office:value-type="time" office:time-value="PT0H4M36S" table:style-name="ce3">
            <text:p>04:3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03" table:formula="of:=[.A246]+1" table:style-name="ce5">
            <text:p>503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Vertigo</text:p>
          </table:table-cell>
          <table:table-cell office:value-type="time" office:time-value="PT0H3M11S" table:style-name="ce3">
            <text:p>03:11</text:p>
          </table:table-cell>
          <table:table-cell office:value-type="string" table:style-name="ce1">
            <text:p>Vertigo CDS</text:p>
          </table:table-cell>
          <table:table-cell office:value-type="string" table:style-name="ce1">
            <text:p>Rock</text:p>
          </table:table-cell>
          <table:table-cell office:value-type="float" office:value="253" table:style-name="ce1">
            <text:p>253</text:p>
          </table:table-cell>
          <table:table-cell table:number-columns-repeated="16377"/>
        </table:table-row>
        <table:table-row table:style-name="ro1">
          <table:table-cell office:value-type="float" office:value="504" table:formula="of:=[.A247]+1" table:style-name="ce5">
            <text:p>504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With or without you</text:p>
          </table:table-cell>
          <table:table-cell office:value-type="time" office:time-value="PT0H4M56S" table:style-name="ce3">
            <text:p>04:5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05" table:formula="of:=[.A248]+1" table:style-name="ce5">
            <text:p>505</text:p>
          </table:table-cell>
          <table:table-cell office:value-type="string" table:style-name="ce1">
            <text:p>U2 &amp; Green Day</text:p>
          </table:table-cell>
          <table:table-cell office:value-type="string" table:style-name="ce1">
            <text:p>The saints are coming</text:p>
          </table:table-cell>
          <table:table-cell office:value-type="time" office:time-value="PT0H3M26S" table:style-name="ce3">
            <text:p>03:26</text:p>
          </table:table-cell>
          <table:table-cell office:value-type="string" table:style-name="ce1">
            <text:p>The Saints Are Coming (Single)</text:p>
          </table:table-cell>
          <table:table-cell office:value-type="string" table:style-name="ce1">
            <text:p>Roc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06" table:formula="of:=[.A249]+1" table:style-name="ce5">
            <text:p>506</text:p>
          </table:table-cell>
          <table:table-cell office:value-type="string" table:style-name="ce1">
            <text:p>Weezer</text:p>
          </table:table-cell>
          <table:table-cell office:value-type="string" table:style-name="ce1">
            <text:p>Island in the sun</text:p>
          </table:table-cell>
          <table:table-cell office:value-type="time" office:time-value="PT0H3M30S" table:style-name="ce3">
            <text:p>03:30</text:p>
          </table:table-cell>
          <table:table-cell office:value-type="string" table:style-name="ce1">
            <text:p>The Green Album</text:p>
          </table:table-cell>
          <table:table-cell office:value-type="string" table:style-name="ce1">
            <text:p>Heavy Meta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07" table:formula="of:=[.A250]+1" table:style-name="ce5">
            <text:p>507</text:p>
          </table:table-cell>
          <table:table-cell office:value-type="string" table:style-name="ce1">
            <text:p>Whitney Houston</text:p>
          </table:table-cell>
          <table:table-cell office:value-type="string" table:style-name="ce1">
            <text:p>I will always love you</text:p>
          </table:table-cell>
          <table:table-cell office:value-type="time" office:time-value="PT0H4M33S" table:style-name="ce3">
            <text:p>04:3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number-rows-repeated="1048325" table:style-name="ro1">
          <table:table-cell table:number-columns-repeated="16384"/>
        </table:table-row>
      </table:table>
      <table:table table:name="6-Pop_ES" table:style-name="ta1">
        <table:table-column table:style-name="co14" table:default-cell-style-name="ce5"/>
        <table:table-column table:style-name="co15" table:default-cell-style-name="ce1"/>
        <table:table-column table:style-name="co1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#</text:p>
          </table:table-cell>
          <table:table-cell office:value-type="string" table:style-name="ce2">
            <text:p>Intérpret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Duración</text:p>
          </table:table-cell>
          <table:table-cell office:value-type="string" table:style-name="ce2">
            <text:p>Album</text:p>
          </table:table-cell>
          <table:table-cell office:value-type="string" table:style-name="ce2">
            <text:p>Género</text:p>
          </table:table-cell>
          <table:table-cell office:value-type="string" table:style-name="ce2">
            <text:p>Bitrate</text:p>
          </table:table-cell>
          <table:table-cell office:value-type="string" table:style-name="ce2">
            <text:p>Medio</text:p>
          </table:table-cell>
          <table:table-cell table:number-columns-repeated="16376" table:style-name="ce2"/>
        </table:table-row>
        <table:table-row table:style-name="ro1">
          <table:table-cell office:value-type="float" office:value="508" table:style-name="ce5">
            <text:p>508</text:p>
          </table:table-cell>
          <table:table-cell office:value-type="string" table:style-name="ce1">
            <text:p>Aaron Diaz ft. Carlos Ponce</text:p>
          </table:table-cell>
          <table:table-cell office:value-type="string" table:style-name="ce1">
            <text:p>Santa Diabla</text:p>
          </table:table-cell>
          <table:table-cell office:value-type="time" office:time-value="PT0H3M22S" table:style-name="ce3">
            <text:p>03:2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509" table:formula="of:=[.A2]+1" table:style-name="ce5">
            <text:p>509</text:p>
          </table:table-cell>
          <table:table-cell office:value-type="string" table:style-name="ce1">
            <text:p>Abracadabra</text:p>
          </table:table-cell>
          <table:table-cell office:value-type="string" table:style-name="ce1">
            <text:p>Ayudame a olvidar</text:p>
          </table:table-cell>
          <table:table-cell office:value-type="time" office:time-value="PT0H3M16S" table:style-name="ce3">
            <text:p>03:16</text:p>
          </table:table-cell>
          <table:table-cell office:value-type="string" table:style-name="ce1">
            <text:p>EXITOS DEL AYER CD 3</text:p>
          </table:table-cell>
          <table:table-cell office:value-type="string" table:style-name="ce1">
            <text:p>Desconocido</text:p>
          </table:table-cell>
          <table:table-cell office:value-type="float" office:value="256" table:style-name="ce1">
            <text:p>256</text:p>
          </table:table-cell>
          <table:table-cell table:number-columns-repeated="16377" table:style-name="ce1"/>
        </table:table-row>
        <table:table-row table:style-name="ro1">
          <table:table-cell office:value-type="float" office:value="510" table:formula="of:=[.A3]+1" table:style-name="ce5">
            <text:p>510</text:p>
          </table:table-cell>
          <table:table-cell office:value-type="string" table:style-name="ce1">
            <text:p>Abracadabra</text:p>
          </table:table-cell>
          <table:table-cell office:value-type="string" table:style-name="ce1">
            <text:p>Chao cariño chao</text:p>
          </table:table-cell>
          <table:table-cell office:value-type="time" office:time-value="PT0H3M42S" table:style-name="ce3">
            <text:p>03:42</text:p>
          </table:table-cell>
          <table:table-cell office:value-type="string" table:style-name="ce1">
            <text:p>La Música de los Años Dorados 02</text:p>
          </table:table-cell>
          <table:table-cell office:value-type="string" table:style-name="ce1">
            <text:p>Colección Semanario (Argentina)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511" table:formula="of:=[.A4]+1" table:style-name="ce5">
            <text:p>511</text:p>
          </table:table-cell>
          <table:table-cell office:value-type="string" table:style-name="ce1">
            <text:p>Abracadabra</text:p>
          </table:table-cell>
          <table:table-cell office:value-type="string" table:style-name="ce1">
            <text:p>Puerto Limon</text:p>
          </table:table-cell>
          <table:table-cell office:value-type="time" office:time-value="PT0H3M48S" table:style-name="ce3">
            <text:p>03:48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96" table:style-name="ce1">
            <text:p>96</text:p>
          </table:table-cell>
          <table:table-cell table:number-columns-repeated="16377" table:style-name="ce1"/>
        </table:table-row>
        <table:table-row table:style-name="ro1">
          <table:table-cell office:value-type="float" office:value="512" table:formula="of:=[.A5]+1" table:style-name="ce5">
            <text:p>512</text:p>
          </table:table-cell>
          <table:table-cell office:value-type="string" table:style-name="ce1">
            <text:p>Abracadabra</text:p>
          </table:table-cell>
          <table:table-cell office:value-type="string" table:style-name="ce1">
            <text:p>Quédate</text:p>
          </table:table-cell>
          <table:table-cell office:value-type="time" office:time-value="PT0H3M48S" table:style-name="ce3">
            <text:p>03:48</text:p>
          </table:table-cell>
          <table:table-cell office:value-type="string" table:style-name="ce1">
            <text:p>BUENAS EPOCAS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513" table:formula="of:=[.A6]+1" table:style-name="ce5">
            <text:p>513</text:p>
          </table:table-cell>
          <table:table-cell office:value-type="string" table:style-name="ce1">
            <text:p>Abracadabra</text:p>
          </table:table-cell>
          <table:table-cell office:value-type="string" table:style-name="ce1">
            <text:p>Quisiera ser</text:p>
          </table:table-cell>
          <table:table-cell office:value-type="time" office:time-value="PT0H2M38S" table:style-name="ce3">
            <text:p>02:3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514" table:formula="of:=[.A7]+1" table:style-name="ce5">
            <text:p>514</text:p>
          </table:table-cell>
          <table:table-cell office:value-type="string" table:style-name="ce1">
            <text:p>Abracadabra</text:p>
          </table:table-cell>
          <table:table-cell office:value-type="string" table:style-name="ce1">
            <text:p>Son tantas noches</text:p>
          </table:table-cell>
          <table:table-cell office:value-type="time" office:time-value="PT0H3M36S" table:style-name="ce3">
            <text:p>03:36</text:p>
          </table:table-cell>
          <table:table-cell office:value-type="string" table:style-name="ce1">
            <text:p>Grandes Exitos</text:p>
          </table:table-cell>
          <table:table-cell office:value-type="string" table:style-name="ce1">
            <text:p>Romanticas</text:p>
          </table:table-cell>
          <table:table-cell office:value-type="float" office:value="160" table:style-name="ce1">
            <text:p>160</text:p>
          </table:table-cell>
          <table:table-cell table:number-columns-repeated="16377" table:style-name="ce1"/>
        </table:table-row>
        <table:table-row table:style-name="ro1">
          <table:table-cell office:value-type="float" office:value="515" table:formula="of:=[.A8]+1" table:style-name="ce5">
            <text:p>515</text:p>
          </table:table-cell>
          <table:table-cell office:value-type="string" table:style-name="ce1">
            <text:p>Abracadabra</text:p>
          </table:table-cell>
          <table:table-cell office:value-type="string" table:style-name="ce1">
            <text:p>Un gran amor</text:p>
          </table:table-cell>
          <table:table-cell office:value-type="time" office:time-value="PT0H2M9S" table:style-name="ce3">
            <text:p>02:09</text:p>
          </table:table-cell>
          <table:table-cell office:value-type="string" table:style-name="ce1">
            <text:p>Imposibles de Olvidar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516" table:formula="of:=[.A9]+1" table:style-name="ce5">
            <text:p>516</text:p>
          </table:table-cell>
          <table:table-cell office:value-type="string" table:style-name="ce1">
            <text:p>Abracadabra</text:p>
          </table:table-cell>
          <table:table-cell office:value-type="string" table:style-name="ce1">
            <text:p>Yo me voy y tú te vas</text:p>
          </table:table-cell>
          <table:table-cell office:value-type="time" office:time-value="PT0H3M47S" table:style-name="ce3">
            <text:p>03:4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517" table:formula="of:=[.A10]+1" table:style-name="ce5">
            <text:p>517</text:p>
          </table:table-cell>
          <table:table-cell office:value-type="string" table:style-name="ce1">
            <text:p>Akasha FT Marta Fonseca</text:p>
          </table:table-cell>
          <table:table-cell office:value-type="string" table:style-name="ce1">
            <text:p>Profanar</text:p>
          </table:table-cell>
          <table:table-cell office:value-type="time" office:time-value="PT0H4M12S" table:style-name="ce3">
            <text:p>04:12</text:p>
          </table:table-cell>
          <table:table-cell office:value-type="string" table:style-name="ce1">
            <text:p>(proyecto B)</text:p>
          </table:table-cell>
          <table:table-cell office:value-type="string" table:style-name="ce1">
            <text:p>Rock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518" table:formula="of:=[.A11]+1" table:style-name="ce5">
            <text:p>518</text:p>
          </table:table-cell>
          <table:table-cell office:value-type="string" table:style-name="ce1">
            <text:p>Alberto Plaza</text:p>
          </table:table-cell>
          <table:table-cell office:value-type="string" table:style-name="ce1">
            <text:p>Ahora</text:p>
          </table:table-cell>
          <table:table-cell office:value-type="time" office:time-value="PT0H3M48S" table:style-name="ce3">
            <text:p>03:4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519" table:formula="of:=[.A12]+1" table:style-name="ce5">
            <text:p>519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No Lo Beses</text:p>
          </table:table-cell>
          <table:table-cell office:value-type="time" office:time-value="PT0H3M32S" table:style-name="ce3">
            <text:p>03:32</text:p>
          </table:table-cell>
          <table:table-cell office:value-type="string" table:style-name="ce1">
            <text:p>Dos Mundos-Evolucion (Www.CdMundial.Com)</text:p>
          </table:table-cell>
          <table:table-cell office:value-type="string" table:style-name="ce1">
            <text:p>Latin Pop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520" table:formula="of:=[.A13]+1" table:style-name="ce5">
            <text:p>520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Quiereme</text:p>
          </table:table-cell>
          <table:table-cell office:value-type="time" office:time-value="PT0H4M54S" table:style-name="ce3">
            <text:p>04:54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521" table:formula="of:=[.A14]+1" table:style-name="ce5">
            <text:p>521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Se me va la Voz</text:p>
          </table:table-cell>
          <table:table-cell office:value-type="time" office:time-value="PT0H3M58S" table:style-name="ce3">
            <text:p>03:58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table:number-columns-repeated="16377" table:style-name="ce1"/>
        </table:table-row>
        <table:table-row table:style-name="ro1">
          <table:table-cell office:value-type="float" office:value="522" table:formula="of:=[.A15]+1" table:style-name="ce5">
            <text:p>522</text:p>
          </table:table-cell>
          <table:table-cell office:value-type="string" table:style-name="ce1">
            <text:p>Alejandro Fernández</text:p>
          </table:table-cell>
          <table:table-cell office:value-type="string" table:style-name="ce1">
            <text:p>Tantita Pena</text:p>
          </table:table-cell>
          <table:table-cell office:value-type="time" office:time-value="PT0H3M32S" table:style-name="ce3">
            <text:p>03:3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523" table:formula="of:=[.A16]+1" table:style-name="ce5">
            <text:p>523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Te voy a perder</text:p>
          </table:table-cell>
          <table:table-cell office:value-type="time" office:time-value="PT0H4M2S" table:style-name="ce3">
            <text:p>04:0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24" table:formula="of:=[.A17]+1" table:style-name="ce5">
            <text:p>524</text:p>
          </table:table-cell>
          <table:table-cell office:value-type="string" table:style-name="ce1">
            <text:p>Alejandro Fernandez ft. Christina Aguilera</text:p>
          </table:table-cell>
          <table:table-cell office:value-type="string" table:style-name="ce1">
            <text:p>Hoy Tengo Ganas De Ti</text:p>
          </table:table-cell>
          <table:table-cell office:value-type="time" office:time-value="PT0H4M56S" table:style-name="ce3">
            <text:p>04:5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25" table:formula="of:=[.A18]+1" table:style-name="ce5">
            <text:p>525</text:p>
          </table:table-cell>
          <table:table-cell office:value-type="string" table:style-name="ce1">
            <text:p>Alejandro Filio</text:p>
          </table:table-cell>
          <table:table-cell office:value-type="string" table:style-name="ce1">
            <text:p>Ella se marcha</text:p>
          </table:table-cell>
          <table:table-cell office:value-type="time" office:time-value="PT0H4M0S" table:style-name="ce3">
            <text:p>04:00</text:p>
          </table:table-cell>
          <table:table-cell office:value-type="string" table:style-name="ce1">
            <text:p>Filio</text:p>
          </table:table-cell>
          <table:table-cell office:value-type="string" table:style-name="ce1">
            <text:p>Pop-Fol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26" table:formula="of:=[.A19]+1" table:style-name="ce5">
            <text:p>526</text:p>
          </table:table-cell>
          <table:table-cell office:value-type="string" table:style-name="ce1">
            <text:p>Alejandro Sanz</text:p>
          </table:table-cell>
          <table:table-cell office:value-type="string" table:style-name="ce1">
            <text:p>Amiga mia</text:p>
          </table:table-cell>
          <table:table-cell office:value-type="time" office:time-value="PT0H4M46S" table:style-name="ce3">
            <text:p>04:4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27" table:formula="of:=[.A20]+1" table:style-name="ce5">
            <text:p>527</text:p>
          </table:table-cell>
          <table:table-cell office:value-type="string" table:style-name="ce1">
            <text:p>Alejandro Sanz</text:p>
          </table:table-cell>
          <table:table-cell office:value-type="string" table:style-name="ce1">
            <text:p>Aquello que me diste</text:p>
          </table:table-cell>
          <table:table-cell office:value-type="time" office:time-value="PT0H4M45S" table:style-name="ce3">
            <text:p>04:45</text:p>
          </table:table-cell>
          <table:table-cell office:value-type="string" table:style-name="ce1">
            <text:p>Ale Sanz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28" table:formula="of:=[.A21]+1" table:style-name="ce5">
            <text:p>528</text:p>
          </table:table-cell>
          <table:table-cell office:value-type="string" table:style-name="ce1">
            <text:p>Alejandro Sanz</text:p>
          </table:table-cell>
          <table:table-cell office:value-type="string" table:style-name="ce1">
            <text:p>Ese ultimo momento</text:p>
          </table:table-cell>
          <table:table-cell office:value-type="time" office:time-value="PT0H5M6S" table:style-name="ce3">
            <text:p>05:06</text:p>
          </table:table-cell>
          <table:table-cell office:value-type="string" table:style-name="ce1">
            <text:p>Ale Sanz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29" table:formula="of:=[.A22]+1" table:style-name="ce5">
            <text:p>529</text:p>
          </table:table-cell>
          <table:table-cell office:value-type="string" table:style-name="ce1">
            <text:p>Alejandro Sanz</text:p>
          </table:table-cell>
          <table:table-cell office:value-type="string" table:style-name="ce1">
            <text:p>La fuerza del corazon</text:p>
          </table:table-cell>
          <table:table-cell office:value-type="time" office:time-value="PT0H4M59S" table:style-name="ce3">
            <text:p>04:59</text:p>
          </table:table-cell>
          <table:table-cell office:value-type="string" table:style-name="ce1">
            <text:p>tres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30" table:formula="of:=[.A23]+1" table:style-name="ce5">
            <text:p>530</text:p>
          </table:table-cell>
          <table:table-cell office:value-type="string" table:style-name="ce1">
            <text:p>Alejandro Sanz</text:p>
          </table:table-cell>
          <table:table-cell office:value-type="string" table:style-name="ce1">
            <text:p>Lo ves (piano y voz)</text:p>
          </table:table-cell>
          <table:table-cell office:value-type="time" office:time-value="PT0H3M37S" table:style-name="ce3">
            <text:p>03:37</text:p>
          </table:table-cell>
          <table:table-cell office:value-type="string" table:style-name="ce1">
            <text:p>Álejandro sanz i joaquin sabinas</text:p>
          </table:table-cell>
          <table:table-cell office:value-type="string" table:style-name="ce1">
            <text:p>Unknow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31" table:formula="of:=[.A24]+1" table:style-name="ce5">
            <text:p>531</text:p>
          </table:table-cell>
          <table:table-cell office:value-type="string" table:style-name="ce1">
            <text:p>Alejandro Sanz</text:p>
          </table:table-cell>
          <table:table-cell office:value-type="string" table:style-name="ce1">
            <text:p>No Me Compares</text:p>
          </table:table-cell>
          <table:table-cell office:value-type="time" office:time-value="PT0H4M11S" table:style-name="ce3">
            <text:p>04:1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32" table:formula="of:=[.A25]+1" table:style-name="ce5">
            <text:p>532</text:p>
          </table:table-cell>
          <table:table-cell office:value-type="string" table:style-name="ce1">
            <text:p>Alejandro Sanz</text:p>
          </table:table-cell>
          <table:table-cell office:value-type="string" table:style-name="ce1">
            <text:p>Pisando fuerte</text:p>
          </table:table-cell>
          <table:table-cell office:value-type="time" office:time-value="PT0H4M31S" table:style-name="ce3">
            <text:p>04:31</text:p>
          </table:table-cell>
          <table:table-cell office:value-type="string" table:style-name="ce1">
            <text:p>Grandes Exitos 91-04 - CD-1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533" table:formula="of:=[.A26]+1" table:style-name="ce5">
            <text:p>533</text:p>
          </table:table-cell>
          <table:table-cell office:value-type="string" table:style-name="ce1">
            <text:p>Alejandro Sanz</text:p>
          </table:table-cell>
          <table:table-cell office:value-type="string" table:style-name="ce1">
            <text:p>Si tu me miras</text:p>
          </table:table-cell>
          <table:table-cell office:value-type="time" office:time-value="PT0H4M17S" table:style-name="ce3">
            <text:p>04:1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34" table:formula="of:=[.A27]+1" table:style-name="ce5">
            <text:p>534</text:p>
          </table:table-cell>
          <table:table-cell office:value-type="string" table:style-name="ce1">
            <text:p>Alejandro Sanz</text:p>
          </table:table-cell>
          <table:table-cell office:value-type="string" table:style-name="ce1">
            <text:p>Y si fuera ella</text:p>
          </table:table-cell>
          <table:table-cell office:value-type="time" office:time-value="PT0H5M22S" table:style-name="ce3">
            <text:p>05:22</text:p>
          </table:table-cell>
          <table:table-cell office:value-type="string" table:style-name="ce1">
            <text:p>Más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35" table:formula="of:=[.A28]+1" table:style-name="ce5">
            <text:p>535</text:p>
          </table:table-cell>
          <table:table-cell office:value-type="string" table:style-name="ce1">
            <text:p>Alejandro Sanz &amp; The Coors</text:p>
          </table:table-cell>
          <table:table-cell office:value-type="string" table:style-name="ce1">
            <text:p>Una noche</text:p>
          </table:table-cell>
          <table:table-cell office:value-type="time" office:time-value="PT0H5M17S" table:style-name="ce3">
            <text:p>05:17</text:p>
          </table:table-cell>
          <table:table-cell office:value-type="string" table:style-name="ce1">
            <text:p>In blue</text:p>
          </table:table-cell>
          <table:table-cell office:value-type="string" table:style-name="ce1">
            <text:p>Ballad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36" table:formula="of:=[.A29]+1" table:style-name="ce5">
            <text:p>536</text:p>
          </table:table-cell>
          <table:table-cell office:value-type="string" table:style-name="ce1">
            <text:p>Alex Syntek</text:p>
          </table:table-cell>
          <table:table-cell office:value-type="string" table:style-name="ce1">
            <text:p>Sexo, pudor y lagrimas</text:p>
          </table:table-cell>
          <table:table-cell office:value-type="time" office:time-value="PT0H3M59S" table:style-name="ce3">
            <text:p>03:5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37" table:formula="of:=[.A30]+1" table:style-name="ce5">
            <text:p>537</text:p>
          </table:table-cell>
          <table:table-cell office:value-type="string" table:style-name="ce1">
            <text:p>Alex Syntek</text:p>
          </table:table-cell>
          <table:table-cell office:value-type="string" table:style-name="ce1">
            <text:p>Volverte a ver</text:p>
          </table:table-cell>
          <table:table-cell office:value-type="time" office:time-value="PT0H3M3S" table:style-name="ce3">
            <text:p>03:03</text:p>
          </table:table-cell>
          <table:table-cell office:value-type="string" table:style-name="ce1">
            <text:p>Exitos de Aleks Syntek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38" table:formula="of:=[.A31]+1" table:style-name="ce5">
            <text:p>538</text:p>
          </table:table-cell>
          <table:table-cell office:value-type="string" table:style-name="ce1">
            <text:p>Alex Ubago</text:p>
          </table:table-cell>
          <table:table-cell office:value-type="string" table:style-name="ce1">
            <text:p>Aunque <text:s/>note pueda ver</text:p>
          </table:table-cell>
          <table:table-cell office:value-type="time" office:time-value="PT0H4M24S" table:style-name="ce3">
            <text:p>04:24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539" table:formula="of:=[.A32]+1" table:style-name="ce5">
            <text:p>539</text:p>
          </table:table-cell>
          <table:table-cell office:value-type="string" table:style-name="ce1">
            <text:p>Alex Ubago</text:p>
          </table:table-cell>
          <table:table-cell office:value-type="string" table:style-name="ce1">
            <text:p>Si preguntan por mi</text:p>
          </table:table-cell>
          <table:table-cell office:value-type="time" office:time-value="PT0H4M32S" table:style-name="ce3">
            <text:p>04:32</text:p>
          </table:table-cell>
          <table:table-cell office:value-type="string" table:style-name="ce1">
            <text:p>ALEX HUBAGO</text:p>
          </table:table-cell>
          <table:table-cell office:value-type="string" table:style-name="ce1">
            <text:p>Classical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40" table:formula="of:=[.A33]+1" table:style-name="ce5">
            <text:p>540</text:p>
          </table:table-cell>
          <table:table-cell office:value-type="string" table:style-name="ce1">
            <text:p>Alex Ubago</text:p>
          </table:table-cell>
          <table:table-cell office:value-type="string" table:style-name="ce1">
            <text:p>Viajar contigo</text:p>
          </table:table-cell>
          <table:table-cell office:value-type="time" office:time-value="PT0H3M21S" table:style-name="ce3">
            <text:p>03:21</text:p>
          </table:table-cell>
          <table:table-cell office:value-type="string" table:style-name="ce1">
            <text:p>Aviones de cristal</text:p>
          </table:table-cell>
          <table:table-cell office:value-type="string" table:style-name="ce1">
            <text:p>Blues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541" table:formula="of:=[.A34]+1" table:style-name="ce5">
            <text:p>541</text:p>
          </table:table-cell>
          <table:table-cell office:value-type="string" table:style-name="ce1">
            <text:p>Alex Ubago ft. La Oreja de Van Gogh</text:p>
          </table:table-cell>
          <table:table-cell office:value-type="string" table:style-name="ce1">
            <text:p>Me muero por conocerte</text:p>
          </table:table-cell>
          <table:table-cell office:value-type="time" office:time-value="PT0H5M11S" table:style-name="ce3">
            <text:p>05:11</text:p>
          </table:table-cell>
          <table:table-cell office:value-type="string" table:style-name="ce1">
            <text:p>¿Que pides tu?</text:p>
          </table:table-cell>
          <table:table-cell office:value-type="string" table:style-name="ce1">
            <text:p>Rock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542" table:formula="of:=[.A35]+1" table:style-name="ce5">
            <text:p>542</text:p>
          </table:table-cell>
          <table:table-cell office:value-type="string" table:style-name="ce1">
            <text:p>Alex Ubago, Jorge Y Lena</text:p>
          </table:table-cell>
          <table:table-cell office:value-type="string" table:style-name="ce1">
            <text:p>Estar Contigo</text:p>
          </table:table-cell>
          <table:table-cell office:value-type="time" office:time-value="PT0H4M23S" table:style-name="ce3">
            <text:p>04:23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43" table:formula="of:=[.A36]+1" table:style-name="ce5">
            <text:p>543</text:p>
          </table:table-cell>
          <table:table-cell office:value-type="string" table:style-name="ce1">
            <text:p>Alexander Acha</text:p>
          </table:table-cell>
          <table:table-cell office:value-type="string" table:style-name="ce1">
            <text:p>Te Amo</text:p>
          </table:table-cell>
          <table:table-cell office:value-type="time" office:time-value="PT0H3M50S" table:style-name="ce3">
            <text:p>03:50</text:p>
          </table:table-cell>
          <table:table-cell office:value-type="string" table:style-name="ce1">
            <text:p>Voy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44" table:formula="of:=[.A37]+1" table:style-name="ce5">
            <text:p>544</text:p>
          </table:table-cell>
          <table:table-cell office:value-type="string" table:style-name="ce1">
            <text:p>Alexander Pires</text:p>
          </table:table-cell>
          <table:table-cell office:value-type="string" table:style-name="ce1">
            <text:p>Maldito el tiempo</text:p>
          </table:table-cell>
          <table:table-cell office:value-type="time" office:time-value="PT0H5M35S" table:style-name="ce3">
            <text:p>05:3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45" table:formula="of:=[.A38]+1" table:style-name="ce5">
            <text:p>545</text:p>
          </table:table-cell>
          <table:table-cell office:value-type="string" table:style-name="ce1">
            <text:p>Alexander Pires</text:p>
          </table:table-cell>
          <table:table-cell office:value-type="string" table:style-name="ce1">
            <text:p>Necesidad</text:p>
          </table:table-cell>
          <table:table-cell office:value-type="time" office:time-value="PT0H5M42S" table:style-name="ce3">
            <text:p>05:42</text:p>
          </table:table-cell>
          <table:table-cell office:value-type="string" table:style-name="ce1">
            <text:p>Alexandre Pires</text:p>
          </table:table-cell>
          <table:table-cell office:value-type="string" table:style-name="ce1">
            <text:p>General Unclassifiabl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46" table:formula="of:=[.A39]+1" table:style-name="ce5">
            <text:p>546</text:p>
          </table:table-cell>
          <table:table-cell office:value-type="string" table:style-name="ce1">
            <text:p>Alexander Pires</text:p>
          </table:table-cell>
          <table:table-cell office:value-type="string" table:style-name="ce1">
            <text:p>Usted no sabe</text:p>
          </table:table-cell>
          <table:table-cell office:value-type="time" office:time-value="PT0H4M20S" table:style-name="ce3">
            <text:p>04:2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47" table:formula="of:=[.A40]+1" table:style-name="ce5">
            <text:p>547</text:p>
          </table:table-cell>
          <table:table-cell office:value-type="string" table:style-name="ce1">
            <text:p>Amanda Miguel</text:p>
          </table:table-cell>
          <table:table-cell office:value-type="string" table:style-name="ce1">
            <text:p>Así no te amará jamás</text:p>
          </table:table-cell>
          <table:table-cell office:value-type="time" office:time-value="PT0H2M47S" table:style-name="ce3">
            <text:p>02:47</text:p>
          </table:table-cell>
          <table:table-cell office:value-type="string" table:style-name="ce1">
            <text:p>Amanda Miguel Exitos</text:p>
          </table:table-cell>
          <table:table-cell office:value-type="string" table:style-name="ce1">
            <text:p>Latin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548" table:formula="of:=[.A41]+1" table:style-name="ce5">
            <text:p>548</text:p>
          </table:table-cell>
          <table:table-cell office:value-type="string" table:style-name="ce1">
            <text:p>Amanda Miguel</text:p>
          </table:table-cell>
          <table:table-cell office:value-type="string" table:style-name="ce1">
            <text:p>el me mintio</text:p>
          </table:table-cell>
          <table:table-cell office:value-type="time" office:time-value="PT0H3M29S" table:style-name="ce3">
            <text:p>03:2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49" table:formula="of:=[.A42]+1" table:style-name="ce5">
            <text:p>549</text:p>
          </table:table-cell>
          <table:table-cell office:value-type="string" table:style-name="ce1">
            <text:p>Amanda Miguel, Ana Gabriel y Rafaela Carra</text:p>
          </table:table-cell>
          <table:table-cell office:value-type="string" table:style-name="ce1">
            <text:p>Amiga mia</text:p>
          </table:table-cell>
          <table:table-cell office:value-type="time" office:time-value="PT0H4M18S" table:style-name="ce3">
            <text:p>04:18</text:p>
          </table:table-cell>
          <table:table-cell office:value-type="string" table:style-name="ce1">
            <text:p>Amanda Miguel</text:p>
          </table:table-cell>
          <table:table-cell office:value-type="string" table:style-name="ce1">
            <text:p>Romantic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50" table:formula="of:=[.A43]+1" table:style-name="ce5">
            <text:p>550</text:p>
          </table:table-cell>
          <table:table-cell office:value-type="string" table:style-name="ce1">
            <text:p>Amistades Peligrosas</text:p>
          </table:table-cell>
          <table:table-cell office:value-type="string" table:style-name="ce1">
            <text:p>Formas de amor</text:p>
          </table:table-cell>
          <table:table-cell office:value-type="time" office:time-value="PT0H4M0S" table:style-name="ce3">
            <text:p>04:0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51" table:formula="of:=[.A44]+1" table:style-name="ce5">
            <text:p>551</text:p>
          </table:table-cell>
          <table:table-cell office:value-type="string" table:style-name="ce1">
            <text:p>Amistades Peligrosas</text:p>
          </table:table-cell>
          <table:table-cell office:value-type="string" table:style-name="ce1">
            <text:p>Sere un pringao</text:p>
          </table:table-cell>
          <table:table-cell office:value-type="time" office:time-value="PT0H4M15S" table:style-name="ce3">
            <text:p>04:1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52" table:formula="of:=[.A45]+1" table:style-name="ce5">
            <text:p>552</text:p>
          </table:table-cell>
          <table:table-cell office:value-type="string" table:style-name="ce1">
            <text:p>Ana Bárbara</text:p>
          </table:table-cell>
          <table:table-cell office:value-type="string" table:style-name="ce1">
            <text:p>Lo Busque</text:p>
          </table:table-cell>
          <table:table-cell office:value-type="time" office:time-value="PT0H4M33S" table:style-name="ce3">
            <text:p>04:3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53" table:formula="of:=[.A46]+1" table:style-name="ce5">
            <text:p>553</text:p>
          </table:table-cell>
          <table:table-cell office:value-type="string" table:style-name="ce1">
            <text:p>Anahi y Dulce Maria ft. Tiziano Ferro</text:p>
          </table:table-cell>
          <table:table-cell office:value-type="string" table:style-name="ce1">
            <text:p>El Regalo mas Grande</text:p>
          </table:table-cell>
          <table:table-cell office:value-type="time" office:time-value="PT0H3M48S" table:style-name="ce3">
            <text:p>03:48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54" table:formula="of:=[.A47]+1" table:style-name="ce5">
            <text:p>554</text:p>
          </table:table-cell>
          <table:table-cell office:value-type="string" table:style-name="ce1">
            <text:p>Andres Calamaro</text:p>
          </table:table-cell>
          <table:table-cell office:value-type="string" table:style-name="ce1">
            <text:p>Flaca</text:p>
          </table:table-cell>
          <table:table-cell office:value-type="time" office:time-value="PT0H4M22S" table:style-name="ce3">
            <text:p>04:2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55" table:formula="of:=[.A48]+1" table:style-name="ce5">
            <text:p>555</text:p>
          </table:table-cell>
          <table:table-cell office:value-type="string" table:style-name="ce1">
            <text:p>Andres Calamaro</text:p>
          </table:table-cell>
          <table:table-cell office:value-type="string" table:style-name="ce1">
            <text:p>Mi enfermedad</text:p>
          </table:table-cell>
          <table:table-cell office:value-type="time" office:time-value="PT0H3M35S" table:style-name="ce3">
            <text:p>03:35</text:p>
          </table:table-cell>
          <table:table-cell office:value-type="string" table:style-name="ce1">
            <text:p>Sin Documentos Y Otros Éxitos</text:p>
          </table:table-cell>
          <table:table-cell office:value-type="string" table:style-name="ce1">
            <text:p>Latin Po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556" table:formula="of:=[.A49]+1" table:style-name="ce5">
            <text:p>556</text:p>
          </table:table-cell>
          <table:table-cell office:value-type="string" table:style-name="ce1">
            <text:p>Angel y Khriz</text:p>
          </table:table-cell>
          <table:table-cell office:value-type="string" table:style-name="ce1">
            <text:p>Como Olvidarte</text:p>
          </table:table-cell>
          <table:table-cell office:value-type="time" office:time-value="PT0H4M16S" table:style-name="ce3">
            <text:p>04:16</text:p>
          </table:table-cell>
          <table:table-cell office:value-type="string" table:style-name="ce1">
            <text:p>Da' Take Over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57" table:formula="of:=[.A50]+1" table:style-name="ce5">
            <text:p>557</text:p>
          </table:table-cell>
          <table:table-cell office:value-type="string" table:style-name="ce1">
            <text:p>Ash</text:p>
          </table:table-cell>
          <table:table-cell office:value-type="string" table:style-name="ce1">
            <text:p>Que Hago Yo</text:p>
          </table:table-cell>
          <table:table-cell office:value-type="time" office:time-value="PT0H3M26S" table:style-name="ce3">
            <text:p>03:26</text:p>
          </table:table-cell>
          <table:table-cell table:style-name="ce1"/>
          <table:table-cell office:value-type="string" table:style-name="ce1">
            <text:p>Latin 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58" table:formula="of:=[.A51]+1" table:style-name="ce5">
            <text:p>558</text:p>
          </table:table-cell>
          <table:table-cell office:value-type="string" table:style-name="ce1">
            <text:p>Aventura ft.Don Omar</text:p>
          </table:table-cell>
          <table:table-cell office:value-type="string" table:style-name="ce1">
            <text:p>Ella y Yo</text:p>
          </table:table-cell>
          <table:table-cell office:value-type="time" office:time-value="PT0H4M29S" table:style-name="ce3">
            <text:p>04:29</text:p>
          </table:table-cell>
          <table:table-cell office:value-type="string" table:style-name="ce1">
            <text:p>Favorites</text:p>
          </table:table-cell>
          <table:table-cell office:value-type="string" table:style-name="ce1">
            <text:p>Reggaeton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59" table:formula="of:=[.A52]+1" table:style-name="ce5">
            <text:p>559</text:p>
          </table:table-cell>
          <table:table-cell office:value-type="string" table:style-name="ce1">
            <text:p>Aventura ft.Don Omar</text:p>
          </table:table-cell>
          <table:table-cell office:value-type="string" table:style-name="ce1">
            <text:p>Pobre Diabla</text:p>
          </table:table-cell>
          <table:table-cell office:value-type="time" office:time-value="PT0H4M14S" table:style-name="ce3">
            <text:p>04:14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229" table:style-name="ce1">
            <text:p>229</text:p>
          </table:table-cell>
          <table:table-cell table:number-columns-repeated="16377"/>
        </table:table-row>
        <table:table-row table:style-name="ro1">
          <table:table-cell office:value-type="float" office:value="560" table:formula="of:=[.A53]+1" table:style-name="ce5">
            <text:p>560</text:p>
          </table:table-cell>
          <table:table-cell office:value-type="string" table:style-name="ce1">
            <text:p>Baleron</text:p>
          </table:table-cell>
          <table:table-cell office:value-type="string" table:style-name="ce1">
            <text:p>Esto es para usted</text:p>
          </table:table-cell>
          <table:table-cell office:value-type="time" office:time-value="PT0H3M33S" table:style-name="ce3">
            <text:p>03:3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561" table:formula="of:=[.A54]+1" table:style-name="ce5">
            <text:p>561</text:p>
          </table:table-cell>
          <table:table-cell office:value-type="string" table:style-name="ce1">
            <text:p>Baleron</text:p>
          </table:table-cell>
          <table:table-cell office:value-type="string" table:style-name="ce1">
            <text:p>San valentontin</text:p>
          </table:table-cell>
          <table:table-cell office:value-type="time" office:time-value="PT0H3M50S" table:style-name="ce3">
            <text:p>03:50</text:p>
          </table:table-cell>
          <table:table-cell office:value-type="string" table:style-name="ce1">
            <text:p>Baleron</text:p>
          </table:table-cell>
          <table:table-cell office:value-type="string" table:style-name="ce1">
            <text:p>genre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562" table:formula="of:=[.A55]+1" table:style-name="ce5">
            <text:p>562</text:p>
          </table:table-cell>
          <table:table-cell office:value-type="string" table:style-name="ce1">
            <text:p>Beatriz Luengo</text:p>
          </table:table-cell>
          <table:table-cell office:value-type="string" table:style-name="ce1">
            <text:p>Como tu no hay dos</text:p>
          </table:table-cell>
          <table:table-cell office:value-type="time" office:time-value="PT0H3M21S" table:style-name="ce3">
            <text:p>03:21</text:p>
          </table:table-cell>
          <table:table-cell office:value-type="string" table:style-name="ce1">
            <text:p>Como tu no hay dos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63" table:formula="of:=[.A56]+1" table:style-name="ce5">
            <text:p>563</text:p>
          </table:table-cell>
          <table:table-cell office:value-type="string" table:style-name="ce1">
            <text:p>Belanova</text:p>
          </table:table-cell>
          <table:table-cell office:value-type="string" table:style-name="ce1">
            <text:p>Rosa Pastel</text:p>
          </table:table-cell>
          <table:table-cell office:value-type="time" office:time-value="PT0H3M6S" table:style-name="ce3">
            <text:p>03:06</text:p>
          </table:table-cell>
          <table:table-cell office:value-type="string" table:style-name="ce1">
            <text:p>Dulce beat</text:p>
          </table:table-cell>
          <table:table-cell office:value-type="string" table:style-name="ce1">
            <text:p>Pop electonico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564" table:formula="of:=[.A57]+1" table:style-name="ce5">
            <text:p>564</text:p>
          </table:table-cell>
          <table:table-cell office:value-type="string" table:style-name="ce1">
            <text:p>Belinda</text:p>
          </table:table-cell>
          <table:table-cell office:value-type="string" table:style-name="ce1">
            <text:p>Lolita</text:p>
          </table:table-cell>
          <table:table-cell office:value-type="time" office:time-value="PT0H3M26S" table:style-name="ce3">
            <text:p>03:26</text:p>
          </table:table-cell>
          <table:table-cell office:value-type="string" table:style-name="ce1">
            <text:p>Lolita - Single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65" table:formula="of:=[.A58]+1" table:style-name="ce5">
            <text:p>565</text:p>
          </table:table-cell>
          <table:table-cell office:value-type="string" table:style-name="ce1">
            <text:p>Belinda</text:p>
          </table:table-cell>
          <table:table-cell office:value-type="string" table:style-name="ce1">
            <text:p>Princesa</text:p>
          </table:table-cell>
          <table:table-cell office:value-type="time" office:time-value="PT0H3M47S" table:style-name="ce3">
            <text:p>03:47</text:p>
          </table:table-cell>
          <table:table-cell office:value-type="string" table:style-name="ce1">
            <text:p>Belinda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66" table:formula="of:=[.A59]+1" table:style-name="ce5">
            <text:p>566</text:p>
          </table:table-cell>
          <table:table-cell office:value-type="string" table:style-name="ce1">
            <text:p>Bon Jovi</text:p>
          </table:table-cell>
          <table:table-cell office:value-type="string" table:style-name="ce1">
            <text:p>Como yo nadie te ha amado</text:p>
          </table:table-cell>
          <table:table-cell office:value-type="time" office:time-value="PT0H5M5S" table:style-name="ce3">
            <text:p>05:0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67" table:formula="of:=[.A60]+1" table:style-name="ce5">
            <text:p>567</text:p>
          </table:table-cell>
          <table:table-cell office:value-type="string" table:style-name="ce1">
            <text:p>Bronco</text:p>
          </table:table-cell>
          <table:table-cell office:value-type="string" table:style-name="ce1">
            <text:p>Adoro</text:p>
          </table:table-cell>
          <table:table-cell office:value-type="time" office:time-value="PT0H3M32S" table:style-name="ce3">
            <text:p>03:3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68" table:formula="of:=[.A61]+1" table:style-name="ce5">
            <text:p>568</text:p>
          </table:table-cell>
          <table:table-cell office:value-type="string" table:style-name="ce1">
            <text:p>Bronco</text:p>
          </table:table-cell>
          <table:table-cell office:value-type="string" table:style-name="ce1">
            <text:p>Dos mujeres un camino</text:p>
          </table:table-cell>
          <table:table-cell office:value-type="time" office:time-value="PT0H3M36S" table:style-name="ce3">
            <text:p>03:36</text:p>
          </table:table-cell>
          <table:table-cell table:style-name="ce1"/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69" table:formula="of:=[.A62]+1" table:style-name="ce5">
            <text:p>569</text:p>
          </table:table-cell>
          <table:table-cell office:value-type="string" table:style-name="ce1">
            <text:p>Bronco</text:p>
          </table:table-cell>
          <table:table-cell office:value-type="string" table:style-name="ce1">
            <text:p>Que no quede huella</text:p>
          </table:table-cell>
          <table:table-cell office:value-type="time" office:time-value="PT0H2M59S" table:style-name="ce3">
            <text:p>02:5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70" table:formula="of:=[.A63]+1" table:style-name="ce5">
            <text:p>570</text:p>
          </table:table-cell>
          <table:table-cell office:value-type="string" table:style-name="ce1">
            <text:p>Cafetacuva</text:p>
          </table:table-cell>
          <table:table-cell office:value-type="string" table:style-name="ce1">
            <text:p>Como te extraño mi amor</text:p>
          </table:table-cell>
          <table:table-cell office:value-type="time" office:time-value="PT0H2M24S" table:style-name="ce3">
            <text:p>02:24</text:p>
          </table:table-cell>
          <table:table-cell table:style-name="ce1"/>
          <table:table-cell office:value-type="string" table:style-name="ce1">
            <text:p>Rock en Españo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71" table:formula="of:=[.A64]+1" table:style-name="ce5">
            <text:p>571</text:p>
          </table:table-cell>
          <table:table-cell office:value-type="string" table:style-name="ce1">
            <text:p>Cafetacuva</text:p>
          </table:table-cell>
          <table:table-cell office:value-type="string" table:style-name="ce1">
            <text:p>Eres</text:p>
          </table:table-cell>
          <table:table-cell office:value-type="time" office:time-value="PT0H4M27S" table:style-name="ce3">
            <text:p>04:27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72" table:formula="of:=[.A65]+1" table:style-name="ce5">
            <text:p>572</text:p>
          </table:table-cell>
          <table:table-cell office:value-type="string" table:style-name="ce1">
            <text:p>Cafetacuva</text:p>
          </table:table-cell>
          <table:table-cell office:value-type="string" table:style-name="ce1">
            <text:p>Ingrata</text:p>
          </table:table-cell>
          <table:table-cell office:value-type="time" office:time-value="PT0H3M30S" table:style-name="ce3">
            <text:p>03:3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73" table:formula="of:=[.A66]+1" table:style-name="ce5">
            <text:p>573</text:p>
          </table:table-cell>
          <table:table-cell office:value-type="string" table:style-name="ce1">
            <text:p>Caifanes</text:p>
          </table:table-cell>
          <table:table-cell office:value-type="string" table:style-name="ce1">
            <text:p>Afuera</text:p>
          </table:table-cell>
          <table:table-cell office:value-type="time" office:time-value="PT0H4M45S" table:style-name="ce3">
            <text:p>04:45</text:p>
          </table:table-cell>
          <table:table-cell office:value-type="string" table:style-name="ce1">
            <text:p>El nervio del volcan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74" table:formula="of:=[.A67]+1" table:style-name="ce5">
            <text:p>574</text:p>
          </table:table-cell>
          <table:table-cell office:value-type="string" table:style-name="ce1">
            <text:p>Caifanes</text:p>
          </table:table-cell>
          <table:table-cell office:value-type="string" table:style-name="ce1">
            <text:p>La Negra Tomasa</text:p>
          </table:table-cell>
          <table:table-cell office:value-type="time" office:time-value="PT0H7M36S" table:style-name="ce3">
            <text:p>07:3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75" table:formula="of:=[.A68]+1" table:style-name="ce5">
            <text:p>575</text:p>
          </table:table-cell>
          <table:table-cell office:value-type="string" table:style-name="ce1">
            <text:p>Caifanes</text:p>
          </table:table-cell>
          <table:table-cell office:value-type="string" table:style-name="ce1">
            <text:p>Nubes</text:p>
          </table:table-cell>
          <table:table-cell office:value-type="time" office:time-value="PT0H4M34S" table:style-name="ce3">
            <text:p>04:3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76" table:formula="of:=[.A69]+1" table:style-name="ce5">
            <text:p>576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Besame</text:p>
          </table:table-cell>
          <table:table-cell office:value-type="time" office:time-value="PT0H4M12S" table:style-name="ce3">
            <text:p>04:1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77" table:formula="of:=[.A70]+1" table:style-name="ce5">
            <text:p>577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Coleccionista De Canciones</text:p>
          </table:table-cell>
          <table:table-cell office:value-type="time" office:time-value="PT0H5M7S" table:style-name="ce3">
            <text:p>05:07</text:p>
          </table:table-cell>
          <table:table-cell office:value-type="string" table:style-name="ce1">
            <text:p>Todo Cambio</text:p>
          </table:table-cell>
          <table:table-cell office:value-type="string" table:style-name="ce1">
            <text:p>Roc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78" table:formula="of:=[.A71]+1" table:style-name="ce5">
            <text:p>578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De Que Me Sirve La Vida</text:p>
          </table:table-cell>
          <table:table-cell office:value-type="time" office:time-value="PT0H5M50S" table:style-name="ce3">
            <text:p>05:5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79" table:formula="of:=[.A72]+1" table:style-name="ce5">
            <text:p>579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Es hora de decir adios</text:p>
          </table:table-cell>
          <table:table-cell office:value-type="time" office:time-value="PT0H5M20S" table:style-name="ce3">
            <text:p>05:20</text:p>
          </table:table-cell>
          <table:table-cell office:value-type="string" table:style-name="ce1">
            <text:p>Kenny G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80" table:formula="of:=[.A73]+1" table:style-name="ce5">
            <text:p>580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Mientes</text:p>
          </table:table-cell>
          <table:table-cell office:value-type="time" office:time-value="PT0H3M25S" table:style-name="ce3">
            <text:p>03:2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81" table:formula="of:=[.A74]+1" table:style-name="ce5">
            <text:p>581</text:p>
          </table:table-cell>
          <table:table-cell office:value-type="string" table:style-name="ce1">
            <text:p>Camila</text:p>
          </table:table-cell>
          <table:table-cell office:value-type="string" table:style-name="ce1">
            <text:p>Solo para ti</text:p>
          </table:table-cell>
          <table:table-cell office:value-type="time" office:time-value="PT0H3M7S" table:style-name="ce3">
            <text:p>03:0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82" table:formula="of:=[.A75]+1" table:style-name="ce5">
            <text:p>582</text:p>
          </table:table-cell>
          <table:table-cell office:value-type="string" table:style-name="ce1">
            <text:p>Camila &amp; Sin bandera</text:p>
          </table:table-cell>
          <table:table-cell office:value-type="string" table:style-name="ce1">
            <text:p>Suelta mi mano</text:p>
          </table:table-cell>
          <table:table-cell office:value-type="time" office:time-value="PT0H4M0S" table:style-name="ce3">
            <text:p>04:0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583" table:formula="of:=[.A76]+1" table:style-name="ce5">
            <text:p>583</text:p>
          </table:table-cell>
          <table:table-cell office:value-type="string" table:style-name="ce1">
            <text:p>Camilo Sesto</text:p>
          </table:table-cell>
          <table:table-cell office:value-type="string" table:style-name="ce1">
            <text:p>Algo de mi</text:p>
          </table:table-cell>
          <table:table-cell office:value-type="time" office:time-value="PT0H4M7S" table:style-name="ce3">
            <text:p>04:0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84" table:formula="of:=[.A77]+1" table:style-name="ce5">
            <text:p>584</text:p>
          </table:table-cell>
          <table:table-cell office:value-type="string" table:style-name="ce1">
            <text:p>Camilo Sesto</text:p>
          </table:table-cell>
          <table:table-cell office:value-type="string" table:style-name="ce1">
            <text:p>Amor mio que me has hecho</text:p>
          </table:table-cell>
          <table:table-cell office:value-type="time" office:time-value="PT0H5M53S" table:style-name="ce3">
            <text:p>05:5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85" table:formula="of:=[.A78]+1" table:style-name="ce5">
            <text:p>585</text:p>
          </table:table-cell>
          <table:table-cell office:value-type="string" table:style-name="ce1">
            <text:p>Camilo Sesto</text:p>
          </table:table-cell>
          <table:table-cell office:value-type="string" table:style-name="ce1">
            <text:p>Con el viento a tu favor</text:p>
          </table:table-cell>
          <table:table-cell office:value-type="time" office:time-value="PT0H3M3S" table:style-name="ce3">
            <text:p>03:03</text:p>
          </table:table-cell>
          <table:table-cell office:value-type="string" table:style-name="ce1">
            <text:p>CAMILO SEXTO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586" table:formula="of:=[.A79]+1" table:style-name="ce5">
            <text:p>586</text:p>
          </table:table-cell>
          <table:table-cell office:value-type="string" table:style-name="ce1">
            <text:p>Camilo Sesto</text:p>
          </table:table-cell>
          <table:table-cell office:value-type="string" table:style-name="ce1">
            <text:p>Hoy tengo ganas de tí</text:p>
          </table:table-cell>
          <table:table-cell office:value-type="time" office:time-value="PT0H4M6S" table:style-name="ce3">
            <text:p>04:0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87" table:formula="of:=[.A80]+1" table:style-name="ce5">
            <text:p>587</text:p>
          </table:table-cell>
          <table:table-cell office:value-type="string" table:style-name="ce1">
            <text:p>Camilo Sesto</text:p>
          </table:table-cell>
          <table:table-cell office:value-type="string" table:style-name="ce1">
            <text:p>Jamas</text:p>
          </table:table-cell>
          <table:table-cell office:value-type="time" office:time-value="PT0H3M16S" table:style-name="ce3">
            <text:p>03:1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88" table:formula="of:=[.A81]+1" table:style-name="ce5">
            <text:p>588</text:p>
          </table:table-cell>
          <table:table-cell office:value-type="string" table:style-name="ce1">
            <text:p>Camilo Sesto</text:p>
          </table:table-cell>
          <table:table-cell office:value-type="string" table:style-name="ce1">
            <text:p>Mi mundo tu</text:p>
          </table:table-cell>
          <table:table-cell office:value-type="time" office:time-value="PT0H3M25S" table:style-name="ce3">
            <text:p>03:2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89" table:formula="of:=[.A82]+1" table:style-name="ce5">
            <text:p>589</text:p>
          </table:table-cell>
          <table:table-cell office:value-type="string" table:style-name="ce1">
            <text:p>Camilo Sesto</text:p>
          </table:table-cell>
          <table:table-cell office:value-type="string" table:style-name="ce1">
            <text:p>Perdoname</text:p>
          </table:table-cell>
          <table:table-cell office:value-type="time" office:time-value="PT0H3M55S" table:style-name="ce3">
            <text:p>03:5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90" table:formula="of:=[.A83]+1" table:style-name="ce5">
            <text:p>590</text:p>
          </table:table-cell>
          <table:table-cell office:value-type="string" table:style-name="ce1">
            <text:p>Carlos Baute</text:p>
          </table:table-cell>
          <table:table-cell office:value-type="string" table:style-name="ce1">
            <text:p>Quien te quiere como yo</text:p>
          </table:table-cell>
          <table:table-cell office:value-type="time" office:time-value="PT0H3M41S" table:style-name="ce3">
            <text:p>03:41</text:p>
          </table:table-cell>
          <table:table-cell office:value-type="string" table:style-name="ce1">
            <text:p>Amarte bien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91" table:formula="of:=[.A84]+1" table:style-name="ce5">
            <text:p>591</text:p>
          </table:table-cell>
          <table:table-cell office:value-type="string" table:style-name="ce1">
            <text:p>Carlos Baute &amp; Franco de Vita</text:p>
          </table:table-cell>
          <table:table-cell office:value-type="string" table:style-name="ce1">
            <text:p>Nada se compara a ti</text:p>
          </table:table-cell>
          <table:table-cell office:value-type="time" office:time-value="PT0H3M47S" table:style-name="ce3">
            <text:p>03:47</text:p>
          </table:table-cell>
          <table:table-cell office:value-type="string" table:style-name="ce1">
            <text:p>de mi puño y letra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592" table:formula="of:=[.A85]+1" table:style-name="ce5">
            <text:p>592</text:p>
          </table:table-cell>
          <table:table-cell office:value-type="string" table:style-name="ce1">
            <text:p>Carlos Baute &amp; Marta Sanchez</text:p>
          </table:table-cell>
          <table:table-cell office:value-type="string" table:style-name="ce1">
            <text:p>colgando en tus manos</text:p>
          </table:table-cell>
          <table:table-cell office:value-type="time" office:time-value="PT0H3M54S" table:style-name="ce3">
            <text:p>03:5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93" table:formula="of:=[.A86]+1" table:style-name="ce5">
            <text:p>593</text:p>
          </table:table-cell>
          <table:table-cell office:value-type="string" table:style-name="ce1">
            <text:p>Carlos Vives</text:p>
          </table:table-cell>
          <table:table-cell office:value-type="string" table:style-name="ce1">
            <text:p>Fruta fresca</text:p>
          </table:table-cell>
          <table:table-cell office:value-type="time" office:time-value="PT0H3M53S" table:style-name="ce3">
            <text:p>03:53</text:p>
          </table:table-cell>
          <table:table-cell office:value-type="string" table:style-name="ce1">
            <text:p>El Amor De Mi Tierra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94" table:formula="of:=[.A87]+1" table:style-name="ce5">
            <text:p>594</text:p>
          </table:table-cell>
          <table:table-cell office:value-type="string" table:style-name="ce1">
            <text:p>Carlos Vives</text:p>
          </table:table-cell>
          <table:table-cell office:value-type="string" table:style-name="ce1">
            <text:p>La tierra del olvido</text:p>
          </table:table-cell>
          <table:table-cell office:value-type="time" office:time-value="PT0H4M21S" table:style-name="ce3">
            <text:p>04:2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95" table:formula="of:=[.A88]+1" table:style-name="ce5">
            <text:p>595</text:p>
          </table:table-cell>
          <table:table-cell office:value-type="string" table:style-name="ce1">
            <text:p>Chayanne</text:p>
          </table:table-cell>
          <table:table-cell office:value-type="string" table:style-name="ce1">
            <text:p>Cuidarte el alma</text:p>
          </table:table-cell>
          <table:table-cell office:value-type="time" office:time-value="PT0H4M12S" table:style-name="ce3">
            <text:p>04:12</text:p>
          </table:table-cell>
          <table:table-cell office:value-type="string" table:style-name="ce1">
            <text:p>Chayanne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96" table:formula="of:=[.A89]+1" table:style-name="ce5">
            <text:p>596</text:p>
          </table:table-cell>
          <table:table-cell office:value-type="string" table:style-name="ce1">
            <text:p>Chayanne</text:p>
          </table:table-cell>
          <table:table-cell office:value-type="string" table:style-name="ce1">
            <text:p>Pienso en ti</text:p>
          </table:table-cell>
          <table:table-cell office:value-type="time" office:time-value="PT0H4M17S" table:style-name="ce3">
            <text:p>04:17</text:p>
          </table:table-cell>
          <table:table-cell office:value-type="string" table:style-name="ce1">
            <text:p>Chayanne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97" table:formula="of:=[.A90]+1" table:style-name="ce5">
            <text:p>597</text:p>
          </table:table-cell>
          <table:table-cell office:value-type="string" table:style-name="ce1">
            <text:p>Chayanne</text:p>
          </table:table-cell>
          <table:table-cell office:value-type="string" table:style-name="ce1">
            <text:p>Un siglo sin ti</text:p>
          </table:table-cell>
          <table:table-cell office:value-type="time" office:time-value="PT0H4M38S" table:style-name="ce3">
            <text:p>04:38</text:p>
          </table:table-cell>
          <table:table-cell office:value-type="string" table:style-name="ce1">
            <text:p>NUEVO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98" table:formula="of:=[.A91]+1" table:style-name="ce5">
            <text:p>598</text:p>
          </table:table-cell>
          <table:table-cell office:value-type="string" table:style-name="ce1">
            <text:p>Chayanne</text:p>
          </table:table-cell>
          <table:table-cell office:value-type="string" table:style-name="ce1">
            <text:p>Y que culpa tengo yo</text:p>
          </table:table-cell>
          <table:table-cell office:value-type="time" office:time-value="PT0H3M17S" table:style-name="ce3">
            <text:p>03:1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599" table:formula="of:=[.A92]+1" table:style-name="ce5">
            <text:p>599</text:p>
          </table:table-cell>
          <table:table-cell office:value-type="string" table:style-name="ce1">
            <text:p>Chino Y Nacho</text:p>
          </table:table-cell>
          <table:table-cell office:value-type="string" table:style-name="ce1">
            <text:p>El Poeta</text:p>
          </table:table-cell>
          <table:table-cell office:value-type="time" office:time-value="PT0H3M41S" table:style-name="ce3">
            <text:p>03:41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00" table:formula="of:=[.A93]+1" table:style-name="ce5">
            <text:p>600</text:p>
          </table:table-cell>
          <table:table-cell office:value-type="string" table:style-name="ce1">
            <text:p>Chino Y Nacho</text:p>
          </table:table-cell>
          <table:table-cell office:value-type="string" table:style-name="ce1">
            <text:p>Mi Niña Bonita</text:p>
          </table:table-cell>
          <table:table-cell office:value-type="time" office:time-value="PT0H3M38S" table:style-name="ce3">
            <text:p>03:38</text:p>
          </table:table-cell>
          <table:table-cell office:value-type="string" table:style-name="ce1">
            <text:p>real compañia</text:p>
          </table:table-cell>
          <table:table-cell office:value-type="string" table:style-name="ce1">
            <text:p>Other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601" table:formula="of:=[.A94]+1" table:style-name="ce5">
            <text:p>601</text:p>
          </table:table-cell>
          <table:table-cell office:value-type="string" table:style-name="ce1">
            <text:p>Chino Y Nacho</text:p>
          </table:table-cell>
          <table:table-cell office:value-type="string" table:style-name="ce1">
            <text:p>Regalame un Muack</text:p>
          </table:table-cell>
          <table:table-cell office:value-type="time" office:time-value="PT0H4M25S" table:style-name="ce3">
            <text:p>04:2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02" table:formula="of:=[.A95]+1" table:style-name="ce5">
            <text:p>602</text:p>
          </table:table-cell>
          <table:table-cell office:value-type="string" table:style-name="ce1">
            <text:p>Claudio Bermudez</text:p>
          </table:table-cell>
          <table:table-cell office:value-type="string" table:style-name="ce1">
            <text:p>Ven junto a mi</text:p>
          </table:table-cell>
          <table:table-cell office:value-type="time" office:time-value="PT0H4M53S" table:style-name="ce3">
            <text:p>04:5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03" table:formula="of:=[.A96]+1" table:style-name="ce5">
            <text:p>603</text:p>
          </table:table-cell>
          <table:table-cell office:value-type="string" table:style-name="ce1">
            <text:p>Cocofunka</text:p>
          </table:table-cell>
          <table:table-cell office:value-type="string" table:style-name="ce1">
            <text:p>Siente</text:p>
          </table:table-cell>
          <table:table-cell office:value-type="time" office:time-value="PT0H2M57S" table:style-name="ce3">
            <text:p>02:57</text:p>
          </table:table-cell>
          <table:table-cell office:value-type="string" table:style-name="ce1">
            <text:p>Hacer Ecoo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604" table:formula="of:=[.A97]+1" table:style-name="ce5">
            <text:p>604</text:p>
          </table:table-cell>
          <table:table-cell office:value-type="string" table:style-name="ce1">
            <text:p>Cocofunka</text:p>
          </table:table-cell>
          <table:table-cell office:value-type="string" table:style-name="ce1">
            <text:p>Suele suceder</text:p>
          </table:table-cell>
          <table:table-cell office:value-type="time" office:time-value="PT0H4M3S" table:style-name="ce3">
            <text:p>04:03</text:p>
          </table:table-cell>
          <table:table-cell office:value-type="string" table:style-name="ce1">
            <text:p>La Banda Sonora de una pelicula que jamás vas a ver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05" table:formula="of:=[.A98]+1" table:style-name="ce5">
            <text:p>605</text:p>
          </table:table-cell>
          <table:table-cell office:value-type="string" table:style-name="ce1">
            <text:p>Cristian Castro</text:p>
          </table:table-cell>
          <table:table-cell office:value-type="string" table:style-name="ce1">
            <text:p>No podras</text:p>
          </table:table-cell>
          <table:table-cell office:value-type="time" office:time-value="PT0H4M6S" table:style-name="ce3">
            <text:p>04:0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06" table:formula="of:=[.A99]+1" table:style-name="ce5">
            <text:p>606</text:p>
          </table:table-cell>
          <table:table-cell office:value-type="string" table:style-name="ce1">
            <text:p>Cristian Castro</text:p>
          </table:table-cell>
          <table:table-cell office:value-type="string" table:style-name="ce1">
            <text:p>Nunca voy a olvidarte</text:p>
          </table:table-cell>
          <table:table-cell office:value-type="time" office:time-value="PT0H5M2S" table:style-name="ce3">
            <text:p>05:02</text:p>
          </table:table-cell>
          <table:table-cell office:value-type="string" table:style-name="ce1">
            <text:p>Un Segundo En El Tiempo</text:p>
          </table:table-cell>
          <table:table-cell office:value-type="string" table:style-name="ce1">
            <text:p>Slow 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07" table:formula="of:=[.A100]+1" table:style-name="ce5">
            <text:p>607</text:p>
          </table:table-cell>
          <table:table-cell office:value-type="string" table:style-name="ce1">
            <text:p>Cristian Castro</text:p>
          </table:table-cell>
          <table:table-cell office:value-type="string" table:style-name="ce1">
            <text:p>Por amarte asi</text:p>
          </table:table-cell>
          <table:table-cell office:value-type="time" office:time-value="PT0H4M31S" table:style-name="ce3">
            <text:p>04:3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08" table:formula="of:=[.A101]+1" table:style-name="ce5">
            <text:p>608</text:p>
          </table:table-cell>
          <table:table-cell office:value-type="string" table:style-name="ce1">
            <text:p>Cristian Castro</text:p>
          </table:table-cell>
          <table:table-cell office:value-type="string" table:style-name="ce1">
            <text:p>Solo tu nadie mas tiene la llave de mi corazon</text:p>
          </table:table-cell>
          <table:table-cell office:value-type="time" office:time-value="PT0H3M55S" table:style-name="ce3">
            <text:p>03:55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09" table:formula="of:=[.A102]+1" table:style-name="ce5">
            <text:p>609</text:p>
          </table:table-cell>
          <table:table-cell office:value-type="string" table:style-name="ce1">
            <text:p>Cristian Castro</text:p>
          </table:table-cell>
          <table:table-cell office:value-type="string" table:style-name="ce1">
            <text:p>Volver a amar</text:p>
          </table:table-cell>
          <table:table-cell office:value-type="time" office:time-value="PT0H4M41S" table:style-name="ce3">
            <text:p>04:41</text:p>
          </table:table-cell>
          <table:table-cell office:value-type="string" table:style-name="ce1">
            <text:p>Mi vida sin tu amor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10" table:formula="of:=[.A103]+1" table:style-name="ce5">
            <text:p>610</text:p>
          </table:table-cell>
          <table:table-cell office:value-type="string" table:style-name="ce1">
            <text:p>Cristian Castro</text:p>
          </table:table-cell>
          <table:table-cell office:value-type="string" table:style-name="ce1">
            <text:p>Yo queria</text:p>
          </table:table-cell>
          <table:table-cell office:value-type="time" office:time-value="PT0H4M17S" table:style-name="ce3">
            <text:p>04:17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11" table:formula="of:=[.A104]+1" table:style-name="ce5">
            <text:p>611</text:p>
          </table:table-cell>
          <table:table-cell office:value-type="string" table:style-name="ce1">
            <text:p>Dalmata ft Enrique Iglesias</text:p>
          </table:table-cell>
          <table:table-cell office:value-type="string" table:style-name="ce1">
            <text:p>Dimelo</text:p>
          </table:table-cell>
          <table:table-cell office:value-type="time" office:time-value="PT0H3M29S" table:style-name="ce3">
            <text:p>03:2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12" table:formula="of:=[.A105]+1" table:style-name="ce5">
            <text:p>612</text:p>
          </table:table-cell>
          <table:table-cell office:value-type="string" table:style-name="ce1">
            <text:p>David Bisbal</text:p>
          </table:table-cell>
          <table:table-cell office:value-type="string" table:style-name="ce1">
            <text:p>Ave Maria</text:p>
          </table:table-cell>
          <table:table-cell office:value-type="time" office:time-value="PT0H3M30S" table:style-name="ce3">
            <text:p>03:30</text:p>
          </table:table-cell>
          <table:table-cell office:value-type="string" table:style-name="ce1">
            <text:p>Caribe 2002</text:p>
          </table:table-cell>
          <table:table-cell office:value-type="string" table:style-name="ce1">
            <text:p>Latin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613" table:formula="of:=[.A106]+1" table:style-name="ce5">
            <text:p>613</text:p>
          </table:table-cell>
          <table:table-cell office:value-type="string" table:style-name="ce1">
            <text:p>La Fábrica</text:p>
          </table:table-cell>
          <table:table-cell office:value-type="string" table:style-name="ce1">
            <text:p>Tu tomaste tus decisiones</text:p>
          </table:table-cell>
          <table:table-cell office:value-type="time" office:time-value="PT0H2M14S" table:style-name="ce3">
            <text:p>02:1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14" table:formula="of:=[.A107]+1" table:style-name="ce5">
            <text:p>614</text:p>
          </table:table-cell>
          <table:table-cell office:value-type="string" table:style-name="ce1">
            <text:p>Diego Torres</text:p>
          </table:table-cell>
          <table:table-cell office:value-type="string" table:style-name="ce1">
            <text:p>Tratar de estar mejor</text:p>
          </table:table-cell>
          <table:table-cell office:value-type="time" office:time-value="PT0H3M35S" table:style-name="ce3">
            <text:p>03:35</text:p>
          </table:table-cell>
          <table:table-cell office:value-type="string" table:style-name="ce1">
            <text:p>Tratar de Estar Mejor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15" table:formula="of:=[.A108]+1" table:style-name="ce5">
            <text:p>615</text:p>
          </table:table-cell>
          <table:table-cell office:value-type="string" table:style-name="ce1">
            <text:p>El Canto del loco</text:p>
          </table:table-cell>
          <table:table-cell office:value-type="string" table:style-name="ce1">
            <text:p>Un millon de cicatrices</text:p>
          </table:table-cell>
          <table:table-cell office:value-type="time" office:time-value="PT0H4M6S" table:style-name="ce3">
            <text:p>04:06</text:p>
          </table:table-cell>
          <table:table-cell table:style-name="ce1"/>
          <table:table-cell office:value-type="string" table:style-name="ce1">
            <text:p>Soul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616" table:formula="of:=[.A109]+1" table:style-name="ce5">
            <text:p>616</text:p>
          </table:table-cell>
          <table:table-cell office:value-type="string" table:style-name="ce1">
            <text:p>El Parque</text:p>
          </table:table-cell>
          <table:table-cell office:value-type="string" table:style-name="ce1">
            <text:p>Cuantas noches</text:p>
          </table:table-cell>
          <table:table-cell office:value-type="time" office:time-value="PT0H3M58S" table:style-name="ce3">
            <text:p>03:58</text:p>
          </table:table-cell>
          <table:table-cell office:value-type="string" table:style-name="ce1">
            <text:p>El Parque</text:p>
          </table:table-cell>
          <table:table-cell office:value-type="string" table:style-name="ce1">
            <text:p>rock naciona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17" table:formula="of:=[.A110]+1" table:style-name="ce5">
            <text:p>617</text:p>
          </table:table-cell>
          <table:table-cell office:value-type="string" table:style-name="ce1">
            <text:p>Enrique Bunbury</text:p>
          </table:table-cell>
          <table:table-cell office:value-type="string" table:style-name="ce1">
            <text:p>Frente a frente</text:p>
          </table:table-cell>
          <table:table-cell office:value-type="time" office:time-value="PT0H3M26S" table:style-name="ce3">
            <text:p>03:26</text:p>
          </table:table-cell>
          <table:table-cell office:value-type="string" table:style-name="ce1">
            <text:p>Las Consecuencias</text:p>
          </table:table-cell>
          <table:table-cell office:value-type="string" table:style-name="ce1">
            <text:p>Other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618" table:formula="of:=[.A111]+1" table:style-name="ce5">
            <text:p>618</text:p>
          </table:table-cell>
          <table:table-cell office:value-type="string" table:style-name="ce1">
            <text:p>Enrique Iglesias</text:p>
          </table:table-cell>
          <table:table-cell office:value-type="string" table:style-name="ce1">
            <text:p>Lloro por ti</text:p>
          </table:table-cell>
          <table:table-cell office:value-type="time" office:time-value="PT0H4M7S" table:style-name="ce3">
            <text:p>04:07</text:p>
          </table:table-cell>
          <table:table-cell office:value-type="string" table:style-name="ce1">
            <text:p>95 / 08 Exitos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19" table:formula="of:=[.A112]+1" table:style-name="ce5">
            <text:p>619</text:p>
          </table:table-cell>
          <table:table-cell office:value-type="string" table:style-name="ce1">
            <text:p>Enrique Iglesias Ft. Pitbull</text:p>
          </table:table-cell>
          <table:table-cell office:value-type="string" table:style-name="ce1">
            <text:p>I Like It</text:p>
          </table:table-cell>
          <table:table-cell office:value-type="time" office:time-value="PT0H3M49S" table:style-name="ce3">
            <text:p>03:49</text:p>
          </table:table-cell>
          <table:table-cell office:value-type="string" table:style-name="ce1">
            <text:p>RnbUncovered.Com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20" table:formula="of:=[.A113]+1" table:style-name="ce5">
            <text:p>620</text:p>
          </table:table-cell>
          <table:table-cell office:value-type="string" table:style-name="ce1">
            <text:p>Enrique Iglesias y Juan Luis Guerra</text:p>
          </table:table-cell>
          <table:table-cell office:value-type="string" table:style-name="ce1">
            <text:p>Cuando Me Enamoro</text:p>
          </table:table-cell>
          <table:table-cell office:value-type="time" office:time-value="PT0H3M20S" table:style-name="ce3">
            <text:p>03:2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621" table:formula="of:=[.A114]+1" table:style-name="ce5">
            <text:p>621</text:p>
          </table:table-cell>
          <table:table-cell office:value-type="string" table:style-name="ce1">
            <text:p>Eros Ramazoti</text:p>
          </table:table-cell>
          <table:table-cell office:value-type="string" table:style-name="ce1">
            <text:p>Nada sin ti</text:p>
          </table:table-cell>
          <table:table-cell office:value-type="time" office:time-value="PT0H5M4S" table:style-name="ce3">
            <text:p>05:0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22" table:formula="of:=[.A115]+1" table:style-name="ce5">
            <text:p>622</text:p>
          </table:table-cell>
          <table:table-cell office:value-type="string" table:style-name="ce1">
            <text:p>Escats</text:p>
          </table:table-cell>
          <table:table-cell office:value-type="string" table:style-name="ce1">
            <text:p>Recuerdame</text:p>
          </table:table-cell>
          <table:table-cell office:value-type="time" office:time-value="PT0H5M13S" table:style-name="ce3">
            <text:p>05:13</text:p>
          </table:table-cell>
          <table:table-cell office:value-type="string" table:style-name="ce1">
            <text:p>Desconocido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23" table:formula="of:=[.A116]+1" table:style-name="ce5">
            <text:p>623</text:p>
          </table:table-cell>
          <table:table-cell office:value-type="string" table:style-name="ce1">
            <text:p>Evolución</text:p>
          </table:table-cell>
          <table:table-cell office:value-type="string" table:style-name="ce1">
            <text:p>Voy por ella</text:p>
          </table:table-cell>
          <table:table-cell office:value-type="time" office:time-value="PT0H4M1S" table:style-name="ce3">
            <text:p>04:01</text:p>
          </table:table-cell>
          <table:table-cell office:value-type="string" table:style-name="ce1">
            <text:p>Misterios y Pasiones</text:p>
          </table:table-cell>
          <table:table-cell office:value-type="string" table:style-name="ce1">
            <text:p>Desconocido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624" table:formula="of:=[.A117]+1" table:style-name="ce5">
            <text:p>624</text:p>
          </table:table-cell>
          <table:table-cell office:value-type="string" table:style-name="ce1">
            <text:p>Fanny Lu</text:p>
          </table:table-cell>
          <table:table-cell office:value-type="string" table:style-name="ce1">
            <text:p>celos</text:p>
          </table:table-cell>
          <table:table-cell office:value-type="time" office:time-value="PT0H2M56S" table:style-name="ce3">
            <text:p>02:56</text:p>
          </table:table-cell>
          <table:table-cell office:value-type="string" table:style-name="ce1">
            <text:p>Dos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25" table:formula="of:=[.A118]+1" table:style-name="ce5">
            <text:p>625</text:p>
          </table:table-cell>
          <table:table-cell office:value-type="string" table:style-name="ce1">
            <text:p>Floricienta</text:p>
          </table:table-cell>
          <table:table-cell office:value-type="string" table:style-name="ce1">
            <text:p>Flores amarillas</text:p>
          </table:table-cell>
          <table:table-cell office:value-type="time" office:time-value="PT0H3M43S" table:style-name="ce3">
            <text:p>03:4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26" table:formula="of:=[.A119]+1" table:style-name="ce5">
            <text:p>626</text:p>
          </table:table-cell>
          <table:table-cell office:value-type="string" table:style-name="ce1">
            <text:p>Floricienta</text:p>
          </table:table-cell>
          <table:table-cell office:value-type="string" table:style-name="ce1">
            <text:p>Hay un cuento</text:p>
          </table:table-cell>
          <table:table-cell office:value-type="time" office:time-value="PT0H4M12S" table:style-name="ce3">
            <text:p>04:1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27" table:formula="of:=[.A120]+1" table:style-name="ce5">
            <text:p>627</text:p>
          </table:table-cell>
          <table:table-cell office:value-type="string" table:style-name="ce1">
            <text:p>Floricienta</text:p>
          </table:table-cell>
          <table:table-cell office:value-type="string" table:style-name="ce1">
            <text:p>Mi vestido azul</text:p>
          </table:table-cell>
          <table:table-cell office:value-type="time" office:time-value="PT0H3M34S" table:style-name="ce3">
            <text:p>03:3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28" table:formula="of:=[.A121]+1" table:style-name="ce5">
            <text:p>628</text:p>
          </table:table-cell>
          <table:table-cell office:value-type="string" table:style-name="ce1">
            <text:p>Floricienta</text:p>
          </table:table-cell>
          <table:table-cell office:value-type="string" table:style-name="ce1">
            <text:p>Por que</text:p>
          </table:table-cell>
          <table:table-cell office:value-type="time" office:time-value="PT0H3M54S" table:style-name="ce3">
            <text:p>03:54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29" table:formula="of:=[.A122]+1" table:style-name="ce5">
            <text:p>629</text:p>
          </table:table-cell>
          <table:table-cell office:value-type="string" table:style-name="ce1">
            <text:p>Franco de Vita</text:p>
          </table:table-cell>
          <table:table-cell office:value-type="string" table:style-name="ce1">
            <text:p>Ahora</text:p>
          </table:table-cell>
          <table:table-cell office:value-type="time" office:time-value="PT0H3M46S" table:style-name="ce3">
            <text:p>03:46</text:p>
          </table:table-cell>
          <table:table-cell office:value-type="string" table:style-name="ce1">
            <text:p>EXITOS</text:p>
          </table:table-cell>
          <table:table-cell office:value-type="string" table:style-name="ce1">
            <text:p>ROMANTICAS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30" table:formula="of:=[.A123]+1" table:style-name="ce5">
            <text:p>630</text:p>
          </table:table-cell>
          <table:table-cell office:value-type="string" table:style-name="ce1">
            <text:p>Franco De Vita</text:p>
          </table:table-cell>
          <table:table-cell office:value-type="string" table:style-name="ce1">
            <text:p>Calido y frio</text:p>
          </table:table-cell>
          <table:table-cell office:value-type="time" office:time-value="PT0H4M40S" table:style-name="ce3">
            <text:p>04:40</text:p>
          </table:table-cell>
          <table:table-cell office:value-type="string" table:style-name="ce1">
            <text:p>DeVita-Yordano</text:p>
          </table:table-cell>
          <table:table-cell office:value-type="string" table:style-name="ce1">
            <text:p>Pop Españo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31" table:formula="of:=[.A124]+1" table:style-name="ce5">
            <text:p>631</text:p>
          </table:table-cell>
          <table:table-cell office:value-type="string" table:style-name="ce1">
            <text:p>Franco de Vita</text:p>
          </table:table-cell>
          <table:table-cell office:value-type="string" table:style-name="ce1">
            <text:p>Como decirte no</text:p>
          </table:table-cell>
          <table:table-cell office:value-type="time" office:time-value="PT0H4M14S" table:style-name="ce3">
            <text:p>04:14</text:p>
          </table:table-cell>
          <table:table-cell office:value-type="string" table:style-name="ce1">
            <text:p>Segundas Partes Tambien Son Buenas</text:p>
          </table:table-cell>
          <table:table-cell office:value-type="string" table:style-name="ce1">
            <text:p>General 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32" table:formula="of:=[.A125]+1" table:style-name="ce5">
            <text:p>632</text:p>
          </table:table-cell>
          <table:table-cell office:value-type="string" table:style-name="ce1">
            <text:p>Franco de Vita</text:p>
          </table:table-cell>
          <table:table-cell office:value-type="string" table:style-name="ce1">
            <text:p>No Basta</text:p>
          </table:table-cell>
          <table:table-cell office:value-type="time" office:time-value="PT0H4M34S" table:style-name="ce3">
            <text:p>04:34</text:p>
          </table:table-cell>
          <table:table-cell office:value-type="string" table:style-name="ce1">
            <text:p>Extranjero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33" table:formula="of:=[.A126]+1" table:style-name="ce5">
            <text:p>633</text:p>
          </table:table-cell>
          <table:table-cell office:value-type="string" table:style-name="ce1">
            <text:p>Franco De Vita</text:p>
          </table:table-cell>
          <table:table-cell office:value-type="string" table:style-name="ce1">
            <text:p>Nos Quisimos</text:p>
          </table:table-cell>
          <table:table-cell office:value-type="time" office:time-value="PT0H4M58S" table:style-name="ce3">
            <text:p>04:58</text:p>
          </table:table-cell>
          <table:table-cell office:value-type="string" table:style-name="ce1">
            <text:p>Reyli en la Luna</text:p>
          </table:table-cell>
          <table:table-cell office:value-type="string" table:style-name="ce1">
            <text:p>Venezolan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34" table:formula="of:=[.A127]+1" table:style-name="ce5">
            <text:p>634</text:p>
          </table:table-cell>
          <table:table-cell office:value-type="string" table:style-name="ce1">
            <text:p>Franco de Vita &amp; Debi Nova</text:p>
          </table:table-cell>
          <table:table-cell office:value-type="string" table:style-name="ce1">
            <text:p>Si quieres decir adios</text:p>
          </table:table-cell>
          <table:table-cell office:value-type="time" office:time-value="PT0H4M35S" table:style-name="ce3">
            <text:p>04:3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35" table:formula="of:=[.A128]+1" table:style-name="ce5">
            <text:p>635</text:p>
          </table:table-cell>
          <table:table-cell office:value-type="string" table:style-name="ce1">
            <text:p>Franco De Vita Ft Alejandra Guzman</text:p>
          </table:table-cell>
          <table:table-cell office:value-type="string" table:style-name="ce1">
            <text:p>Tan Solo Tu</text:p>
          </table:table-cell>
          <table:table-cell office:value-type="time" office:time-value="PT0H4M3S" table:style-name="ce3">
            <text:p>04:0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36" table:formula="of:=[.A129]+1" table:style-name="ce5">
            <text:p>636</text:p>
          </table:table-cell>
          <table:table-cell office:value-type="string" table:style-name="ce1">
            <text:p>Garbanzos</text:p>
          </table:table-cell>
          <table:table-cell office:value-type="string" table:style-name="ce1">
            <text:p>Voy a buscarte</text:p>
          </table:table-cell>
          <table:table-cell office:value-type="time" office:time-value="PT0H4M0S" table:style-name="ce3">
            <text:p>04:00</text:p>
          </table:table-cell>
          <table:table-cell office:value-type="string" table:style-name="ce1">
            <text:p>De Vuelta</text:p>
          </table:table-cell>
          <table:table-cell office:value-type="string" table:style-name="ce1">
            <text:p>Ska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637" table:formula="of:=[.A130]+1" table:style-name="ce5">
            <text:p>637</text:p>
          </table:table-cell>
          <table:table-cell office:value-type="string" table:style-name="ce1">
            <text:p>Gaviota</text:p>
          </table:table-cell>
          <table:table-cell office:value-type="string" table:style-name="ce1">
            <text:p>Es un amor prohibido</text:p>
          </table:table-cell>
          <table:table-cell office:value-type="time" office:time-value="PT0H3M5S" table:style-name="ce3">
            <text:p>03:05</text:p>
          </table:table-cell>
          <table:table-cell table:number-columns-repeated="2" table:style-name="ce1"/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638" table:formula="of:=[.A131]+1" table:style-name="ce5">
            <text:p>638</text:p>
          </table:table-cell>
          <table:table-cell office:value-type="string" table:style-name="ce1">
            <text:p>Gaviota</text:p>
          </table:table-cell>
          <table:table-cell office:value-type="string" table:style-name="ce1">
            <text:p>Ya no sé que hacer</text:p>
          </table:table-cell>
          <table:table-cell office:value-type="time" office:time-value="PT0H2M43S" table:style-name="ce3">
            <text:p>02:43</text:p>
          </table:table-cell>
          <table:table-cell table:number-columns-repeated="2" table:style-name="ce1"/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639" table:formula="of:=[.A132]+1" table:style-name="ce5">
            <text:p>639</text:p>
          </table:table-cell>
          <table:table-cell office:value-type="string" table:style-name="ce1">
            <text:p>Gianluca Grigniani</text:p>
          </table:table-cell>
          <table:table-cell office:value-type="string" table:style-name="ce1">
            <text:p>Mi historia entre tus dedos</text:p>
          </table:table-cell>
          <table:table-cell office:value-type="time" office:time-value="PT0H5M9S" table:style-name="ce3">
            <text:p>05:0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40" table:formula="of:=[.A133]+1" table:style-name="ce5">
            <text:p>640</text:p>
          </table:table-cell>
          <table:table-cell office:value-type="string" table:style-name="ce1">
            <text:p>Gigliona cinguetti</text:p>
          </table:table-cell>
          <table:table-cell office:value-type="string" table:style-name="ce1">
            <text:p>A las puertas del cielo</text:p>
          </table:table-cell>
          <table:table-cell office:value-type="time" office:time-value="PT0H3M41S" table:style-name="ce3">
            <text:p>03:41</text:p>
          </table:table-cell>
          <table:table-cell office:value-type="string" table:style-name="ce1">
            <text:p>MUSICA ROMANTICA DEL 70' VOL.3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41" table:formula="of:=[.A134]+1" table:style-name="ce5">
            <text:p>641</text:p>
          </table:table-cell>
          <table:table-cell office:value-type="string" table:style-name="ce1">
            <text:p>Guillermo Davila</text:p>
          </table:table-cell>
          <table:table-cell office:value-type="string" table:style-name="ce1">
            <text:p>Barco a la deriva</text:p>
          </table:table-cell>
          <table:table-cell office:value-type="time" office:time-value="PT0H3M36S" table:style-name="ce3">
            <text:p>03:3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42" table:formula="of:=[.A135]+1" table:style-name="ce5">
            <text:p>642</text:p>
          </table:table-cell>
          <table:table-cell office:value-type="string" table:style-name="ce1">
            <text:p>Heroes del silencio</text:p>
          </table:table-cell>
          <table:table-cell office:value-type="string" table:style-name="ce1">
            <text:p>Entre dos tierras</text:p>
          </table:table-cell>
          <table:table-cell office:value-type="time" office:time-value="PT0H6M4S" table:style-name="ce3">
            <text:p>06:0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43" table:formula="of:=[.A136]+1" table:style-name="ce5">
            <text:p>643</text:p>
          </table:table-cell>
          <table:table-cell office:value-type="string" table:style-name="ce1">
            <text:p>Heroes del silencio</text:p>
          </table:table-cell>
          <table:table-cell office:value-type="string" table:style-name="ce1">
            <text:p>Flor de loto</text:p>
          </table:table-cell>
          <table:table-cell office:value-type="time" office:time-value="PT0H6M14S" table:style-name="ce3">
            <text:p>06:14</text:p>
          </table:table-cell>
          <table:table-cell office:value-type="string" table:style-name="ce1">
            <text:p>El espiritu del vino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44" table:formula="of:=[.A137]+1" table:style-name="ce5">
            <text:p>644</text:p>
          </table:table-cell>
          <table:table-cell office:value-type="string" table:style-name="ce1">
            <text:p>Heroes del silencio</text:p>
          </table:table-cell>
          <table:table-cell office:value-type="string" table:style-name="ce1">
            <text:p>Heroe de leyenda</text:p>
          </table:table-cell>
          <table:table-cell office:value-type="time" office:time-value="PT0H4M11S" table:style-name="ce3">
            <text:p>04:1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45" table:formula="of:=[.A138]+1" table:style-name="ce5">
            <text:p>645</text:p>
          </table:table-cell>
          <table:table-cell office:value-type="string" table:style-name="ce1">
            <text:p>Heroes del silencio</text:p>
          </table:table-cell>
          <table:table-cell office:value-type="string" table:style-name="ce1">
            <text:p>La chispa adecuada</text:p>
          </table:table-cell>
          <table:table-cell office:value-type="time" office:time-value="PT0H5M20S" table:style-name="ce3">
            <text:p>05:20</text:p>
          </table:table-cell>
          <table:table-cell office:value-type="string" table:style-name="ce1">
            <text:p>ParaSiempre en Vivo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46" table:formula="of:=[.A139]+1" table:style-name="ce5">
            <text:p>646</text:p>
          </table:table-cell>
          <table:table-cell office:value-type="string" table:style-name="ce1">
            <text:p>Heroes del silencio</text:p>
          </table:table-cell>
          <table:table-cell office:value-type="string" table:style-name="ce1">
            <text:p>Maldito Duende</text:p>
          </table:table-cell>
          <table:table-cell office:value-type="time" office:time-value="PT0H4M14S" table:style-name="ce3">
            <text:p>04:14</text:p>
          </table:table-cell>
          <table:table-cell office:value-type="string" table:style-name="ce1">
            <text:p>Antología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47" table:formula="of:=[.A140]+1" table:style-name="ce5">
            <text:p>647</text:p>
          </table:table-cell>
          <table:table-cell office:value-type="string" table:style-name="ce1">
            <text:p>Hombres G</text:p>
          </table:table-cell>
          <table:table-cell office:value-type="string" table:style-name="ce1">
            <text:p>Devuelveme a mi chica</text:p>
          </table:table-cell>
          <table:table-cell office:value-type="time" office:time-value="PT0H3M17S" table:style-name="ce3">
            <text:p>03:1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48" table:formula="of:=[.A141]+1" table:style-name="ce5">
            <text:p>648</text:p>
          </table:table-cell>
          <table:table-cell office:value-type="string" table:style-name="ce1">
            <text:p>Hombres G</text:p>
          </table:table-cell>
          <table:table-cell office:value-type="string" table:style-name="ce1">
            <text:p>El ataque de las chicas cocodrilo</text:p>
          </table:table-cell>
          <table:table-cell office:value-type="time" office:time-value="PT0H3M2S" table:style-name="ce3">
            <text:p>03:02</text:p>
          </table:table-cell>
          <table:table-cell office:value-type="string" table:style-name="ce1">
            <text:p>Rock Pop En Español de los 80 y 90s</text:p>
          </table:table-cell>
          <table:table-cell office:value-type="string" table:style-name="ce1">
            <text:p>POP ESP.80´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49" table:formula="of:=[.A142]+1" table:style-name="ce5">
            <text:p>649</text:p>
          </table:table-cell>
          <table:table-cell office:value-type="string" table:style-name="ce1">
            <text:p>Hombres G</text:p>
          </table:table-cell>
          <table:table-cell office:value-type="string" table:style-name="ce1">
            <text:p>Lo Noto</text:p>
          </table:table-cell>
          <table:table-cell office:value-type="time" office:time-value="PT0H3M49S" table:style-name="ce3">
            <text:p>03:4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50" table:formula="of:=[.A143]+1" table:style-name="ce5">
            <text:p>650</text:p>
          </table:table-cell>
          <table:table-cell office:value-type="string" table:style-name="ce1">
            <text:p>Hombres G</text:p>
          </table:table-cell>
          <table:table-cell office:value-type="string" table:style-name="ce1">
            <text:p>Martha tiene un marcapasos</text:p>
          </table:table-cell>
          <table:table-cell office:value-type="time" office:time-value="PT0H2M11S" table:style-name="ce3">
            <text:p>02:1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51" table:formula="of:=[.A144]+1" table:style-name="ce5">
            <text:p>651</text:p>
          </table:table-cell>
          <table:table-cell office:value-type="string" table:style-name="ce1">
            <text:p>Hombres G</text:p>
          </table:table-cell>
          <table:table-cell office:value-type="string" table:style-name="ce1">
            <text:p>Si no te tengo a ti</text:p>
          </table:table-cell>
          <table:table-cell office:value-type="time" office:time-value="PT0H4M46S" table:style-name="ce3">
            <text:p>04:4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52" table:formula="of:=[.A145]+1" table:style-name="ce5">
            <text:p>652</text:p>
          </table:table-cell>
          <table:table-cell office:value-type="string" table:style-name="ce1">
            <text:p>Inconsciente Colectivo</text:p>
          </table:table-cell>
          <table:table-cell office:value-type="string" table:style-name="ce1">
            <text:p>Cautiva de mar</text:p>
          </table:table-cell>
          <table:table-cell office:value-type="time" office:time-value="PT0H3M41S" table:style-name="ce3">
            <text:p>03:41</text:p>
          </table:table-cell>
          <table:table-cell office:value-type="string" table:style-name="ce1">
            <text:p>no title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53" table:formula="of:=[.A146]+1" table:style-name="ce5">
            <text:p>653</text:p>
          </table:table-cell>
          <table:table-cell office:value-type="string" table:style-name="ce1">
            <text:p>Inconsciente Colectivo</text:p>
          </table:table-cell>
          <table:table-cell office:value-type="string" table:style-name="ce1">
            <text:p>Fragil</text:p>
          </table:table-cell>
          <table:table-cell office:value-type="time" office:time-value="PT0H5M7S" table:style-name="ce3">
            <text:p>05:07</text:p>
          </table:table-cell>
          <table:table-cell table:style-name="ce1"/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54" table:formula="of:=[.A147]+1" table:style-name="ce5">
            <text:p>654</text:p>
          </table:table-cell>
          <table:table-cell office:value-type="string" table:style-name="ce1">
            <text:p>Jarabe de palo</text:p>
          </table:table-cell>
          <table:table-cell office:value-type="string" table:style-name="ce1">
            <text:p>Agua</text:p>
          </table:table-cell>
          <table:table-cell office:value-type="time" office:time-value="PT0H4M15S" table:style-name="ce3">
            <text:p>04:1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55" table:formula="of:=[.A148]+1" table:style-name="ce5">
            <text:p>655</text:p>
          </table:table-cell>
          <table:table-cell office:value-type="string" table:style-name="ce1">
            <text:p>Jarabe de Palo</text:p>
          </table:table-cell>
          <table:table-cell office:value-type="string" table:style-name="ce1">
            <text:p>Bonito</text:p>
          </table:table-cell>
          <table:table-cell office:value-type="time" office:time-value="PT0H4M13S" table:style-name="ce3">
            <text:p>04:13</text:p>
          </table:table-cell>
          <table:table-cell office:value-type="string" table:style-name="ce1">
            <text:p>Bonito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56" table:formula="of:=[.A149]+1" table:style-name="ce5">
            <text:p>656</text:p>
          </table:table-cell>
          <table:table-cell office:value-type="string" table:style-name="ce1">
            <text:p>Jarabe de Palo</text:p>
          </table:table-cell>
          <table:table-cell office:value-type="string" table:style-name="ce1">
            <text:p>Depende</text:p>
          </table:table-cell>
          <table:table-cell office:value-type="time" office:time-value="PT0H4M25S" table:style-name="ce3">
            <text:p>04:25</text:p>
          </table:table-cell>
          <table:table-cell office:value-type="string" table:style-name="ce1">
            <text:p>Depende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657" table:formula="of:=[.A150]+1" table:style-name="ce5">
            <text:p>657</text:p>
          </table:table-cell>
          <table:table-cell office:value-type="string" table:style-name="ce1">
            <text:p>Jarabe de palo</text:p>
          </table:table-cell>
          <table:table-cell office:value-type="string" table:style-name="ce1">
            <text:p>El lado oscuro</text:p>
          </table:table-cell>
          <table:table-cell office:value-type="time" office:time-value="PT0H4M47S" table:style-name="ce3">
            <text:p>04:47</text:p>
          </table:table-cell>
          <table:table-cell office:value-type="string" table:style-name="ce1">
            <text:p>La Flaca - AnTiLoPe</text:p>
          </table:table-cell>
          <table:table-cell office:value-type="string" table:style-name="ce1">
            <text:p>Slow 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58" table:formula="of:=[.A151]+1" table:style-name="ce5">
            <text:p>658</text:p>
          </table:table-cell>
          <table:table-cell office:value-type="string" table:style-name="ce1">
            <text:p>Jarabe de palo</text:p>
          </table:table-cell>
          <table:table-cell office:value-type="string" table:style-name="ce1">
            <text:p>La Flaca</text:p>
          </table:table-cell>
          <table:table-cell office:value-type="time" office:time-value="PT0H4M20S" table:style-name="ce3">
            <text:p>04:20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59" table:formula="of:=[.A152]+1" table:style-name="ce5">
            <text:p>659</text:p>
          </table:table-cell>
          <table:table-cell office:value-type="string" table:style-name="ce1">
            <text:p>Javier Solis</text:p>
          </table:table-cell>
          <table:table-cell office:value-type="string" table:style-name="ce1">
            <text:p>Esclavo y amo</text:p>
          </table:table-cell>
          <table:table-cell office:value-type="time" office:time-value="PT0H2M55S" table:style-name="ce3">
            <text:p>02:5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60" table:formula="of:=[.A153]+1" table:style-name="ce5">
            <text:p>660</text:p>
          </table:table-cell>
          <table:table-cell office:value-type="string" table:style-name="ce1">
            <text:p>Javier Solis</text:p>
          </table:table-cell>
          <table:table-cell office:value-type="string" table:style-name="ce1">
            <text:p>Sombras</text:p>
          </table:table-cell>
          <table:table-cell office:value-type="time" office:time-value="PT0H2M59S" table:style-name="ce3">
            <text:p>02:59</text:p>
          </table:table-cell>
          <table:table-cell office:value-type="string" table:style-name="ce1">
            <text:p>Jose Alfredo Jimenez &amp; Javier Solis</text:p>
          </table:table-cell>
          <table:table-cell office:value-type="string" table:style-name="ce1">
            <text:p>Latin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661" table:formula="of:=[.A154]+1" table:style-name="ce5">
            <text:p>661</text:p>
          </table:table-cell>
          <table:table-cell office:value-type="string" table:style-name="ce1">
            <text:p>Jean Carlos Canela</text:p>
          </table:table-cell>
          <table:table-cell office:value-type="string" table:style-name="ce1">
            <text:p>Mi Corazón Insiste</text:p>
          </table:table-cell>
          <table:table-cell office:value-type="time" office:time-value="PT0H3M52S" table:style-name="ce3">
            <text:p>03:5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62" table:formula="of:=[.A155]+1" table:style-name="ce5">
            <text:p>662</text:p>
          </table:table-cell>
          <table:table-cell office:value-type="string" table:style-name="ce1">
            <text:p>Jesse Y Joy</text:p>
          </table:table-cell>
          <table:table-cell office:value-type="string" table:style-name="ce1">
            <text:p>Corre</text:p>
          </table:table-cell>
          <table:table-cell office:value-type="time" office:time-value="PT0H4M47S" table:style-name="ce3">
            <text:p>04:4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63" table:formula="of:=[.A156]+1" table:style-name="ce5">
            <text:p>663</text:p>
          </table:table-cell>
          <table:table-cell office:value-type="string" table:style-name="ce1">
            <text:p>Johnny Hallyday; Laura Pausini</text:p>
          </table:table-cell>
          <table:table-cell office:value-type="string" table:style-name="ce1">
            <text:p>Come il Sole All'Improvviso</text:p>
          </table:table-cell>
          <table:table-cell office:value-type="time" office:time-value="PT0H3M19S" table:style-name="ce3">
            <text:p>03:19</text:p>
          </table:table-cell>
          <table:table-cell office:value-type="string" table:style-name="ce1">
            <text:p>Io Canto</text:p>
          </table:table-cell>
          <table:table-cell office:value-type="string" table:style-name="ce1">
            <text:p>Latin</text:p>
          </table:table-cell>
          <table:table-cell office:value-type="float" office:value="129" table:style-name="ce1">
            <text:p>129</text:p>
          </table:table-cell>
          <table:table-cell table:number-columns-repeated="16377"/>
        </table:table-row>
        <table:table-row table:style-name="ro1">
          <table:table-cell office:value-type="float" office:value="664" table:formula="of:=[.A157]+1" table:style-name="ce5">
            <text:p>664</text:p>
          </table:table-cell>
          <table:table-cell office:value-type="string" table:style-name="ce1">
            <text:p>Jordi</text:p>
          </table:table-cell>
          <table:table-cell office:value-type="string" table:style-name="ce1">
            <text:p>Desesperadamente enamorado</text:p>
          </table:table-cell>
          <table:table-cell office:value-type="time" office:time-value="PT0H4M19S" table:style-name="ce3">
            <text:p>04:1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65" table:formula="of:=[.A158]+1" table:style-name="ce5">
            <text:p>665</text:p>
          </table:table-cell>
          <table:table-cell office:value-type="string" table:style-name="ce1">
            <text:p>Jose Capmany</text:p>
          </table:table-cell>
          <table:table-cell office:value-type="string" table:style-name="ce1">
            <text:p>La modelo</text:p>
          </table:table-cell>
          <table:table-cell office:value-type="time" office:time-value="PT0H5M56S" table:style-name="ce3">
            <text:p>05:56</text:p>
          </table:table-cell>
          <table:table-cell office:value-type="string" table:style-name="ce1">
            <text:p>Rock en español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66" table:formula="of:=[.A159]+1" table:style-name="ce5">
            <text:p>666</text:p>
          </table:table-cell>
          <table:table-cell office:value-type="string" table:style-name="ce1">
            <text:p>Jose Jose</text:p>
          </table:table-cell>
          <table:table-cell office:value-type="string" table:style-name="ce1">
            <text:p>El triste</text:p>
          </table:table-cell>
          <table:table-cell office:value-type="time" office:time-value="PT0H4M13S" table:style-name="ce3">
            <text:p>04:1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67" table:formula="of:=[.A160]+1" table:style-name="ce5">
            <text:p>667</text:p>
          </table:table-cell>
          <table:table-cell office:value-type="string" table:style-name="ce1">
            <text:p>Jose Jose</text:p>
          </table:table-cell>
          <table:table-cell office:value-type="string" table:style-name="ce1">
            <text:p>La nave del olvido</text:p>
          </table:table-cell>
          <table:table-cell office:value-type="time" office:time-value="PT0H4M0S" table:style-name="ce3">
            <text:p>04:0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68" table:formula="of:=[.A161]+1" table:style-name="ce5">
            <text:p>668</text:p>
          </table:table-cell>
          <table:table-cell office:value-type="string" table:style-name="ce1">
            <text:p>Jose Jose</text:p>
          </table:table-cell>
          <table:table-cell office:value-type="string" table:style-name="ce1">
            <text:p>Lo dudo</text:p>
          </table:table-cell>
          <table:table-cell office:value-type="time" office:time-value="PT0H3M40S" table:style-name="ce3">
            <text:p>03:4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69" table:formula="of:=[.A162]+1" table:style-name="ce5">
            <text:p>669</text:p>
          </table:table-cell>
          <table:table-cell office:value-type="string" table:style-name="ce1">
            <text:p>Jose Jose</text:p>
          </table:table-cell>
          <table:table-cell office:value-type="string" table:style-name="ce1">
            <text:p>Lo que fue no sera</text:p>
          </table:table-cell>
          <table:table-cell office:value-type="time" office:time-value="PT0H2M57S" table:style-name="ce3">
            <text:p>02:5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70" table:formula="of:=[.A163]+1" table:style-name="ce5">
            <text:p>670</text:p>
          </table:table-cell>
          <table:table-cell office:value-type="string" table:style-name="ce1">
            <text:p>Jose Jose</text:p>
          </table:table-cell>
          <table:table-cell office:value-type="string" table:style-name="ce1">
            <text:p>Si me dejas ahora</text:p>
          </table:table-cell>
          <table:table-cell office:value-type="time" office:time-value="PT0H4M32S" table:style-name="ce3">
            <text:p>04:32</text:p>
          </table:table-cell>
          <table:table-cell office:value-type="string" table:style-name="ce1">
            <text:p>Jose Feliciano,Jose Jose,Julio Iglesias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671" table:formula="of:=[.A164]+1" table:style-name="ce5">
            <text:p>671</text:p>
          </table:table-cell>
          <table:table-cell office:value-type="string" table:style-name="ce1">
            <text:p>Jose Jose</text:p>
          </table:table-cell>
          <table:table-cell office:value-type="string" table:style-name="ce1">
            <text:p>Ya lo pasado pasado</text:p>
          </table:table-cell>
          <table:table-cell office:value-type="time" office:time-value="PT0H3M27S" table:style-name="ce3">
            <text:p>03:2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72" table:formula="of:=[.A165]+1" table:style-name="ce5">
            <text:p>672</text:p>
          </table:table-cell>
          <table:table-cell office:value-type="string" table:style-name="ce1">
            <text:p>Jose Luis Perales</text:p>
          </table:table-cell>
          <table:table-cell office:value-type="string" table:style-name="ce1">
            <text:p>Y Como Es El</text:p>
          </table:table-cell>
          <table:table-cell office:value-type="time" office:time-value="PT0H4M8S" table:style-name="ce3">
            <text:p>04:08</text:p>
          </table:table-cell>
          <table:table-cell office:value-type="string" table:style-name="ce1">
            <text:p>O Clone International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73" table:formula="of:=[.A166]+1" table:style-name="ce5">
            <text:p>673</text:p>
          </table:table-cell>
          <table:table-cell office:value-type="string" table:style-name="ce1">
            <text:p>Juan Gabriel</text:p>
          </table:table-cell>
          <table:table-cell office:value-type="string" table:style-name="ce1">
            <text:p>Abrazame muy fuerte</text:p>
          </table:table-cell>
          <table:table-cell office:value-type="time" office:time-value="PT0H4M3S" table:style-name="ce3">
            <text:p>04:0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74" table:formula="of:=[.A167]+1" table:style-name="ce5">
            <text:p>674</text:p>
          </table:table-cell>
          <table:table-cell office:value-type="string" table:style-name="ce1">
            <text:p>Juan Gabriel</text:p>
          </table:table-cell>
          <table:table-cell office:value-type="string" table:style-name="ce1">
            <text:p>Perdona si te hago sufrir</text:p>
          </table:table-cell>
          <table:table-cell office:value-type="time" office:time-value="PT0H5M25S" table:style-name="ce3">
            <text:p>05:2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75" table:formula="of:=[.A168]+1" table:style-name="ce5">
            <text:p>675</text:p>
          </table:table-cell>
          <table:table-cell office:value-type="string" table:style-name="ce1">
            <text:p>Juan Gabriel</text:p>
          </table:table-cell>
          <table:table-cell office:value-type="string" table:style-name="ce1">
            <text:p>Te lo pido por favor</text:p>
          </table:table-cell>
          <table:table-cell office:value-type="time" office:time-value="PT0H3M40S" table:style-name="ce3">
            <text:p>03:4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76" table:formula="of:=[.A169]+1" table:style-name="ce5">
            <text:p>676</text:p>
          </table:table-cell>
          <table:table-cell office:value-type="string" table:style-name="ce1">
            <text:p>Juan Gabriel</text:p>
          </table:table-cell>
          <table:table-cell office:value-type="string" table:style-name="ce1">
            <text:p>Te sigo amando</text:p>
          </table:table-cell>
          <table:table-cell office:value-type="time" office:time-value="PT0H4M28S" table:style-name="ce3">
            <text:p>04:2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77" table:formula="of:=[.A170]+1" table:style-name="ce5">
            <text:p>677</text:p>
          </table:table-cell>
          <table:table-cell office:value-type="string" table:style-name="ce1">
            <text:p>Juan Gabriel</text:p>
          </table:table-cell>
          <table:table-cell office:value-type="string" table:style-name="ce1">
            <text:p>Yo re recuerdo</text:p>
          </table:table-cell>
          <table:table-cell office:value-type="time" office:time-value="PT0H2M55S" table:style-name="ce3">
            <text:p>02:55</text:p>
          </table:table-cell>
          <table:table-cell office:value-type="string" table:style-name="ce1">
            <text:p>Nuevo título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78" table:formula="of:=[.A171]+1" table:style-name="ce5">
            <text:p>678</text:p>
          </table:table-cell>
          <table:table-cell office:value-type="string" table:style-name="ce1">
            <text:p>Juanes y Nelly Furtado</text:p>
          </table:table-cell>
          <table:table-cell office:value-type="string" table:style-name="ce1">
            <text:p>Fotografia</text:p>
          </table:table-cell>
          <table:table-cell office:value-type="time" office:time-value="PT0H3M58S" table:style-name="ce3">
            <text:p>03:5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79" table:formula="of:=[.A172]+1" table:style-name="ce5">
            <text:p>679</text:p>
          </table:table-cell>
          <table:table-cell office:value-type="string" table:style-name="ce1">
            <text:p>Juanes; Laura Pausini</text:p>
          </table:table-cell>
          <table:table-cell office:value-type="string" table:style-name="ce1">
            <text:p>Il Mio Canto Libero</text:p>
          </table:table-cell>
          <table:table-cell office:value-type="time" office:time-value="PT0H4M33S" table:style-name="ce3">
            <text:p>04:33</text:p>
          </table:table-cell>
          <table:table-cell office:value-type="string" table:style-name="ce1">
            <text:p>Io Canto</text:p>
          </table:table-cell>
          <table:table-cell office:value-type="string" table:style-name="ce1">
            <text:p>Latin</text:p>
          </table:table-cell>
          <table:table-cell office:value-type="float" office:value="129" table:style-name="ce1">
            <text:p>129</text:p>
          </table:table-cell>
          <table:table-cell table:number-columns-repeated="16377"/>
        </table:table-row>
        <table:table-row table:style-name="ro1">
          <table:table-cell office:value-type="float" office:value="680" table:formula="of:=[.A173]+1" table:style-name="ce5">
            <text:p>680</text:p>
          </table:table-cell>
          <table:table-cell office:value-type="string" table:style-name="ce1">
            <text:p>Julieta Venegas</text:p>
          </table:table-cell>
          <table:table-cell office:value-type="string" table:style-name="ce1">
            <text:p>limon y sal</text:p>
          </table:table-cell>
          <table:table-cell office:value-type="time" office:time-value="PT0H3M25S" table:style-name="ce3">
            <text:p>03:25</text:p>
          </table:table-cell>
          <table:table-cell office:value-type="string" table:style-name="ce1">
            <text:p>Limon y Sal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81" table:formula="of:=[.A174]+1" table:style-name="ce5">
            <text:p>681</text:p>
          </table:table-cell>
          <table:table-cell office:value-type="string" table:style-name="ce1">
            <text:p>Julieta Venegas</text:p>
          </table:table-cell>
          <table:table-cell office:value-type="string" table:style-name="ce1">
            <text:p>Me voy</text:p>
          </table:table-cell>
          <table:table-cell office:value-type="time" office:time-value="PT0H3M9S" table:style-name="ce3">
            <text:p>03:09</text:p>
          </table:table-cell>
          <table:table-cell office:value-type="string" table:style-name="ce1">
            <text:p>Limon y Sal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682" table:formula="of:=[.A175]+1" table:style-name="ce5">
            <text:p>682</text:p>
          </table:table-cell>
          <table:table-cell office:value-type="string" table:style-name="ce1">
            <text:p>Kadeho</text:p>
          </table:table-cell>
          <table:table-cell office:value-type="string" table:style-name="ce1">
            <text:p>Sola</text:p>
          </table:table-cell>
          <table:table-cell office:value-type="time" office:time-value="PT0H3M23S" table:style-name="ce3">
            <text:p>03:23</text:p>
          </table:table-cell>
          <table:table-cell office:value-type="string" table:style-name="ce1">
            <text:p>...En Tierra Sukia</text:p>
          </table:table-cell>
          <table:table-cell office:value-type="string" table:style-name="ce1">
            <text:p>Latin 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83" table:formula="of:=[.A176]+1" table:style-name="ce5">
            <text:p>683</text:p>
          </table:table-cell>
          <table:table-cell office:value-type="string" table:style-name="ce1">
            <text:p>Kadeho</text:p>
          </table:table-cell>
          <table:table-cell office:value-type="string" table:style-name="ce1">
            <text:p>Trejo</text:p>
          </table:table-cell>
          <table:table-cell office:value-type="time" office:time-value="PT0H5M54S" table:style-name="ce3">
            <text:p>05:54</text:p>
          </table:table-cell>
          <table:table-cell office:value-type="string" table:style-name="ce1">
            <text:p>...en tierra sukia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84" table:formula="of:=[.A177]+1" table:style-name="ce5">
            <text:p>684</text:p>
          </table:table-cell>
          <table:table-cell office:value-type="string" table:style-name="ce1">
            <text:p>Kumbia Kings</text:p>
          </table:table-cell>
          <table:table-cell office:value-type="string" table:style-name="ce1">
            <text:p>Na na na (dulce niña)</text:p>
          </table:table-cell>
          <table:table-cell office:value-type="time" office:time-value="PT0H3M25S" table:style-name="ce3">
            <text:p>03:25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Fol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85" table:formula="of:=[.A178]+1" table:style-name="ce5">
            <text:p>685</text:p>
          </table:table-cell>
          <table:table-cell office:value-type="string" table:style-name="ce1">
            <text:p>La Ley</text:p>
          </table:table-cell>
          <table:table-cell office:value-type="string" table:style-name="ce1">
            <text:p>Mentira</text:p>
          </table:table-cell>
          <table:table-cell office:value-type="time" office:time-value="PT0H4M48S" table:style-name="ce3">
            <text:p>04:4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86" table:formula="of:=[.A179]+1" table:style-name="ce5">
            <text:p>686</text:p>
          </table:table-cell>
          <table:table-cell office:value-type="string" table:style-name="ce1">
            <text:p>La Oreja de Van Gogh</text:p>
          </table:table-cell>
          <table:table-cell office:value-type="string" table:style-name="ce1">
            <text:p>Cuidate</text:p>
          </table:table-cell>
          <table:table-cell office:value-type="time" office:time-value="PT0H2M52S" table:style-name="ce3">
            <text:p>02:5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87" table:formula="of:=[.A180]+1" table:style-name="ce5">
            <text:p>687</text:p>
          </table:table-cell>
          <table:table-cell office:value-type="string" table:style-name="ce1">
            <text:p>La Oreja de Van Gogh</text:p>
          </table:table-cell>
          <table:table-cell office:value-type="string" table:style-name="ce1">
            <text:p>Jueves</text:p>
          </table:table-cell>
          <table:table-cell office:value-type="time" office:time-value="PT0H3M59S" table:style-name="ce3">
            <text:p>03:59</text:p>
          </table:table-cell>
          <table:table-cell office:value-type="string" table:style-name="ce1">
            <text:p>A las cinco en el Astoria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88" table:formula="of:=[.A181]+1" table:style-name="ce5">
            <text:p>688</text:p>
          </table:table-cell>
          <table:table-cell office:value-type="string" table:style-name="ce1">
            <text:p>La Oreja de Van Gogh</text:p>
          </table:table-cell>
          <table:table-cell office:value-type="string" table:style-name="ce1">
            <text:p>La cancion mas bonita del mundo</text:p>
          </table:table-cell>
          <table:table-cell office:value-type="time" office:time-value="PT0H4M8S" table:style-name="ce3">
            <text:p>04:0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89" table:formula="of:=[.A182]+1" table:style-name="ce5">
            <text:p>689</text:p>
          </table:table-cell>
          <table:table-cell office:value-type="string" table:style-name="ce1">
            <text:p>La Oreja de Van Gogh</text:p>
          </table:table-cell>
          <table:table-cell office:value-type="string" table:style-name="ce1">
            <text:p>La Playa</text:p>
          </table:table-cell>
          <table:table-cell office:value-type="time" office:time-value="PT0H4M9S" table:style-name="ce3">
            <text:p>04:0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12" table:style-name="ce1">
            <text:p>112</text:p>
          </table:table-cell>
          <table:table-cell table:number-columns-repeated="16377"/>
        </table:table-row>
        <table:table-row table:style-name="ro1">
          <table:table-cell office:value-type="float" office:value="690" table:formula="of:=[.A183]+1" table:style-name="ce5">
            <text:p>690</text:p>
          </table:table-cell>
          <table:table-cell office:value-type="string" table:style-name="ce1">
            <text:p>La Oreja de Van Gogh</text:p>
          </table:table-cell>
          <table:table-cell office:value-type="string" table:style-name="ce1">
            <text:p>Mariposas</text:p>
          </table:table-cell>
          <table:table-cell office:value-type="time" office:time-value="PT0H4M2S" table:style-name="ce3">
            <text:p>04:02</text:p>
          </table:table-cell>
          <table:table-cell office:value-type="string" table:style-name="ce1">
            <text:p>El Viaje de Copperlite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91" table:formula="of:=[.A184]+1" table:style-name="ce5">
            <text:p>691</text:p>
          </table:table-cell>
          <table:table-cell office:value-type="string" table:style-name="ce1">
            <text:p>La Oreja de Van Gogh</text:p>
          </table:table-cell>
          <table:table-cell office:value-type="string" table:style-name="ce1">
            <text:p>Paris</text:p>
          </table:table-cell>
          <table:table-cell office:value-type="time" office:time-value="PT0H3M46S" table:style-name="ce3">
            <text:p>03:4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92" table:formula="of:=[.A185]+1" table:style-name="ce5">
            <text:p>692</text:p>
          </table:table-cell>
          <table:table-cell office:value-type="string" table:style-name="ce1">
            <text:p>La Oreja de Van Gogh</text:p>
          </table:table-cell>
          <table:table-cell office:value-type="string" table:style-name="ce1">
            <text:p>Rosas</text:p>
          </table:table-cell>
          <table:table-cell office:value-type="time" office:time-value="PT0H3M56S" table:style-name="ce3">
            <text:p>03:5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693" table:formula="of:=[.A186]+1" table:style-name="ce5">
            <text:p>693</text:p>
          </table:table-cell>
          <table:table-cell office:value-type="string" table:style-name="ce1">
            <text:p>La Oreja de Van Gogh</text:p>
          </table:table-cell>
          <table:table-cell office:value-type="string" table:style-name="ce1">
            <text:p>Soledad</text:p>
          </table:table-cell>
          <table:table-cell office:value-type="time" office:time-value="PT0H3M51S" table:style-name="ce3">
            <text:p>03:5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94" table:formula="of:=[.A187]+1" table:style-name="ce5">
            <text:p>694</text:p>
          </table:table-cell>
          <table:table-cell office:value-type="string" table:style-name="ce1">
            <text:p>La Oreja de Van Gogh</text:p>
          </table:table-cell>
          <table:table-cell office:value-type="string" table:style-name="ce1">
            <text:p>Tu y Yo</text:p>
          </table:table-cell>
          <table:table-cell office:value-type="time" office:time-value="PT0H2M26S" table:style-name="ce3">
            <text:p>02:2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695" table:formula="of:=[.A188]+1" table:style-name="ce5">
            <text:p>695</text:p>
          </table:table-cell>
          <table:table-cell office:value-type="string" table:style-name="ce1">
            <text:p>La Oreja de Van Gogh &amp; Alex Ubago</text:p>
          </table:table-cell>
          <table:table-cell office:value-type="string" table:style-name="ce1">
            <text:p>Sin miedo a nada</text:p>
          </table:table-cell>
          <table:table-cell office:value-type="time" office:time-value="PT0H5M11S" table:style-name="ce3">
            <text:p>05:1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96" table:formula="of:=[.A189]+1" table:style-name="ce5">
            <text:p>696</text:p>
          </table:table-cell>
          <table:table-cell office:value-type="string" table:style-name="ce1">
            <text:p>La Quinta Estacion</text:p>
          </table:table-cell>
          <table:table-cell office:value-type="string" table:style-name="ce1">
            <text:p>Recuerdame (feat Marc Anthony)</text:p>
          </table:table-cell>
          <table:table-cell office:value-type="time" office:time-value="PT0H4M3S" table:style-name="ce3">
            <text:p>04:03</text:p>
          </table:table-cell>
          <table:table-cell office:value-type="string" table:style-name="ce1">
            <text:p>Sin frenos</text:p>
          </table:table-cell>
          <table:table-cell office:value-type="float" office:value="2009" table:style-name="ce1">
            <text:p>2009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97" table:formula="of:=[.A190]+1" table:style-name="ce5">
            <text:p>697</text:p>
          </table:table-cell>
          <table:table-cell office:value-type="string" table:style-name="ce1">
            <text:p>Laura Pausini</text:p>
          </table:table-cell>
          <table:table-cell office:value-type="string" table:style-name="ce1">
            <text:p>casi el hombre perfecto</text:p>
          </table:table-cell>
          <table:table-cell office:value-type="time" office:time-value="PT0H4M25S" table:style-name="ce3">
            <text:p>04:2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698" table:formula="of:=[.A191]+1" table:style-name="ce5">
            <text:p>698</text:p>
          </table:table-cell>
          <table:table-cell office:value-type="string" table:style-name="ce1">
            <text:p>Laura Pausini</text:p>
          </table:table-cell>
          <table:table-cell office:value-type="string" table:style-name="ce1">
            <text:p>En cambio no</text:p>
          </table:table-cell>
          <table:table-cell office:value-type="time" office:time-value="PT0H3M55S" table:style-name="ce3">
            <text:p>03:55</text:p>
          </table:table-cell>
          <table:table-cell office:value-type="string" table:style-name="ce1">
            <text:p>Primavera Anticipada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699" table:formula="of:=[.A192]+1" table:style-name="ce5">
            <text:p>699</text:p>
          </table:table-cell>
          <table:table-cell office:value-type="string" table:style-name="ce1">
            <text:p>Laura Pausini</text:p>
          </table:table-cell>
          <table:table-cell office:value-type="string" table:style-name="ce1">
            <text:p>Entre tu y mil mares</text:p>
          </table:table-cell>
          <table:table-cell office:value-type="time" office:time-value="PT0H3M43S" table:style-name="ce3">
            <text:p>03:4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00" table:formula="of:=[.A193]+1" table:style-name="ce5">
            <text:p>700</text:p>
          </table:table-cell>
          <table:table-cell office:value-type="string" table:style-name="ce1">
            <text:p>Laura Pausini</text:p>
          </table:table-cell>
          <table:table-cell office:value-type="string" table:style-name="ce1">
            <text:p>Inolvidable</text:p>
          </table:table-cell>
          <table:table-cell office:value-type="time" office:time-value="PT0H3M49S" table:style-name="ce3">
            <text:p>03:4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01" table:formula="of:=[.A194]+1" table:style-name="ce5">
            <text:p>701</text:p>
          </table:table-cell>
          <table:table-cell office:value-type="string" table:style-name="ce1">
            <text:p>Laura Pausini</text:p>
          </table:table-cell>
          <table:table-cell office:value-type="string" table:style-name="ce1">
            <text:p>se fue</text:p>
          </table:table-cell>
          <table:table-cell office:value-type="time" office:time-value="PT0H4M38S" table:style-name="ce3">
            <text:p>04:38</text:p>
          </table:table-cell>
          <table:table-cell table:number-columns-repeated="2" table:style-name="ce1"/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702" table:formula="of:=[.A195]+1" table:style-name="ce5">
            <text:p>702</text:p>
          </table:table-cell>
          <table:table-cell office:value-type="string" table:style-name="ce1">
            <text:p>Laura Pausini</text:p>
          </table:table-cell>
          <table:table-cell office:value-type="string" table:style-name="ce1">
            <text:p>Viveme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Escucha</text:p>
          </table:table-cell>
          <table:table-cell office:value-type="string" table:style-name="ce1">
            <text:p>Pop</text:p>
          </table:table-cell>
          <table:table-cell office:value-type="float" office:value="201" table:style-name="ce1">
            <text:p>201</text:p>
          </table:table-cell>
          <table:table-cell table:number-columns-repeated="16377"/>
        </table:table-row>
        <table:table-row table:style-name="ro1">
          <table:table-cell office:value-type="float" office:value="703" table:formula="of:=[.A196]+1" table:style-name="ce5">
            <text:p>703</text:p>
          </table:table-cell>
          <table:table-cell office:value-type="string" table:style-name="ce1">
            <text:p>Laura Pausini</text:p>
          </table:table-cell>
          <table:table-cell office:value-type="string" table:style-name="ce1">
            <text:p>Volveré junto a tí</text:p>
          </table:table-cell>
          <table:table-cell office:value-type="time" office:time-value="PT0H3M41S" table:style-name="ce3">
            <text:p>03:4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04" table:formula="of:=[.A197]+1" table:style-name="ce5">
            <text:p>704</text:p>
          </table:table-cell>
          <table:table-cell office:value-type="string" table:style-name="ce1">
            <text:p>Laura Paussini</text:p>
          </table:table-cell>
          <table:table-cell office:value-type="string" table:style-name="ce1">
            <text:p>Como si no nos hubieramos amado</text:p>
          </table:table-cell>
          <table:table-cell office:value-type="time" office:time-value="PT0H4M0S" table:style-name="ce3">
            <text:p>04:00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05" table:formula="of:=[.A198]+1" table:style-name="ce5">
            <text:p>705</text:p>
          </table:table-cell>
          <table:table-cell office:value-type="string" table:style-name="ce1">
            <text:p>Laura Paussini</text:p>
          </table:table-cell>
          <table:table-cell office:value-type="string" table:style-name="ce1">
            <text:p>Me faltas amor mio</text:p>
          </table:table-cell>
          <table:table-cell office:value-type="time" office:time-value="PT0H4M29S" table:style-name="ce3">
            <text:p>04:2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06" table:formula="of:=[.A199]+1" table:style-name="ce5">
            <text:p>706</text:p>
          </table:table-cell>
          <table:table-cell office:value-type="string" table:style-name="ce1">
            <text:p>Laureano Brizuela</text:p>
          </table:table-cell>
          <table:table-cell office:value-type="string" table:style-name="ce1">
            <text:p>No hay adios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18 Hits Laureano Brisuela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07" table:formula="of:=[.A200]+1" table:style-name="ce5">
            <text:p>707</text:p>
          </table:table-cell>
          <table:table-cell office:value-type="string" table:style-name="ce1">
            <text:p>Leonardo Favio</text:p>
          </table:table-cell>
          <table:table-cell office:value-type="string" table:style-name="ce1">
            <text:p>Ella Ya Me Olvido</text:p>
          </table:table-cell>
          <table:table-cell office:value-type="time" office:time-value="PT0H3M51S" table:style-name="ce3">
            <text:p>03:51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float" office:value="708" table:formula="of:=[.A201]+1" table:style-name="ce5">
            <text:p>708</text:p>
          </table:table-cell>
          <table:table-cell office:value-type="string" table:style-name="ce1">
            <text:p>Leonel Garcia</text:p>
          </table:table-cell>
          <table:table-cell office:value-type="string" table:style-name="ce1">
            <text:p>Para Empezar</text:p>
          </table:table-cell>
          <table:table-cell office:value-type="time" office:time-value="PT0H4M18S" table:style-name="ce3">
            <text:p>04:1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09" table:formula="of:=[.A202]+1" table:style-name="ce5">
            <text:p>709</text:p>
          </table:table-cell>
          <table:table-cell office:value-type="string" table:style-name="ce1">
            <text:p>Los Ajenos</text:p>
          </table:table-cell>
          <table:table-cell office:value-type="string" table:style-name="ce1">
            <text:p>Me vale un CU</text:p>
          </table:table-cell>
          <table:table-cell office:value-type="time" office:time-value="PT0H4M11S" table:style-name="ce3">
            <text:p>04:1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10" table:formula="of:=[.A203]+1" table:style-name="ce5">
            <text:p>710</text:p>
          </table:table-cell>
          <table:table-cell office:value-type="string" table:style-name="ce1">
            <text:p>Los Ajenos</text:p>
          </table:table-cell>
          <table:table-cell office:value-type="string" table:style-name="ce1">
            <text:p>Oh!</text:p>
          </table:table-cell>
          <table:table-cell office:value-type="time" office:time-value="PT0H3M51S" table:style-name="ce3">
            <text:p>03:5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11" table:formula="of:=[.A204]+1" table:style-name="ce5">
            <text:p>711</text:p>
          </table:table-cell>
          <table:table-cell office:value-type="string" table:style-name="ce1">
            <text:p>Los Ajenos</text:p>
          </table:table-cell>
          <table:table-cell office:value-type="string" table:style-name="ce1">
            <text:p>Pamela Chu</text:p>
          </table:table-cell>
          <table:table-cell office:value-type="time" office:time-value="PT0H4M44S" table:style-name="ce3">
            <text:p>04:4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12" table:formula="of:=[.A205]+1" table:style-name="ce5">
            <text:p>712</text:p>
          </table:table-cell>
          <table:table-cell office:value-type="string" table:style-name="ce1">
            <text:p>Los Ajenos Feat. Los Rabanes</text:p>
          </table:table-cell>
          <table:table-cell office:value-type="string" table:style-name="ce1">
            <text:p>Ya no te lloro más</text:p>
          </table:table-cell>
          <table:table-cell office:value-type="time" office:time-value="PT0H3M27S" table:style-name="ce3">
            <text:p>03:2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13" table:formula="of:=[.A206]+1" table:style-name="ce5">
            <text:p>713</text:p>
          </table:table-cell>
          <table:table-cell office:value-type="string" table:style-name="ce1">
            <text:p>Los Ajenos ft. Gonin</text:p>
          </table:table-cell>
          <table:table-cell office:value-type="string" table:style-name="ce1">
            <text:p>Playa, Montaña y Sol</text:p>
          </table:table-cell>
          <table:table-cell office:value-type="time" office:time-value="PT0H3M42S" table:style-name="ce3">
            <text:p>03:4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14" table:formula="of:=[.A207]+1" table:style-name="ce5">
            <text:p>714</text:p>
          </table:table-cell>
          <table:table-cell office:value-type="string" table:style-name="ce1">
            <text:p>Los Alegrisimos</text:p>
          </table:table-cell>
          <table:table-cell office:value-type="string" table:style-name="ce1">
            <text:p>Me has dejado de amar</text:p>
          </table:table-cell>
          <table:table-cell office:value-type="time" office:time-value="PT0H4M23S" table:style-name="ce3">
            <text:p>04:23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15" table:formula="of:=[.A208]+1" table:style-name="ce5">
            <text:p>715</text:p>
          </table:table-cell>
          <table:table-cell office:value-type="string" table:style-name="ce1">
            <text:p>Los Alegrisimos</text:p>
          </table:table-cell>
          <table:table-cell office:value-type="string" table:style-name="ce1">
            <text:p>Sólo como amigos</text:p>
          </table:table-cell>
          <table:table-cell office:value-type="time" office:time-value="PT0H4M4S" table:style-name="ce3">
            <text:p>04:04</text:p>
          </table:table-cell>
          <table:table-cell office:value-type="string" table:style-name="ce1">
            <text:p>Rómanticas Nacionales</text:p>
          </table:table-cell>
          <table:table-cell office:value-type="string" table:style-name="ce1">
            <text:p>Costa Ric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16" table:formula="of:=[.A209]+1" table:style-name="ce5">
            <text:p>716</text:p>
          </table:table-cell>
          <table:table-cell office:value-type="string" table:style-name="ce1">
            <text:p>Los Amigos Invisibles</text:p>
          </table:table-cell>
          <table:table-cell office:value-type="string" table:style-name="ce1">
            <text:p>Mentiras</text:p>
          </table:table-cell>
          <table:table-cell office:value-type="time" office:time-value="PT0H3M21S" table:style-name="ce3">
            <text:p>03:21</text:p>
          </table:table-cell>
          <table:table-cell office:value-type="string" table:style-name="ce1">
            <text:p>Comercial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17" table:formula="of:=[.A210]+1" table:style-name="ce5">
            <text:p>717</text:p>
          </table:table-cell>
          <table:table-cell office:value-type="string" table:style-name="ce1">
            <text:p>Los Autenticos Decadentes</text:p>
          </table:table-cell>
          <table:table-cell office:value-type="string" table:style-name="ce1">
            <text:p>Besandote</text:p>
          </table:table-cell>
          <table:table-cell office:value-type="time" office:time-value="PT0H4M21S" table:style-name="ce3">
            <text:p>04:2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18" table:formula="of:=[.A211]+1" table:style-name="ce5">
            <text:p>718</text:p>
          </table:table-cell>
          <table:table-cell office:value-type="string" table:style-name="ce1">
            <text:p>Los Autenticos Decadentes</text:p>
          </table:table-cell>
          <table:table-cell office:value-type="string" table:style-name="ce1">
            <text:p>La Guitarra</text:p>
          </table:table-cell>
          <table:table-cell office:value-type="time" office:time-value="PT0H3M37S" table:style-name="ce3">
            <text:p>03:3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19" table:formula="of:=[.A212]+1" table:style-name="ce5">
            <text:p>719</text:p>
          </table:table-cell>
          <table:table-cell office:value-type="string" table:style-name="ce1">
            <text:p>Los Autenticos Decadentes</text:p>
          </table:table-cell>
          <table:table-cell office:value-type="string" table:style-name="ce1">
            <text:p>Un osito de peluche de Taiwan</text:p>
          </table:table-cell>
          <table:table-cell office:value-type="time" office:time-value="PT0H4M7S" table:style-name="ce3">
            <text:p>04:0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20" table:formula="of:=[.A213]+1" table:style-name="ce5">
            <text:p>720</text:p>
          </table:table-cell>
          <table:table-cell office:value-type="string" table:style-name="ce1">
            <text:p>Los Enanitos Verdes</text:p>
          </table:table-cell>
          <table:table-cell office:value-type="string" table:style-name="ce1">
            <text:p>el extraño de pelo largo</text:p>
          </table:table-cell>
          <table:table-cell office:value-type="time" office:time-value="PT0H2M55S" table:style-name="ce3">
            <text:p>02:5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21" table:formula="of:=[.A214]+1" table:style-name="ce5">
            <text:p>721</text:p>
          </table:table-cell>
          <table:table-cell office:value-type="string" table:style-name="ce1">
            <text:p>Los Enanitos Verdes</text:p>
          </table:table-cell>
          <table:table-cell office:value-type="string" table:style-name="ce1">
            <text:p>En algun lugar de un gran pais</text:p>
          </table:table-cell>
          <table:table-cell office:value-type="time" office:time-value="PT0H3M57S" table:style-name="ce3">
            <text:p>03:57</text:p>
          </table:table-cell>
          <table:table-cell table:style-name="ce1"/>
          <table:table-cell office:value-type="string" table:style-name="ce1">
            <text:p>Rock en Españo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22" table:formula="of:=[.A215]+1" table:style-name="ce5">
            <text:p>722</text:p>
          </table:table-cell>
          <table:table-cell office:value-type="string" table:style-name="ce1">
            <text:p>Los Enanitos Verdes</text:p>
          </table:table-cell>
          <table:table-cell office:value-type="string" table:style-name="ce1">
            <text:p>Es por ti</text:p>
          </table:table-cell>
          <table:table-cell office:value-type="time" office:time-value="PT0H4M13S" table:style-name="ce3">
            <text:p>04:1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23" table:formula="of:=[.A216]+1" table:style-name="ce5">
            <text:p>723</text:p>
          </table:table-cell>
          <table:table-cell office:value-type="string" table:style-name="ce1">
            <text:p>Los Enanitos Verdes</text:p>
          </table:table-cell>
          <table:table-cell office:value-type="string" table:style-name="ce1">
            <text:p>Eterna Soledad</text:p>
          </table:table-cell>
          <table:table-cell office:value-type="time" office:time-value="PT0H2M53S" table:style-name="ce3">
            <text:p>02:53</text:p>
          </table:table-cell>
          <table:table-cell table:style-name="ce1"/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24" table:formula="of:=[.A217]+1" table:style-name="ce5">
            <text:p>724</text:p>
          </table:table-cell>
          <table:table-cell office:value-type="string" table:style-name="ce1">
            <text:p>Los Enanitos Verdes</text:p>
          </table:table-cell>
          <table:table-cell office:value-type="string" table:style-name="ce1">
            <text:p>Guitarras blancas</text:p>
          </table:table-cell>
          <table:table-cell office:value-type="time" office:time-value="PT0H4M27S" table:style-name="ce3">
            <text:p>04:27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725" table:formula="of:=[.A218]+1" table:style-name="ce5">
            <text:p>725</text:p>
          </table:table-cell>
          <table:table-cell office:value-type="string" table:style-name="ce1">
            <text:p>Los Enanitos Verdes</text:p>
          </table:table-cell>
          <table:table-cell office:value-type="string" table:style-name="ce1">
            <text:p>La muralla verde</text:p>
          </table:table-cell>
          <table:table-cell office:value-type="time" office:time-value="PT0H3M25S" table:style-name="ce3">
            <text:p>03:25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26" table:formula="of:=[.A219]+1" table:style-name="ce5">
            <text:p>726</text:p>
          </table:table-cell>
          <table:table-cell office:value-type="string" table:style-name="ce1">
            <text:p>Los Enanitos Verdes</text:p>
          </table:table-cell>
          <table:table-cell office:value-type="string" table:style-name="ce1">
            <text:p>Lamento Boliviano</text:p>
          </table:table-cell>
          <table:table-cell office:value-type="time" office:time-value="PT0H5M56S" table:style-name="ce3">
            <text:p>05:5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27" table:formula="of:=[.A220]+1" table:style-name="ce5">
            <text:p>727</text:p>
          </table:table-cell>
          <table:table-cell office:value-type="string" table:style-name="ce1">
            <text:p>Los Enanitos Verdes</text:p>
          </table:table-cell>
          <table:table-cell office:value-type="string" table:style-name="ce1">
            <text:p>Mi primer dia sin ti</text:p>
          </table:table-cell>
          <table:table-cell office:value-type="time" office:time-value="PT0H4M27S" table:style-name="ce3">
            <text:p>04:2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28" table:formula="of:=[.A221]+1" table:style-name="ce5">
            <text:p>728</text:p>
          </table:table-cell>
          <table:table-cell office:value-type="string" table:style-name="ce1">
            <text:p>Los Enanitos Verdes</text:p>
          </table:table-cell>
          <table:table-cell office:value-type="string" table:style-name="ce1">
            <text:p>Mil Horas</text:p>
          </table:table-cell>
          <table:table-cell office:value-type="time" office:time-value="PT0H2M49S" table:style-name="ce3">
            <text:p>02:4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29" table:formula="of:=[.A222]+1" table:style-name="ce5">
            <text:p>729</text:p>
          </table:table-cell>
          <table:table-cell office:value-type="string" table:style-name="ce1">
            <text:p>Los Enanitos Verdes</text:p>
          </table:table-cell>
          <table:table-cell office:value-type="string" table:style-name="ce1">
            <text:p>Tu Carcel</text:p>
          </table:table-cell>
          <table:table-cell office:value-type="time" office:time-value="PT0H4M2S" table:style-name="ce3">
            <text:p>04:02</text:p>
          </table:table-cell>
          <table:table-cell office:value-type="string" table:style-name="ce1">
            <text:p>En Vivo</text:p>
          </table:table-cell>
          <table:table-cell office:value-type="string" table:style-name="ce1">
            <text:p>Rock</text:p>
          </table:table-cell>
          <table:table-cell office:value-type="float" office:value="224" table:style-name="ce1">
            <text:p>224</text:p>
          </table:table-cell>
          <table:table-cell table:number-columns-repeated="16377"/>
        </table:table-row>
        <table:table-row table:style-name="ro1">
          <table:table-cell office:value-type="float" office:value="730" table:formula="of:=[.A223]+1" table:style-name="ce5">
            <text:p>730</text:p>
          </table:table-cell>
          <table:table-cell office:value-type="string" table:style-name="ce1">
            <text:p>Los Fabulosos Cadillacs</text:p>
          </table:table-cell>
          <table:table-cell office:value-type="string" table:style-name="ce1">
            <text:p>Siguiendo La Luna</text:p>
          </table:table-cell>
          <table:table-cell office:value-type="time" office:time-value="PT0H4M55S" table:style-name="ce3">
            <text:p>04:55</text:p>
          </table:table-cell>
          <table:table-cell office:value-type="string" table:style-name="ce1">
            <text:p>Lo mejor del rock latino Radioacktiva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31" table:formula="of:=[.A224]+1" table:style-name="ce5">
            <text:p>731</text:p>
          </table:table-cell>
          <table:table-cell office:value-type="string" table:style-name="ce1">
            <text:p>Los Tri</text:p>
          </table:table-cell>
          <table:table-cell office:value-type="string" table:style-name="ce1">
            <text:p>Adoro</text:p>
          </table:table-cell>
          <table:table-cell office:value-type="time" office:time-value="PT0H4M12S" table:style-name="ce3">
            <text:p>04:12</text:p>
          </table:table-cell>
          <table:table-cell office:value-type="string" table:style-name="ce1">
            <text:p>Parece Que Fue Ayer</text:p>
          </table:table-cell>
          <table:table-cell office:value-type="string" table:style-name="ce1">
            <text:p>Trios <text:s/>- <text:s/>Fredy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32" table:formula="of:=[.A225]+1" table:style-name="ce5">
            <text:p>732</text:p>
          </table:table-cell>
          <table:table-cell office:value-type="string" table:style-name="ce1">
            <text:p>Los Tri</text:p>
          </table:table-cell>
          <table:table-cell office:value-type="string" table:style-name="ce1">
            <text:p>Anhelo &amp; sin un amor &amp; sin ti</text:p>
          </table:table-cell>
          <table:table-cell office:value-type="time" office:time-value="PT0H5M24S" table:style-name="ce3">
            <text:p>05:24</text:p>
          </table:table-cell>
          <table:table-cell office:value-type="string" table:style-name="ce1">
            <text:p>Nuestro Amor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33" table:formula="of:=[.A226]+1" table:style-name="ce5">
            <text:p>733</text:p>
          </table:table-cell>
          <table:table-cell office:value-type="string" table:style-name="ce1">
            <text:p>Los Tri</text:p>
          </table:table-cell>
          <table:table-cell office:value-type="string" table:style-name="ce1">
            <text:p>Gema &amp; Tres regalos</text:p>
          </table:table-cell>
          <table:table-cell office:value-type="time" office:time-value="PT0H5M42S" table:style-name="ce3">
            <text:p>05:42</text:p>
          </table:table-cell>
          <table:table-cell office:value-type="string" table:style-name="ce1">
            <text:p>TRIOS</text:p>
          </table:table-cell>
          <table:table-cell office:value-type="string" table:style-name="ce1">
            <text:p>TRIO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34" table:formula="of:=[.A227]+1" table:style-name="ce5">
            <text:p>734</text:p>
          </table:table-cell>
          <table:table-cell office:value-type="string" table:style-name="ce1">
            <text:p>Los Tri</text:p>
          </table:table-cell>
          <table:table-cell office:value-type="string" table:style-name="ce1">
            <text:p>Si quieres</text:p>
          </table:table-cell>
          <table:table-cell office:value-type="time" office:time-value="PT0H4M52S" table:style-name="ce3">
            <text:p>04:52</text:p>
          </table:table-cell>
          <table:table-cell office:value-type="string" table:style-name="ce1">
            <text:p>Siempre en mi mente</text:p>
          </table:table-cell>
          <table:table-cell office:value-type="string" table:style-name="ce1">
            <text:p>Bolero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35" table:formula="of:=[.A228]+1" table:style-name="ce5">
            <text:p>735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Por Besarte</text:p>
          </table:table-cell>
          <table:table-cell office:value-type="time" office:time-value="PT0H3M40S" table:style-name="ce3">
            <text:p>03:40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Español 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36" table:formula="of:=[.A229]+1" table:style-name="ce5">
            <text:p>736</text:p>
          </table:table-cell>
          <table:table-cell office:value-type="string" table:style-name="ce1">
            <text:p>Lucero</text:p>
          </table:table-cell>
          <table:table-cell office:value-type="string" table:style-name="ce1">
            <text:p>Llorar</text:p>
          </table:table-cell>
          <table:table-cell office:value-type="time" office:time-value="PT0H2M46S" table:style-name="ce3">
            <text:p>02:4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37" table:formula="of:=[.A230]+1" table:style-name="ce5">
            <text:p>737</text:p>
          </table:table-cell>
          <table:table-cell office:value-type="string" table:style-name="ce1">
            <text:p>Luis Fonsi</text:p>
          </table:table-cell>
          <table:table-cell office:value-type="string" table:style-name="ce1">
            <text:p>Aqui Estoy Yo</text:p>
          </table:table-cell>
          <table:table-cell office:value-type="time" office:time-value="PT0H4M11S" table:style-name="ce3">
            <text:p>04:11</text:p>
          </table:table-cell>
          <table:table-cell table:style-name="ce1"/>
          <table:table-cell office:value-type="string" table:style-name="ce1">
            <text:p>Latin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38" table:formula="of:=[.A231]+1" table:style-name="ce5">
            <text:p>738</text:p>
          </table:table-cell>
          <table:table-cell office:value-type="string" table:style-name="ce1">
            <text:p>Luis Fonsi</text:p>
          </table:table-cell>
          <table:table-cell office:value-type="string" table:style-name="ce1">
            <text:p>Quisiera Poder Olvidarme De Ti</text:p>
          </table:table-cell>
          <table:table-cell office:value-type="time" office:time-value="PT0H4M6S" table:style-name="ce3">
            <text:p>04:06</text:p>
          </table:table-cell>
          <table:table-cell office:value-type="string" table:style-name="ce1">
            <text:p>Exitos: 98:06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39" table:formula="of:=[.A232]+1" table:style-name="ce5">
            <text:p>739</text:p>
          </table:table-cell>
          <table:table-cell office:value-type="string" table:style-name="ce1">
            <text:p>Luis Fonsi</text:p>
          </table:table-cell>
          <table:table-cell office:value-type="string" table:style-name="ce1">
            <text:p>Respira</text:p>
          </table:table-cell>
          <table:table-cell office:value-type="time" office:time-value="PT0H4M31S" table:style-name="ce3">
            <text:p>04:3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40" table:formula="of:=[.A233]+1" table:style-name="ce5">
            <text:p>740</text:p>
          </table:table-cell>
          <table:table-cell office:value-type="string" table:style-name="ce1">
            <text:p>Luis Fonsi</text:p>
          </table:table-cell>
          <table:table-cell office:value-type="string" table:style-name="ce1">
            <text:p>Yo No Me Doy Por Vencido</text:p>
          </table:table-cell>
          <table:table-cell office:value-type="time" office:time-value="PT0H3M58S" table:style-name="ce3">
            <text:p>03:58</text:p>
          </table:table-cell>
          <table:table-cell office:value-type="string" table:style-name="ce1">
            <text:p>TopHits 2008 WwW.MaoMuSic.Net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41" table:formula="of:=[.A234]+1" table:style-name="ce5">
            <text:p>741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Amarte es un placer</text:p>
          </table:table-cell>
          <table:table-cell office:value-type="time" office:time-value="PT0H3M31S" table:style-name="ce3">
            <text:p>03:3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42" table:formula="of:=[.A235]+1" table:style-name="ce5">
            <text:p>742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Contigo en la distancia</text:p>
          </table:table-cell>
          <table:table-cell office:value-type="time" office:time-value="PT0H3M23S" table:style-name="ce3">
            <text:p>03:23</text:p>
          </table:table-cell>
          <table:table-cell office:value-type="string" table:style-name="ce1">
            <text:p>Romance (CD1)</text:p>
          </table:table-cell>
          <table:table-cell office:value-type="string" table:style-name="ce1">
            <text:p>misc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743" table:formula="of:=[.A236]+1" table:style-name="ce5">
            <text:p>743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Culpable o no</text:p>
          </table:table-cell>
          <table:table-cell office:value-type="time" office:time-value="PT0H3M56S" table:style-name="ce3">
            <text:p>03:5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44" table:formula="of:=[.A237]+1" table:style-name="ce5">
            <text:p>744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El dia que me quieras</text:p>
          </table:table-cell>
          <table:table-cell office:value-type="time" office:time-value="PT0H3M59S" table:style-name="ce3">
            <text:p>03:5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45" table:formula="of:=[.A238]+1" table:style-name="ce5">
            <text:p>745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Entregate</text:p>
          </table:table-cell>
          <table:table-cell office:value-type="time" office:time-value="PT0H4M23S" table:style-name="ce3">
            <text:p>04:2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46" table:formula="of:=[.A239]+1" table:style-name="ce5">
            <text:p>746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Fria como el viento</text:p>
          </table:table-cell>
          <table:table-cell office:value-type="time" office:time-value="PT0H3M54S" table:style-name="ce3">
            <text:p>03:5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47" table:formula="of:=[.A240]+1" table:style-name="ce5">
            <text:p>747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Hasta que me olvides</text:p>
          </table:table-cell>
          <table:table-cell office:value-type="time" office:time-value="PT0H4M25S" table:style-name="ce3">
            <text:p>04:2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48" table:formula="of:=[.A241]+1" table:style-name="ce5">
            <text:p>748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Inolvidable</text:p>
          </table:table-cell>
          <table:table-cell office:value-type="time" office:time-value="PT0H4M19S" table:style-name="ce3">
            <text:p>04:19</text:p>
          </table:table-cell>
          <table:table-cell office:value-type="string" table:style-name="ce1">
            <text:p>Mis romances</text:p>
          </table:table-cell>
          <table:table-cell office:value-type="string" table:style-name="ce1">
            <text:p>Romanticas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749" table:formula="of:=[.A242]+1" table:style-name="ce5">
            <text:p>749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Júrame</text:p>
          </table:table-cell>
          <table:table-cell office:value-type="time" office:time-value="PT0H3M21S" table:style-name="ce3">
            <text:p>03:21</text:p>
          </table:table-cell>
          <table:table-cell office:value-type="string" table:style-name="ce1">
            <text:p>Romances</text:p>
          </table:table-cell>
          <table:table-cell office:value-type="string" table:style-name="ce1">
            <text:p>Boleros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50" table:formula="of:=[.A243]+1" table:style-name="ce5">
            <text:p>750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La barca</text:p>
          </table:table-cell>
          <table:table-cell office:value-type="time" office:time-value="PT0H3M28S" table:style-name="ce3">
            <text:p>03:2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51" table:formula="of:=[.A244]+1" table:style-name="ce5">
            <text:p>751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La bikina</text:p>
          </table:table-cell>
          <table:table-cell office:value-type="time" office:time-value="PT0H3M5S" table:style-name="ce3">
            <text:p>03:05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Ballad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52" table:formula="of:=[.A245]+1" table:style-name="ce5">
            <text:p>752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La incondicional</text:p>
          </table:table-cell>
          <table:table-cell office:value-type="time" office:time-value="PT0H4M23S" table:style-name="ce3">
            <text:p>04:23</text:p>
          </table:table-cell>
          <table:table-cell office:value-type="string" table:style-name="ce1">
            <text:p>Busca una mujer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53" table:formula="of:=[.A246]+1" table:style-name="ce5">
            <text:p>753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La media vuelta</text:p>
          </table:table-cell>
          <table:table-cell office:value-type="time" office:time-value="PT0H2M40S" table:style-name="ce3">
            <text:p>02:40</text:p>
          </table:table-cell>
          <table:table-cell table:style-name="ce1"/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54" table:formula="of:=[.A247]+1" table:style-name="ce5">
            <text:p>754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No se tu</text:p>
          </table:table-cell>
          <table:table-cell office:value-type="time" office:time-value="PT0H3M45S" table:style-name="ce3">
            <text:p>03:45</text:p>
          </table:table-cell>
          <table:table-cell office:value-type="string" table:style-name="ce1">
            <text:p>Concierto Disco 1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55" table:formula="of:=[.A248]+1" table:style-name="ce5">
            <text:p>755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Palabra de honor</text:p>
          </table:table-cell>
          <table:table-cell office:value-type="time" office:time-value="PT0H3M37S" table:style-name="ce3">
            <text:p>03:3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56" table:formula="of:=[.A249]+1" table:style-name="ce5">
            <text:p>756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Por debajo de la mesa</text:p>
          </table:table-cell>
          <table:table-cell office:value-type="time" office:time-value="PT0H3M1S" table:style-name="ce3">
            <text:p>03:0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57" table:formula="of:=[.A250]+1" table:style-name="ce5">
            <text:p>757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Si no supiste amar</text:p>
          </table:table-cell>
          <table:table-cell office:value-type="time" office:time-value="PT0H3M15S" table:style-name="ce3">
            <text:p>03:15</text:p>
          </table:table-cell>
          <table:table-cell table:style-name="ce1"/>
          <table:table-cell office:value-type="string" table:style-name="ce1">
            <text:p>Classica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58" table:formula="of:=[.A251]+1" table:style-name="ce5">
            <text:p>758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Si nos dejan</text:p>
          </table:table-cell>
          <table:table-cell office:value-type="time" office:time-value="PT0H2M31S" table:style-name="ce3">
            <text:p>02:3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59" table:formula="of:=[.A252]+1" table:style-name="ce5">
            <text:p>759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Te extraño</text:p>
          </table:table-cell>
          <table:table-cell office:value-type="time" office:time-value="PT0H4M23S" table:style-name="ce3">
            <text:p>04:23</text:p>
          </table:table-cell>
          <table:table-cell office:value-type="string" table:style-name="ce1">
            <text:p>Romance</text:p>
          </table:table-cell>
          <table:table-cell office:value-type="string" table:style-name="ce1">
            <text:p>fol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60" table:formula="of:=[.A253]+1" table:style-name="ce5">
            <text:p>760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Tengo todo excepto a ti</text:p>
          </table:table-cell>
          <table:table-cell office:value-type="time" office:time-value="PT0H4M32S" table:style-name="ce3">
            <text:p>04:32</text:p>
          </table:table-cell>
          <table:table-cell office:value-type="string" table:style-name="ce1">
            <text:p>20 años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61" table:formula="of:=[.A254]+1" table:style-name="ce5">
            <text:p>761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Usted</text:p>
          </table:table-cell>
          <table:table-cell office:value-type="time" office:time-value="PT0H3M42S" table:style-name="ce3">
            <text:p>03:4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62" table:formula="of:=[.A255]+1" table:style-name="ce5">
            <text:p>762</text:p>
          </table:table-cell>
          <table:table-cell office:value-type="string" table:style-name="ce1">
            <text:p>Luis Miguel</text:p>
          </table:table-cell>
          <table:table-cell office:value-type="string" table:style-name="ce1">
            <text:p>Yo que no vivo sin ti</text:p>
          </table:table-cell>
          <table:table-cell office:value-type="time" office:time-value="PT0H3M30S" table:style-name="ce3">
            <text:p>03:3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63" table:formula="of:=[.A256]+1" table:style-name="ce5">
            <text:p>763</text:p>
          </table:table-cell>
          <table:table-cell office:value-type="string" table:style-name="ce1">
            <text:p>Mago de Oz</text:p>
          </table:table-cell>
          <table:table-cell office:value-type="string" table:style-name="ce1">
            <text:p>Hoy te toca ser feliz</text:p>
          </table:table-cell>
          <table:table-cell office:value-type="time" office:time-value="PT0H4M19S" table:style-name="ce3">
            <text:p>04:19</text:p>
          </table:table-cell>
          <table:table-cell office:value-type="string" table:style-name="ce1">
            <text:p>Gaia II La Voz Dormida</text:p>
          </table:table-cell>
          <table:table-cell office:value-type="string" table:style-name="ce1">
            <text:p>Heavy Metal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764" table:formula="of:=[.A257]+1" table:style-name="ce5">
            <text:p>764</text:p>
          </table:table-cell>
          <table:table-cell office:value-type="string" table:style-name="ce1">
            <text:p>Mago de Oz</text:p>
          </table:table-cell>
          <table:table-cell office:value-type="string" table:style-name="ce1">
            <text:p>Pensando en ti</text:p>
          </table:table-cell>
          <table:table-cell office:value-type="time" office:time-value="PT0H4M40S" table:style-name="ce3">
            <text:p>04:40</text:p>
          </table:table-cell>
          <table:table-cell office:value-type="string" table:style-name="ce1">
            <text:p>Folktergeist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65" table:formula="of:=[.A258]+1" table:style-name="ce5">
            <text:p>765</text:p>
          </table:table-cell>
          <table:table-cell office:value-type="string" table:style-name="ce1">
            <text:p>Maite Perroni</text:p>
          </table:table-cell>
          <table:table-cell office:value-type="string" table:style-name="ce1">
            <text:p>Tu y Yo</text:p>
          </table:table-cell>
          <table:table-cell office:value-type="time" office:time-value="PT0H4M2S" table:style-name="ce3">
            <text:p>04:0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66" table:formula="of:=[.A259]+1" table:style-name="ce5">
            <text:p>766</text:p>
          </table:table-cell>
          <table:table-cell office:value-type="string" table:style-name="ce1">
            <text:p>Maite Perroni y Marco di Mauro</text:p>
          </table:table-cell>
          <table:table-cell office:value-type="string" table:style-name="ce1">
            <text:p>Apartir de hoy</text:p>
          </table:table-cell>
          <table:table-cell office:value-type="time" office:time-value="PT0H4M8S" table:style-name="ce3">
            <text:p>04:08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64" table:style-name="ce1">
            <text:p>64</text:p>
          </table:table-cell>
          <table:table-cell table:number-columns-repeated="16377"/>
        </table:table-row>
        <table:table-row table:style-name="ro1">
          <table:table-cell office:value-type="float" office:value="767" table:formula="of:=[.A260]+1" table:style-name="ce5">
            <text:p>767</text:p>
          </table:table-cell>
          <table:table-cell office:value-type="string" table:style-name="ce1">
            <text:p>Malpaís</text:p>
          </table:table-cell>
          <table:table-cell office:value-type="string" table:style-name="ce1">
            <text:p>Contramarea</text:p>
          </table:table-cell>
          <table:table-cell office:value-type="time" office:time-value="PT0H4M55S" table:style-name="ce3">
            <text:p>04:55</text:p>
          </table:table-cell>
          <table:table-cell office:value-type="string" table:style-name="ce1">
            <text:p>Malpaís En Vivo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68" table:formula="of:=[.A261]+1" table:style-name="ce5">
            <text:p>768</text:p>
          </table:table-cell>
          <table:table-cell office:value-type="string" table:style-name="ce1">
            <text:p>Malpais</text:p>
          </table:table-cell>
          <table:table-cell office:value-type="string" table:style-name="ce1">
            <text:p>Se Quema el Cielo</text:p>
          </table:table-cell>
          <table:table-cell office:value-type="time" office:time-value="PT0H3M31S" table:style-name="ce3">
            <text:p>03:31</text:p>
          </table:table-cell>
          <table:table-cell table:number-columns-repeated="2" table:style-name="ce1"/>
          <table:table-cell office:value-type="float" office:value="168" table:style-name="ce1">
            <text:p>168</text:p>
          </table:table-cell>
          <table:table-cell table:number-columns-repeated="16377"/>
        </table:table-row>
        <table:table-row table:style-name="ro1">
          <table:table-cell office:value-type="float" office:value="769" table:formula="of:=[.A262]+1" table:style-name="ce5">
            <text:p>769</text:p>
          </table:table-cell>
          <table:table-cell office:value-type="string" table:style-name="ce1">
            <text:p>Mana</text:p>
          </table:table-cell>
          <table:table-cell office:value-type="string" table:style-name="ce1">
            <text:p>Como dueles en los labios</text:p>
          </table:table-cell>
          <table:table-cell office:value-type="time" office:time-value="PT0H4M8S" table:style-name="ce3">
            <text:p>04:0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70" table:formula="of:=[.A263]+1" table:style-name="ce5">
            <text:p>770</text:p>
          </table:table-cell>
          <table:table-cell office:value-type="string" table:style-name="ce1">
            <text:p>Mana</text:p>
          </table:table-cell>
          <table:table-cell office:value-type="string" table:style-name="ce1">
            <text:p>Te llore todo un rio</text:p>
          </table:table-cell>
          <table:table-cell office:value-type="time" office:time-value="PT0H4M55S" table:style-name="ce3">
            <text:p>04:5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71" table:formula="of:=[.A264]+1" table:style-name="ce5">
            <text:p>771</text:p>
          </table:table-cell>
          <table:table-cell office:value-type="string" table:style-name="ce1">
            <text:p>Mana feat. Juan Luis Guerra</text:p>
          </table:table-cell>
          <table:table-cell office:value-type="string" table:style-name="ce1">
            <text:p>Bendita tu luz</text:p>
          </table:table-cell>
          <table:table-cell office:value-type="time" office:time-value="PT0H4M23S" table:style-name="ce3">
            <text:p>04:23</text:p>
          </table:table-cell>
          <table:table-cell office:value-type="string" table:style-name="ce1">
            <text:p>Amar es Combatir</text:p>
          </table:table-cell>
          <table:table-cell office:value-type="string" table:style-name="ce1">
            <text:p>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72" table:formula="of:=[.A265]+1" table:style-name="ce5">
            <text:p>772</text:p>
          </table:table-cell>
          <table:table-cell office:value-type="string" table:style-name="ce1">
            <text:p>Manuela Torres</text:p>
          </table:table-cell>
          <table:table-cell office:value-type="string" table:style-name="ce1">
            <text:p>Que perdone tu señora</text:p>
          </table:table-cell>
          <table:table-cell office:value-type="time" office:time-value="PT0H2M24S" table:style-name="ce3">
            <text:p>02:24</text:p>
          </table:table-cell>
          <table:table-cell office:value-type="string" table:style-name="ce1">
            <text:p>Baladas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73" table:formula="of:=[.A266]+1" table:style-name="ce5">
            <text:p>773</text:p>
          </table:table-cell>
          <table:table-cell office:value-type="string" table:style-name="ce1">
            <text:p>Marcelo Cezan</text:p>
          </table:table-cell>
          <table:table-cell office:value-type="string" table:style-name="ce1">
            <text:p>Toma tu tiempo y sueña</text:p>
          </table:table-cell>
          <table:table-cell office:value-type="time" office:time-value="PT0H4M50S" table:style-name="ce3">
            <text:p>04:50</text:p>
          </table:table-cell>
          <table:table-cell office:value-type="string" table:style-name="ce1">
            <text:p>Marcelo Cezan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74" table:formula="of:=[.A267]+1" table:style-name="ce5">
            <text:p>774</text:p>
          </table:table-cell>
          <table:table-cell office:value-type="string" table:style-name="ce1">
            <text:p>Marco Antonio Solis</text:p>
          </table:table-cell>
          <table:table-cell office:value-type="string" table:style-name="ce1">
            <text:p>A donde vayas</text:p>
          </table:table-cell>
          <table:table-cell office:value-type="time" office:time-value="PT0H3M18S" table:style-name="ce3">
            <text:p>03:18</text:p>
          </table:table-cell>
          <table:table-cell office:value-type="string" table:style-name="ce1">
            <text:p>LOS BUKIS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75" table:formula="of:=[.A268]+1" table:style-name="ce5">
            <text:p>775</text:p>
          </table:table-cell>
          <table:table-cell office:value-type="string" table:style-name="ce1">
            <text:p>Marco Antonio Solis</text:p>
          </table:table-cell>
          <table:table-cell office:value-type="string" table:style-name="ce1">
            <text:p>Como me haces falta</text:p>
          </table:table-cell>
          <table:table-cell office:value-type="time" office:time-value="PT0H3M53S" table:style-name="ce3">
            <text:p>03:5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76" table:formula="of:=[.A269]+1" table:style-name="ce5">
            <text:p>776</text:p>
          </table:table-cell>
          <table:table-cell office:value-type="string" table:style-name="ce1">
            <text:p>Marco Antonio Solis</text:p>
          </table:table-cell>
          <table:table-cell office:value-type="string" table:style-name="ce1">
            <text:p>Donde estara mi primavera</text:p>
          </table:table-cell>
          <table:table-cell office:value-type="time" office:time-value="PT0H4M16S" table:style-name="ce3">
            <text:p>04:16</text:p>
          </table:table-cell>
          <table:table-cell office:value-type="string" table:style-name="ce1">
            <text:p>Mas de mi alma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77" table:formula="of:=[.A270]+1" table:style-name="ce5">
            <text:p>777</text:p>
          </table:table-cell>
          <table:table-cell office:value-type="string" table:style-name="ce1">
            <text:p>Marco Antonio Solis</text:p>
          </table:table-cell>
          <table:table-cell office:value-type="string" table:style-name="ce1">
            <text:p>Inventame</text:p>
          </table:table-cell>
          <table:table-cell office:value-type="time" office:time-value="PT0H3M32S" table:style-name="ce3">
            <text:p>03:32</text:p>
          </table:table-cell>
          <table:table-cell office:value-type="string" table:style-name="ce1">
            <text:p>El Buki en Vivo</text:p>
          </table:table-cell>
          <table:table-cell office:value-type="string" table:style-name="ce1">
            <text:p>Baladas Gruperas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778" table:formula="of:=[.A271]+1" table:style-name="ce5">
            <text:p>778</text:p>
          </table:table-cell>
          <table:table-cell office:value-type="string" table:style-name="ce1">
            <text:p>Marco Antonio Solis</text:p>
          </table:table-cell>
          <table:table-cell office:value-type="string" table:style-name="ce1">
            <text:p>Mas que tu amigo</text:p>
          </table:table-cell>
          <table:table-cell office:value-type="time" office:time-value="PT0H3M32S" table:style-name="ce3">
            <text:p>03:32</text:p>
          </table:table-cell>
          <table:table-cell office:value-type="string" table:style-name="ce1">
            <text:p>Tu amor o tu desprecio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79" table:formula="of:=[.A272]+1" table:style-name="ce5">
            <text:p>779</text:p>
          </table:table-cell>
          <table:table-cell office:value-type="string" table:style-name="ce1">
            <text:p>Marco Antonio Solis</text:p>
          </table:table-cell>
          <table:table-cell office:value-type="string" table:style-name="ce1">
            <text:p>Necesito una compañera</text:p>
          </table:table-cell>
          <table:table-cell office:value-type="time" office:time-value="PT0H3M58S" table:style-name="ce3">
            <text:p>03:5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80" table:formula="of:=[.A273]+1" table:style-name="ce5">
            <text:p>780</text:p>
          </table:table-cell>
          <table:table-cell office:value-type="string" table:style-name="ce1">
            <text:p>Marco Antonio Solis</text:p>
          </table:table-cell>
          <table:table-cell office:value-type="string" table:style-name="ce1">
            <text:p>O me voy o te vas</text:p>
          </table:table-cell>
          <table:table-cell office:value-type="time" office:time-value="PT0H4M49S" table:style-name="ce3">
            <text:p>04:4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81" table:formula="of:=[.A274]+1" table:style-name="ce5">
            <text:p>781</text:p>
          </table:table-cell>
          <table:table-cell office:value-type="string" table:style-name="ce1">
            <text:p>Marco Antonio Solis</text:p>
          </table:table-cell>
          <table:table-cell office:value-type="string" table:style-name="ce1">
            <text:p>Tu carcel</text:p>
          </table:table-cell>
          <table:table-cell office:value-type="time" office:time-value="PT0H3M29S" table:style-name="ce3">
            <text:p>03:2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82" table:formula="of:=[.A275]+1" table:style-name="ce5">
            <text:p>782</text:p>
          </table:table-cell>
          <table:table-cell office:value-type="string" table:style-name="ce1">
            <text:p>Marco Antonio Solis ft. Maricela</text:p>
          </table:table-cell>
          <table:table-cell office:value-type="string" table:style-name="ce1">
            <text:p>La pareja ideal</text:p>
          </table:table-cell>
          <table:table-cell office:value-type="time" office:time-value="PT0H3M29S" table:style-name="ce3">
            <text:p>03:2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83" table:formula="of:=[.A276]+1" table:style-name="ce5">
            <text:p>783</text:p>
          </table:table-cell>
          <table:table-cell office:value-type="string" table:style-name="ce1">
            <text:p>Marco di Mauro</text:p>
          </table:table-cell>
          <table:table-cell office:value-type="string" table:style-name="ce1">
            <text:p>Nada de nada</text:p>
          </table:table-cell>
          <table:table-cell office:value-type="time" office:time-value="PT0H4M2S" table:style-name="ce3">
            <text:p>04:02</text:p>
          </table:table-cell>
          <table:table-cell office:value-type="string" table:style-name="ce1">
            <text:p>HOMONIMO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84" table:formula="of:=[.A277]+1" table:style-name="ce5">
            <text:p>784</text:p>
          </table:table-cell>
          <table:table-cell office:value-type="string" table:style-name="ce1">
            <text:p>Marcos Llunas</text:p>
          </table:table-cell>
          <table:table-cell office:value-type="string" table:style-name="ce1">
            <text:p>Para reconquistarte</text:p>
          </table:table-cell>
          <table:table-cell office:value-type="time" office:time-value="PT0H3M28S" table:style-name="ce3">
            <text:p>03:2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85" table:formula="of:=[.A278]+1" table:style-name="ce5">
            <text:p>785</text:p>
          </table:table-cell>
          <table:table-cell office:value-type="string" table:style-name="ce1">
            <text:p>Massimo di Cataldo</text:p>
          </table:table-cell>
          <table:table-cell office:value-type="string" table:style-name="ce1">
            <text:p>Si dices que te vas</text:p>
          </table:table-cell>
          <table:table-cell office:value-type="time" office:time-value="PT0H4M6S" table:style-name="ce3">
            <text:p>04:0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86" table:formula="of:=[.A279]+1" table:style-name="ce5">
            <text:p>786</text:p>
          </table:table-cell>
          <table:table-cell office:value-type="string" table:style-name="ce1">
            <text:p>Matricula dos</text:p>
          </table:table-cell>
          <table:table-cell office:value-type="string" table:style-name="ce1">
            <text:p>Echar a volar</text:p>
          </table:table-cell>
          <table:table-cell office:value-type="time" office:time-value="PT0H4M28S" table:style-name="ce3">
            <text:p>04:28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87" table:formula="of:=[.A280]+1" table:style-name="ce5">
            <text:p>787</text:p>
          </table:table-cell>
          <table:table-cell office:value-type="string" table:style-name="ce1">
            <text:p>MDO</text:p>
          </table:table-cell>
          <table:table-cell office:value-type="string" table:style-name="ce1">
            <text:p>Te quise olvidar</text:p>
          </table:table-cell>
          <table:table-cell office:value-type="time" office:time-value="PT0H4M23S" table:style-name="ce3">
            <text:p>04:2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88" table:formula="of:=[.A281]+1" table:style-name="ce5">
            <text:p>788</text:p>
          </table:table-cell>
          <table:table-cell office:value-type="string" table:style-name="ce1">
            <text:p>Mecano</text:p>
          </table:table-cell>
          <table:table-cell office:value-type="string" table:style-name="ce1">
            <text:p>El club de los humildes</text:p>
          </table:table-cell>
          <table:table-cell office:value-type="time" office:time-value="PT0H3M44S" table:style-name="ce3">
            <text:p>03:4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89" table:formula="of:=[.A282]+1" table:style-name="ce5">
            <text:p>789</text:p>
          </table:table-cell>
          <table:table-cell office:value-type="string" table:style-name="ce1">
            <text:p>Mecano</text:p>
          </table:table-cell>
          <table:table-cell office:value-type="string" table:style-name="ce1">
            <text:p>La fuerza del destino</text:p>
          </table:table-cell>
          <table:table-cell office:value-type="time" office:time-value="PT0H5M14S" table:style-name="ce3">
            <text:p>05:1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90" table:formula="of:=[.A283]+1" table:style-name="ce5">
            <text:p>790</text:p>
          </table:table-cell>
          <table:table-cell office:value-type="string" table:style-name="ce1">
            <text:p>Mecano</text:p>
          </table:table-cell>
          <table:table-cell office:value-type="string" table:style-name="ce1">
            <text:p>Me cuesta tanto olvidarte</text:p>
          </table:table-cell>
          <table:table-cell office:value-type="time" office:time-value="PT0H2M54S" table:style-name="ce3">
            <text:p>02:5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91" table:formula="of:=[.A284]+1" table:style-name="ce5">
            <text:p>791</text:p>
          </table:table-cell>
          <table:table-cell office:value-type="string" table:style-name="ce1">
            <text:p>Merche</text:p>
          </table:table-cell>
          <table:table-cell office:value-type="string" table:style-name="ce1">
            <text:p>Si te marchas</text:p>
          </table:table-cell>
          <table:table-cell office:value-type="time" office:time-value="PT0H3M14S" table:style-name="ce3">
            <text:p>03:14</text:p>
          </table:table-cell>
          <table:table-cell office:value-type="string" table:style-name="ce1">
            <text:p>Acordes de mi diario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92" table:formula="of:=[.A285]+1" table:style-name="ce5">
            <text:p>792</text:p>
          </table:table-cell>
          <table:table-cell office:value-type="string" table:style-name="ce1">
            <text:p>Michael Telo</text:p>
          </table:table-cell>
          <table:table-cell office:value-type="string" table:style-name="ce1">
            <text:p>Ai se eu te pego</text:p>
          </table:table-cell>
          <table:table-cell office:value-type="time" office:time-value="PT0H2M47S" table:style-name="ce3">
            <text:p>02:47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93" table:formula="of:=[.A286]+1" table:style-name="ce5">
            <text:p>793</text:p>
          </table:table-cell>
          <table:table-cell office:value-type="string" table:style-name="ce1">
            <text:p>Miguel Bose</text:p>
          </table:table-cell>
          <table:table-cell office:value-type="string" table:style-name="ce1">
            <text:p>Amiga</text:p>
          </table:table-cell>
          <table:table-cell office:value-type="time" office:time-value="PT0H4M47S" table:style-name="ce3">
            <text:p>04:4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94" table:formula="of:=[.A287]+1" table:style-name="ce5">
            <text:p>794</text:p>
          </table:table-cell>
          <table:table-cell office:value-type="string" table:style-name="ce1">
            <text:p>Miguel Bose</text:p>
          </table:table-cell>
          <table:table-cell office:value-type="string" table:style-name="ce1">
            <text:p>Morir de amor</text:p>
          </table:table-cell>
          <table:table-cell office:value-type="time" office:time-value="PT0H3M43S" table:style-name="ce3">
            <text:p>03:4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95" table:formula="of:=[.A288]+1" table:style-name="ce5">
            <text:p>795</text:p>
          </table:table-cell>
          <table:table-cell office:value-type="string" table:style-name="ce1">
            <text:p>Miguel Bose</text:p>
          </table:table-cell>
          <table:table-cell office:value-type="string" table:style-name="ce1">
            <text:p>Te amare</text:p>
          </table:table-cell>
          <table:table-cell office:value-type="time" office:time-value="PT0H3M31S" table:style-name="ce3">
            <text:p>03:3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96" table:formula="of:=[.A289]+1" table:style-name="ce5">
            <text:p>796</text:p>
          </table:table-cell>
          <table:table-cell office:value-type="string" table:style-name="ce1">
            <text:p>Miguel Rios</text:p>
          </table:table-cell>
          <table:table-cell office:value-type="string" table:style-name="ce1">
            <text:p>Directo al corazón</text:p>
          </table:table-cell>
          <table:table-cell office:value-type="time" office:time-value="PT0H4M27S" table:style-name="ce3">
            <text:p>04:27</text:p>
          </table:table-cell>
          <table:table-cell office:value-type="string" table:style-name="ce1">
            <text:p>Big Band Rios</text:p>
          </table:table-cell>
          <table:table-cell office:value-type="string" table:style-name="ce1">
            <text:p>Hard Roc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797" table:formula="of:=[.A290]+1" table:style-name="ce5">
            <text:p>797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Don</text:p>
          </table:table-cell>
          <table:table-cell office:value-type="time" office:time-value="PT0H3M3S" table:style-name="ce3">
            <text:p>03:03</text:p>
          </table:table-cell>
          <table:table-cell office:value-type="string" table:style-name="ce1">
            <text:p>Sin Restricciones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98" table:formula="of:=[.A291]+1" table:style-name="ce5">
            <text:p>798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Perfecta</text:p>
          </table:table-cell>
          <table:table-cell office:value-type="time" office:time-value="PT0H3M45S" table:style-name="ce3">
            <text:p>03:45</text:p>
          </table:table-cell>
          <table:table-cell office:value-type="string" table:style-name="ce1">
            <text:p>El Disco De Tu Corazón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799" table:formula="of:=[.A292]+1" table:style-name="ce5">
            <text:p>799</text:p>
          </table:table-cell>
          <table:table-cell office:value-type="string" table:style-name="ce1">
            <text:p>Miriam Hernandez</text:p>
          </table:table-cell>
          <table:table-cell office:value-type="string" table:style-name="ce1">
            <text:p>El Hombre que yo Amo</text:p>
          </table:table-cell>
          <table:table-cell office:value-type="time" office:time-value="PT0H3M36S" table:style-name="ce3">
            <text:p>03:36</text:p>
          </table:table-cell>
          <table:table-cell office:value-type="string" table:style-name="ce1">
            <text:p>Huellas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00" table:formula="of:=[.A293]+1" table:style-name="ce5">
            <text:p>800</text:p>
          </table:table-cell>
          <table:table-cell office:value-type="string" table:style-name="ce1">
            <text:p>Moenia</text:p>
          </table:table-cell>
          <table:table-cell office:value-type="string" table:style-name="ce1">
            <text:p>No dices mas</text:p>
          </table:table-cell>
          <table:table-cell office:value-type="time" office:time-value="PT0H4M20S" table:style-name="ce3">
            <text:p>04:2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01" table:formula="of:=[.A294]+1" table:style-name="ce5">
            <text:p>801</text:p>
          </table:table-cell>
          <table:table-cell office:value-type="string" table:style-name="ce1">
            <text:p>Molotov</text:p>
          </table:table-cell>
          <table:table-cell office:value-type="string" table:style-name="ce1">
            <text:p>Frijolero</text:p>
          </table:table-cell>
          <table:table-cell office:value-type="time" office:time-value="PT0H3M28S" table:style-name="ce3">
            <text:p>03:2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02" table:formula="of:=[.A295]+1" table:style-name="ce5">
            <text:p>802</text:p>
          </table:table-cell>
          <table:table-cell office:value-type="string" table:style-name="ce1">
            <text:p>Nino Bravo</text:p>
          </table:table-cell>
          <table:table-cell office:value-type="string" table:style-name="ce1">
            <text:p>Cartas amarillas</text:p>
          </table:table-cell>
          <table:table-cell office:value-type="time" office:time-value="PT0H3M50S" table:style-name="ce3">
            <text:p>03:5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03" table:formula="of:=[.A296]+1" table:style-name="ce5">
            <text:p>803</text:p>
          </table:table-cell>
          <table:table-cell office:value-type="string" table:style-name="ce1">
            <text:p>Nino Bravo</text:p>
          </table:table-cell>
          <table:table-cell office:value-type="string" table:style-name="ce1">
            <text:p>Te quiero te quiero</text:p>
          </table:table-cell>
          <table:table-cell office:value-type="time" office:time-value="PT0H2M50S" table:style-name="ce3">
            <text:p>02:50</text:p>
          </table:table-cell>
          <table:table-cell office:value-type="string" table:style-name="ce1">
            <text:p>Grandes Exitos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804" table:formula="of:=[.A297]+1" table:style-name="ce5">
            <text:p>804</text:p>
          </table:table-cell>
          <table:table-cell office:value-type="string" table:style-name="ce1">
            <text:p>Noel</text:p>
          </table:table-cell>
          <table:table-cell office:value-type="string" table:style-name="ce1">
            <text:p>No Veo La Hora</text:p>
          </table:table-cell>
          <table:table-cell office:value-type="time" office:time-value="PT0H4M20S" table:style-name="ce3">
            <text:p>04:2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805" table:formula="of:=[.A298]+1" table:style-name="ce5">
            <text:p>805</text:p>
          </table:table-cell>
          <table:table-cell office:value-type="string" table:style-name="ce1">
            <text:p>Obie Bermudez</text:p>
          </table:table-cell>
          <table:table-cell office:value-type="string" table:style-name="ce1">
            <text:p>Antes</text:p>
          </table:table-cell>
          <table:table-cell office:value-type="time" office:time-value="PT0H3M39S" table:style-name="ce3">
            <text:p>03:39</text:p>
          </table:table-cell>
          <table:table-cell office:value-type="string" table:style-name="ce1">
            <text:p>Album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06" table:formula="of:=[.A299]+1" table:style-name="ce5">
            <text:p>806</text:p>
          </table:table-cell>
          <table:table-cell office:value-type="string" table:style-name="ce1">
            <text:p>Obie Bermudez</text:p>
          </table:table-cell>
          <table:table-cell office:value-type="string" table:style-name="ce1">
            <text:p>Me canse de ti</text:p>
          </table:table-cell>
          <table:table-cell office:value-type="time" office:time-value="PT0H3M7S" table:style-name="ce3">
            <text:p>03:07</text:p>
          </table:table-cell>
          <table:table-cell office:value-type="string" table:style-name="ce1">
            <text:p>Confesiones</text:p>
          </table:table-cell>
          <table:table-cell office:value-type="string" table:style-name="ce1">
            <text:p>Blues</text:p>
          </table:table-cell>
          <table:table-cell office:value-type="float" office:value="224" table:style-name="ce1">
            <text:p>224</text:p>
          </table:table-cell>
          <table:table-cell table:number-columns-repeated="16377"/>
        </table:table-row>
        <table:table-row table:style-name="ro1">
          <table:table-cell office:value-type="float" office:value="807" table:formula="of:=[.A300]+1" table:style-name="ce5">
            <text:p>807</text:p>
          </table:table-cell>
          <table:table-cell office:value-type="string" table:style-name="ce1">
            <text:p>Pandora</text:p>
          </table:table-cell>
          <table:table-cell office:value-type="string" table:style-name="ce1">
            <text:p>Como te va mi amor</text:p>
          </table:table-cell>
          <table:table-cell office:value-type="time" office:time-value="PT0H3M37S" table:style-name="ce3">
            <text:p>03:3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08" table:formula="of:=[.A301]+1" table:style-name="ce5">
            <text:p>808</text:p>
          </table:table-cell>
          <table:table-cell office:value-type="string" table:style-name="ce1">
            <text:p>Pandora</text:p>
          </table:table-cell>
          <table:table-cell office:value-type="string" table:style-name="ce1">
            <text:p>popurri debo hacerlo - caray- querida - me nace del corazón</text:p>
          </table:table-cell>
          <table:table-cell office:value-type="time" office:time-value="PT0H4M55S" table:style-name="ce3">
            <text:p>04:55</text:p>
          </table:table-cell>
          <table:table-cell office:value-type="string" table:style-name="ce1">
            <text:p>CON AMOR ETERNO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09" table:formula="of:=[.A302]+1" table:style-name="ce5">
            <text:p>809</text:p>
          </table:table-cell>
          <table:table-cell office:value-type="string" table:style-name="ce1">
            <text:p>Paulina Rubio</text:p>
          </table:table-cell>
          <table:table-cell office:value-type="string" table:style-name="ce1">
            <text:p>El Ultimo Adios</text:p>
          </table:table-cell>
          <table:table-cell office:value-type="time" office:time-value="PT0H4M30S" table:style-name="ce3">
            <text:p>04:3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10" table:formula="of:=[.A303]+1" table:style-name="ce5">
            <text:p>810</text:p>
          </table:table-cell>
          <table:table-cell office:value-type="string" table:style-name="ce1">
            <text:p>Paulina Rubio</text:p>
          </table:table-cell>
          <table:table-cell office:value-type="string" table:style-name="ce1">
            <text:p>Ni Una Sola Palabra</text:p>
          </table:table-cell>
          <table:table-cell office:value-type="time" office:time-value="PT0H3M52S" table:style-name="ce3">
            <text:p>03:52</text:p>
          </table:table-cell>
          <table:table-cell office:value-type="string" table:style-name="ce1">
            <text:p>Ananda</text:p>
          </table:table-cell>
          <table:table-cell office:value-type="string" table:style-name="ce1">
            <text:p>Pop Latin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811" table:formula="of:=[.A304]+1" table:style-name="ce5">
            <text:p>811</text:p>
          </table:table-cell>
          <table:table-cell office:value-type="string" table:style-name="ce1">
            <text:p>Pepe Aguilar</text:p>
          </table:table-cell>
          <table:table-cell office:value-type="string" table:style-name="ce1">
            <text:p>Mi buen corazon</text:p>
          </table:table-cell>
          <table:table-cell office:value-type="time" office:time-value="PT0H4M49S" table:style-name="ce3">
            <text:p>04:4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12" table:formula="of:=[.A305]+1" table:style-name="ce5">
            <text:p>812</text:p>
          </table:table-cell>
          <table:table-cell office:value-type="string" table:style-name="ce1">
            <text:p>Pepe Aguilar</text:p>
          </table:table-cell>
          <table:table-cell office:value-type="string" table:style-name="ce1">
            <text:p>Miedo</text:p>
          </table:table-cell>
          <table:table-cell office:value-type="time" office:time-value="PT0H4M35S" table:style-name="ce3">
            <text:p>04:35</text:p>
          </table:table-cell>
          <table:table-cell office:value-type="string" table:style-name="ce1">
            <text:p>Big Brother Vip 3</text:p>
          </table:table-cell>
          <table:table-cell office:value-type="string" table:style-name="ce1">
            <text:p>Soundtrac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813" table:formula="of:=[.A306]+1" table:style-name="ce5">
            <text:p>813</text:p>
          </table:table-cell>
          <table:table-cell office:value-type="string" table:style-name="ce1">
            <text:p>Pepe Aguilar</text:p>
          </table:table-cell>
          <table:table-cell office:value-type="string" table:style-name="ce1">
            <text:p>Por una mujer bonita</text:p>
          </table:table-cell>
          <table:table-cell office:value-type="time" office:time-value="PT0H2M45S" table:style-name="ce3">
            <text:p>02:45</text:p>
          </table:table-cell>
          <table:table-cell table:number-columns-repeated="2" table:style-name="ce1"/>
          <table:table-cell office:value-type="float" office:value="157" table:style-name="ce1">
            <text:p>157</text:p>
          </table:table-cell>
          <table:table-cell table:number-columns-repeated="16377"/>
        </table:table-row>
        <table:table-row table:style-name="ro1">
          <table:table-cell office:value-type="float" office:value="814" table:formula="of:=[.A307]+1" table:style-name="ce5">
            <text:p>814</text:p>
          </table:table-cell>
          <table:table-cell office:value-type="string" table:style-name="ce1">
            <text:p>Pepe Aguilar</text:p>
          </table:table-cell>
          <table:table-cell office:value-type="string" table:style-name="ce1">
            <text:p>Prometiste</text:p>
          </table:table-cell>
          <table:table-cell office:value-type="time" office:time-value="PT0H3M32S" table:style-name="ce3">
            <text:p>03:32</text:p>
          </table:table-cell>
          <table:table-cell office:value-type="string" table:style-name="ce1">
            <text:p>Negociaré con la Pena</text:p>
          </table:table-cell>
          <table:table-cell office:value-type="string" table:style-name="ce1">
            <text:p>Po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815" table:formula="of:=[.A308]+1" table:style-name="ce5">
            <text:p>815</text:p>
          </table:table-cell>
          <table:table-cell office:value-type="string" table:style-name="ce1">
            <text:p>Pepe Aguilar ft. Tizziano Ferro</text:p>
          </table:table-cell>
          <table:table-cell office:value-type="string" table:style-name="ce1">
            <text:p>Mi credo</text:p>
          </table:table-cell>
          <table:table-cell office:value-type="time" office:time-value="PT0H5M8S" table:style-name="ce3">
            <text:p>05:08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816" table:formula="of:=[.A309]+1" table:style-name="ce5">
            <text:p>816</text:p>
          </table:table-cell>
          <table:table-cell office:value-type="string" table:style-name="ce1">
            <text:p>Percance</text:p>
          </table:table-cell>
          <table:table-cell office:value-type="string" table:style-name="ce1">
            <text:p>Gira el mundo</text:p>
          </table:table-cell>
          <table:table-cell office:value-type="time" office:time-value="PT0H3M39S" table:style-name="ce3">
            <text:p>03:39</text:p>
          </table:table-cell>
          <table:table-cell office:value-type="string" table:style-name="ce1">
            <text:p>Gira el Mundo</text:p>
          </table:table-cell>
          <table:table-cell office:value-type="string" table:style-name="ce1">
            <text:p>Sk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17" table:formula="of:=[.A310]+1" table:style-name="ce5">
            <text:p>817</text:p>
          </table:table-cell>
          <table:table-cell office:value-type="string" table:style-name="ce1">
            <text:p>Pimpinela</text:p>
          </table:table-cell>
          <table:table-cell office:value-type="string" table:style-name="ce1">
            <text:p>Olvidame y Pega la Vuelta</text:p>
          </table:table-cell>
          <table:table-cell office:value-type="time" office:time-value="PT0H3M4S" table:style-name="ce3">
            <text:p>03:04</text:p>
          </table:table-cell>
          <table:table-cell office:value-type="string" table:style-name="ce1">
            <text:p>Antologia Musical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18" table:formula="of:=[.A311]+1" table:style-name="ce5">
            <text:p>818</text:p>
          </table:table-cell>
          <table:table-cell office:value-type="string" table:style-name="ce1">
            <text:p>Raphael</text:p>
          </table:table-cell>
          <table:table-cell office:value-type="string" table:style-name="ce1">
            <text:p>En carne viva</text:p>
          </table:table-cell>
          <table:table-cell office:value-type="time" office:time-value="PT0H4M8S" table:style-name="ce3">
            <text:p>04:08</text:p>
          </table:table-cell>
          <table:table-cell office:value-type="string" table:style-name="ce1">
            <text:p>Maravilloso</text:p>
          </table:table-cell>
          <table:table-cell office:value-type="string" table:style-name="ce1">
            <text:p>Pop</text:p>
          </table:table-cell>
          <table:table-cell office:value-type="float" office:value="202" table:style-name="ce1">
            <text:p>202</text:p>
          </table:table-cell>
          <table:table-cell table:number-columns-repeated="16377"/>
        </table:table-row>
        <table:table-row table:style-name="ro1">
          <table:table-cell office:value-type="float" office:value="819" table:formula="of:=[.A312]+1" table:style-name="ce5">
            <text:p>819</text:p>
          </table:table-cell>
          <table:table-cell office:value-type="string" table:style-name="ce1">
            <text:p>RBD</text:p>
          </table:table-cell>
          <table:table-cell office:value-type="string" table:style-name="ce1">
            <text:p>Enseñame</text:p>
          </table:table-cell>
          <table:table-cell office:value-type="time" office:time-value="PT0H3M40S" table:style-name="ce3">
            <text:p>03:40</text:p>
          </table:table-cell>
          <table:table-cell office:value-type="string" table:style-name="ce1">
            <text:p>Rebelde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820" table:formula="of:=[.A313]+1" table:style-name="ce5">
            <text:p>820</text:p>
          </table:table-cell>
          <table:table-cell office:value-type="string" table:style-name="ce1">
            <text:p>RBD</text:p>
          </table:table-cell>
          <table:table-cell office:value-type="string" table:style-name="ce1">
            <text:p>Este Corazon</text:p>
          </table:table-cell>
          <table:table-cell office:value-type="time" office:time-value="PT0H3M30S" table:style-name="ce3">
            <text:p>03:30</text:p>
          </table:table-cell>
          <table:table-cell office:value-type="string" table:style-name="ce1">
            <text:p>Nuestro Amor</text:p>
          </table:table-cell>
          <table:table-cell office:value-type="string" table:style-name="ce1">
            <text:p>Rock/Pop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821" table:formula="of:=[.A314]+1" table:style-name="ce5">
            <text:p>821</text:p>
          </table:table-cell>
          <table:table-cell office:value-type="string" table:style-name="ce1">
            <text:p>RBD</text:p>
          </table:table-cell>
          <table:table-cell office:value-type="string" table:style-name="ce1">
            <text:p>Ser o Parecer</text:p>
          </table:table-cell>
          <table:table-cell office:value-type="time" office:time-value="PT0H3M31S" table:style-name="ce3">
            <text:p>03:31</text:p>
          </table:table-cell>
          <table:table-cell office:value-type="string" table:style-name="ce1">
            <text:p>Celestial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822" table:formula="of:=[.A315]+1" table:style-name="ce5">
            <text:p>822</text:p>
          </table:table-cell>
          <table:table-cell office:value-type="string" table:style-name="ce1">
            <text:p>RBD</text:p>
          </table:table-cell>
          <table:table-cell office:value-type="string" table:style-name="ce1">
            <text:p>Tras de mi</text:p>
          </table:table-cell>
          <table:table-cell office:value-type="time" office:time-value="PT0H3M11S" table:style-name="ce3">
            <text:p>03:11</text:p>
          </table:table-cell>
          <table:table-cell office:value-type="string" table:style-name="ce1">
            <text:p>Nuestro Amor</text:p>
          </table:table-cell>
          <table:table-cell office:value-type="string" table:style-name="ce1">
            <text:p>Rock/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23" table:formula="of:=[.A316]+1" table:style-name="ce5">
            <text:p>823</text:p>
          </table:table-cell>
          <table:table-cell office:value-type="string" table:style-name="ce1">
            <text:p>Reik</text:p>
          </table:table-cell>
          <table:table-cell office:value-type="string" table:style-name="ce1">
            <text:p>Creo En Ti</text:p>
          </table:table-cell>
          <table:table-cell office:value-type="time" office:time-value="PT0H2M50S" table:style-name="ce3">
            <text:p>02:5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24" table:formula="of:=[.A317]+1" table:style-name="ce5">
            <text:p>824</text:p>
          </table:table-cell>
          <table:table-cell office:value-type="string" table:style-name="ce1">
            <text:p>Reik</text:p>
          </table:table-cell>
          <table:table-cell office:value-type="string" table:style-name="ce1">
            <text:p>Me Duele Amarte</text:p>
          </table:table-cell>
          <table:table-cell office:value-type="time" office:time-value="PT0H3M13S" table:style-name="ce3">
            <text:p>03:13</text:p>
          </table:table-cell>
          <table:table-cell office:value-type="string" table:style-name="ce1">
            <text:p>Secuencia</text:p>
          </table:table-cell>
          <table:table-cell office:value-type="string" table:style-name="ce1">
            <text:p>Pop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825" table:formula="of:=[.A318]+1" table:style-name="ce5">
            <text:p>825</text:p>
          </table:table-cell>
          <table:table-cell office:value-type="string" table:style-name="ce1">
            <text:p>Reik</text:p>
          </table:table-cell>
          <table:table-cell office:value-type="string" table:style-name="ce1">
            <text:p>Niña</text:p>
          </table:table-cell>
          <table:table-cell office:value-type="time" office:time-value="PT0H2M51S" table:style-name="ce3">
            <text:p>02:51</text:p>
          </table:table-cell>
          <table:table-cell office:value-type="string" table:style-name="ce1">
            <text:p>REIK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26" table:formula="of:=[.A319]+1" table:style-name="ce5">
            <text:p>826</text:p>
          </table:table-cell>
          <table:table-cell office:value-type="string" table:style-name="ce1">
            <text:p>ReiK</text:p>
          </table:table-cell>
          <table:table-cell office:value-type="string" table:style-name="ce1">
            <text:p>Noviembre Sin Ti</text:p>
          </table:table-cell>
          <table:table-cell office:value-type="time" office:time-value="PT0H3M23S" table:style-name="ce3">
            <text:p>03:23</text:p>
          </table:table-cell>
          <table:table-cell office:value-type="string" table:style-name="ce1">
            <text:p>ReiK</text:p>
          </table:table-cell>
          <table:table-cell office:value-type="string" table:style-name="ce1">
            <text:p>General 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27" table:formula="of:=[.A320]+1" table:style-name="ce5">
            <text:p>827</text:p>
          </table:table-cell>
          <table:table-cell office:value-type="string" table:style-name="ce1">
            <text:p>Reik</text:p>
          </table:table-cell>
          <table:table-cell office:value-type="string" table:style-name="ce1">
            <text:p>Sin Conocerte</text:p>
          </table:table-cell>
          <table:table-cell office:value-type="time" office:time-value="PT0H3M15S" table:style-name="ce3">
            <text:p>03:15</text:p>
          </table:table-cell>
          <table:table-cell office:value-type="string" table:style-name="ce1">
            <text:p>Secuencia</text:p>
          </table:table-cell>
          <table:table-cell office:value-type="string" table:style-name="ce1">
            <text:p>Pop En Español</text:p>
          </table:table-cell>
          <table:table-cell office:value-type="float" office:value="227" table:style-name="ce1">
            <text:p>227</text:p>
          </table:table-cell>
          <table:table-cell table:number-columns-repeated="16377"/>
        </table:table-row>
        <table:table-row table:style-name="ro1">
          <table:table-cell office:value-type="float" office:value="828" table:formula="of:=[.A321]+1" table:style-name="ce5">
            <text:p>828</text:p>
          </table:table-cell>
          <table:table-cell office:value-type="string" table:style-name="ce1">
            <text:p>Reik</text:p>
          </table:table-cell>
          <table:table-cell office:value-type="string" table:style-name="ce1">
            <text:p>Vuelve</text:p>
          </table:table-cell>
          <table:table-cell office:value-type="time" office:time-value="PT0H3M18S" table:style-name="ce3">
            <text:p>03:18</text:p>
          </table:table-cell>
          <table:table-cell office:value-type="string" table:style-name="ce1">
            <text:p>REIK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29" table:formula="of:=[.A322]+1" table:style-name="ce5">
            <text:p>829</text:p>
          </table:table-cell>
          <table:table-cell office:value-type="string" table:style-name="ce1">
            <text:p>Reik</text:p>
          </table:table-cell>
          <table:table-cell office:value-type="string" table:style-name="ce1">
            <text:p>Yo quisiera ser</text:p>
          </table:table-cell>
          <table:table-cell office:value-type="time" office:time-value="PT0H3M37S" table:style-name="ce3">
            <text:p>03:3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30" table:formula="of:=[.A323]+1" table:style-name="ce5">
            <text:p>830</text:p>
          </table:table-cell>
          <table:table-cell office:value-type="string" table:style-name="ce1">
            <text:p>Reik feat. Maite Perroni</text:p>
          </table:table-cell>
          <table:table-cell office:value-type="string" table:style-name="ce1">
            <text:p>Mi Pecado</text:p>
          </table:table-cell>
          <table:table-cell office:value-type="time" office:time-value="PT0H3M36S" table:style-name="ce3">
            <text:p>03:36</text:p>
          </table:table-cell>
          <table:table-cell table:number-columns-repeated="2" table:style-name="ce1"/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31" table:formula="of:=[.A324]+1" table:style-name="ce5">
            <text:p>831</text:p>
          </table:table-cell>
          <table:table-cell office:value-type="string" table:style-name="ce1">
            <text:p>Reily</text:p>
          </table:table-cell>
          <table:table-cell office:value-type="string" table:style-name="ce1">
            <text:p>Desde Que Llegaste</text:p>
          </table:table-cell>
          <table:table-cell office:value-type="time" office:time-value="PT0H3M35S" table:style-name="ce3">
            <text:p>03:35</text:p>
          </table:table-cell>
          <table:table-cell office:value-type="string" table:style-name="ce1">
            <text:p>Ladies Night OST</text:p>
          </table:table-cell>
          <table:table-cell office:value-type="string" table:style-name="ce1">
            <text:p>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832" table:formula="of:=[.A325]+1" table:style-name="ce5">
            <text:p>832</text:p>
          </table:table-cell>
          <table:table-cell office:value-type="string" table:style-name="ce1">
            <text:p>Reily</text:p>
          </table:table-cell>
          <table:table-cell office:value-type="string" table:style-name="ce1">
            <text:p>La Descarada</text:p>
          </table:table-cell>
          <table:table-cell office:value-type="time" office:time-value="PT0H3M22S" table:style-name="ce3">
            <text:p>03:22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33" table:formula="of:=[.A326]+1" table:style-name="ce5">
            <text:p>833</text:p>
          </table:table-cell>
          <table:table-cell office:value-type="string" table:style-name="ce1">
            <text:p>Reily</text:p>
          </table:table-cell>
          <table:table-cell office:value-type="string" table:style-name="ce1">
            <text:p>mentirosa</text:p>
          </table:table-cell>
          <table:table-cell office:value-type="time" office:time-value="PT0H3M33S" table:style-name="ce3">
            <text:p>03:33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834" table:formula="of:=[.A327]+1" table:style-name="ce5">
            <text:p>834</text:p>
          </table:table-cell>
          <table:table-cell office:value-type="string" table:style-name="ce1">
            <text:p>Reily</text:p>
          </table:table-cell>
          <table:table-cell office:value-type="string" table:style-name="ce1">
            <text:p>Tonto Enamorado</text:p>
          </table:table-cell>
          <table:table-cell office:value-type="time" office:time-value="PT0H3M32S" table:style-name="ce3">
            <text:p>03:32</text:p>
          </table:table-cell>
          <table:table-cell office:value-type="string" table:style-name="ce1">
            <text:p>Reyli en la Luna</text:p>
          </table:table-cell>
          <table:table-cell office:value-type="string" table:style-name="ce1">
            <text:p>Acoustic P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835" table:formula="of:=[.A328]+1" table:style-name="ce5">
            <text:p>835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A ti</text:p>
          </table:table-cell>
          <table:table-cell office:value-type="time" office:time-value="PT0H4M50S" table:style-name="ce3">
            <text:p>04:50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Desconocido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36" table:formula="of:=[.A329]+1" table:style-name="ce5">
            <text:p>836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Acompáñame a Estar Solo</text:p>
          </table:table-cell>
          <table:table-cell office:value-type="time" office:time-value="PT0H4M32S" table:style-name="ce3">
            <text:p>04:32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37" table:formula="of:=[.A330]+1" table:style-name="ce5">
            <text:p>837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Adiós Melancolía</text:p>
          </table:table-cell>
          <table:table-cell office:value-type="time" office:time-value="PT0H4M55S" table:style-name="ce3">
            <text:p>04:55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38" table:formula="of:=[.A331]+1" table:style-name="ce5">
            <text:p>838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Amarte a ti</text:p>
          </table:table-cell>
          <table:table-cell office:value-type="time" office:time-value="PT0H4M13S" table:style-name="ce3">
            <text:p>04:13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39" table:formula="of:=[.A332]+1" table:style-name="ce5">
            <text:p>839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Amor de tele</text:p>
          </table:table-cell>
          <table:table-cell office:value-type="time" office:time-value="PT0H3M17S" table:style-name="ce3">
            <text:p>03:17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40" table:formula="of:=[.A333]+1" table:style-name="ce5">
            <text:p>840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Animal nocturno</text:p>
          </table:table-cell>
          <table:table-cell office:value-type="time" office:time-value="PT0H3M53S" table:style-name="ce3">
            <text:p>03:53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41" table:formula="of:=[.A334]+1" table:style-name="ce5">
            <text:p>841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Asignatura Pendiente</text:p>
          </table:table-cell>
          <table:table-cell office:value-type="time" office:time-value="PT0H3M53S" table:style-name="ce3">
            <text:p>03:53</text:p>
          </table:table-cell>
          <table:table-cell office:value-type="string" table:style-name="ce1">
            <text:p>Solo [Bonus CD] Disc 1</text:p>
          </table:table-cell>
          <table:table-cell office:value-type="string" table:style-name="ce1">
            <text:p>Latin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842" table:formula="of:=[.A335]+1" table:style-name="ce5">
            <text:p>842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Bar</text:p>
          </table:table-cell>
          <table:table-cell office:value-type="time" office:time-value="PT0H5M0S" table:style-name="ce3">
            <text:p>05:00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43" table:formula="of:=[.A336]+1" table:style-name="ce5">
            <text:p>843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Carabelas</text:p>
          </table:table-cell>
          <table:table-cell office:value-type="time" office:time-value="PT0H2M32S" table:style-name="ce3">
            <text:p>02:32</text:p>
          </table:table-cell>
          <table:table-cell office:value-type="string" table:style-name="ce1">
            <text:p>Galeria Caribe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44" table:formula="of:=[.A337]+1" table:style-name="ce5">
            <text:p>844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Cuando</text:p>
          </table:table-cell>
          <table:table-cell office:value-type="time" office:time-value="PT0H4M34S" table:style-name="ce3">
            <text:p>04:34</text:p>
          </table:table-cell>
          <table:table-cell office:value-type="string" table:style-name="ce1">
            <text:p>Galeria Caribe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45" table:formula="of:=[.A338]+1" table:style-name="ce5">
            <text:p>845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Dame</text:p>
          </table:table-cell>
          <table:table-cell office:value-type="time" office:time-value="PT0H3M46S" table:style-name="ce3">
            <text:p>03:46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46" table:formula="of:=[.A339]+1" table:style-name="ce5">
            <text:p>846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De Vez en Mes</text:p>
          </table:table-cell>
          <table:table-cell office:value-type="time" office:time-value="PT0H4M22S" table:style-name="ce3">
            <text:p>04:22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47" table:formula="of:=[.A340]+1" table:style-name="ce5">
            <text:p>847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Del otro lado del sol</text:p>
          </table:table-cell>
          <table:table-cell office:value-type="time" office:time-value="PT0H4M45S" table:style-name="ce3">
            <text:p>04:45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48" table:formula="of:=[.A341]+1" table:style-name="ce5">
            <text:p>848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Desde la Calle 33</text:p>
          </table:table-cell>
          <table:table-cell office:value-type="time" office:time-value="PT0H4M10S" table:style-name="ce3">
            <text:p>04:1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49" table:formula="of:=[.A342]+1" table:style-name="ce5">
            <text:p>849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Dime que no</text:p>
          </table:table-cell>
          <table:table-cell office:value-type="time" office:time-value="PT0H4M26S" table:style-name="ce3">
            <text:p>04:26</text:p>
          </table:table-cell>
          <table:table-cell office:value-type="string" table:style-name="ce1">
            <text:p>Sin daños a terceros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50" table:formula="of:=[.A343]+1" table:style-name="ce5">
            <text:p>850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Duele Verte</text:p>
          </table:table-cell>
          <table:table-cell office:value-type="time" office:time-value="PT0H4M40S" table:style-name="ce3">
            <text:p>04:40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51" table:formula="of:=[.A344]+1" table:style-name="ce5">
            <text:p>851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El problema</text:p>
          </table:table-cell>
          <table:table-cell office:value-type="time" office:time-value="PT0H5M30S" table:style-name="ce3">
            <text:p>05:30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52" table:formula="of:=[.A345]+1" table:style-name="ce5">
            <text:p>852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Historia de taxi</text:p>
          </table:table-cell>
          <table:table-cell office:value-type="time" office:time-value="PT0H6M42S" table:style-name="ce3">
            <text:p>06:42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53" table:formula="of:=[.A346]+1" table:style-name="ce5">
            <text:p>853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Iluso</text:p>
          </table:table-cell>
          <table:table-cell office:value-type="time" office:time-value="PT0H6M47S" table:style-name="ce3">
            <text:p>06:47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54" table:formula="of:=[.A347]+1" table:style-name="ce5">
            <text:p>854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Jesus Verbo No Sustantivo</text:p>
          </table:table-cell>
          <table:table-cell office:value-type="time" office:time-value="PT0H6M46S" table:style-name="ce3">
            <text:p>06:46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55" table:formula="of:=[.A348]+1" table:style-name="ce5">
            <text:p>855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La Mujer Que No Soñe</text:p>
          </table:table-cell>
          <table:table-cell office:value-type="time" office:time-value="PT0H3M39S" table:style-name="ce3">
            <text:p>03:39</text:p>
          </table:table-cell>
          <table:table-cell office:value-type="string" table:style-name="ce1">
            <text:p>Solo [Bonus CD] Disc 1</text:p>
          </table:table-cell>
          <table:table-cell office:value-type="string" table:style-name="ce1">
            <text:p>Latin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856" table:formula="of:=[.A349]+1" table:style-name="ce5">
            <text:p>856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Lo Poco Que Queda de Mi</text:p>
          </table:table-cell>
          <table:table-cell office:value-type="time" office:time-value="PT0H4M57S" table:style-name="ce3">
            <text:p>04:57</text:p>
          </table:table-cell>
          <table:table-cell office:value-type="string" table:style-name="ce1">
            <text:p>Galeria Caribe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57" table:formula="of:=[.A350]+1" table:style-name="ce5">
            <text:p>857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Marta</text:p>
          </table:table-cell>
          <table:table-cell office:value-type="time" office:time-value="PT0H5M51S" table:style-name="ce3">
            <text:p>05:5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58" table:formula="of:=[.A351]+1" table:style-name="ce5">
            <text:p>858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Me Dejaste</text:p>
          </table:table-cell>
          <table:table-cell office:value-type="time" office:time-value="PT0H4M5S" table:style-name="ce3">
            <text:p>04:05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59" table:formula="of:=[.A352]+1" table:style-name="ce5">
            <text:p>859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Me enseñaste</text:p>
          </table:table-cell>
          <table:table-cell office:value-type="time" office:time-value="PT0H4M46S" table:style-name="ce3">
            <text:p>04:46</text:p>
          </table:table-cell>
          <table:table-cell office:value-type="string" table:style-name="ce1">
            <text:p>Si el Norte fuera el Sur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60" table:formula="of:=[.A353]+1" table:style-name="ce5">
            <text:p>860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Mentiroso</text:p>
          </table:table-cell>
          <table:table-cell office:value-type="time" office:time-value="PT0H3M58S" table:style-name="ce3">
            <text:p>03:58</text:p>
          </table:table-cell>
          <table:table-cell office:value-type="string" table:style-name="ce1">
            <text:p>Sin daños a terceros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61" table:formula="of:=[.A354]+1" table:style-name="ce5">
            <text:p>861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Mesias</text:p>
          </table:table-cell>
          <table:table-cell office:value-type="time" office:time-value="PT0H4M42S" table:style-name="ce3">
            <text:p>04:42</text:p>
          </table:table-cell>
          <table:table-cell office:value-type="string" table:style-name="ce1">
            <text:p>Galeria Caribe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62" table:formula="of:=[.A355]+1" table:style-name="ce5">
            <text:p>862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Minutos</text:p>
          </table:table-cell>
          <table:table-cell office:value-type="time" office:time-value="PT0H4M8S" table:style-name="ce3">
            <text:p>04:08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63" table:formula="of:=[.A356]+1" table:style-name="ce5">
            <text:p>863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Mojado</text:p>
          </table:table-cell>
          <table:table-cell office:value-type="time" office:time-value="PT0H4M43S" table:style-name="ce3">
            <text:p>04:43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64" table:formula="of:=[.A357]+1" table:style-name="ce5">
            <text:p>864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Mujer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65" table:formula="of:=[.A358]+1" table:style-name="ce5">
            <text:p>865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Mujeres</text:p>
          </table:table-cell>
          <table:table-cell office:value-type="time" office:time-value="PT0H3M27S" table:style-name="ce3">
            <text:p>03:2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66" table:formula="of:=[.A359]+1" table:style-name="ce5">
            <text:p>866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No estoy solo</text:p>
          </table:table-cell>
          <table:table-cell office:value-type="time" office:time-value="PT0H3M55S" table:style-name="ce3">
            <text:p>03:55</text:p>
          </table:table-cell>
          <table:table-cell office:value-type="string" table:style-name="ce1">
            <text:p>Sin daños a terceros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67" table:formula="of:=[.A360]+1" table:style-name="ce5">
            <text:p>867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No sirve de nada</text:p>
          </table:table-cell>
          <table:table-cell office:value-type="time" office:time-value="PT0H4M24S" table:style-name="ce3">
            <text:p>04:24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68" table:formula="of:=[.A361]+1" table:style-name="ce5">
            <text:p>868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No Te Cambio por Nada</text:p>
          </table:table-cell>
          <table:table-cell office:value-type="time" office:time-value="PT0H3M51S" table:style-name="ce3">
            <text:p>03:51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69" table:formula="of:=[.A362]+1" table:style-name="ce5">
            <text:p>869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Noticiero</text:p>
          </table:table-cell>
          <table:table-cell office:value-type="time" office:time-value="PT0H5M29S" table:style-name="ce3">
            <text:p>05:29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70" table:formula="of:=[.A363]+1" table:style-name="ce5">
            <text:p>870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Olvidarte</text:p>
          </table:table-cell>
          <table:table-cell office:value-type="time" office:time-value="PT0H5M31S" table:style-name="ce3">
            <text:p>05:31</text:p>
          </table:table-cell>
          <table:table-cell office:value-type="string" table:style-name="ce1">
            <text:p>Sin daños a terceros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71" table:formula="of:=[.A364]+1" table:style-name="ce5">
            <text:p>871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Pa' Que</text:p>
          </table:table-cell>
          <table:table-cell office:value-type="time" office:time-value="PT0H4M1S" table:style-name="ce3">
            <text:p>04:01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72" table:formula="of:=[.A365]+1" table:style-name="ce5">
            <text:p>872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Para Bien O Para Mal</text:p>
          </table:table-cell>
          <table:table-cell office:value-type="time" office:time-value="PT0H5M20S" table:style-name="ce3">
            <text:p>05:20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73" table:formula="of:=[.A366]+1" table:style-name="ce5">
            <text:p>873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Para Que Me Quieras Como Quiero</text:p>
          </table:table-cell>
          <table:table-cell office:value-type="time" office:time-value="PT0H4M37S" table:style-name="ce3">
            <text:p>04:37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74" table:formula="of:=[.A367]+1" table:style-name="ce5">
            <text:p>874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Pensar en Ti</text:p>
          </table:table-cell>
          <table:table-cell office:value-type="time" office:time-value="PT0H4M22S" table:style-name="ce3">
            <text:p>04:22</text:p>
          </table:table-cell>
          <table:table-cell office:value-type="string" table:style-name="ce1">
            <text:p>Galeria Caribe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75" table:formula="of:=[.A368]+1" table:style-name="ce5">
            <text:p>875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Pingüinos en la Cama</text:p>
          </table:table-cell>
          <table:table-cell office:value-type="time" office:time-value="PT0H3M48S" table:style-name="ce3">
            <text:p>03:48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76" table:formula="of:=[.A369]+1" table:style-name="ce5">
            <text:p>876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Por Tanto Amarte</text:p>
          </table:table-cell>
          <table:table-cell office:value-type="time" office:time-value="PT0H5M32S" table:style-name="ce3">
            <text:p>05:3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77" table:formula="of:=[.A370]+1" table:style-name="ce5">
            <text:p>877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Porque es tan cruel el amor</text:p>
          </table:table-cell>
          <table:table-cell office:value-type="time" office:time-value="PT0H4M38S" table:style-name="ce3">
            <text:p>04:38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Other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878" table:formula="of:=[.A371]+1" table:style-name="ce5">
            <text:p>878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Porque Hablamos</text:p>
          </table:table-cell>
          <table:table-cell office:value-type="time" office:time-value="PT0H4M41S" table:style-name="ce3">
            <text:p>04:41</text:p>
          </table:table-cell>
          <table:table-cell office:value-type="string" table:style-name="ce1">
            <text:p>Galeria Caribe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79" table:formula="of:=[.A372]+1" table:style-name="ce5">
            <text:p>879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Primera vez</text:p>
          </table:table-cell>
          <table:table-cell office:value-type="time" office:time-value="PT0H3M45S" table:style-name="ce3">
            <text:p>03:45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80" table:formula="of:=[.A373]+1" table:style-name="ce5">
            <text:p>880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Quesos, cosas, casas</text:p>
          </table:table-cell>
          <table:table-cell office:value-type="time" office:time-value="PT0H5M4S" table:style-name="ce3">
            <text:p>05:04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81" table:formula="of:=[.A374]+1" table:style-name="ce5">
            <text:p>881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Quien diria</text:p>
          </table:table-cell>
          <table:table-cell office:value-type="time" office:time-value="PT0H3M55S" table:style-name="ce3">
            <text:p>03:55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82" table:formula="of:=[.A375]+1" table:style-name="ce5">
            <text:p>882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Realmente No Estoy Tan Solo</text:p>
          </table:table-cell>
          <table:table-cell office:value-type="time" office:time-value="PT0H3M50S" table:style-name="ce3">
            <text:p>03:50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83" table:formula="of:=[.A376]+1" table:style-name="ce5">
            <text:p>883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Se fue</text:p>
          </table:table-cell>
          <table:table-cell office:value-type="time" office:time-value="PT0H4M18S" table:style-name="ce3">
            <text:p>04:18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84" table:formula="of:=[.A377]+1" table:style-name="ce5">
            <text:p>884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Señor Juez</text:p>
          </table:table-cell>
          <table:table-cell office:value-type="time" office:time-value="PT0H3M38S" table:style-name="ce3">
            <text:p>03:38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85" table:formula="of:=[.A378]+1" table:style-name="ce5">
            <text:p>885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Señora De Las 4 Decadas</text:p>
          </table:table-cell>
          <table:table-cell office:value-type="time" office:time-value="PT0H5M11S" table:style-name="ce3">
            <text:p>05:11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86" table:formula="of:=[.A379]+1" table:style-name="ce5">
            <text:p>886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Si Usted la Viera</text:p>
          </table:table-cell>
          <table:table-cell office:value-type="time" office:time-value="PT0H4M19S" table:style-name="ce3">
            <text:p>04:19</text:p>
          </table:table-cell>
          <table:table-cell office:value-type="string" table:style-name="ce1">
            <text:p>Galeria Caribe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87" table:formula="of:=[.A380]+1" table:style-name="ce5">
            <text:p>887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Soledad</text:p>
          </table:table-cell>
          <table:table-cell office:value-type="time" office:time-value="PT0H4M18S" table:style-name="ce3">
            <text:p>04:18</text:p>
          </table:table-cell>
          <table:table-cell office:value-type="string" table:style-name="ce1">
            <text:p>Solo [Bonus CD] Disc 1</text:p>
          </table:table-cell>
          <table:table-cell office:value-type="string" table:style-name="ce1">
            <text:p>Latin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888" table:formula="of:=[.A381]+1" table:style-name="ce5">
            <text:p>888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Sólo Quería un Café</text:p>
          </table:table-cell>
          <table:table-cell office:value-type="time" office:time-value="PT0H3M51S" table:style-name="ce3">
            <text:p>03:51</text:p>
          </table:table-cell>
          <table:table-cell office:value-type="string" table:style-name="ce1">
            <text:p>Galeria Caribe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89" table:formula="of:=[.A382]+1" table:style-name="ce5">
            <text:p>889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Tarde (sin daños a terceros)</text:p>
          </table:table-cell>
          <table:table-cell office:value-type="time" office:time-value="PT0H4M15S" table:style-name="ce3">
            <text:p>04:15</text:p>
          </table:table-cell>
          <table:table-cell office:value-type="string" table:style-name="ce1">
            <text:p>Sin daños a terceros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90" table:formula="of:=[.A383]+1" table:style-name="ce5">
            <text:p>890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Te Conozco</text:p>
          </table:table-cell>
          <table:table-cell office:value-type="time" office:time-value="PT0H4M10S" table:style-name="ce3">
            <text:p>04:10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91" table:formula="of:=[.A384]+1" table:style-name="ce5">
            <text:p>891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Te Enamoraste de Ti</text:p>
          </table:table-cell>
          <table:table-cell office:value-type="time" office:time-value="PT0H4M27S" table:style-name="ce3">
            <text:p>04:27</text:p>
          </table:table-cell>
          <table:table-cell office:value-type="string" table:style-name="ce1">
            <text:p>Galeria Caribe</text:p>
          </table:table-cell>
          <table:table-cell office:value-type="string" table:style-name="ce1">
            <text:p>Latin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92" table:formula="of:=[.A385]+1" table:style-name="ce5">
            <text:p>892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Te guste o no</text:p>
          </table:table-cell>
          <table:table-cell office:value-type="time" office:time-value="PT0H3M36S" table:style-name="ce3">
            <text:p>03:36</text:p>
          </table:table-cell>
          <table:table-cell office:value-type="string" table:style-name="ce1">
            <text:p>Sin daños a terceros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93" table:formula="of:=[.A386]+1" table:style-name="ce5">
            <text:p>893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Todo Estara Bien</text:p>
          </table:table-cell>
          <table:table-cell office:value-type="time" office:time-value="PT0H3M23S" table:style-name="ce3">
            <text:p>03:2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94" table:formula="of:=[.A387]+1" table:style-name="ce5">
            <text:p>894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Tu Reputacion</text:p>
          </table:table-cell>
          <table:table-cell office:value-type="time" office:time-value="PT0H4M48S" table:style-name="ce3">
            <text:p>04:48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164" table:style-name="ce1">
            <text:p>164</text:p>
          </table:table-cell>
          <table:table-cell table:number-columns-repeated="16377"/>
        </table:table-row>
        <table:table-row table:style-name="ro1">
          <table:table-cell office:value-type="float" office:value="895" table:formula="of:=[.A388]+1" table:style-name="ce5">
            <text:p>895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Tu</text:p>
          </table:table-cell>
          <table:table-cell office:value-type="time" office:time-value="PT0H4M27S" table:style-name="ce3">
            <text:p>04:27</text:p>
          </table:table-cell>
          <table:table-cell office:value-type="string" table:style-name="ce1">
            <text:p>Historias de un Animal Nocturno</text:p>
          </table:table-cell>
          <table:table-cell office:value-type="string" table:style-name="ce1">
            <text:p>Pop</text:p>
          </table:table-cell>
          <table:table-cell office:value-type="float" office:value="56" table:style-name="ce1">
            <text:p>56</text:p>
          </table:table-cell>
          <table:table-cell table:number-columns-repeated="16377"/>
        </table:table-row>
        <table:table-row table:style-name="ro1">
          <table:table-cell office:value-type="float" office:value="896" table:formula="of:=[.A389]+1" table:style-name="ce5">
            <text:p>896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Vida</text:p>
          </table:table-cell>
          <table:table-cell office:value-type="time" office:time-value="PT0H5M20S" table:style-name="ce3">
            <text:p>05:2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97" table:formula="of:=[.A390]+1" table:style-name="ce5">
            <text:p>897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Vivir Sin Ti Es Posible</text:p>
          </table:table-cell>
          <table:table-cell office:value-type="time" office:time-value="PT0H4M29S" table:style-name="ce3">
            <text:p>04:29</text:p>
          </table:table-cell>
          <table:table-cell office:value-type="string" table:style-name="ce1">
            <text:p>Santo Pec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898" table:formula="of:=[.A391]+1" table:style-name="ce5">
            <text:p>898</text:p>
          </table:table-cell>
          <table:table-cell office:value-type="string" table:style-name="ce1">
            <text:p>Ricardo Arjona</text:p>
          </table:table-cell>
          <table:table-cell office:value-type="string" table:style-name="ce1">
            <text:p>Ya No Me Acuerdo de Mi</text:p>
          </table:table-cell>
          <table:table-cell office:value-type="time" office:time-value="PT0H4M42S" table:style-name="ce3">
            <text:p>04:42</text:p>
          </table:table-cell>
          <table:table-cell office:value-type="string" table:style-name="ce1">
            <text:p>Adentr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899" table:formula="of:=[.A392]+1" table:style-name="ce5">
            <text:p>899</text:p>
          </table:table-cell>
          <table:table-cell office:value-type="string" table:style-name="ce1">
            <text:p>Ricardo Arjona &amp; Marta Sanchez</text:p>
          </table:table-cell>
          <table:table-cell office:value-type="string" table:style-name="ce1">
            <text:p>Tarde (sin daños a terceros)</text:p>
          </table:table-cell>
          <table:table-cell office:value-type="time" office:time-value="PT0H4M16S" table:style-name="ce3">
            <text:p>04:16</text:p>
          </table:table-cell>
          <table:table-cell office:value-type="string" table:style-name="ce1">
            <text:p>QUIEN DIJO AYER - Cd 1 Nuevas Versiones</text:p>
          </table:table-cell>
          <table:table-cell office:value-type="string" table:style-name="ce1">
            <text:p>Latina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00" table:formula="of:=[.A393]+1" table:style-name="ce5">
            <text:p>900</text:p>
          </table:table-cell>
          <table:table-cell office:value-type="string" table:style-name="ce1">
            <text:p>Ricardo Montaner</text:p>
          </table:table-cell>
          <table:table-cell office:value-type="string" table:style-name="ce1">
            <text:p>Besame En La Boca</text:p>
          </table:table-cell>
          <table:table-cell office:value-type="time" office:time-value="PT0H4M42S" table:style-name="ce3">
            <text:p>04:42</text:p>
          </table:table-cell>
          <table:table-cell office:value-type="string" table:style-name="ce1">
            <text:p>Ricardo Montaner Exitos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01" table:formula="of:=[.A394]+1" table:style-name="ce5">
            <text:p>901</text:p>
          </table:table-cell>
          <table:table-cell office:value-type="string" table:style-name="ce1">
            <text:p>Ricardo Montaner</text:p>
          </table:table-cell>
          <table:table-cell office:value-type="string" table:style-name="ce1">
            <text:p>Tan enamorados</text:p>
          </table:table-cell>
          <table:table-cell office:value-type="time" office:time-value="PT0H4M15S" table:style-name="ce3">
            <text:p>04:15</text:p>
          </table:table-cell>
          <table:table-cell office:value-type="string" table:style-name="ce1">
            <text:p>EXITOS</text:p>
          </table:table-cell>
          <table:table-cell office:value-type="string" table:style-name="ce1">
            <text:p>ROMANTICAS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02" table:formula="of:=[.A395]+1" table:style-name="ce5">
            <text:p>902</text:p>
          </table:table-cell>
          <table:table-cell office:value-type="string" table:style-name="ce1">
            <text:p>Ricardo Montaner</text:p>
          </table:table-cell>
          <table:table-cell office:value-type="string" table:style-name="ce1">
            <text:p>Yo sin ti</text:p>
          </table:table-cell>
          <table:table-cell office:value-type="time" office:time-value="PT0H3M28S" table:style-name="ce3">
            <text:p>03:2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03" table:formula="of:=[.A396]+1" table:style-name="ce5">
            <text:p>903</text:p>
          </table:table-cell>
          <table:table-cell office:value-type="string" table:style-name="ce1">
            <text:p>Ricardo Montaner ft. Alessandra</text:p>
          </table:table-cell>
          <table:table-cell office:value-type="string" table:style-name="ce1">
            <text:p>Amarte es mi Pecado</text:p>
          </table:table-cell>
          <table:table-cell office:value-type="time" office:time-value="PT0H4M15S" table:style-name="ce3">
            <text:p>04:15</text:p>
          </table:table-cell>
          <table:table-cell table:style-name="ce1"/>
          <table:table-cell office:value-type="string" table:style-name="ce1">
            <text:p>General Soundtrac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04" table:formula="of:=[.A397]+1" table:style-name="ce5">
            <text:p>904</text:p>
          </table:table-cell>
          <table:table-cell office:value-type="string" table:style-name="ce1">
            <text:p>Richard Clayderman</text:p>
          </table:table-cell>
          <table:table-cell office:value-type="string" table:style-name="ce1">
            <text:p>Balada para adelina</text:p>
          </table:table-cell>
          <table:table-cell office:value-type="time" office:time-value="PT0H2M34S" table:style-name="ce3">
            <text:p>02:3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05" table:formula="of:=[.A398]+1" table:style-name="ce5">
            <text:p>905</text:p>
          </table:table-cell>
          <table:table-cell office:value-type="string" table:style-name="ce1">
            <text:p>Richard Clayderman</text:p>
          </table:table-cell>
          <table:table-cell office:value-type="string" table:style-name="ce1">
            <text:p>Para Elisa</text:p>
          </table:table-cell>
          <table:table-cell office:value-type="time" office:time-value="PT0H4M15S" table:style-name="ce3">
            <text:p>04:1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06" table:formula="of:=[.A399]+1" table:style-name="ce5">
            <text:p>906</text:p>
          </table:table-cell>
          <table:table-cell office:value-type="string" table:style-name="ce1">
            <text:p>Ricki Martin</text:p>
          </table:table-cell>
          <table:table-cell office:value-type="string" table:style-name="ce1">
            <text:p>Fuego contra fuego</text:p>
          </table:table-cell>
          <table:table-cell office:value-type="time" office:time-value="PT0H4M19S" table:style-name="ce3">
            <text:p>04:1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07" table:formula="of:=[.A400]+1" table:style-name="ce5">
            <text:p>907</text:p>
          </table:table-cell>
          <table:table-cell office:value-type="string" table:style-name="ce1">
            <text:p>Rio Roma</text:p>
          </table:table-cell>
          <table:table-cell office:value-type="string" table:style-name="ce1">
            <text:p>Al Fin te Encontre</text:p>
          </table:table-cell>
          <table:table-cell office:value-type="time" office:time-value="PT0H3M36S" table:style-name="ce3">
            <text:p>03:36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table:number-columns-repeated="16377"/>
        </table:table-row>
        <table:table-row table:style-name="ro1">
          <table:table-cell office:value-type="float" office:value="908" table:formula="of:=[.A401]+1" table:style-name="ce5">
            <text:p>908</text:p>
          </table:table-cell>
          <table:table-cell office:value-type="string" table:style-name="ce1">
            <text:p>Rio Roma</text:p>
          </table:table-cell>
          <table:table-cell office:value-type="string" table:style-name="ce1">
            <text:p>Tu me cambiaste la vida</text:p>
          </table:table-cell>
          <table:table-cell office:value-type="time" office:time-value="PT0H4M12S" table:style-name="ce3">
            <text:p>04:12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09" table:formula="of:=[.A402]+1" table:style-name="ce5">
            <text:p>909</text:p>
          </table:table-cell>
          <table:table-cell office:value-type="string" table:style-name="ce1">
            <text:p>Roberto Carlos</text:p>
          </table:table-cell>
          <table:table-cell office:value-type="string" table:style-name="ce1">
            <text:p>El gato triste y azul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Jose Luis Perales</text:p>
          </table:table-cell>
          <table:table-cell office:value-type="string" table:style-name="ce1">
            <text:p>default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10" table:formula="of:=[.A403]+1" table:style-name="ce5">
            <text:p>910</text:p>
          </table:table-cell>
          <table:table-cell office:value-type="string" table:style-name="ce1">
            <text:p>Roberto Carlos</text:p>
          </table:table-cell>
          <table:table-cell office:value-type="string" table:style-name="ce1">
            <text:p>Lady Laura</text:p>
          </table:table-cell>
          <table:table-cell office:value-type="time" office:time-value="PT0H4M7S" table:style-name="ce3">
            <text:p>04:07</text:p>
          </table:table-cell>
          <table:table-cell office:value-type="string" table:style-name="ce1">
            <text:p>Canta Sus Grandes Exitos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11" table:formula="of:=[.A404]+1" table:style-name="ce5">
            <text:p>911</text:p>
          </table:table-cell>
          <table:table-cell office:value-type="string" table:style-name="ce1">
            <text:p>Rocio Durcal</text:p>
          </table:table-cell>
          <table:table-cell office:value-type="string" table:style-name="ce1">
            <text:p>Como tu mujer</text:p>
          </table:table-cell>
          <table:table-cell office:value-type="time" office:time-value="PT0H4M26S" table:style-name="ce3">
            <text:p>04:26</text:p>
          </table:table-cell>
          <table:table-cell office:value-type="string" table:style-name="ce1">
            <text:p>Tres Reinas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12" table:formula="of:=[.A405]+1" table:style-name="ce5">
            <text:p>912</text:p>
          </table:table-cell>
          <table:table-cell office:value-type="string" table:style-name="ce1">
            <text:p>Rocio Durcal</text:p>
          </table:table-cell>
          <table:table-cell office:value-type="string" table:style-name="ce1">
            <text:p>Costumbres</text:p>
          </table:table-cell>
          <table:table-cell office:value-type="time" office:time-value="PT0H4M24S" table:style-name="ce3">
            <text:p>04:24</text:p>
          </table:table-cell>
          <table:table-cell office:value-type="string" table:style-name="ce1">
            <text:p>TRIANGULO RANCHERO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913" table:formula="of:=[.A406]+1" table:style-name="ce5">
            <text:p>913</text:p>
          </table:table-cell>
          <table:table-cell office:value-type="string" table:style-name="ce1">
            <text:p>Rocio Durcal</text:p>
          </table:table-cell>
          <table:table-cell office:value-type="string" table:style-name="ce1">
            <text:p>La gata bajo la lluvia</text:p>
          </table:table-cell>
          <table:table-cell office:value-type="time" office:time-value="PT0H3M42S" table:style-name="ce3">
            <text:p>03:42</text:p>
          </table:table-cell>
          <table:table-cell office:value-type="string" table:style-name="ce1">
            <text:p>Baladas/Lo Mejor De Lo Mejor</text:p>
          </table:table-cell>
          <table:table-cell office:value-type="string" table:style-name="ce1">
            <text:p>vocal latino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14" table:formula="of:=[.A407]+1" table:style-name="ce5">
            <text:p>914</text:p>
          </table:table-cell>
          <table:table-cell office:value-type="string" table:style-name="ce1">
            <text:p>Rocio Durcal &amp; Juan Gabriel</text:p>
          </table:table-cell>
          <table:table-cell office:value-type="string" table:style-name="ce1">
            <text:p>Perdoname, olvidalo</text:p>
          </table:table-cell>
          <table:table-cell office:value-type="time" office:time-value="PT0H3M41S" table:style-name="ce3">
            <text:p>03:4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15" table:formula="of:=[.A408]+1" table:style-name="ce5">
            <text:p>915</text:p>
          </table:table-cell>
          <table:table-cell office:value-type="string" table:style-name="ce1">
            <text:p>Romeo Santos</text:p>
          </table:table-cell>
          <table:table-cell office:value-type="string" table:style-name="ce1">
            <text:p>Propuesta Indecente</text:p>
          </table:table-cell>
          <table:table-cell office:value-type="time" office:time-value="PT0H3M56S" table:style-name="ce3">
            <text:p>03:5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16" table:formula="of:=[.A409]+1" table:style-name="ce5">
            <text:p>916</text:p>
          </table:table-cell>
          <table:table-cell office:value-type="string" table:style-name="ce1">
            <text:p>Romeo Santos Ft. Mario Domm</text:p>
          </table:table-cell>
          <table:table-cell office:value-type="string" table:style-name="ce1">
            <text:p>Rival</text:p>
          </table:table-cell>
          <table:table-cell office:value-type="time" office:time-value="PT0H4M17S" table:style-name="ce3">
            <text:p>04:17</text:p>
          </table:table-cell>
          <table:table-cell office:value-type="string" table:style-name="ce1">
            <text:p>www.alantemusic.com</text:p>
          </table:table-cell>
          <table:table-cell office:value-type="string" table:style-name="ce1">
            <text:p>Alantemusic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917" table:formula="of:=[.A410]+1" table:style-name="ce5">
            <text:p>917</text:p>
          </table:table-cell>
          <table:table-cell office:value-type="string" table:style-name="ce1">
            <text:p>Rosario Tijeras</text:p>
          </table:table-cell>
          <table:table-cell office:value-type="string" table:style-name="ce1">
            <text:p>El Rey De Los Cielos</text:p>
          </table:table-cell>
          <table:table-cell office:value-type="time" office:time-value="PT0H2M50S" table:style-name="ce3">
            <text:p>02:50</text:p>
          </table:table-cell>
          <table:table-cell table:number-columns-repeated="2" table:style-name="ce1"/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18" table:formula="of:=[.A411]+1" table:style-name="ce5">
            <text:p>918</text:p>
          </table:table-cell>
          <table:table-cell office:value-type="string" table:style-name="ce1">
            <text:p>Rosario Tijeras</text:p>
          </table:table-cell>
          <table:table-cell office:value-type="string" table:style-name="ce1">
            <text:p>si voz no estas aqui</text:p>
          </table:table-cell>
          <table:table-cell office:value-type="time" office:time-value="PT0H3M34S" table:style-name="ce3">
            <text:p>03:34</text:p>
          </table:table-cell>
          <table:table-cell table:number-columns-repeated="2" table:style-name="ce1"/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19" table:formula="of:=[.A412]+1" table:style-name="ce5">
            <text:p>919</text:p>
          </table:table-cell>
          <table:table-cell office:value-type="string" table:style-name="ce1">
            <text:p>Sandro</text:p>
          </table:table-cell>
          <table:table-cell office:value-type="string" table:style-name="ce1">
            <text:p>Tus labios de rubi</text:p>
          </table:table-cell>
          <table:table-cell office:value-type="time" office:time-value="PT0H3M17S" table:style-name="ce3">
            <text:p>03:17</text:p>
          </table:table-cell>
          <table:table-cell office:value-type="string" table:style-name="ce1">
            <text:p>Musica del recuerdo</text:p>
          </table:table-cell>
          <table:table-cell office:value-type="string" table:style-name="ce1">
            <text:p>Balada Romantica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920" table:formula="of:=[.A413]+1" table:style-name="ce5">
            <text:p>920</text:p>
          </table:table-cell>
          <table:table-cell office:value-type="string" table:style-name="ce1">
            <text:p>Selena</text:p>
          </table:table-cell>
          <table:table-cell office:value-type="string" table:style-name="ce1">
            <text:p>Si una vez</text:p>
          </table:table-cell>
          <table:table-cell office:value-type="time" office:time-value="PT0H2M49S" table:style-name="ce3">
            <text:p>02:49</text:p>
          </table:table-cell>
          <table:table-cell office:value-type="string" table:style-name="ce1">
            <text:p>2008-10-26 1134</text:p>
          </table:table-cell>
          <table:table-cell office:value-type="string" table:style-name="ce1">
            <text:p>Other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921" table:formula="of:=[.A414]+1" table:style-name="ce5">
            <text:p>921</text:p>
          </table:table-cell>
          <table:table-cell office:value-type="string" table:style-name="ce1">
            <text:p>Selena</text:p>
          </table:table-cell>
          <table:table-cell office:value-type="string" table:style-name="ce1">
            <text:p>Yo tenia una esperanza</text:p>
          </table:table-cell>
          <table:table-cell office:value-type="time" office:time-value="PT0H3M23S" table:style-name="ce3">
            <text:p>03:23</text:p>
          </table:table-cell>
          <table:table-cell office:value-type="string" table:style-name="ce1">
            <text:p>Lo mejor de Selena</text:p>
          </table:table-cell>
          <table:table-cell office:value-type="string" table:style-name="ce1">
            <text:p>Chican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22" table:formula="of:=[.A415]+1" table:style-name="ce5">
            <text:p>922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Día de enero</text:p>
          </table:table-cell>
          <table:table-cell office:value-type="time" office:time-value="PT0H2M50S" table:style-name="ce3">
            <text:p>02:50</text:p>
          </table:table-cell>
          <table:table-cell table:number-columns-repeated="2" table:style-name="ce1"/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23" table:formula="of:=[.A416]+1" table:style-name="ce5">
            <text:p>923</text:p>
          </table:table-cell>
          <table:table-cell office:value-type="string" table:style-name="ce1">
            <text:p>Shakira <text:s/>ft. El Cata</text:p>
          </table:table-cell>
          <table:table-cell office:value-type="string" table:style-name="ce1">
            <text:p>Rabiosa</text:p>
          </table:table-cell>
          <table:table-cell office:value-type="time" office:time-value="PT0H2M53S" table:style-name="ce3">
            <text:p>02:53</text:p>
          </table:table-cell>
          <table:table-cell office:value-type="string" table:style-name="ce1">
            <text:p>Sale el Sol</text:p>
          </table:table-cell>
          <table:table-cell office:value-type="string" table:style-name="ce1">
            <text:p>Latin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924" table:formula="of:=[.A417]+1" table:style-name="ce5">
            <text:p>924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Hay Amores (El amor en los tiempos del colera)</text:p>
          </table:table-cell>
          <table:table-cell office:value-type="time" office:time-value="PT0H3M28S" table:style-name="ce3">
            <text:p>03:28</text:p>
          </table:table-cell>
          <table:table-cell office:value-type="string" table:style-name="ce1">
            <text:p>Love in times of cholera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25" table:formula="of:=[.A418]+1" table:style-name="ce5">
            <text:p>925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La Loba</text:p>
          </table:table-cell>
          <table:table-cell office:value-type="time" office:time-value="PT0H3M8S" table:style-name="ce3">
            <text:p>03:08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926" table:formula="of:=[.A419]+1" table:style-name="ce5">
            <text:p>926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La Pared</text:p>
          </table:table-cell>
          <table:table-cell office:value-type="time" office:time-value="PT0H2M39S" table:style-name="ce3">
            <text:p>02:39</text:p>
          </table:table-cell>
          <table:table-cell office:value-type="string" table:style-name="ce1">
            <text:p>Fijacion Oral 1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27" table:formula="of:=[.A420]+1" table:style-name="ce5">
            <text:p>927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La Tortura</text:p>
          </table:table-cell>
          <table:table-cell office:value-type="time" office:time-value="PT0H3M31S" table:style-name="ce3">
            <text:p>03:31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28" table:formula="of:=[.A421]+1" table:style-name="ce5">
            <text:p>928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Las De La Intuicion</text:p>
          </table:table-cell>
          <table:table-cell office:value-type="time" office:time-value="PT0H3M40S" table:style-name="ce3">
            <text:p>03:40</text:p>
          </table:table-cell>
          <table:table-cell office:value-type="string" table:style-name="ce1">
            <text:p>Fijacion Oral Vol. 1</text:p>
          </table:table-cell>
          <table:table-cell office:value-type="string" table:style-name="ce1">
            <text:p>Latin</text:p>
          </table:table-cell>
          <table:table-cell office:value-type="float" office:value="194" table:style-name="ce1">
            <text:p>194</text:p>
          </table:table-cell>
          <table:table-cell table:number-columns-repeated="16377"/>
        </table:table-row>
        <table:table-row table:style-name="ro1">
          <table:table-cell office:value-type="float" office:value="929" table:formula="of:=[.A422]+1" table:style-name="ce5">
            <text:p>929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Loca</text:p>
          </table:table-cell>
          <table:table-cell office:value-type="time" office:time-value="PT0H3M5S" table:style-name="ce3">
            <text:p>03:0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30" table:formula="of:=[.A423]+1" table:style-name="ce5">
            <text:p>930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No</text:p>
          </table:table-cell>
          <table:table-cell office:value-type="time" office:time-value="PT0H4M45S" table:style-name="ce3">
            <text:p>04:45</text:p>
          </table:table-cell>
          <table:table-cell office:value-type="string" table:style-name="ce1">
            <text:p>Fijacion Oral Vol. 1</text:p>
          </table:table-cell>
          <table:table-cell office:value-type="string" table:style-name="ce1">
            <text:p>Latin</text:p>
          </table:table-cell>
          <table:table-cell office:value-type="float" office:value="168" table:style-name="ce1">
            <text:p>168</text:p>
          </table:table-cell>
          <table:table-cell table:number-columns-repeated="16377"/>
        </table:table-row>
        <table:table-row table:style-name="ro1">
          <table:table-cell office:value-type="float" office:value="931" table:formula="of:=[.A424]+1" table:style-name="ce5">
            <text:p>931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Pies Descalzos Sueños Blancos</text:p>
          </table:table-cell>
          <table:table-cell office:value-type="time" office:time-value="PT0H3M26S" table:style-name="ce3">
            <text:p>03:26</text:p>
          </table:table-cell>
          <table:table-cell office:value-type="string" table:style-name="ce1">
            <text:p>Piez Descalzos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32" table:formula="of:=[.A425]+1" table:style-name="ce5">
            <text:p>932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She Wolf</text:p>
          </table:table-cell>
          <table:table-cell office:value-type="time" office:time-value="PT0H3M7S" table:style-name="ce3">
            <text:p>03:07</text:p>
          </table:table-cell>
          <table:table-cell office:value-type="string" table:style-name="ce1">
            <text:p>She Wolf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933" table:formula="of:=[.A426]+1" table:style-name="ce5">
            <text:p>933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Waka waka</text:p>
          </table:table-cell>
          <table:table-cell office:value-type="time" office:time-value="PT0H4M11S" table:style-name="ce3">
            <text:p>04:1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34" table:formula="of:=[.A427]+1" table:style-name="ce5">
            <text:p>934</text:p>
          </table:table-cell>
          <table:table-cell office:value-type="string" table:style-name="ce1">
            <text:p>Sie7e</text:p>
          </table:table-cell>
          <table:table-cell office:value-type="string" table:style-name="ce1">
            <text:p>Tengo tu love</text:p>
          </table:table-cell>
          <table:table-cell office:value-type="time" office:time-value="PT0H3M54S" table:style-name="ce3">
            <text:p>03:54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935" table:formula="of:=[.A428]+1" table:style-name="ce5">
            <text:p>935</text:p>
          </table:table-cell>
          <table:table-cell office:value-type="string" table:style-name="ce1">
            <text:p>Sin bandera</text:p>
          </table:table-cell>
          <table:table-cell office:value-type="string" table:style-name="ce1">
            <text:p>Sera</text:p>
          </table:table-cell>
          <table:table-cell office:value-type="time" office:time-value="PT0H3M34S" table:style-name="ce3">
            <text:p>03:34</text:p>
          </table:table-cell>
          <table:table-cell office:value-type="string" table:style-name="ce1">
            <text:p>Pasado</text:p>
          </table:table-cell>
          <table:table-cell office:value-type="string" table:style-name="ce1">
            <text:p>P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36" table:formula="of:=[.A429]+1" table:style-name="ce5">
            <text:p>936</text:p>
          </table:table-cell>
          <table:table-cell office:value-type="string" table:style-name="ce1">
            <text:p>Sin Banderas</text:p>
          </table:table-cell>
          <table:table-cell office:value-type="string" table:style-name="ce1">
            <text:p>a puro dolor</text:p>
          </table:table-cell>
          <table:table-cell office:value-type="time" office:time-value="PT0H3M32S" table:style-name="ce3">
            <text:p>03:3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37" table:formula="of:=[.A430]+1" table:style-name="ce5">
            <text:p>937</text:p>
          </table:table-cell>
          <table:table-cell office:value-type="string" table:style-name="ce1">
            <text:p>Sin Banderas</text:p>
          </table:table-cell>
          <table:table-cell office:value-type="string" table:style-name="ce1">
            <text:p>Contigo</text:p>
          </table:table-cell>
          <table:table-cell office:value-type="time" office:time-value="PT0H3M58S" table:style-name="ce3">
            <text:p>03:5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38" table:formula="of:=[.A431]+1" table:style-name="ce5">
            <text:p>938</text:p>
          </table:table-cell>
          <table:table-cell office:value-type="string" table:style-name="ce1">
            <text:p>Sin Banderas</text:p>
          </table:table-cell>
          <table:table-cell office:value-type="string" table:style-name="ce1">
            <text:p>Imaginame Sin Ti</text:p>
          </table:table-cell>
          <table:table-cell office:value-type="time" office:time-value="PT0H4M9S" table:style-name="ce3">
            <text:p>04:0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39" table:formula="of:=[.A432]+1" table:style-name="ce5">
            <text:p>939</text:p>
          </table:table-cell>
          <table:table-cell office:value-type="string" table:style-name="ce1">
            <text:p>Sin banderas</text:p>
          </table:table-cell>
          <table:table-cell office:value-type="string" table:style-name="ce1">
            <text:p>Que lloro</text:p>
          </table:table-cell>
          <table:table-cell office:value-type="time" office:time-value="PT0H4M2S" table:style-name="ce3">
            <text:p>04:0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40" table:formula="of:=[.A433]+1" table:style-name="ce5">
            <text:p>940</text:p>
          </table:table-cell>
          <table:table-cell office:value-type="string" table:style-name="ce1">
            <text:p>Soda Stereo</text:p>
          </table:table-cell>
          <table:table-cell office:value-type="string" table:style-name="ce1">
            <text:p>Cuando pase el temblor</text:p>
          </table:table-cell>
          <table:table-cell office:value-type="time" office:time-value="PT0H4M56S" table:style-name="ce3">
            <text:p>04:5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41" table:formula="of:=[.A434]+1" table:style-name="ce5">
            <text:p>941</text:p>
          </table:table-cell>
          <table:table-cell office:value-type="string" table:style-name="ce1">
            <text:p>Soda Stereo</text:p>
          </table:table-cell>
          <table:table-cell office:value-type="string" table:style-name="ce1">
            <text:p>De Musica Ligera</text:p>
          </table:table-cell>
          <table:table-cell office:value-type="time" office:time-value="PT0H3M34S" table:style-name="ce3">
            <text:p>03:34</text:p>
          </table:table-cell>
          <table:table-cell office:value-type="string" table:style-name="ce1">
            <text:p>Canción Animal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42" table:formula="of:=[.A435]+1" table:style-name="ce5">
            <text:p>942</text:p>
          </table:table-cell>
          <table:table-cell office:value-type="string" table:style-name="ce1">
            <text:p>Soda Stereo</text:p>
          </table:table-cell>
          <table:table-cell office:value-type="string" table:style-name="ce1">
            <text:p>Música ligera</text:p>
          </table:table-cell>
          <table:table-cell office:value-type="time" office:time-value="PT0H4M0S" table:style-name="ce3">
            <text:p>04:00</text:p>
          </table:table-cell>
          <table:table-cell office:value-type="string" table:style-name="ce1">
            <text:p>El ultimo concierto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43" table:formula="of:=[.A436]+1" table:style-name="ce5">
            <text:p>943</text:p>
          </table:table-cell>
          <table:table-cell office:value-type="string" table:style-name="ce1">
            <text:p>Tango India</text:p>
          </table:table-cell>
          <table:table-cell office:value-type="string" table:style-name="ce1">
            <text:p>Esperare</text:p>
          </table:table-cell>
          <table:table-cell office:value-type="time" office:time-value="PT0H4M10S" table:style-name="ce3">
            <text:p>04:1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44" table:formula="of:=[.A437]+1" table:style-name="ce5">
            <text:p>944</text:p>
          </table:table-cell>
          <table:table-cell office:value-type="string" table:style-name="ce1">
            <text:p>Tarkan</text:p>
          </table:table-cell>
          <table:table-cell office:value-type="string" table:style-name="ce1">
            <text:p>El beso</text:p>
          </table:table-cell>
          <table:table-cell office:value-type="time" office:time-value="PT0H3M53S" table:style-name="ce3">
            <text:p>03:5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45" table:formula="of:=[.A438]+1" table:style-name="ce5">
            <text:p>945</text:p>
          </table:table-cell>
          <table:table-cell office:value-type="string" table:style-name="ce1">
            <text:p>Tercer Cielo</text:p>
          </table:table-cell>
          <table:table-cell office:value-type="string" table:style-name="ce1">
            <text:p>Cada dia oro por ti</text:p>
          </table:table-cell>
          <table:table-cell office:value-type="time" office:time-value="PT0H4M6S" table:style-name="ce3">
            <text:p>04:06</text:p>
          </table:table-cell>
          <table:table-cell office:value-type="string" table:style-name="ce1">
            <text:p>Hollywood</text:p>
          </table:table-cell>
          <table:table-cell office:value-type="string" table:style-name="ce1">
            <text:p>Género desconocido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46" table:formula="of:=[.A439]+1" table:style-name="ce5">
            <text:p>946</text:p>
          </table:table-cell>
          <table:table-cell office:value-type="string" table:style-name="ce1">
            <text:p>Tercer Cielo</text:p>
          </table:table-cell>
          <table:table-cell office:value-type="string" table:style-name="ce1">
            <text:p>Yo te extrañare</text:p>
          </table:table-cell>
          <table:table-cell office:value-type="time" office:time-value="PT0H4M26S" table:style-name="ce3">
            <text:p>04:26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47" table:formula="of:=[.A440]+1" table:style-name="ce5">
            <text:p>947</text:p>
          </table:table-cell>
          <table:table-cell office:value-type="string" table:style-name="ce1">
            <text:p>Thalia</text:p>
          </table:table-cell>
          <table:table-cell office:value-type="string" table:style-name="ce1">
            <text:p>A quien le importa</text:p>
          </table:table-cell>
          <table:table-cell office:value-type="time" office:time-value="PT0H3M45S" table:style-name="ce3">
            <text:p>03:45</text:p>
          </table:table-cell>
          <table:table-cell office:value-type="string" table:style-name="ce1">
            <text:p>Sexto Sentido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48" table:formula="of:=[.A441]+1" table:style-name="ce5">
            <text:p>948</text:p>
          </table:table-cell>
          <table:table-cell office:value-type="string" table:style-name="ce1">
            <text:p>Thalia</text:p>
          </table:table-cell>
          <table:table-cell office:value-type="string" table:style-name="ce1">
            <text:p>Equivocada</text:p>
          </table:table-cell>
          <table:table-cell office:value-type="time" office:time-value="PT0H4M9S" table:style-name="ce3">
            <text:p>04:0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49" table:formula="of:=[.A442]+1" table:style-name="ce5">
            <text:p>949</text:p>
          </table:table-cell>
          <table:table-cell office:value-type="string" table:style-name="ce1">
            <text:p>Thalia</text:p>
          </table:table-cell>
          <table:table-cell office:value-type="string" table:style-name="ce1">
            <text:p>Piel morena</text:p>
          </table:table-cell>
          <table:table-cell office:value-type="time" office:time-value="PT0H4M43S" table:style-name="ce3">
            <text:p>04:43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50" table:formula="of:=[.A443]+1" table:style-name="ce5">
            <text:p>950</text:p>
          </table:table-cell>
          <table:table-cell office:value-type="string" table:style-name="ce1">
            <text:p>Thalia</text:p>
          </table:table-cell>
          <table:table-cell office:value-type="string" table:style-name="ce1">
            <text:p>Que Sera De Ti</text:p>
          </table:table-cell>
          <table:table-cell office:value-type="time" office:time-value="PT0H4M11S" table:style-name="ce3">
            <text:p>04:11</text:p>
          </table:table-cell>
          <table:table-cell office:value-type="string" table:style-name="ce1">
            <text:p>Primera Fila</text:p>
          </table:table-cell>
          <table:table-cell office:value-type="string" table:style-name="ce1">
            <text:p>Latin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951" table:formula="of:=[.A444]+1" table:style-name="ce5">
            <text:p>951</text:p>
          </table:table-cell>
          <table:table-cell office:value-type="string" table:style-name="ce1">
            <text:p>Thalia</text:p>
          </table:table-cell>
          <table:table-cell office:value-type="string" table:style-name="ce1">
            <text:p>Seduccion</text:p>
          </table:table-cell>
          <table:table-cell office:value-type="time" office:time-value="PT0H4M2S" table:style-name="ce3">
            <text:p>04:02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52" table:formula="of:=[.A445]+1" table:style-name="ce5">
            <text:p>952</text:p>
          </table:table-cell>
          <table:table-cell office:value-type="string" table:style-name="ce1">
            <text:p>Thalia ft Prince Royce</text:p>
          </table:table-cell>
          <table:table-cell office:value-type="string" table:style-name="ce1">
            <text:p>Te Perdiste Mi Amor</text:p>
          </table:table-cell>
          <table:table-cell office:value-type="time" office:time-value="PT0H3M44S" table:style-name="ce3">
            <text:p>03:4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53" table:formula="of:=[.A446]+1" table:style-name="ce5">
            <text:p>953</text:p>
          </table:table-cell>
          <table:table-cell office:value-type="string" table:style-name="ce1">
            <text:p>Thalia y Pedro Capó</text:p>
          </table:table-cell>
          <table:table-cell office:value-type="string" table:style-name="ce1">
            <text:p>Estoy Enamorado</text:p>
          </table:table-cell>
          <table:table-cell office:value-type="time" office:time-value="PT0H4M37S" table:style-name="ce3">
            <text:p>04:37</text:p>
          </table:table-cell>
          <table:table-cell office:value-type="string" table:style-name="ce1">
            <text:p>Primera Fila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table:number-columns-repeated="16377"/>
        </table:table-row>
        <table:table-row table:style-name="ro1">
          <table:table-cell office:value-type="float" office:value="954" table:formula="of:=[.A447]+1" table:style-name="ce5">
            <text:p>954</text:p>
          </table:table-cell>
          <table:table-cell office:value-type="string" table:style-name="ce1">
            <text:p>Timbiriche</text:p>
          </table:table-cell>
          <table:table-cell office:value-type="string" table:style-name="ce1">
            <text:p>Tu y yo somos uno mismo</text:p>
          </table:table-cell>
          <table:table-cell office:value-type="time" office:time-value="PT0H4M18S" table:style-name="ce3">
            <text:p>04:18</text:p>
          </table:table-cell>
          <table:table-cell office:value-type="string" table:style-name="ce1">
            <text:p>20 Exitos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55" table:formula="of:=[.A448]+1" table:style-name="ce5">
            <text:p>955</text:p>
          </table:table-cell>
          <table:table-cell office:value-type="string" table:style-name="ce1">
            <text:p>Titanic</text:p>
          </table:table-cell>
          <table:table-cell office:value-type="string" table:style-name="ce1">
            <text:p>My heart will go on</text:p>
          </table:table-cell>
          <table:table-cell office:value-type="time" office:time-value="PT0H5M10S" table:style-name="ce3">
            <text:p>05:1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56" table:formula="of:=[.A449]+1" table:style-name="ce5">
            <text:p>956</text:p>
          </table:table-cell>
          <table:table-cell office:value-type="string" table:style-name="ce1">
            <text:p>Tiziano Ferro</text:p>
          </table:table-cell>
          <table:table-cell office:value-type="string" table:style-name="ce1">
            <text:p>Aqui sin ti</text:p>
          </table:table-cell>
          <table:table-cell office:value-type="time" office:time-value="PT0H4M24S" table:style-name="ce3">
            <text:p>04:24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57" table:formula="of:=[.A450]+1" table:style-name="ce5">
            <text:p>957</text:p>
          </table:table-cell>
          <table:table-cell office:value-type="string" table:style-name="ce1">
            <text:p>Tiziano Ferro</text:p>
          </table:table-cell>
          <table:table-cell office:value-type="string" table:style-name="ce1">
            <text:p>No me lo puedo explicar</text:p>
          </table:table-cell>
          <table:table-cell office:value-type="time" office:time-value="PT0H4M0S" table:style-name="ce3">
            <text:p>04:0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float" office:value="958" table:formula="of:=[.A451]+1" table:style-name="ce5">
            <text:p>958</text:p>
          </table:table-cell>
          <table:table-cell office:value-type="string" table:style-name="ce1">
            <text:p>Tiziano Ferro</text:p>
          </table:table-cell>
          <table:table-cell office:value-type="string" table:style-name="ce1">
            <text:p>Te Tomaré Una Foto</text:p>
          </table:table-cell>
          <table:table-cell office:value-type="time" office:time-value="PT0H4M33S" table:style-name="ce3">
            <text:p>04:33</text:p>
          </table:table-cell>
          <table:table-cell office:value-type="string" table:style-name="ce1">
            <text:p>Nadie Está Solo</text:p>
          </table:table-cell>
          <table:table-cell office:value-type="string" table:style-name="ce1">
            <text:p>Pop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959" table:formula="of:=[.A452]+1" table:style-name="ce5">
            <text:p>959</text:p>
          </table:table-cell>
          <table:table-cell office:value-type="string" table:style-name="ce1">
            <text:p>Tony Braxton</text:p>
          </table:table-cell>
          <table:table-cell office:value-type="string" table:style-name="ce1">
            <text:p>Regresa a mi</text:p>
          </table:table-cell>
          <table:table-cell office:value-type="time" office:time-value="PT0H4M27S" table:style-name="ce3">
            <text:p>04:27</text:p>
          </table:table-cell>
          <table:table-cell office:value-type="string" table:style-name="ce1">
            <text:p>Lentos español</text:p>
          </table:table-cell>
          <table:table-cell office:value-type="string" table:style-name="ce1">
            <text:p>Baladas en Españo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60" table:formula="of:=[.A453]+1" table:style-name="ce5">
            <text:p>960</text:p>
          </table:table-cell>
          <table:table-cell office:value-type="string" table:style-name="ce1">
            <text:p>Vacilos</text:p>
          </table:table-cell>
          <table:table-cell office:value-type="string" table:style-name="ce1">
            <text:p>Caraluna</text:p>
          </table:table-cell>
          <table:table-cell office:value-type="time" office:time-value="PT0H4M24S" table:style-name="ce3">
            <text:p>04:24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61" table:formula="of:=[.A454]+1" table:style-name="ce5">
            <text:p>961</text:p>
          </table:table-cell>
          <table:table-cell office:value-type="string" table:style-name="ce1">
            <text:p>Wisin &amp; Yandel Ft. Jenifer Lopez</text:p>
          </table:table-cell>
          <table:table-cell office:value-type="string" table:style-name="ce1">
            <text:p>Follow The Leader</text:p>
          </table:table-cell>
          <table:table-cell office:value-type="time" office:time-value="PT0H3M58S" table:style-name="ce3">
            <text:p>03:58</text:p>
          </table:table-cell>
          <table:table-cell table:style-name="ce1"/>
          <table:table-cell office:value-type="string" table:style-name="ce1">
            <text:p>Reaggaeton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62" table:formula="of:=[.A455]+1" table:style-name="ce5">
            <text:p>962</text:p>
          </table:table-cell>
          <table:table-cell office:value-type="string" table:style-name="ce1">
            <text:p>Yolanda be cool</text:p>
          </table:table-cell>
          <table:table-cell office:value-type="string" table:style-name="ce1">
            <text:p>Papanamericano</text:p>
          </table:table-cell>
          <table:table-cell office:value-type="time" office:time-value="PT0H4M31S" table:style-name="ce3">
            <text:p>04:3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63" table:formula="of:=[.A456]+1" table:style-name="ce5">
            <text:p>963</text:p>
          </table:table-cell>
          <table:table-cell office:value-type="string" table:style-name="ce1">
            <text:p>Yuri</text:p>
          </table:table-cell>
          <table:table-cell office:value-type="string" table:style-name="ce1">
            <text:p>Amiga mia</text:p>
          </table:table-cell>
          <table:table-cell office:value-type="time" office:time-value="PT0H4M22S" table:style-name="ce3">
            <text:p>04:2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64" table:formula="of:=[.A457]+1" table:style-name="ce5">
            <text:p>964</text:p>
          </table:table-cell>
          <table:table-cell office:value-type="string" table:style-name="ce1">
            <text:p>Yuri</text:p>
          </table:table-cell>
          <table:table-cell office:value-type="string" table:style-name="ce1">
            <text:p>el espejo</text:p>
          </table:table-cell>
          <table:table-cell office:value-type="time" office:time-value="PT0H4M54S" table:style-name="ce3">
            <text:p>04:5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65" table:formula="of:=[.A458]+1" table:style-name="ce5">
            <text:p>965</text:p>
          </table:table-cell>
          <table:table-cell office:value-type="string" table:style-name="ce1">
            <text:p>Yuridia</text:p>
          </table:table-cell>
          <table:table-cell office:value-type="string" table:style-name="ce1">
            <text:p>Lo que son las cosas</text:p>
          </table:table-cell>
          <table:table-cell office:value-type="time" office:time-value="PT0H3M55S" table:style-name="ce3">
            <text:p>03:55</text:p>
          </table:table-cell>
          <table:table-cell office:value-type="string" table:style-name="ce1">
            <text:p>Para Mi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number-rows-repeated="1048117" table:style-name="ro1">
          <table:table-cell table:number-columns-repeated="16384"/>
        </table:table-row>
      </table:table>
      <table:table table:name="7-Hip_hop" table:style-name="ta1">
        <table:table-column table:style-name="co14" table:default-cell-style-name="ce5"/>
        <table:table-column table:style-name="co17" table:default-cell-style-name="ce1"/>
        <table:table-column table:style-name="co18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#</text:p>
          </table:table-cell>
          <table:table-cell office:value-type="string" table:style-name="ce2">
            <text:p>Intérpret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Duración</text:p>
          </table:table-cell>
          <table:table-cell office:value-type="string" table:style-name="ce2">
            <text:p>Album</text:p>
          </table:table-cell>
          <table:table-cell office:value-type="string" table:style-name="ce2">
            <text:p>Género</text:p>
          </table:table-cell>
          <table:table-cell office:value-type="string" table:style-name="ce2">
            <text:p>Bitrate</text:p>
          </table:table-cell>
          <table:table-cell table:number-columns-repeated="16377" table:style-name="ce2"/>
        </table:table-row>
        <table:table-row table:style-name="ro1">
          <table:table-cell office:value-type="float" office:value="966" table:style-name="ce5">
            <text:p>966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Amusement Park</text:p>
          </table:table-cell>
          <table:table-cell office:value-type="time" office:time-value="PT0H3M15S" table:style-name="ce3">
            <text:p>03:15</text:p>
          </table:table-cell>
          <table:table-cell office:value-type="string" table:style-name="ce1">
            <text:p>Curtis</text:p>
          </table:table-cell>
          <table:table-cell office:value-type="string" table:style-name="ce1">
            <text:p>Hip-Hop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967" table:formula="of:=[.A2]+1" table:style-name="ce5">
            <text:p>967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Best Friend</text:p>
          </table:table-cell>
          <table:table-cell office:value-type="time" office:time-value="PT0H4M11S" table:style-name="ce3">
            <text:p>04:11</text:p>
          </table:table-cell>
          <table:table-cell office:value-type="string" table:style-name="ce1">
            <text:p>Get Rich Or Die Tryin' OST</text:p>
          </table:table-cell>
          <table:table-cell office:value-type="string" table:style-name="ce1">
            <text:p>Rap</text:p>
          </table:table-cell>
          <table:table-cell office:value-type="float" office:value="196" table:style-name="ce1">
            <text:p>196</text:p>
          </table:table-cell>
          <table:table-cell table:number-columns-repeated="16377"/>
        </table:table-row>
        <table:table-row table:style-name="ro1">
          <table:table-cell office:value-type="float" office:value="968" table:formula="of:=[.A3]+1" table:style-name="ce5">
            <text:p>968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Diss<text:s/></text:p>
          </table:table-cell>
          <table:table-cell office:value-type="time" office:time-value="PT0H2M47S" table:style-name="ce3">
            <text:p>02:4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69" table:formula="of:=[.A4]+1" table:style-name="ce5">
            <text:p>969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Do You Think About Me</text:p>
          </table:table-cell>
          <table:table-cell office:value-type="time" office:time-value="PT0H3M26S" table:style-name="ce3">
            <text:p>03:26</text:p>
          </table:table-cell>
          <table:table-cell office:value-type="string" table:style-name="ce1">
            <text:p>Before I Self Destruct (International Version)</text:p>
          </table:table-cell>
          <table:table-cell office:value-type="string" table:style-name="ce1">
            <text:p>Rap</text:p>
          </table:table-cell>
          <table:table-cell office:value-type="float" office:value="198" table:style-name="ce1">
            <text:p>198</text:p>
          </table:table-cell>
          <table:table-cell table:number-columns-repeated="16377"/>
        </table:table-row>
        <table:table-row table:style-name="ro1">
          <table:table-cell office:value-type="float" office:value="970" table:formula="of:=[.A5]+1" table:style-name="ce5">
            <text:p>970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Don't Push Me (feat. Lloyd Banks Of G Unit &amp; Eminem)</text:p>
          </table:table-cell>
          <table:table-cell office:value-type="time" office:time-value="PT0H4M9S" table:style-name="ce3">
            <text:p>04:09</text:p>
          </table:table-cell>
          <table:table-cell office:value-type="string" table:style-name="ce1">
            <text:p>Get Rich or Die Trying</text:p>
          </table:table-cell>
          <table:table-cell office:value-type="string" table:style-name="ce1">
            <text:p>Rap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971" table:formula="of:=[.A6]+1" table:style-name="ce5">
            <text:p>971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Get Up</text:p>
          </table:table-cell>
          <table:table-cell office:value-type="time" office:time-value="PT0H3M17S" table:style-name="ce3">
            <text:p>03:17</text:p>
          </table:table-cell>
          <table:table-cell office:value-type="string" table:style-name="ce1">
            <text:p>before i self destruct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72" table:formula="of:=[.A7]+1" table:style-name="ce5">
            <text:p>972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In da club</text:p>
          </table:table-cell>
          <table:table-cell office:value-type="time" office:time-value="PT0H4M1S" table:style-name="ce3">
            <text:p>04:01</text:p>
          </table:table-cell>
          <table:table-cell table:style-name="ce1"/>
          <table:table-cell office:value-type="string" table:style-name="ce1">
            <text:p>Euro-Techn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73" table:formula="of:=[.A8]+1" table:style-name="ce5">
            <text:p>973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Many Men</text:p>
          </table:table-cell>
          <table:table-cell office:value-type="time" office:time-value="PT0H4M16S" table:style-name="ce3">
            <text:p>04:16</text:p>
          </table:table-cell>
          <table:table-cell office:value-type="string" table:style-name="ce1">
            <text:p>Get Rich Or Die Tryin'</text:p>
          </table:table-cell>
          <table:table-cell office:value-type="string" table:style-name="ce1">
            <text:p>Hip-H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74" table:formula="of:=[.A9]+1" table:style-name="ce5">
            <text:p>974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P.I.M.P</text:p>
          </table:table-cell>
          <table:table-cell office:value-type="time" office:time-value="PT0H4M10S" table:style-name="ce3">
            <text:p>04:10</text:p>
          </table:table-cell>
          <table:table-cell office:value-type="string" table:style-name="ce1">
            <text:p>Get Rich Or Die Trying</text:p>
          </table:table-cell>
          <table:table-cell office:value-type="string" table:style-name="ce1">
            <text:p>Ra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75" table:formula="of:=[.A10]+1" table:style-name="ce5">
            <text:p>975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Patiently Waiting (feat. Eminem)</text:p>
          </table:table-cell>
          <table:table-cell office:value-type="time" office:time-value="PT0H4M48S" table:style-name="ce3">
            <text:p>04:48</text:p>
          </table:table-cell>
          <table:table-cell office:value-type="string" table:style-name="ce1">
            <text:p>Get Rich or Die Tryin'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76" table:formula="of:=[.A11]+1" table:style-name="ce5">
            <text:p>976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Smile (I'm Leavin')</text:p>
          </table:table-cell>
          <table:table-cell office:value-type="time" office:time-value="PT0H4M29S" table:style-name="ce3">
            <text:p>04:29</text:p>
          </table:table-cell>
          <table:table-cell office:value-type="string" table:style-name="ce1">
            <text:p>Curtis</text:p>
          </table:table-cell>
          <table:table-cell office:value-type="string" table:style-name="ce1">
            <text:p>Ra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77" table:formula="of:=[.A12]+1" table:style-name="ce5">
            <text:p>977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Straight To The Bank</text:p>
          </table:table-cell>
          <table:table-cell office:value-type="time" office:time-value="PT0H3M10S" table:style-name="ce3">
            <text:p>03:10</text:p>
          </table:table-cell>
          <table:table-cell office:value-type="string" table:style-name="ce1">
            <text:p>Curtis (Clean)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78" table:formula="of:=[.A13]+1" table:style-name="ce5">
            <text:p>978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The good die young</text:p>
          </table:table-cell>
          <table:table-cell office:value-type="time" office:time-value="PT0H4M2S" table:style-name="ce3">
            <text:p>04:02</text:p>
          </table:table-cell>
          <table:table-cell office:value-type="string" table:style-name="ce1">
            <text:p>DIARY OF A SOLDIER-DISC 1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79" table:formula="of:=[.A14]+1" table:style-name="ce5">
            <text:p>979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The Hit</text:p>
          </table:table-cell>
          <table:table-cell office:value-type="time" office:time-value="PT0H3M41S" table:style-name="ce3">
            <text:p>03:41</text:p>
          </table:table-cell>
          <table:table-cell office:value-type="string" table:style-name="ce1">
            <text:p>Power Of The Dollar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80" table:formula="of:=[.A15]+1" table:style-name="ce5">
            <text:p>980</text:p>
          </table:table-cell>
          <table:table-cell office:value-type="string" table:style-name="ce1">
            <text:p>50 Cent</text:p>
          </table:table-cell>
          <table:table-cell office:value-type="string" table:style-name="ce1">
            <text:p>Window Shopper</text:p>
          </table:table-cell>
          <table:table-cell office:value-type="time" office:time-value="PT0H3M11S" table:style-name="ce3">
            <text:p>03:11</text:p>
          </table:table-cell>
          <table:table-cell office:value-type="string" table:style-name="ce1">
            <text:p>Mixtape</text:p>
          </table:table-cell>
          <table:table-cell office:value-type="string" table:style-name="ce1">
            <text:p>Soundtrac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81" table:formula="of:=[.A16]+1" table:style-name="ce5">
            <text:p>981</text:p>
          </table:table-cell>
          <table:table-cell office:value-type="string" table:style-name="ce1">
            <text:p>50 Cent Feat. Eminem</text:p>
          </table:table-cell>
          <table:table-cell office:value-type="string" table:style-name="ce1">
            <text:p>Psycho</text:p>
          </table:table-cell>
          <table:table-cell office:value-type="time" office:time-value="PT0H4M45S" table:style-name="ce3">
            <text:p>04:4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84" table:style-name="ce1">
            <text:p>184</text:p>
          </table:table-cell>
          <table:table-cell table:number-columns-repeated="16377"/>
        </table:table-row>
        <table:table-row table:style-name="ro1">
          <table:table-cell office:value-type="float" office:value="982" table:formula="of:=[.A17]+1" table:style-name="ce5">
            <text:p>982</text:p>
          </table:table-cell>
          <table:table-cell office:value-type="string" table:style-name="ce1">
            <text:p>50 Cent feat. G-Unit</text:p>
          </table:table-cell>
          <table:table-cell office:value-type="string" table:style-name="ce1">
            <text:p>The Gang</text:p>
          </table:table-cell>
          <table:table-cell office:value-type="time" office:time-value="PT0H5M17S" table:style-name="ce3">
            <text:p>05:1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83" table:formula="of:=[.A18]+1" table:style-name="ce5">
            <text:p>983</text:p>
          </table:table-cell>
          <table:table-cell office:value-type="string" table:style-name="ce1">
            <text:p>50 Cent Feat. Neyo</text:p>
          </table:table-cell>
          <table:table-cell office:value-type="string" table:style-name="ce1">
            <text:p>Baby By Me</text:p>
          </table:table-cell>
          <table:table-cell office:value-type="time" office:time-value="PT0H3M32S" table:style-name="ce3">
            <text:p>03:32</text:p>
          </table:table-cell>
          <table:table-cell office:value-type="string" table:style-name="ce1">
            <text:p>DJ Clue-Only Built For Twitter Links (Hosted By Raekwon)</text:p>
          </table:table-cell>
          <table:table-cell office:value-type="string" table:style-name="ce1">
            <text:p>Hip-Hop</text:p>
          </table:table-cell>
          <table:table-cell office:value-type="float" office:value="171" table:style-name="ce1">
            <text:p>171</text:p>
          </table:table-cell>
          <table:table-cell table:number-columns-repeated="16377"/>
        </table:table-row>
        <table:table-row table:style-name="ro1">
          <table:table-cell office:value-type="float" office:value="984" table:formula="of:=[.A19]+1" table:style-name="ce5">
            <text:p>984</text:p>
          </table:table-cell>
          <table:table-cell office:value-type="string" table:style-name="ce1">
            <text:p>50 Cent ft Eminem Lloyd Banks</text:p>
          </table:table-cell>
          <table:table-cell office:value-type="string" table:style-name="ce1">
            <text:p>We On Fire</text:p>
          </table:table-cell>
          <table:table-cell office:value-type="time" office:time-value="PT0H4M46S" table:style-name="ce3">
            <text:p>04:46</text:p>
          </table:table-cell>
          <table:table-cell office:value-type="string" table:style-name="ce1">
            <text:p>Streetsweepers Presents All Ci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85" table:formula="of:=[.A20]+1" table:style-name="ce5">
            <text:p>985</text:p>
          </table:table-cell>
          <table:table-cell office:value-type="string" table:style-name="ce1">
            <text:p>50 Cent ft. Akon</text:p>
          </table:table-cell>
          <table:table-cell office:value-type="string" table:style-name="ce1">
            <text:p>I´ll Still Will Kill</text:p>
          </table:table-cell>
          <table:table-cell office:value-type="time" office:time-value="PT0H3M33S" table:style-name="ce3">
            <text:p>03:33</text:p>
          </table:table-cell>
          <table:table-cell table:number-columns-repeated="2" table:style-name="ce1"/>
          <table:table-cell office:value-type="float" office:value="161" table:style-name="ce1">
            <text:p>161</text:p>
          </table:table-cell>
          <table:table-cell table:number-columns-repeated="16377"/>
        </table:table-row>
        <table:table-row table:style-name="ro1">
          <table:table-cell office:value-type="float" office:value="986" table:formula="of:=[.A21]+1" table:style-name="ce5">
            <text:p>986</text:p>
          </table:table-cell>
          <table:table-cell office:value-type="string" table:style-name="ce1">
            <text:p>50 Cent ft. Lloyd Banks, DMX, Chingy, Webbie</text:p>
          </table:table-cell>
          <table:table-cell office:value-type="string" table:style-name="ce1">
            <text:p>Gay Rappers Exposed</text:p>
          </table:table-cell>
          <table:table-cell office:value-type="time" office:time-value="PT0H4M55S" table:style-name="ce3">
            <text:p>04:5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87" table:formula="of:=[.A22]+1" table:style-name="ce5">
            <text:p>987</text:p>
          </table:table-cell>
          <table:table-cell office:value-type="string" table:style-name="ce1">
            <text:p>50 Cent ft. Nate Dogg</text:p>
          </table:table-cell>
          <table:table-cell office:value-type="string" table:style-name="ce1">
            <text:p>21 Questions</text:p>
          </table:table-cell>
          <table:table-cell office:value-type="time" office:time-value="PT0H3M44S" table:style-name="ce3">
            <text:p>03:44</text:p>
          </table:table-cell>
          <table:table-cell office:value-type="string" table:style-name="ce1">
            <text:p>Get Rich or Die Tryin'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88" table:formula="of:=[.A23]+1" table:style-name="ce5">
            <text:p>988</text:p>
          </table:table-cell>
          <table:table-cell office:value-type="string" table:style-name="ce1">
            <text:p>50 Cent ft. Olivea</text:p>
          </table:table-cell>
          <table:table-cell office:value-type="string" table:style-name="ce1">
            <text:p>Candy Shop</text:p>
          </table:table-cell>
          <table:table-cell office:value-type="time" office:time-value="PT0H3M30S" table:style-name="ce3">
            <text:p>03:30</text:p>
          </table:table-cell>
          <table:table-cell office:value-type="string" table:style-name="ce1">
            <text:p>Valentine's Day Massacre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89" table:formula="of:=[.A24]+1" table:style-name="ce5">
            <text:p>989</text:p>
          </table:table-cell>
          <table:table-cell office:value-type="string" table:style-name="ce1">
            <text:p>50 Cent ft. The Game</text:p>
          </table:table-cell>
          <table:table-cell office:value-type="string" table:style-name="ce1">
            <text:p>You Must Be Dreamin'</text:p>
          </table:table-cell>
          <table:table-cell office:value-type="time" office:time-value="PT0H2M27S" table:style-name="ce3">
            <text:p>02:27</text:p>
          </table:table-cell>
          <table:table-cell office:value-type="string" table:style-name="ce1">
            <text:p>Dead or Alive (coming soon)</text:p>
          </table:table-cell>
          <table:table-cell office:value-type="string" table:style-name="ce1">
            <text:p>Hip-H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90" table:formula="of:=[.A25]+1" table:style-name="ce5">
            <text:p>990</text:p>
          </table:table-cell>
          <table:table-cell office:value-type="string" table:style-name="ce1">
            <text:p>50 Cent ft.The Game</text:p>
          </table:table-cell>
          <table:table-cell office:value-type="string" table:style-name="ce1">
            <text:p>Hate It Or Love It</text:p>
          </table:table-cell>
          <table:table-cell office:value-type="time" office:time-value="PT0H3M26S" table:style-name="ce3">
            <text:p>03:2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8" table:style-name="ce1">
            <text:p>198</text:p>
          </table:table-cell>
          <table:table-cell table:number-columns-repeated="16377"/>
        </table:table-row>
        <table:table-row table:style-name="ro1">
          <table:table-cell office:value-type="float" office:value="991" table:formula="of:=[.A26]+1" table:style-name="ce5">
            <text:p>991</text:p>
          </table:table-cell>
          <table:table-cell office:value-type="string" table:style-name="ce1">
            <text:p>50 Cent, Eminem, Cashis, LLoyd Banks</text:p>
          </table:table-cell>
          <table:table-cell office:value-type="string" table:style-name="ce1">
            <text:p>You Dont Know ( Dirty )</text:p>
          </table:table-cell>
          <table:table-cell office:value-type="time" office:time-value="PT0H4M24S" table:style-name="ce3">
            <text:p>04:24</text:p>
          </table:table-cell>
          <table:table-cell office:value-type="string" table:style-name="ce1">
            <text:p>The Re- Up</text:p>
          </table:table-cell>
          <table:table-cell office:value-type="string" table:style-name="ce1">
            <text:p>Hip Hop/Ra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92" table:formula="of:=[.A27]+1" table:style-name="ce5">
            <text:p>992</text:p>
          </table:table-cell>
          <table:table-cell office:value-type="string" table:style-name="ce1">
            <text:p>Akon</text:p>
          </table:table-cell>
          <table:table-cell office:value-type="string" table:style-name="ce1">
            <text:p>Beautiful</text:p>
          </table:table-cell>
          <table:table-cell office:value-type="time" office:time-value="PT0H3M57S" table:style-name="ce3">
            <text:p>03:57</text:p>
          </table:table-cell>
          <table:table-cell office:value-type="string" table:style-name="ce1">
            <text:p>www.hear-it-first.net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93" table:formula="of:=[.A28]+1" table:style-name="ce5">
            <text:p>993</text:p>
          </table:table-cell>
          <table:table-cell office:value-type="string" table:style-name="ce1">
            <text:p>Akon</text:p>
          </table:table-cell>
          <table:table-cell office:value-type="string" table:style-name="ce1">
            <text:p>Blown Away ft Styles P</text:p>
          </table:table-cell>
          <table:table-cell office:value-type="time" office:time-value="PT0H3M17S" table:style-name="ce3">
            <text:p>03:17</text:p>
          </table:table-cell>
          <table:table-cell office:value-type="string" table:style-name="ce1">
            <text:p>Konvicted</text:p>
          </table:table-cell>
          <table:table-cell office:value-type="string" table:style-name="ce1">
            <text:p>R&amp;B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994" table:formula="of:=[.A29]+1" table:style-name="ce5">
            <text:p>994</text:p>
          </table:table-cell>
          <table:table-cell office:value-type="string" table:style-name="ce1">
            <text:p>Akon</text:p>
          </table:table-cell>
          <table:table-cell office:value-type="string" table:style-name="ce1">
            <text:p>Don't matter</text:p>
          </table:table-cell>
          <table:table-cell office:value-type="time" office:time-value="PT0H4M52S" table:style-name="ce3">
            <text:p>04:5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95" table:formula="of:=[.A30]+1" table:style-name="ce5">
            <text:p>995</text:p>
          </table:table-cell>
          <table:table-cell office:value-type="string" table:style-name="ce1">
            <text:p>Akon</text:p>
          </table:table-cell>
          <table:table-cell office:value-type="string" table:style-name="ce1">
            <text:p>Gangsta Bop</text:p>
          </table:table-cell>
          <table:table-cell office:value-type="time" office:time-value="PT0H4M7S" table:style-name="ce3">
            <text:p>04:07</text:p>
          </table:table-cell>
          <table:table-cell office:value-type="string" table:style-name="ce1">
            <text:p>Konvicted</text:p>
          </table:table-cell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996" table:formula="of:=[.A31]+1" table:style-name="ce5">
            <text:p>996</text:p>
          </table:table-cell>
          <table:table-cell office:value-type="string" table:style-name="ce1">
            <text:p>Akon</text:p>
          </table:table-cell>
          <table:table-cell office:value-type="string" table:style-name="ce1">
            <text:p>Locke'd Up</text:p>
          </table:table-cell>
          <table:table-cell office:value-type="time" office:time-value="PT0H3M56S" table:style-name="ce3">
            <text:p>03:5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97" table:formula="of:=[.A32]+1" table:style-name="ce5">
            <text:p>997</text:p>
          </table:table-cell>
          <table:table-cell office:value-type="string" table:style-name="ce1">
            <text:p>Akon</text:p>
          </table:table-cell>
          <table:table-cell office:value-type="string" table:style-name="ce1">
            <text:p>No Sunshine</text:p>
          </table:table-cell>
          <table:table-cell office:value-type="time" office:time-value="PT0H2M43S" table:style-name="ce3">
            <text:p>02:4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98" table:formula="of:=[.A33]+1" table:style-name="ce5">
            <text:p>998</text:p>
          </table:table-cell>
          <table:table-cell office:value-type="string" table:style-name="ce1">
            <text:p>Akon</text:p>
          </table:table-cell>
          <table:table-cell office:value-type="string" table:style-name="ce1">
            <text:p>Sorry, Blame It On Me</text:p>
          </table:table-cell>
          <table:table-cell office:value-type="time" office:time-value="PT0H4M57S" table:style-name="ce3">
            <text:p>04:5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999" table:formula="of:=[.A34]+1" table:style-name="ce5">
            <text:p>999</text:p>
          </table:table-cell>
          <table:table-cell office:value-type="string" table:style-name="ce1">
            <text:p>Akon</text:p>
          </table:table-cell>
          <table:table-cell office:value-type="string" table:style-name="ce1">
            <text:p>You Dont Want It</text:p>
          </table:table-cell>
          <table:table-cell office:value-type="time" office:time-value="PT0H2M52S" table:style-name="ce3">
            <text:p>02:5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00" table:formula="of:=[.A35]+1" table:style-name="ce5">
            <text:p>1000</text:p>
          </table:table-cell>
          <table:table-cell office:value-type="string" table:style-name="ce1">
            <text:p>Akon &amp; Rock City Boyz</text:p>
          </table:table-cell>
          <table:table-cell office:value-type="string" table:style-name="ce1">
            <text:p>I'm Losing It (Konvict Muzik)</text:p>
          </table:table-cell>
          <table:table-cell office:value-type="time" office:time-value="PT0H4M22S" table:style-name="ce3">
            <text:p>04:2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2" table:style-name="ce1">
            <text:p>122</text:p>
          </table:table-cell>
          <table:table-cell table:number-columns-repeated="16377"/>
        </table:table-row>
        <table:table-row table:style-name="ro1">
          <table:table-cell office:value-type="float" office:value="1001" table:formula="of:=[.A36]+1" table:style-name="ce5">
            <text:p>1001</text:p>
          </table:table-cell>
          <table:table-cell office:value-type="string" table:style-name="ce1">
            <text:p>Akon feat. Obie Trice</text:p>
          </table:table-cell>
          <table:table-cell office:value-type="string" table:style-name="ce1">
            <text:p>Look At Me Now</text:p>
          </table:table-cell>
          <table:table-cell office:value-type="time" office:time-value="PT0H2M48S" table:style-name="ce3">
            <text:p>02:48</text:p>
          </table:table-cell>
          <table:table-cell table:style-name="ce1"/>
          <table:table-cell office:value-type="string" table:style-name="ce1">
            <text:p>R&amp;B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02" table:formula="of:=[.A37]+1" table:style-name="ce5">
            <text:p>1002</text:p>
          </table:table-cell>
          <table:table-cell office:value-type="string" table:style-name="ce1">
            <text:p>Akon feat. Snoop Dogg</text:p>
          </table:table-cell>
          <table:table-cell office:value-type="string" table:style-name="ce1">
            <text:p>I Wanna love You Clean</text:p>
          </table:table-cell>
          <table:table-cell office:value-type="time" office:time-value="PT0H4M18S" table:style-name="ce3">
            <text:p>04:18</text:p>
          </table:table-cell>
          <table:table-cell table:style-name="ce1"/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03" table:formula="of:=[.A38]+1" table:style-name="ce5">
            <text:p>1003</text:p>
          </table:table-cell>
          <table:table-cell office:value-type="string" table:style-name="ce1">
            <text:p>Akon ft. 50 Cent</text:p>
          </table:table-cell>
          <table:table-cell office:value-type="string" table:style-name="ce1">
            <text:p>Mama Africa (Remix)</text:p>
          </table:table-cell>
          <table:table-cell office:value-type="time" office:time-value="PT0H4M50S" table:style-name="ce3">
            <text:p>04:50</text:p>
          </table:table-cell>
          <table:table-cell table:style-name="ce1"/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04" table:formula="of:=[.A39]+1" table:style-name="ce5">
            <text:p>1004</text:p>
          </table:table-cell>
          <table:table-cell office:value-type="string" table:style-name="ce1">
            <text:p>Akon ft. bone thugs</text:p>
          </table:table-cell>
          <table:table-cell office:value-type="string" table:style-name="ce1">
            <text:p>I tried</text:p>
          </table:table-cell>
          <table:table-cell office:value-type="time" office:time-value="PT0H4M48S" table:style-name="ce3">
            <text:p>04:4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05" table:formula="of:=[.A40]+1" table:style-name="ce5">
            <text:p>1005</text:p>
          </table:table-cell>
          <table:table-cell office:value-type="string" table:style-name="ce1">
            <text:p>Akon Ft. Diddy, Ludacris &amp; Lil</text:p>
          </table:table-cell>
          <table:table-cell office:value-type="string" table:style-name="ce1">
            <text:p>Get Buck In Here</text:p>
          </table:table-cell>
          <table:table-cell office:value-type="time" office:time-value="PT0H3M50S" table:style-name="ce3">
            <text:p>03:50</text:p>
          </table:table-cell>
          <table:table-cell table:style-name="ce1"/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06" table:formula="of:=[.A41]+1" table:style-name="ce5">
            <text:p>1006</text:p>
          </table:table-cell>
          <table:table-cell office:value-type="string" table:style-name="ce1">
            <text:p>Akon Ft. Eminem</text:p>
          </table:table-cell>
          <table:table-cell office:value-type="string" table:style-name="ce1">
            <text:p>Smack That</text:p>
          </table:table-cell>
          <table:table-cell office:value-type="time" office:time-value="PT0H3M36S" table:style-name="ce3">
            <text:p>03:3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07" table:formula="of:=[.A42]+1" table:style-name="ce5">
            <text:p>1007</text:p>
          </table:table-cell>
          <table:table-cell office:value-type="string" table:style-name="ce1">
            <text:p>Akon Ft. Young Jeezy</text:p>
          </table:table-cell>
          <table:table-cell office:value-type="string" table:style-name="ce1">
            <text:p>Soul Suvivor</text:p>
          </table:table-cell>
          <table:table-cell office:value-type="time" office:time-value="PT0H4M48S" table:style-name="ce3">
            <text:p>04:4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08" table:formula="of:=[.A43]+1" table:style-name="ce5">
            <text:p>1008</text:p>
          </table:table-cell>
          <table:table-cell office:value-type="string" table:style-name="ce1">
            <text:p>Akon ft.G-unit</text:p>
          </table:table-cell>
          <table:table-cell office:value-type="string" table:style-name="ce1">
            <text:p>Coming From Where I'm From (Remix)</text:p>
          </table:table-cell>
          <table:table-cell office:value-type="time" office:time-value="PT0H3M17S" table:style-name="ce3">
            <text:p>03:17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09" table:formula="of:=[.A44]+1" table:style-name="ce5">
            <text:p>1009</text:p>
          </table:table-cell>
          <table:table-cell office:value-type="string" table:style-name="ce1">
            <text:p>Alicia Keys</text:p>
          </table:table-cell>
          <table:table-cell office:value-type="string" table:style-name="ce1">
            <text:p>No One</text:p>
          </table:table-cell>
          <table:table-cell office:value-type="time" office:time-value="PT0H4M10S" table:style-name="ce3">
            <text:p>04:10</text:p>
          </table:table-cell>
          <table:table-cell office:value-type="string" table:style-name="ce1">
            <text:p>As I Am</text:p>
          </table:table-cell>
          <table:table-cell office:value-type="string" table:style-name="ce1">
            <text:p>R&amp;B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010" table:formula="of:=[.A45]+1" table:style-name="ce5">
            <text:p>1010</text:p>
          </table:table-cell>
          <table:table-cell office:value-type="string" table:style-name="ce1">
            <text:p>Baby Bash ft. Sean Kingston</text:p>
          </table:table-cell>
          <table:table-cell office:value-type="string" table:style-name="ce1">
            <text:p>Wh</text:p>
          </table:table-cell>
          <table:table-cell office:value-type="time" office:time-value="PT0H3M21S" table:style-name="ce3">
            <text:p>03:21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011" table:formula="of:=[.A46]+1" table:style-name="ce5">
            <text:p>1011</text:p>
          </table:table-cell>
          <table:table-cell office:value-type="string" table:style-name="ce1">
            <text:p>Beyonce</text:p>
          </table:table-cell>
          <table:table-cell office:value-type="string" table:style-name="ce1">
            <text:p>Run The World (Girls)</text:p>
          </table:table-cell>
          <table:table-cell office:value-type="time" office:time-value="PT0H3M55S" table:style-name="ce3">
            <text:p>03:55</text:p>
          </table:table-cell>
          <table:table-cell office:value-type="string" table:style-name="ce1">
            <text:p>DJ Ice</text:p>
          </table:table-cell>
          <table:table-cell office:value-type="string" table:style-name="ce1">
            <text:p>Hip-H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12" table:formula="of:=[.A47]+1" table:style-name="ce5">
            <text:p>1012</text:p>
          </table:table-cell>
          <table:table-cell office:value-type="string" table:style-name="ce1">
            <text:p>Beyonce ft. Lady GaGa</text:p>
          </table:table-cell>
          <table:table-cell office:value-type="string" table:style-name="ce1">
            <text:p>Video Phone</text:p>
          </table:table-cell>
          <table:table-cell office:value-type="time" office:time-value="PT0H3M43S" table:style-name="ce3">
            <text:p>03:43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13" table:formula="of:=[.A48]+1" table:style-name="ce5">
            <text:p>1013</text:p>
          </table:table-cell>
          <table:table-cell office:value-type="string" table:style-name="ce1">
            <text:p>Black eyed peas</text:p>
          </table:table-cell>
          <table:table-cell office:value-type="string" table:style-name="ce1">
            <text:p>Dont stop the party</text:p>
          </table:table-cell>
          <table:table-cell office:value-type="time" office:time-value="PT0H6M7S" table:style-name="ce3">
            <text:p>06:07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014" table:formula="of:=[.A49]+1" table:style-name="ce5">
            <text:p>1014</text:p>
          </table:table-cell>
          <table:table-cell office:value-type="string" table:style-name="ce1">
            <text:p>Bob feat Hayley Williams</text:p>
          </table:table-cell>
          <table:table-cell office:value-type="string" table:style-name="ce1">
            <text:p>Airplanes</text:p>
          </table:table-cell>
          <table:table-cell office:value-type="time" office:time-value="PT0H3M1S" table:style-name="ce3">
            <text:p>03:0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015" table:formula="of:=[.A50]+1" table:style-name="ce5">
            <text:p>1015</text:p>
          </table:table-cell>
          <table:table-cell office:value-type="string" table:style-name="ce1">
            <text:p>Bun-B Ft. Lil' Keke</text:p>
          </table:table-cell>
          <table:table-cell office:value-type="string" table:style-name="ce1">
            <text:p>Draped Up</text:p>
          </table:table-cell>
          <table:table-cell office:value-type="time" office:time-value="PT0H2M52S" table:style-name="ce3">
            <text:p>02:52</text:p>
          </table:table-cell>
          <table:table-cell office:value-type="string" table:style-name="ce1">
            <text:p>DJ Chuck T-Legends Of The South (Bonus CD)-Bootleg-(READ NFO)</text:p>
          </table:table-cell>
          <table:table-cell office:value-type="string" table:style-name="ce1">
            <text:p>Rap</text:p>
          </table:table-cell>
          <table:table-cell office:value-type="float" office:value="146" table:style-name="ce1">
            <text:p>146</text:p>
          </table:table-cell>
          <table:table-cell table:number-columns-repeated="16377"/>
        </table:table-row>
        <table:table-row table:style-name="ro1">
          <table:table-cell office:value-type="float" office:value="1016" table:formula="of:=[.A51]+1" table:style-name="ce5">
            <text:p>1016</text:p>
          </table:table-cell>
          <table:table-cell office:value-type="string" table:style-name="ce1">
            <text:p>Cartel de Santa</text:p>
          </table:table-cell>
          <table:table-cell office:value-type="string" table:style-name="ce1">
            <text:p>Asesino de asesinos</text:p>
          </table:table-cell>
          <table:table-cell office:value-type="time" office:time-value="PT0H3M42S" table:style-name="ce3">
            <text:p>03:42</text:p>
          </table:table-cell>
          <table:table-cell office:value-type="string" table:style-name="ce1">
            <text:p>cartel de santa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17" table:formula="of:=[.A52]+1" table:style-name="ce5">
            <text:p>1017</text:p>
          </table:table-cell>
          <table:table-cell office:value-type="string" table:style-name="ce1">
            <text:p>Cartel De Santa</text:p>
          </table:table-cell>
          <table:table-cell office:value-type="string" table:style-name="ce1">
            <text:p>Don de Dios</text:p>
          </table:table-cell>
          <table:table-cell office:value-type="time" office:time-value="PT0H3M10S" table:style-name="ce3">
            <text:p>03:10</text:p>
          </table:table-cell>
          <table:table-cell office:value-type="string" table:style-name="ce1">
            <text:p>Soundtrack "Don de Dios"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18" table:formula="of:=[.A53]+1" table:style-name="ce5">
            <text:p>1018</text:p>
          </table:table-cell>
          <table:table-cell office:value-type="string" table:style-name="ce1">
            <text:p>Cartel De Santa</text:p>
          </table:table-cell>
          <table:table-cell office:value-type="string" table:style-name="ce1">
            <text:p>El arte del engaño</text:p>
          </table:table-cell>
          <table:table-cell office:value-type="time" office:time-value="PT0H4M21S" table:style-name="ce3">
            <text:p>04:21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19" table:formula="of:=[.A54]+1" table:style-name="ce5">
            <text:p>1019</text:p>
          </table:table-cell>
          <table:table-cell office:value-type="string" table:style-name="ce1">
            <text:p>Cartel De Santa</text:p>
          </table:table-cell>
          <table:table-cell office:value-type="string" table:style-name="ce1">
            <text:p>La Pelotona</text:p>
          </table:table-cell>
          <table:table-cell office:value-type="time" office:time-value="PT0H3M41S" table:style-name="ce3">
            <text:p>03:41</text:p>
          </table:table-cell>
          <table:table-cell office:value-type="string" table:style-name="ce1">
            <text:p>cartel de santa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20" table:formula="of:=[.A55]+1" table:style-name="ce5">
            <text:p>1020</text:p>
          </table:table-cell>
          <table:table-cell office:value-type="string" table:style-name="ce1">
            <text:p>Cartel de Santa</text:p>
          </table:table-cell>
          <table:table-cell office:value-type="string" table:style-name="ce1">
            <text:p>Me canse de rogarle</text:p>
          </table:table-cell>
          <table:table-cell office:value-type="time" office:time-value="PT0H2M45S" table:style-name="ce3">
            <text:p>02:45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21" table:formula="of:=[.A56]+1" table:style-name="ce5">
            <text:p>1021</text:p>
          </table:table-cell>
          <table:table-cell office:value-type="string" table:style-name="ce1">
            <text:p>Cartel De Santa</text:p>
          </table:table-cell>
          <table:table-cell office:value-type="string" table:style-name="ce1">
            <text:p>Mi Chiquita</text:p>
          </table:table-cell>
          <table:table-cell office:value-type="time" office:time-value="PT0H4M48S" table:style-name="ce3">
            <text:p>04:48</text:p>
          </table:table-cell>
          <table:table-cell office:value-type="string" table:style-name="ce1">
            <text:p>Vol. II</text:p>
          </table:table-cell>
          <table:table-cell office:value-type="string" table:style-name="ce1">
            <text:p>Rap/R&amp;B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22" table:formula="of:=[.A57]+1" table:style-name="ce5">
            <text:p>1022</text:p>
          </table:table-cell>
          <table:table-cell office:value-type="string" table:style-name="ce1">
            <text:p>Chamillionaire</text:p>
          </table:table-cell>
          <table:table-cell office:value-type="string" table:style-name="ce1">
            <text:p>Chiang</text:p>
          </table:table-cell>
          <table:table-cell office:value-type="time" office:time-value="PT0H3M27S" table:style-name="ce3">
            <text:p>03:27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23" table:formula="of:=[.A58]+1" table:style-name="ce5">
            <text:p>1023</text:p>
          </table:table-cell>
          <table:table-cell office:value-type="string" table:style-name="ce1">
            <text:p>Chamillionaire feat. Krayzie Bone</text:p>
          </table:table-cell>
          <table:table-cell office:value-type="string" table:style-name="ce1">
            <text:p>Ridin Dirty</text:p>
          </table:table-cell>
          <table:table-cell office:value-type="time" office:time-value="PT0H4M8S" table:style-name="ce3">
            <text:p>04:08</text:p>
          </table:table-cell>
          <table:table-cell office:value-type="string" table:style-name="ce1">
            <text:p>The Sound of Revenge</text:p>
          </table:table-cell>
          <table:table-cell office:value-type="string" table:style-name="ce1">
            <text:p>Ra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024" table:formula="of:=[.A59]+1" table:style-name="ce5">
            <text:p>1024</text:p>
          </table:table-cell>
          <table:table-cell office:value-type="string" table:style-name="ce1">
            <text:p>Chamillionaire ft. Snoop Doogg &amp; Busta Rhymes</text:p>
          </table:table-cell>
          <table:table-cell office:value-type="string" table:style-name="ce1">
            <text:p>Not a criminal</text:p>
          </table:table-cell>
          <table:table-cell office:value-type="time" office:time-value="PT0H4M7S" table:style-name="ce3">
            <text:p>04:07</text:p>
          </table:table-cell>
          <table:table-cell table:style-name="ce1"/>
          <table:table-cell office:value-type="string" table:style-name="ce1">
            <text:p>Hip-Hop/R&amp;B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1025" table:formula="of:=[.A60]+1" table:style-name="ce5">
            <text:p>1025</text:p>
          </table:table-cell>
          <table:table-cell office:value-type="string" table:style-name="ce1">
            <text:p>Chamillionarie ft. Slick Rick</text:p>
          </table:table-cell>
          <table:table-cell office:value-type="string" table:style-name="ce1">
            <text:p>Hip Hop Police</text:p>
          </table:table-cell>
          <table:table-cell office:value-type="time" office:time-value="PT0H4M15S" table:style-name="ce3">
            <text:p>04:15</text:p>
          </table:table-cell>
          <table:table-cell office:value-type="string" table:style-name="ce1">
            <text:p>Hip Hop Police (freat. Slick Rick) - Single</text:p>
          </table:table-cell>
          <table:table-cell office:value-type="string" table:style-name="ce1">
            <text:p>Other</text:p>
          </table:table-cell>
          <table:table-cell office:value-type="float" office:value="158" table:style-name="ce1">
            <text:p>158</text:p>
          </table:table-cell>
          <table:table-cell table:number-columns-repeated="16377"/>
        </table:table-row>
        <table:table-row table:style-name="ro1">
          <table:table-cell office:value-type="float" office:value="1026" table:formula="of:=[.A61]+1" table:style-name="ce5">
            <text:p>1026</text:p>
          </table:table-cell>
          <table:table-cell office:value-type="string" table:style-name="ce1">
            <text:p>Chris Brown</text:p>
          </table:table-cell>
          <table:table-cell office:value-type="string" table:style-name="ce1">
            <text:p>Poppin</text:p>
          </table:table-cell>
          <table:table-cell office:value-type="time" office:time-value="PT0H4M24S" table:style-name="ce3">
            <text:p>04:24</text:p>
          </table:table-cell>
          <table:table-cell office:value-type="string" table:style-name="ce1">
            <text:p>Chris Brown</text:p>
          </table:table-cell>
          <table:table-cell office:value-type="string" table:style-name="ce1">
            <text:p>R&amp;am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27" table:formula="of:=[.A62]+1" table:style-name="ce5">
            <text:p>1027</text:p>
          </table:table-cell>
          <table:table-cell office:value-type="string" table:style-name="ce1">
            <text:p>Chris Brown</text:p>
          </table:table-cell>
          <table:table-cell office:value-type="string" table:style-name="ce1">
            <text:p>With you</text:p>
          </table:table-cell>
          <table:table-cell office:value-type="time" office:time-value="PT0H4M13S" table:style-name="ce3">
            <text:p>04:1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028" table:formula="of:=[.A63]+1" table:style-name="ce5">
            <text:p>1028</text:p>
          </table:table-cell>
          <table:table-cell office:value-type="string" table:style-name="ce1">
            <text:p>Chris Brown ft TPain</text:p>
          </table:table-cell>
          <table:table-cell office:value-type="string" table:style-name="ce1">
            <text:p>Kiss Kiss</text:p>
          </table:table-cell>
          <table:table-cell office:value-type="time" office:time-value="PT0H4M11S" table:style-name="ce3">
            <text:p>04:1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29" table:formula="of:=[.A64]+1" table:style-name="ce5">
            <text:p>1029</text:p>
          </table:table-cell>
          <table:table-cell office:value-type="string" table:style-name="ce1">
            <text:p>Coolio ft. LV</text:p>
          </table:table-cell>
          <table:table-cell office:value-type="string" table:style-name="ce1">
            <text:p>Gangsta's Paradise</text:p>
          </table:table-cell>
          <table:table-cell office:value-type="time" office:time-value="PT0H4M1S" table:style-name="ce3">
            <text:p>04:01</text:p>
          </table:table-cell>
          <table:table-cell office:value-type="string" table:style-name="ce1">
            <text:p>Nebezpeèné myšlenky (Dangerous Minds)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030" table:formula="of:=[.A65]+1" table:style-name="ce5">
            <text:p>1030</text:p>
          </table:table-cell>
          <table:table-cell office:value-type="string" table:style-name="ce1">
            <text:p>Daddy Yankee Ft. Akon</text:p>
          </table:table-cell>
          <table:table-cell office:value-type="string" table:style-name="ce1">
            <text:p>Bring It</text:p>
          </table:table-cell>
          <table:table-cell office:value-type="time" office:time-value="PT0H3M42S" table:style-name="ce3">
            <text:p>03:42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031" table:formula="of:=[.A66]+1" table:style-name="ce5">
            <text:p>1031</text:p>
          </table:table-cell>
          <table:table-cell office:value-type="string" table:style-name="ce1">
            <text:p>Dj Igal</text:p>
          </table:table-cell>
          <table:table-cell office:value-type="string" table:style-name="ce1">
            <text:p>Pump It Up (remix)</text:p>
          </table:table-cell>
          <table:table-cell office:value-type="time" office:time-value="PT0H6M31S" table:style-name="ce3">
            <text:p>06:3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32" table:formula="of:=[.A67]+1" table:style-name="ce5">
            <text:p>1032</text:p>
          </table:table-cell>
          <table:table-cell office:value-type="string" table:style-name="ce1">
            <text:p>DJ Unk</text:p>
          </table:table-cell>
          <table:table-cell office:value-type="string" table:style-name="ce1">
            <text:p>Walk It Out</text:p>
          </table:table-cell>
          <table:table-cell office:value-type="time" office:time-value="PT0H2M51S" table:style-name="ce3">
            <text:p>02:51</text:p>
          </table:table-cell>
          <table:table-cell office:value-type="string" table:style-name="ce1">
            <text:p>Watch Me Do This (Bootleg)</text:p>
          </table:table-cell>
          <table:table-cell office:value-type="string" table:style-name="ce1">
            <text:p>Gangsta Rap</text:p>
          </table:table-cell>
          <table:table-cell office:value-type="float" office:value="176" table:style-name="ce1">
            <text:p>176</text:p>
          </table:table-cell>
          <table:table-cell table:number-columns-repeated="16377"/>
        </table:table-row>
        <table:table-row table:style-name="ro1">
          <table:table-cell office:value-type="float" office:value="1033" table:formula="of:=[.A68]+1" table:style-name="ce5">
            <text:p>1033</text:p>
          </table:table-cell>
          <table:table-cell office:value-type="string" table:style-name="ce1">
            <text:p>DMX</text:p>
          </table:table-cell>
          <table:table-cell office:value-type="string" table:style-name="ce1">
            <text:p>Get It On The Floor (Feat. Swizz Beatz)</text:p>
          </table:table-cell>
          <table:table-cell office:value-type="time" office:time-value="PT0H4M22S" table:style-name="ce3">
            <text:p>04:22</text:p>
          </table:table-cell>
          <table:table-cell office:value-type="string" table:style-name="ce1">
            <text:p>Grand Champion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34" table:formula="of:=[.A69]+1" table:style-name="ce5">
            <text:p>1034</text:p>
          </table:table-cell>
          <table:table-cell table:style-name="ce1"/>
          <table:table-cell office:value-type="string" table:style-name="ce1">
            <text:p>We Right Here</text:p>
          </table:table-cell>
          <table:table-cell office:value-type="time" office:time-value="PT0H4M29S" table:style-name="ce3">
            <text:p>04:29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35" table:formula="of:=[.A70]+1" table:style-name="ce5">
            <text:p>1035</text:p>
          </table:table-cell>
          <table:table-cell office:value-type="string" table:style-name="ce1">
            <text:p>Dr Dre ft Snoop Dog</text:p>
          </table:table-cell>
          <table:table-cell office:value-type="string" table:style-name="ce1">
            <text:p>D.R.E</text:p>
          </table:table-cell>
          <table:table-cell office:value-type="time" office:time-value="PT0H4M34S" table:style-name="ce3">
            <text:p>04:34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36" table:formula="of:=[.A71]+1" table:style-name="ce5">
            <text:p>1036</text:p>
          </table:table-cell>
          <table:table-cell office:value-type="string" table:style-name="ce1">
            <text:p>Dr. Dre ft. Tupac, Eminem, Kurupt</text:p>
          </table:table-cell>
          <table:table-cell office:value-type="string" table:style-name="ce1">
            <text:p>The Next Episode</text:p>
          </table:table-cell>
          <table:table-cell office:value-type="time" office:time-value="PT0H5M14S" table:style-name="ce3">
            <text:p>05:14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37" table:formula="of:=[.A72]+1" table:style-name="ce5">
            <text:p>1037</text:p>
          </table:table-cell>
          <table:table-cell office:value-type="string" table:style-name="ce1">
            <text:p>Dr. Dre; feat. Eminem &amp; Skylar Grey</text:p>
          </table:table-cell>
          <table:table-cell office:value-type="string" table:style-name="ce1">
            <text:p>I Need A Doctor</text:p>
          </table:table-cell>
          <table:table-cell office:value-type="time" office:time-value="PT0H4M44S" table:style-name="ce3">
            <text:p>04:44</text:p>
          </table:table-cell>
          <table:table-cell office:value-type="string" table:style-name="ce1">
            <text:p>Detox</text:p>
          </table:table-cell>
          <table:table-cell office:value-type="string" table:style-name="ce1">
            <text:p>Hip-Hop/Rap</text:p>
          </table:table-cell>
          <table:table-cell office:value-type="float" office:value="171" table:style-name="ce1">
            <text:p>171</text:p>
          </table:table-cell>
          <table:table-cell table:number-columns-repeated="16377"/>
        </table:table-row>
        <table:table-row table:style-name="ro1">
          <table:table-cell office:value-type="float" office:value="1038" table:formula="of:=[.A73]+1" table:style-name="ce5">
            <text:p>1038</text:p>
          </table:table-cell>
          <table:table-cell office:value-type="string" table:style-name="ce1">
            <text:p>Dree ft jay-z, eminem, 50 cent &amp; linkin park</text:p>
          </table:table-cell>
          <table:table-cell office:value-type="string" table:style-name="ce1">
            <text:p>Numb Encore</text:p>
          </table:table-cell>
          <table:table-cell office:value-type="time" office:time-value="PT0H4M19S" table:style-name="ce3">
            <text:p>04:19</text:p>
          </table:table-cell>
          <table:table-cell office:value-type="string" table:style-name="ce1">
            <text:p>Look Out For Detox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39" table:formula="of:=[.A74]+1" table:style-name="ce5">
            <text:p>1039</text:p>
          </table:table-cell>
          <table:table-cell office:value-type="string" table:style-name="ce1">
            <text:p>Dyablo Presenta Locura Terminal</text:p>
          </table:table-cell>
          <table:table-cell office:value-type="string" table:style-name="ce1">
            <text:p>Las Calles Hablan</text:p>
          </table:table-cell>
          <table:table-cell office:value-type="time" office:time-value="PT0H4M20S" table:style-name="ce3">
            <text:p>04:20</text:p>
          </table:table-cell>
          <table:table-cell office:value-type="string" table:style-name="ce1">
            <text:p>Criminologia</text:p>
          </table:table-cell>
          <table:table-cell office:value-type="string" table:style-name="ce1">
            <text:p>Gangsta</text:p>
          </table:table-cell>
          <table:table-cell office:value-type="float" office:value="157" table:style-name="ce1">
            <text:p>157</text:p>
          </table:table-cell>
          <table:table-cell table:number-columns-repeated="16377"/>
        </table:table-row>
        <table:table-row table:style-name="ro1">
          <table:table-cell office:value-type="float" office:value="1040" table:formula="of:=[.A75]+1" table:style-name="ce5">
            <text:p>1040</text:p>
          </table:table-cell>
          <table:table-cell office:value-type="string" table:style-name="ce1">
            <text:p>Dyablo Presenta Locura Terminal</text:p>
          </table:table-cell>
          <table:table-cell office:value-type="string" table:style-name="ce1">
            <text:p>Prisionero</text:p>
          </table:table-cell>
          <table:table-cell office:value-type="time" office:time-value="PT0H3M19S" table:style-name="ce3">
            <text:p>03:19</text:p>
          </table:table-cell>
          <table:table-cell office:value-type="string" table:style-name="ce1">
            <text:p>Criminologia</text:p>
          </table:table-cell>
          <table:table-cell office:value-type="string" table:style-name="ce1">
            <text:p>Gangsta</text:p>
          </table:table-cell>
          <table:table-cell office:value-type="float" office:value="148" table:style-name="ce1">
            <text:p>148</text:p>
          </table:table-cell>
          <table:table-cell table:number-columns-repeated="16377"/>
        </table:table-row>
        <table:table-row table:style-name="ro1">
          <table:table-cell office:value-type="float" office:value="1041" table:formula="of:=[.A76]+1" table:style-name="ce5">
            <text:p>1041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8 Mile Road</text:p>
          </table:table-cell>
          <table:table-cell office:value-type="time" office:time-value="PT0H6M4S" table:style-name="ce3">
            <text:p>06:0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42" table:formula="of:=[.A77]+1" table:style-name="ce5">
            <text:p>1042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8 mile</text:p>
          </table:table-cell>
          <table:table-cell office:value-type="time" office:time-value="PT0H5M20S" table:style-name="ce3">
            <text:p>05:20</text:p>
          </table:table-cell>
          <table:table-cell table:style-name="ce1"/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43" table:formula="of:=[.A78]+1" table:style-name="ce5">
            <text:p>1043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Ass like that</text:p>
          </table:table-cell>
          <table:table-cell office:value-type="time" office:time-value="PT0H4M23S" table:style-name="ce3">
            <text:p>04:23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44" table:formula="of:=[.A79]+1" table:style-name="ce5">
            <text:p>1044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Cinderella Man</text:p>
          </table:table-cell>
          <table:table-cell office:value-type="time" office:time-value="PT0H4M39S" table:style-name="ce3">
            <text:p>04:39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Rap &amp; Hip-H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45" table:formula="of:=[.A80]+1" table:style-name="ce5">
            <text:p>1045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Cleanin out my closet</text:p>
          </table:table-cell>
          <table:table-cell office:value-type="time" office:time-value="PT0H4M57S" table:style-name="ce3">
            <text:p>04:5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46" table:formula="of:=[.A81]+1" table:style-name="ce5">
            <text:p>1046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Gone Again</text:p>
          </table:table-cell>
          <table:table-cell office:value-type="time" office:time-value="PT0H5M5S" table:style-name="ce3">
            <text:p>05:05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Rap/Hip-Ho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047" table:formula="of:=[.A82]+1" table:style-name="ce5">
            <text:p>1047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Hailie's Song</text:p>
          </table:table-cell>
          <table:table-cell office:value-type="time" office:time-value="PT0H5M20S" table:style-name="ce3">
            <text:p>05:2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048" table:formula="of:=[.A83]+1" table:style-name="ce5">
            <text:p>1048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I Think My Dad's Gone Crazy</text:p>
          </table:table-cell>
          <table:table-cell office:value-type="time" office:time-value="PT0H4M29S" table:style-name="ce3">
            <text:p>04:2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49" table:formula="of:=[.A84]+1" table:style-name="ce5">
            <text:p>1049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If I Had a Million Dollars</text:p>
          </table:table-cell>
          <table:table-cell office:value-type="time" office:time-value="PT0H4M9S" table:style-name="ce3">
            <text:p>04:09</text:p>
          </table:table-cell>
          <table:table-cell office:value-type="string" table:style-name="ce1">
            <text:p>Slim Shady EP</text:p>
          </table:table-cell>
          <table:table-cell office:value-type="string" table:style-name="ce1">
            <text:p>Hip-H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50" table:formula="of:=[.A85]+1" table:style-name="ce5">
            <text:p>1050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Just Dont</text:p>
          </table:table-cell>
          <table:table-cell office:value-type="time" office:time-value="PT0H3M28S" table:style-name="ce3">
            <text:p>03:28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Rap/Hip-Ho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051" table:formula="of:=[.A86]+1" table:style-name="ce5">
            <text:p>1051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Just Lose It</text:p>
          </table:table-cell>
          <table:table-cell office:value-type="time" office:time-value="PT0H4M7S" table:style-name="ce3">
            <text:p>04:07</text:p>
          </table:table-cell>
          <table:table-cell office:value-type="string" table:style-name="ce1">
            <text:p>Just Lose It CDS</text:p>
          </table:table-cell>
          <table:table-cell office:value-type="string" table:style-name="ce1">
            <text:p>Ra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052" table:formula="of:=[.A87]+1" table:style-name="ce5">
            <text:p>1052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Kill You</text:p>
          </table:table-cell>
          <table:table-cell office:value-type="time" office:time-value="PT0H4M24S" table:style-name="ce3">
            <text:p>04:24</text:p>
          </table:table-cell>
          <table:table-cell office:value-type="string" table:style-name="ce1">
            <text:p>The Marshall Mathers LP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53" table:formula="of:=[.A88]+1" table:style-name="ce5">
            <text:p>1053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Like Toy Soldiers</text:p>
          </table:table-cell>
          <table:table-cell office:value-type="time" office:time-value="PT0H4M56S" table:style-name="ce3">
            <text:p>04:56</text:p>
          </table:table-cell>
          <table:table-cell office:value-type="string" table:style-name="ce1">
            <text:p>Encore</text:p>
          </table:table-cell>
          <table:table-cell office:value-type="string" table:style-name="ce1">
            <text:p>Rap</text:p>
          </table:table-cell>
          <table:table-cell office:value-type="float" office:value="205" table:style-name="ce1">
            <text:p>205</text:p>
          </table:table-cell>
          <table:table-cell table:number-columns-repeated="16377"/>
        </table:table-row>
        <table:table-row table:style-name="ro1">
          <table:table-cell office:value-type="float" office:value="1054" table:formula="of:=[.A89]+1" table:style-name="ce5">
            <text:p>1054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Lose Yourself</text:p>
          </table:table-cell>
          <table:table-cell office:value-type="time" office:time-value="PT0H5M31S" table:style-name="ce3">
            <text:p>05:31</text:p>
          </table:table-cell>
          <table:table-cell office:value-type="string" table:style-name="ce1">
            <text:p>8 Miles Soundtrack</text:p>
          </table:table-cell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55" table:formula="of:=[.A90]+1" table:style-name="ce5">
            <text:p>1055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Marshall Mathers</text:p>
          </table:table-cell>
          <table:table-cell office:value-type="time" office:time-value="PT0H5M20S" table:style-name="ce3">
            <text:p>05:20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56" table:formula="of:=[.A91]+1" table:style-name="ce5">
            <text:p>1056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Mockingbird<text:s/></text:p>
          </table:table-cell>
          <table:table-cell office:value-type="time" office:time-value="PT0H4M10S" table:style-name="ce3">
            <text:p>04:10</text:p>
          </table:table-cell>
          <table:table-cell office:value-type="string" table:style-name="ce1">
            <text:p>Encore</text:p>
          </table:table-cell>
          <table:table-cell office:value-type="string" table:style-name="ce1">
            <text:p>Rap</text:p>
          </table:table-cell>
          <table:table-cell office:value-type="float" office:value="173" table:style-name="ce1">
            <text:p>173</text:p>
          </table:table-cell>
          <table:table-cell table:number-columns-repeated="16377"/>
        </table:table-row>
        <table:table-row table:style-name="ro1">
          <table:table-cell office:value-type="float" office:value="1057" table:formula="of:=[.A92]+1" table:style-name="ce5">
            <text:p>1057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Mushrooms</text:p>
          </table:table-cell>
          <table:table-cell office:value-type="time" office:time-value="PT0H3M57S" table:style-name="ce3">
            <text:p>03:5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58" table:formula="of:=[.A93]+1" table:style-name="ce5">
            <text:p>1058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My Mom</text:p>
          </table:table-cell>
          <table:table-cell office:value-type="time" office:time-value="PT0H5M19S" table:style-name="ce3">
            <text:p>05:19</text:p>
          </table:table-cell>
          <table:table-cell office:value-type="string" table:style-name="ce1">
            <text:p>Relapse</text:p>
          </table:table-cell>
          <table:table-cell office:value-type="string" table:style-name="ce1">
            <text:p>Rap</text:p>
          </table:table-cell>
          <table:table-cell office:value-type="float" office:value="196" table:style-name="ce1">
            <text:p>196</text:p>
          </table:table-cell>
          <table:table-cell table:number-columns-repeated="16377"/>
        </table:table-row>
        <table:table-row table:style-name="ro1">
          <table:table-cell office:value-type="float" office:value="1059" table:formula="of:=[.A94]+1" table:style-name="ce5">
            <text:p>1059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My Name Is</text:p>
          </table:table-cell>
          <table:table-cell office:value-type="time" office:time-value="PT0H4M8S" table:style-name="ce3">
            <text:p>04:08</text:p>
          </table:table-cell>
          <table:table-cell office:value-type="string" table:style-name="ce1">
            <text:p>Stretch, Bob, Sear-&gt;funDraiser</text:p>
          </table:table-cell>
          <table:table-cell office:value-type="string" table:style-name="ce1">
            <text:p>Hip-Ho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060" table:formula="of:=[.A95]+1" table:style-name="ce5">
            <text:p>1060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Nail In The Coffin</text:p>
          </table:table-cell>
          <table:table-cell office:value-type="time" office:time-value="PT0H4M47S" table:style-name="ce3">
            <text:p>04:47</text:p>
          </table:table-cell>
          <table:table-cell table:style-name="ce1"/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61" table:formula="of:=[.A96]+1" table:style-name="ce5">
            <text:p>1061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Not Afraid</text:p>
          </table:table-cell>
          <table:table-cell office:value-type="time" office:time-value="PT0H4M10S" table:style-name="ce3">
            <text:p>04:10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Hip-Ho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062" table:formula="of:=[.A97]+1" table:style-name="ce5">
            <text:p>1062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On Fire</text:p>
          </table:table-cell>
          <table:table-cell office:value-type="time" office:time-value="PT0H3M33S" table:style-name="ce3">
            <text:p>03:33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Hip-Hop</text:p>
          </table:table-cell>
          <table:table-cell office:value-type="float" office:value="207" table:style-name="ce1">
            <text:p>207</text:p>
          </table:table-cell>
          <table:table-cell table:number-columns-repeated="16377"/>
        </table:table-row>
        <table:table-row table:style-name="ro1">
          <table:table-cell office:value-type="float" office:value="1063" table:formula="of:=[.A98]+1" table:style-name="ce5">
            <text:p>1063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Puke</text:p>
          </table:table-cell>
          <table:table-cell office:value-type="time" office:time-value="PT0H4M7S" table:style-name="ce3">
            <text:p>04:07</text:p>
          </table:table-cell>
          <table:table-cell office:value-type="string" table:style-name="ce1">
            <text:p>Encore</text:p>
          </table:table-cell>
          <table:table-cell office:value-type="string" table:style-name="ce1">
            <text:p>Rap</text:p>
          </table:table-cell>
          <table:table-cell office:value-type="float" office:value="173" table:style-name="ce1">
            <text:p>173</text:p>
          </table:table-cell>
          <table:table-cell table:number-columns-repeated="16377"/>
        </table:table-row>
        <table:table-row table:style-name="ro1">
          <table:table-cell office:value-type="float" office:value="1064" table:formula="of:=[.A99]+1" table:style-name="ce5">
            <text:p>1064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Remember Me</text:p>
          </table:table-cell>
          <table:table-cell office:value-type="time" office:time-value="PT0H3M38S" table:style-name="ce3">
            <text:p>03:3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65" table:formula="of:=[.A100]+1" table:style-name="ce5">
            <text:p>1065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Sing For The Moment</text:p>
          </table:table-cell>
          <table:table-cell office:value-type="time" office:time-value="PT0H5M39S" table:style-name="ce3">
            <text:p>05:39</text:p>
          </table:table-cell>
          <table:table-cell office:value-type="string" table:style-name="ce1">
            <text:p>The Eminem Show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66" table:formula="of:=[.A101]+1" table:style-name="ce5">
            <text:p>1066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Superman</text:p>
          </table:table-cell>
          <table:table-cell office:value-type="time" office:time-value="PT0H5M50S" table:style-name="ce3">
            <text:p>05:50</text:p>
          </table:table-cell>
          <table:table-cell office:value-type="string" table:style-name="ce1">
            <text:p>The Eminem Show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67" table:formula="of:=[.A102]+1" table:style-name="ce5">
            <text:p>1067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The Real Slim Shady</text:p>
          </table:table-cell>
          <table:table-cell office:value-type="time" office:time-value="PT0H4M46S" table:style-name="ce3">
            <text:p>04:46</text:p>
          </table:table-cell>
          <table:table-cell office:value-type="string" table:style-name="ce1">
            <text:p>Album Ver CD Single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68" table:formula="of:=[.A103]+1" table:style-name="ce5">
            <text:p>1068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We Made You</text:p>
          </table:table-cell>
          <table:table-cell office:value-type="time" office:time-value="PT0H4M47S" table:style-name="ce3">
            <text:p>04:47</text:p>
          </table:table-cell>
          <table:table-cell office:value-type="string" table:style-name="ce1">
            <text:p>Relapse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69" table:formula="of:=[.A104]+1" table:style-name="ce5">
            <text:p>1069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When I'm Gone</text:p>
          </table:table-cell>
          <table:table-cell office:value-type="time" office:time-value="PT0H4M42S" table:style-name="ce3">
            <text:p>04:42</text:p>
          </table:table-cell>
          <table:table-cell office:value-type="string" table:style-name="ce1">
            <text:p>Curtain Call</text:p>
          </table:table-cell>
          <table:table-cell office:value-type="string" table:style-name="ce1">
            <text:p>Hip Hop/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70" table:formula="of:=[.A105]+1" table:style-name="ce5">
            <text:p>1070</text:p>
          </table:table-cell>
          <table:table-cell office:value-type="string" table:style-name="ce1">
            <text:p>Eminem</text:p>
          </table:table-cell>
          <table:table-cell office:value-type="string" table:style-name="ce1">
            <text:p>Won't Back Down (feat. Pink)</text:p>
          </table:table-cell>
          <table:table-cell office:value-type="time" office:time-value="PT0H4M25S" table:style-name="ce3">
            <text:p>04:25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Hip-Hop/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71" table:formula="of:=[.A106]+1" table:style-name="ce5">
            <text:p>1071</text:p>
          </table:table-cell>
          <table:table-cell office:value-type="string" table:style-name="ce1">
            <text:p>Eminem ft. D12</text:p>
          </table:table-cell>
          <table:table-cell office:value-type="string" table:style-name="ce1">
            <text:p>Fight Music</text:p>
          </table:table-cell>
          <table:table-cell office:value-type="time" office:time-value="PT0H4M23S" table:style-name="ce3">
            <text:p>04:23</text:p>
          </table:table-cell>
          <table:table-cell office:value-type="string" table:style-name="ce1">
            <text:p>Devil's Night (Advance)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72" table:formula="of:=[.A107]+1" table:style-name="ce5">
            <text:p>1072</text:p>
          </table:table-cell>
          <table:table-cell office:value-type="string" table:style-name="ce1">
            <text:p>Eminem ft. D12</text:p>
          </table:table-cell>
          <table:table-cell office:value-type="string" table:style-name="ce1">
            <text:p>My band</text:p>
          </table:table-cell>
          <table:table-cell office:value-type="time" office:time-value="PT0H4M58S" table:style-name="ce3">
            <text:p>04:5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68" table:style-name="ce1">
            <text:p>168</text:p>
          </table:table-cell>
          <table:table-cell table:number-columns-repeated="16377"/>
        </table:table-row>
        <table:table-row table:style-name="ro1">
          <table:table-cell office:value-type="float" office:value="1073" table:formula="of:=[.A108]+1" table:style-name="ce5">
            <text:p>1073</text:p>
          </table:table-cell>
          <table:table-cell office:value-type="string" table:style-name="ce1">
            <text:p>Eminem ft. Lil Wayne</text:p>
          </table:table-cell>
          <table:table-cell office:value-type="string" table:style-name="ce1">
            <text:p>No Love</text:p>
          </table:table-cell>
          <table:table-cell office:value-type="time" office:time-value="PT0H4M59S" table:style-name="ce3">
            <text:p>04:59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74" table:formula="of:=[.A109]+1" table:style-name="ce5">
            <text:p>1074</text:p>
          </table:table-cell>
          <table:table-cell office:value-type="string" table:style-name="ce1">
            <text:p>Eminem ft. Rihanna</text:p>
          </table:table-cell>
          <table:table-cell office:value-type="string" table:style-name="ce1">
            <text:p>Love The Way You Lie<text:s/></text:p>
          </table:table-cell>
          <table:table-cell office:value-type="time" office:time-value="PT0H4M23S" table:style-name="ce3">
            <text:p>04:23</text:p>
          </table:table-cell>
          <table:table-cell office:value-type="string" table:style-name="ce1">
            <text:p>Recovery</text:p>
          </table:table-cell>
          <table:table-cell office:value-type="string" table:style-name="ce1">
            <text:p>Hip-Hop</text:p>
          </table:table-cell>
          <table:table-cell office:value-type="float" office:value="203" table:style-name="ce1">
            <text:p>203</text:p>
          </table:table-cell>
          <table:table-cell table:number-columns-repeated="16377"/>
        </table:table-row>
        <table:table-row table:style-name="ro1">
          <table:table-cell office:value-type="float" office:value="1075" table:formula="of:=[.A110]+1" table:style-name="ce5">
            <text:p>1075</text:p>
          </table:table-cell>
          <table:table-cell office:value-type="string" table:style-name="ce1">
            <text:p>Eminem ft. tupac</text:p>
          </table:table-cell>
          <table:table-cell office:value-type="string" table:style-name="ce1">
            <text:p>Murder Murder</text:p>
          </table:table-cell>
          <table:table-cell office:value-type="time" office:time-value="PT0H4M40S" table:style-name="ce3">
            <text:p>04:4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76" table:formula="of:=[.A111]+1" table:style-name="ce5">
            <text:p>1076</text:p>
          </table:table-cell>
          <table:table-cell office:value-type="string" table:style-name="ce1">
            <text:p>Eminem, 50 Cent, &amp; Obie Trice</text:p>
          </table:table-cell>
          <table:table-cell office:value-type="string" table:style-name="ce1">
            <text:p>Love Me</text:p>
          </table:table-cell>
          <table:table-cell office:value-type="time" office:time-value="PT0H4M30S" table:style-name="ce3">
            <text:p>04:30</text:p>
          </table:table-cell>
          <table:table-cell office:value-type="string" table:style-name="ce1">
            <text:p>8 Mile Soundtrack</text:p>
          </table:table-cell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77" table:formula="of:=[.A112]+1" table:style-name="ce5">
            <text:p>1077</text:p>
          </table:table-cell>
          <table:table-cell office:value-type="string" table:style-name="ce1">
            <text:p>Eminem, 50 Cent, Tupac</text:p>
          </table:table-cell>
          <table:table-cell office:value-type="string" table:style-name="ce1">
            <text:p>Till I Collapse</text:p>
          </table:table-cell>
          <table:table-cell office:value-type="time" office:time-value="PT0H7M17S" table:style-name="ce3">
            <text:p>07:1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78" table:formula="of:=[.A113]+1" table:style-name="ce5">
            <text:p>1078</text:p>
          </table:table-cell>
          <table:table-cell office:value-type="string" table:style-name="ce1">
            <text:p>Fabolous ft. T</text:p>
          </table:table-cell>
          <table:table-cell office:value-type="string" table:style-name="ce1">
            <text:p>Baby Don't Go</text:p>
          </table:table-cell>
          <table:table-cell office:value-type="time" office:time-value="PT0H3M36S" table:style-name="ce3">
            <text:p>03:36</text:p>
          </table:table-cell>
          <table:table-cell office:value-type="string" table:style-name="ce1">
            <text:p>From Nothin' To Somethin'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79" table:formula="of:=[.A114]+1" table:style-name="ce5">
            <text:p>1079</text:p>
          </table:table-cell>
          <table:table-cell office:value-type="string" table:style-name="ce1">
            <text:p>Fergie</text:p>
          </table:table-cell>
          <table:table-cell office:value-type="string" table:style-name="ce1">
            <text:p>Voodoo Doll</text:p>
          </table:table-cell>
          <table:table-cell office:value-type="time" office:time-value="PT0H4M23S" table:style-name="ce3">
            <text:p>04:23</text:p>
          </table:table-cell>
          <table:table-cell office:value-type="string" table:style-name="ce1">
            <text:p>The Dutchess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table:number-columns-repeated="16377"/>
        </table:table-row>
        <table:table-row table:style-name="ro1">
          <table:table-cell office:value-type="float" office:value="1080" table:formula="of:=[.A115]+1" table:style-name="ce5">
            <text:p>1080</text:p>
          </table:table-cell>
          <table:table-cell office:value-type="string" table:style-name="ce1">
            <text:p>Florida ft. T-Pain</text:p>
          </table:table-cell>
          <table:table-cell office:value-type="string" table:style-name="ce1">
            <text:p>Get Low<text:s/></text:p>
          </table:table-cell>
          <table:table-cell office:value-type="time" office:time-value="PT0H3M53S" table:style-name="ce3">
            <text:p>03:53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81" table:formula="of:=[.A116]+1" table:style-name="ce5">
            <text:p>1081</text:p>
          </table:table-cell>
          <table:table-cell office:value-type="string" table:style-name="ce1">
            <text:p>Gwen Stefani</text:p>
          </table:table-cell>
          <table:table-cell office:value-type="string" table:style-name="ce1">
            <text:p>4 In The Morning</text:p>
          </table:table-cell>
          <table:table-cell office:value-type="time" office:time-value="PT0H4M43S" table:style-name="ce3">
            <text:p>04:43</text:p>
          </table:table-cell>
          <table:table-cell office:value-type="string" table:style-name="ce1">
            <text:p>The Sweet Escape</text:p>
          </table:table-cell>
          <table:table-cell office:value-type="string" table:style-name="ce1">
            <text:p>R&amp;B - By AllStaR #Mp3LaTiNo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82" table:formula="of:=[.A117]+1" table:style-name="ce5">
            <text:p>1082</text:p>
          </table:table-cell>
          <table:table-cell office:value-type="string" table:style-name="ce1">
            <text:p>Gwen Stefani Ft. Akon</text:p>
          </table:table-cell>
          <table:table-cell office:value-type="string" table:style-name="ce1">
            <text:p>The Sweet Escape</text:p>
          </table:table-cell>
          <table:table-cell office:value-type="time" office:time-value="PT0H4M6S" table:style-name="ce3">
            <text:p>04:0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83" table:formula="of:=[.A118]+1" table:style-name="ce5">
            <text:p>1083</text:p>
          </table:table-cell>
          <table:table-cell office:value-type="string" table:style-name="ce1">
            <text:p>Gwen Stefany</text:p>
          </table:table-cell>
          <table:table-cell office:value-type="string" table:style-name="ce1">
            <text:p>Holler Back Girl</text:p>
          </table:table-cell>
          <table:table-cell office:value-type="time" office:time-value="PT0H3M19S" table:style-name="ce3">
            <text:p>03:19</text:p>
          </table:table-cell>
          <table:table-cell table:number-columns-repeated="2" table:style-name="ce1"/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084" table:formula="of:=[.A119]+1" table:style-name="ce5">
            <text:p>1084</text:p>
          </table:table-cell>
          <table:table-cell office:value-type="string" table:style-name="ce1">
            <text:p>Ja Rule</text:p>
          </table:table-cell>
          <table:table-cell office:value-type="string" table:style-name="ce1">
            <text:p>Always On Time</text:p>
          </table:table-cell>
          <table:table-cell office:value-type="time" office:time-value="PT0H4M7S" table:style-name="ce3">
            <text:p>04:07</text:p>
          </table:table-cell>
          <table:table-cell office:value-type="string" table:style-name="ce1">
            <text:p>Black Power El Poder de la Musica Negra</text:p>
          </table:table-cell>
          <table:table-cell office:value-type="string" table:style-name="ce1">
            <text:p>Www.TilichesGratis.coM Www.AdiccionMusical.coM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85" table:formula="of:=[.A120]+1" table:style-name="ce5">
            <text:p>1085</text:p>
          </table:table-cell>
          <table:table-cell office:value-type="string" table:style-name="ce1">
            <text:p>Ja Rule</text:p>
          </table:table-cell>
          <table:table-cell office:value-type="string" table:style-name="ce1">
            <text:p>Mesmerize Ft. Ashanti</text:p>
          </table:table-cell>
          <table:table-cell office:value-type="time" office:time-value="PT0H4M42S" table:style-name="ce3">
            <text:p>04:42</text:p>
          </table:table-cell>
          <table:table-cell office:value-type="string" table:style-name="ce1">
            <text:p>Exodus</text:p>
          </table:table-cell>
          <table:table-cell office:value-type="string" table:style-name="ce1">
            <text:p>Rap &amp; Hip-Hop</text:p>
          </table:table-cell>
          <table:table-cell office:value-type="float" office:value="169" table:style-name="ce1">
            <text:p>169</text:p>
          </table:table-cell>
          <table:table-cell table:number-columns-repeated="16377"/>
        </table:table-row>
        <table:table-row table:style-name="ro1">
          <table:table-cell office:value-type="float" office:value="1086" table:formula="of:=[.A121]+1" table:style-name="ce5">
            <text:p>1086</text:p>
          </table:table-cell>
          <table:table-cell office:value-type="string" table:style-name="ce1">
            <text:p>Jack Dee, Chr, Mr Pee</text:p>
          </table:table-cell>
          <table:table-cell office:value-type="string" table:style-name="ce1">
            <text:p>Son Kiltroz</text:p>
          </table:table-cell>
          <table:table-cell office:value-type="time" office:time-value="PT0H2M46S" table:style-name="ce3">
            <text:p>02:4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87" table:formula="of:=[.A122]+1" table:style-name="ce5">
            <text:p>1087</text:p>
          </table:table-cell>
          <table:table-cell office:value-type="string" table:style-name="ce1">
            <text:p>Jay-Z</text:p>
          </table:table-cell>
          <table:table-cell office:value-type="string" table:style-name="ce1">
            <text:p>Bad Boys</text:p>
          </table:table-cell>
          <table:table-cell office:value-type="time" office:time-value="PT0H4M41S" table:style-name="ce3">
            <text:p>04:41</text:p>
          </table:table-cell>
          <table:table-cell office:value-type="string" table:style-name="ce1">
            <text:p>Bad Boys 2 Soundtrack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88" table:formula="of:=[.A123]+1" table:style-name="ce5">
            <text:p>1088</text:p>
          </table:table-cell>
          <table:table-cell office:value-type="string" table:style-name="ce1">
            <text:p>Jay-Z</text:p>
          </table:table-cell>
          <table:table-cell office:value-type="string" table:style-name="ce1">
            <text:p>I just wanna love you</text:p>
          </table:table-cell>
          <table:table-cell office:value-type="time" office:time-value="PT0H3M46S" table:style-name="ce3">
            <text:p>03:46</text:p>
          </table:table-cell>
          <table:table-cell office:value-type="string" table:style-name="ce1">
            <text:p>I Just Wanna Love U (Vinyl Single)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89" table:formula="of:=[.A124]+1" table:style-name="ce5">
            <text:p>1089</text:p>
          </table:table-cell>
          <table:table-cell office:value-type="string" table:style-name="ce1">
            <text:p>Jay-Z</text:p>
          </table:table-cell>
          <table:table-cell office:value-type="string" table:style-name="ce1">
            <text:p>I Know</text:p>
          </table:table-cell>
          <table:table-cell office:value-type="time" office:time-value="PT0H3M44S" table:style-name="ce3">
            <text:p>03:44</text:p>
          </table:table-cell>
          <table:table-cell office:value-type="string" table:style-name="ce1">
            <text:p>American Gangster</text:p>
          </table:table-cell>
          <table:table-cell office:value-type="string" table:style-name="ce1">
            <text:p>Hip-H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90" table:formula="of:=[.A125]+1" table:style-name="ce5">
            <text:p>1090</text:p>
          </table:table-cell>
          <table:table-cell office:value-type="string" table:style-name="ce1">
            <text:p>Jenifer Lopez</text:p>
          </table:table-cell>
          <table:table-cell office:value-type="string" table:style-name="ce1">
            <text:p>Get Right</text:p>
          </table:table-cell>
          <table:table-cell office:value-type="time" office:time-value="PT0H3M45S" table:style-name="ce3">
            <text:p>03:45</text:p>
          </table:table-cell>
          <table:table-cell office:value-type="string" table:style-name="ce1">
            <text:p>Rebirth</text:p>
          </table:table-cell>
          <table:table-cell office:value-type="string" table:style-name="ce1">
            <text:p>Other</text:p>
          </table:table-cell>
          <table:table-cell office:value-type="float" office:value="185" table:style-name="ce1">
            <text:p>185</text:p>
          </table:table-cell>
          <table:table-cell table:number-columns-repeated="16377"/>
        </table:table-row>
        <table:table-row table:style-name="ro1">
          <table:table-cell office:value-type="float" office:value="1091" table:formula="of:=[.A126]+1" table:style-name="ce5">
            <text:p>1091</text:p>
          </table:table-cell>
          <table:table-cell office:value-type="string" table:style-name="ce1">
            <text:p>Jenifer Lopez ft. Fat Joe</text:p>
          </table:table-cell>
          <table:table-cell office:value-type="string" table:style-name="ce1">
            <text:p>Hold You Down</text:p>
          </table:table-cell>
          <table:table-cell office:value-type="time" office:time-value="PT0H3M51S" table:style-name="ce3">
            <text:p>03:5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224" table:style-name="ce1">
            <text:p>224</text:p>
          </table:table-cell>
          <table:table-cell table:number-columns-repeated="16377"/>
        </table:table-row>
        <table:table-row table:style-name="ro1">
          <table:table-cell office:value-type="float" office:value="1092" table:formula="of:=[.A127]+1" table:style-name="ce5">
            <text:p>1092</text:p>
          </table:table-cell>
          <table:table-cell office:value-type="string" table:style-name="ce1">
            <text:p>Jenifer Lopez ft. Ja Rule</text:p>
          </table:table-cell>
          <table:table-cell office:value-type="string" table:style-name="ce1">
            <text:p>I'm Real</text:p>
          </table:table-cell>
          <table:table-cell office:value-type="time" office:time-value="PT0H4M20S" table:style-name="ce3">
            <text:p>04:2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093" table:formula="of:=[.A128]+1" table:style-name="ce5">
            <text:p>1093</text:p>
          </table:table-cell>
          <table:table-cell office:value-type="string" table:style-name="ce1">
            <text:p>Jennifer Lopez</text:p>
          </table:table-cell>
          <table:table-cell office:value-type="string" table:style-name="ce1">
            <text:p>I'm Real</text:p>
          </table:table-cell>
          <table:table-cell office:value-type="time" office:time-value="PT0H4M16S" table:style-name="ce3">
            <text:p>04:16</text:p>
          </table:table-cell>
          <table:table-cell office:value-type="string" table:style-name="ce1">
            <text:p>J To Tha L-O! The Remixes</text:p>
          </table:table-cell>
          <table:table-cell office:value-type="string" table:style-name="ce1">
            <text:p>Po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094" table:formula="of:=[.A129]+1" table:style-name="ce5">
            <text:p>1094</text:p>
          </table:table-cell>
          <table:table-cell office:value-type="string" table:style-name="ce1">
            <text:p>Jeremiah</text:p>
          </table:table-cell>
          <table:table-cell office:value-type="string" table:style-name="ce1">
            <text:p>Birthday Sex</text:p>
          </table:table-cell>
          <table:table-cell office:value-type="time" office:time-value="PT0H3M35S" table:style-name="ce3">
            <text:p>03:3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1095" table:formula="of:=[.A130]+1" table:style-name="ce5">
            <text:p>1095</text:p>
          </table:table-cell>
          <table:table-cell office:value-type="string" table:style-name="ce1">
            <text:p>Joe Buddens</text:p>
          </table:table-cell>
          <table:table-cell office:value-type="string" table:style-name="ce1">
            <text:p>pump it up</text:p>
          </table:table-cell>
          <table:table-cell office:value-type="time" office:time-value="PT0H3M49S" table:style-name="ce3">
            <text:p>03:49</text:p>
          </table:table-cell>
          <table:table-cell office:value-type="string" table:style-name="ce1">
            <text:p>Big Mike &amp; DJ Envy Present: Al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96" table:formula="of:=[.A131]+1" table:style-name="ce5">
            <text:p>1096</text:p>
          </table:table-cell>
          <table:table-cell office:value-type="string" table:style-name="ce1">
            <text:p>Lady Gaga</text:p>
          </table:table-cell>
          <table:table-cell office:value-type="string" table:style-name="ce1">
            <text:p>Stay flay</text:p>
          </table:table-cell>
          <table:table-cell office:value-type="time" office:time-value="PT0H3M53S" table:style-name="ce3">
            <text:p>03:53</text:p>
          </table:table-cell>
          <table:table-cell office:value-type="string" table:style-name="ce1">
            <text:p>ladye gaga</text:p>
          </table:table-cell>
          <table:table-cell office:value-type="string" table:style-name="ce1">
            <text:p>Blues</text:p>
          </table:table-cell>
          <table:table-cell office:value-type="float" office:value="202" table:style-name="ce1">
            <text:p>202</text:p>
          </table:table-cell>
          <table:table-cell table:number-columns-repeated="16377"/>
        </table:table-row>
        <table:table-row table:style-name="ro1">
          <table:table-cell office:value-type="float" office:value="1097" table:formula="of:=[.A132]+1" table:style-name="ce5">
            <text:p>1097</text:p>
          </table:table-cell>
          <table:table-cell office:value-type="string" table:style-name="ce1">
            <text:p>Lil Wayne ft. Sizzla</text:p>
          </table:table-cell>
          <table:table-cell office:value-type="string" table:style-name="ce1">
            <text:p>Only Reason</text:p>
          </table:table-cell>
          <table:table-cell office:value-type="time" office:time-value="PT0H4M34S" table:style-name="ce3">
            <text:p>04:34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098" table:formula="of:=[.A133]+1" table:style-name="ce5">
            <text:p>1098</text:p>
          </table:table-cell>
          <table:table-cell office:value-type="string" table:style-name="ce1">
            <text:p>Ludacris</text:p>
          </table:table-cell>
          <table:table-cell office:value-type="string" table:style-name="ce1">
            <text:p>Act a Fool</text:p>
          </table:table-cell>
          <table:table-cell office:value-type="time" office:time-value="PT0H4M32S" table:style-name="ce3">
            <text:p>04:32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099" table:formula="of:=[.A134]+1" table:style-name="ce5">
            <text:p>1099</text:p>
          </table:table-cell>
          <table:table-cell office:value-type="string" table:style-name="ce1">
            <text:p>Ludacris</text:p>
          </table:table-cell>
          <table:table-cell office:value-type="string" table:style-name="ce1">
            <text:p>Btch</text:p>
          </table:table-cell>
          <table:table-cell office:value-type="time" office:time-value="PT0H4M30S" table:style-name="ce3">
            <text:p>04:3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00" table:formula="of:=[.A135]+1" table:style-name="ce5">
            <text:p>1100</text:p>
          </table:table-cell>
          <table:table-cell office:value-type="string" table:style-name="ce1">
            <text:p>Ludacris</text:p>
          </table:table-cell>
          <table:table-cell office:value-type="string" table:style-name="ce1">
            <text:p>Gonna Give It</text:p>
          </table:table-cell>
          <table:table-cell office:value-type="time" office:time-value="PT0H3M36S" table:style-name="ce3">
            <text:p>03:36</text:p>
          </table:table-cell>
          <table:table-cell office:value-type="string" table:style-name="ce1">
            <text:p>la Pasion CDS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101" table:formula="of:=[.A136]+1" table:style-name="ce5">
            <text:p>1101</text:p>
          </table:table-cell>
          <table:table-cell office:value-type="string" table:style-name="ce1">
            <text:p>Ludacris</text:p>
          </table:table-cell>
          <table:table-cell office:value-type="string" table:style-name="ce1">
            <text:p>Stand Up</text:p>
          </table:table-cell>
          <table:table-cell office:value-type="time" office:time-value="PT0H3M23S" table:style-name="ce3">
            <text:p>03:2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02" table:formula="of:=[.A137]+1" table:style-name="ce5">
            <text:p>1102</text:p>
          </table:table-cell>
          <table:table-cell office:value-type="string" table:style-name="ce1">
            <text:p>Ludacris</text:p>
          </table:table-cell>
          <table:table-cell office:value-type="string" table:style-name="ce1">
            <text:p>The Red Light District</text:p>
          </table:table-cell>
          <table:table-cell office:value-type="time" office:time-value="PT0H5M29S" table:style-name="ce3">
            <text:p>05:29</text:p>
          </table:table-cell>
          <table:table-cell table:number-columns-repeated="2" table:style-name="ce1"/>
          <table:table-cell office:value-type="float" office:value="212" table:style-name="ce1">
            <text:p>212</text:p>
          </table:table-cell>
          <table:table-cell table:number-columns-repeated="16377"/>
        </table:table-row>
        <table:table-row table:style-name="ro1">
          <table:table-cell office:value-type="float" office:value="1103" table:formula="of:=[.A138]+1" table:style-name="ce5">
            <text:p>1103</text:p>
          </table:table-cell>
          <table:table-cell office:value-type="string" table:style-name="ce1">
            <text:p>Ludacris Ft Chris Brown &amp; Sean Garrett</text:p>
          </table:table-cell>
          <table:table-cell office:value-type="string" table:style-name="ce1">
            <text:p>What Them Girls Like</text:p>
          </table:table-cell>
          <table:table-cell office:value-type="time" office:time-value="PT0H4M6S" table:style-name="ce3">
            <text:p>04:06</text:p>
          </table:table-cell>
          <table:table-cell office:value-type="string" table:style-name="ce1">
            <text:p>http://xclusiveszone.blogspot.com/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04" table:formula="of:=[.A139]+1" table:style-name="ce5">
            <text:p>1104</text:p>
          </table:table-cell>
          <table:table-cell office:value-type="string" table:style-name="ce1">
            <text:p>Ludacris ft. T-Pain</text:p>
          </table:table-cell>
          <table:table-cell office:value-type="string" table:style-name="ce1">
            <text:p>One More Drink</text:p>
          </table:table-cell>
          <table:table-cell office:value-type="time" office:time-value="PT0H3M44S" table:style-name="ce3">
            <text:p>03:44</text:p>
          </table:table-cell>
          <table:table-cell office:value-type="string" table:style-name="ce1">
            <text:p>Theater Of The Mind</text:p>
          </table:table-cell>
          <table:table-cell office:value-type="string" table:style-name="ce1">
            <text:p>Ra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105" table:formula="of:=[.A140]+1" table:style-name="ce5">
            <text:p>1105</text:p>
          </table:table-cell>
          <table:table-cell office:value-type="string" table:style-name="ce1">
            <text:p>Mims</text:p>
          </table:table-cell>
          <table:table-cell office:value-type="string" table:style-name="ce1">
            <text:p>This Is Why I'am Hot</text:p>
          </table:table-cell>
          <table:table-cell office:value-type="time" office:time-value="PT0H3M44S" table:style-name="ce3">
            <text:p>03:4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06" table:formula="of:=[.A141]+1" table:style-name="ce5">
            <text:p>1106</text:p>
          </table:table-cell>
          <table:table-cell office:value-type="string" table:style-name="ce1">
            <text:p>Missy Elliott</text:p>
          </table:table-cell>
          <table:table-cell office:value-type="string" table:style-name="ce1">
            <text:p>Ching A Ling<text:s/></text:p>
          </table:table-cell>
          <table:table-cell office:value-type="time" office:time-value="PT0H3M42S" table:style-name="ce3">
            <text:p>03:42</text:p>
          </table:table-cell>
          <table:table-cell office:value-type="string" table:style-name="ce1">
            <text:p>// Rnb-lounge.6x.to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107" table:formula="of:=[.A142]+1" table:style-name="ce5">
            <text:p>1107</text:p>
          </table:table-cell>
          <table:table-cell office:value-type="string" table:style-name="ce1">
            <text:p>Mobb Deep ft 50 Cent &amp; Nate D</text:p>
          </table:table-cell>
          <table:table-cell office:value-type="string" table:style-name="ce1">
            <text:p>Have A Party</text:p>
          </table:table-cell>
          <table:table-cell office:value-type="time" office:time-value="PT0H3M56S" table:style-name="ce3">
            <text:p>03:5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08" table:formula="of:=[.A143]+1" table:style-name="ce5">
            <text:p>1108</text:p>
          </table:table-cell>
          <table:table-cell office:value-type="string" table:style-name="ce1">
            <text:p>Mop ft. Mobb Deep &amp; 50 Cent</text:p>
          </table:table-cell>
          <table:table-cell office:value-type="string" table:style-name="ce1">
            <text:p>Big boy game</text:p>
          </table:table-cell>
          <table:table-cell office:value-type="time" office:time-value="PT0H3M2S" table:style-name="ce3">
            <text:p>03:02</text:p>
          </table:table-cell>
          <table:table-cell office:value-type="string" table:style-name="ce1">
            <text:p>Big Mike Presents the Contender 4th Rd Knockout</text:p>
          </table:table-cell>
          <table:table-cell office:value-type="string" table:style-name="ce1">
            <text:p>Hip-Hop</text:p>
          </table:table-cell>
          <table:table-cell office:value-type="float" office:value="183" table:style-name="ce1">
            <text:p>183</text:p>
          </table:table-cell>
          <table:table-cell table:number-columns-repeated="16377"/>
        </table:table-row>
        <table:table-row table:style-name="ro1">
          <table:table-cell office:value-type="float" office:value="1109" table:formula="of:=[.A144]+1" table:style-name="ce5">
            <text:p>1109</text:p>
          </table:table-cell>
          <table:table-cell office:value-type="string" table:style-name="ce1">
            <text:p>Morgan Heritage</text:p>
          </table:table-cell>
          <table:table-cell office:value-type="string" table:style-name="ce1">
            <text:p>Always On My Mind</text:p>
          </table:table-cell>
          <table:table-cell office:value-type="time" office:time-value="PT0H4M31S" table:style-name="ce3">
            <text:p>04:31</text:p>
          </table:table-cell>
          <table:table-cell table:style-name="ce1"/>
          <table:table-cell office:value-type="string" table:style-name="ce1">
            <text:p>Reggae - Dance Hal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10" table:formula="of:=[.A145]+1" table:style-name="ce5">
            <text:p>1110</text:p>
          </table:table-cell>
          <table:table-cell office:value-type="string" table:style-name="ce1">
            <text:p>Nappy Roots</text:p>
          </table:table-cell>
          <table:table-cell office:value-type="string" table:style-name="ce1">
            <text:p>Aw Naw</text:p>
          </table:table-cell>
          <table:table-cell office:value-type="time" office:time-value="PT0H4M3S" table:style-name="ce3">
            <text:p>04:03</text:p>
          </table:table-cell>
          <table:table-cell office:value-type="string" table:style-name="ce1">
            <text:p>Awnaw (CDS)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11" table:formula="of:=[.A146]+1" table:style-name="ce5">
            <text:p>1111</text:p>
          </table:table-cell>
          <table:table-cell office:value-type="string" table:style-name="ce1">
            <text:p>Nappy Roots</text:p>
          </table:table-cell>
          <table:table-cell office:value-type="string" table:style-name="ce1">
            <text:p>Country boyz</text:p>
          </table:table-cell>
          <table:table-cell office:value-type="time" office:time-value="PT0H4M30S" table:style-name="ce3">
            <text:p>04:30</text:p>
          </table:table-cell>
          <table:table-cell office:value-type="string" table:style-name="ce1">
            <text:p>Watermelon, Chicken, and Gritz</text:p>
          </table:table-cell>
          <table:table-cell office:value-type="string" table:style-name="ce1">
            <text:p>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12" table:formula="of:=[.A147]+1" table:style-name="ce5">
            <text:p>1112</text:p>
          </table:table-cell>
          <table:table-cell office:value-type="string" table:style-name="ce1">
            <text:p>Nelly</text:p>
          </table:table-cell>
          <table:table-cell office:value-type="string" table:style-name="ce1">
            <text:p>Country grammar</text:p>
          </table:table-cell>
          <table:table-cell office:value-type="time" office:time-value="PT0H7M12S" table:style-name="ce3">
            <text:p>07:1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13" table:formula="of:=[.A148]+1" table:style-name="ce5">
            <text:p>1113</text:p>
          </table:table-cell>
          <table:table-cell office:value-type="string" table:style-name="ce1">
            <text:p>Nelly</text:p>
          </table:table-cell>
          <table:table-cell office:value-type="string" table:style-name="ce1">
            <text:p>Dilema</text:p>
          </table:table-cell>
          <table:table-cell office:value-type="time" office:time-value="PT0H4M49S" table:style-name="ce3">
            <text:p>04:49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14" table:formula="of:=[.A149]+1" table:style-name="ce5">
            <text:p>1114</text:p>
          </table:table-cell>
          <table:table-cell office:value-type="string" table:style-name="ce1">
            <text:p>Nelly</text:p>
          </table:table-cell>
          <table:table-cell office:value-type="string" table:style-name="ce1">
            <text:p>Fly away</text:p>
          </table:table-cell>
          <table:table-cell office:value-type="time" office:time-value="PT0H4M8S" table:style-name="ce3">
            <text:p>04:0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7" table:style-name="ce1">
            <text:p>197</text:p>
          </table:table-cell>
          <table:table-cell table:number-columns-repeated="16377"/>
        </table:table-row>
        <table:table-row table:style-name="ro1">
          <table:table-cell office:value-type="float" office:value="1115" table:formula="of:=[.A150]+1" table:style-name="ce5">
            <text:p>1115</text:p>
          </table:table-cell>
          <table:table-cell office:value-type="string" table:style-name="ce1">
            <text:p>Nelly</text:p>
          </table:table-cell>
          <table:table-cell office:value-type="string" table:style-name="ce1">
            <text:p>Grillz</text:p>
          </table:table-cell>
          <table:table-cell office:value-type="time" office:time-value="PT0H4M33S" table:style-name="ce3">
            <text:p>04:3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16" table:formula="of:=[.A151]+1" table:style-name="ce5">
            <text:p>1116</text:p>
          </table:table-cell>
          <table:table-cell office:value-type="string" table:style-name="ce1">
            <text:p>Nelly</text:p>
          </table:table-cell>
          <table:table-cell office:value-type="string" table:style-name="ce1">
            <text:p>Paradise</text:p>
          </table:table-cell>
          <table:table-cell office:value-type="time" office:time-value="PT0H4M36S" table:style-name="ce3">
            <text:p>04:36</text:p>
          </table:table-cell>
          <table:table-cell office:value-type="string" table:style-name="ce1">
            <text:p>Suit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17" table:formula="of:=[.A152]+1" table:style-name="ce5">
            <text:p>1117</text:p>
          </table:table-cell>
          <table:table-cell office:value-type="string" table:style-name="ce1">
            <text:p>Nelly</text:p>
          </table:table-cell>
          <table:table-cell office:value-type="string" table:style-name="ce1">
            <text:p>Ride With Me</text:p>
          </table:table-cell>
          <table:table-cell office:value-type="time" office:time-value="PT0H4M51S" table:style-name="ce3">
            <text:p>04:51</text:p>
          </table:table-cell>
          <table:table-cell office:value-type="string" table:style-name="ce1">
            <text:p>http://o5wap.ru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18" table:formula="of:=[.A153]+1" table:style-name="ce5">
            <text:p>1118</text:p>
          </table:table-cell>
          <table:table-cell office:value-type="string" table:style-name="ce1">
            <text:p>Nelly</text:p>
          </table:table-cell>
          <table:table-cell office:value-type="string" table:style-name="ce1">
            <text:p>Warrior</text:p>
          </table:table-cell>
          <table:table-cell office:value-type="time" office:time-value="PT0H2M43S" table:style-name="ce3">
            <text:p>02:43</text:p>
          </table:table-cell>
          <table:table-cell office:value-type="string" table:style-name="ce1">
            <text:p>Brass Knuckles</text:p>
          </table:table-cell>
          <table:table-cell office:value-type="string" table:style-name="ce1">
            <text:p>Hip Hop/Ra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19" table:formula="of:=[.A154]+1" table:style-name="ce5">
            <text:p>1119</text:p>
          </table:table-cell>
          <table:table-cell office:value-type="string" table:style-name="ce1">
            <text:p>Nelly</text:p>
          </table:table-cell>
          <table:table-cell office:value-type="string" table:style-name="ce1">
            <text:p>What Your Name Is</text:p>
          </table:table-cell>
          <table:table-cell office:value-type="time" office:time-value="PT0H4M8S" table:style-name="ce3">
            <text:p>04:08</text:p>
          </table:table-cell>
          <table:table-cell table:style-name="ce1"/>
          <table:table-cell office:value-type="string" table:style-name="ce1">
            <text:p>Hip-Ho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120" table:formula="of:=[.A155]+1" table:style-name="ce5">
            <text:p>1120</text:p>
          </table:table-cell>
          <table:table-cell office:value-type="string" table:style-name="ce1">
            <text:p>Nelly ft. Akon</text:p>
          </table:table-cell>
          <table:table-cell office:value-type="string" table:style-name="ce1">
            <text:p>Body On Me</text:p>
          </table:table-cell>
          <table:table-cell office:value-type="time" office:time-value="PT0H2M29S" table:style-name="ce3">
            <text:p>02:29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121" table:formula="of:=[.A156]+1" table:style-name="ce5">
            <text:p>1121</text:p>
          </table:table-cell>
          <table:table-cell office:value-type="string" table:style-name="ce1">
            <text:p>Nelly ft. Fergie</text:p>
          </table:table-cell>
          <table:table-cell office:value-type="string" table:style-name="ce1">
            <text:p>Party People<text:s/></text:p>
          </table:table-cell>
          <table:table-cell office:value-type="time" office:time-value="PT0H4M27S" table:style-name="ce3">
            <text:p>04:27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22" table:formula="of:=[.A157]+1" table:style-name="ce5">
            <text:p>1122</text:p>
          </table:table-cell>
          <table:table-cell office:value-type="string" table:style-name="ce1">
            <text:p>Nelly ft. Jaheim</text:p>
          </table:table-cell>
          <table:table-cell office:value-type="string" table:style-name="ce1">
            <text:p>My Place</text:p>
          </table:table-cell>
          <table:table-cell office:value-type="time" office:time-value="PT0H3M45S" table:style-name="ce3">
            <text:p>03:45</text:p>
          </table:table-cell>
          <table:table-cell office:value-type="string" table:style-name="ce1">
            <text:p>BLaZn Sykwitit Vol 24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23" table:formula="of:=[.A158]+1" table:style-name="ce5">
            <text:p>1123</text:p>
          </table:table-cell>
          <table:table-cell office:value-type="string" table:style-name="ce1">
            <text:p>Nelly, P. Diddy, Murphy Lee</text:p>
          </table:table-cell>
          <table:table-cell office:value-type="string" table:style-name="ce1">
            <text:p>Shake Ya Tailfeather</text:p>
          </table:table-cell>
          <table:table-cell office:value-type="time" office:time-value="PT0H4M53S" table:style-name="ce3">
            <text:p>04:53</text:p>
          </table:table-cell>
          <table:table-cell office:value-type="string" table:style-name="ce1">
            <text:p>Bad Boys II OST</text:p>
          </table:table-cell>
          <table:table-cell office:value-type="string" table:style-name="ce1">
            <text:p>Soundtrack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24" table:formula="of:=[.A159]+1" table:style-name="ce5">
            <text:p>1124</text:p>
          </table:table-cell>
          <table:table-cell office:value-type="string" table:style-name="ce1">
            <text:p>Ne-Yo</text:p>
          </table:table-cell>
          <table:table-cell office:value-type="string" table:style-name="ce1">
            <text:p>Ms Independent</text:p>
          </table:table-cell>
          <table:table-cell office:value-type="time" office:time-value="PT0H4M46S" table:style-name="ce3">
            <text:p>04:46</text:p>
          </table:table-cell>
          <table:table-cell office:value-type="string" table:style-name="ce1">
            <text:p>www.mobstaz.com</text:p>
          </table:table-cell>
          <table:table-cell office:value-type="string" table:style-name="ce1">
            <text:p>Other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25" table:formula="of:=[.A160]+1" table:style-name="ce5">
            <text:p>1125</text:p>
          </table:table-cell>
          <table:table-cell office:value-type="string" table:style-name="ce1">
            <text:p>Notorious B.I.G ft Fabolous, Snoop Dogg, Nate Dogg, Busta Rhymes &amp; Foxy Brown</text:p>
          </table:table-cell>
          <table:table-cell office:value-type="string" table:style-name="ce1">
            <text:p>Running Your Mouth<text:s/></text:p>
          </table:table-cell>
          <table:table-cell office:value-type="time" office:time-value="PT0H4M36S" table:style-name="ce3">
            <text:p>04:36</text:p>
          </table:table-cell>
          <table:table-cell office:value-type="string" table:style-name="ce1">
            <text:p>Duets-The Final Chapter-(Bonus CD)</text:p>
          </table:table-cell>
          <table:table-cell office:value-type="string" table:style-name="ce1">
            <text:p>Rap</text:p>
          </table:table-cell>
          <table:table-cell office:value-type="float" office:value="202" table:style-name="ce1">
            <text:p>202</text:p>
          </table:table-cell>
          <table:table-cell table:number-columns-repeated="16377"/>
        </table:table-row>
        <table:table-row table:style-name="ro1">
          <table:table-cell office:value-type="float" office:value="1126" table:formula="of:=[.A161]+1" table:style-name="ce5">
            <text:p>1126</text:p>
          </table:table-cell>
          <table:table-cell office:value-type="string" table:style-name="ce1">
            <text:p>Pain</text:p>
          </table:table-cell>
          <table:table-cell office:value-type="string" table:style-name="ce1">
            <text:p>I'm Sprung</text:p>
          </table:table-cell>
          <table:table-cell office:value-type="time" office:time-value="PT0H3M56S" table:style-name="ce3">
            <text:p>03:56</text:p>
          </table:table-cell>
          <table:table-cell office:value-type="string" table:style-name="ce1">
            <text:p>Pain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127" table:formula="of:=[.A162]+1" table:style-name="ce5">
            <text:p>1127</text:p>
          </table:table-cell>
          <table:table-cell office:value-type="string" table:style-name="ce1">
            <text:p>Pain Ft. Chris Brown</text:p>
          </table:table-cell>
          <table:table-cell office:value-type="string" table:style-name="ce1">
            <text:p>Freeze</text:p>
          </table:table-cell>
          <table:table-cell office:value-type="time" office:time-value="PT0H3M36S" table:style-name="ce3">
            <text:p>03:36</text:p>
          </table:table-cell>
          <table:table-cell office:value-type="string" table:style-name="ce1">
            <text:p>Pain Ft. Chris Brown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128" table:formula="of:=[.A163]+1" table:style-name="ce5">
            <text:p>1128</text:p>
          </table:table-cell>
          <table:table-cell office:value-type="string" table:style-name="ce1">
            <text:p>Pop Lock &amp;&amp; Drop It</text:p>
          </table:table-cell>
          <table:table-cell office:value-type="string" table:style-name="ce1">
            <text:p>Huey</text:p>
          </table:table-cell>
          <table:table-cell office:value-type="time" office:time-value="PT0H4M37S" table:style-name="ce3">
            <text:p>04:3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29" table:formula="of:=[.A164]+1" table:style-name="ce5">
            <text:p>1129</text:p>
          </table:table-cell>
          <table:table-cell office:value-type="string" table:style-name="ce1">
            <text:p>R. Kelly</text:p>
          </table:table-cell>
          <table:table-cell office:value-type="string" table:style-name="ce1">
            <text:p>Thoia Thoing</text:p>
          </table:table-cell>
          <table:table-cell office:value-type="time" office:time-value="PT0H3M41S" table:style-name="ce3">
            <text:p>03:41</text:p>
          </table:table-cell>
          <table:table-cell office:value-type="string" table:style-name="ce1">
            <text:p>The R. in R&amp;B Collection, Vol. 1</text:p>
          </table:table-cell>
          <table:table-cell office:value-type="string" table:style-name="ce1">
            <text:p>Soul and R&amp;B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30" table:formula="of:=[.A165]+1" table:style-name="ce5">
            <text:p>1130</text:p>
          </table:table-cell>
          <table:table-cell office:value-type="string" table:style-name="ce1">
            <text:p>Rapidos y Furiosos 2</text:p>
          </table:table-cell>
          <table:table-cell office:value-type="string" table:style-name="ce1">
            <text:p>Furious Ja Ruell</text:p>
          </table:table-cell>
          <table:table-cell office:value-type="time" office:time-value="PT0H4M20S" table:style-name="ce3">
            <text:p>04:20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14" table:style-name="ce1">
            <text:p>114</text:p>
          </table:table-cell>
          <table:table-cell table:number-columns-repeated="16377"/>
        </table:table-row>
        <table:table-row table:style-name="ro1">
          <table:table-cell office:value-type="float" office:value="1131" table:formula="of:=[.A166]+1" table:style-name="ce5">
            <text:p>1131</text:p>
          </table:table-cell>
          <table:table-cell office:value-type="string" table:style-name="ce1">
            <text:p>Rihana</text:p>
          </table:table-cell>
          <table:table-cell office:value-type="string" table:style-name="ce1">
            <text:p>live your life</text:p>
          </table:table-cell>
          <table:table-cell office:value-type="time" office:time-value="PT0H4M1S" table:style-name="ce3">
            <text:p>04:0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32" table:formula="of:=[.A167]+1" table:style-name="ce5">
            <text:p>1132</text:p>
          </table:table-cell>
          <table:table-cell office:value-type="string" table:style-name="ce1">
            <text:p>Rihana</text:p>
          </table:table-cell>
          <table:table-cell office:value-type="string" table:style-name="ce1">
            <text:p>Take A Bow</text:p>
          </table:table-cell>
          <table:table-cell office:value-type="time" office:time-value="PT0H3M58S" table:style-name="ce3">
            <text:p>03:58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133" table:formula="of:=[.A168]+1" table:style-name="ce5">
            <text:p>1133</text:p>
          </table:table-cell>
          <table:table-cell office:value-type="string" table:style-name="ce1">
            <text:p>Rihanna</text:p>
          </table:table-cell>
          <table:table-cell office:value-type="string" table:style-name="ce1">
            <text:p>Disturbia</text:p>
          </table:table-cell>
          <table:table-cell office:value-type="time" office:time-value="PT0H3M58S" table:style-name="ce3">
            <text:p>03:58</text:p>
          </table:table-cell>
          <table:table-cell office:value-type="string" table:style-name="ce1">
            <text:p>Good Girl Gone Bad</text:p>
          </table:table-cell>
          <table:table-cell office:value-type="string" table:style-name="ce1">
            <text:p>Po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134" table:formula="of:=[.A169]+1" table:style-name="ce5">
            <text:p>1134</text:p>
          </table:table-cell>
          <table:table-cell office:value-type="string" table:style-name="ce1">
            <text:p>Rihanna</text:p>
          </table:table-cell>
          <table:table-cell office:value-type="string" table:style-name="ce1">
            <text:p>Don't Stop the Music</text:p>
          </table:table-cell>
          <table:table-cell office:value-type="time" office:time-value="PT0H4M27S" table:style-name="ce3">
            <text:p>04:27</text:p>
          </table:table-cell>
          <table:table-cell office:value-type="string" table:style-name="ce1">
            <text:p>Good Girl Gone Bad</text:p>
          </table:table-cell>
          <table:table-cell office:value-type="string" table:style-name="ce1">
            <text:p>R&amp;B</text:p>
          </table:table-cell>
          <table:table-cell office:value-type="float" office:value="208" table:style-name="ce1">
            <text:p>208</text:p>
          </table:table-cell>
          <table:table-cell table:number-columns-repeated="16377"/>
        </table:table-row>
        <table:table-row table:style-name="ro1">
          <table:table-cell office:value-type="float" office:value="1135" table:formula="of:=[.A170]+1" table:style-name="ce5">
            <text:p>1135</text:p>
          </table:table-cell>
          <table:table-cell office:value-type="string" table:style-name="ce1">
            <text:p>Rihanna</text:p>
          </table:table-cell>
          <table:table-cell office:value-type="string" table:style-name="ce1">
            <text:p>Man Down</text:p>
          </table:table-cell>
          <table:table-cell office:value-type="time" office:time-value="PT0H4M27S" table:style-name="ce3">
            <text:p>04:27</text:p>
          </table:table-cell>
          <table:table-cell office:value-type="string" table:style-name="ce1">
            <text:p>Loud</text:p>
          </table:table-cell>
          <table:table-cell office:value-type="string" table:style-name="ce1">
            <text:p>Pop</text:p>
          </table:table-cell>
          <table:table-cell office:value-type="float" office:value="174" table:style-name="ce1">
            <text:p>174</text:p>
          </table:table-cell>
          <table:table-cell table:number-columns-repeated="16377"/>
        </table:table-row>
        <table:table-row table:style-name="ro1">
          <table:table-cell office:value-type="float" office:value="1136" table:formula="of:=[.A171]+1" table:style-name="ce5">
            <text:p>1136</text:p>
          </table:table-cell>
          <table:table-cell office:value-type="string" table:style-name="ce1">
            <text:p>Rihanna ft. Jay-Z</text:p>
          </table:table-cell>
          <table:table-cell office:value-type="string" table:style-name="ce1">
            <text:p>Umbrella</text:p>
          </table:table-cell>
          <table:table-cell office:value-type="time" office:time-value="PT0H4M18S" table:style-name="ce3">
            <text:p>04:18</text:p>
          </table:table-cell>
          <table:table-cell office:value-type="string" table:style-name="ce1">
            <text:p>Z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37" table:formula="of:=[.A172]+1" table:style-name="ce5">
            <text:p>1137</text:p>
          </table:table-cell>
          <table:table-cell office:value-type="string" table:style-name="ce1">
            <text:p>Rihanna ft. Jay-Z &amp; Kanye West</text:p>
          </table:table-cell>
          <table:table-cell office:value-type="string" table:style-name="ce1">
            <text:p>Run This Town</text:p>
          </table:table-cell>
          <table:table-cell office:value-type="time" office:time-value="PT0H4M35S" table:style-name="ce3">
            <text:p>04:35</text:p>
          </table:table-cell>
          <table:table-cell office:value-type="string" table:style-name="ce1">
            <text:p>Z &amp; Kanye West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38" table:formula="of:=[.A173]+1" table:style-name="ce5">
            <text:p>1138</text:p>
          </table:table-cell>
          <table:table-cell office:value-type="string" table:style-name="ce1">
            <text:p>Sean Kingston</text:p>
          </table:table-cell>
          <table:table-cell office:value-type="string" table:style-name="ce1">
            <text:p>Colors</text:p>
          </table:table-cell>
          <table:table-cell office:value-type="time" office:time-value="PT0H4M34S" table:style-name="ce3">
            <text:p>04:34</text:p>
          </table:table-cell>
          <table:table-cell office:value-type="string" table:style-name="ce1">
            <text:p>Sean Kingston</text:p>
          </table:table-cell>
          <table:table-cell office:value-type="string" table:style-name="ce1">
            <text:p>Rap &amp; Hip-H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39" table:formula="of:=[.A174]+1" table:style-name="ce5">
            <text:p>1139</text:p>
          </table:table-cell>
          <table:table-cell office:value-type="string" table:style-name="ce1">
            <text:p>Sean Paul</text:p>
          </table:table-cell>
          <table:table-cell office:value-type="string" table:style-name="ce1">
            <text:p>Baby boy</text:p>
          </table:table-cell>
          <table:table-cell office:value-type="time" office:time-value="PT0H4M4S" table:style-name="ce3">
            <text:p>04:04</text:p>
          </table:table-cell>
          <table:table-cell office:value-type="string" table:style-name="ce1">
            <text:p>Dangerously in Love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40" table:formula="of:=[.A175]+1" table:style-name="ce5">
            <text:p>1140</text:p>
          </table:table-cell>
          <table:table-cell office:value-type="string" table:style-name="ce1">
            <text:p>Snap Ya Fingers feat Sean Paul &amp; E40</text:p>
          </table:table-cell>
          <table:table-cell office:value-type="string" table:style-name="ce1">
            <text:p>Lil Jon</text:p>
          </table:table-cell>
          <table:table-cell office:value-type="time" office:time-value="PT0H4M36S" table:style-name="ce3">
            <text:p>04:36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41" table:formula="of:=[.A176]+1" table:style-name="ce5">
            <text:p>1141</text:p>
          </table:table-cell>
          <table:table-cell office:value-type="string" table:style-name="ce1">
            <text:p>Snoop &amp; KIM</text:p>
          </table:table-cell>
          <table:table-cell office:value-type="string" table:style-name="ce1">
            <text:p>lil kim suduction</text:p>
          </table:table-cell>
          <table:table-cell office:value-type="time" office:time-value="PT0H4M32S" table:style-name="ce3">
            <text:p>04:32</text:p>
          </table:table-cell>
          <table:table-cell office:value-type="string" table:style-name="ce1">
            <text:p>REMIX</text:p>
          </table:table-cell>
          <table:table-cell office:value-type="string" table:style-name="ce1">
            <text:p>Children's Music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142" table:formula="of:=[.A177]+1" table:style-name="ce5">
            <text:p>1142</text:p>
          </table:table-cell>
          <table:table-cell office:value-type="string" table:style-name="ce1">
            <text:p>Snoop Dogg</text:p>
          </table:table-cell>
          <table:table-cell office:value-type="string" table:style-name="ce1">
            <text:p>I Wanna Rock</text:p>
          </table:table-cell>
          <table:table-cell office:value-type="time" office:time-value="PT0H3M56S" table:style-name="ce3">
            <text:p>03:56</text:p>
          </table:table-cell>
          <table:table-cell office:value-type="string" table:style-name="ce1">
            <text:p>Malice in Wonderland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43" table:formula="of:=[.A178]+1" table:style-name="ce5">
            <text:p>1143</text:p>
          </table:table-cell>
          <table:table-cell office:value-type="string" table:style-name="ce1">
            <text:p>Snoop Dogg</text:p>
          </table:table-cell>
          <table:table-cell office:value-type="string" table:style-name="ce1">
            <text:p>Jin and Juice</text:p>
          </table:table-cell>
          <table:table-cell office:value-type="time" office:time-value="PT0H3M31S" table:style-name="ce3">
            <text:p>03:31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44" table:formula="of:=[.A179]+1" table:style-name="ce5">
            <text:p>1144</text:p>
          </table:table-cell>
          <table:table-cell office:value-type="string" table:style-name="ce1">
            <text:p>Snoop Dogg</text:p>
          </table:table-cell>
          <table:table-cell office:value-type="string" table:style-name="ce1">
            <text:p>Just Me</text:p>
          </table:table-cell>
          <table:table-cell office:value-type="time" office:time-value="PT0H4M2S" table:style-name="ce3">
            <text:p>04:02</text:p>
          </table:table-cell>
          <table:table-cell table:number-columns-repeated="2" table:style-name="ce1"/>
          <table:table-cell office:value-type="float" office:value="129" table:style-name="ce1">
            <text:p>129</text:p>
          </table:table-cell>
          <table:table-cell table:number-columns-repeated="16377"/>
        </table:table-row>
        <table:table-row table:style-name="ro1">
          <table:table-cell office:value-type="float" office:value="1145" table:formula="of:=[.A180]+1" table:style-name="ce5">
            <text:p>1145</text:p>
          </table:table-cell>
          <table:table-cell office:value-type="string" table:style-name="ce1">
            <text:p>Snoop Dogg</text:p>
          </table:table-cell>
          <table:table-cell office:value-type="string" table:style-name="ce1">
            <text:p>Like This And Like That</text:p>
          </table:table-cell>
          <table:table-cell office:value-type="time" office:time-value="PT0H3M55S" table:style-name="ce3">
            <text:p>03:55</text:p>
          </table:table-cell>
          <table:table-cell table:style-name="ce1"/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46" table:formula="of:=[.A181]+1" table:style-name="ce5">
            <text:p>1146</text:p>
          </table:table-cell>
          <table:table-cell office:value-type="string" table:style-name="ce1">
            <text:p>Snoop Dogg</text:p>
          </table:table-cell>
          <table:table-cell office:value-type="string" table:style-name="ce1">
            <text:p>Sweat</text:p>
          </table:table-cell>
          <table:table-cell office:value-type="time" office:time-value="PT0H3M15S" table:style-name="ce3">
            <text:p>03:15</text:p>
          </table:table-cell>
          <table:table-cell office:value-type="string" table:style-name="ce1">
            <text:p>Sweat - Remixes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47" table:formula="of:=[.A182]+1" table:style-name="ce5">
            <text:p>1147</text:p>
          </table:table-cell>
          <table:table-cell office:value-type="string" table:style-name="ce1">
            <text:p>Snoop Dogg</text:p>
          </table:table-cell>
          <table:table-cell office:value-type="string" table:style-name="ce1">
            <text:p>The Next Episode</text:p>
          </table:table-cell>
          <table:table-cell office:value-type="time" office:time-value="PT0H2M47S" table:style-name="ce3">
            <text:p>02:4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48" table:formula="of:=[.A183]+1" table:style-name="ce5">
            <text:p>1148</text:p>
          </table:table-cell>
          <table:table-cell office:value-type="string" table:style-name="ce1">
            <text:p>Snoop Dogg</text:p>
          </table:table-cell>
          <table:table-cell office:value-type="string" table:style-name="ce1">
            <text:p>Upside Down</text:p>
          </table:table-cell>
          <table:table-cell office:value-type="time" office:time-value="PT0H4M44S" table:style-name="ce3">
            <text:p>04:44</text:p>
          </table:table-cell>
          <table:table-cell office:value-type="string" table:style-name="ce1">
            <text:p>Malice In Wonderland</text:p>
          </table:table-cell>
          <table:table-cell office:value-type="string" table:style-name="ce1">
            <text:p>Hip-Hop/Ra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149" table:formula="of:=[.A184]+1" table:style-name="ce5">
            <text:p>1149</text:p>
          </table:table-cell>
          <table:table-cell office:value-type="string" table:style-name="ce1">
            <text:p>Snoop Dogg</text:p>
          </table:table-cell>
          <table:table-cell office:value-type="string" table:style-name="ce1">
            <text:p>Vato (Feat. B-Real)</text:p>
          </table:table-cell>
          <table:table-cell office:value-type="time" office:time-value="PT0H4M54S" table:style-name="ce3">
            <text:p>04:54</text:p>
          </table:table-cell>
          <table:table-cell office:value-type="string" table:style-name="ce1">
            <text:p>Misc. Tracks</text:p>
          </table:table-cell>
          <table:table-cell office:value-type="string" table:style-name="ce1">
            <text:p>Blues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50" table:formula="of:=[.A185]+1" table:style-name="ce5">
            <text:p>1150</text:p>
          </table:table-cell>
          <table:table-cell office:value-type="string" table:style-name="ce1">
            <text:p>Snoop Dogg</text:p>
          </table:table-cell>
          <table:table-cell office:value-type="string" table:style-name="ce1">
            <text:p>You Hot</text:p>
          </table:table-cell>
          <table:table-cell office:value-type="time" office:time-value="PT0H2M44S" table:style-name="ce3">
            <text:p>02:44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151" table:formula="of:=[.A186]+1" table:style-name="ce5">
            <text:p>1151</text:p>
          </table:table-cell>
          <table:table-cell office:value-type="string" table:style-name="ce1">
            <text:p>Snoop Dogg Feat. Jaiko</text:p>
          </table:table-cell>
          <table:table-cell office:value-type="string" table:style-name="ce1">
            <text:p>Oh Yeah</text:p>
          </table:table-cell>
          <table:table-cell office:value-type="time" office:time-value="PT0H3M42S" table:style-name="ce3">
            <text:p>03:42</text:p>
          </table:table-cell>
          <table:table-cell office:value-type="string" table:style-name="ce1">
            <text:p>Biggy Jiggy mixtapes Exclusive Tunes 97</text:p>
          </table:table-cell>
          <table:table-cell office:value-type="string" table:style-name="ce1">
            <text:p>Hip-Hop/Ra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152" table:formula="of:=[.A187]+1" table:style-name="ce5">
            <text:p>1152</text:p>
          </table:table-cell>
          <table:table-cell office:value-type="string" table:style-name="ce1">
            <text:p>Snoop Dogg Feat. Pharrell</text:p>
          </table:table-cell>
          <table:table-cell office:value-type="string" table:style-name="ce1">
            <text:p>drop it like its hot<text:s/></text:p>
          </table:table-cell>
          <table:table-cell office:value-type="time" office:time-value="PT0H4M32S" table:style-name="ce3">
            <text:p>04:32</text:p>
          </table:table-cell>
          <table:table-cell office:value-type="string" table:style-name="ce1">
            <text:p>Drop It Like Its Hot-(CDS)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53" table:formula="of:=[.A188]+1" table:style-name="ce5">
            <text:p>1153</text:p>
          </table:table-cell>
          <table:table-cell office:value-type="string" table:style-name="ce1">
            <text:p>Snoop Dogg feat. Pharrell, Ja</text:p>
          </table:table-cell>
          <table:table-cell office:value-type="string" table:style-name="ce1">
            <text:p>Drop it like</text:p>
          </table:table-cell>
          <table:table-cell office:value-type="time" office:time-value="PT0H4M18S" table:style-name="ce3">
            <text:p>04:1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154" table:formula="of:=[.A189]+1" table:style-name="ce5">
            <text:p>1154</text:p>
          </table:table-cell>
          <table:table-cell office:value-type="string" table:style-name="ce1">
            <text:p>Snoop Dogg ft Pharrel</text:p>
          </table:table-cell>
          <table:table-cell office:value-type="string" table:style-name="ce1">
            <text:p>Beatifull</text:p>
          </table:table-cell>
          <table:table-cell office:value-type="time" office:time-value="PT0H5M0S" table:style-name="ce3">
            <text:p>05:00</text:p>
          </table:table-cell>
          <table:table-cell office:value-type="string" table:style-name="ce1">
            <text:p>Paid tha Cost to Be Da Bo$$</text:p>
          </table:table-cell>
          <table:table-cell office:value-type="string" table:style-name="ce1">
            <text:p>Rap &amp; Hip-H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55" table:formula="of:=[.A190]+1" table:style-name="ce5">
            <text:p>1155</text:p>
          </table:table-cell>
          <table:table-cell office:value-type="string" table:style-name="ce1">
            <text:p>Soulja Boy</text:p>
          </table:table-cell>
          <table:table-cell office:value-type="string" table:style-name="ce1">
            <text:p>Crank Dat Roosevelt</text:p>
          </table:table-cell>
          <table:table-cell office:value-type="time" office:time-value="PT0H4M54S" table:style-name="ce3">
            <text:p>04:54</text:p>
          </table:table-cell>
          <table:table-cell table:style-name="ce1"/>
          <table:table-cell office:value-type="string" table:style-name="ce1">
            <text:p>Rap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1156" table:formula="of:=[.A191]+1" table:style-name="ce5">
            <text:p>1156</text:p>
          </table:table-cell>
          <table:table-cell office:value-type="string" table:style-name="ce1">
            <text:p>Soulja Boy</text:p>
          </table:table-cell>
          <table:table-cell office:value-type="string" table:style-name="ce1">
            <text:p>Crank Dat Spiderman</text:p>
          </table:table-cell>
          <table:table-cell office:value-type="time" office:time-value="PT0H4M7S" table:style-name="ce3">
            <text:p>04:0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57" table:formula="of:=[.A192]+1" table:style-name="ce5">
            <text:p>1157</text:p>
          </table:table-cell>
          <table:table-cell office:value-type="string" table:style-name="ce1">
            <text:p>Soulja Boy</text:p>
          </table:table-cell>
          <table:table-cell office:value-type="string" table:style-name="ce1">
            <text:p>Crank that</text:p>
          </table:table-cell>
          <table:table-cell office:value-type="time" office:time-value="PT0H3M45S" table:style-name="ce3">
            <text:p>03:4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58" table:formula="of:=[.A193]+1" table:style-name="ce5">
            <text:p>1158</text:p>
          </table:table-cell>
          <table:table-cell office:value-type="string" table:style-name="ce1">
            <text:p>Soulja Boy</text:p>
          </table:table-cell>
          <table:table-cell office:value-type="string" table:style-name="ce1">
            <text:p>Doo Doo Head</text:p>
          </table:table-cell>
          <table:table-cell office:value-type="time" office:time-value="PT0H3M33S" table:style-name="ce3">
            <text:p>03:3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59" table:formula="of:=[.A194]+1" table:style-name="ce5">
            <text:p>1159</text:p>
          </table:table-cell>
          <table:table-cell office:value-type="string" table:style-name="ce1">
            <text:p>Soulja Boy</text:p>
          </table:table-cell>
          <table:table-cell office:value-type="string" table:style-name="ce1">
            <text:p>I dance</text:p>
          </table:table-cell>
          <table:table-cell office:value-type="time" office:time-value="PT0H3M47S" table:style-name="ce3">
            <text:p>03:47</text:p>
          </table:table-cell>
          <table:table-cell table:style-name="ce1"/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60" table:formula="of:=[.A195]+1" table:style-name="ce5">
            <text:p>1160</text:p>
          </table:table-cell>
          <table:table-cell office:value-type="string" table:style-name="ce1">
            <text:p>Soulja Boy</text:p>
          </table:table-cell>
          <table:table-cell office:value-type="string" table:style-name="ce1">
            <text:p>Yahh trick</text:p>
          </table:table-cell>
          <table:table-cell office:value-type="time" office:time-value="PT0H3M33S" table:style-name="ce3">
            <text:p>03:3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61" table:formula="of:=[.A196]+1" table:style-name="ce5">
            <text:p>1161</text:p>
          </table:table-cell>
          <table:table-cell office:value-type="string" table:style-name="ce1">
            <text:p>Soulja Boy</text:p>
          </table:table-cell>
          <table:table-cell office:value-type="string" table:style-name="ce1">
            <text:p>Yahoo Hoes</text:p>
          </table:table-cell>
          <table:table-cell office:value-type="time" office:time-value="PT0H4M9S" table:style-name="ce3">
            <text:p>04:0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62" table:formula="of:=[.A197]+1" table:style-name="ce5">
            <text:p>1162</text:p>
          </table:table-cell>
          <table:table-cell office:value-type="string" table:style-name="ce1">
            <text:p>Teriyaki Boyz</text:p>
          </table:table-cell>
          <table:table-cell office:value-type="string" table:style-name="ce1">
            <text:p>Tokyo Drift (Fast &amp; Furious)</text:p>
          </table:table-cell>
          <table:table-cell office:value-type="time" office:time-value="PT0H4M15S" table:style-name="ce3">
            <text:p>04:15</text:p>
          </table:table-cell>
          <table:table-cell office:value-type="string" table:style-name="ce1">
            <text:p>The Fast And The Furious: Tokyo Drift</text:p>
          </table:table-cell>
          <table:table-cell office:value-type="string" table:style-name="ce1">
            <text:p>Soundtrack</text:p>
          </table:table-cell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163" table:formula="of:=[.A198]+1" table:style-name="ce5">
            <text:p>1163</text:p>
          </table:table-cell>
          <table:table-cell office:value-type="string" table:style-name="ce1">
            <text:p>Thalia feat fat joe</text:p>
          </table:table-cell>
          <table:table-cell office:value-type="string" table:style-name="ce1">
            <text:p>I want you</text:p>
          </table:table-cell>
          <table:table-cell office:value-type="time" office:time-value="PT0H3M30S" table:style-name="ce3">
            <text:p>03:30</text:p>
          </table:table-cell>
          <table:table-cell table:style-name="ce1"/>
          <table:table-cell office:value-type="string" table:style-name="ce1">
            <text:p>Metal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1164" table:formula="of:=[.A199]+1" table:style-name="ce5">
            <text:p>1164</text:p>
          </table:table-cell>
          <table:table-cell office:value-type="string" table:style-name="ce1">
            <text:p>The Roots</text:p>
          </table:table-cell>
          <table:table-cell office:value-type="string" table:style-name="ce1">
            <text:p>Break You Off (Album Version)</text:p>
          </table:table-cell>
          <table:table-cell office:value-type="time" office:time-value="PT0H4M50S" table:style-name="ce3">
            <text:p>04:50</text:p>
          </table:table-cell>
          <table:table-cell office:value-type="string" table:style-name="ce1">
            <text:p>Break You Off</text:p>
          </table:table-cell>
          <table:table-cell office:value-type="string" table:style-name="ce1">
            <text:p>Hip-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65" table:formula="of:=[.A200]+1" table:style-name="ce5">
            <text:p>1165</text:p>
          </table:table-cell>
          <table:table-cell office:value-type="string" table:style-name="ce1">
            <text:p>The Roots</text:p>
          </table:table-cell>
          <table:table-cell office:value-type="string" table:style-name="ce1">
            <text:p>Episodes</text:p>
          </table:table-cell>
          <table:table-cell office:value-type="time" office:time-value="PT0H5M55S" table:style-name="ce3">
            <text:p>05:55</text:p>
          </table:table-cell>
          <table:table-cell office:value-type="string" table:style-name="ce1">
            <text:p>Illadelph Halflife</text:p>
          </table:table-cell>
          <table:table-cell office:value-type="string" table:style-name="ce1">
            <text:p>Hip Hop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66" table:formula="of:=[.A201]+1" table:style-name="ce5">
            <text:p>1166</text:p>
          </table:table-cell>
          <table:table-cell office:value-type="string" table:style-name="ce1">
            <text:p>The Roots</text:p>
          </table:table-cell>
          <table:table-cell office:value-type="string" table:style-name="ce1">
            <text:p>Push Up Ya Lighter</text:p>
          </table:table-cell>
          <table:table-cell office:value-type="time" office:time-value="PT0H4M36S" table:style-name="ce3">
            <text:p>04:36</text:p>
          </table:table-cell>
          <table:table-cell office:value-type="string" table:style-name="ce1">
            <text:p>Illadelph Halflife</text:p>
          </table:table-cell>
          <table:table-cell office:value-type="string" table:style-name="ce1">
            <text:p>Other</text:p>
          </table:table-cell>
          <table:table-cell office:value-type="float" office:value="154" table:style-name="ce1">
            <text:p>154</text:p>
          </table:table-cell>
          <table:table-cell table:number-columns-repeated="16377"/>
        </table:table-row>
        <table:table-row table:style-name="ro1">
          <table:table-cell office:value-type="float" office:value="1167" table:formula="of:=[.A202]+1" table:style-name="ce5">
            <text:p>1167</text:p>
          </table:table-cell>
          <table:table-cell office:value-type="string" table:style-name="ce1">
            <text:p>The Roots</text:p>
          </table:table-cell>
          <table:table-cell office:value-type="string" table:style-name="ce1">
            <text:p>The Seed</text:p>
          </table:table-cell>
          <table:table-cell office:value-type="time" office:time-value="PT0H4M28S" table:style-name="ce3">
            <text:p>04:28</text:p>
          </table:table-cell>
          <table:table-cell office:value-type="string" table:style-name="ce1">
            <text:p>Phrenology</text:p>
          </table:table-cell>
          <table:table-cell office:value-type="string" table:style-name="ce1">
            <text:p>Rap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168" table:formula="of:=[.A203]+1" table:style-name="ce5">
            <text:p>1168</text:p>
          </table:table-cell>
          <table:table-cell office:value-type="string" table:style-name="ce1">
            <text:p>Timbaland, Nelly Furtado, Justin Timberlake</text:p>
          </table:table-cell>
          <table:table-cell office:value-type="string" table:style-name="ce1">
            <text:p>Give It To Me</text:p>
          </table:table-cell>
          <table:table-cell office:value-type="time" office:time-value="PT0H3M55S" table:style-name="ce3">
            <text:p>03:55</text:p>
          </table:table-cell>
          <table:table-cell office:value-type="string" table:style-name="ce1">
            <text:p>Jams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69" table:formula="of:=[.A204]+1" table:style-name="ce5">
            <text:p>1169</text:p>
          </table:table-cell>
          <table:table-cell office:value-type="string" table:style-name="ce1">
            <text:p>T-Pain Ft Florida</text:p>
          </table:table-cell>
          <table:table-cell office:value-type="string" table:style-name="ce1">
            <text:p>Low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Pain Ft Florida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7"/>
        </table:table-row>
        <table:table-row table:style-name="ro1">
          <table:table-cell office:value-type="float" office:value="1170" table:formula="of:=[.A205]+1" table:style-name="ce5">
            <text:p>1170</text:p>
          </table:table-cell>
          <table:table-cell office:value-type="string" table:style-name="ce1">
            <text:p>Tres Coronas</text:p>
          </table:table-cell>
          <table:table-cell office:value-type="string" table:style-name="ce1">
            <text:p>Ahora O Nunca</text:p>
          </table:table-cell>
          <table:table-cell office:value-type="time" office:time-value="PT0H4M8S" table:style-name="ce3">
            <text:p>04:08</text:p>
          </table:table-cell>
          <table:table-cell office:value-type="string" table:style-name="ce1">
            <text:p>Nuestra Cosa</text:p>
          </table:table-cell>
          <table:table-cell office:value-type="string" table:style-name="ce1">
            <text:p>Hip-Hop</text:p>
          </table:table-cell>
          <table:table-cell office:value-type="float" office:value="217" table:style-name="ce1">
            <text:p>217</text:p>
          </table:table-cell>
          <table:table-cell table:number-columns-repeated="16377"/>
        </table:table-row>
        <table:table-row table:style-name="ro1">
          <table:table-cell office:value-type="float" office:value="1171" table:formula="of:=[.A206]+1" table:style-name="ce5">
            <text:p>1171</text:p>
          </table:table-cell>
          <table:table-cell office:value-type="string" table:style-name="ce1">
            <text:p>Tres Coronas</text:p>
          </table:table-cell>
          <table:table-cell office:value-type="string" table:style-name="ce1">
            <text:p>Bang Bang!</text:p>
          </table:table-cell>
          <table:table-cell office:value-type="time" office:time-value="PT0H2M55S" table:style-name="ce3">
            <text:p>02:55</text:p>
          </table:table-cell>
          <table:table-cell office:value-type="string" table:style-name="ce1">
            <text:p>Street Album</text:p>
          </table:table-cell>
          <table:table-cell office:value-type="string" table:style-name="ce1">
            <text:p>Rap</text:p>
          </table:table-cell>
          <table:table-cell office:value-type="float" office:value="152" table:style-name="ce1">
            <text:p>152</text:p>
          </table:table-cell>
          <table:table-cell table:number-columns-repeated="16377"/>
        </table:table-row>
        <table:table-row table:style-name="ro1">
          <table:table-cell office:value-type="float" office:value="1172" table:formula="of:=[.A207]+1" table:style-name="ce5">
            <text:p>1172</text:p>
          </table:table-cell>
          <table:table-cell office:value-type="string" table:style-name="ce1">
            <text:p>Tres Coronas</text:p>
          </table:table-cell>
          <table:table-cell office:value-type="string" table:style-name="ce1">
            <text:p>Creen Que</text:p>
          </table:table-cell>
          <table:table-cell office:value-type="time" office:time-value="PT0H2M50S" table:style-name="ce3">
            <text:p>02:50</text:p>
          </table:table-cell>
          <table:table-cell office:value-type="string" table:style-name="ce1">
            <text:p>New York Mixtape</text:p>
          </table:table-cell>
          <table:table-cell office:value-type="string" table:style-name="ce1">
            <text:p>Rap</text:p>
          </table:table-cell>
          <table:table-cell office:value-type="float" office:value="214" table:style-name="ce1">
            <text:p>214</text:p>
          </table:table-cell>
          <table:table-cell table:number-columns-repeated="16377"/>
        </table:table-row>
        <table:table-row table:style-name="ro1">
          <table:table-cell office:value-type="float" office:value="1173" table:formula="of:=[.A208]+1" table:style-name="ce5">
            <text:p>1173</text:p>
          </table:table-cell>
          <table:table-cell office:value-type="string" table:style-name="ce1">
            <text:p>Tres Coronas</text:p>
          </table:table-cell>
          <table:table-cell office:value-type="string" table:style-name="ce1">
            <text:p>Envidias</text:p>
          </table:table-cell>
          <table:table-cell office:value-type="time" office:time-value="PT0H4M18S" table:style-name="ce3">
            <text:p>04:18</text:p>
          </table:table-cell>
          <table:table-cell office:value-type="string" table:style-name="ce1">
            <text:p>New York Mixtape</text:p>
          </table:table-cell>
          <table:table-cell office:value-type="string" table:style-name="ce1">
            <text:p>RAP EN ESPAÑOL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74" table:formula="of:=[.A209]+1" table:style-name="ce5">
            <text:p>1174</text:p>
          </table:table-cell>
          <table:table-cell office:value-type="string" table:style-name="ce1">
            <text:p>Tres Coronas</text:p>
          </table:table-cell>
          <table:table-cell office:value-type="string" table:style-name="ce1">
            <text:p>Falsedades</text:p>
          </table:table-cell>
          <table:table-cell office:value-type="time" office:time-value="PT0H4M40S" table:style-name="ce3">
            <text:p>04:40</text:p>
          </table:table-cell>
          <table:table-cell office:value-type="string" table:style-name="ce1">
            <text:p>sonando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75" table:formula="of:=[.A210]+1" table:style-name="ce5">
            <text:p>1175</text:p>
          </table:table-cell>
          <table:table-cell office:value-type="string" table:style-name="ce1">
            <text:p>Tres Coronas ft. La Etnia</text:p>
          </table:table-cell>
          <table:table-cell office:value-type="string" table:style-name="ce1">
            <text:p>Kronicalles</text:p>
          </table:table-cell>
          <table:table-cell office:value-type="time" office:time-value="PT0H3M41S" table:style-name="ce3">
            <text:p>03:4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76" table:formula="of:=[.A211]+1" table:style-name="ce5">
            <text:p>1176</text:p>
          </table:table-cell>
          <table:table-cell office:value-type="string" table:style-name="ce1">
            <text:p>Tupac</text:p>
          </table:table-cell>
          <table:table-cell office:value-type="string" table:style-name="ce1">
            <text:p>All eyez on me</text:p>
          </table:table-cell>
          <table:table-cell office:value-type="time" office:time-value="PT0H5M7S" table:style-name="ce3">
            <text:p>05:0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77" table:formula="of:=[.A212]+1" table:style-name="ce5">
            <text:p>1177</text:p>
          </table:table-cell>
          <table:table-cell office:value-type="string" table:style-name="ce1">
            <text:p>Tupac</text:p>
          </table:table-cell>
          <table:table-cell office:value-type="string" table:style-name="ce1">
            <text:p>God Bless the Dead</text:p>
          </table:table-cell>
          <table:table-cell office:value-type="time" office:time-value="PT0H4M23S" table:style-name="ce3">
            <text:p>04:2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78" table:formula="of:=[.A213]+1" table:style-name="ce5">
            <text:p>1178</text:p>
          </table:table-cell>
          <table:table-cell office:value-type="string" table:style-name="ce1">
            <text:p>Tupac</text:p>
          </table:table-cell>
          <table:table-cell office:value-type="string" table:style-name="ce1">
            <text:p>I Get Around</text:p>
          </table:table-cell>
          <table:table-cell office:value-type="time" office:time-value="PT0H4M19S" table:style-name="ce3">
            <text:p>04:19</text:p>
          </table:table-cell>
          <table:table-cell table:style-name="ce1"/>
          <table:table-cell office:value-type="string" table:style-name="ce1">
            <text:p>Ra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79" table:formula="of:=[.A214]+1" table:style-name="ce5">
            <text:p>1179</text:p>
          </table:table-cell>
          <table:table-cell office:value-type="string" table:style-name="ce1">
            <text:p>Tupac</text:p>
          </table:table-cell>
          <table:table-cell office:value-type="string" table:style-name="ce1">
            <text:p>Thug Love</text:p>
          </table:table-cell>
          <table:table-cell office:value-type="time" office:time-value="PT0H5M7S" table:style-name="ce3">
            <text:p>05:0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80" table:formula="of:=[.A215]+1" table:style-name="ce5">
            <text:p>1180</text:p>
          </table:table-cell>
          <table:table-cell office:value-type="string" table:style-name="ce1">
            <text:p>Turn It Up ft. Lil Flip</text:p>
          </table:table-cell>
          <table:table-cell office:value-type="string" table:style-name="ce1">
            <text:p>Street Version</text:p>
          </table:table-cell>
          <table:table-cell office:value-type="time" office:time-value="PT0H4M38S" table:style-name="ce3">
            <text:p>04:3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81" table:formula="of:=[.A216]+1" table:style-name="ce5">
            <text:p>1181</text:p>
          </table:table-cell>
          <table:table-cell office:value-type="string" table:style-name="ce1">
            <text:p>Usher</text:p>
          </table:table-cell>
          <table:table-cell office:value-type="string" table:style-name="ce1">
            <text:p>Hot Toddy (feat. Jay Z &amp; Ester Dean)</text:p>
          </table:table-cell>
          <table:table-cell office:value-type="time" office:time-value="PT0H4M39S" table:style-name="ce3">
            <text:p>04:39</text:p>
          </table:table-cell>
          <table:table-cell office:value-type="string" table:style-name="ce1">
            <text:p>Versus</text:p>
          </table:table-cell>
          <table:table-cell office:value-type="string" table:style-name="ce1">
            <text:p>R&amp;B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182" table:formula="of:=[.A217]+1" table:style-name="ce5">
            <text:p>1182</text:p>
          </table:table-cell>
          <table:table-cell office:value-type="string" table:style-name="ce1">
            <text:p>Usher</text:p>
          </table:table-cell>
          <table:table-cell office:value-type="string" table:style-name="ce1">
            <text:p>Little Freak (Feat. Nicki Minaj)</text:p>
          </table:table-cell>
          <table:table-cell office:value-type="time" office:time-value="PT0H4M36S" table:style-name="ce3">
            <text:p>04:36</text:p>
          </table:table-cell>
          <table:table-cell office:value-type="string" table:style-name="ce1">
            <text:p>Raymond vs. Raymond</text:p>
          </table:table-cell>
          <table:table-cell office:value-type="string" table:style-name="ce1">
            <text:p>R&amp;B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1183" table:formula="of:=[.A218]+1" table:style-name="ce5">
            <text:p>1183</text:p>
          </table:table-cell>
          <table:table-cell office:value-type="string" table:style-name="ce1">
            <text:p>Usher</text:p>
          </table:table-cell>
          <table:table-cell office:value-type="string" table:style-name="ce1">
            <text:p>Nice and Slow</text:p>
          </table:table-cell>
          <table:table-cell office:value-type="time" office:time-value="PT0H3M47S" table:style-name="ce3">
            <text:p>03:4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84" table:formula="of:=[.A219]+1" table:style-name="ce5">
            <text:p>1184</text:p>
          </table:table-cell>
          <table:table-cell office:value-type="string" table:style-name="ce1">
            <text:p>Usher</text:p>
          </table:table-cell>
          <table:table-cell office:value-type="string" table:style-name="ce1">
            <text:p>Papers</text:p>
          </table:table-cell>
          <table:table-cell office:value-type="time" office:time-value="PT0H4M22S" table:style-name="ce3">
            <text:p>04:2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4" table:style-name="ce1">
            <text:p>194</text:p>
          </table:table-cell>
          <table:table-cell table:number-columns-repeated="16377"/>
        </table:table-row>
        <table:table-row table:style-name="ro1">
          <table:table-cell office:value-type="float" office:value="1185" table:formula="of:=[.A220]+1" table:style-name="ce5">
            <text:p>1185</text:p>
          </table:table-cell>
          <table:table-cell office:value-type="string" table:style-name="ce1">
            <text:p>Usher</text:p>
          </table:table-cell>
          <table:table-cell office:value-type="string" table:style-name="ce1">
            <text:p>Yeah! (feat Lil' Jon and Ludacris)</text:p>
          </table:table-cell>
          <table:table-cell office:value-type="time" office:time-value="PT0H4M10S" table:style-name="ce3">
            <text:p>04:10</text:p>
          </table:table-cell>
          <table:table-cell office:value-type="string" table:style-name="ce1">
            <text:p>Confessions</text:p>
          </table:table-cell>
          <table:table-cell office:value-type="string" table:style-name="ce1">
            <text:p>R&amp;B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1">
          <table:table-cell office:value-type="float" office:value="1186" table:formula="of:=[.A221]+1" table:style-name="ce5">
            <text:p>1186</text:p>
          </table:table-cell>
          <table:table-cell office:value-type="string" table:style-name="ce1">
            <text:p>Usher</text:p>
          </table:table-cell>
          <table:table-cell office:value-type="string" table:style-name="ce1">
            <text:p>You Got It Bad</text:p>
          </table:table-cell>
          <table:table-cell office:value-type="time" office:time-value="PT0H4M3S" table:style-name="ce3">
            <text:p>04:03</text:p>
          </table:table-cell>
          <table:table-cell table:style-name="ce1"/>
          <table:table-cell office:value-type="string" table:style-name="ce1">
            <text:p>R&amp;B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87" table:formula="of:=[.A222]+1" table:style-name="ce5">
            <text:p>1187</text:p>
          </table:table-cell>
          <table:table-cell office:value-type="string" table:style-name="ce1">
            <text:p>Usher &amp; Alicia Keys</text:p>
          </table:table-cell>
          <table:table-cell office:value-type="string" table:style-name="ce1">
            <text:p>My Boo</text:p>
          </table:table-cell>
          <table:table-cell office:value-type="time" office:time-value="PT0H3M31S" table:style-name="ce3">
            <text:p>03:31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88" table:formula="of:=[.A223]+1" table:style-name="ce5">
            <text:p>1188</text:p>
          </table:table-cell>
          <table:table-cell office:value-type="string" table:style-name="ce1">
            <text:p>Usher ft. Young Jeezy</text:p>
          </table:table-cell>
          <table:table-cell office:value-type="string" table:style-name="ce1">
            <text:p>Make Love In This Club</text:p>
          </table:table-cell>
          <table:table-cell office:value-type="time" office:time-value="PT0H4M27S" table:style-name="ce3">
            <text:p>04:2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189" table:formula="of:=[.A224]+1" table:style-name="ce5">
            <text:p>1189</text:p>
          </table:table-cell>
          <table:table-cell office:value-type="string" table:style-name="ce1">
            <text:p>Will Smith</text:p>
          </table:table-cell>
          <table:table-cell office:value-type="string" table:style-name="ce1">
            <text:p>Bad Boys</text:p>
          </table:table-cell>
          <table:table-cell office:value-type="time" office:time-value="PT0H3M39S" table:style-name="ce3">
            <text:p>03:3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190" table:formula="of:=[.A225]+1" table:style-name="ce5">
            <text:p>1190</text:p>
          </table:table-cell>
          <table:table-cell office:value-type="string" table:style-name="ce1">
            <text:p>Yaco</text:p>
          </table:table-cell>
          <table:table-cell office:value-type="string" table:style-name="ce1">
            <text:p>Welcome to paradise</text:p>
          </table:table-cell>
          <table:table-cell office:value-type="time" office:time-value="PT0H3M37S" table:style-name="ce3">
            <text:p>03:37</text:p>
          </table:table-cell>
          <table:table-cell office:value-type="string" table:style-name="ce1">
            <text:p>HEROrecords 2011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number-rows-repeated="1048350" table:style-name="ro1">
          <table:table-cell table:number-columns-repeated="16384"/>
        </table:table-row>
      </table:table>
      <table:table table:name="8-Bachata" table:style-name="ta1">
        <table:table-column table:style-name="co14" table:default-cell-style-name="ce5"/>
        <table:table-column table:style-name="co19" table:default-cell-style-name="ce1"/>
        <table:table-column table:style-name="co20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#</text:p>
          </table:table-cell>
          <table:table-cell office:value-type="string" table:style-name="ce2">
            <text:p>Intérpret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Duración</text:p>
          </table:table-cell>
          <table:table-cell office:value-type="string" table:style-name="ce2">
            <text:p>Album</text:p>
          </table:table-cell>
          <table:table-cell office:value-type="string" table:style-name="ce2">
            <text:p>Género</text:p>
          </table:table-cell>
          <table:table-cell office:value-type="string" table:style-name="ce2">
            <text:p>Bitrate</text:p>
          </table:table-cell>
          <table:table-cell office:value-type="string" table:style-name="ce2">
            <text:p>Medio</text:p>
          </table:table-cell>
          <table:table-cell table:number-columns-repeated="16376" table:style-name="ce2"/>
        </table:table-row>
        <table:table-row table:style-name="ro1">
          <table:table-cell office:value-type="float" office:value="1191" table:style-name="ce5">
            <text:p>1191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Amor de Madre</text:p>
          </table:table-cell>
          <table:table-cell office:value-type="time" office:time-value="PT0H4M39S" table:style-name="ce3">
            <text:p>04:39</text:p>
          </table:table-cell>
          <table:table-cell table:style-name="ce1"/>
          <table:table-cell office:value-type="string" table:style-name="ce1">
            <text:p>Bachata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192" table:formula="of:=[.A2]+1" table:style-name="ce5">
            <text:p>1192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Angelito</text:p>
          </table:table-cell>
          <table:table-cell office:value-type="time" office:time-value="PT0H4M49S" table:style-name="ce3">
            <text:p>04:49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 table:style-name="ce1"/>
        </table:table-row>
        <table:table-row table:style-name="ro1">
          <table:table-cell office:value-type="float" office:value="1193" table:formula="of:=[.A3]+1" table:style-name="ce5">
            <text:p>1193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Aveces Quiero LLorar</text:p>
          </table:table-cell>
          <table:table-cell office:value-type="time" office:time-value="PT0H4M7S" table:style-name="ce3">
            <text:p>04:07</text:p>
          </table:table-cell>
          <table:table-cell office:value-type="string" table:style-name="ce1">
            <text:p>Desconosido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1194" table:formula="of:=[.A4]+1" table:style-name="ce5">
            <text:p>1194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Corazón Sin Cara</text:p>
          </table:table-cell>
          <table:table-cell office:value-type="time" office:time-value="PT0H3M32S" table:style-name="ce3">
            <text:p>03:3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195" table:formula="of:=[.A5]+1" table:style-name="ce5">
            <text:p>1195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Dile Al Amor</text:p>
          </table:table-cell>
          <table:table-cell office:value-type="time" office:time-value="PT0H3M52S" table:style-name="ce3">
            <text:p>03:5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196" table:formula="of:=[.A6]+1" table:style-name="ce5">
            <text:p>1196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Dos Locos</text:p>
          </table:table-cell>
          <table:table-cell office:value-type="time" office:time-value="PT0H4M8S" table:style-name="ce3">
            <text:p>04:08</text:p>
          </table:table-cell>
          <table:table-cell office:value-type="string" table:style-name="ce1">
            <text:p>Bachata en la Calle Ocho 2003</text:p>
          </table:table-cell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197" table:formula="of:=[.A7]+1" table:style-name="ce5">
            <text:p>1197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El torito me voy de la casa</text:p>
          </table:table-cell>
          <table:table-cell office:value-type="time" office:time-value="PT0H3M53S" table:style-name="ce3">
            <text:p>03:53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 table:style-name="ce1"/>
        </table:table-row>
        <table:table-row table:style-name="ro1">
          <table:table-cell office:value-type="float" office:value="1198" table:formula="of:=[.A8]+1" table:style-name="ce5">
            <text:p>1198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Enseñame A Olvidar</text:p>
          </table:table-cell>
          <table:table-cell office:value-type="time" office:time-value="PT0H5M45S" table:style-name="ce3">
            <text:p>05:45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 table:style-name="ce1"/>
        </table:table-row>
        <table:table-row table:style-name="ro1">
          <table:table-cell office:value-type="float" office:value="1199" table:formula="of:=[.A9]+1" table:style-name="ce5">
            <text:p>1199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Historia De Amor</text:p>
          </table:table-cell>
          <table:table-cell office:value-type="time" office:time-value="PT0H4M47S" table:style-name="ce3">
            <text:p>04:47</text:p>
          </table:table-cell>
          <table:table-cell table:style-name="ce1"/>
          <table:table-cell office:value-type="string" table:style-name="ce1">
            <text:p>Blues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00" table:formula="of:=[.A10]+1" table:style-name="ce5">
            <text:p>1200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La boda</text:p>
          </table:table-cell>
          <table:table-cell office:value-type="time" office:time-value="PT0H4M53S" table:style-name="ce3">
            <text:p>04:53</text:p>
          </table:table-cell>
          <table:table-cell office:value-type="string" table:style-name="ce1">
            <text:p>Desconosido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01" table:formula="of:=[.A11]+1" table:style-name="ce5">
            <text:p>1201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Lagrimas</text:p>
          </table:table-cell>
          <table:table-cell office:value-type="time" office:time-value="PT0H3M45S" table:style-name="ce3">
            <text:p>03:45</text:p>
          </table:table-cell>
          <table:table-cell table:style-name="ce1"/>
          <table:table-cell office:value-type="string" table:style-name="ce1">
            <text:p>Bachata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1202" table:formula="of:=[.A12]+1" table:style-name="ce5">
            <text:p>1202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Los Infieles</text:p>
          </table:table-cell>
          <table:table-cell office:value-type="time" office:time-value="PT0H4M3S" table:style-name="ce3">
            <text:p>04:03</text:p>
          </table:table-cell>
          <table:table-cell office:value-type="string" table:style-name="ce1">
            <text:p>Kings Of Bachata</text:p>
          </table:table-cell>
          <table:table-cell office:value-type="string" table:style-name="ce1">
            <text:p>Bachata</text:p>
          </table:table-cell>
          <table:table-cell office:value-type="float" office:value="160" table:style-name="ce1">
            <text:p>160</text:p>
          </table:table-cell>
          <table:table-cell table:number-columns-repeated="16377" table:style-name="ce1"/>
        </table:table-row>
        <table:table-row table:style-name="ro1">
          <table:table-cell office:value-type="float" office:value="1203" table:formula="of:=[.A13]+1" table:style-name="ce5">
            <text:p>1203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Mi corazoncito</text:p>
          </table:table-cell>
          <table:table-cell office:value-type="time" office:time-value="PT0H4M0S" table:style-name="ce3">
            <text:p>04:00</text:p>
          </table:table-cell>
          <table:table-cell table:style-name="ce1"/>
          <table:table-cell office:value-type="string" table:style-name="ce1">
            <text:p>bachata</text:p>
          </table:table-cell>
          <table:table-cell office:value-type="float" office:value="96" table:style-name="ce1">
            <text:p>96</text:p>
          </table:table-cell>
          <table:table-cell table:number-columns-repeated="16377" table:style-name="ce1"/>
        </table:table-row>
        <table:table-row table:style-name="ro1">
          <table:table-cell office:value-type="float" office:value="1204" table:formula="of:=[.A14]+1" table:style-name="ce5">
            <text:p>1204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Mi Hermanita</text:p>
          </table:table-cell>
          <table:table-cell office:value-type="time" office:time-value="PT0H4M14S" table:style-name="ce3">
            <text:p>04:14</text:p>
          </table:table-cell>
          <table:table-cell office:value-type="string" table:style-name="ce1">
            <text:p>Love And Hate</text:p>
          </table:table-cell>
          <table:table-cell office:value-type="string" table:style-name="ce1">
            <text:p>Bachata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05" table:formula="of:=[.A15]+1" table:style-name="ce5">
            <text:p>1205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Obsesion</text:p>
          </table:table-cell>
          <table:table-cell office:value-type="time" office:time-value="PT0H4M24S" table:style-name="ce3">
            <text:p>04:24</text:p>
          </table:table-cell>
          <table:table-cell office:value-type="string" table:style-name="ce1">
            <text:p>Generation Next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06" table:formula="of:=[.A16]+1" table:style-name="ce5">
            <text:p>1206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Poeta enamorado</text:p>
          </table:table-cell>
          <table:table-cell office:value-type="time" office:time-value="PT0H4M15S" table:style-name="ce3">
            <text:p>04:15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207" table:formula="of:=[.A17]+1" table:style-name="ce5">
            <text:p>1207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romeo y julieta</text:p>
          </table:table-cell>
          <table:table-cell office:value-type="time" office:time-value="PT0H4M34S" table:style-name="ce3">
            <text:p>04:34</text:p>
          </table:table-cell>
          <table:table-cell table:number-columns-repeated="2"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208" table:formula="of:=[.A18]+1" table:style-name="ce5">
            <text:p>1208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Solo Por Un Beso</text:p>
          </table:table-cell>
          <table:table-cell office:value-type="time" office:time-value="PT0H4M28S" table:style-name="ce3">
            <text:p>04:28</text:p>
          </table:table-cell>
          <table:table-cell office:value-type="string" table:style-name="ce1">
            <text:p>God's Project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09" table:formula="of:=[.A19]+1" table:style-name="ce5">
            <text:p>1209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su veneno</text:p>
          </table:table-cell>
          <table:table-cell office:value-type="time" office:time-value="PT0H4M0S" table:style-name="ce3">
            <text:p>04:00</text:p>
          </table:table-cell>
          <table:table-cell office:value-type="string" table:style-name="ce1">
            <text:p>ladye gaga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10" table:formula="of:=[.A20]+1" table:style-name="ce5">
            <text:p>1210</text:p>
          </table:table-cell>
          <table:table-cell office:value-type="string" table:style-name="ce1">
            <text:p>Aventura</text:p>
          </table:table-cell>
          <table:table-cell office:value-type="string" table:style-name="ce1">
            <text:p>Te quiero igual o mas que ayer</text:p>
          </table:table-cell>
          <table:table-cell office:value-type="time" office:time-value="PT0H4M10S" table:style-name="ce3">
            <text:p>04:1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11" table:formula="of:=[.A21]+1" table:style-name="ce5">
            <text:p>1211</text:p>
          </table:table-cell>
          <table:table-cell office:value-type="string" table:style-name="ce1">
            <text:p>Aventura &amp;Thalia</text:p>
          </table:table-cell>
          <table:table-cell office:value-type="string" table:style-name="ce1">
            <text:p>No No No</text:p>
          </table:table-cell>
          <table:table-cell office:value-type="time" office:time-value="PT0H4M5S" table:style-name="ce3">
            <text:p>04:0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12" table:formula="of:=[.A22]+1" table:style-name="ce5">
            <text:p>1212</text:p>
          </table:table-cell>
          <table:table-cell office:value-type="string" table:style-name="ce1">
            <text:p>Mana &amp; Prince Royce</text:p>
          </table:table-cell>
          <table:table-cell office:value-type="string" table:style-name="ce1">
            <text:p>El Verdadero Amor Perdona</text:p>
          </table:table-cell>
          <table:table-cell office:value-type="time" office:time-value="PT0H4M0S" table:style-name="ce3">
            <text:p>04:00</text:p>
          </table:table-cell>
          <table:table-cell office:value-type="string" table:style-name="ce1">
            <text:p>ECRD.COM l @MARAVISHAK47</text:p>
          </table:table-cell>
          <table:table-cell office:value-type="string" table:style-name="ce1">
            <text:p>Bachat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13" table:formula="of:=[.A23]+1" table:style-name="ce5">
            <text:p>1213</text:p>
          </table:table-cell>
          <table:table-cell office:value-type="string" table:style-name="ce1">
            <text:p>Prince Royce</text:p>
          </table:table-cell>
          <table:table-cell office:value-type="string" table:style-name="ce1">
            <text:p>corazon sin cara</text:p>
          </table:table-cell>
          <table:table-cell office:value-type="time" office:time-value="PT0H3M30S" table:style-name="ce3">
            <text:p>03:30</text:p>
          </table:table-cell>
          <table:table-cell office:value-type="string" table:style-name="ce1">
            <text:p>promo only tropical latin november 2009 www.djdan18.com.ar</text:p>
          </table:table-cell>
          <table:table-cell office:value-type="string" table:style-name="ce1">
            <text:p>www.djdan18.com.ar</text:p>
          </table:table-cell>
          <table:table-cell office:value-type="float" office:value="206" table:style-name="ce1">
            <text:p>206</text:p>
          </table:table-cell>
          <table:table-cell table:number-columns-repeated="16377"/>
        </table:table-row>
        <table:table-row table:style-name="ro1">
          <table:table-cell office:value-type="float" office:value="1214" table:formula="of:=[.A24]+1" table:style-name="ce5">
            <text:p>1214</text:p>
          </table:table-cell>
          <table:table-cell office:value-type="string" table:style-name="ce1">
            <text:p>Prince Royce</text:p>
          </table:table-cell>
          <table:table-cell office:value-type="string" table:style-name="ce1">
            <text:p>El Amor Que Perdimos</text:p>
          </table:table-cell>
          <table:table-cell office:value-type="time" office:time-value="PT0H4M5S" table:style-name="ce3">
            <text:p>04:05</text:p>
          </table:table-cell>
          <table:table-cell office:value-type="string" table:style-name="ce1">
            <text:p>Prince Royce</text:p>
          </table:table-cell>
          <table:table-cell office:value-type="string" table:style-name="ce1">
            <text:p>Latin Pop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215" table:formula="of:=[.A25]+1" table:style-name="ce5">
            <text:p>1215</text:p>
          </table:table-cell>
          <table:table-cell office:value-type="string" table:style-name="ce1">
            <text:p>Prince Royce</text:p>
          </table:table-cell>
          <table:table-cell office:value-type="string" table:style-name="ce1">
            <text:p>Incondicional</text:p>
          </table:table-cell>
          <table:table-cell office:value-type="time" office:time-value="PT0H3M29S" table:style-name="ce3">
            <text:p>03:29</text:p>
          </table:table-cell>
          <table:table-cell office:value-type="string" table:style-name="ce1">
            <text:p>Phase II</text:p>
          </table:table-cell>
          <table:table-cell office:value-type="string" table:style-name="ce1">
            <text:p>Pop</text:p>
          </table:table-cell>
          <table:table-cell office:value-type="float" office:value="258" table:style-name="ce1">
            <text:p>258</text:p>
          </table:table-cell>
          <table:table-cell table:number-columns-repeated="16377"/>
        </table:table-row>
        <table:table-row table:style-name="ro1">
          <table:table-cell office:value-type="float" office:value="1216" table:formula="of:=[.A26]+1" table:style-name="ce5">
            <text:p>1216</text:p>
          </table:table-cell>
          <table:table-cell office:value-type="string" table:style-name="ce1">
            <text:p>Prince Royce</text:p>
          </table:table-cell>
          <table:table-cell office:value-type="string" table:style-name="ce1">
            <text:p>La ultima carta</text:p>
          </table:table-cell>
          <table:table-cell office:value-type="time" office:time-value="PT0H4M10S" table:style-name="ce3">
            <text:p>04:1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17" table:formula="of:=[.A27]+1" table:style-name="ce5">
            <text:p>1217</text:p>
          </table:table-cell>
          <table:table-cell office:value-type="string" table:style-name="ce1">
            <text:p>Prince Royce</text:p>
          </table:table-cell>
          <table:table-cell office:value-type="string" table:style-name="ce1">
            <text:p>Rechazame</text:p>
          </table:table-cell>
          <table:table-cell office:value-type="time" office:time-value="PT0H4M9S" table:style-name="ce3">
            <text:p>04:09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18" table:formula="of:=[.A28]+1" table:style-name="ce5">
            <text:p>1218</text:p>
          </table:table-cell>
          <table:table-cell office:value-type="string" table:style-name="ce1">
            <text:p>Prince Royce y Joan Sebastian</text:p>
          </table:table-cell>
          <table:table-cell office:value-type="string" table:style-name="ce1">
            <text:p>Prince Royce y Joan Sebastian <text:s text:c="2"/>WwW.ElBachaRengue.Net</text:p>
          </table:table-cell>
          <table:table-cell office:value-type="time" office:time-value="PT0H3M33S" table:style-name="ce3">
            <text:p>03:33</text:p>
          </table:table-cell>
          <table:table-cell office:value-type="string" table:style-name="ce1">
            <text:p>WwW.ElBachaRengue.Net</text:p>
          </table:table-cell>
          <table:table-cell office:value-type="string" table:style-name="ce1">
            <text:p>bachata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219" table:formula="of:=[.A29]+1" table:style-name="ce5">
            <text:p>1219</text:p>
          </table:table-cell>
          <table:table-cell office:value-type="string" table:style-name="ce1">
            <text:p>Romeo Santos</text:p>
          </table:table-cell>
          <table:table-cell office:value-type="string" table:style-name="ce1">
            <text:p>Cancioncitas De Amo</text:p>
          </table:table-cell>
          <table:table-cell office:value-type="time" office:time-value="PT0H3M38S" table:style-name="ce3">
            <text:p>03:38</text:p>
          </table:table-cell>
          <table:table-cell office:value-type="string" table:style-name="ce1">
            <text:p>Facebook - Instagram: @RenzoPauta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220" table:formula="of:=[.A30]+1" table:style-name="ce5">
            <text:p>1220</text:p>
          </table:table-cell>
          <table:table-cell office:value-type="string" table:style-name="ce1">
            <text:p>Romeo Santos</text:p>
          </table:table-cell>
          <table:table-cell office:value-type="string" table:style-name="ce1">
            <text:p>Eres Mía</text:p>
          </table:table-cell>
          <table:table-cell office:value-type="time" office:time-value="PT0H4M11S" table:style-name="ce3">
            <text:p>04:11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21" table:formula="of:=[.A31]+1" table:style-name="ce5">
            <text:p>1221</text:p>
          </table:table-cell>
          <table:table-cell office:value-type="string" table:style-name="ce1">
            <text:p>Romeo Santos</text:p>
          </table:table-cell>
          <table:table-cell office:value-type="string" table:style-name="ce1">
            <text:p>Propuesta Indecente</text:p>
          </table:table-cell>
          <table:table-cell office:value-type="time" office:time-value="PT0H3M51S" table:style-name="ce3">
            <text:p>03:51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22" table:formula="of:=[.A32]+1" table:style-name="ce5">
            <text:p>1222</text:p>
          </table:table-cell>
          <table:table-cell office:value-type="string" table:style-name="ce1">
            <text:p>Romeo Santos Ft Drake</text:p>
          </table:table-cell>
          <table:table-cell office:value-type="string" table:style-name="ce1">
            <text:p>Odio</text:p>
          </table:table-cell>
          <table:table-cell office:value-type="time" office:time-value="PT0H3M44S" table:style-name="ce3">
            <text:p>03:4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number-rows-repeated="1048543" table:style-name="ro1">
          <table:table-cell table:number-columns-repeated="16384"/>
        </table:table-row>
      </table:table>
      <table:table table:name="9-Rancheras" table:style-name="ta1">
        <table:table-column table:style-name="co14" table:default-cell-style-name="ce5"/>
        <table:table-column table:style-name="co21" table:default-cell-style-name="ce1"/>
        <table:table-column table:style-name="co22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#</text:p>
          </table:table-cell>
          <table:table-cell office:value-type="string" table:style-name="ce2">
            <text:p>Intérpret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Duración</text:p>
          </table:table-cell>
          <table:table-cell office:value-type="string" table:style-name="ce2">
            <text:p>Album</text:p>
          </table:table-cell>
          <table:table-cell office:value-type="string" table:style-name="ce2">
            <text:p>Género</text:p>
          </table:table-cell>
          <table:table-cell office:value-type="string" table:style-name="ce2">
            <text:p>Bitrate</text:p>
          </table:table-cell>
          <table:table-cell office:value-type="string" table:style-name="ce2">
            <text:p>Medio</text:p>
          </table:table-cell>
          <table:table-cell table:number-columns-repeated="16376" table:style-name="ce2"/>
        </table:table-row>
        <table:table-row table:style-name="ro1">
          <table:table-cell office:value-type="float" office:value="1223" table:style-name="ce5">
            <text:p>1223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La Mitad Que Me Faltaba</text:p>
          </table:table-cell>
          <table:table-cell office:value-type="time" office:time-value="PT0H3M28S" table:style-name="ce3">
            <text:p>03:28</text:p>
          </table:table-cell>
          <table:table-cell office:value-type="string" table:style-name="ce1">
            <text:p>Que Seas Muy Feliz</text:p>
          </table:table-cell>
          <table:table-cell office:value-type="string" table:style-name="ce1">
            <text:p>Folklore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1224" table:formula="of:=[.A2]+1" table:style-name="ce5">
            <text:p>1224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Llorando penas</text:p>
          </table:table-cell>
          <table:table-cell office:value-type="time" office:time-value="PT0H3M7S" table:style-name="ce3">
            <text:p>03:07</text:p>
          </table:table-cell>
          <table:table-cell table:style-name="ce1"/>
          <table:table-cell office:value-type="string" table:style-name="ce1">
            <text:p>Ranchera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25" table:formula="of:=[.A3]+1" table:style-name="ce5">
            <text:p>1225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Mañana es para siempre</text:p>
          </table:table-cell>
          <table:table-cell office:value-type="time" office:time-value="PT0H3M27S" table:style-name="ce3">
            <text:p>03:2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256" table:style-name="ce1">
            <text:p>256</text:p>
          </table:table-cell>
          <table:table-cell table:number-columns-repeated="16377" table:style-name="ce1"/>
        </table:table-row>
        <table:table-row table:style-name="ro1">
          <table:table-cell office:value-type="float" office:value="1226" table:formula="of:=[.A4]+1" table:style-name="ce5">
            <text:p>1226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Mátalas</text:p>
          </table:table-cell>
          <table:table-cell office:value-type="time" office:time-value="PT0H2M57S" table:style-name="ce3">
            <text:p>02:57</text:p>
          </table:table-cell>
          <table:table-cell office:value-type="string" table:style-name="ce1">
            <text:p>Niña Amada mia</text:p>
          </table:table-cell>
          <table:table-cell office:value-type="string" table:style-name="ce1">
            <text:p>Folk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27" table:formula="of:=[.A5]+1" table:style-name="ce5">
            <text:p>1227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Me Estoy Enamorando</text:p>
          </table:table-cell>
          <table:table-cell office:value-type="time" office:time-value="PT0H4M14S" table:style-name="ce3">
            <text:p>04:14</text:p>
          </table:table-cell>
          <table:table-cell office:value-type="string" table:style-name="ce1">
            <text:p>Me estoy enamorando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28" table:formula="of:=[.A6]+1" table:style-name="ce5">
            <text:p>1228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Niña Amada Mia</text:p>
          </table:table-cell>
          <table:table-cell office:value-type="time" office:time-value="PT0H3M10S" table:style-name="ce3">
            <text:p>03:10</text:p>
          </table:table-cell>
          <table:table-cell table:style-name="ce1"/>
          <table:table-cell office:value-type="string" table:style-name="ce1">
            <text:p>Classic Rock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29" table:formula="of:=[.A7]+1" table:style-name="ce5">
            <text:p>1229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No se olvidar</text:p>
          </table:table-cell>
          <table:table-cell office:value-type="time" office:time-value="PT0H4M21S" table:style-name="ce3">
            <text:p>04:21</text:p>
          </table:table-cell>
          <table:table-cell office:value-type="string" table:style-name="ce1">
            <text:p>Los 3 Fernadez y Ana Gabriel</text:p>
          </table:table-cell>
          <table:table-cell office:value-type="string" table:style-name="ce1">
            <text:p>Rancheras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30" table:formula="of:=[.A8]+1" table:style-name="ce5">
            <text:p>1230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Noche Triste</text:p>
          </table:table-cell>
          <table:table-cell office:value-type="time" office:time-value="PT0H3M5S" table:style-name="ce3">
            <text:p>03:05</text:p>
          </table:table-cell>
          <table:table-cell office:value-type="string" table:style-name="ce1">
            <text:p>Me Estoy Enamorando</text:p>
          </table:table-cell>
          <table:table-cell office:value-type="string" table:style-name="ce1">
            <text:p>Latin</text:p>
          </table:table-cell>
          <table:table-cell office:value-type="float" office:value="320" table:style-name="ce1">
            <text:p>320</text:p>
          </table:table-cell>
          <table:table-cell table:number-columns-repeated="16377" table:style-name="ce1"/>
        </table:table-row>
        <table:table-row table:style-name="ro1">
          <table:table-cell office:value-type="float" office:value="1231" table:formula="of:=[.A9]+1" table:style-name="ce5">
            <text:p>1231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Que Bueno</text:p>
          </table:table-cell>
          <table:table-cell office:value-type="time" office:time-value="PT0H3M13S" table:style-name="ce3">
            <text:p>03:13</text:p>
          </table:table-cell>
          <table:table-cell office:value-type="string" table:style-name="ce1">
            <text:p>Que Seas Muy Feliz</text:p>
          </table:table-cell>
          <table:table-cell office:value-type="string" table:style-name="ce1">
            <text:p>Folklore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1232" table:formula="of:=[.A10]+1" table:style-name="ce5">
            <text:p>1232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Que Voy A hacer sin tu amor</text:p>
          </table:table-cell>
          <table:table-cell office:value-type="time" office:time-value="PT0H4M8S" table:style-name="ce3">
            <text:p>04:08</text:p>
          </table:table-cell>
          <table:table-cell office:value-type="string" table:style-name="ce1">
            <text:p>A Corazon Abierto</text:p>
          </table:table-cell>
          <table:table-cell office:value-type="string" table:style-name="ce1">
            <text:p>Latin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1233" table:formula="of:=[.A11]+1" table:style-name="ce5">
            <text:p>1233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Te Juro Que No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Mi Verdad</text:p>
          </table:table-cell>
          <table:table-cell office:value-type="string" table:style-name="ce1">
            <text:p>National Folk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34" table:formula="of:=[.A12]+1" table:style-name="ce5">
            <text:p>1234</text:p>
          </table:table-cell>
          <table:table-cell office:value-type="string" table:style-name="ce1">
            <text:p>Alejandro Fernandez</text:p>
          </table:table-cell>
          <table:table-cell office:value-type="string" table:style-name="ce1">
            <text:p>Te Quiero</text:p>
          </table:table-cell>
          <table:table-cell office:value-type="time" office:time-value="PT0H3M35S" table:style-name="ce3">
            <text:p>03:35</text:p>
          </table:table-cell>
          <table:table-cell office:value-type="string" table:style-name="ce1">
            <text:p>Que Seas Muy Feliz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35" table:formula="of:=[.A13]+1" table:style-name="ce5">
            <text:p>1235</text:p>
          </table:table-cell>
          <table:table-cell office:value-type="string" table:style-name="ce1">
            <text:p>Alejandro Fernandez &amp; Gloria Stefan</text:p>
          </table:table-cell>
          <table:table-cell office:value-type="string" table:style-name="ce1">
            <text:p>Hoy me he vuelto a enamorar</text:p>
          </table:table-cell>
          <table:table-cell office:value-type="time" office:time-value="PT0H4M49S" table:style-name="ce3">
            <text:p>04:4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36" table:formula="of:=[.A14]+1" table:style-name="ce5">
            <text:p>1236</text:p>
          </table:table-cell>
          <table:table-cell office:value-type="string" table:style-name="ce1">
            <text:p>Alejandro Fernandez &amp; Vicente Fernandez</text:p>
          </table:table-cell>
          <table:table-cell office:value-type="string" table:style-name="ce1">
            <text:p>A mi manera</text:p>
          </table:table-cell>
          <table:table-cell office:value-type="time" office:time-value="PT0H3M36S" table:style-name="ce3">
            <text:p>03:3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37" table:formula="of:=[.A15]+1" table:style-name="ce5">
            <text:p>1237</text:p>
          </table:table-cell>
          <table:table-cell office:value-type="string" table:style-name="ce1">
            <text:p>Alejandro Fernandez &amp; Vicente Fernandez</text:p>
          </table:table-cell>
          <table:table-cell office:value-type="string" table:style-name="ce1">
            <text:p>Abrazame</text:p>
          </table:table-cell>
          <table:table-cell office:value-type="time" office:time-value="PT0H4M5S" table:style-name="ce3">
            <text:p>04:05</text:p>
          </table:table-cell>
          <table:table-cell office:value-type="string" table:style-name="ce1">
            <text:p>En Vivo Juntos Por Ultima Vez</text:p>
          </table:table-cell>
          <table:table-cell office:value-type="string" table:style-name="ce1">
            <text:p>Latin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1238" table:formula="of:=[.A16]+1" table:style-name="ce5">
            <text:p>1238</text:p>
          </table:table-cell>
          <table:table-cell office:value-type="string" table:style-name="ce1">
            <text:p>Alejandro Fernandez &amp; Vicente Fernandez</text:p>
          </table:table-cell>
          <table:table-cell office:value-type="string" table:style-name="ce1">
            <text:p>Conoci A Tu Esposo</text:p>
          </table:table-cell>
          <table:table-cell office:value-type="time" office:time-value="PT0H3M0S" table:style-name="ce3">
            <text:p>03:0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39" table:formula="of:=[.A17]+1" table:style-name="ce5">
            <text:p>1239</text:p>
          </table:table-cell>
          <table:table-cell office:value-type="string" table:style-name="ce1">
            <text:p>Alejandro Fernandez &amp; Vicente Fernandez</text:p>
          </table:table-cell>
          <table:table-cell office:value-type="string" table:style-name="ce1">
            <text:p>Mujeres divinas</text:p>
          </table:table-cell>
          <table:table-cell office:value-type="time" office:time-value="PT0H3M8S" table:style-name="ce3">
            <text:p>03:0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40" table:formula="of:=[.A18]+1" table:style-name="ce5">
            <text:p>1240</text:p>
          </table:table-cell>
          <table:table-cell office:value-type="string" table:style-name="ce1">
            <text:p>Alejandro Fernandez &amp; Vicente Fernandez</text:p>
          </table:table-cell>
          <table:table-cell office:value-type="string" table:style-name="ce1">
            <text:p>Perdon</text:p>
          </table:table-cell>
          <table:table-cell office:value-type="time" office:time-value="PT0H3M47S" table:style-name="ce3">
            <text:p>03:4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41" table:formula="of:=[.A19]+1" table:style-name="ce5">
            <text:p>1241</text:p>
          </table:table-cell>
          <table:table-cell office:value-type="string" table:style-name="ce1">
            <text:p>Alejandro Fernandez &amp; Vicente Fernandez</text:p>
          </table:table-cell>
          <table:table-cell office:value-type="string" table:style-name="ce1">
            <text:p>Por tu maldito amor</text:p>
          </table:table-cell>
          <table:table-cell office:value-type="time" office:time-value="PT0H3M56S" table:style-name="ce3">
            <text:p>03:5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42" table:formula="of:=[.A20]+1" table:style-name="ce5">
            <text:p>1242</text:p>
          </table:table-cell>
          <table:table-cell office:value-type="string" table:style-name="ce1">
            <text:p>Alejandro Fernandez &amp; Vicente Fernandez</text:p>
          </table:table-cell>
          <table:table-cell office:value-type="string" table:style-name="ce1">
            <text:p>Viejo mi querido viejo</text:p>
          </table:table-cell>
          <table:table-cell office:value-type="time" office:time-value="PT0H3M25S" table:style-name="ce3">
            <text:p>03:2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43" table:formula="of:=[.A21]+1" table:style-name="ce5">
            <text:p>1243</text:p>
          </table:table-cell>
          <table:table-cell office:value-type="string" table:style-name="ce1">
            <text:p>Alejandro, Vicente &amp; Pedro Fernandez</text:p>
          </table:table-cell>
          <table:table-cell office:value-type="string" table:style-name="ce1">
            <text:p>Lo Mucho Que Te Quiero</text:p>
          </table:table-cell>
          <table:table-cell office:value-type="time" office:time-value="PT0H3M19S" table:style-name="ce3">
            <text:p>03:19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44" table:formula="of:=[.A22]+1" table:style-name="ce5">
            <text:p>1244</text:p>
          </table:table-cell>
          <table:table-cell office:value-type="string" table:style-name="ce1">
            <text:p>Alejandro, Vicente &amp; Pedro Fernandez</text:p>
          </table:table-cell>
          <table:table-cell office:value-type="string" table:style-name="ce1">
            <text:p>los hombres no deben llorar</text:p>
          </table:table-cell>
          <table:table-cell office:value-type="time" office:time-value="PT0H2M11S" table:style-name="ce3">
            <text:p>02:1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45" table:formula="of:=[.A23]+1" table:style-name="ce5">
            <text:p>1245</text:p>
          </table:table-cell>
          <table:table-cell office:value-type="string" table:style-name="ce1">
            <text:p>Alejandro, Vicente &amp; Pedro Fernandez</text:p>
          </table:table-cell>
          <table:table-cell office:value-type="string" table:style-name="ce1">
            <text:p>yo naci para amarte</text:p>
          </table:table-cell>
          <table:table-cell office:value-type="time" office:time-value="PT0H4M26S" table:style-name="ce3">
            <text:p>04:2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46" table:formula="of:=[.A24]+1" table:style-name="ce5">
            <text:p>1246</text:p>
          </table:table-cell>
          <table:table-cell office:value-type="string" table:style-name="ce1">
            <text:p>Alicia Villareal</text:p>
          </table:table-cell>
          <table:table-cell office:value-type="string" table:style-name="ce1">
            <text:p>te quedo grande la yegua</text:p>
          </table:table-cell>
          <table:table-cell office:value-type="time" office:time-value="PT0H3M39S" table:style-name="ce3">
            <text:p>03:39</text:p>
          </table:table-cell>
          <table:table-cell office:value-type="string" table:style-name="ce1">
            <text:p>Soy Lo Prohibido</text:p>
          </table:table-cell>
          <table:table-cell office:value-type="string" table:style-name="ce1">
            <text:p>Folklo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47" table:formula="of:=[.A25]+1" table:style-name="ce5">
            <text:p>1247</text:p>
          </table:table-cell>
          <table:table-cell office:value-type="string" table:style-name="ce1">
            <text:p>Charrito Negro</text:p>
          </table:table-cell>
          <table:table-cell office:value-type="string" table:style-name="ce1">
            <text:p>Quererte Es un Error</text:p>
          </table:table-cell>
          <table:table-cell office:value-type="time" office:time-value="PT0H2M57S" table:style-name="ce3">
            <text:p>02:57</text:p>
          </table:table-cell>
          <table:table-cell office:value-type="string" table:style-name="ce1">
            <text:p>Cantina</text:p>
          </table:table-cell>
          <table:table-cell office:value-type="string" table:style-name="ce1">
            <text:p>Ranchera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48" table:formula="of:=[.A26]+1" table:style-name="ce5">
            <text:p>1248</text:p>
          </table:table-cell>
          <table:table-cell office:value-type="string" table:style-name="ce1">
            <text:p>Exterminador</text:p>
          </table:table-cell>
          <table:table-cell office:value-type="string" table:style-name="ce1">
            <text:p>No volvere</text:p>
          </table:table-cell>
          <table:table-cell office:value-type="time" office:time-value="PT0H3M29S" table:style-name="ce3">
            <text:p>03:29</text:p>
          </table:table-cell>
          <table:table-cell office:value-type="string" table:style-name="ce1">
            <text:p>Rancheras,Gruperas y Cumbias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49" table:formula="of:=[.A27]+1" table:style-name="ce5">
            <text:p>1249</text:p>
          </table:table-cell>
          <table:table-cell office:value-type="string" table:style-name="ce1">
            <text:p>Gali Galiano</text:p>
          </table:table-cell>
          <table:table-cell office:value-type="string" table:style-name="ce1">
            <text:p>Y Me Bebi Tu Recuerdo</text:p>
          </table:table-cell>
          <table:table-cell office:value-type="time" office:time-value="PT0H3M23S" table:style-name="ce3">
            <text:p>03:23</text:p>
          </table:table-cell>
          <table:table-cell table:style-name="ce1"/>
          <table:table-cell office:value-type="string" table:style-name="ce1">
            <text:p>bolero ranchero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250" table:formula="of:=[.A28]+1" table:style-name="ce5">
            <text:p>1250</text:p>
          </table:table-cell>
          <table:table-cell office:value-type="string" table:style-name="ce1">
            <text:p>Jose Julian</text:p>
          </table:table-cell>
          <table:table-cell office:value-type="string" table:style-name="ce1">
            <text:p>Esa Chiquilla</text:p>
          </table:table-cell>
          <table:table-cell office:value-type="time" office:time-value="PT0H3M34S" table:style-name="ce3">
            <text:p>03:34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51" table:formula="of:=[.A29]+1" table:style-name="ce5">
            <text:p>1251</text:p>
          </table:table-cell>
          <table:table-cell office:value-type="string" table:style-name="ce1">
            <text:p>Los Caminantes</text:p>
          </table:table-cell>
          <table:table-cell office:value-type="string" table:style-name="ce1">
            <text:p>anoche estuve llorando</text:p>
          </table:table-cell>
          <table:table-cell office:value-type="time" office:time-value="PT0H3M9S" table:style-name="ce3">
            <text:p>03:09</text:p>
          </table:table-cell>
          <table:table-cell office:value-type="string" table:style-name="ce1">
            <text:p>puras rancheras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52" table:formula="of:=[.A30]+1" table:style-name="ce5">
            <text:p>1252</text:p>
          </table:table-cell>
          <table:table-cell office:value-type="string" table:style-name="ce1">
            <text:p>Paquita la del barrio</text:p>
          </table:table-cell>
          <table:table-cell office:value-type="string" table:style-name="ce1">
            <text:p>no te agas el pendejo</text:p>
          </table:table-cell>
          <table:table-cell office:value-type="time" office:time-value="PT0H3M13S" table:style-name="ce3">
            <text:p>03:13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1253" table:formula="of:=[.A31]+1" table:style-name="ce5">
            <text:p>1253</text:p>
          </table:table-cell>
          <table:table-cell office:value-type="string" table:style-name="ce1">
            <text:p>Paquita la del Barrio</text:p>
          </table:table-cell>
          <table:table-cell office:value-type="string" table:style-name="ce1">
            <text:p>Rata de dos patas</text:p>
          </table:table-cell>
          <table:table-cell office:value-type="time" office:time-value="PT0H3M40S" table:style-name="ce3">
            <text:p>03:4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54" table:formula="of:=[.A32]+1" table:style-name="ce5">
            <text:p>1254</text:p>
          </table:table-cell>
          <table:table-cell office:value-type="string" table:style-name="ce1">
            <text:p>Paquita la del barrio</text:p>
          </table:table-cell>
          <table:table-cell office:value-type="string" table:style-name="ce1">
            <text:p>Tres veces te engañe</text:p>
          </table:table-cell>
          <table:table-cell office:value-type="time" office:time-value="PT0H3M49S" table:style-name="ce3">
            <text:p>03:49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1255" table:formula="of:=[.A33]+1" table:style-name="ce5">
            <text:p>1255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Como Quieres Que Te Olvide</text:p>
          </table:table-cell>
          <table:table-cell office:value-type="time" office:time-value="PT0H3M35S" table:style-name="ce3">
            <text:p>03:3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56" table:formula="of:=[.A34]+1" table:style-name="ce5">
            <text:p>1256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Despacito</text:p>
          </table:table-cell>
          <table:table-cell office:value-type="time" office:time-value="PT0H3M15S" table:style-name="ce3">
            <text:p>03:15</text:p>
          </table:table-cell>
          <table:table-cell office:value-type="string" table:style-name="ce1">
            <text:p>Tributo a Jose Alfredo Jimenez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57" table:formula="of:=[.A35]+1" table:style-name="ce5">
            <text:p>1257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Dime Mi Amor</text:p>
          </table:table-cell>
          <table:table-cell office:value-type="time" office:time-value="PT0H3M57S" table:style-name="ce3">
            <text:p>03:57</text:p>
          </table:table-cell>
          <table:table-cell office:value-type="string" table:style-name="ce1">
            <text:p>Dime Mi Amor</text:p>
          </table:table-cell>
          <table:table-cell office:value-type="string" table:style-name="ce1">
            <text:p>Latin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58" table:formula="of:=[.A36]+1" table:style-name="ce5">
            <text:p>1258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Enamorada</text:p>
          </table:table-cell>
          <table:table-cell office:value-type="time" office:time-value="PT0H2M26S" table:style-name="ce3">
            <text:p>02:26</text:p>
          </table:table-cell>
          <table:table-cell office:value-type="string" table:style-name="ce1">
            <text:p>Lo mucho que te quiero</text:p>
          </table:table-cell>
          <table:table-cell office:value-type="string" table:style-name="ce1">
            <text:p>Country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59" table:formula="of:=[.A37]+1" table:style-name="ce5">
            <text:p>1259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La de la mochila azul</text:p>
          </table:table-cell>
          <table:table-cell office:value-type="time" office:time-value="PT0H2M47S" table:style-name="ce3">
            <text:p>02:47</text:p>
          </table:table-cell>
          <table:table-cell table:style-name="ce1"/>
          <table:table-cell office:value-type="string" table:style-name="ce1">
            <text:p>rancheras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0" table:formula="of:=[.A38]+1" table:style-name="ce5">
            <text:p>1260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Las mañanitas</text:p>
          </table:table-cell>
          <table:table-cell office:value-type="time" office:time-value="PT0H2M37S" table:style-name="ce3">
            <text:p>02:3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1" table:formula="of:=[.A39]+1" table:style-name="ce5">
            <text:p>1261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Mi Forma De Sentir</text:p>
          </table:table-cell>
          <table:table-cell office:value-type="time" office:time-value="PT0H4M3S" table:style-name="ce3">
            <text:p>04:0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2" table:formula="of:=[.A40]+1" table:style-name="ce5">
            <text:p>1262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Quien</text:p>
          </table:table-cell>
          <table:table-cell office:value-type="time" office:time-value="PT0H3M58S" table:style-name="ce3">
            <text:p>03:58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Folk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3" table:formula="of:=[.A41]+1" table:style-name="ce5">
            <text:p>1263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Si Nos Dejan</text:p>
          </table:table-cell>
          <table:table-cell office:value-type="time" office:time-value="PT0H2M57S" table:style-name="ce3">
            <text:p>02:57</text:p>
          </table:table-cell>
          <table:table-cell office:value-type="string" table:style-name="ce1">
            <text:p>Tributo a Jose Alfredo Jimenez</text:p>
          </table:table-cell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4" table:formula="of:=[.A42]+1" table:style-name="ce5">
            <text:p>1264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Una Rosa Para ti</text:p>
          </table:table-cell>
          <table:table-cell office:value-type="time" office:time-value="PT0H3M3S" table:style-name="ce3">
            <text:p>03:03</text:p>
          </table:table-cell>
          <table:table-cell office:value-type="string" table:style-name="ce1">
            <text:p>Yono Fui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5" table:formula="of:=[.A43]+1" table:style-name="ce5">
            <text:p>1265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Yo No Fuí</text:p>
          </table:table-cell>
          <table:table-cell office:value-type="time" office:time-value="PT0H4M54S" table:style-name="ce3">
            <text:p>04:54</text:p>
          </table:table-cell>
          <table:table-cell office:value-type="string" table:style-name="ce1">
            <text:p>Yo No Fuí</text:p>
          </table:table-cell>
          <table:table-cell office:value-type="string" table:style-name="ce1">
            <text:p>Pop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6" table:formula="of:=[.A44]+1" table:style-name="ce5">
            <text:p>1266</text:p>
          </table:table-cell>
          <table:table-cell office:value-type="string" table:style-name="ce1">
            <text:p>Pedro Fernandez</text:p>
          </table:table-cell>
          <table:table-cell office:value-type="string" table:style-name="ce1">
            <text:p>Yo soy el aventurero</text:p>
          </table:table-cell>
          <table:table-cell office:value-type="time" office:time-value="PT0H2M59S" table:style-name="ce3">
            <text:p>02:59</text:p>
          </table:table-cell>
          <table:table-cell office:value-type="string" table:style-name="ce1">
            <text:p>Los fernandes 1 y 2 lo mejor</text:p>
          </table:table-cell>
          <table:table-cell office:value-type="string" table:style-name="ce1">
            <text:p>Mariachi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7" table:formula="of:=[.A45]+1" table:style-name="ce5">
            <text:p>1267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A quien vas a amar mas que a mí</text:p>
          </table:table-cell>
          <table:table-cell office:value-type="time" office:time-value="PT0H2M48S" table:style-name="ce3">
            <text:p>02:48</text:p>
          </table:table-cell>
          <table:table-cell office:value-type="string" table:style-name="ce1">
            <text:p>Para Siempre por josemin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68" table:formula="of:=[.A46]+1" table:style-name="ce5">
            <text:p>1268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Aca Entre Nos</text:p>
          </table:table-cell>
          <table:table-cell office:value-type="time" office:time-value="PT0H3M13S" table:style-name="ce3">
            <text:p>03:1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69" table:formula="of:=[.A47]+1" table:style-name="ce5">
            <text:p>1269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Adorado Tormento</text:p>
          </table:table-cell>
          <table:table-cell office:value-type="time" office:time-value="PT0H2M43S" table:style-name="ce3">
            <text:p>02:43</text:p>
          </table:table-cell>
          <table:table-cell office:value-type="string" table:style-name="ce1">
            <text:p>Para Siempre por josemin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70" table:formula="of:=[.A48]+1" table:style-name="ce5">
            <text:p>1270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Amor sin cuenta</text:p>
          </table:table-cell>
          <table:table-cell office:value-type="time" office:time-value="PT0H3M27S" table:style-name="ce3">
            <text:p>03:27</text:p>
          </table:table-cell>
          <table:table-cell office:value-type="string" table:style-name="ce1">
            <text:p>Para Siempre por josemin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71" table:formula="of:=[.A49]+1" table:style-name="ce5">
            <text:p>1271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De que manera te olvido</text:p>
          </table:table-cell>
          <table:table-cell office:value-type="time" office:time-value="PT0H2M53S" table:style-name="ce3">
            <text:p>02:5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72" table:formula="of:=[.A50]+1" table:style-name="ce5">
            <text:p>1272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El Chofer</text:p>
          </table:table-cell>
          <table:table-cell office:value-type="time" office:time-value="PT0H2M17S" table:style-name="ce3">
            <text:p>02:17</text:p>
          </table:table-cell>
          <table:table-cell office:value-type="string" table:style-name="ce1">
            <text:p>Para Siempre por josemin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73" table:formula="of:=[.A51]+1" table:style-name="ce5">
            <text:p>1273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El último beso</text:p>
          </table:table-cell>
          <table:table-cell office:value-type="time" office:time-value="PT0H2M53S" table:style-name="ce3">
            <text:p>02:53</text:p>
          </table:table-cell>
          <table:table-cell office:value-type="string" table:style-name="ce1">
            <text:p>Para Siempre por josemin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74" table:formula="of:=[.A52]+1" table:style-name="ce5">
            <text:p>1274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El último de la fila</text:p>
          </table:table-cell>
          <table:table-cell office:value-type="time" office:time-value="PT0H3M22S" table:style-name="ce3">
            <text:p>03:22</text:p>
          </table:table-cell>
          <table:table-cell office:value-type="string" table:style-name="ce1">
            <text:p>Para Siempre por josemin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75" table:formula="of:=[.A53]+1" table:style-name="ce5">
            <text:p>1275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Estos celos</text:p>
          </table:table-cell>
          <table:table-cell office:value-type="time" office:time-value="PT0H3M11S" table:style-name="ce3">
            <text:p>03:11</text:p>
          </table:table-cell>
          <table:table-cell office:value-type="string" table:style-name="ce1">
            <text:p>Para Siempre por josemin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76" table:formula="of:=[.A54]+1" table:style-name="ce5">
            <text:p>1276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La Derrota</text:p>
          </table:table-cell>
          <table:table-cell office:value-type="time" office:time-value="PT0H3M17S" table:style-name="ce3">
            <text:p>03:17</text:p>
          </table:table-cell>
          <table:table-cell office:value-type="string" table:style-name="ce1">
            <text:p>Para Siempre por josemin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77" table:formula="of:=[.A55]+1" table:style-name="ce5">
            <text:p>1277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La Ley Del Monte</text:p>
          </table:table-cell>
          <table:table-cell office:value-type="time" office:time-value="PT0H2M56S" table:style-name="ce3">
            <text:p>02:56</text:p>
          </table:table-cell>
          <table:table-cell table:style-name="ce1"/>
          <table:table-cell office:value-type="string" table:style-name="ce1">
            <text:p>Otro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78" table:formula="of:=[.A56]+1" table:style-name="ce5">
            <text:p>1278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Lastima que seas ajena</text:p>
          </table:table-cell>
          <table:table-cell office:value-type="time" office:time-value="PT0H4M14S" table:style-name="ce3">
            <text:p>04:14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79" table:formula="of:=[.A57]+1" table:style-name="ce5">
            <text:p>1279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Los Cazahuates</text:p>
          </table:table-cell>
          <table:table-cell office:value-type="time" office:time-value="PT0H3M26S" table:style-name="ce3">
            <text:p>03:26</text:p>
          </table:table-cell>
          <table:table-cell office:value-type="string" table:style-name="ce1">
            <text:p>Para Siempre por josemin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80" table:formula="of:=[.A58]+1" table:style-name="ce5">
            <text:p>1280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Me voy a quitar de en medio</text:p>
          </table:table-cell>
          <table:table-cell office:value-type="time" office:time-value="PT0H2M43S" table:style-name="ce3">
            <text:p>02:43</text:p>
          </table:table-cell>
          <table:table-cell table:style-name="ce1"/>
          <table:table-cell office:value-type="string" table:style-name="ce1">
            <text:p>Latin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81" table:formula="of:=[.A59]+1" table:style-name="ce5">
            <text:p>1281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Millon de Primaveras</text:p>
          </table:table-cell>
          <table:table-cell office:value-type="time" office:time-value="PT0H2M54S" table:style-name="ce3">
            <text:p>02:54</text:p>
          </table:table-cell>
          <table:table-cell office:value-type="string" table:style-name="ce1">
            <text:p>Para Siempre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82" table:formula="of:=[.A60]+1" table:style-name="ce5">
            <text:p>1282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Niña Hechicera</text:p>
          </table:table-cell>
          <table:table-cell office:value-type="time" office:time-value="PT0H3M5S" table:style-name="ce3">
            <text:p>03:05</text:p>
          </table:table-cell>
          <table:table-cell office:value-type="string" table:style-name="ce1">
            <text:p>Para Siempre por josemin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83" table:formula="of:=[.A61]+1" table:style-name="ce5">
            <text:p>1283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No me se rajar</text:p>
          </table:table-cell>
          <table:table-cell office:value-type="time" office:time-value="PT0H2M25S" table:style-name="ce3">
            <text:p>02:25</text:p>
          </table:table-cell>
          <table:table-cell office:value-type="string" table:style-name="ce1">
            <text:p>La hija del mariachi</text:p>
          </table:table-cell>
          <table:table-cell office:value-type="string" table:style-name="ce1">
            <text:p>Ranchera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84" table:formula="of:=[.A62]+1" table:style-name="ce5">
            <text:p>1284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nube viajera</text:p>
          </table:table-cell>
          <table:table-cell office:value-type="time" office:time-value="PT0H3M55S" table:style-name="ce3">
            <text:p>03:5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85" table:formula="of:=[.A63]+1" table:style-name="ce5">
            <text:p>1285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Para siempre</text:p>
          </table:table-cell>
          <table:table-cell office:value-type="time" office:time-value="PT0H2M52S" table:style-name="ce3">
            <text:p>02:52</text:p>
          </table:table-cell>
          <table:table-cell office:value-type="string" table:style-name="ce1">
            <text:p>Para Siempre por josemin</text:p>
          </table:table-cell>
          <table:table-cell office:value-type="string" table:style-name="ce1">
            <text:p>Ranchero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286" table:formula="of:=[.A64]+1" table:style-name="ce5">
            <text:p>1286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Si te vas no hay lio</text:p>
          </table:table-cell>
          <table:table-cell office:value-type="time" office:time-value="PT0H2M11S" table:style-name="ce3">
            <text:p>02:11</text:p>
          </table:table-cell>
          <table:table-cell office:value-type="string" table:style-name="ce1">
            <text:p>Historia de un Idolo Vol.II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87" table:formula="of:=[.A65]+1" table:style-name="ce5">
            <text:p>1287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Sublime Mujer</text:p>
          </table:table-cell>
          <table:table-cell office:value-type="time" office:time-value="PT0H3M7S" table:style-name="ce3">
            <text:p>03:07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88" table:formula="of:=[.A66]+1" table:style-name="ce5">
            <text:p>1288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Volver volver</text:p>
          </table:table-cell>
          <table:table-cell office:value-type="time" office:time-value="PT0H3M0S" table:style-name="ce3">
            <text:p>03:00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89" table:formula="of:=[.A67]+1" table:style-name="ce5">
            <text:p>1289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Y Me Vieron Llorar</text:p>
          </table:table-cell>
          <table:table-cell office:value-type="time" office:time-value="PT0H3M5S" table:style-name="ce3">
            <text:p>03:0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1">
          <table:table-cell office:value-type="float" office:value="1290" table:formula="of:=[.A68]+1" table:style-name="ce5">
            <text:p>1290</text:p>
          </table:table-cell>
          <table:table-cell office:value-type="string" table:style-name="ce1">
            <text:p>Vicente Fernandez</text:p>
          </table:table-cell>
          <table:table-cell office:value-type="string" table:style-name="ce1">
            <text:p>Ya me voy para siempre</text:p>
          </table:table-cell>
          <table:table-cell office:value-type="time" office:time-value="PT0H3M26S" table:style-name="ce3">
            <text:p>03:26</text:p>
          </table:table-cell>
          <table:table-cell office:value-type="string" table:style-name="ce1">
            <text:p>CHE077</text:p>
          </table:table-cell>
          <table:table-cell office:value-type="string" table:style-name="ce1">
            <text:p>RANCHERO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291" table:formula="of:=[.A69]+1" table:style-name="ce5">
            <text:p>1291</text:p>
          </table:table-cell>
          <table:table-cell office:value-type="string" table:style-name="ce1">
            <text:p>Vicente Fernandez &amp; Alejandro Fernandez</text:p>
          </table:table-cell>
          <table:table-cell office:value-type="string" table:style-name="ce1">
            <text:p>Me canse de rogarle</text:p>
          </table:table-cell>
          <table:table-cell office:value-type="time" office:time-value="PT0H2M38S" table:style-name="ce3">
            <text:p>02:38</text:p>
          </table:table-cell>
          <table:table-cell office:value-type="string" table:style-name="ce1">
            <text:p>2008-12-03 2300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292" table:formula="of:=[.A70]+1" table:style-name="ce5">
            <text:p>1292</text:p>
          </table:table-cell>
          <table:table-cell office:value-type="string" table:style-name="ce1">
            <text:p>Vicente Fernandez &amp; Alejandro Fernandez</text:p>
          </table:table-cell>
          <table:table-cell office:value-type="string" table:style-name="ce1">
            <text:p>No</text:p>
          </table:table-cell>
          <table:table-cell office:value-type="time" office:time-value="PT0H3M21S" table:style-name="ce3">
            <text:p>03:21</text:p>
          </table:table-cell>
          <table:table-cell office:value-type="string" table:style-name="ce1">
            <text:p>En Vivo Juntos por Ultima vez CD2</text:p>
          </table:table-cell>
          <table:table-cell office:value-type="string" table:style-name="ce1">
            <text:p>Latin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number-rows-repeated="1048505" table:style-name="ro1">
          <table:table-cell table:number-columns-repeated="16384"/>
        </table:table-row>
      </table:table>
      <table:table table:name="10-Reggae_EN" table:style-name="ta1">
        <table:table-column table:style-name="co14" table:default-cell-style-name="ce5"/>
        <table:table-column table:style-name="co23" table:default-cell-style-name="ce1"/>
        <table:table-column table:style-name="co24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#</text:p>
          </table:table-cell>
          <table:table-cell office:value-type="string" table:style-name="ce2">
            <text:p>Intérprete</text:p>
          </table:table-cell>
          <table:table-cell office:value-type="string" table:style-name="ce2">
            <text:p>Título</text:p>
          </table:table-cell>
          <table:table-cell office:value-type="string" table:style-name="ce2">
            <text:p>Duración</text:p>
          </table:table-cell>
          <table:table-cell office:value-type="string" table:style-name="ce2">
            <text:p>Album</text:p>
          </table:table-cell>
          <table:table-cell office:value-type="string" table:style-name="ce2">
            <text:p>Género</text:p>
          </table:table-cell>
          <table:table-cell office:value-type="string" table:style-name="ce2">
            <text:p>Bitrate</text:p>
          </table:table-cell>
          <table:table-cell office:value-type="string" table:style-name="ce2">
            <text:p>Medio</text:p>
          </table:table-cell>
          <table:table-cell table:number-columns-repeated="16376" table:style-name="ce2"/>
        </table:table-row>
        <table:table-row table:style-name="ro1">
          <table:table-cell office:value-type="float" office:value="1293" table:style-name="ce5">
            <text:p>1293</text:p>
          </table:table-cell>
          <table:table-cell office:value-type="string" table:style-name="ce1">
            <text:p>Alborosie</text:p>
          </table:table-cell>
          <table:table-cell office:value-type="string" table:style-name="ce1">
            <text:p>Herbalist</text:p>
          </table:table-cell>
          <table:table-cell office:value-type="time" office:time-value="PT0H3M11S" table:style-name="ce3">
            <text:p>03:11</text:p>
          </table:table-cell>
          <table:table-cell office:value-type="string" table:style-name="ce1">
            <text:p>Soul Pirate European Tour 2008 (LIMITED EDITION CD)</text:p>
          </table:table-cell>
          <table:table-cell office:value-type="string" table:style-name="ce1">
            <text:p>Reggae</text:p>
          </table:table-cell>
          <table:table-cell office:value-type="float" office:value="187" table:style-name="ce1">
            <text:p>187</text:p>
          </table:table-cell>
          <table:table-cell table:number-columns-repeated="16377" table:style-name="ce1"/>
        </table:table-row>
        <table:table-row table:style-name="ro1">
          <table:table-cell office:value-type="float" office:value="1294" table:formula="of:=[.A2]+1" table:style-name="ce5">
            <text:p>1294</text:p>
          </table:table-cell>
          <table:table-cell office:value-type="string" table:style-name="ce1">
            <text:p>Alborosie</text:p>
          </table:table-cell>
          <table:table-cell office:value-type="string" table:style-name="ce1">
            <text:p>Kingston Town</text:p>
          </table:table-cell>
          <table:table-cell office:value-type="time" office:time-value="PT0H3M12S" table:style-name="ce3">
            <text:p>03:12</text:p>
          </table:table-cell>
          <table:table-cell office:value-type="string" table:style-name="ce1">
            <text:p>Soul Pirate European Tour 2008 (LIMITED EDITION CD)</text:p>
          </table:table-cell>
          <table:table-cell office:value-type="string" table:style-name="ce1">
            <text:p>Reggae</text:p>
          </table:table-cell>
          <table:table-cell office:value-type="float" office:value="185" table:style-name="ce1">
            <text:p>185</text:p>
          </table:table-cell>
          <table:table-cell table:number-columns-repeated="16377" table:style-name="ce1"/>
        </table:table-row>
        <table:table-row table:style-name="ro1">
          <table:table-cell office:value-type="float" office:value="1295" table:formula="of:=[.A3]+1" table:style-name="ce5">
            <text:p>1295</text:p>
          </table:table-cell>
          <table:table-cell office:value-type="string" table:style-name="ce1">
            <text:p>Alborosie ft. Etana</text:p>
          </table:table-cell>
          <table:table-cell office:value-type="string" table:style-name="ce1">
            <text:p>Blessings</text:p>
          </table:table-cell>
          <table:table-cell office:value-type="time" office:time-value="PT0H3M44S" table:style-name="ce3">
            <text:p>03:44</text:p>
          </table:table-cell>
          <table:table-cell table:style-name="ce1"/>
          <table:table-cell office:value-type="string" table:style-name="ce1">
            <text:p>Regaee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1296" table:formula="of:=[.A4]+1" table:style-name="ce5">
            <text:p>1296</text:p>
          </table:table-cell>
          <table:table-cell office:value-type="string" table:style-name="ce1">
            <text:p>Alpha Blondie</text:p>
          </table:table-cell>
          <table:table-cell office:value-type="string" table:style-name="ce1">
            <text:p>Jerusalem</text:p>
          </table:table-cell>
          <table:table-cell office:value-type="time" office:time-value="PT0H7M50S" table:style-name="ce3">
            <text:p>07:50</text:p>
          </table:table-cell>
          <table:table-cell office:value-type="string" table:style-name="ce1">
            <text:p>The Best of Alpha Blondy [Shanachie]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97" table:formula="of:=[.A5]+1" table:style-name="ce5">
            <text:p>1297</text:p>
          </table:table-cell>
          <table:table-cell office:value-type="string" table:style-name="ce1">
            <text:p>Anthony B</text:p>
          </table:table-cell>
          <table:table-cell office:value-type="string" table:style-name="ce1">
            <text:p>Freedom Fighter</text:p>
          </table:table-cell>
          <table:table-cell office:value-type="time" office:time-value="PT0H4M0S" table:style-name="ce3">
            <text:p>04:00</text:p>
          </table:table-cell>
          <table:table-cell office:value-type="string" table:style-name="ce1">
            <text:p>Freedom Fighter</text:p>
          </table:table-cell>
          <table:table-cell office:value-type="string" table:style-name="ce1">
            <text:p>Reggae</text:p>
          </table:table-cell>
          <table:table-cell office:value-type="float" office:value="320" table:style-name="ce1">
            <text:p>320</text:p>
          </table:table-cell>
          <table:table-cell table:number-columns-repeated="16377" table:style-name="ce1"/>
        </table:table-row>
        <table:table-row table:style-name="ro1">
          <table:table-cell office:value-type="float" office:value="1298" table:formula="of:=[.A6]+1" table:style-name="ce5">
            <text:p>1298</text:p>
          </table:table-cell>
          <table:table-cell office:value-type="string" table:style-name="ce1">
            <text:p>Anthony B</text:p>
          </table:table-cell>
          <table:table-cell office:value-type="string" table:style-name="ce1">
            <text:p>Raid The Barn</text:p>
          </table:table-cell>
          <table:table-cell office:value-type="time" office:time-value="PT0H3M33S" table:style-name="ce3">
            <text:p>03:3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299" table:formula="of:=[.A7]+1" table:style-name="ce5">
            <text:p>1299</text:p>
          </table:table-cell>
          <table:table-cell office:value-type="string" table:style-name="ce1">
            <text:p>Bascom X</text:p>
          </table:table-cell>
          <table:table-cell office:value-type="string" table:style-name="ce1">
            <text:p>Love You</text:p>
          </table:table-cell>
          <table:table-cell office:value-type="time" office:time-value="PT0H3M21S" table:style-name="ce3">
            <text:p>03:21</text:p>
          </table:table-cell>
          <table:table-cell office:value-type="string" table:style-name="ce1">
            <text:p>First Born Riddim (More)-VL</text:p>
          </table:table-cell>
          <table:table-cell office:value-type="string" table:style-name="ce1">
            <text:p>Reggae</text:p>
          </table:table-cell>
          <table:table-cell office:value-type="float" office:value="189" table:style-name="ce1">
            <text:p>189</text:p>
          </table:table-cell>
          <table:table-cell table:number-columns-repeated="16377" table:style-name="ce1"/>
        </table:table-row>
        <table:table-row table:style-name="ro1">
          <table:table-cell office:value-type="float" office:value="1300" table:formula="of:=[.A8]+1" table:style-name="ce5">
            <text:p>1300</text:p>
          </table:table-cell>
          <table:table-cell office:value-type="string" table:style-name="ce1">
            <text:p>Beenie Man</text:p>
          </table:table-cell>
          <table:table-cell office:value-type="string" table:style-name="ce1">
            <text:p>Hum Hum</text:p>
          </table:table-cell>
          <table:table-cell office:value-type="time" office:time-value="PT0H3M39S" table:style-name="ce3">
            <text:p>03:39</text:p>
          </table:table-cell>
          <table:table-cell office:value-type="string" table:style-name="ce1">
            <text:p>Hum Hum (CDS)</text:p>
          </table:table-cell>
          <table:table-cell office:value-type="string" table:style-name="ce1">
            <text:p>Dance Hall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1301" table:formula="of:=[.A9]+1" table:style-name="ce5">
            <text:p>1301</text:p>
          </table:table-cell>
          <table:table-cell office:value-type="string" table:style-name="ce1">
            <text:p>Bob Marley</text:p>
          </table:table-cell>
          <table:table-cell office:value-type="string" table:style-name="ce1">
            <text:p>Buffalo Soldier</text:p>
          </table:table-cell>
          <table:table-cell office:value-type="time" office:time-value="PT0H4M18S" table:style-name="ce3">
            <text:p>04:18</text:p>
          </table:table-cell>
          <table:table-cell office:value-type="string" table:style-name="ce1">
            <text:p>Bob Marley - Legend (Original Recording Remastered Bonus Tracks)</text:p>
          </table:table-cell>
          <table:table-cell office:value-type="string" table:style-name="ce1">
            <text:p>General Reggae</text:p>
          </table:table-cell>
          <table:table-cell office:value-type="float" office:value="224" table:style-name="ce1">
            <text:p>224</text:p>
          </table:table-cell>
          <table:table-cell table:number-columns-repeated="16377" table:style-name="ce1"/>
        </table:table-row>
        <table:table-row table:style-name="ro1">
          <table:table-cell office:value-type="float" office:value="1302" table:formula="of:=[.A10]+1" table:style-name="ce5">
            <text:p>1302</text:p>
          </table:table-cell>
          <table:table-cell office:value-type="string" table:style-name="ce1">
            <text:p>Bob Marley</text:p>
          </table:table-cell>
          <table:table-cell office:value-type="string" table:style-name="ce1">
            <text:p>Could You Be Loved</text:p>
          </table:table-cell>
          <table:table-cell office:value-type="time" office:time-value="PT0H3M57S" table:style-name="ce3">
            <text:p>03:57</text:p>
          </table:table-cell>
          <table:table-cell office:value-type="string" table:style-name="ce1">
            <text:p>Bob Marley - Legend (Original Recording Remastered Bonus Tracks)</text:p>
          </table:table-cell>
          <table:table-cell office:value-type="string" table:style-name="ce1">
            <text:p>General Reggae</text:p>
          </table:table-cell>
          <table:table-cell office:value-type="float" office:value="224" table:style-name="ce1">
            <text:p>224</text:p>
          </table:table-cell>
          <table:table-cell table:number-columns-repeated="16377" table:style-name="ce1"/>
        </table:table-row>
        <table:table-row table:style-name="ro1">
          <table:table-cell office:value-type="float" office:value="1303" table:formula="of:=[.A11]+1" table:style-name="ce5">
            <text:p>1303</text:p>
          </table:table-cell>
          <table:table-cell office:value-type="string" table:style-name="ce1">
            <text:p>Bob Marley</text:p>
          </table:table-cell>
          <table:table-cell office:value-type="string" table:style-name="ce1">
            <text:p>one love</text:p>
          </table:table-cell>
          <table:table-cell office:value-type="time" office:time-value="PT0H2M44S" table:style-name="ce3">
            <text:p>02:44</text:p>
          </table:table-cell>
          <table:table-cell office:value-type="string" table:style-name="ce1">
            <text:p>Album Desconhecido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304" table:formula="of:=[.A12]+1" table:style-name="ce5">
            <text:p>1304</text:p>
          </table:table-cell>
          <table:table-cell office:value-type="string" table:style-name="ce1">
            <text:p>Bounty Killer</text:p>
          </table:table-cell>
          <table:table-cell office:value-type="string" table:style-name="ce1">
            <text:p>No, No, No, You Don't Love Me</text:p>
          </table:table-cell>
          <table:table-cell office:value-type="time" office:time-value="PT0H2M49S" table:style-name="ce3">
            <text:p>02:49</text:p>
          </table:table-cell>
          <table:table-cell table:style-name="ce1"/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305" table:formula="of:=[.A13]+1" table:style-name="ce5">
            <text:p>1305</text:p>
          </table:table-cell>
          <table:table-cell office:value-type="string" table:style-name="ce1">
            <text:p>Buju Banton</text:p>
          </table:table-cell>
          <table:table-cell office:value-type="string" table:style-name="ce1">
            <text:p>Champion</text:p>
          </table:table-cell>
          <table:table-cell office:value-type="time" office:time-value="PT0H3M59S" table:style-name="ce3">
            <text:p>03:59</text:p>
          </table:table-cell>
          <table:table-cell office:value-type="string" table:style-name="ce1">
            <text:p>Ultimate Collection</text:p>
          </table:table-cell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306" table:formula="of:=[.A14]+1" table:style-name="ce5">
            <text:p>1306</text:p>
          </table:table-cell>
          <table:table-cell office:value-type="string" table:style-name="ce1">
            <text:p>Buju Banton</text:p>
          </table:table-cell>
          <table:table-cell office:value-type="string" table:style-name="ce1">
            <text:p>Destiny</text:p>
          </table:table-cell>
          <table:table-cell office:value-type="time" office:time-value="PT0H3M58S" table:style-name="ce3">
            <text:p>03:58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 table:style-name="ce1"/>
        </table:table-row>
        <table:table-row table:style-name="ro1">
          <table:table-cell office:value-type="float" office:value="1307" table:formula="of:=[.A15]+1" table:style-name="ce5">
            <text:p>1307</text:p>
          </table:table-cell>
          <table:table-cell office:value-type="string" table:style-name="ce1">
            <text:p>Buju Banton</text:p>
          </table:table-cell>
          <table:table-cell office:value-type="string" table:style-name="ce1">
            <text:p>Hills And Valleys</text:p>
          </table:table-cell>
          <table:table-cell office:value-type="time" office:time-value="PT0H3M17S" table:style-name="ce3">
            <text:p>03:17</text:p>
          </table:table-cell>
          <table:table-cell office:value-type="string" table:style-name="ce1">
            <text:p>Inna Heights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float" office:value="1308" table:formula="of:=[.A16]+1" table:style-name="ce5">
            <text:p>1308</text:p>
          </table:table-cell>
          <table:table-cell office:value-type="string" table:style-name="ce1">
            <text:p>Buju Banton</text:p>
          </table:table-cell>
          <table:table-cell office:value-type="string" table:style-name="ce1">
            <text:p>Magic City</text:p>
          </table:table-cell>
          <table:table-cell office:value-type="time" office:time-value="PT0H5M15S" table:style-name="ce3">
            <text:p>05:15</text:p>
          </table:table-cell>
          <table:table-cell office:value-type="string" table:style-name="ce1">
            <text:p>Magic City (Promo CDS)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table:number-columns-repeated="16377"/>
        </table:table-row>
        <table:table-row table:style-name="ro1">
          <table:table-cell office:value-type="float" office:value="1309" table:formula="of:=[.A17]+1" table:style-name="ce5">
            <text:p>1309</text:p>
          </table:table-cell>
          <table:table-cell office:value-type="string" table:style-name="ce1">
            <text:p>Busy Signal</text:p>
          </table:table-cell>
          <table:table-cell office:value-type="string" table:style-name="ce1">
            <text:p>Come Over</text:p>
          </table:table-cell>
          <table:table-cell office:value-type="time" office:time-value="PT0H3M29S" table:style-name="ce3">
            <text:p>03:29</text:p>
          </table:table-cell>
          <table:table-cell office:value-type="string" table:style-name="ce1">
            <text:p>(Explicitsoundzmusic.blogspot.com)</text:p>
          </table:table-cell>
          <table:table-cell office:value-type="string" table:style-name="ce1">
            <text:p>Reggae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10" table:formula="of:=[.A18]+1" table:style-name="ce5">
            <text:p>1310</text:p>
          </table:table-cell>
          <table:table-cell office:value-type="string" table:style-name="ce1">
            <text:p>Busy Signal &amp; Alborosie</text:p>
          </table:table-cell>
          <table:table-cell office:value-type="string" table:style-name="ce1">
            <text:p>Murderer</text:p>
          </table:table-cell>
          <table:table-cell office:value-type="time" office:time-value="PT0H3M34S" table:style-name="ce3">
            <text:p>03:34</text:p>
          </table:table-cell>
          <table:table-cell office:value-type="string" table:style-name="ce1">
            <text:p>Tempo Riddim</text:p>
          </table:table-cell>
          <table:table-cell office:value-type="string" table:style-name="ce1">
            <text:p>Dance Hall</text:p>
          </table:table-cell>
          <table:table-cell office:value-type="float" office:value="186" table:style-name="ce1">
            <text:p>186</text:p>
          </table:table-cell>
          <table:table-cell table:number-columns-repeated="16377"/>
        </table:table-row>
        <table:table-row table:style-name="ro1">
          <table:table-cell office:value-type="float" office:value="1311" table:formula="of:=[.A19]+1" table:style-name="ce5">
            <text:p>1311</text:p>
          </table:table-cell>
          <table:table-cell office:value-type="string" table:style-name="ce1">
            <text:p>Capleton</text:p>
          </table:table-cell>
          <table:table-cell office:value-type="string" table:style-name="ce1">
            <text:p>Crazy Looks</text:p>
          </table:table-cell>
          <table:table-cell office:value-type="time" office:time-value="PT0H3M7S" table:style-name="ce3">
            <text:p>03:07</text:p>
          </table:table-cell>
          <table:table-cell office:value-type="string" table:style-name="ce1">
            <text:p>The Biggest Ragga Dancehall Anthems 2000 - CD1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12" table:formula="of:=[.A20]+1" table:style-name="ce5">
            <text:p>1312</text:p>
          </table:table-cell>
          <table:table-cell office:value-type="string" table:style-name="ce1">
            <text:p>Capleton</text:p>
          </table:table-cell>
          <table:table-cell office:value-type="string" table:style-name="ce1">
            <text:p>Leave Out the Gun</text:p>
          </table:table-cell>
          <table:table-cell office:value-type="time" office:time-value="PT0H3M32S" table:style-name="ce3">
            <text:p>03:32</text:p>
          </table:table-cell>
          <table:table-cell office:value-type="string" table:style-name="ce1">
            <text:p>Billion Riddim (FULL)</text:p>
          </table:table-cell>
          <table:table-cell office:value-type="string" table:style-name="ce1">
            <text:p>Reggae</text:p>
          </table:table-cell>
          <table:table-cell office:value-type="float" office:value="143" table:style-name="ce1">
            <text:p>143</text:p>
          </table:table-cell>
          <table:table-cell table:number-columns-repeated="16377"/>
        </table:table-row>
        <table:table-row table:style-name="ro1">
          <table:table-cell office:value-type="float" office:value="1313" table:formula="of:=[.A21]+1" table:style-name="ce5">
            <text:p>1313</text:p>
          </table:table-cell>
          <table:table-cell office:value-type="string" table:style-name="ce1">
            <text:p>Capleton</text:p>
          </table:table-cell>
          <table:table-cell office:value-type="string" table:style-name="ce1">
            <text:p>that day will come</text:p>
          </table:table-cell>
          <table:table-cell office:value-type="time" office:time-value="PT0H3M55S" table:style-name="ce3">
            <text:p>03:55</text:p>
          </table:table-cell>
          <table:table-cell office:value-type="string" table:style-name="ce1">
            <text:p>Drop Leaf Riddim-(Promo CD)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14" table:formula="of:=[.A22]+1" table:style-name="ce5">
            <text:p>1314</text:p>
          </table:table-cell>
          <table:table-cell office:value-type="string" table:style-name="ce1">
            <text:p>Capleton ft. Sizzla, Anthony B &amp; Junior Kelly</text:p>
          </table:table-cell>
          <table:table-cell office:value-type="string" table:style-name="ce1">
            <text:p>Jah Jah City<text:s/></text:p>
          </table:table-cell>
          <table:table-cell office:value-type="time" office:time-value="PT0H5M58S" table:style-name="ce3">
            <text:p>05:5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1315" table:formula="of:=[.A23]+1" table:style-name="ce5">
            <text:p>1315</text:p>
          </table:table-cell>
          <table:table-cell office:value-type="string" table:style-name="ce1">
            <text:p>Damian Marley</text:p>
          </table:table-cell>
          <table:table-cell office:value-type="string" table:style-name="ce1">
            <text:p>Something For You</text:p>
          </table:table-cell>
          <table:table-cell office:value-type="time" office:time-value="PT0H3M15S" table:style-name="ce3">
            <text:p>03:15</text:p>
          </table:table-cell>
          <table:table-cell office:value-type="string" table:style-name="ce1">
            <text:p>Rare Joints - the Album</text:p>
          </table:table-cell>
          <table:table-cell office:value-type="string" table:style-name="ce1">
            <text:p>Other</text:p>
          </table:table-cell>
          <table:table-cell office:value-type="float" office:value="142" table:style-name="ce1">
            <text:p>142</text:p>
          </table:table-cell>
          <table:table-cell table:number-columns-repeated="16377"/>
        </table:table-row>
        <table:table-row table:style-name="ro1">
          <table:table-cell office:value-type="float" office:value="1316" table:formula="of:=[.A24]+1" table:style-name="ce5">
            <text:p>1316</text:p>
          </table:table-cell>
          <table:table-cell office:value-type="string" table:style-name="ce1">
            <text:p>Damian Marley</text:p>
          </table:table-cell>
          <table:table-cell office:value-type="string" table:style-name="ce1">
            <text:p>Welcome To Jamrock</text:p>
          </table:table-cell>
          <table:table-cell office:value-type="time" office:time-value="PT0H3M21S" table:style-name="ce3">
            <text:p>03:21</text:p>
          </table:table-cell>
          <table:table-cell table:style-name="ce1"/>
          <table:table-cell office:value-type="string" table:style-name="ce1">
            <text:p>Reggae</text:p>
          </table:table-cell>
          <table:table-cell office:value-type="float" office:value="138" table:style-name="ce1">
            <text:p>138</text:p>
          </table:table-cell>
          <table:table-cell table:number-columns-repeated="16377"/>
        </table:table-row>
        <table:table-row table:style-name="ro1">
          <table:table-cell office:value-type="float" office:value="1317" table:formula="of:=[.A25]+1" table:style-name="ce5">
            <text:p>1317</text:p>
          </table:table-cell>
          <table:table-cell office:value-type="string" table:style-name="ce1">
            <text:p>Damian Marley &amp; Yami Bolo</text:p>
          </table:table-cell>
          <table:table-cell office:value-type="string" table:style-name="ce1">
            <text:p>Still Searchin</text:p>
          </table:table-cell>
          <table:table-cell office:value-type="time" office:time-value="PT0H3M59S" table:style-name="ce3">
            <text:p>03:59</text:p>
          </table:table-cell>
          <table:table-cell office:value-type="string" table:style-name="ce1">
            <text:p>Rare Joints - the Album</text:p>
          </table:table-cell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18" table:formula="of:=[.A26]+1" table:style-name="ce5">
            <text:p>1318</text:p>
          </table:table-cell>
          <table:table-cell office:value-type="string" table:style-name="ce1">
            <text:p>Damian Marley ft. <text:s/>Eve &amp; Stephen Marley</text:p>
          </table:table-cell>
          <table:table-cell office:value-type="string" table:style-name="ce1">
            <text:p>No, No, No</text:p>
          </table:table-cell>
          <table:table-cell office:value-type="time" office:time-value="PT0H5M36S" table:style-name="ce3">
            <text:p>05:36</text:p>
          </table:table-cell>
          <table:table-cell office:value-type="string" table:style-name="ce1">
            <text:p>Rare Joints - the Album</text:p>
          </table:table-cell>
          <table:table-cell office:value-type="string" table:style-name="ce1">
            <text:p>Other</text:p>
          </table:table-cell>
          <table:table-cell office:value-type="float" office:value="256" table:style-name="ce1">
            <text:p>256</text:p>
          </table:table-cell>
          <table:table-cell table:number-columns-repeated="16377"/>
        </table:table-row>
        <table:table-row table:style-name="ro1">
          <table:table-cell office:value-type="float" office:value="1319" table:formula="of:=[.A27]+1" table:style-name="ce5">
            <text:p>1319</text:p>
          </table:table-cell>
          <table:table-cell office:value-type="string" table:style-name="ce1">
            <text:p>Damian Marley ft. Nas</text:p>
          </table:table-cell>
          <table:table-cell office:value-type="string" table:style-name="ce1">
            <text:p>Road To Zion</text:p>
          </table:table-cell>
          <table:table-cell office:value-type="time" office:time-value="PT0H5M17S" table:style-name="ce3">
            <text:p>05:17</text:p>
          </table:table-cell>
          <table:table-cell office:value-type="string" table:style-name="ce1">
            <text:p>Welcome to Jamrock CD</text:p>
          </table:table-cell>
          <table:table-cell table:style-name="ce1"/>
          <table:table-cell office:value-type="float" office:value="96" table:style-name="ce1">
            <text:p>96</text:p>
          </table:table-cell>
          <table:table-cell table:number-columns-repeated="16377"/>
        </table:table-row>
        <table:table-row table:style-name="ro1">
          <table:table-cell office:value-type="float" office:value="1320" table:formula="of:=[.A28]+1" table:style-name="ce5">
            <text:p>1320</text:p>
          </table:table-cell>
          <table:table-cell office:value-type="string" table:style-name="ce1">
            <text:p>Gentleman</text:p>
          </table:table-cell>
          <table:table-cell office:value-type="string" table:style-name="ce1">
            <text:p>Dem Gone</text:p>
          </table:table-cell>
          <table:table-cell office:value-type="time" office:time-value="PT0H4M1S" table:style-name="ce3">
            <text:p>04:01</text:p>
          </table:table-cell>
          <table:table-cell office:value-type="string" table:style-name="ce1">
            <text:p>Journey To Jah</text:p>
          </table:table-cell>
          <table:table-cell office:value-type="string" table:style-name="ce1">
            <text:p>Reggae</text:p>
          </table:table-cell>
          <table:table-cell office:value-type="float" office:value="136" table:style-name="ce1">
            <text:p>136</text:p>
          </table:table-cell>
          <table:table-cell table:number-columns-repeated="16377"/>
        </table:table-row>
        <table:table-row table:style-name="ro1">
          <table:table-cell office:value-type="float" office:value="1321" table:formula="of:=[.A29]+1" table:style-name="ce5">
            <text:p>1321</text:p>
          </table:table-cell>
          <table:table-cell office:value-type="string" table:style-name="ce1">
            <text:p>Gentleman</text:p>
          </table:table-cell>
          <table:table-cell office:value-type="string" table:style-name="ce1">
            <text:p>Leave Us Alone</text:p>
          </table:table-cell>
          <table:table-cell office:value-type="time" office:time-value="PT0H3M25S" table:style-name="ce3">
            <text:p>03:25</text:p>
          </table:table-cell>
          <table:table-cell office:value-type="string" table:style-name="ce1">
            <text:p>Journey To Jah</text:p>
          </table:table-cell>
          <table:table-cell office:value-type="string" table:style-name="ce1">
            <text:p>Reggae</text:p>
          </table:table-cell>
          <table:table-cell office:value-type="float" office:value="156" table:style-name="ce1">
            <text:p>156</text:p>
          </table:table-cell>
          <table:table-cell table:number-columns-repeated="16377"/>
        </table:table-row>
        <table:table-row table:style-name="ro1">
          <table:table-cell office:value-type="float" office:value="1322" table:formula="of:=[.A30]+1" table:style-name="ce5">
            <text:p>1322</text:p>
          </table:table-cell>
          <table:table-cell office:value-type="string" table:style-name="ce1">
            <text:p>Gentleman</text:p>
          </table:table-cell>
          <table:table-cell office:value-type="string" table:style-name="ce1">
            <text:p>Runaway</text:p>
          </table:table-cell>
          <table:table-cell office:value-type="time" office:time-value="PT0H3M39S" table:style-name="ce3">
            <text:p>03:39</text:p>
          </table:table-cell>
          <table:table-cell office:value-type="string" table:style-name="ce1">
            <text:p>Journey to Jah</text:p>
          </table:table-cell>
          <table:table-cell office:value-type="string" table:style-name="ce1">
            <text:p>Unbekannt</text:p>
          </table:table-cell>
          <table:table-cell office:value-type="float" office:value="208" table:style-name="ce1">
            <text:p>208</text:p>
          </table:table-cell>
          <table:table-cell table:number-columns-repeated="16377"/>
        </table:table-row>
        <table:table-row table:style-name="ro1">
          <table:table-cell office:value-type="float" office:value="1323" table:formula="of:=[.A31]+1" table:style-name="ce5">
            <text:p>1323</text:p>
          </table:table-cell>
          <table:table-cell office:value-type="string" table:style-name="ce1">
            <text:p>Gyptian</text:p>
          </table:table-cell>
          <table:table-cell office:value-type="string" table:style-name="ce1">
            <text:p>Beautiful Lady</text:p>
          </table:table-cell>
          <table:table-cell office:value-type="time" office:time-value="PT0H3M29S" table:style-name="ce3">
            <text:p>03:29</text:p>
          </table:table-cell>
          <table:table-cell office:value-type="string" table:style-name="ce1">
            <text:p>My Name Is Gyptian</text:p>
          </table:table-cell>
          <table:table-cell office:value-type="string" table:style-name="ce1">
            <text:p>Reggae</text:p>
          </table:table-cell>
          <table:table-cell office:value-type="float" office:value="135" table:style-name="ce1">
            <text:p>135</text:p>
          </table:table-cell>
          <table:table-cell table:number-columns-repeated="16377"/>
        </table:table-row>
        <table:table-row table:style-name="ro1">
          <table:table-cell office:value-type="float" office:value="1324" table:formula="of:=[.A32]+1" table:style-name="ce5">
            <text:p>1324</text:p>
          </table:table-cell>
          <table:table-cell office:value-type="string" table:style-name="ce1">
            <text:p>Inner Circle</text:p>
          </table:table-cell>
          <table:table-cell office:value-type="string" table:style-name="ce1">
            <text:p>Sweat (A la la la Long)</text:p>
          </table:table-cell>
          <table:table-cell office:value-type="time" office:time-value="PT0H3M45S" table:style-name="ce3">
            <text:p>03:45</text:p>
          </table:table-cell>
          <table:table-cell office:value-type="string" table:style-name="ce1">
            <text:p>Bad To The Bone</text:p>
          </table:table-cell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25" table:formula="of:=[.A33]+1" table:style-name="ce5">
            <text:p>1325</text:p>
          </table:table-cell>
          <table:table-cell office:value-type="string" table:style-name="ce1">
            <text:p>Jah Cure</text:p>
          </table:table-cell>
          <table:table-cell office:value-type="string" table:style-name="ce1">
            <text:p>Longing For</text:p>
          </table:table-cell>
          <table:table-cell office:value-type="time" office:time-value="PT0H3M51S" table:style-name="ce3">
            <text:p>03:51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26" table:formula="of:=[.A34]+1" table:style-name="ce5">
            <text:p>1326</text:p>
          </table:table-cell>
          <table:table-cell office:value-type="string" table:style-name="ce1">
            <text:p>Jah Cure</text:p>
          </table:table-cell>
          <table:table-cell office:value-type="string" table:style-name="ce1">
            <text:p>Love Is (Seasons riddim)</text:p>
          </table:table-cell>
          <table:table-cell office:value-type="time" office:time-value="PT0H3M42S" table:style-name="ce3">
            <text:p>03:42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75" table:style-name="ce1">
            <text:p>175</text:p>
          </table:table-cell>
          <table:table-cell table:number-columns-repeated="16377"/>
        </table:table-row>
        <table:table-row table:style-name="ro1">
          <table:table-cell office:value-type="float" office:value="1327" table:formula="of:=[.A35]+1" table:style-name="ce5">
            <text:p>1327</text:p>
          </table:table-cell>
          <table:table-cell office:value-type="string" table:style-name="ce1">
            <text:p>Jah Cure</text:p>
          </table:table-cell>
          <table:table-cell office:value-type="string" table:style-name="ce1">
            <text:p>Never find</text:p>
          </table:table-cell>
          <table:table-cell office:value-type="time" office:time-value="PT0H3M27S" table:style-name="ce3">
            <text:p>03:27</text:p>
          </table:table-cell>
          <table:table-cell office:value-type="string" table:style-name="ce1">
            <text:p>Changes Riddim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28" table:formula="of:=[.A36]+1" table:style-name="ce5">
            <text:p>1328</text:p>
          </table:table-cell>
          <table:table-cell office:value-type="string" table:style-name="ce1">
            <text:p>Jah Cure</text:p>
          </table:table-cell>
          <table:table-cell office:value-type="string" table:style-name="ce1">
            <text:p>Prison Walls</text:p>
          </table:table-cell>
          <table:table-cell office:value-type="time" office:time-value="PT0H4M24S" table:style-name="ce3">
            <text:p>04:24</text:p>
          </table:table-cell>
          <table:table-cell office:value-type="string" table:style-name="ce1">
            <text:p>Reggae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29" table:formula="of:=[.A37]+1" table:style-name="ce5">
            <text:p>1329</text:p>
          </table:table-cell>
          <table:table-cell office:value-type="string" table:style-name="ce1">
            <text:p>Jah Cure</text:p>
          </table:table-cell>
          <table:table-cell office:value-type="string" table:style-name="ce1">
            <text:p>This Is One For You Mama</text:p>
          </table:table-cell>
          <table:table-cell office:value-type="time" office:time-value="PT0H4M35S" table:style-name="ce3">
            <text:p>04:35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30" table:formula="of:=[.A38]+1" table:style-name="ce5">
            <text:p>1330</text:p>
          </table:table-cell>
          <table:table-cell office:value-type="string" table:style-name="ce1">
            <text:p>Jesse Royal</text:p>
          </table:table-cell>
          <table:table-cell office:value-type="string" table:style-name="ce1">
            <text:p>Modern Day Judas</text:p>
          </table:table-cell>
          <table:table-cell office:value-type="time" office:time-value="PT0H4M12S" table:style-name="ce3">
            <text:p>04:1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31" table:formula="of:=[.A39]+1" table:style-name="ce5">
            <text:p>1331</text:p>
          </table:table-cell>
          <table:table-cell office:value-type="string" table:style-name="ce1">
            <text:p>John Holt</text:p>
          </table:table-cell>
          <table:table-cell office:value-type="string" table:style-name="ce1">
            <text:p><text:s/>Police In Helicopter</text:p>
          </table:table-cell>
          <table:table-cell office:value-type="time" office:time-value="PT0H3M35S" table:style-name="ce3">
            <text:p>03:35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32" table:formula="of:=[.A40]+1" table:style-name="ce5">
            <text:p>1332</text:p>
          </table:table-cell>
          <table:table-cell office:value-type="string" table:style-name="ce1">
            <text:p>Lmj &amp; Galaxy P</text:p>
          </table:table-cell>
          <table:table-cell office:value-type="string" table:style-name="ce1">
            <text:p>Don't let go</text:p>
          </table:table-cell>
          <table:table-cell office:value-type="time" office:time-value="PT0H4M5S" table:style-name="ce3">
            <text:p>04:05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33" table:formula="of:=[.A41]+1" table:style-name="ce5">
            <text:p>1333</text:p>
          </table:table-cell>
          <table:table-cell office:value-type="string" table:style-name="ce1">
            <text:p>Mad Cobra</text:p>
          </table:table-cell>
          <table:table-cell office:value-type="string" table:style-name="ce1">
            <text:p>Flex</text:p>
          </table:table-cell>
          <table:table-cell office:value-type="time" office:time-value="PT0H3M53S" table:style-name="ce3">
            <text:p>03:53</text:p>
          </table:table-cell>
          <table:table-cell table:style-name="ce1"/>
          <table:table-cell office:value-type="string" table:style-name="ce1">
            <text:p>Regga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34" table:formula="of:=[.A42]+1" table:style-name="ce5">
            <text:p>1334</text:p>
          </table:table-cell>
          <table:table-cell office:value-type="string" table:style-name="ce1">
            <text:p>Marlon Asher</text:p>
          </table:table-cell>
          <table:table-cell office:value-type="string" table:style-name="ce1">
            <text:p>Ganja Farmer</text:p>
          </table:table-cell>
          <table:table-cell office:value-type="time" office:time-value="PT0H4M6S" table:style-name="ce3">
            <text:p>04:06</text:p>
          </table:table-cell>
          <table:table-cell table:number-columns-repeated="2" table:style-name="ce1"/>
          <table:table-cell office:value-type="float" office:value="204" table:style-name="ce1">
            <text:p>204</text:p>
          </table:table-cell>
          <table:table-cell table:number-columns-repeated="16377"/>
        </table:table-row>
        <table:table-row table:style-name="ro1">
          <table:table-cell office:value-type="float" office:value="1335" table:formula="of:=[.A43]+1" table:style-name="ce5">
            <text:p>1335</text:p>
          </table:table-cell>
          <table:table-cell office:value-type="string" table:style-name="ce1">
            <text:p>Michael Livingston</text:p>
          </table:table-cell>
          <table:table-cell office:value-type="string" table:style-name="ce1">
            <text:p>Natural</text:p>
          </table:table-cell>
          <table:table-cell office:value-type="time" office:time-value="PT0H3M49S" table:style-name="ce3">
            <text:p>03:49</text:p>
          </table:table-cell>
          <table:table-cell office:value-type="string" table:style-name="ce1">
            <text:p>Natural.(Hard Times Riddim).</text:p>
          </table:table-cell>
          <table:table-cell office:value-type="string" table:style-name="ce1">
            <text:p>Reggae.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36" table:formula="of:=[.A44]+1" table:style-name="ce5">
            <text:p>1336</text:p>
          </table:table-cell>
          <table:table-cell office:value-type="string" table:style-name="ce1">
            <text:p>Michael Livingston</text:p>
          </table:table-cell>
          <table:table-cell office:value-type="string" table:style-name="ce1">
            <text:p>Who Jah Bless Nuh</text:p>
          </table:table-cell>
          <table:table-cell office:value-type="time" office:time-value="PT0H2M36S" table:style-name="ce3">
            <text:p>02:36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37" table:formula="of:=[.A45]+1" table:style-name="ce5">
            <text:p>1337</text:p>
          </table:table-cell>
          <table:table-cell office:value-type="string" table:style-name="ce1">
            <text:p>Morgan Heritage</text:p>
          </table:table-cell>
          <table:table-cell office:value-type="string" table:style-name="ce1">
            <text:p>Tell Me How Come</text:p>
          </table:table-cell>
          <table:table-cell office:value-type="time" office:time-value="PT0H3M39S" table:style-name="ce3">
            <text:p>03:39</text:p>
          </table:table-cell>
          <table:table-cell office:value-type="string" table:style-name="ce1">
            <text:p>Álbum desconocido (13/12/2008 10:00:43 p.m.)</text:p>
          </table:table-cell>
          <table:table-cell office:value-type="string" table:style-name="ce1">
            <text:p>Desconocido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38" table:formula="of:=[.A46]+1" table:style-name="ce5">
            <text:p>1338</text:p>
          </table:table-cell>
          <table:table-cell office:value-type="string" table:style-name="ce1">
            <text:p>Protoje ft. Kymani Marley</text:p>
          </table:table-cell>
          <table:table-cell office:value-type="string" table:style-name="ce1">
            <text:p>rasta love</text:p>
          </table:table-cell>
          <table:table-cell office:value-type="time" office:time-value="PT0H3M5S" table:style-name="ce3">
            <text:p>03:05</text:p>
          </table:table-cell>
          <table:table-cell office:value-type="string" table:style-name="ce1">
            <text:p>7 year itch - <text:s/>don corleon - [www.dancehallzone.net]</text:p>
          </table:table-cell>
          <table:table-cell office:value-type="string" table:style-name="ce1">
            <text:p>Reggae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39" table:formula="of:=[.A47]+1" table:style-name="ce5">
            <text:p>1339</text:p>
          </table:table-cell>
          <table:table-cell office:value-type="string" table:style-name="ce1">
            <text:p>Richie Spice</text:p>
          </table:table-cell>
          <table:table-cell office:value-type="string" table:style-name="ce1">
            <text:p>Brown Skin</text:p>
          </table:table-cell>
          <table:table-cell office:value-type="time" office:time-value="PT0H3M35S" table:style-name="ce3">
            <text:p>03:35</text:p>
          </table:table-cell>
          <table:table-cell office:value-type="string" table:style-name="ce1">
            <text:p>DJ Rondon-The Best Of 2006 Reggae Part 2</text:p>
          </table:table-cell>
          <table:table-cell office:value-type="string" table:style-name="ce1">
            <text:p>Reggae</text:p>
          </table:table-cell>
          <table:table-cell office:value-type="float" office:value="64" table:style-name="ce1">
            <text:p>64</text:p>
          </table:table-cell>
          <table:table-cell table:number-columns-repeated="16377"/>
        </table:table-row>
        <table:table-row table:style-name="ro1">
          <table:table-cell office:value-type="float" office:value="1340" table:formula="of:=[.A48]+1" table:style-name="ce5">
            <text:p>1340</text:p>
          </table:table-cell>
          <table:table-cell office:value-type="string" table:style-name="ce1">
            <text:p>Richie Spice</text:p>
          </table:table-cell>
          <table:table-cell office:value-type="string" table:style-name="ce1">
            <text:p>Ghetto Girl</text:p>
          </table:table-cell>
          <table:table-cell office:value-type="time" office:time-value="PT0H3M37S" table:style-name="ce3">
            <text:p>03:37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41" table:formula="of:=[.A49]+1" table:style-name="ce5">
            <text:p>1341</text:p>
          </table:table-cell>
          <table:table-cell office:value-type="string" table:style-name="ce1">
            <text:p>Richie Spice</text:p>
          </table:table-cell>
          <table:table-cell office:value-type="string" table:style-name="ce1">
            <text:p>Trouble In The World</text:p>
          </table:table-cell>
          <table:table-cell office:value-type="time" office:time-value="PT0H3M20S" table:style-name="ce3">
            <text:p>03:20</text:p>
          </table:table-cell>
          <table:table-cell office:value-type="string" table:style-name="ce1">
            <text:p>First Born Riddim (More)-VL</text:p>
          </table:table-cell>
          <table:table-cell office:value-type="string" table:style-name="ce1">
            <text:p>Reggae</text:p>
          </table:table-cell>
          <table:table-cell office:value-type="float" office:value="189" table:style-name="ce1">
            <text:p>189</text:p>
          </table:table-cell>
          <table:table-cell table:number-columns-repeated="16377"/>
        </table:table-row>
        <table:table-row table:style-name="ro1">
          <table:table-cell office:value-type="float" office:value="1342" table:formula="of:=[.A50]+1" table:style-name="ce5">
            <text:p>1342</text:p>
          </table:table-cell>
          <table:table-cell office:value-type="string" table:style-name="ce1">
            <text:p>Richie Spice &amp; Alison Hinds</text:p>
          </table:table-cell>
          <table:table-cell office:value-type="string" table:style-name="ce1">
            <text:p>King &amp; Queen<text:s/></text:p>
          </table:table-cell>
          <table:table-cell office:value-type="time" office:time-value="PT0H4M26S" table:style-name="ce3">
            <text:p>04:26</text:p>
          </table:table-cell>
          <table:table-cell office:value-type="string" table:style-name="ce1">
            <text:p>UNIVERSE OF LOVE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43" table:formula="of:=[.A51]+1" table:style-name="ce5">
            <text:p>1343</text:p>
          </table:table-cell>
          <table:table-cell office:value-type="string" table:style-name="ce1">
            <text:p>Romain Virgo</text:p>
          </table:table-cell>
          <table:table-cell office:value-type="string" table:style-name="ce1">
            <text:p>Soul Provider (Brighter Days Riddim) - prod. by Silly Walks Discotheque</text:p>
          </table:table-cell>
          <table:table-cell office:value-type="time" office:time-value="PT0H3M44S" table:style-name="ce3">
            <text:p>03:44</text:p>
          </table:table-cell>
          <table:table-cell office:value-type="string" table:style-name="ce1">
            <text:p>Soul Provider (Brighter Days Riddim)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44" table:formula="of:=[.A52]+1" table:style-name="ce5">
            <text:p>1344</text:p>
          </table:table-cell>
          <table:table-cell office:value-type="string" table:style-name="ce1">
            <text:p>Sean Paul</text:p>
          </table:table-cell>
          <table:table-cell office:value-type="string" table:style-name="ce1">
            <text:p>Get Busy</text:p>
          </table:table-cell>
          <table:table-cell office:value-type="time" office:time-value="PT0H3M34S" table:style-name="ce3">
            <text:p>03:34</text:p>
          </table:table-cell>
          <table:table-cell office:value-type="string" table:style-name="ce1">
            <text:p>Get Busy-CDS</text:p>
          </table:table-cell>
          <table:table-cell office:value-type="string" table:style-name="ce1">
            <text:p>Dance Hall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45" table:formula="of:=[.A53]+1" table:style-name="ce5">
            <text:p>1345</text:p>
          </table:table-cell>
          <table:table-cell office:value-type="string" table:style-name="ce1">
            <text:p>Sean Paul</text:p>
          </table:table-cell>
          <table:table-cell office:value-type="string" table:style-name="ce1">
            <text:p>Gimme The Light</text:p>
          </table:table-cell>
          <table:table-cell office:value-type="time" office:time-value="PT0H3M46S" table:style-name="ce3">
            <text:p>03:46</text:p>
          </table:table-cell>
          <table:table-cell office:value-type="string" table:style-name="ce1">
            <text:p>Reggae Gold 2002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46" table:formula="of:=[.A54]+1" table:style-name="ce5">
            <text:p>1346</text:p>
          </table:table-cell>
          <table:table-cell office:value-type="string" table:style-name="ce1">
            <text:p>Sean Paul</text:p>
          </table:table-cell>
          <table:table-cell office:value-type="string" table:style-name="ce1">
            <text:p>Like Glue</text:p>
          </table:table-cell>
          <table:table-cell office:value-type="time" office:time-value="PT0H3M54S" table:style-name="ce3">
            <text:p>03:54</text:p>
          </table:table-cell>
          <table:table-cell office:value-type="string" table:style-name="ce1">
            <text:p>Dutty_Rock-CD</text:p>
          </table:table-cell>
          <table:table-cell office:value-type="string" table:style-name="ce1">
            <text:p>Dance Hall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47" table:formula="of:=[.A55]+1" table:style-name="ce5">
            <text:p>1347</text:p>
          </table:table-cell>
          <table:table-cell office:value-type="string" table:style-name="ce1">
            <text:p>Sean Paul</text:p>
          </table:table-cell>
          <table:table-cell office:value-type="string" table:style-name="ce1">
            <text:p>Mama I Love You</text:p>
          </table:table-cell>
          <table:table-cell office:value-type="time" office:time-value="PT0H4M30S" table:style-name="ce3">
            <text:p>04:3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48" table:formula="of:=[.A56]+1" table:style-name="ce5">
            <text:p>1348</text:p>
          </table:table-cell>
          <table:table-cell office:value-type="string" table:style-name="ce1">
            <text:p>Sean Paul</text:p>
          </table:table-cell>
          <table:table-cell office:value-type="string" table:style-name="ce1">
            <text:p>Never Gonna Be The Same</text:p>
          </table:table-cell>
          <table:table-cell office:value-type="time" office:time-value="PT0H3M40S" table:style-name="ce3">
            <text:p>03:40</text:p>
          </table:table-cell>
          <table:table-cell office:value-type="string" table:style-name="ce1">
            <text:p>The Trinity</text:p>
          </table:table-cell>
          <table:table-cell office:value-type="string" table:style-name="ce1">
            <text:p>Dance Hall</text:p>
          </table:table-cell>
          <table:table-cell office:value-type="float" office:value="186" table:style-name="ce1">
            <text:p>186</text:p>
          </table:table-cell>
          <table:table-cell table:number-columns-repeated="16377"/>
        </table:table-row>
        <table:table-row table:style-name="ro1">
          <table:table-cell office:value-type="float" office:value="1349" table:formula="of:=[.A57]+1" table:style-name="ce5">
            <text:p>1349</text:p>
          </table:table-cell>
          <table:table-cell office:value-type="string" table:style-name="ce1">
            <text:p>Sean Paul &amp; Sasha</text:p>
          </table:table-cell>
          <table:table-cell office:value-type="string" table:style-name="ce1">
            <text:p><text:s/>I'm Still in Love with You Boy</text:p>
          </table:table-cell>
          <table:table-cell office:value-type="time" office:time-value="PT0H3M40S" table:style-name="ce3">
            <text:p>03:40</text:p>
          </table:table-cell>
          <table:table-cell office:value-type="string" table:style-name="ce1">
            <text:p>Street Beats 5 Vol12</text:p>
          </table:table-cell>
          <table:table-cell office:value-type="string" table:style-name="ce1">
            <text:p>R&amp;B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50" table:formula="of:=[.A58]+1" table:style-name="ce5">
            <text:p>1350</text:p>
          </table:table-cell>
          <table:table-cell office:value-type="string" table:style-name="ce1">
            <text:p>Sean Paul ft. Alexis Jordan</text:p>
          </table:table-cell>
          <table:table-cell office:value-type="string" table:style-name="ce1">
            <text:p>Got to love you</text:p>
          </table:table-cell>
          <table:table-cell office:value-type="time" office:time-value="PT0H3M26S" table:style-name="ce3">
            <text:p>03:26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51" table:formula="of:=[.A59]+1" table:style-name="ce5">
            <text:p>1351</text:p>
          </table:table-cell>
          <table:table-cell office:value-type="string" table:style-name="ce1">
            <text:p>Sherwin Gradner</text:p>
          </table:table-cell>
          <table:table-cell office:value-type="string" table:style-name="ce1">
            <text:p>You</text:p>
          </table:table-cell>
          <table:table-cell office:value-type="time" office:time-value="PT0H3M51S" table:style-name="ce3">
            <text:p>03:51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52" table:formula="of:=[.A60]+1" table:style-name="ce5">
            <text:p>1352</text:p>
          </table:table-cell>
          <table:table-cell office:value-type="string" table:style-name="ce1">
            <text:p>Sizzla</text:p>
          </table:table-cell>
          <table:table-cell office:value-type="string" table:style-name="ce1">
            <text:p>Dry Cry</text:p>
          </table:table-cell>
          <table:table-cell office:value-type="time" office:time-value="PT0H3M51S" table:style-name="ce3">
            <text:p>03:51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genre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53" table:formula="of:=[.A61]+1" table:style-name="ce5">
            <text:p>1353</text:p>
          </table:table-cell>
          <table:table-cell office:value-type="string" table:style-name="ce1">
            <text:p>Sizzla</text:p>
          </table:table-cell>
          <table:table-cell office:value-type="string" table:style-name="ce1">
            <text:p>Praise Ye Jah</text:p>
          </table:table-cell>
          <table:table-cell office:value-type="time" office:time-value="PT0H3M3S" table:style-name="ce3">
            <text:p>03:03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54" table:formula="of:=[.A62]+1" table:style-name="ce5">
            <text:p>1354</text:p>
          </table:table-cell>
          <table:table-cell office:value-type="string" table:style-name="ce1">
            <text:p>Sizzla</text:p>
          </table:table-cell>
          <table:table-cell office:value-type="string" table:style-name="ce1">
            <text:p>Solid as a rock</text:p>
          </table:table-cell>
          <table:table-cell office:value-type="time" office:time-value="PT0H3M38S" table:style-name="ce3">
            <text:p>03:38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55" table:formula="of:=[.A63]+1" table:style-name="ce5">
            <text:p>1355</text:p>
          </table:table-cell>
          <table:table-cell office:value-type="string" table:style-name="ce1">
            <text:p>Sizzla</text:p>
          </table:table-cell>
          <table:table-cell office:value-type="string" table:style-name="ce1">
            <text:p>Take and took</text:p>
          </table:table-cell>
          <table:table-cell office:value-type="time" office:time-value="PT0H4M0S" table:style-name="ce3">
            <text:p>04:00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56" table:formula="of:=[.A64]+1" table:style-name="ce5">
            <text:p>1356</text:p>
          </table:table-cell>
          <table:table-cell office:value-type="string" table:style-name="ce1">
            <text:p>Sizzla</text:p>
          </table:table-cell>
          <table:table-cell office:value-type="string" table:style-name="ce1">
            <text:p>Thank You Mama</text:p>
          </table:table-cell>
          <table:table-cell office:value-type="time" office:time-value="PT0H4M0S" table:style-name="ce3">
            <text:p>04:00</text:p>
          </table:table-cell>
          <table:table-cell office:value-type="string" table:style-name="ce1">
            <text:p>Da Real Thing (Vinyl)</text:p>
          </table:table-cell>
          <table:table-cell office:value-type="string" table:style-name="ce1">
            <text:p>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57" table:formula="of:=[.A65]+1" table:style-name="ce5">
            <text:p>1357</text:p>
          </table:table-cell>
          <table:table-cell office:value-type="string" table:style-name="ce1">
            <text:p>Stephen Marley</text:p>
          </table:table-cell>
          <table:table-cell office:value-type="string" table:style-name="ce1">
            <text:p>Chase Dem</text:p>
          </table:table-cell>
          <table:table-cell office:value-type="time" office:time-value="PT0H4M15S" table:style-name="ce3">
            <text:p>04:15</text:p>
          </table:table-cell>
          <table:table-cell office:value-type="string" table:style-name="ce1">
            <text:p>Mind Control</text:p>
          </table:table-cell>
          <table:table-cell office:value-type="string" table:style-name="ce1">
            <text:p>Reggae</text:p>
          </table:table-cell>
          <table:table-cell office:value-type="float" office:value="197" table:style-name="ce1">
            <text:p>197</text:p>
          </table:table-cell>
          <table:table-cell table:number-columns-repeated="16377"/>
        </table:table-row>
        <table:table-row table:style-name="ro1">
          <table:table-cell office:value-type="float" office:value="1358" table:formula="of:=[.A66]+1" table:style-name="ce5">
            <text:p>1358</text:p>
          </table:table-cell>
          <table:table-cell office:value-type="string" table:style-name="ce1">
            <text:p>Stephen Marley</text:p>
          </table:table-cell>
          <table:table-cell office:value-type="string" table:style-name="ce1">
            <text:p>Iron Bars</text:p>
          </table:table-cell>
          <table:table-cell office:value-type="time" office:time-value="PT0H4M15S" table:style-name="ce3">
            <text:p>04:15</text:p>
          </table:table-cell>
          <table:table-cell office:value-type="string" table:style-name="ce1">
            <text:p>Mind Control</text:p>
          </table:table-cell>
          <table:table-cell office:value-type="string" table:style-name="ce1">
            <text:p>General Reggae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59" table:formula="of:=[.A67]+1" table:style-name="ce5">
            <text:p>1359</text:p>
          </table:table-cell>
          <table:table-cell office:value-type="string" table:style-name="ce1">
            <text:p>T.O.K</text:p>
          </table:table-cell>
          <table:table-cell office:value-type="string" table:style-name="ce1">
            <text:p>Footprints</text:p>
          </table:table-cell>
          <table:table-cell office:value-type="time" office:time-value="PT0H3M30S" table:style-name="ce3">
            <text:p>03:30</text:p>
          </table:table-cell>
          <table:table-cell office:value-type="string" table:style-name="ce1">
            <text:p>Footprints VLS</text:p>
          </table:table-cell>
          <table:table-cell office:value-type="string" table:style-name="ce1">
            <text:p>Reggae</text:p>
          </table:table-cell>
          <table:table-cell office:value-type="float" office:value="172" table:style-name="ce1">
            <text:p>172</text:p>
          </table:table-cell>
          <table:table-cell table:number-columns-repeated="16377"/>
        </table:table-row>
        <table:table-row table:style-name="ro1">
          <table:table-cell office:value-type="float" office:value="1360" table:formula="of:=[.A68]+1" table:style-name="ce5">
            <text:p>1360</text:p>
          </table:table-cell>
          <table:table-cell office:value-type="string" table:style-name="ce1">
            <text:p>T.O.K</text:p>
          </table:table-cell>
          <table:table-cell office:value-type="string" table:style-name="ce1">
            <text:p>Money to burn</text:p>
          </table:table-cell>
          <table:table-cell office:value-type="time" office:time-value="PT0H3M37S" table:style-name="ce3">
            <text:p>03:37</text:p>
          </table:table-cell>
          <table:table-cell office:value-type="string" table:style-name="ce1">
            <text:p>Buy Out Riddim (Pre-Release PR</text:p>
          </table:table-cell>
          <table:table-cell office:value-type="string" table:style-name="ce1">
            <text:p>Dance Hall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61" table:formula="of:=[.A69]+1" table:style-name="ce5">
            <text:p>1361</text:p>
          </table:table-cell>
          <table:table-cell office:value-type="string" table:style-name="ce1">
            <text:p>Tanya Stephens</text:p>
          </table:table-cell>
          <table:table-cell office:value-type="string" table:style-name="ce1">
            <text:p><text:s/>It's a Pity</text:p>
          </table:table-cell>
          <table:table-cell office:value-type="time" office:time-value="PT0H4M15S" table:style-name="ce3">
            <text:p>04:15</text:p>
          </table:table-cell>
          <table:table-cell office:value-type="string" table:style-name="ce1">
            <text:p>Doctors Darling Riddim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table:number-columns-repeated="16377"/>
        </table:table-row>
        <table:table-row table:style-name="ro1">
          <table:table-cell office:value-type="float" office:value="1362" table:formula="of:=[.A70]+1" table:style-name="ce5">
            <text:p>1362</text:p>
          </table:table-cell>
          <table:table-cell office:value-type="string" table:style-name="ce1">
            <text:p>Tony Rebel</text:p>
          </table:table-cell>
          <table:table-cell office:value-type="string" table:style-name="ce1">
            <text:p>If Jah</text:p>
          </table:table-cell>
          <table:table-cell office:value-type="time" office:time-value="PT0H3M49S" table:style-name="ce3">
            <text:p>03:49</text:p>
          </table:table-cell>
          <table:table-cell office:value-type="string" table:style-name="ce1">
            <text:p>Old School Slow Reggae</text:p>
          </table:table-cell>
          <table:table-cell office:value-type="string" table:style-name="ce1">
            <text:p>Reggae/ Dancehall</text:p>
          </table:table-cell>
          <table:table-cell office:value-type="float" office:value="144" table:style-name="ce1">
            <text:p>144</text:p>
          </table:table-cell>
          <table:table-cell table:number-columns-repeated="16377"/>
        </table:table-row>
        <table:table-row table:style-name="ro1">
          <table:table-cell office:value-type="float" office:value="1363" table:formula="of:=[.A71]+1" table:style-name="ce5">
            <text:p>1363</text:p>
          </table:table-cell>
          <table:table-cell office:value-type="string" table:style-name="ce1">
            <text:p>Turbulence</text:p>
          </table:table-cell>
          <table:table-cell office:value-type="string" table:style-name="ce1">
            <text:p>vampire</text:p>
          </table:table-cell>
          <table:table-cell office:value-type="time" office:time-value="PT0H3M34S" table:style-name="ce3">
            <text:p>03:34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64" table:formula="of:=[.A72]+1" table:style-name="ce5">
            <text:p>1364</text:p>
          </table:table-cell>
          <table:table-cell office:value-type="string" table:style-name="ce1">
            <text:p>Voicemail</text:p>
          </table:table-cell>
          <table:table-cell office:value-type="string" table:style-name="ce1">
            <text:p>Best Days Of My Life (Guardian Angel Riddim)</text:p>
          </table:table-cell>
          <table:table-cell office:value-type="time" office:time-value="PT0H3M46S" table:style-name="ce3">
            <text:p>03:46</text:p>
          </table:table-cell>
          <table:table-cell table:style-name="ce1"/>
          <table:table-cell office:value-type="string" table:style-name="ce1">
            <text:p>Dance Hall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365" table:formula="of:=[.A73]+1" table:style-name="ce5">
            <text:p>1365</text:p>
          </table:table-cell>
          <table:table-cell office:value-type="string" table:style-name="ce1">
            <text:p>Wayne Marshall</text:p>
          </table:table-cell>
          <table:table-cell office:value-type="string" table:style-name="ce1">
            <text:p>Callin Up We Name</text:p>
          </table:table-cell>
          <table:table-cell office:value-type="time" office:time-value="PT0H3M23S" table:style-name="ce3">
            <text:p>03:23</text:p>
          </table:table-cell>
          <table:table-cell office:value-type="string" table:style-name="ce1">
            <text:p>Tremor riddim</text:p>
          </table:table-cell>
          <table:table-cell office:value-type="string" table:style-name="ce1">
            <text:p>Dance Hall</text:p>
          </table:table-cell>
          <table:table-cell office:value-type="float" office:value="192" table:style-name="ce1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66" table:formula="of:=[.A74]+1" table:style-name="ce5">
            <text:p>1366</text:p>
          </table:table-cell>
          <table:table-cell office:value-type="string" table:style-name="ce1">
            <text:p>Ziggy Marley</text:p>
          </table:table-cell>
          <table:table-cell office:value-type="string" table:style-name="ce1">
            <text:p>Need To Tell You This</text:p>
          </table:table-cell>
          <table:table-cell office:value-type="time" office:time-value="PT0H4M13S" table:style-name="ce3">
            <text:p>04:13</text:p>
          </table:table-cell>
          <table:table-cell office:value-type="string" table:style-name="ce1">
            <text:p>iLove Riddim Selection</text:p>
          </table:table-cell>
          <table:table-cell office:value-type="string" table:style-name="ce1">
            <text:p>Other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number-rows-repeated="1048501" table:style-name="ro1">
          <table:table-cell table:number-columns-repeated="16384"/>
        </table:table-row>
      </table:table>
      <table:table table:name="Varias" table:style-name="ta2">
        <table:table-column table:style-name="co14" table:default-cell-style-name="ce5"/>
        <table:table-column table:style-name="co25" table:default-cell-style-name="ce6"/>
        <table:table-column table:style-name="co26" table:default-cell-style-name="ce6"/>
        <table:table-column table:style-name="co4" table:number-columns-repeated="16381" table:default-cell-style-name="ce6"/>
        <table:table-row table:style-name="ro1">
          <table:table-cell office:value-type="string" table:style-name="ce4">
            <text:p>#</text:p>
          </table:table-cell>
          <table:table-cell office:value-type="string" table:style-name="ce8">
            <text:p>Intérprete</text:p>
          </table:table-cell>
          <table:table-cell office:value-type="string" table:style-name="ce8">
            <text:p>Título</text:p>
          </table:table-cell>
          <table:table-cell office:value-type="string" table:style-name="ce8">
            <text:p>Duración</text:p>
          </table:table-cell>
          <table:table-cell office:value-type="string" table:style-name="ce8">
            <text:p>Album</text:p>
          </table:table-cell>
          <table:table-cell office:value-type="string" table:style-name="ce8">
            <text:p>Género</text:p>
          </table:table-cell>
          <table:table-cell office:value-type="string" table:style-name="ce8">
            <text:p>Bitrate</text:p>
          </table:table-cell>
          <table:table-cell table:number-columns-repeated="16377" table:style-name="ce8"/>
        </table:table-row>
        <table:table-row table:style-name="ro1">
          <table:table-cell office:value-type="float" office:value="1367" table:style-name="ce5">
            <text:p>1367</text:p>
          </table:table-cell>
          <table:table-cell table:style-name="ce6"/>
          <table:table-cell office:value-type="string" table:style-name="ce6">
            <text:p>Los Ángeles Azules</text:p>
          </table:table-cell>
          <table:table-cell office:value-type="time" office:time-value="PT0H5M0S" table:style-name="ce7">
            <text:p>05:01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68" table:formula="of:=[.A2]+1" table:style-name="ce5">
            <text:p>1368</text:p>
          </table:table-cell>
          <table:table-cell table:style-name="ce6"/>
          <table:table-cell office:value-type="string" table:style-name="ce6">
            <text:p>Los Ángeles Azules</text:p>
          </table:table-cell>
          <table:table-cell office:value-type="time" office:time-value="PT0H3M20S" table:style-name="ce7">
            <text:p>03:21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69" table:formula="of:=[.A3]+1" table:style-name="ce5">
            <text:p>1369</text:p>
          </table:table-cell>
          <table:table-cell office:value-type="string" table:style-name="ce6">
            <text:p>Los Ángeles Azules</text:p>
          </table:table-cell>
          <table:table-cell office:value-type="string" table:style-name="ce6">
            <text:p>Amor De Amores</text:p>
          </table:table-cell>
          <table:table-cell office:value-type="time" office:time-value="PT0H3M33S" table:style-name="ce7">
            <text:p>03:33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70" table:formula="of:=[.A4]+1" table:style-name="ce5">
            <text:p>1370</text:p>
          </table:table-cell>
          <table:table-cell office:value-type="string" table:style-name="ce6">
            <text:p>Los Ángeles Azules</text:p>
          </table:table-cell>
          <table:table-cell office:value-type="string" table:style-name="ce6">
            <text:p>Cómo Te Voy A Olvidar</text:p>
          </table:table-cell>
          <table:table-cell office:value-type="time" office:time-value="PT0H3M43S" table:style-name="ce7">
            <text:p>03:44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71" table:formula="of:=[.A5]+1" table:style-name="ce5">
            <text:p>1371</text:p>
          </table:table-cell>
          <table:table-cell office:value-type="string" table:style-name="ce6">
            <text:p>Los Ángeles Azules</text:p>
          </table:table-cell>
          <table:table-cell office:value-type="string" table:style-name="ce6">
            <text:p>El Listón de Tu Pelo ft. Denise Gutiérrez</text:p>
          </table:table-cell>
          <table:table-cell office:value-type="time" office:time-value="PT0H4M19S" table:style-name="ce7">
            <text:p>04:20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72" table:formula="of:=[.A6]+1" table:style-name="ce5">
            <text:p>1372</text:p>
          </table:table-cell>
          <table:table-cell office:value-type="string" table:style-name="ce6">
            <text:p>Los Ángeles Azules</text:p>
          </table:table-cell>
          <table:table-cell office:value-type="string" table:style-name="ce6">
            <text:p>Mi Niña Mujer (De Plaza En Plaza) ft. HaAsh</text:p>
          </table:table-cell>
          <table:table-cell office:value-type="time" office:time-value="PT0H3M17S" table:style-name="ce7">
            <text:p>03:18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73" table:formula="of:=[.A7]+1" table:style-name="ce5">
            <text:p>1373</text:p>
          </table:table-cell>
          <table:table-cell office:value-type="string" table:style-name="ce6">
            <text:p>Los Ángeles Azules</text:p>
          </table:table-cell>
          <table:table-cell office:value-type="string" table:style-name="ce6">
            <text:p>Mis Sentimientos ft. Ximena Sariñana</text:p>
          </table:table-cell>
          <table:table-cell office:value-type="time" office:time-value="PT0H3M44S" table:style-name="ce7">
            <text:p>03:45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74" table:formula="of:=[.A8]+1" table:style-name="ce5">
            <text:p>1374</text:p>
          </table:table-cell>
          <table:table-cell table:style-name="ce6"/>
          <table:table-cell office:value-type="string" table:style-name="ce6">
            <text:p>AUTENTICOS DECADENTES MEGAMIX DJ JC</text:p>
          </table:table-cell>
          <table:table-cell office:value-type="time" office:time-value="PT0H21M51S" table:style-name="ce7">
            <text:p>21:52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75" table:formula="of:=[.A9]+1" table:style-name="ce5">
            <text:p>1375</text:p>
          </table:table-cell>
          <table:table-cell office:value-type="string" table:style-name="ce6">
            <text:p>Alex Ubago</text:p>
          </table:table-cell>
          <table:table-cell office:value-type="string" table:style-name="ce6">
            <text:p>Aunque no te pueda ver (video clip)</text:p>
          </table:table-cell>
          <table:table-cell office:value-type="time" office:time-value="PT0H4M7S" table:style-name="ce7">
            <text:p>04:07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76" table:formula="of:=[.A10]+1" table:style-name="ce5">
            <text:p>1376</text:p>
          </table:table-cell>
          <table:table-cell office:value-type="string" table:style-name="ce6">
            <text:p>Alex Ubago</text:p>
          </table:table-cell>
          <table:table-cell office:value-type="string" table:style-name="ce6">
            <text:p>Dame tu aire (video clip)</text:p>
          </table:table-cell>
          <table:table-cell office:value-type="time" office:time-value="PT0H3M57S" table:style-name="ce7">
            <text:p>03:58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77" table:formula="of:=[.A11]+1" table:style-name="ce5">
            <text:p>1377</text:p>
          </table:table-cell>
          <table:table-cell office:value-type="string" table:style-name="ce6">
            <text:p>Alex Ubago</text:p>
          </table:table-cell>
          <table:table-cell office:value-type="string" table:style-name="ce6">
            <text:p>Sin miedo a nada (Video clip)</text:p>
          </table:table-cell>
          <table:table-cell office:value-type="time" office:time-value="PT0H4M28S" table:style-name="ce7">
            <text:p>04:29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78" table:formula="of:=[.A12]+1" table:style-name="ce5">
            <text:p>1378</text:p>
          </table:table-cell>
          <table:table-cell office:value-type="string" table:style-name="ce6">
            <text:p>Axel</text:p>
          </table:table-cell>
          <table:table-cell office:value-type="string" table:style-name="ce6">
            <text:p>Te Voy A Amar</text:p>
          </table:table-cell>
          <table:table-cell office:value-type="time" office:time-value="PT0H4M14S" table:style-name="ce7">
            <text:p>04:15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79" table:formula="of:=[.A13]+1" table:style-name="ce5">
            <text:p>1379</text:p>
          </table:table-cell>
          <table:table-cell office:value-type="string" table:style-name="ce6">
            <text:p>Eros Ramazzotti</text:p>
          </table:table-cell>
          <table:table-cell office:value-type="string" table:style-name="ce6">
            <text:p>Otra Como Tu</text:p>
          </table:table-cell>
          <table:table-cell office:value-type="time" office:time-value="PT0H4M41S" table:style-name="ce7">
            <text:p>04:41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80" table:formula="of:=[.A14]+1" table:style-name="ce5">
            <text:p>1380</text:p>
          </table:table-cell>
          <table:table-cell office:value-type="string" table:style-name="ce6">
            <text:p>Franco de Vita</text:p>
          </table:table-cell>
          <table:table-cell office:value-type="string" table:style-name="ce6">
            <text:p>Si la Ves</text:p>
          </table:table-cell>
          <table:table-cell office:value-type="time" office:time-value="PT0H4M12S" table:style-name="ce7">
            <text:p>04:12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81" table:formula="of:=[.A15]+1" table:style-name="ce5">
            <text:p>1381</text:p>
          </table:table-cell>
          <table:table-cell office:value-type="string" table:style-name="ce6">
            <text:p>Gianluca Grignani</text:p>
          </table:table-cell>
          <table:table-cell office:value-type="string" table:style-name="ce6">
            <text:p>CC]</text:p>
          </table:table-cell>
          <table:table-cell office:value-type="time" office:time-value="PT0H5M6S" table:style-name="ce7">
            <text:p>05:06</text:p>
          </table:table-cell>
          <table:table-cell office:value-type="string" table:style-name="ce6">
            <text:p>Mi Historia Entre Tus Dedos (1995) [ESPITACHIENG</text:p>
          </table:table-cell>
          <table:table-cell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82" table:formula="of:=[.A16]+1" table:style-name="ce5">
            <text:p>1382</text:p>
          </table:table-cell>
          <table:table-cell office:value-type="string" table:style-name="ce6">
            <text:p>Juanes</text:p>
          </table:table-cell>
          <table:table-cell office:value-type="string" table:style-name="ce6">
            <text:p>Para Tu Amor (with lyrics)</text:p>
          </table:table-cell>
          <table:table-cell office:value-type="time" office:time-value="PT0H4M9S" table:style-name="ce7">
            <text:p>04:09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83" table:formula="of:=[.A17]+1" table:style-name="ce5">
            <text:p>1383</text:p>
          </table:table-cell>
          <table:table-cell office:value-type="string" table:style-name="ce6">
            <text:p>La Secta</text:p>
          </table:table-cell>
          <table:table-cell office:value-type="string" table:style-name="ce6">
            <text:p>La Locura Automática</text:p>
          </table:table-cell>
          <table:table-cell office:value-type="time" office:time-value="PT0H4M52S" table:style-name="ce7">
            <text:p>04:52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84" table:formula="of:=[.A18]+1" table:style-name="ce5">
            <text:p>1384</text:p>
          </table:table-cell>
          <table:table-cell table:style-name="ce6"/>
          <table:table-cell office:value-type="string" table:style-name="ce6">
            <text:p>LLUEVE Y LLUEVE REYLI</text:p>
          </table:table-cell>
          <table:table-cell office:value-type="time" office:time-value="PT0H4M31S" table:style-name="ce7">
            <text:p>04:31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85" table:formula="of:=[.A19]+1" table:style-name="ce5">
            <text:p>1385</text:p>
          </table:table-cell>
          <table:table-cell office:value-type="string" table:style-name="ce6">
            <text:p>Lo Grande Que Es Perdonar</text:p>
          </table:table-cell>
          <table:table-cell office:value-type="string" table:style-name="ce6">
            <text:p>Vico C <text:s/>Gilberto Santarosa (Video Con Letra)</text:p>
          </table:table-cell>
          <table:table-cell office:value-type="time" office:time-value="PT0H4M49S" table:style-name="ce7">
            <text:p>04:50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86" table:formula="of:=[.A20]+1" table:style-name="ce5">
            <text:p>1386</text:p>
          </table:table-cell>
          <table:table-cell office:value-type="string" table:style-name="ce6">
            <text:p>up</text:p>
          </table:table-cell>
          <table:table-cell office:value-type="string" table:style-name="ce6">
            <text:p>Que me alcance la vida Sin bandera</text:p>
          </table:table-cell>
          <table:table-cell office:value-type="time" office:time-value="PT0H4M4S" table:style-name="ce7">
            <text:p>04:04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87" table:formula="of:=[.A21]+1" table:style-name="ce5">
            <text:p>1387</text:p>
          </table:table-cell>
          <table:table-cell office:value-type="string" table:style-name="ce6">
            <text:p>Reik</text:p>
          </table:table-cell>
          <table:table-cell office:value-type="string" table:style-name="ce6">
            <text:p>Noviembre Sin Ti <text:s/>(Video)</text:p>
          </table:table-cell>
          <table:table-cell office:value-type="time" office:time-value="PT0H3M23S" table:style-name="ce7">
            <text:p>03:23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88" table:formula="of:=[.A22]+1" table:style-name="ce5">
            <text:p>1388</text:p>
          </table:table-cell>
          <table:table-cell office:value-type="string" table:style-name="ce6">
            <text:p>Reik</text:p>
          </table:table-cell>
          <table:table-cell office:value-type="string" table:style-name="ce6">
            <text:p>Yo Quisiera <text:s/>(Video)</text:p>
          </table:table-cell>
          <table:table-cell office:value-type="time" office:time-value="PT0H3M35S" table:style-name="ce7">
            <text:p>03:35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89" table:formula="of:=[.A23]+1" table:style-name="ce5">
            <text:p>1389</text:p>
          </table:table-cell>
          <table:table-cell office:value-type="string" table:style-name="ce6">
            <text:p>Reyli Barba</text:p>
          </table:table-cell>
          <table:table-cell office:value-type="string" table:style-name="ce6">
            <text:p>Amor del Bueno</text:p>
          </table:table-cell>
          <table:table-cell office:value-type="time" office:time-value="PT0H4M20S" table:style-name="ce7">
            <text:p>04:21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90" table:formula="of:=[.A24]+1" table:style-name="ce5">
            <text:p>1390</text:p>
          </table:table-cell>
          <table:table-cell office:value-type="string" table:style-name="ce6">
            <text:p>Sin Bandera</text:p>
          </table:table-cell>
          <table:table-cell office:value-type="string" table:style-name="ce6">
            <text:p>Entra En Mi Vida (Official Video)</text:p>
          </table:table-cell>
          <table:table-cell office:value-type="time" office:time-value="PT0H4M35S" table:style-name="ce7">
            <text:p>04:36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91" table:formula="of:=[.A25]+1" table:style-name="ce5">
            <text:p>1391</text:p>
          </table:table-cell>
          <table:table-cell office:value-type="string" table:style-name="ce6">
            <text:p>Sin Bandera</text:p>
          </table:table-cell>
          <table:table-cell office:value-type="string" table:style-name="ce6">
            <text:p>Suelta Mi Mano</text:p>
          </table:table-cell>
          <table:table-cell office:value-type="time" office:time-value="PT0H4M3S" table:style-name="ce7">
            <text:p>04:03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92" table:formula="of:=[.A26]+1" table:style-name="ce5">
            <text:p>1392</text:p>
          </table:table-cell>
          <table:table-cell office:value-type="string" table:style-name="ce6">
            <text:p>Tardes Negras</text:p>
          </table:table-cell>
          <table:table-cell office:value-type="string" table:style-name="ce6">
            <text:p>Tiziano Ferro</text:p>
          </table:table-cell>
          <table:table-cell office:value-type="time" office:time-value="PT0H4M19S" table:style-name="ce7">
            <text:p>04:19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93" table:formula="of:=[.A27]+1" table:style-name="ce5">
            <text:p>1393</text:p>
          </table:table-cell>
          <table:table-cell office:value-type="string" table:style-name="ce6">
            <text:p>Cali Y El Dandee</text:p>
          </table:table-cell>
          <table:table-cell office:value-type="string" table:style-name="ce6">
            <text:p>La Estrategia</text:p>
          </table:table-cell>
          <table:table-cell office:value-type="time" office:time-value="PT0H4M48S" table:style-name="ce7">
            <text:p>04:49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94" table:formula="of:=[.A28]+1" table:style-name="ce5">
            <text:p>1394</text:p>
          </table:table-cell>
          <table:table-cell office:value-type="string" table:style-name="ce6">
            <text:p>Chayanne</text:p>
          </table:table-cell>
          <table:table-cell office:value-type="string" table:style-name="ce6">
            <text:p>Torero</text:p>
          </table:table-cell>
          <table:table-cell office:value-type="time" office:time-value="PT0H3M41S" table:style-name="ce7">
            <text:p>03:42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95" table:formula="of:=[.A29]+1" table:style-name="ce5">
            <text:p>1395</text:p>
          </table:table-cell>
          <table:table-cell table:style-name="ce6"/>
          <table:table-cell office:value-type="string" table:style-name="ce6">
            <text:p>¿POR QUÉ TENGO MIEDO</text:p>
          </table:table-cell>
          <table:table-cell office:value-type="time" office:time-value="PT0H4M44S" table:style-name="ce7">
            <text:p>04:44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96" table:formula="of:=[.A30]+1" table:style-name="ce5">
            <text:p>1396</text:p>
          </table:table-cell>
          <table:table-cell office:value-type="string" table:style-name="ce6">
            <text:p>Alex Campos</text:p>
          </table:table-cell>
          <table:table-cell office:value-type="string" table:style-name="ce6">
            <text:p>Sueño De Morir</text:p>
          </table:table-cell>
          <table:table-cell office:value-type="time" office:time-value="PT0H5M34S" table:style-name="ce7">
            <text:p>05:34</text:p>
          </table:table-cell>
          <table:table-cell office:value-type="string" table:style-name="ce6">
            <text:p>Como un Niño</text:p>
          </table:table-cell>
          <table:table-cell office:value-type="string" table:style-name="ce6">
            <text:p>Rock</text:p>
          </table:table-cell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397" table:formula="of:=[.A31]+1" table:style-name="ce5">
            <text:p>1397</text:p>
          </table:table-cell>
          <table:table-cell table:style-name="ce6"/>
          <table:table-cell office:value-type="string" table:style-name="ce6">
            <text:p>AL TALLER DEL MAESTRO</text:p>
          </table:table-cell>
          <table:table-cell office:value-type="time" office:time-value="PT0H5M15S" table:style-name="ce7">
            <text:p>05:15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98" table:formula="of:=[.A32]+1" table:style-name="ce5">
            <text:p>1398</text:p>
          </table:table-cell>
          <table:table-cell office:value-type="string" table:style-name="ce6">
            <text:p>E M</text:p>
          </table:table-cell>
          <table:table-cell office:value-type="string" table:style-name="ce6">
            <text:p>El Alfarero <text:s text:c="2"/>Franklin Valverde</text:p>
          </table:table-cell>
          <table:table-cell office:value-type="time" office:time-value="PT0H4M54S" table:style-name="ce7">
            <text:p>04:55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399" table:formula="of:=[.A33]+1" table:style-name="ce5">
            <text:p>1399</text:p>
          </table:table-cell>
          <table:table-cell office:value-type="string" table:style-name="ce6">
            <text:p>con letra</text:p>
          </table:table-cell>
          <table:table-cell office:value-type="string" table:style-name="ce6">
            <text:p>Jess Adrin Romero <text:s text:c="2"/>Que sera de m</text:p>
          </table:table-cell>
          <table:table-cell office:value-type="time" office:time-value="PT0H4M50S" table:style-name="ce7">
            <text:p>04:50</text:p>
          </table:table-cell>
          <table:table-cell table:number-columns-repeated="2" table:style-name="ce6"/>
          <table:table-cell office:value-type="float" office:value="128" table:style-name="ce6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00" table:formula="of:=[.A34]+1" table:style-name="ce5">
            <text:p>1400</text:p>
          </table:table-cell>
          <table:table-cell office:value-type="string" table:style-name="ce6">
            <text:p>JESUS ADRIAN ROMERO</text:p>
          </table:table-cell>
          <table:table-cell office:value-type="string" table:style-name="ce6">
            <text:p>MAGICAS PRINCESAS (EN VIVO)</text:p>
          </table:table-cell>
          <table:table-cell office:value-type="time" office:time-value="PT0H6M12S" table:style-name="ce7">
            <text:p>06:13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01" table:formula="of:=[.A35]+1" table:style-name="ce5">
            <text:p>1401</text:p>
          </table:table-cell>
          <table:table-cell office:value-type="string" table:style-name="ce6">
            <text:p>Juan Luis Guerra</text:p>
          </table:table-cell>
          <table:table-cell office:value-type="string" table:style-name="ce6">
            <text:p>Caballo Blanco (Letra y Video HD) Nueva Bachata Música Cristiana Marzo 2012</text:p>
          </table:table-cell>
          <table:table-cell office:value-type="time" office:time-value="PT0H2M58S" table:style-name="ce7">
            <text:p>02:59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02" table:formula="of:=[.A36]+1" table:style-name="ce5">
            <text:p>1402</text:p>
          </table:table-cell>
          <table:table-cell office:value-type="string" table:style-name="ce6">
            <text:p>Mi vida sin ti</text:p>
          </table:table-cell>
          <table:table-cell office:value-type="string" table:style-name="ce6">
            <text:p>Jesus Adrian Romero (con Pecos Romero)</text:p>
          </table:table-cell>
          <table:table-cell office:value-type="time" office:time-value="PT0H0M58S" table:style-name="ce7">
            <text:p>00:58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03" table:formula="of:=[.A37]+1" table:style-name="ce5">
            <text:p>1403</text:p>
          </table:table-cell>
          <table:table-cell table:style-name="ce6"/>
          <table:table-cell office:value-type="string" table:style-name="ce6">
            <text:p>Nadie te ama como yo <text:s text:c="2"/>Martin Valverde</text:p>
          </table:table-cell>
          <table:table-cell office:value-type="time" office:time-value="PT0H5M51S" table:style-name="ce7">
            <text:p>05:52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04" table:formula="of:=[.A38]+1" table:style-name="ce5">
            <text:p>1404</text:p>
          </table:table-cell>
          <table:table-cell table:style-name="ce6"/>
          <table:table-cell office:value-type="string" table:style-name="ce6">
            <text:p>Pescador de Hombres</text:p>
          </table:table-cell>
          <table:table-cell office:value-type="time" office:time-value="PT0H5M36S" table:style-name="ce7">
            <text:p>05:36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05" table:formula="of:=[.A39]+1" table:style-name="ce5">
            <text:p>1405</text:p>
          </table:table-cell>
          <table:table-cell table:style-name="ce6"/>
          <table:table-cell office:value-type="string" table:style-name="ce6">
            <text:p>Quien a encontrado un amigo</text:p>
          </table:table-cell>
          <table:table-cell office:value-type="time" office:time-value="PT0H3M32S" table:style-name="ce7">
            <text:p>03:32</text:p>
          </table:table-cell>
          <table:table-cell table:number-columns-repeated="2" table:style-name="ce6"/>
          <table:table-cell office:value-type="float" office:value="128" table:style-name="ce6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06" table:formula="of:=[.A40]+1" table:style-name="ce5">
            <text:p>1406</text:p>
          </table:table-cell>
          <table:table-cell table:style-name="ce6"/>
          <table:table-cell office:value-type="string" table:style-name="ce6">
            <text:p>Razon de vivir</text:p>
          </table:table-cell>
          <table:table-cell office:value-type="time" office:time-value="PT0H3M24S" table:style-name="ce7">
            <text:p>03:24</text:p>
          </table:table-cell>
          <table:table-cell table:style-name="ce6"/>
          <table:table-cell office:value-type="string" table:style-name="ce6">
            <text:p>Other</text:p>
          </table:table-cell>
          <table:table-cell office:value-type="float" office:value="128" table:style-name="ce6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07" table:formula="of:=[.A41]+1" table:style-name="ce5">
            <text:p>1407</text:p>
          </table:table-cell>
          <table:table-cell office:value-type="string" table:style-name="ce6">
            <text:p>Marcos Witt</text:p>
          </table:table-cell>
          <table:table-cell office:value-type="string" table:style-name="ce6">
            <text:p>Renuévame</text:p>
          </table:table-cell>
          <table:table-cell office:value-type="time" office:time-value="PT0H2M40S" table:style-name="ce7">
            <text:p>02:40</text:p>
          </table:table-cell>
          <table:table-cell table:number-columns-repeated="2" table:style-name="ce6"/>
          <table:table-cell office:value-type="float" office:value="160" table:style-name="ce6">
            <text:p>160</text:p>
          </table:table-cell>
          <table:table-cell table:number-columns-repeated="16377"/>
        </table:table-row>
        <table:table-row table:style-name="ro1">
          <table:table-cell office:value-type="float" office:value="1408" table:formula="of:=[.A42]+1" table:style-name="ce5">
            <text:p>1408</text:p>
          </table:table-cell>
          <table:table-cell office:value-type="string" table:style-name="ce6">
            <text:p>Luigi Castro</text:p>
          </table:table-cell>
          <table:table-cell office:value-type="string" table:style-name="ce6">
            <text:p>Sopla en mi</text:p>
          </table:table-cell>
          <table:table-cell office:value-type="time" office:time-value="PT0H5M41S" table:style-name="ce7">
            <text:p>05:41</text:p>
          </table:table-cell>
          <table:table-cell office:value-type="string" table:style-name="ce6">
            <text:p>Cristo no esta muerto</text:p>
          </table:table-cell>
          <table:table-cell office:value-type="string" table:style-name="ce6">
            <text:p>Cristiana</text:p>
          </table:table-cell>
          <table:table-cell office:value-type="float" office:value="96" table:style-name="ce6">
            <text:p>96</text:p>
          </table:table-cell>
          <table:table-cell table:number-columns-repeated="16377"/>
        </table:table-row>
        <table:table-row table:style-name="ro1">
          <table:table-cell office:value-type="float" office:value="1409" table:formula="of:=[.A43]+1" table:style-name="ce5">
            <text:p>1409</text:p>
          </table:table-cell>
          <table:table-cell office:value-type="string" table:style-name="ce6">
            <text:p>Con Letras</text:p>
          </table:table-cell>
          <table:table-cell office:value-type="string" table:style-name="ce6">
            <text:p>Sumergeme <text:s text:c="2"/>Jesus Adrian Romero</text:p>
          </table:table-cell>
          <table:table-cell office:value-type="time" office:time-value="PT0H5M10S" table:style-name="ce7">
            <text:p>05:11</text:p>
          </table:table-cell>
          <table:table-cell table:number-columns-repeated="2" table:style-name="ce6"/>
          <table:table-cell office:value-type="float" office:value="128" table:style-name="ce6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10" table:formula="of:=[.A44]+1" table:style-name="ce5">
            <text:p>1410</text:p>
          </table:table-cell>
          <table:table-cell office:value-type="string" table:style-name="ce6">
            <text:p>Marcela Gándara</text:p>
          </table:table-cell>
          <table:table-cell office:value-type="string" table:style-name="ce6">
            <text:p>Supe Que Me Amabas</text:p>
          </table:table-cell>
          <table:table-cell office:value-type="time" office:time-value="PT0H4M53S" table:style-name="ce7">
            <text:p>04:54</text:p>
          </table:table-cell>
          <table:table-cell office:value-type="string" table:style-name="ce6">
            <text:p>Más Que Un Anhelo</text:p>
          </table:table-cell>
          <table:table-cell office:value-type="string" table:style-name="ce6">
            <text:p>Cristiana</text:p>
          </table:table-cell>
          <table:table-cell office:value-type="float" office:value="64" table:style-name="ce6">
            <text:p>64</text:p>
          </table:table-cell>
          <table:table-cell table:number-columns-repeated="16377"/>
        </table:table-row>
        <table:table-row table:style-name="ro1">
          <table:table-cell office:value-type="float" office:value="1411" table:formula="of:=[.A45]+1" table:style-name="ce5">
            <text:p>1411</text:p>
          </table:table-cell>
          <table:table-cell office:value-type="string" table:style-name="ce6">
            <text:p>Te Dejo Ganar</text:p>
          </table:table-cell>
          <table:table-cell office:value-type="string" table:style-name="ce6">
            <text:p>SoplandoVida</text:p>
          </table:table-cell>
          <table:table-cell office:value-type="time" office:time-value="PT0H3M22S" table:style-name="ce7">
            <text:p>03:23</text:p>
          </table:table-cell>
          <table:table-cell office:value-type="string" table:style-name="ce6">
            <text:p>Jesús Adrián Romero</text:p>
          </table:table-cell>
          <table:table-cell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12" table:formula="of:=[.A46]+1" table:style-name="ce5">
            <text:p>1412</text:p>
          </table:table-cell>
          <table:table-cell office:value-type="string" table:style-name="ce6">
            <text:p>Tú estás aquí</text:p>
          </table:table-cell>
          <table:table-cell office:value-type="string" table:style-name="ce6">
            <text:p>Video Oficial</text:p>
          </table:table-cell>
          <table:table-cell office:value-type="time" office:time-value="PT0H10M49S" table:style-name="ce7">
            <text:p>10:50</text:p>
          </table:table-cell>
          <table:table-cell office:value-type="string" table:style-name="ce6">
            <text:p>Jesús Adrián Romero feat. Marcela Gándara</text:p>
          </table:table-cell>
          <table:table-cell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13" table:formula="of:=[.A47]+1" table:style-name="ce5">
            <text:p>1413</text:p>
          </table:table-cell>
          <table:table-cell office:value-type="string" table:style-name="ce6">
            <text:p>Marcela Gandara</text:p>
          </table:table-cell>
          <table:table-cell office:value-type="string" table:style-name="ce6">
            <text:p>Tu Estas Aqui</text:p>
          </table:table-cell>
          <table:table-cell office:value-type="time" office:time-value="PT0H4M45S" table:style-name="ce7">
            <text:p>04:45</text:p>
          </table:table-cell>
          <table:table-cell table:number-columns-repeated="2" table:style-name="ce6"/>
          <table:table-cell office:value-type="float" office:value="64" table:style-name="ce6">
            <text:p>64</text:p>
          </table:table-cell>
          <table:table-cell table:number-columns-repeated="16377"/>
        </table:table-row>
        <table:table-row table:style-name="ro1">
          <table:table-cell office:value-type="float" office:value="1414" table:formula="of:=[.A48]+1" table:style-name="ce5">
            <text:p>1414</text:p>
          </table:table-cell>
          <table:table-cell table:style-name="ce6"/>
          <table:table-cell office:value-type="string" table:style-name="ce6">
            <text:p>Alex zurdo <text:s text:c="2"/>tu presencia</text:p>
          </table:table-cell>
          <table:table-cell office:value-type="time" office:time-value="PT0H3M13S" table:style-name="ce7">
            <text:p>03:14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415" table:formula="of:=[.A49]+1" table:style-name="ce5">
            <text:p>1415</text:p>
          </table:table-cell>
          <table:table-cell table:style-name="ce6"/>
          <table:table-cell office:value-type="string" table:style-name="ce6">
            <text:p>De lo más profundo <text:s/>Samuel Hernández,Funky y Triple seven[1]</text:p>
          </table:table-cell>
          <table:table-cell office:value-type="time" office:time-value="PT0H3M47S" table:style-name="ce7">
            <text:p>03:47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416" table:formula="of:=[.A50]+1" table:style-name="ce5">
            <text:p>1416</text:p>
          </table:table-cell>
          <table:table-cell table:style-name="ce6"/>
          <table:table-cell office:value-type="string" table:style-name="ce6">
            <text:p>DESPUES DE LA CAIDA</text:p>
          </table:table-cell>
          <table:table-cell office:value-type="time" office:time-value="PT0H3M46S" table:style-name="ce7">
            <text:p>03:46</text:p>
          </table:table-cell>
          <table:table-cell table:style-name="ce6"/>
          <table:table-cell office:value-type="string" table:style-name="ce6">
            <text:p>Other</text:p>
          </table:table-cell>
          <table:table-cell office:value-type="float" office:value="128" table:style-name="ce6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17" table:formula="of:=[.A51]+1" table:style-name="ce5">
            <text:p>1417</text:p>
          </table:table-cell>
          <table:table-cell table:style-name="ce6"/>
          <table:table-cell office:value-type="string" table:style-name="ce6">
            <text:p>El Asaltante[1]</text:p>
          </table:table-cell>
          <table:table-cell office:value-type="time" office:time-value="PT0H4M20S" table:style-name="ce7">
            <text:p>04:21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418" table:formula="of:=[.A52]+1" table:style-name="ce5">
            <text:p>1418</text:p>
          </table:table-cell>
          <table:table-cell table:style-name="ce6"/>
          <table:table-cell office:value-type="string" table:style-name="ce6">
            <text:p>Funky <text:s text:c="2"/>Cuestion de fe</text:p>
          </table:table-cell>
          <table:table-cell office:value-type="time" office:time-value="PT0H3M59S" table:style-name="ce7">
            <text:p>04:00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419" table:formula="of:=[.A53]+1" table:style-name="ce5">
            <text:p>1419</text:p>
          </table:table-cell>
          <table:table-cell table:style-name="ce6"/>
          <table:table-cell office:value-type="string" table:style-name="ce6">
            <text:p>funky dale la mano al caido</text:p>
          </table:table-cell>
          <table:table-cell office:value-type="time" office:time-value="PT0H4M27S" table:style-name="ce7">
            <text:p>04:28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420" table:formula="of:=[.A54]+1" table:style-name="ce5">
            <text:p>1420</text:p>
          </table:table-cell>
          <table:table-cell table:style-name="ce6"/>
          <table:table-cell office:value-type="string" table:style-name="ce6">
            <text:p>MANNY MONTES <text:s text:c="3"/>el inmortal[1]</text:p>
          </table:table-cell>
          <table:table-cell office:value-type="time" office:time-value="PT0H4M22S" table:style-name="ce7">
            <text:p>04:23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421" table:formula="of:=[.A55]+1" table:style-name="ce5">
            <text:p>1421</text:p>
          </table:table-cell>
          <table:table-cell table:style-name="ce6"/>
          <table:table-cell office:value-type="string" table:style-name="ce6">
            <text:p>Manny Montes Vida dura</text:p>
          </table:table-cell>
          <table:table-cell office:value-type="time" office:time-value="PT0H5M20S" table:style-name="ce7">
            <text:p>05:20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422" table:formula="of:=[.A56]+1" table:style-name="ce5">
            <text:p>1422</text:p>
          </table:table-cell>
          <table:table-cell office:value-type="string" table:style-name="ce6">
            <text:p>Vico C</text:p>
          </table:table-cell>
          <table:table-cell office:value-type="string" table:style-name="ce6">
            <text:p>Dándote Vida</text:p>
          </table:table-cell>
          <table:table-cell office:value-type="time" office:time-value="PT0H3M29S" table:style-name="ce7">
            <text:p>03:30</text:p>
          </table:table-cell>
          <table:table-cell office:value-type="string" table:style-name="ce6">
            <text:p>Aquel Que Habia Muerto</text:p>
          </table:table-cell>
          <table:table-cell office:value-type="string" table:style-name="ce6">
            <text:p>Rap &amp; Hip-Hop</text:p>
          </table:table-cell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423" table:formula="of:=[.A57]+1" table:style-name="ce5">
            <text:p>1423</text:p>
          </table:table-cell>
          <table:table-cell table:style-name="ce6"/>
          <table:table-cell office:value-type="string" table:style-name="ce6">
            <text:p>vico c <text:s text:c="2"/>superheroe</text:p>
          </table:table-cell>
          <table:table-cell office:value-type="time" office:time-value="PT0H4M5S" table:style-name="ce7">
            <text:p>04:05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424" table:formula="of:=[.A58]+1" table:style-name="ce5">
            <text:p>1424</text:p>
          </table:table-cell>
          <table:table-cell table:style-name="ce6"/>
          <table:table-cell office:value-type="string" table:style-name="ce6">
            <text:p>Yo soy aquel</text:p>
          </table:table-cell>
          <table:table-cell office:value-type="time" office:time-value="PT0H4M25S" table:style-name="ce7">
            <text:p>04:26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425" table:formula="of:=[.A59]+1" table:style-name="ce5">
            <text:p>1425</text:p>
          </table:table-cell>
          <table:table-cell office:value-type="string" table:style-name="ce6">
            <text:p>Cristian</text:p>
          </table:table-cell>
          <table:table-cell office:value-type="string" table:style-name="ce6">
            <text:p>Volver a Amar</text:p>
          </table:table-cell>
          <table:table-cell office:value-type="time" office:time-value="PT0H4M40S" table:style-name="ce7">
            <text:p>04:40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26" table:formula="of:=[.A60]+1" table:style-name="ce5">
            <text:p>1426</text:p>
          </table:table-cell>
          <table:table-cell office:value-type="string" table:style-name="ce6">
            <text:p>Cultura ProfÃ©tica</text:p>
          </table:table-cell>
          <table:table-cell office:value-type="string" table:style-name="ce6">
            <text:p>Ilegal (video oficial) HD</text:p>
          </table:table-cell>
          <table:table-cell office:value-type="time" office:time-value="PT0H4M22S" table:style-name="ce7">
            <text:p>04:23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27" table:formula="of:=[.A61]+1" table:style-name="ce5">
            <text:p>1427</text:p>
          </table:table-cell>
          <table:table-cell office:value-type="string" table:style-name="ce6">
            <text:p>Cultura Profética</text:p>
          </table:table-cell>
          <table:table-cell office:value-type="string" table:style-name="ce6">
            <text:p>Saca prende y sorprende (Video Oficial)</text:p>
          </table:table-cell>
          <table:table-cell office:value-type="time" office:time-value="PT0H4M12S" table:style-name="ce7">
            <text:p>04:13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28" table:formula="of:=[.A62]+1" table:style-name="ce5">
            <text:p>1428</text:p>
          </table:table-cell>
          <table:table-cell office:value-type="string" table:style-name="ce6">
            <text:p>cultura profetica</text:p>
          </table:table-cell>
          <table:table-cell office:value-type="string" table:style-name="ce6">
            <text:p>sin ti</text:p>
          </table:table-cell>
          <table:table-cell office:value-type="time" office:time-value="PT0H4M47S" table:style-name="ce7">
            <text:p>04:48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29" table:formula="of:=[.A63]+1" table:style-name="ce5">
            <text:p>1429</text:p>
          </table:table-cell>
          <table:table-cell table:style-name="ce6"/>
          <table:table-cell office:value-type="string" table:style-name="ce6">
            <text:p>Rimas pa seducir <text:s text:c="2"/>Cultura profetica</text:p>
          </table:table-cell>
          <table:table-cell office:value-type="time" office:time-value="PT0H3M1S" table:style-name="ce7">
            <text:p>03:02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30" table:formula="of:=[.A64]+1" table:style-name="ce5">
            <text:p>1430</text:p>
          </table:table-cell>
          <table:table-cell office:value-type="string" table:style-name="ce6">
            <text:p>Dread Mar I</text:p>
          </table:table-cell>
          <table:table-cell office:value-type="string" table:style-name="ce6">
            <text:p>arbol sin hojas</text:p>
          </table:table-cell>
          <table:table-cell office:value-type="time" office:time-value="PT0H3M20S" table:style-name="ce7">
            <text:p>03:21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31" table:formula="of:=[.A65]+1" table:style-name="ce5">
            <text:p>1431</text:p>
          </table:table-cell>
          <table:table-cell office:value-type="string" table:style-name="ce6">
            <text:p>Dread Mar I</text:p>
          </table:table-cell>
          <table:table-cell office:value-type="string" table:style-name="ce6">
            <text:p>Asi Fue</text:p>
          </table:table-cell>
          <table:table-cell office:value-type="time" office:time-value="PT0H7M46S" table:style-name="ce7">
            <text:p>07:47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32" table:formula="of:=[.A66]+1" table:style-name="ce5">
            <text:p>1432</text:p>
          </table:table-cell>
          <table:table-cell office:value-type="string" table:style-name="ce6">
            <text:p>Dread Mar I</text:p>
          </table:table-cell>
          <table:table-cell office:value-type="string" table:style-name="ce6">
            <text:p>Hoja en Blanco (Lyric Video)</text:p>
          </table:table-cell>
          <table:table-cell office:value-type="time" office:time-value="PT0H4M44S" table:style-name="ce7">
            <text:p>04:44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33" table:formula="of:=[.A67]+1" table:style-name="ce5">
            <text:p>1433</text:p>
          </table:table-cell>
          <table:table-cell office:value-type="string" table:style-name="ce6">
            <text:p>Dread Mar I</text:p>
          </table:table-cell>
          <table:table-cell office:value-type="string" table:style-name="ce6">
            <text:p>Tu Sin Mi [ Video Oficial HD Version ]</text:p>
          </table:table-cell>
          <table:table-cell office:value-type="time" office:time-value="PT0H4M13S" table:style-name="ce7">
            <text:p>04:14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34" table:formula="of:=[.A68]+1" table:style-name="ce5">
            <text:p>1434</text:p>
          </table:table-cell>
          <table:table-cell office:value-type="string" table:style-name="ce6">
            <text:p>VIDEO OFICIAL</text:p>
          </table:table-cell>
          <table:table-cell office:value-type="string" table:style-name="ce6">
            <text:p>ENRIQUE IGLESIAS <text:s text:c="2"/>POR AMARTE</text:p>
          </table:table-cell>
          <table:table-cell office:value-type="time" office:time-value="PT0H4M2S" table:style-name="ce7">
            <text:p>04:03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35" table:formula="of:=[.A69]+1" table:style-name="ce5">
            <text:p>1435</text:p>
          </table:table-cell>
          <table:table-cell table:style-name="ce6"/>
          <table:table-cell office:value-type="string" table:style-name="ce6">
            <text:p>GONDWANA <text:s/>ARMONÍA DE AMOR [con letra]</text:p>
          </table:table-cell>
          <table:table-cell office:value-type="time" office:time-value="PT0H3M58S" table:style-name="ce7">
            <text:p>03:58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36" table:formula="of:=[.A70]+1" table:style-name="ce5">
            <text:p>1436</text:p>
          </table:table-cell>
          <table:table-cell office:value-type="string" table:style-name="ce6">
            <text:p>Gondwana</text:p>
          </table:table-cell>
          <table:table-cell office:value-type="string" table:style-name="ce6">
            <text:p>Felicidad (Video Oficial)</text:p>
          </table:table-cell>
          <table:table-cell office:value-type="time" office:time-value="PT0H4M44S" table:style-name="ce7">
            <text:p>04:45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37" table:formula="of:=[.A71]+1" table:style-name="ce5">
            <text:p>1437</text:p>
          </table:table-cell>
          <table:table-cell office:value-type="string" table:style-name="ce6">
            <text:p>Gondwana</text:p>
          </table:table-cell>
          <table:table-cell office:value-type="string" table:style-name="ce6">
            <text:p>Letra</text:p>
          </table:table-cell>
          <table:table-cell office:value-type="time" office:time-value="PT0H4M22S" table:style-name="ce7">
            <text:p>04:22</text:p>
          </table:table-cell>
          <table:table-cell office:value-type="string" table:style-name="ce6">
            <text:p>Mi princesa</text:p>
          </table:table-cell>
          <table:table-cell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38" table:formula="of:=[.A72]+1" table:style-name="ce5">
            <text:p>1438</text:p>
          </table:table-cell>
          <table:table-cell office:value-type="string" table:style-name="ce6">
            <text:p>Gondwana</text:p>
          </table:table-cell>
          <table:table-cell office:value-type="string" table:style-name="ce6">
            <text:p>Sentimiento Original</text:p>
          </table:table-cell>
          <table:table-cell office:value-type="time" office:time-value="PT0H4M48S" table:style-name="ce7">
            <text:p>04:49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39" table:formula="of:=[.A73]+1" table:style-name="ce5">
            <text:p>1439</text:p>
          </table:table-cell>
          <table:table-cell table:style-name="ce6"/>
          <table:table-cell office:value-type="string" table:style-name="ce6">
            <text:p>El Torito Mi Corazon Lloro</text:p>
          </table:table-cell>
          <table:table-cell office:value-type="time" office:time-value="PT0H3M20S" table:style-name="ce7">
            <text:p>03:21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40" table:formula="of:=[.A74]+1" table:style-name="ce5">
            <text:p>1440</text:p>
          </table:table-cell>
          <table:table-cell office:value-type="string" table:style-name="ce6">
            <text:p>Hector acosta</text:p>
          </table:table-cell>
          <table:table-cell office:value-type="string" table:style-name="ce6">
            <text:p>Uno quiere pa que lo quieran</text:p>
          </table:table-cell>
          <table:table-cell office:value-type="time" office:time-value="PT0H4M7S" table:style-name="ce7">
            <text:p>04:08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41" table:formula="of:=[.A75]+1" table:style-name="ce5">
            <text:p>1441</text:p>
          </table:table-cell>
          <table:table-cell office:value-type="string" table:style-name="ce6">
            <text:p>Hector El Torito Acosta</text:p>
          </table:table-cell>
          <table:table-cell office:value-type="string" table:style-name="ce6">
            <text:p>No Soy un Hombre Malo</text:p>
          </table:table-cell>
          <table:table-cell office:value-type="time" office:time-value="PT0H3M41S" table:style-name="ce7">
            <text:p>03:42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42" table:formula="of:=[.A76]+1" table:style-name="ce5">
            <text:p>1442</text:p>
          </table:table-cell>
          <table:table-cell office:value-type="string" table:style-name="ce6">
            <text:p>mi gran amor</text:p>
          </table:table-cell>
          <table:table-cell office:value-type="string" table:style-name="ce6">
            <text:p>Hector Acosta</text:p>
          </table:table-cell>
          <table:table-cell office:value-type="time" office:time-value="PT0H4M20S" table:style-name="ce7">
            <text:p>04:21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43" table:formula="of:=[.A77]+1" table:style-name="ce5">
            <text:p>1443</text:p>
          </table:table-cell>
          <table:table-cell table:style-name="ce6"/>
          <table:table-cell office:value-type="string" table:style-name="ce6">
            <text:p>SI TU ESTUVIERAS hector el torito acosta</text:p>
          </table:table-cell>
          <table:table-cell office:value-type="time" office:time-value="PT0H4M42S" table:style-name="ce7">
            <text:p>04:43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44" table:formula="of:=[.A78]+1" table:style-name="ce5">
            <text:p>1444</text:p>
          </table:table-cell>
          <table:table-cell office:value-type="string" table:style-name="ce6">
            <text:p>LAVA (Lyrics Video)</text:p>
          </table:table-cell>
          <table:table-cell office:value-type="string" table:style-name="ce6">
            <text:p>Spanish Version</text:p>
          </table:table-cell>
          <table:table-cell office:value-type="time" office:time-value="PT0H5M49S" table:style-name="ce7">
            <text:p>05:50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45" table:formula="of:=[.A79]+1" table:style-name="ce5">
            <text:p>1445</text:p>
          </table:table-cell>
          <table:table-cell office:value-type="string" table:style-name="ce6">
            <text:p>OFFICIAL Somewhere over the Rainbow</text:p>
          </table:table-cell>
          <table:table-cell office:value-type="string" table:style-name="ce6">
            <text:p>Israel IZ Kamakawiwoʻole</text:p>
          </table:table-cell>
          <table:table-cell office:value-type="time" office:time-value="PT0H3M47S" table:style-name="ce7">
            <text:p>03:47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46" table:formula="of:=[.A80]+1" table:style-name="ce5">
            <text:p>1446</text:p>
          </table:table-cell>
          <table:table-cell office:value-type="string" table:style-name="ce6">
            <text:p>Los autenticos decadentes ft. Julieta Venegas</text:p>
          </table:table-cell>
          <table:table-cell office:value-type="string" table:style-name="ce6">
            <text:p>[DJVAZCOO]</text:p>
          </table:table-cell>
          <table:table-cell office:value-type="time" office:time-value="PT0H4M4S" table:style-name="ce7">
            <text:p>04:05</text:p>
          </table:table-cell>
          <table:table-cell office:value-type="string" table:style-name="ce6">
            <text:p>No me importa el dinero</text:p>
          </table:table-cell>
          <table:table-cell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47" table:formula="of:=[.A81]+1" table:style-name="ce5">
            <text:p>1447</text:p>
          </table:table-cell>
          <table:table-cell office:value-type="string" table:style-name="ce6">
            <text:p>Los cafres</text:p>
          </table:table-cell>
          <table:table-cell office:value-type="string" table:style-name="ce6">
            <text:p>Aire</text:p>
          </table:table-cell>
          <table:table-cell office:value-type="time" office:time-value="PT0H4M19S" table:style-name="ce7">
            <text:p>04:19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48" table:formula="of:=[.A82]+1" table:style-name="ce5">
            <text:p>1448</text:p>
          </table:table-cell>
          <table:table-cell office:value-type="string" table:style-name="ce6">
            <text:p>Los Cafres</text:p>
          </table:table-cell>
          <table:table-cell office:value-type="string" table:style-name="ce6">
            <text:p>No puedo sacarte de mi mente</text:p>
          </table:table-cell>
          <table:table-cell office:value-type="time" office:time-value="PT0H3M44S" table:style-name="ce7">
            <text:p>03:44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49" table:formula="of:=[.A83]+1" table:style-name="ce5">
            <text:p>1449</text:p>
          </table:table-cell>
          <table:table-cell office:value-type="string" table:style-name="ce6">
            <text:p>Los Cafres</text:p>
          </table:table-cell>
          <table:table-cell office:value-type="string" table:style-name="ce6">
            <text:p>Si el amor se cae (video oficial) HD</text:p>
          </table:table-cell>
          <table:table-cell office:value-type="time" office:time-value="PT0H4M28S" table:style-name="ce7">
            <text:p>04:29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50" table:formula="of:=[.A84]+1" table:style-name="ce5">
            <text:p>1450</text:p>
          </table:table-cell>
          <table:table-cell office:value-type="string" table:style-name="ce6">
            <text:p>Los Cafres</text:p>
          </table:table-cell>
          <table:table-cell office:value-type="string" table:style-name="ce6">
            <text:p>Tus Ojos</text:p>
          </table:table-cell>
          <table:table-cell office:value-type="time" office:time-value="PT0H4M15S" table:style-name="ce7">
            <text:p>04:16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51" table:formula="of:=[.A85]+1" table:style-name="ce5">
            <text:p>1451</text:p>
          </table:table-cell>
          <table:table-cell office:value-type="string" table:style-name="ce6">
            <text:p>Los Pericos</text:p>
          </table:table-cell>
          <table:table-cell office:value-type="string" table:style-name="ce6">
            <text:p>Pupilas Lejanas</text:p>
          </table:table-cell>
          <table:table-cell office:value-type="time" office:time-value="PT0H3M51S" table:style-name="ce7">
            <text:p>03:51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52" table:formula="of:=[.A86]+1" table:style-name="ce5">
            <text:p>1452</text:p>
          </table:table-cell>
          <table:table-cell office:value-type="string" table:style-name="ce6">
            <text:p>Los Pericos</text:p>
          </table:table-cell>
          <table:table-cell office:value-type="string" table:style-name="ce6">
            <text:p>Sin Cadenas</text:p>
          </table:table-cell>
          <table:table-cell office:value-type="time" office:time-value="PT0H4M29S" table:style-name="ce7">
            <text:p>04:30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53" table:formula="of:=[.A87]+1" table:style-name="ce5">
            <text:p>1453</text:p>
          </table:table-cell>
          <table:table-cell office:value-type="string" table:style-name="ce6">
            <text:p>los pericos</text:p>
          </table:table-cell>
          <table:table-cell office:value-type="string" table:style-name="ce6">
            <text:p>cuidame bien</text:p>
          </table:table-cell>
          <table:table-cell office:value-type="time" office:time-value="PT0H3M25S" table:style-name="ce7">
            <text:p>03:26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54" table:formula="of:=[.A88]+1" table:style-name="ce5">
            <text:p>1454</text:p>
          </table:table-cell>
          <table:table-cell office:value-type="string" table:style-name="ce6">
            <text:p>Los Pericos</text:p>
          </table:table-cell>
          <table:table-cell office:value-type="string" table:style-name="ce6">
            <text:p>Runaway</text:p>
          </table:table-cell>
          <table:table-cell office:value-type="time" office:time-value="PT0H3M10S" table:style-name="ce7">
            <text:p>03:10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55" table:formula="of:=[.A89]+1" table:style-name="ce5">
            <text:p>1455</text:p>
          </table:table-cell>
          <table:table-cell office:value-type="string" table:style-name="ce6">
            <text:p>Maykel ft. Carlos Rivera</text:p>
          </table:table-cell>
          <table:table-cell office:value-type="string" table:style-name="ce6">
            <text:p>Violeta (Video Oficial)</text:p>
          </table:table-cell>
          <table:table-cell office:value-type="time" office:time-value="PT0H3M7S" table:style-name="ce7">
            <text:p>03:08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56" table:formula="of:=[.A90]+1" table:style-name="ce5">
            <text:p>1456</text:p>
          </table:table-cell>
          <table:table-cell office:value-type="string" table:style-name="ce6">
            <text:p>Marc Anthony</text:p>
          </table:table-cell>
          <table:table-cell office:value-type="string" table:style-name="ce6">
            <text:p>Flor Pálida</text:p>
          </table:table-cell>
          <table:table-cell office:value-type="time" office:time-value="PT0H4M42S" table:style-name="ce7">
            <text:p>04:42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57" table:formula="of:=[.A91]+1" table:style-name="ce5">
            <text:p>1457</text:p>
          </table:table-cell>
          <table:table-cell office:value-type="string" table:style-name="ce6">
            <text:p>Melendi</text:p>
          </table:table-cell>
          <table:table-cell office:value-type="string" table:style-name="ce6">
            <text:p>La promesa (Videoclip oficial)</text:p>
          </table:table-cell>
          <table:table-cell office:value-type="time" office:time-value="PT0H3M58S" table:style-name="ce7">
            <text:p>03:59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58" table:formula="of:=[.A92]+1" table:style-name="ce5">
            <text:p>1458</text:p>
          </table:table-cell>
          <table:table-cell office:value-type="string" table:style-name="ce6">
            <text:p>Moderatto ft. Belinda</text:p>
          </table:table-cell>
          <table:table-cell office:value-type="string" table:style-name="ce6">
            <text:p>Muriendo Lento</text:p>
          </table:table-cell>
          <table:table-cell office:value-type="time" office:time-value="PT0H4M13S" table:style-name="ce7">
            <text:p>04:14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59" table:formula="of:=[.A93]+1" table:style-name="ce5">
            <text:p>1459</text:p>
          </table:table-cell>
          <table:table-cell office:value-type="string" table:style-name="ce6">
            <text:p>Morat Juanes</text:p>
          </table:table-cell>
          <table:table-cell office:value-type="string" table:style-name="ce6">
            <text:p>Besos En Guerra</text:p>
          </table:table-cell>
          <table:table-cell office:value-type="time" office:time-value="PT0H3M57S" table:style-name="ce7">
            <text:p>03:57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60" table:formula="of:=[.A94]+1" table:style-name="ce5">
            <text:p>1460</text:p>
          </table:table-cell>
          <table:table-cell table:style-name="ce6"/>
          <table:table-cell office:value-type="string" table:style-name="ce6">
            <text:p>RICARDO ARJONA <text:s text:c="4"/>MUJERES</text:p>
          </table:table-cell>
          <table:table-cell office:value-type="time" office:time-value="PT0H3M22S" table:style-name="ce7">
            <text:p>03:22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61" table:formula="of:=[.A95]+1" table:style-name="ce5">
            <text:p>1461</text:p>
          </table:table-cell>
          <table:table-cell table:style-name="ce6"/>
          <table:table-cell office:value-type="string" table:style-name="ce6">
            <text:p>Ricardo Arjona <text:s text:c="2"/>Cavernicolas</text:p>
          </table:table-cell>
          <table:table-cell office:value-type="time" office:time-value="PT0H4M49S" table:style-name="ce7">
            <text:p>04:50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62" table:formula="of:=[.A96]+1" table:style-name="ce5">
            <text:p>1462</text:p>
          </table:table-cell>
          <table:table-cell office:value-type="string" table:style-name="ce6">
            <text:p>Ricardo Arjona</text:p>
          </table:table-cell>
          <table:table-cell office:value-type="string" table:style-name="ce6">
            <text:p>Fuiste tú feat. Gaby Moreno (Video Oficial)</text:p>
          </table:table-cell>
          <table:table-cell office:value-type="time" office:time-value="PT0H4M55S" table:style-name="ce7">
            <text:p>04:55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63" table:formula="of:=[.A97]+1" table:style-name="ce5">
            <text:p>1463</text:p>
          </table:table-cell>
          <table:table-cell office:value-type="string" table:style-name="ce6">
            <text:p>Ricardo Arjona</text:p>
          </table:table-cell>
          <table:table-cell office:value-type="string" table:style-name="ce6">
            <text:p>Lo Poco Que Tengo</text:p>
          </table:table-cell>
          <table:table-cell office:value-type="time" office:time-value="PT0H3M54S" table:style-name="ce7">
            <text:p>03:54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64" table:formula="of:=[.A98]+1" table:style-name="ce5">
            <text:p>1464</text:p>
          </table:table-cell>
          <table:table-cell office:value-type="string" table:style-name="ce6">
            <text:p>Ricardo Arjona</text:p>
          </table:table-cell>
          <table:table-cell office:value-type="string" table:style-name="ce6">
            <text:p>Quiero</text:p>
          </table:table-cell>
          <table:table-cell office:value-type="time" office:time-value="PT0H4M53S" table:style-name="ce7">
            <text:p>04:54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65" table:formula="of:=[.A99]+1" table:style-name="ce5">
            <text:p>1465</text:p>
          </table:table-cell>
          <table:table-cell office:value-type="string" table:style-name="ce6">
            <text:p>1. Evanescence <text:s text:c="2"/>My Immortal</text:p>
          </table:table-cell>
          <table:table-cell office:value-type="string" table:style-name="ce6">
            <text:p>1. Evanescence <text:s text:c="2"/>My Immortal (With Lyrics)</text:p>
          </table:table-cell>
          <table:table-cell office:value-type="time" office:time-value="PT0H4M20S" table:style-name="ce7">
            <text:p>04:21</text:p>
          </table:table-cell>
          <table:table-cell table:style-name="ce6"/>
          <table:table-cell office:value-type="string" table:style-name="ce6">
            <text:p>Blues</text:p>
          </table:table-cell>
          <table:table-cell office:value-type="float" office:value="64" table:style-name="ce6">
            <text:p>64</text:p>
          </table:table-cell>
          <table:table-cell table:number-columns-repeated="16377"/>
        </table:table-row>
        <table:table-row table:style-name="ro1">
          <table:table-cell office:value-type="float" office:value="1466" table:formula="of:=[.A100]+1" table:style-name="ce5">
            <text:p>1466</text:p>
          </table:table-cell>
          <table:table-cell office:value-type="string" table:style-name="ce6">
            <text:p>Doors Down</text:p>
          </table:table-cell>
          <table:table-cell office:value-type="string" table:style-name="ce6">
            <text:p>Here Without You</text:p>
          </table:table-cell>
          <table:table-cell office:value-type="time" office:time-value="PT0H3M55S" table:style-name="ce7">
            <text:p>03:56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67" table:formula="of:=[.A101]+1" table:style-name="ce5">
            <text:p>1467</text:p>
          </table:table-cell>
          <table:table-cell office:value-type="string" table:style-name="ce6">
            <text:p>Aerosmith</text:p>
          </table:table-cell>
          <table:table-cell office:value-type="string" table:style-name="ce6">
            <text:p>Crazy</text:p>
          </table:table-cell>
          <table:table-cell office:value-type="time" office:time-value="PT0H6M15S" table:style-name="ce7">
            <text:p>06:15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68" table:formula="of:=[.A102]+1" table:style-name="ce5">
            <text:p>1468</text:p>
          </table:table-cell>
          <table:table-cell office:value-type="string" table:style-name="ce6">
            <text:p>Bon Jon Jovi</text:p>
          </table:table-cell>
          <table:table-cell office:value-type="string" table:style-name="ce6">
            <text:p>Its My Life</text:p>
          </table:table-cell>
          <table:table-cell office:value-type="time" office:time-value="PT0H3M44S" table:style-name="ce7">
            <text:p>03:45</text:p>
          </table:table-cell>
          <table:table-cell table:number-columns-repeated="2" table:style-name="ce6"/>
          <table:table-cell office:value-type="float" office:value="128" table:style-name="ce6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69" table:formula="of:=[.A103]+1" table:style-name="ce5">
            <text:p>1469</text:p>
          </table:table-cell>
          <table:table-cell table:style-name="ce6"/>
          <table:table-cell office:value-type="string" table:style-name="ce6">
            <text:p>Bon Jovi <text:s text:c="2"/>Always</text:p>
          </table:table-cell>
          <table:table-cell office:value-type="time" office:time-value="PT0H6M3S" table:style-name="ce7">
            <text:p>06:03</text:p>
          </table:table-cell>
          <table:table-cell table:number-columns-repeated="2" table:style-name="ce6"/>
          <table:table-cell office:value-type="float" office:value="128" table:style-name="ce6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70" table:formula="of:=[.A104]+1" table:style-name="ce5">
            <text:p>1470</text:p>
          </table:table-cell>
          <table:table-cell table:style-name="ce6"/>
          <table:table-cell office:value-type="string" table:style-name="ce6">
            <text:p>Guns N' Roses <text:s text:c="2"/>Sweet Child O' Mine</text:p>
          </table:table-cell>
          <table:table-cell office:value-type="time" office:time-value="PT0H4M59S" table:style-name="ce7">
            <text:p>04:59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71" table:formula="of:=[.A105]+1" table:style-name="ce5">
            <text:p>1471</text:p>
          </table:table-cell>
          <table:table-cell office:value-type="string" table:style-name="ce6">
            <text:p>Guns`n Roses</text:p>
          </table:table-cell>
          <table:table-cell office:value-type="string" table:style-name="ce6">
            <text:p>Don't cry</text:p>
          </table:table-cell>
          <table:table-cell office:value-type="time" office:time-value="PT0H4M44S" table:style-name="ce7">
            <text:p>04:45</text:p>
          </table:table-cell>
          <table:table-cell office:value-type="string" table:style-name="ce6">
            <text:p>Album</text:p>
          </table:table-cell>
          <table:table-cell office:value-type="string" table:style-name="ce6">
            <text:p>Other</text:p>
          </table:table-cell>
          <table:table-cell office:value-type="float" office:value="128" table:style-name="ce6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72" table:formula="of:=[.A106]+1" table:style-name="ce5">
            <text:p>1472</text:p>
          </table:table-cell>
          <table:table-cell office:value-type="string" table:style-name="ce6">
            <text:p>Guns N' Roses Welcome to the</text:p>
          </table:table-cell>
          <table:table-cell office:value-type="string" table:style-name="ce6">
            <text:p>Guns N' Roses Welcome to the Jungle</text:p>
          </table:table-cell>
          <table:table-cell office:value-type="time" office:time-value="PT0H4M30S" table:style-name="ce7">
            <text:p>04:30</text:p>
          </table:table-cell>
          <table:table-cell table:style-name="ce6"/>
          <table:table-cell office:value-type="string" table:style-name="ce6">
            <text:p>Blues</text:p>
          </table:table-cell>
          <table:table-cell office:value-type="float" office:value="64" table:style-name="ce6">
            <text:p>64</text:p>
          </table:table-cell>
          <table:table-cell table:number-columns-repeated="16377"/>
        </table:table-row>
        <table:table-row table:style-name="ro1">
          <table:table-cell office:value-type="float" office:value="1473" table:formula="of:=[.A107]+1" table:style-name="ce5">
            <text:p>1473</text:p>
          </table:table-cell>
          <table:table-cell office:value-type="string" table:style-name="ce6">
            <text:p>Linking Park</text:p>
          </table:table-cell>
          <table:table-cell office:value-type="string" table:style-name="ce6">
            <text:p>In the end</text:p>
          </table:table-cell>
          <table:table-cell office:value-type="time" office:time-value="PT0H3M36S" table:style-name="ce7">
            <text:p>03:36</text:p>
          </table:table-cell>
          <table:table-cell table:number-columns-repeated="2" table:style-name="ce6"/>
          <table:table-cell office:value-type="float" office:value="128" table:style-name="ce6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74" table:formula="of:=[.A108]+1" table:style-name="ce5">
            <text:p>1474</text:p>
          </table:table-cell>
          <table:table-cell table:style-name="ce6"/>
          <table:table-cell office:value-type="string" table:style-name="ce6">
            <text:p>MAGO DE OZ <text:s/>FIESTA PAGANA</text:p>
          </table:table-cell>
          <table:table-cell office:value-type="time" office:time-value="PT0H5M12S" table:style-name="ce7">
            <text:p>05:12</text:p>
          </table:table-cell>
          <table:table-cell table:number-columns-repeated="2" table:style-name="ce6"/>
          <table:table-cell office:value-type="float" office:value="128" table:style-name="ce6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75" table:formula="of:=[.A109]+1" table:style-name="ce5">
            <text:p>1475</text:p>
          </table:table-cell>
          <table:table-cell office:value-type="string" table:style-name="ce6">
            <text:p>Mago de Oz</text:p>
          </table:table-cell>
          <table:table-cell office:value-type="string" table:style-name="ce6">
            <text:p>Molinos de Viento</text:p>
          </table:table-cell>
          <table:table-cell office:value-type="time" office:time-value="PT0H4M11S" table:style-name="ce7">
            <text:p>04:12</text:p>
          </table:table-cell>
          <table:table-cell table:style-name="ce6"/>
          <table:table-cell office:value-type="string" table:style-name="ce6">
            <text:p>Other</text:p>
          </table:table-cell>
          <table:table-cell office:value-type="float" office:value="128" table:style-name="ce6">
            <text:p>128</text:p>
          </table:table-cell>
          <table:table-cell table:number-columns-repeated="16377"/>
        </table:table-row>
        <table:table-row table:style-name="ro1">
          <table:table-cell office:value-type="float" office:value="1476" table:formula="of:=[.A110]+1" table:style-name="ce5">
            <text:p>1476</text:p>
          </table:table-cell>
          <table:table-cell office:value-type="string" table:style-name="ce6">
            <text:p>Studio Version</text:p>
          </table:table-cell>
          <table:table-cell office:value-type="string" table:style-name="ce6">
            <text:p>Metallica <text:s text:c="2"/>One (Studio Version)</text:p>
          </table:table-cell>
          <table:table-cell office:value-type="time" office:time-value="PT0H7M27S" table:style-name="ce7">
            <text:p>07:28</text:p>
          </table:table-cell>
          <table:table-cell table:style-name="ce6"/>
          <table:table-cell office:value-type="string" table:style-name="ce6">
            <text:p>Blues</text:p>
          </table:table-cell>
          <table:table-cell office:value-type="float" office:value="64" table:style-name="ce6">
            <text:p>64</text:p>
          </table:table-cell>
          <table:table-cell table:number-columns-repeated="16377"/>
        </table:table-row>
        <table:table-row table:style-name="ro1">
          <table:table-cell office:value-type="float" office:value="1477" table:formula="of:=[.A111]+1" table:style-name="ce5">
            <text:p>1477</text:p>
          </table:table-cell>
          <table:table-cell table:style-name="ce6"/>
          <table:table-cell office:value-type="string" table:style-name="ce6">
            <text:p>metallica nothing else matters</text:p>
          </table:table-cell>
          <table:table-cell office:value-type="time" office:time-value="PT0H6M30S" table:style-name="ce7">
            <text:p>06:30</text:p>
          </table:table-cell>
          <table:table-cell table:style-name="ce6"/>
          <table:table-cell office:value-type="string" table:style-name="ce6">
            <text:p>Blues</text:p>
          </table:table-cell>
          <table:table-cell office:value-type="float" office:value="64" table:style-name="ce6">
            <text:p>64</text:p>
          </table:table-cell>
          <table:table-cell table:number-columns-repeated="16377"/>
        </table:table-row>
        <table:table-row table:style-name="ro1">
          <table:table-cell office:value-type="float" office:value="1478" table:formula="of:=[.A112]+1" table:style-name="ce5">
            <text:p>1478</text:p>
          </table:table-cell>
          <table:table-cell office:value-type="string" table:style-name="ce6">
            <text:p>Hey oh</text:p>
          </table:table-cell>
          <table:table-cell office:value-type="string" table:style-name="ce6">
            <text:p>Red Hot Chili Peppers <text:s text:c="2"/>Snow</text:p>
          </table:table-cell>
          <table:table-cell office:value-type="time" office:time-value="PT0H5M34S" table:style-name="ce7">
            <text:p>05:35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79" table:formula="of:=[.A113]+1" table:style-name="ce5">
            <text:p>1479</text:p>
          </table:table-cell>
          <table:table-cell office:value-type="string" table:style-name="ce6">
            <text:p>Red Hot Chili Peppers</text:p>
          </table:table-cell>
          <table:table-cell office:value-type="string" table:style-name="ce6">
            <text:p>Red Hot Chili Peppers - Califo</text:p>
          </table:table-cell>
          <table:table-cell office:value-type="time" office:time-value="PT0H5M21S" table:style-name="ce7">
            <text:p>05:22</text:p>
          </table:table-cell>
          <table:table-cell table:number-columns-repeated="2" table:style-name="ce6"/>
          <table:table-cell office:value-type="float" office:value="192" table:style-name="ce6">
            <text:p>192</text:p>
          </table:table-cell>
          <table:table-cell table:number-columns-repeated="16377"/>
        </table:table-row>
        <table:table-row table:style-name="ro1">
          <table:table-cell office:value-type="float" office:value="1480" table:formula="of:=[.A114]+1" table:style-name="ce5">
            <text:p>1480</text:p>
          </table:table-cell>
          <table:table-cell office:value-type="string" table:style-name="ce6">
            <text:p>Red Hot Chili Peppers</text:p>
          </table:table-cell>
          <table:table-cell office:value-type="string" table:style-name="ce6">
            <text:p>Dani California</text:p>
          </table:table-cell>
          <table:table-cell office:value-type="time" office:time-value="PT0H4M40S" table:style-name="ce7">
            <text:p>04:40</text:p>
          </table:table-cell>
          <table:table-cell office:value-type="string" table:style-name="ce6">
            <text:p>Stadium Arcadium</text:p>
          </table:table-cell>
          <table:table-cell office:value-type="string" table:style-name="ce6">
            <text:p>Rock</text:p>
          </table:table-cell>
          <table:table-cell office:value-type="float" office:value="143" table:style-name="ce6">
            <text:p>143</text:p>
          </table:table-cell>
          <table:table-cell table:number-columns-repeated="16377"/>
        </table:table-row>
        <table:table-row table:style-name="ro1">
          <table:table-cell office:value-type="float" office:value="1481" table:formula="of:=[.A115]+1" table:style-name="ce5">
            <text:p>1481</text:p>
          </table:table-cell>
          <table:table-cell office:value-type="string" table:style-name="ce6">
            <text:p>Mariposas</text:p>
          </table:table-cell>
          <table:table-cell office:value-type="string" table:style-name="ce6">
            <text:p>Víctor y Leo</text:p>
          </table:table-cell>
          <table:table-cell office:value-type="time" office:time-value="PT0H3M14S" table:style-name="ce7">
            <text:p>03:15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82" table:formula="of:=[.A116]+1" table:style-name="ce5">
            <text:p>1482</text:p>
          </table:table-cell>
          <table:table-cell office:value-type="string" table:style-name="ce6">
            <text:p>Victor <text:s/>Leo</text:p>
          </table:table-cell>
          <table:table-cell office:value-type="string" table:style-name="ce6">
            <text:p>Amigo apasionado (Versión en español)</text:p>
          </table:table-cell>
          <table:table-cell office:value-type="time" office:time-value="PT0H4M8S" table:style-name="ce7">
            <text:p>04:09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83" table:formula="of:=[.A117]+1" table:style-name="ce5">
            <text:p>1483</text:p>
          </table:table-cell>
          <table:table-cell table:style-name="ce6"/>
          <table:table-cell office:value-type="string" table:style-name="ce6">
            <text:p>Victor e Leo <text:s text:c="2"/>Nueva York</text:p>
          </table:table-cell>
          <table:table-cell office:value-type="time" office:time-value="PT0H3M36S" table:style-name="ce7">
            <text:p>03:37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style-name="ro1">
          <table:table-cell office:value-type="float" office:value="1484" table:formula="of:=[.A118]+1" table:style-name="ce5">
            <text:p>1484</text:p>
          </table:table-cell>
          <table:table-cell office:value-type="string" table:style-name="ce6">
            <text:p>Victor e Leo</text:p>
          </table:table-cell>
          <table:table-cell office:value-type="string" table:style-name="ce6">
            <text:p>Recuerdos de Amor</text:p>
          </table:table-cell>
          <table:table-cell office:value-type="time" office:time-value="PT0H3M42S" table:style-name="ce7">
            <text:p>03:43</text:p>
          </table:table-cell>
          <table:table-cell table:number-columns-repeated="2" table:style-name="ce6"/>
          <table:table-cell office:value-type="float" office:value="320" table:style-name="ce6">
            <text:p>320</text:p>
          </table:table-cell>
          <table:table-cell table:number-columns-repeated="16377"/>
        </table:table-row>
        <table:table-row table:number-rows-repeated="10484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8">
      <number:minutes number:style="long"/>
      <number:text>:</number:text>
      <number:seconds number:style="long"/>
    </number:time-style>
    <number:time-style style:name="N36"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elipe</meta:initial-creator>
    <dc:creator>Felipe</dc:creator>
    <meta:creation-date>2018-03-27T02:05:55Z</meta:creation-date>
    <dc:date>2018-03-27T04:55:37Z</dc:date>
  </office:meta>
</office:document-meta>
</file>